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13"/>
        <table:table-row table:number-rows-repeated="2">
          <table:table-cell/>
        </table:table-row>
        <table:table-row>
          <table:table-cell office:value-type="string" office:string-value=""/>
          <table:table-cell office:value-type="string" office:string-value="Spar 1">
            <text:p>Spar 1</text:p>
          </table:table-cell>
          <table:table-cell office:value-type="string" office:string-value="" table:number-columns-repeated="2"/>
          <table:table-cell office:value-type="string" office:string-value="Calib 0N">
            <text:p>Calib 0N</text:p>
          </table:table-cell>
          <table:table-cell office:value-type="float" office:value="-10542" table:formula="=AVERAGE([.D423:.D436])">
            <text:p>-10542</text:p>
          </table:table-cell>
        </table:table-row>
        <table:table-row>
          <table:table-cell office:value-type="string" office:string-value=""/>
          <table:table-cell office:value-type="string" office:string-value="Plus calibratie">
            <text:p>Plus calibratie</text:p>
          </table:table-cell>
          <table:table-cell office:value-type="string" office:string-value="" table:number-columns-repeated="2"/>
          <table:table-cell office:value-type="string" office:string-value="Calib 98.1N">
            <text:p>Calib 98.1N</text:p>
          </table:table-cell>
          <table:table-cell office:value-type="float" office:value="-54062.8888888889" table:formula="=AVERAGE([.D410:.D418])">
            <text:p>-54062.8889</text:p>
          </table:table-cell>
          <table:table-cell office:value-type="float" office:value="-443.638011099785" table:formula="=([.F4]-[.F3])/98.1">
            <text:p>-443.638011</text:p>
          </table:table-cell>
          <table:table-cell office:value-type="string" office:string-value="1/N">
            <text:p>1/N</text:p>
          </table:table-cell>
        </table:table-row>
        <table:table-row>
          <table:table-cell office:value-type="string" office:string-value="" table:number-columns-repeated="4"/>
          <table:table-cell office:value-type="string" office:string-value="Calib 245.25N">
            <text:p>Calib 245.25N</text:p>
          </table:table-cell>
          <table:table-cell office:value-type="float" office:value="-117486.714285714" table:formula="=AVERAGE([.D491:.D497])">
            <text:p>-117487</text:p>
          </table:table-cell>
          <table:table-cell office:value-type="float" office:value="-436.064074559487" table:formula="=([.F5]-[.F3])/245.25">
            <text:p>-436.064075</text:p>
          </table:table-cell>
          <table:table-cell office:value-type="string" office:string-value="1/N">
            <text:p>1/N</text:p>
          </table:table-cell>
        </table:table-row>
        <table:table-row>
          <table:table-cell office:value-type="string" office:string-value="" table:number-columns-repeated="4"/>
          <table:table-cell office:value-type="string" office:string-value="Calib ToF">
            <text:p>Calib ToF</text:p>
          </table:table-cell>
          <table:table-cell office:value-type="float" office:value="131">
            <text:p>131</text:p>
          </table:table-cell>
        </table:table-row>
        <table:table-row>
          <table:table-cell/>
        </table:table-row>
        <table:table-row>
          <table:table-cell office:value-type="string" office:string-value="" table:number-columns-repeated="11"/>
          <table:table-cell office:value-type="string" office:string-value="force (N)">
            <text:p>force (N)</text:p>
          </table:table-cell>
          <table:table-cell office:value-type="string" office:string-value="displacement (mm)">
            <text:p>displacement (mm)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84655">
            <text:p>-184655</text:p>
          </table:table-cell>
          <table:table-cell office:value-type="string" office:string-value="load_cell_2:">
            <text:p>load_cell_2:</text:p>
          </table:table-cell>
          <table:table-cell office:value-type="float" office:value="-184656">
            <text:p>-184656</text:p>
          </table:table-cell>
          <table:table-cell office:value-type="string" office:string-value="load_cell_3:">
            <text:p>load_cell_3:</text:p>
          </table:table-cell>
          <table:table-cell office:value-type="float" office:value="-184655">
            <text:p>-184655</text:p>
          </table:table-cell>
          <table:table-cell office:value-type="string" office:string-value="load_cell_4:">
            <text:p>load_cell_4:</text:p>
          </table:table-cell>
          <table:table-cell office:value-type="float" office:value="-184656">
            <text:p>-184656</text:p>
          </table:table-cell>
          <table:table-cell office:value-type="string" office:string-value="time_of_flight:">
            <text:p>time_of_flight:</text:p>
          </table:table-cell>
          <table:table-cell office:value-type="float" office:value="131">
            <text:p>131</text:p>
          </table:table-cell>
          <table:table-cell office:value-type="string" office:string-value=""/>
          <table:table-cell office:value-type="float" office:value="-395.809090909091" table:formula="=([.H9]+10500)/440">
            <text:p>-395.809091</text:p>
          </table:table-cell>
          <table:table-cell office:value-type="float" office:value="0" table:formula="=[.J9]-131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84699">
            <text:p>-184699</text:p>
          </table:table-cell>
          <table:table-cell office:value-type="string" office:string-value="load_cell_2:">
            <text:p>load_cell_2:</text:p>
          </table:table-cell>
          <table:table-cell office:value-type="float" office:value="-184693">
            <text:p>-184693</text:p>
          </table:table-cell>
          <table:table-cell office:value-type="string" office:string-value="load_cell_3:">
            <text:p>load_cell_3:</text:p>
          </table:table-cell>
          <table:table-cell office:value-type="float" office:value="-184675">
            <text:p>-184675</text:p>
          </table:table-cell>
          <table:table-cell office:value-type="string" office:string-value="load_cell_4:">
            <text:p>load_cell_4:</text:p>
          </table:table-cell>
          <table:table-cell office:value-type="float" office:value="-184650">
            <text:p>-184650</text:p>
          </table:table-cell>
          <table:table-cell office:value-type="string" office:string-value="time_of_flight:">
            <text:p>time_of_flight:</text:p>
          </table:table-cell>
          <table:table-cell office:value-type="float" office:value="131">
            <text:p>131</text:p>
          </table:table-cell>
          <table:table-cell office:value-type="string" office:string-value=""/>
          <table:table-cell office:value-type="float" office:value="-395.795454545455" table:formula="=([.H10]+10500)/440">
            <text:p>-395.795455</text:p>
          </table:table-cell>
          <table:table-cell office:value-type="float" office:value="0" table:formula="=[.J10]-131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84569">
            <text:p>-184569</text:p>
          </table:table-cell>
          <table:table-cell office:value-type="string" office:string-value="load_cell_2:">
            <text:p>load_cell_2:</text:p>
          </table:table-cell>
          <table:table-cell office:value-type="float" office:value="-184606">
            <text:p>-184606</text:p>
          </table:table-cell>
          <table:table-cell office:value-type="string" office:string-value="load_cell_3:">
            <text:p>load_cell_3:</text:p>
          </table:table-cell>
          <table:table-cell office:value-type="float" office:value="-184605">
            <text:p>-184605</text:p>
          </table:table-cell>
          <table:table-cell office:value-type="string" office:string-value="load_cell_4:">
            <text:p>load_cell_4:</text:p>
          </table:table-cell>
          <table:table-cell office:value-type="float" office:value="-184606">
            <text:p>-184606</text:p>
          </table:table-cell>
          <table:table-cell office:value-type="string" office:string-value="time_of_flight:">
            <text:p>time_of_flight:</text:p>
          </table:table-cell>
          <table:table-cell office:value-type="float" office:value="131">
            <text:p>131</text:p>
          </table:table-cell>
          <table:table-cell office:value-type="string" office:string-value=""/>
          <table:table-cell office:value-type="float" office:value="-395.695454545455" table:formula="=([.H11]+10500)/440">
            <text:p>-395.695455</text:p>
          </table:table-cell>
          <table:table-cell office:value-type="float" office:value="0" table:formula="=[.J11]-131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84623">
            <text:p>-184623</text:p>
          </table:table-cell>
          <table:table-cell office:value-type="string" office:string-value="load_cell_2:">
            <text:p>load_cell_2:</text:p>
          </table:table-cell>
          <table:table-cell office:value-type="float" office:value="-184624">
            <text:p>-184624</text:p>
          </table:table-cell>
          <table:table-cell office:value-type="string" office:string-value="load_cell_3:">
            <text:p>load_cell_3:</text:p>
          </table:table-cell>
          <table:table-cell office:value-type="float" office:value="-184623">
            <text:p>-184623</text:p>
          </table:table-cell>
          <table:table-cell office:value-type="string" office:string-value="load_cell_4:">
            <text:p>load_cell_4:</text:p>
          </table:table-cell>
          <table:table-cell office:value-type="float" office:value="-184624">
            <text:p>-184624</text:p>
          </table:table-cell>
          <table:table-cell office:value-type="string" office:string-value="time_of_flight:">
            <text:p>time_of_flight:</text:p>
          </table:table-cell>
          <table:table-cell office:value-type="float" office:value="131">
            <text:p>131</text:p>
          </table:table-cell>
          <table:table-cell office:value-type="string" office:string-value=""/>
          <table:table-cell office:value-type="float" office:value="-395.736363636364" table:formula="=([.H12]+10500)/440">
            <text:p>-395.736364</text:p>
          </table:table-cell>
          <table:table-cell office:value-type="float" office:value="0" table:formula="=[.J12]-131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86434">
            <text:p>-186434</text:p>
          </table:table-cell>
          <table:table-cell office:value-type="string" office:string-value="load_cell_2:">
            <text:p>load_cell_2:</text:p>
          </table:table-cell>
          <table:table-cell office:value-type="float" office:value="-186490">
            <text:p>-186490</text:p>
          </table:table-cell>
          <table:table-cell office:value-type="string" office:string-value="load_cell_3:">
            <text:p>load_cell_3:</text:p>
          </table:table-cell>
          <table:table-cell office:value-type="float" office:value="-186528">
            <text:p>-186528</text:p>
          </table:table-cell>
          <table:table-cell office:value-type="string" office:string-value="load_cell_4:">
            <text:p>load_cell_4:</text:p>
          </table:table-cell>
          <table:table-cell office:value-type="float" office:value="-186496">
            <text:p>-186496</text:p>
          </table:table-cell>
          <table:table-cell office:value-type="string" office:string-value="time_of_flight:">
            <text:p>time_of_flight:</text:p>
          </table:table-cell>
          <table:table-cell office:value-type="float" office:value="132">
            <text:p>132</text:p>
          </table:table-cell>
          <table:table-cell office:value-type="string" office:string-value=""/>
          <table:table-cell office:value-type="float" office:value="-399.990909090909" table:formula="=([.H13]+10500)/440">
            <text:p>-399.990909</text:p>
          </table:table-cell>
          <table:table-cell office:value-type="float" office:value="1" table:formula="=[.J13]-131">
            <text:p>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90934">
            <text:p>-190934</text:p>
          </table:table-cell>
          <table:table-cell office:value-type="string" office:string-value="load_cell_2:">
            <text:p>load_cell_2:</text:p>
          </table:table-cell>
          <table:table-cell office:value-type="float" office:value="-190935">
            <text:p>-190935</text:p>
          </table:table-cell>
          <table:table-cell office:value-type="string" office:string-value="load_cell_3:">
            <text:p>load_cell_3:</text:p>
          </table:table-cell>
          <table:table-cell office:value-type="float" office:value="-190934">
            <text:p>-190934</text:p>
          </table:table-cell>
          <table:table-cell office:value-type="string" office:string-value="load_cell_4:">
            <text:p>load_cell_4:</text:p>
          </table:table-cell>
          <table:table-cell office:value-type="float" office:value="-190935">
            <text:p>-190935</text:p>
          </table:table-cell>
          <table:table-cell office:value-type="string" office:string-value="time_of_flight:">
            <text:p>time_of_flight:</text:p>
          </table:table-cell>
          <table:table-cell office:value-type="float" office:value="108">
            <text:p>108</text:p>
          </table:table-cell>
          <table:table-cell office:value-type="string" office:string-value=""/>
          <table:table-cell office:value-type="float" office:value="-410.079545454545" table:formula="=([.H14]+10500)/440">
            <text:p>-410.079545</text:p>
          </table:table-cell>
          <table:table-cell office:value-type="float" office:value="-23" table:formula="=[.J14]-131">
            <text:p>-2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93441">
            <text:p>-193441</text:p>
          </table:table-cell>
          <table:table-cell office:value-type="string" office:string-value="load_cell_2:">
            <text:p>load_cell_2:</text:p>
          </table:table-cell>
          <table:table-cell office:value-type="float" office:value="-193442">
            <text:p>-193442</text:p>
          </table:table-cell>
          <table:table-cell office:value-type="string" office:string-value="load_cell_3:">
            <text:p>load_cell_3:</text:p>
          </table:table-cell>
          <table:table-cell office:value-type="float" office:value="-193475">
            <text:p>-193475</text:p>
          </table:table-cell>
          <table:table-cell office:value-type="string" office:string-value="load_cell_4:">
            <text:p>load_cell_4:</text:p>
          </table:table-cell>
          <table:table-cell office:value-type="float" office:value="-193487">
            <text:p>-193487</text:p>
          </table:table-cell>
          <table:table-cell office:value-type="string" office:string-value="time_of_flight:">
            <text:p>time_of_flight:</text:p>
          </table:table-cell>
          <table:table-cell office:value-type="float" office:value="85">
            <text:p>85</text:p>
          </table:table-cell>
          <table:table-cell office:value-type="string" office:string-value=""/>
          <table:table-cell office:value-type="float" office:value="-415.879545454545" table:formula="=([.H15]+10500)/440">
            <text:p>-415.879545</text:p>
          </table:table-cell>
          <table:table-cell office:value-type="float" office:value="-46" table:formula="=[.J15]-131">
            <text:p>-4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95450">
            <text:p>-195450</text:p>
          </table:table-cell>
          <table:table-cell office:value-type="string" office:string-value="load_cell_2:">
            <text:p>load_cell_2:</text:p>
          </table:table-cell>
          <table:table-cell office:value-type="float" office:value="-195474">
            <text:p>-195474</text:p>
          </table:table-cell>
          <table:table-cell office:value-type="string" office:string-value="load_cell_3:">
            <text:p>load_cell_3:</text:p>
          </table:table-cell>
          <table:table-cell office:value-type="float" office:value="-195475">
            <text:p>-195475</text:p>
          </table:table-cell>
          <table:table-cell office:value-type="string" office:string-value="load_cell_4:">
            <text:p>load_cell_4:</text:p>
          </table:table-cell>
          <table:table-cell office:value-type="float" office:value="-195476">
            <text:p>-195476</text:p>
          </table:table-cell>
          <table:table-cell office:value-type="string" office:string-value="time_of_flight:">
            <text:p>time_of_flight:</text:p>
          </table:table-cell>
          <table:table-cell office:value-type="float" office:value="138">
            <text:p>138</text:p>
          </table:table-cell>
          <table:table-cell office:value-type="string" office:string-value=""/>
          <table:table-cell office:value-type="float" office:value="-420.4" table:formula="=([.H16]+10500)/440">
            <text:p>-420.4</text:p>
          </table:table-cell>
          <table:table-cell office:value-type="float" office:value="7" table:formula="=[.J16]-131">
            <text:p>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97860">
            <text:p>-197860</text:p>
          </table:table-cell>
          <table:table-cell office:value-type="string" office:string-value="load_cell_2:">
            <text:p>load_cell_2:</text:p>
          </table:table-cell>
          <table:table-cell office:value-type="float" office:value="-197861">
            <text:p>-197861</text:p>
          </table:table-cell>
          <table:table-cell office:value-type="string" office:string-value="load_cell_3:">
            <text:p>load_cell_3:</text:p>
          </table:table-cell>
          <table:table-cell office:value-type="float" office:value="-197860">
            <text:p>-197860</text:p>
          </table:table-cell>
          <table:table-cell office:value-type="string" office:string-value="load_cell_4:">
            <text:p>load_cell_4:</text:p>
          </table:table-cell>
          <table:table-cell office:value-type="float" office:value="-197855">
            <text:p>-197855</text:p>
          </table:table-cell>
          <table:table-cell office:value-type="string" office:string-value="time_of_flight:">
            <text:p>time_of_flight:</text:p>
          </table:table-cell>
          <table:table-cell office:value-type="float" office:value="134">
            <text:p>134</text:p>
          </table:table-cell>
          <table:table-cell office:value-type="string" office:string-value=""/>
          <table:table-cell office:value-type="float" office:value="-425.806818181818" table:formula="=([.H17]+10500)/440">
            <text:p>-425.806818</text:p>
          </table:table-cell>
          <table:table-cell office:value-type="float" office:value="3" table:formula="=[.J17]-131">
            <text:p>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00283">
            <text:p>-200283</text:p>
          </table:table-cell>
          <table:table-cell office:value-type="string" office:string-value="load_cell_2:">
            <text:p>load_cell_2:</text:p>
          </table:table-cell>
          <table:table-cell office:value-type="float" office:value="-200298">
            <text:p>-200298</text:p>
          </table:table-cell>
          <table:table-cell office:value-type="string" office:string-value="load_cell_3:">
            <text:p>load_cell_3:</text:p>
          </table:table-cell>
          <table:table-cell office:value-type="float" office:value="-200305">
            <text:p>-200305</text:p>
          </table:table-cell>
          <table:table-cell office:value-type="string" office:string-value="load_cell_4:">
            <text:p>load_cell_4:</text:p>
          </table:table-cell>
          <table:table-cell office:value-type="float" office:value="-200300">
            <text:p>-200300</text:p>
          </table:table-cell>
          <table:table-cell office:value-type="string" office:string-value="time_of_flight:">
            <text:p>time_of_flight:</text:p>
          </table:table-cell>
          <table:table-cell office:value-type="float" office:value="134">
            <text:p>134</text:p>
          </table:table-cell>
          <table:table-cell office:value-type="string" office:string-value=""/>
          <table:table-cell office:value-type="float" office:value="-431.363636363636" table:formula="=([.H18]+10500)/440">
            <text:p>-431.363636</text:p>
          </table:table-cell>
          <table:table-cell office:value-type="float" office:value="3" table:formula="=[.J18]-131">
            <text:p>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02882">
            <text:p>-202882</text:p>
          </table:table-cell>
          <table:table-cell office:value-type="string" office:string-value="load_cell_2:">
            <text:p>load_cell_2:</text:p>
          </table:table-cell>
          <table:table-cell office:value-type="float" office:value="-202883">
            <text:p>-202883</text:p>
          </table:table-cell>
          <table:table-cell office:value-type="string" office:string-value="load_cell_3:">
            <text:p>load_cell_3:</text:p>
          </table:table-cell>
          <table:table-cell office:value-type="float" office:value="-202882">
            <text:p>-202882</text:p>
          </table:table-cell>
          <table:table-cell office:value-type="string" office:string-value="load_cell_4:">
            <text:p>load_cell_4:</text:p>
          </table:table-cell>
          <table:table-cell office:value-type="float" office:value="-202883">
            <text:p>-202883</text:p>
          </table:table-cell>
          <table:table-cell office:value-type="string" office:string-value="time_of_flight:">
            <text:p>time_of_flight:</text:p>
          </table:table-cell>
          <table:table-cell office:value-type="float" office:value="135">
            <text:p>135</text:p>
          </table:table-cell>
          <table:table-cell office:value-type="string" office:string-value=""/>
          <table:table-cell office:value-type="float" office:value="-437.234090909091" table:formula="=([.H19]+10500)/440">
            <text:p>-437.234091</text:p>
          </table:table-cell>
          <table:table-cell office:value-type="float" office:value="4" table:formula="=[.J19]-131">
            <text:p>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05202">
            <text:p>-205202</text:p>
          </table:table-cell>
          <table:table-cell office:value-type="string" office:string-value="load_cell_2:">
            <text:p>load_cell_2:</text:p>
          </table:table-cell>
          <table:table-cell office:value-type="float" office:value="-205203">
            <text:p>-205203</text:p>
          </table:table-cell>
          <table:table-cell office:value-type="string" office:string-value="load_cell_3:">
            <text:p>load_cell_3:</text:p>
          </table:table-cell>
          <table:table-cell office:value-type="float" office:value="-205202">
            <text:p>-205202</text:p>
          </table:table-cell>
          <table:table-cell office:value-type="string" office:string-value="load_cell_4:">
            <text:p>load_cell_4:</text:p>
          </table:table-cell>
          <table:table-cell office:value-type="float" office:value="-205225">
            <text:p>-205225</text:p>
          </table:table-cell>
          <table:table-cell office:value-type="string" office:string-value="time_of_flight:">
            <text:p>time_of_flight:</text:p>
          </table:table-cell>
          <table:table-cell office:value-type="float" office:value="135">
            <text:p>135</text:p>
          </table:table-cell>
          <table:table-cell office:value-type="string" office:string-value=""/>
          <table:table-cell office:value-type="float" office:value="-442.556818181818" table:formula="=([.H20]+10500)/440">
            <text:p>-442.556818</text:p>
          </table:table-cell>
          <table:table-cell office:value-type="float" office:value="4" table:formula="=[.J20]-131">
            <text:p>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07205">
            <text:p>-207205</text:p>
          </table:table-cell>
          <table:table-cell office:value-type="string" office:string-value="load_cell_2:">
            <text:p>load_cell_2:</text:p>
          </table:table-cell>
          <table:table-cell office:value-type="float" office:value="-207188">
            <text:p>-207188</text:p>
          </table:table-cell>
          <table:table-cell office:value-type="string" office:string-value="load_cell_3:">
            <text:p>load_cell_3:</text:p>
          </table:table-cell>
          <table:table-cell office:value-type="float" office:value="-207220">
            <text:p>-207220</text:p>
          </table:table-cell>
          <table:table-cell office:value-type="string" office:string-value="load_cell_4:">
            <text:p>load_cell_4:</text:p>
          </table:table-cell>
          <table:table-cell office:value-type="float" office:value="-207221">
            <text:p>-207221</text:p>
          </table:table-cell>
          <table:table-cell office:value-type="string" office:string-value="time_of_flight:">
            <text:p>time_of_flight:</text:p>
          </table:table-cell>
          <table:table-cell office:value-type="float" office:value="138">
            <text:p>138</text:p>
          </table:table-cell>
          <table:table-cell office:value-type="string" office:string-value=""/>
          <table:table-cell office:value-type="float" office:value="-447.093181818182" table:formula="=([.H21]+10500)/440">
            <text:p>-447.093182</text:p>
          </table:table-cell>
          <table:table-cell office:value-type="float" office:value="7" table:formula="=[.J21]-131">
            <text:p>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09877">
            <text:p>-209877</text:p>
          </table:table-cell>
          <table:table-cell office:value-type="string" office:string-value="load_cell_2:">
            <text:p>load_cell_2:</text:p>
          </table:table-cell>
          <table:table-cell office:value-type="float" office:value="-209878">
            <text:p>-209878</text:p>
          </table:table-cell>
          <table:table-cell office:value-type="string" office:string-value="load_cell_3:">
            <text:p>load_cell_3:</text:p>
          </table:table-cell>
          <table:table-cell office:value-type="float" office:value="-209877">
            <text:p>-209877</text:p>
          </table:table-cell>
          <table:table-cell office:value-type="string" office:string-value="load_cell_4:">
            <text:p>load_cell_4:</text:p>
          </table:table-cell>
          <table:table-cell office:value-type="float" office:value="-209878">
            <text:p>-209878</text:p>
          </table:table-cell>
          <table:table-cell office:value-type="string" office:string-value="time_of_flight:">
            <text:p>time_of_flight:</text:p>
          </table:table-cell>
          <table:table-cell office:value-type="float" office:value="137">
            <text:p>137</text:p>
          </table:table-cell>
          <table:table-cell office:value-type="string" office:string-value=""/>
          <table:table-cell office:value-type="float" office:value="-453.131818181818" table:formula="=([.H22]+10500)/440">
            <text:p>-453.131818</text:p>
          </table:table-cell>
          <table:table-cell office:value-type="float" office:value="6" table:formula="=[.J22]-131">
            <text:p>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12056">
            <text:p>-212056</text:p>
          </table:table-cell>
          <table:table-cell office:value-type="string" office:string-value="load_cell_2:">
            <text:p>load_cell_2:</text:p>
          </table:table-cell>
          <table:table-cell office:value-type="float" office:value="-212061">
            <text:p>-212061</text:p>
          </table:table-cell>
          <table:table-cell office:value-type="string" office:string-value="load_cell_3:">
            <text:p>load_cell_3:</text:p>
          </table:table-cell>
          <table:table-cell office:value-type="float" office:value="-212078">
            <text:p>-212078</text:p>
          </table:table-cell>
          <table:table-cell office:value-type="string" office:string-value="load_cell_4:">
            <text:p>load_cell_4:</text:p>
          </table:table-cell>
          <table:table-cell office:value-type="float" office:value="-212040">
            <text:p>-212040</text:p>
          </table:table-cell>
          <table:table-cell office:value-type="string" office:string-value="time_of_flight:">
            <text:p>time_of_flight:</text:p>
          </table:table-cell>
          <table:table-cell office:value-type="float" office:value="138">
            <text:p>138</text:p>
          </table:table-cell>
          <table:table-cell office:value-type="string" office:string-value=""/>
          <table:table-cell office:value-type="float" office:value="-458.045454545455" table:formula="=([.H23]+10500)/440">
            <text:p>-458.045455</text:p>
          </table:table-cell>
          <table:table-cell office:value-type="float" office:value="7" table:formula="=[.J23]-131">
            <text:p>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14103">
            <text:p>-214103</text:p>
          </table:table-cell>
          <table:table-cell office:value-type="string" office:string-value="load_cell_2:">
            <text:p>load_cell_2:</text:p>
          </table:table-cell>
          <table:table-cell office:value-type="float" office:value="-214103">
            <text:p>-214103</text:p>
          </table:table-cell>
          <table:table-cell office:value-type="string" office:string-value="load_cell_3:">
            <text:p>load_cell_3:</text:p>
          </table:table-cell>
          <table:table-cell office:value-type="float" office:value="-214102">
            <text:p>-214102</text:p>
          </table:table-cell>
          <table:table-cell office:value-type="string" office:string-value="load_cell_4:">
            <text:p>load_cell_4:</text:p>
          </table:table-cell>
          <table:table-cell office:value-type="float" office:value="-214103">
            <text:p>-214103</text:p>
          </table:table-cell>
          <table:table-cell office:value-type="string" office:string-value="time_of_flight:">
            <text:p>time_of_flight:</text:p>
          </table:table-cell>
          <table:table-cell office:value-type="float" office:value="138">
            <text:p>138</text:p>
          </table:table-cell>
          <table:table-cell office:value-type="string" office:string-value=""/>
          <table:table-cell office:value-type="float" office:value="-462.734090909091" table:formula="=([.H24]+10500)/440">
            <text:p>-462.734091</text:p>
          </table:table-cell>
          <table:table-cell office:value-type="float" office:value="7" table:formula="=[.J24]-131">
            <text:p>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16404">
            <text:p>-216404</text:p>
          </table:table-cell>
          <table:table-cell office:value-type="string" office:string-value="load_cell_2:">
            <text:p>load_cell_2:</text:p>
          </table:table-cell>
          <table:table-cell office:value-type="float" office:value="-216405">
            <text:p>-216405</text:p>
          </table:table-cell>
          <table:table-cell office:value-type="string" office:string-value="load_cell_3:">
            <text:p>load_cell_3:</text:p>
          </table:table-cell>
          <table:table-cell office:value-type="float" office:value="-216404">
            <text:p>-216404</text:p>
          </table:table-cell>
          <table:table-cell office:value-type="string" office:string-value="load_cell_4:">
            <text:p>load_cell_4:</text:p>
          </table:table-cell>
          <table:table-cell office:value-type="float" office:value="-216446">
            <text:p>-216446</text:p>
          </table:table-cell>
          <table:table-cell office:value-type="string" office:string-value="time_of_flight:">
            <text:p>time_of_flight:</text:p>
          </table:table-cell>
          <table:table-cell office:value-type="float" office:value="142">
            <text:p>142</text:p>
          </table:table-cell>
          <table:table-cell office:value-type="string" office:string-value=""/>
          <table:table-cell office:value-type="float" office:value="-468.059090909091" table:formula="=([.H25]+10500)/440">
            <text:p>-468.059091</text:p>
          </table:table-cell>
          <table:table-cell office:value-type="float" office:value="11" table:formula="=[.J25]-131">
            <text:p>1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19135">
            <text:p>-219135</text:p>
          </table:table-cell>
          <table:table-cell office:value-type="string" office:string-value="load_cell_2:">
            <text:p>load_cell_2:</text:p>
          </table:table-cell>
          <table:table-cell office:value-type="float" office:value="-219164">
            <text:p>-219164</text:p>
          </table:table-cell>
          <table:table-cell office:value-type="string" office:string-value="load_cell_3:">
            <text:p>load_cell_3:</text:p>
          </table:table-cell>
          <table:table-cell office:value-type="float" office:value="-219189">
            <text:p>-219189</text:p>
          </table:table-cell>
          <table:table-cell office:value-type="string" office:string-value="load_cell_4:">
            <text:p>load_cell_4:</text:p>
          </table:table-cell>
          <table:table-cell office:value-type="float" office:value="-219190">
            <text:p>-219190</text:p>
          </table:table-cell>
          <table:table-cell office:value-type="string" office:string-value="time_of_flight:">
            <text:p>time_of_flight:</text:p>
          </table:table-cell>
          <table:table-cell office:value-type="float" office:value="145">
            <text:p>145</text:p>
          </table:table-cell>
          <table:table-cell office:value-type="string" office:string-value=""/>
          <table:table-cell office:value-type="float" office:value="-474.295454545455" table:formula="=([.H26]+10500)/440">
            <text:p>-474.295455</text:p>
          </table:table-cell>
          <table:table-cell office:value-type="float" office:value="14" table:formula="=[.J26]-131">
            <text:p>1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21638">
            <text:p>-221638</text:p>
          </table:table-cell>
          <table:table-cell office:value-type="string" office:string-value="load_cell_2:">
            <text:p>load_cell_2:</text:p>
          </table:table-cell>
          <table:table-cell office:value-type="float" office:value="-221639">
            <text:p>-221639</text:p>
          </table:table-cell>
          <table:table-cell office:value-type="string" office:string-value="load_cell_3:">
            <text:p>load_cell_3:</text:p>
          </table:table-cell>
          <table:table-cell office:value-type="float" office:value="-221638">
            <text:p>-221638</text:p>
          </table:table-cell>
          <table:table-cell office:value-type="string" office:string-value="load_cell_4:">
            <text:p>load_cell_4:</text:p>
          </table:table-cell>
          <table:table-cell office:value-type="float" office:value="-221639">
            <text:p>-221639</text:p>
          </table:table-cell>
          <table:table-cell office:value-type="string" office:string-value="time_of_flight:">
            <text:p>time_of_flight:</text:p>
          </table:table-cell>
          <table:table-cell office:value-type="float" office:value="140">
            <text:p>140</text:p>
          </table:table-cell>
          <table:table-cell office:value-type="string" office:string-value=""/>
          <table:table-cell office:value-type="float" office:value="-479.861363636364" table:formula="=([.H27]+10500)/440">
            <text:p>-479.861364</text:p>
          </table:table-cell>
          <table:table-cell office:value-type="float" office:value="9" table:formula="=[.J27]-131">
            <text:p>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24134">
            <text:p>-224134</text:p>
          </table:table-cell>
          <table:table-cell office:value-type="string" office:string-value="load_cell_2:">
            <text:p>load_cell_2:</text:p>
          </table:table-cell>
          <table:table-cell office:value-type="float" office:value="-224139">
            <text:p>-224139</text:p>
          </table:table-cell>
          <table:table-cell office:value-type="string" office:string-value="load_cell_3:">
            <text:p>load_cell_3:</text:p>
          </table:table-cell>
          <table:table-cell office:value-type="float" office:value="-224149">
            <text:p>-224149</text:p>
          </table:table-cell>
          <table:table-cell office:value-type="string" office:string-value="load_cell_4:">
            <text:p>load_cell_4:</text:p>
          </table:table-cell>
          <table:table-cell office:value-type="float" office:value="-224149">
            <text:p>-224149</text:p>
          </table:table-cell>
          <table:table-cell office:value-type="string" office:string-value="time_of_flight:">
            <text:p>time_of_flight:</text:p>
          </table:table-cell>
          <table:table-cell office:value-type="float" office:value="144">
            <text:p>144</text:p>
          </table:table-cell>
          <table:table-cell office:value-type="string" office:string-value=""/>
          <table:table-cell office:value-type="float" office:value="-485.565909090909" table:formula="=([.H28]+10500)/440">
            <text:p>-485.565909</text:p>
          </table:table-cell>
          <table:table-cell office:value-type="float" office:value="13" table:formula="=[.J28]-131">
            <text:p>1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26826">
            <text:p>-226826</text:p>
          </table:table-cell>
          <table:table-cell office:value-type="string" office:string-value="load_cell_2:">
            <text:p>load_cell_2:</text:p>
          </table:table-cell>
          <table:table-cell office:value-type="float" office:value="-226827">
            <text:p>-226827</text:p>
          </table:table-cell>
          <table:table-cell office:value-type="string" office:string-value="load_cell_3:">
            <text:p>load_cell_3:</text:p>
          </table:table-cell>
          <table:table-cell office:value-type="float" office:value="-226826">
            <text:p>-226826</text:p>
          </table:table-cell>
          <table:table-cell office:value-type="string" office:string-value="load_cell_4:">
            <text:p>load_cell_4:</text:p>
          </table:table-cell>
          <table:table-cell office:value-type="float" office:value="-226827">
            <text:p>-226827</text:p>
          </table:table-cell>
          <table:table-cell office:value-type="string" office:string-value="time_of_flight:">
            <text:p>time_of_flight:</text:p>
          </table:table-cell>
          <table:table-cell office:value-type="float" office:value="144">
            <text:p>144</text:p>
          </table:table-cell>
          <table:table-cell office:value-type="string" office:string-value=""/>
          <table:table-cell office:value-type="float" office:value="-491.652272727273" table:formula="=([.H29]+10500)/440">
            <text:p>-491.652273</text:p>
          </table:table-cell>
          <table:table-cell office:value-type="float" office:value="13" table:formula="=[.J29]-131">
            <text:p>1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29009">
            <text:p>-229009</text:p>
          </table:table-cell>
          <table:table-cell office:value-type="string" office:string-value="load_cell_2:">
            <text:p>load_cell_2:</text:p>
          </table:table-cell>
          <table:table-cell office:value-type="float" office:value="-229010">
            <text:p>-229010</text:p>
          </table:table-cell>
          <table:table-cell office:value-type="string" office:string-value="load_cell_3:">
            <text:p>load_cell_3:</text:p>
          </table:table-cell>
          <table:table-cell office:value-type="float" office:value="-229035">
            <text:p>-229035</text:p>
          </table:table-cell>
          <table:table-cell office:value-type="string" office:string-value="load_cell_4:">
            <text:p>load_cell_4:</text:p>
          </table:table-cell>
          <table:table-cell office:value-type="float" office:value="-229051">
            <text:p>-229051</text:p>
          </table:table-cell>
          <table:table-cell office:value-type="string" office:string-value="time_of_flight:">
            <text:p>time_of_flight:</text:p>
          </table:table-cell>
          <table:table-cell office:value-type="float" office:value="146">
            <text:p>146</text:p>
          </table:table-cell>
          <table:table-cell office:value-type="string" office:string-value=""/>
          <table:table-cell office:value-type="float" office:value="-496.706818181818" table:formula="=([.H30]+10500)/440">
            <text:p>-496.706818</text:p>
          </table:table-cell>
          <table:table-cell office:value-type="float" office:value="15" table:formula="=[.J30]-131">
            <text:p>1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31731">
            <text:p>-231731</text:p>
          </table:table-cell>
          <table:table-cell office:value-type="string" office:string-value="load_cell_2:">
            <text:p>load_cell_2:</text:p>
          </table:table-cell>
          <table:table-cell office:value-type="float" office:value="-231740">
            <text:p>-231740</text:p>
          </table:table-cell>
          <table:table-cell office:value-type="string" office:string-value="load_cell_3:">
            <text:p>load_cell_3:</text:p>
          </table:table-cell>
          <table:table-cell office:value-type="float" office:value="-231742">
            <text:p>-231742</text:p>
          </table:table-cell>
          <table:table-cell office:value-type="string" office:string-value="load_cell_4:">
            <text:p>load_cell_4:</text:p>
          </table:table-cell>
          <table:table-cell office:value-type="float" office:value="-231743">
            <text:p>-231743</text:p>
          </table:table-cell>
          <table:table-cell office:value-type="string" office:string-value="time_of_flight:">
            <text:p>time_of_flight:</text:p>
          </table:table-cell>
          <table:table-cell office:value-type="float" office:value="145">
            <text:p>145</text:p>
          </table:table-cell>
          <table:table-cell office:value-type="string" office:string-value=""/>
          <table:table-cell office:value-type="float" office:value="-502.825" table:formula="=([.H31]+10500)/440">
            <text:p>-502.825</text:p>
          </table:table-cell>
          <table:table-cell office:value-type="float" office:value="14" table:formula="=[.J31]-131">
            <text:p>1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33704">
            <text:p>-233704</text:p>
          </table:table-cell>
          <table:table-cell office:value-type="string" office:string-value="load_cell_2:">
            <text:p>load_cell_2:</text:p>
          </table:table-cell>
          <table:table-cell office:value-type="float" office:value="-233705">
            <text:p>-233705</text:p>
          </table:table-cell>
          <table:table-cell office:value-type="string" office:string-value="load_cell_3:">
            <text:p>load_cell_3:</text:p>
          </table:table-cell>
          <table:table-cell office:value-type="float" office:value="-233704">
            <text:p>-233704</text:p>
          </table:table-cell>
          <table:table-cell office:value-type="string" office:string-value="load_cell_4:">
            <text:p>load_cell_4:</text:p>
          </table:table-cell>
          <table:table-cell office:value-type="float" office:value="-233708">
            <text:p>-233708</text:p>
          </table:table-cell>
          <table:table-cell office:value-type="string" office:string-value="time_of_flight:">
            <text:p>time_of_flight:</text:p>
          </table:table-cell>
          <table:table-cell office:value-type="float" office:value="151">
            <text:p>151</text:p>
          </table:table-cell>
          <table:table-cell office:value-type="string" office:string-value=""/>
          <table:table-cell office:value-type="float" office:value="-507.290909090909" table:formula="=([.H32]+10500)/440">
            <text:p>-507.290909</text:p>
          </table:table-cell>
          <table:table-cell office:value-type="float" office:value="20" table:formula="=[.J32]-131">
            <text:p>2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36581">
            <text:p>-236581</text:p>
          </table:table-cell>
          <table:table-cell office:value-type="string" office:string-value="load_cell_2:">
            <text:p>load_cell_2:</text:p>
          </table:table-cell>
          <table:table-cell office:value-type="float" office:value="-236582">
            <text:p>-236582</text:p>
          </table:table-cell>
          <table:table-cell office:value-type="string" office:string-value="load_cell_3:">
            <text:p>load_cell_3:</text:p>
          </table:table-cell>
          <table:table-cell office:value-type="float" office:value="-236583">
            <text:p>-236583</text:p>
          </table:table-cell>
          <table:table-cell office:value-type="string" office:string-value="load_cell_4:">
            <text:p>load_cell_4:</text:p>
          </table:table-cell>
          <table:table-cell office:value-type="float" office:value="-236579">
            <text:p>-236579</text:p>
          </table:table-cell>
          <table:table-cell office:value-type="string" office:string-value="time_of_flight:">
            <text:p>time_of_flight:</text:p>
          </table:table-cell>
          <table:table-cell office:value-type="float" office:value="148">
            <text:p>148</text:p>
          </table:table-cell>
          <table:table-cell office:value-type="string" office:string-value=""/>
          <table:table-cell office:value-type="float" office:value="-513.815909090909" table:formula="=([.H33]+10500)/440">
            <text:p>-513.815909</text:p>
          </table:table-cell>
          <table:table-cell office:value-type="float" office:value="17" table:formula="=[.J33]-131">
            <text:p>1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38859">
            <text:p>-238859</text:p>
          </table:table-cell>
          <table:table-cell office:value-type="string" office:string-value="load_cell_2:">
            <text:p>load_cell_2:</text:p>
          </table:table-cell>
          <table:table-cell office:value-type="float" office:value="-238874">
            <text:p>-238874</text:p>
          </table:table-cell>
          <table:table-cell office:value-type="string" office:string-value="load_cell_3:">
            <text:p>load_cell_3:</text:p>
          </table:table-cell>
          <table:table-cell office:value-type="float" office:value="-238873">
            <text:p>-238873</text:p>
          </table:table-cell>
          <table:table-cell office:value-type="string" office:string-value="load_cell_4:">
            <text:p>load_cell_4:</text:p>
          </table:table-cell>
          <table:table-cell office:value-type="float" office:value="-238874">
            <text:p>-238874</text:p>
          </table:table-cell>
          <table:table-cell office:value-type="string" office:string-value="time_of_flight:">
            <text:p>time_of_flight:</text:p>
          </table:table-cell>
          <table:table-cell office:value-type="float" office:value="147">
            <text:p>147</text:p>
          </table:table-cell>
          <table:table-cell office:value-type="string" office:string-value=""/>
          <table:table-cell office:value-type="float" office:value="-519.031818181818" table:formula="=([.H34]+10500)/440">
            <text:p>-519.031818</text:p>
          </table:table-cell>
          <table:table-cell office:value-type="float" office:value="16" table:formula="=[.J34]-131">
            <text:p>1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1615">
            <text:p>-241615</text:p>
          </table:table-cell>
          <table:table-cell office:value-type="string" office:string-value="load_cell_2:">
            <text:p>load_cell_2:</text:p>
          </table:table-cell>
          <table:table-cell office:value-type="float" office:value="-241616">
            <text:p>-241616</text:p>
          </table:table-cell>
          <table:table-cell office:value-type="string" office:string-value="load_cell_3:">
            <text:p>load_cell_3:</text:p>
          </table:table-cell>
          <table:table-cell office:value-type="float" office:value="-241615">
            <text:p>-241615</text:p>
          </table:table-cell>
          <table:table-cell office:value-type="string" office:string-value="load_cell_4:">
            <text:p>load_cell_4:</text:p>
          </table:table-cell>
          <table:table-cell office:value-type="float" office:value="-241640">
            <text:p>-241640</text:p>
          </table:table-cell>
          <table:table-cell office:value-type="string" office:string-value="time_of_flight:">
            <text:p>time_of_flight:</text:p>
          </table:table-cell>
          <table:table-cell office:value-type="float" office:value="149">
            <text:p>149</text:p>
          </table:table-cell>
          <table:table-cell office:value-type="string" office:string-value=""/>
          <table:table-cell office:value-type="float" office:value="-525.318181818182" table:formula="=([.H35]+10500)/440">
            <text:p>-525.318182</text:p>
          </table:table-cell>
          <table:table-cell office:value-type="float" office:value="18" table:formula="=[.J35]-131">
            <text:p>1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4763">
            <text:p>-244763</text:p>
          </table:table-cell>
          <table:table-cell office:value-type="string" office:string-value="load_cell_2:">
            <text:p>load_cell_2:</text:p>
          </table:table-cell>
          <table:table-cell office:value-type="float" office:value="-244755">
            <text:p>-244755</text:p>
          </table:table-cell>
          <table:table-cell office:value-type="string" office:string-value="load_cell_3:">
            <text:p>load_cell_3:</text:p>
          </table:table-cell>
          <table:table-cell office:value-type="float" office:value="-244749">
            <text:p>-244749</text:p>
          </table:table-cell>
          <table:table-cell office:value-type="string" office:string-value="load_cell_4:">
            <text:p>load_cell_4:</text:p>
          </table:table-cell>
          <table:table-cell office:value-type="float" office:value="-244751">
            <text:p>-244751</text:p>
          </table:table-cell>
          <table:table-cell office:value-type="string" office:string-value="time_of_flight:">
            <text:p>time_of_flight:</text:p>
          </table:table-cell>
          <table:table-cell office:value-type="float" office:value="150">
            <text:p>150</text:p>
          </table:table-cell>
          <table:table-cell office:value-type="string" office:string-value=""/>
          <table:table-cell office:value-type="float" office:value="-532.388636363636" table:formula="=([.H36]+10500)/440">
            <text:p>-532.388636</text:p>
          </table:table-cell>
          <table:table-cell office:value-type="float" office:value="19" table:formula="=[.J36]-131">
            <text:p>1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7900">
            <text:p>-247900</text:p>
          </table:table-cell>
          <table:table-cell office:value-type="string" office:string-value="load_cell_2:">
            <text:p>load_cell_2:</text:p>
          </table:table-cell>
          <table:table-cell office:value-type="float" office:value="-247901">
            <text:p>-247901</text:p>
          </table:table-cell>
          <table:table-cell office:value-type="string" office:string-value="load_cell_3:">
            <text:p>load_cell_3:</text:p>
          </table:table-cell>
          <table:table-cell office:value-type="float" office:value="-247900">
            <text:p>-247900</text:p>
          </table:table-cell>
          <table:table-cell office:value-type="string" office:string-value="load_cell_4:">
            <text:p>load_cell_4:</text:p>
          </table:table-cell>
          <table:table-cell office:value-type="float" office:value="-247901">
            <text:p>-247901</text:p>
          </table:table-cell>
          <table:table-cell office:value-type="string" office:string-value="time_of_flight:">
            <text:p>time_of_flight:</text:p>
          </table:table-cell>
          <table:table-cell office:value-type="float" office:value="152">
            <text:p>152</text:p>
          </table:table-cell>
          <table:table-cell office:value-type="string" office:string-value=""/>
          <table:table-cell office:value-type="float" office:value="-539.547727272727" table:formula="=([.H37]+10500)/440">
            <text:p>-539.547727</text:p>
          </table:table-cell>
          <table:table-cell office:value-type="float" office:value="21" table:formula="=[.J37]-131">
            <text:p>2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51511">
            <text:p>-251511</text:p>
          </table:table-cell>
          <table:table-cell office:value-type="string" office:string-value="load_cell_2:">
            <text:p>load_cell_2:</text:p>
          </table:table-cell>
          <table:table-cell office:value-type="float" office:value="-251521">
            <text:p>-251521</text:p>
          </table:table-cell>
          <table:table-cell office:value-type="string" office:string-value="load_cell_3:">
            <text:p>load_cell_3:</text:p>
          </table:table-cell>
          <table:table-cell office:value-type="float" office:value="-251549">
            <text:p>-251549</text:p>
          </table:table-cell>
          <table:table-cell office:value-type="string" office:string-value="load_cell_4:">
            <text:p>load_cell_4:</text:p>
          </table:table-cell>
          <table:table-cell office:value-type="float" office:value="-251605">
            <text:p>-251605</text:p>
          </table:table-cell>
          <table:table-cell office:value-type="string" office:string-value="time_of_flight:">
            <text:p>time_of_flight:</text:p>
          </table:table-cell>
          <table:table-cell office:value-type="float" office:value="153">
            <text:p>153</text:p>
          </table:table-cell>
          <table:table-cell office:value-type="string" office:string-value=""/>
          <table:table-cell office:value-type="float" office:value="-547.965909090909" table:formula="=([.H38]+10500)/440">
            <text:p>-547.965909</text:p>
          </table:table-cell>
          <table:table-cell office:value-type="float" office:value="22" table:formula="=[.J38]-131">
            <text:p>2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55016">
            <text:p>-255016</text:p>
          </table:table-cell>
          <table:table-cell office:value-type="string" office:string-value="load_cell_2:">
            <text:p>load_cell_2:</text:p>
          </table:table-cell>
          <table:table-cell office:value-type="float" office:value="-255048">
            <text:p>-255048</text:p>
          </table:table-cell>
          <table:table-cell office:value-type="string" office:string-value="load_cell_3:">
            <text:p>load_cell_3:</text:p>
          </table:table-cell>
          <table:table-cell office:value-type="float" office:value="-255047">
            <text:p>-255047</text:p>
          </table:table-cell>
          <table:table-cell office:value-type="string" office:string-value="load_cell_4:">
            <text:p>load_cell_4:</text:p>
          </table:table-cell>
          <table:table-cell office:value-type="float" office:value="-255048">
            <text:p>-255048</text:p>
          </table:table-cell>
          <table:table-cell office:value-type="string" office:string-value="time_of_flight:">
            <text:p>time_of_flight:</text:p>
          </table:table-cell>
          <table:table-cell office:value-type="float" office:value="157">
            <text:p>157</text:p>
          </table:table-cell>
          <table:table-cell office:value-type="string" office:string-value=""/>
          <table:table-cell office:value-type="float" office:value="-555.790909090909" table:formula="=([.H39]+10500)/440">
            <text:p>-555.790909</text:p>
          </table:table-cell>
          <table:table-cell office:value-type="float" office:value="26" table:formula="=[.J39]-131">
            <text:p>2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58877">
            <text:p>-258877</text:p>
          </table:table-cell>
          <table:table-cell office:value-type="string" office:string-value="load_cell_2:">
            <text:p>load_cell_2:</text:p>
          </table:table-cell>
          <table:table-cell office:value-type="float" office:value="-258878">
            <text:p>-258878</text:p>
          </table:table-cell>
          <table:table-cell office:value-type="string" office:string-value="load_cell_3:">
            <text:p>load_cell_3:</text:p>
          </table:table-cell>
          <table:table-cell office:value-type="float" office:value="-258877">
            <text:p>-258877</text:p>
          </table:table-cell>
          <table:table-cell office:value-type="string" office:string-value="load_cell_4:">
            <text:p>load_cell_4:</text:p>
          </table:table-cell>
          <table:table-cell office:value-type="float" office:value="-258875">
            <text:p>-258875</text:p>
          </table:table-cell>
          <table:table-cell office:value-type="string" office:string-value="time_of_flight:">
            <text:p>time_of_flight:</text:p>
          </table:table-cell>
          <table:table-cell office:value-type="float" office:value="154">
            <text:p>154</text:p>
          </table:table-cell>
          <table:table-cell office:value-type="string" office:string-value=""/>
          <table:table-cell office:value-type="float" office:value="-564.488636363636" table:formula="=([.H40]+10500)/440">
            <text:p>-564.488636</text:p>
          </table:table-cell>
          <table:table-cell office:value-type="float" office:value="23" table:formula="=[.J40]-131">
            <text:p>2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61701">
            <text:p>-261701</text:p>
          </table:table-cell>
          <table:table-cell office:value-type="string" office:string-value="load_cell_2:">
            <text:p>load_cell_2:</text:p>
          </table:table-cell>
          <table:table-cell office:value-type="float" office:value="-261722">
            <text:p>-261722</text:p>
          </table:table-cell>
          <table:table-cell office:value-type="string" office:string-value="load_cell_3:">
            <text:p>load_cell_3:</text:p>
          </table:table-cell>
          <table:table-cell office:value-type="float" office:value="-261714">
            <text:p>-261714</text:p>
          </table:table-cell>
          <table:table-cell office:value-type="string" office:string-value="load_cell_4:">
            <text:p>load_cell_4:</text:p>
          </table:table-cell>
          <table:table-cell office:value-type="float" office:value="-261715">
            <text:p>-261715</text:p>
          </table:table-cell>
          <table:table-cell office:value-type="string" office:string-value="time_of_flight:">
            <text:p>time_of_flight:</text:p>
          </table:table-cell>
          <table:table-cell office:value-type="float" office:value="163">
            <text:p>163</text:p>
          </table:table-cell>
          <table:table-cell office:value-type="string" office:string-value=""/>
          <table:table-cell office:value-type="float" office:value="-570.943181818182" table:formula="=([.H41]+10500)/440">
            <text:p>-570.943182</text:p>
          </table:table-cell>
          <table:table-cell office:value-type="float" office:value="32" table:formula="=[.J41]-131">
            <text:p>3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65225">
            <text:p>-265225</text:p>
          </table:table-cell>
          <table:table-cell office:value-type="string" office:string-value="load_cell_2:">
            <text:p>load_cell_2:</text:p>
          </table:table-cell>
          <table:table-cell office:value-type="float" office:value="-265226">
            <text:p>-265226</text:p>
          </table:table-cell>
          <table:table-cell office:value-type="string" office:string-value="load_cell_3:">
            <text:p>load_cell_3:</text:p>
          </table:table-cell>
          <table:table-cell office:value-type="float" office:value="-265225">
            <text:p>-265225</text:p>
          </table:table-cell>
          <table:table-cell office:value-type="string" office:string-value="load_cell_4:">
            <text:p>load_cell_4:</text:p>
          </table:table-cell>
          <table:table-cell office:value-type="float" office:value="-265226">
            <text:p>-265226</text:p>
          </table:table-cell>
          <table:table-cell office:value-type="string" office:string-value="time_of_flight:">
            <text:p>time_of_flight:</text:p>
          </table:table-cell>
          <table:table-cell office:value-type="float" office:value="159">
            <text:p>159</text:p>
          </table:table-cell>
          <table:table-cell office:value-type="string" office:string-value=""/>
          <table:table-cell office:value-type="float" office:value="-578.922727272727" table:formula="=([.H42]+10500)/440">
            <text:p>-578.922727</text:p>
          </table:table-cell>
          <table:table-cell office:value-type="float" office:value="28" table:formula="=[.J42]-131">
            <text:p>2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68060">
            <text:p>-268060</text:p>
          </table:table-cell>
          <table:table-cell office:value-type="string" office:string-value="load_cell_2:">
            <text:p>load_cell_2:</text:p>
          </table:table-cell>
          <table:table-cell office:value-type="float" office:value="-268064">
            <text:p>-268064</text:p>
          </table:table-cell>
          <table:table-cell office:value-type="string" office:string-value="load_cell_3:">
            <text:p>load_cell_3:</text:p>
          </table:table-cell>
          <table:table-cell office:value-type="float" office:value="-268055">
            <text:p>-268055</text:p>
          </table:table-cell>
          <table:table-cell office:value-type="string" office:string-value="load_cell_4:">
            <text:p>load_cell_4:</text:p>
          </table:table-cell>
          <table:table-cell office:value-type="float" office:value="-268085">
            <text:p>-268085</text:p>
          </table:table-cell>
          <table:table-cell office:value-type="string" office:string-value="time_of_flight:">
            <text:p>time_of_flight:</text:p>
          </table:table-cell>
          <table:table-cell office:value-type="float" office:value="163">
            <text:p>163</text:p>
          </table:table-cell>
          <table:table-cell office:value-type="string" office:string-value=""/>
          <table:table-cell office:value-type="float" office:value="-585.420454545455" table:formula="=([.H43]+10500)/440">
            <text:p>-585.420455</text:p>
          </table:table-cell>
          <table:table-cell office:value-type="float" office:value="32" table:formula="=[.J43]-131">
            <text:p>3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71233">
            <text:p>-271233</text:p>
          </table:table-cell>
          <table:table-cell office:value-type="string" office:string-value="load_cell_2:">
            <text:p>load_cell_2:</text:p>
          </table:table-cell>
          <table:table-cell office:value-type="float" office:value="-271253">
            <text:p>-271253</text:p>
          </table:table-cell>
          <table:table-cell office:value-type="string" office:string-value="load_cell_3:">
            <text:p>load_cell_3:</text:p>
          </table:table-cell>
          <table:table-cell office:value-type="float" office:value="-271252">
            <text:p>-271252</text:p>
          </table:table-cell>
          <table:table-cell office:value-type="string" office:string-value="load_cell_4:">
            <text:p>load_cell_4:</text:p>
          </table:table-cell>
          <table:table-cell office:value-type="float" office:value="-271253">
            <text:p>-271253</text:p>
          </table:table-cell>
          <table:table-cell office:value-type="string" office:string-value="time_of_flight:">
            <text:p>time_of_flight:</text:p>
          </table:table-cell>
          <table:table-cell office:value-type="float" office:value="166">
            <text:p>166</text:p>
          </table:table-cell>
          <table:table-cell office:value-type="string" office:string-value=""/>
          <table:table-cell office:value-type="float" office:value="-592.620454545455" table:formula="=([.H44]+10500)/440">
            <text:p>-592.620455</text:p>
          </table:table-cell>
          <table:table-cell office:value-type="float" office:value="35" table:formula="=[.J44]-131">
            <text:p>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74400">
            <text:p>-274400</text:p>
          </table:table-cell>
          <table:table-cell office:value-type="string" office:string-value="load_cell_2:">
            <text:p>load_cell_2:</text:p>
          </table:table-cell>
          <table:table-cell office:value-type="float" office:value="-274401">
            <text:p>-274401</text:p>
          </table:table-cell>
          <table:table-cell office:value-type="string" office:string-value="load_cell_3:">
            <text:p>load_cell_3:</text:p>
          </table:table-cell>
          <table:table-cell office:value-type="float" office:value="-274400">
            <text:p>-274400</text:p>
          </table:table-cell>
          <table:table-cell office:value-type="string" office:string-value="load_cell_4:">
            <text:p>load_cell_4:</text:p>
          </table:table-cell>
          <table:table-cell office:value-type="float" office:value="-274407">
            <text:p>-274407</text:p>
          </table:table-cell>
          <table:table-cell office:value-type="string" office:string-value="time_of_flight:">
            <text:p>time_of_flight:</text:p>
          </table:table-cell>
          <table:table-cell office:value-type="float" office:value="176">
            <text:p>176</text:p>
          </table:table-cell>
          <table:table-cell office:value-type="string" office:string-value=""/>
          <table:table-cell office:value-type="float" office:value="-599.788636363636" table:formula="=([.H45]+10500)/440">
            <text:p>-599.788636</text:p>
          </table:table-cell>
          <table:table-cell office:value-type="float" office:value="45" table:formula="=[.J45]-131">
            <text:p>4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77857">
            <text:p>-277857</text:p>
          </table:table-cell>
          <table:table-cell office:value-type="string" office:string-value="load_cell_2:">
            <text:p>load_cell_2:</text:p>
          </table:table-cell>
          <table:table-cell office:value-type="float" office:value="-277872">
            <text:p>-277872</text:p>
          </table:table-cell>
          <table:table-cell office:value-type="string" office:string-value="load_cell_3:">
            <text:p>load_cell_3:</text:p>
          </table:table-cell>
          <table:table-cell office:value-type="float" office:value="-277942">
            <text:p>-277942</text:p>
          </table:table-cell>
          <table:table-cell office:value-type="string" office:string-value="load_cell_4:">
            <text:p>load_cell_4:</text:p>
          </table:table-cell>
          <table:table-cell office:value-type="float" office:value="-277951">
            <text:p>-277951</text:p>
          </table:table-cell>
          <table:table-cell office:value-type="string" office:string-value="time_of_flight:">
            <text:p>time_of_flight:</text:p>
          </table:table-cell>
          <table:table-cell office:value-type="float" office:value="176">
            <text:p>176</text:p>
          </table:table-cell>
          <table:table-cell office:value-type="string" office:string-value=""/>
          <table:table-cell office:value-type="float" office:value="-607.843181818182" table:formula="=([.H46]+10500)/440">
            <text:p>-607.843182</text:p>
          </table:table-cell>
          <table:table-cell office:value-type="float" office:value="45" table:formula="=[.J46]-131">
            <text:p>4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81199">
            <text:p>-281199</text:p>
          </table:table-cell>
          <table:table-cell office:value-type="string" office:string-value="load_cell_2:">
            <text:p>load_cell_2:</text:p>
          </table:table-cell>
          <table:table-cell office:value-type="float" office:value="-281200">
            <text:p>-281200</text:p>
          </table:table-cell>
          <table:table-cell office:value-type="string" office:string-value="load_cell_3:">
            <text:p>load_cell_3:</text:p>
          </table:table-cell>
          <table:table-cell office:value-type="float" office:value="-281199">
            <text:p>-281199</text:p>
          </table:table-cell>
          <table:table-cell office:value-type="string" office:string-value="load_cell_4:">
            <text:p>load_cell_4:</text:p>
          </table:table-cell>
          <table:table-cell office:value-type="float" office:value="-281200">
            <text:p>-281200</text:p>
          </table:table-cell>
          <table:table-cell office:value-type="string" office:string-value="time_of_flight:">
            <text:p>time_of_flight:</text:p>
          </table:table-cell>
          <table:table-cell office:value-type="float" office:value="169">
            <text:p>169</text:p>
          </table:table-cell>
          <table:table-cell office:value-type="string" office:string-value=""/>
          <table:table-cell office:value-type="float" office:value="-615.227272727273" table:formula="=([.H47]+10500)/440">
            <text:p>-615.227273</text:p>
          </table:table-cell>
          <table:table-cell office:value-type="float" office:value="38" table:formula="=[.J47]-131">
            <text:p>3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84813">
            <text:p>-284813</text:p>
          </table:table-cell>
          <table:table-cell office:value-type="string" office:string-value="load_cell_2:">
            <text:p>load_cell_2:</text:p>
          </table:table-cell>
          <table:table-cell office:value-type="float" office:value="-284814">
            <text:p>-284814</text:p>
          </table:table-cell>
          <table:table-cell office:value-type="string" office:string-value="load_cell_3:">
            <text:p>load_cell_3:</text:p>
          </table:table-cell>
          <table:table-cell office:value-type="float" office:value="-284810">
            <text:p>-284810</text:p>
          </table:table-cell>
          <table:table-cell office:value-type="string" office:string-value="load_cell_4:">
            <text:p>load_cell_4:</text:p>
          </table:table-cell>
          <table:table-cell office:value-type="float" office:value="-284877">
            <text:p>-284877</text:p>
          </table:table-cell>
          <table:table-cell office:value-type="string" office:string-value="time_of_flight:">
            <text:p>time_of_flight:</text:p>
          </table:table-cell>
          <table:table-cell office:value-type="float" office:value="173">
            <text:p>173</text:p>
          </table:table-cell>
          <table:table-cell office:value-type="string" office:string-value=""/>
          <table:table-cell office:value-type="float" office:value="-623.584090909091" table:formula="=([.H48]+10500)/440">
            <text:p>-623.584091</text:p>
          </table:table-cell>
          <table:table-cell office:value-type="float" office:value="42" table:formula="=[.J48]-131">
            <text:p>4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87946">
            <text:p>-287946</text:p>
          </table:table-cell>
          <table:table-cell office:value-type="string" office:string-value="load_cell_2:">
            <text:p>load_cell_2:</text:p>
          </table:table-cell>
          <table:table-cell office:value-type="float" office:value="-287935">
            <text:p>-287935</text:p>
          </table:table-cell>
          <table:table-cell office:value-type="string" office:string-value="load_cell_3:">
            <text:p>load_cell_3:</text:p>
          </table:table-cell>
          <table:table-cell office:value-type="float" office:value="-287942">
            <text:p>-287942</text:p>
          </table:table-cell>
          <table:table-cell office:value-type="string" office:string-value="load_cell_4:">
            <text:p>load_cell_4:</text:p>
          </table:table-cell>
          <table:table-cell office:value-type="float" office:value="-287943">
            <text:p>-287943</text:p>
          </table:table-cell>
          <table:table-cell office:value-type="string" office:string-value="time_of_flight:">
            <text:p>time_of_flight:</text:p>
          </table:table-cell>
          <table:table-cell office:value-type="float" office:value="177">
            <text:p>177</text:p>
          </table:table-cell>
          <table:table-cell office:value-type="string" office:string-value=""/>
          <table:table-cell office:value-type="float" office:value="-630.552272727273" table:formula="=([.H49]+10500)/440">
            <text:p>-630.552273</text:p>
          </table:table-cell>
          <table:table-cell office:value-type="float" office:value="46" table:formula="=[.J49]-131">
            <text:p>4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1609">
            <text:p>-291609</text:p>
          </table:table-cell>
          <table:table-cell office:value-type="string" office:string-value="load_cell_2:">
            <text:p>load_cell_2:</text:p>
          </table:table-cell>
          <table:table-cell office:value-type="float" office:value="-291610">
            <text:p>-291610</text:p>
          </table:table-cell>
          <table:table-cell office:value-type="string" office:string-value="load_cell_3:">
            <text:p>load_cell_3:</text:p>
          </table:table-cell>
          <table:table-cell office:value-type="float" office:value="-291609">
            <text:p>-291609</text:p>
          </table:table-cell>
          <table:table-cell office:value-type="string" office:string-value="load_cell_4:">
            <text:p>load_cell_4:</text:p>
          </table:table-cell>
          <table:table-cell office:value-type="float" office:value="-291610">
            <text:p>-291610</text:p>
          </table:table-cell>
          <table:table-cell office:value-type="string" office:string-value="time_of_flight:">
            <text:p>time_of_flight:</text:p>
          </table:table-cell>
          <table:table-cell office:value-type="float" office:value="179">
            <text:p>179</text:p>
          </table:table-cell>
          <table:table-cell office:value-type="string" office:string-value=""/>
          <table:table-cell office:value-type="float" office:value="-638.886363636364" table:formula="=([.H50]+10500)/440">
            <text:p>-638.886364</text:p>
          </table:table-cell>
          <table:table-cell office:value-type="float" office:value="48" table:formula="=[.J50]-131">
            <text:p>4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4789">
            <text:p>-294789</text:p>
          </table:table-cell>
          <table:table-cell office:value-type="string" office:string-value="load_cell_2:">
            <text:p>load_cell_2:</text:p>
          </table:table-cell>
          <table:table-cell office:value-type="float" office:value="-294792">
            <text:p>-294792</text:p>
          </table:table-cell>
          <table:table-cell office:value-type="string" office:string-value="load_cell_3:">
            <text:p>load_cell_3:</text:p>
          </table:table-cell>
          <table:table-cell office:value-type="float" office:value="-294837">
            <text:p>-294837</text:p>
          </table:table-cell>
          <table:table-cell office:value-type="string" office:string-value="load_cell_4:">
            <text:p>load_cell_4:</text:p>
          </table:table-cell>
          <table:table-cell office:value-type="float" office:value="-294836">
            <text:p>-294836</text:p>
          </table:table-cell>
          <table:table-cell office:value-type="string" office:string-value="time_of_flight:">
            <text:p>time_of_flight:</text:p>
          </table:table-cell>
          <table:table-cell office:value-type="float" office:value="185">
            <text:p>185</text:p>
          </table:table-cell>
          <table:table-cell office:value-type="string" office:string-value=""/>
          <table:table-cell office:value-type="float" office:value="-646.218181818182" table:formula="=([.H51]+10500)/440">
            <text:p>-646.218182</text:p>
          </table:table-cell>
          <table:table-cell office:value-type="float" office:value="54" table:formula="=[.J51]-131">
            <text:p>5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6419">
            <text:p>-296419</text:p>
          </table:table-cell>
          <table:table-cell office:value-type="string" office:string-value="load_cell_2:">
            <text:p>load_cell_2:</text:p>
          </table:table-cell>
          <table:table-cell office:value-type="float" office:value="-296441">
            <text:p>-296441</text:p>
          </table:table-cell>
          <table:table-cell office:value-type="string" office:string-value="load_cell_3:">
            <text:p>load_cell_3:</text:p>
          </table:table-cell>
          <table:table-cell office:value-type="float" office:value="-296440">
            <text:p>-296440</text:p>
          </table:table-cell>
          <table:table-cell office:value-type="string" office:string-value="load_cell_4:">
            <text:p>load_cell_4:</text:p>
          </table:table-cell>
          <table:table-cell office:value-type="float" office:value="-296441">
            <text:p>-296441</text:p>
          </table:table-cell>
          <table:table-cell office:value-type="string" office:string-value="time_of_flight:">
            <text:p>time_of_flight:</text:p>
          </table:table-cell>
          <table:table-cell office:value-type="float" office:value="173">
            <text:p>173</text:p>
          </table:table-cell>
          <table:table-cell office:value-type="string" office:string-value=""/>
          <table:table-cell office:value-type="float" office:value="-649.865909090909" table:formula="=([.H52]+10500)/440">
            <text:p>-649.865909</text:p>
          </table:table-cell>
          <table:table-cell office:value-type="float" office:value="42" table:formula="=[.J52]-131">
            <text:p>4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7124">
            <text:p>-297124</text:p>
          </table:table-cell>
          <table:table-cell office:value-type="string" office:string-value="load_cell_2:">
            <text:p>load_cell_2:</text:p>
          </table:table-cell>
          <table:table-cell office:value-type="float" office:value="-297125">
            <text:p>-297125</text:p>
          </table:table-cell>
          <table:table-cell office:value-type="string" office:string-value="load_cell_3:">
            <text:p>load_cell_3:</text:p>
          </table:table-cell>
          <table:table-cell office:value-type="float" office:value="-297166">
            <text:p>-297166</text:p>
          </table:table-cell>
          <table:table-cell office:value-type="string" office:string-value="load_cell_4:">
            <text:p>load_cell_4:</text:p>
          </table:table-cell>
          <table:table-cell office:value-type="float" office:value="-297176">
            <text:p>-297176</text:p>
          </table:table-cell>
          <table:table-cell office:value-type="string" office:string-value="time_of_flight:">
            <text:p>time_of_flight:</text:p>
          </table:table-cell>
          <table:table-cell office:value-type="float" office:value="174">
            <text:p>174</text:p>
          </table:table-cell>
          <table:table-cell office:value-type="string" office:string-value=""/>
          <table:table-cell office:value-type="float" office:value="-651.536363636364" table:formula="=([.H53]+10500)/440">
            <text:p>-651.536364</text:p>
          </table:table-cell>
          <table:table-cell office:value-type="float" office:value="43" table:formula="=[.J53]-131">
            <text:p>4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9659">
            <text:p>-299659</text:p>
          </table:table-cell>
          <table:table-cell office:value-type="string" office:string-value="load_cell_2:">
            <text:p>load_cell_2:</text:p>
          </table:table-cell>
          <table:table-cell office:value-type="float" office:value="-299683">
            <text:p>-299683</text:p>
          </table:table-cell>
          <table:table-cell office:value-type="string" office:string-value="load_cell_3:">
            <text:p>load_cell_3:</text:p>
          </table:table-cell>
          <table:table-cell office:value-type="float" office:value="-299695">
            <text:p>-299695</text:p>
          </table:table-cell>
          <table:table-cell office:value-type="string" office:string-value="load_cell_4:">
            <text:p>load_cell_4:</text:p>
          </table:table-cell>
          <table:table-cell office:value-type="float" office:value="-299696">
            <text:p>-299696</text:p>
          </table:table-cell>
          <table:table-cell office:value-type="string" office:string-value="time_of_flight:">
            <text:p>time_of_flight:</text:p>
          </table:table-cell>
          <table:table-cell office:value-type="float" office:value="178">
            <text:p>178</text:p>
          </table:table-cell>
          <table:table-cell office:value-type="string" office:string-value=""/>
          <table:table-cell office:value-type="float" office:value="-657.263636363636" table:formula="=([.H54]+10500)/440">
            <text:p>-657.263636</text:p>
          </table:table-cell>
          <table:table-cell office:value-type="float" office:value="47" table:formula="=[.J54]-131">
            <text:p>4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02589">
            <text:p>-302589</text:p>
          </table:table-cell>
          <table:table-cell office:value-type="string" office:string-value="load_cell_2:">
            <text:p>load_cell_2:</text:p>
          </table:table-cell>
          <table:table-cell office:value-type="float" office:value="-302590">
            <text:p>-302590</text:p>
          </table:table-cell>
          <table:table-cell office:value-type="string" office:string-value="load_cell_3:">
            <text:p>load_cell_3:</text:p>
          </table:table-cell>
          <table:table-cell office:value-type="float" office:value="-302589">
            <text:p>-302589</text:p>
          </table:table-cell>
          <table:table-cell office:value-type="string" office:string-value="load_cell_4:">
            <text:p>load_cell_4:</text:p>
          </table:table-cell>
          <table:table-cell office:value-type="float" office:value="-302590">
            <text:p>-302590</text:p>
          </table:table-cell>
          <table:table-cell office:value-type="string" office:string-value="time_of_flight:">
            <text:p>time_of_flight:</text:p>
          </table:table-cell>
          <table:table-cell office:value-type="float" office:value="179">
            <text:p>179</text:p>
          </table:table-cell>
          <table:table-cell office:value-type="string" office:string-value=""/>
          <table:table-cell office:value-type="float" office:value="-663.840909090909" table:formula="=([.H55]+10500)/440">
            <text:p>-663.840909</text:p>
          </table:table-cell>
          <table:table-cell office:value-type="float" office:value="48" table:formula="=[.J55]-131">
            <text:p>4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06081">
            <text:p>-306081</text:p>
          </table:table-cell>
          <table:table-cell office:value-type="string" office:string-value="load_cell_2:">
            <text:p>load_cell_2:</text:p>
          </table:table-cell>
          <table:table-cell office:value-type="float" office:value="-306078">
            <text:p>-306078</text:p>
          </table:table-cell>
          <table:table-cell office:value-type="string" office:string-value="load_cell_3:">
            <text:p>load_cell_3:</text:p>
          </table:table-cell>
          <table:table-cell office:value-type="float" office:value="-306095">
            <text:p>-306095</text:p>
          </table:table-cell>
          <table:table-cell office:value-type="string" office:string-value="load_cell_4:">
            <text:p>load_cell_4:</text:p>
          </table:table-cell>
          <table:table-cell office:value-type="float" office:value="-306129">
            <text:p>-306129</text:p>
          </table:table-cell>
          <table:table-cell office:value-type="string" office:string-value="time_of_flight:">
            <text:p>time_of_flight:</text:p>
          </table:table-cell>
          <table:table-cell office:value-type="float" office:value="178">
            <text:p>178</text:p>
          </table:table-cell>
          <table:table-cell office:value-type="string" office:string-value=""/>
          <table:table-cell office:value-type="float" office:value="-671.884090909091" table:formula="=([.H56]+10500)/440">
            <text:p>-671.884091</text:p>
          </table:table-cell>
          <table:table-cell office:value-type="float" office:value="47" table:formula="=[.J56]-131">
            <text:p>4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09062">
            <text:p>-309062</text:p>
          </table:table-cell>
          <table:table-cell office:value-type="string" office:string-value="load_cell_2:">
            <text:p>load_cell_2:</text:p>
          </table:table-cell>
          <table:table-cell office:value-type="float" office:value="-309077">
            <text:p>-309077</text:p>
          </table:table-cell>
          <table:table-cell office:value-type="string" office:string-value="load_cell_3:">
            <text:p>load_cell_3:</text:p>
          </table:table-cell>
          <table:table-cell office:value-type="float" office:value="-309076">
            <text:p>-309076</text:p>
          </table:table-cell>
          <table:table-cell office:value-type="string" office:string-value="load_cell_4:">
            <text:p>load_cell_4:</text:p>
          </table:table-cell>
          <table:table-cell office:value-type="float" office:value="-309077">
            <text:p>-309077</text:p>
          </table:table-cell>
          <table:table-cell office:value-type="string" office:string-value="time_of_flight:">
            <text:p>time_of_flight:</text:p>
          </table:table-cell>
          <table:table-cell office:value-type="float" office:value="180">
            <text:p>180</text:p>
          </table:table-cell>
          <table:table-cell office:value-type="string" office:string-value=""/>
          <table:table-cell office:value-type="float" office:value="-678.584090909091" table:formula="=([.H57]+10500)/440">
            <text:p>-678.584091</text:p>
          </table:table-cell>
          <table:table-cell office:value-type="float" office:value="49" table:formula="=[.J57]-131">
            <text:p>4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2245">
            <text:p>-312245</text:p>
          </table:table-cell>
          <table:table-cell office:value-type="string" office:string-value="load_cell_2:">
            <text:p>load_cell_2:</text:p>
          </table:table-cell>
          <table:table-cell office:value-type="float" office:value="-312246">
            <text:p>-312246</text:p>
          </table:table-cell>
          <table:table-cell office:value-type="string" office:string-value="load_cell_3:">
            <text:p>load_cell_3:</text:p>
          </table:table-cell>
          <table:table-cell office:value-type="float" office:value="-312245">
            <text:p>-312245</text:p>
          </table:table-cell>
          <table:table-cell office:value-type="string" office:string-value="load_cell_4:">
            <text:p>load_cell_4:</text:p>
          </table:table-cell>
          <table:table-cell office:value-type="float" office:value="-312242">
            <text:p>-312242</text:p>
          </table:table-cell>
          <table:table-cell office:value-type="string" office:string-value="time_of_flight:">
            <text:p>time_of_flight:</text:p>
          </table:table-cell>
          <table:table-cell office:value-type="float" office:value="179">
            <text:p>179</text:p>
          </table:table-cell>
          <table:table-cell office:value-type="string" office:string-value=""/>
          <table:table-cell office:value-type="float" office:value="-685.777272727273" table:formula="=([.H58]+10500)/440">
            <text:p>-685.777273</text:p>
          </table:table-cell>
          <table:table-cell office:value-type="float" office:value="48" table:formula="=[.J58]-131">
            <text:p>4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4420">
            <text:p>-314420</text:p>
          </table:table-cell>
          <table:table-cell office:value-type="string" office:string-value="load_cell_2:">
            <text:p>load_cell_2:</text:p>
          </table:table-cell>
          <table:table-cell office:value-type="float" office:value="-314481">
            <text:p>-314481</text:p>
          </table:table-cell>
          <table:table-cell office:value-type="string" office:string-value="load_cell_3:">
            <text:p>load_cell_3:</text:p>
          </table:table-cell>
          <table:table-cell office:value-type="float" office:value="-314490">
            <text:p>-314490</text:p>
          </table:table-cell>
          <table:table-cell office:value-type="string" office:string-value="load_cell_4:">
            <text:p>load_cell_4:</text:p>
          </table:table-cell>
          <table:table-cell office:value-type="float" office:value="-314491">
            <text:p>-314491</text:p>
          </table:table-cell>
          <table:table-cell office:value-type="string" office:string-value="time_of_flight:">
            <text:p>time_of_flight:</text:p>
          </table:table-cell>
          <table:table-cell office:value-type="float" office:value="180">
            <text:p>180</text:p>
          </table:table-cell>
          <table:table-cell office:value-type="string" office:string-value=""/>
          <table:table-cell office:value-type="float" office:value="-690.888636363636" table:formula="=([.H59]+10500)/440">
            <text:p>-690.888636</text:p>
          </table:table-cell>
          <table:table-cell office:value-type="float" office:value="49" table:formula="=[.J59]-131">
            <text:p>4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6132">
            <text:p>-316132</text:p>
          </table:table-cell>
          <table:table-cell office:value-type="string" office:string-value="load_cell_2:">
            <text:p>load_cell_2:</text:p>
          </table:table-cell>
          <table:table-cell office:value-type="float" office:value="-316133">
            <text:p>-316133</text:p>
          </table:table-cell>
          <table:table-cell office:value-type="string" office:string-value="load_cell_3:">
            <text:p>load_cell_3:</text:p>
          </table:table-cell>
          <table:table-cell office:value-type="float" office:value="-316132">
            <text:p>-316132</text:p>
          </table:table-cell>
          <table:table-cell office:value-type="string" office:string-value="load_cell_4:">
            <text:p>load_cell_4:</text:p>
          </table:table-cell>
          <table:table-cell office:value-type="float" office:value="-316142">
            <text:p>-316142</text:p>
          </table:table-cell>
          <table:table-cell office:value-type="string" office:string-value="time_of_flight:">
            <text:p>time_of_flight:</text:p>
          </table:table-cell>
          <table:table-cell office:value-type="float" office:value="180">
            <text:p>180</text:p>
          </table:table-cell>
          <table:table-cell office:value-type="string" office:string-value=""/>
          <table:table-cell office:value-type="float" office:value="-694.640909090909" table:formula="=([.H60]+10500)/440">
            <text:p>-694.640909</text:p>
          </table:table-cell>
          <table:table-cell office:value-type="float" office:value="49" table:formula="=[.J60]-131">
            <text:p>4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7381">
            <text:p>-317381</text:p>
          </table:table-cell>
          <table:table-cell office:value-type="string" office:string-value="load_cell_2:">
            <text:p>load_cell_2:</text:p>
          </table:table-cell>
          <table:table-cell office:value-type="float" office:value="-317386">
            <text:p>-317386</text:p>
          </table:table-cell>
          <table:table-cell office:value-type="string" office:string-value="load_cell_3:">
            <text:p>load_cell_3:</text:p>
          </table:table-cell>
          <table:table-cell office:value-type="float" office:value="-317388">
            <text:p>-317388</text:p>
          </table:table-cell>
          <table:table-cell office:value-type="string" office:string-value="load_cell_4:">
            <text:p>load_cell_4:</text:p>
          </table:table-cell>
          <table:table-cell office:value-type="float" office:value="-317408">
            <text:p>-317408</text:p>
          </table:table-cell>
          <table:table-cell office:value-type="string" office:string-value="time_of_flight:">
            <text:p>time_of_flight:</text:p>
          </table:table-cell>
          <table:table-cell office:value-type="float" office:value="181">
            <text:p>181</text:p>
          </table:table-cell>
          <table:table-cell office:value-type="string" office:string-value=""/>
          <table:table-cell office:value-type="float" office:value="-697.518181818182" table:formula="=([.H61]+10500)/440">
            <text:p>-697.518182</text:p>
          </table:table-cell>
          <table:table-cell office:value-type="float" office:value="50" table:formula="=[.J61]-131">
            <text:p>5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1009">
            <text:p>-311009</text:p>
          </table:table-cell>
          <table:table-cell office:value-type="string" office:string-value="load_cell_2:">
            <text:p>load_cell_2:</text:p>
          </table:table-cell>
          <table:table-cell office:value-type="float" office:value="-310997">
            <text:p>-310997</text:p>
          </table:table-cell>
          <table:table-cell office:value-type="string" office:string-value="load_cell_3:">
            <text:p>load_cell_3:</text:p>
          </table:table-cell>
          <table:table-cell office:value-type="float" office:value="-310996">
            <text:p>-310996</text:p>
          </table:table-cell>
          <table:table-cell office:value-type="string" office:string-value="load_cell_4:">
            <text:p>load_cell_4:</text:p>
          </table:table-cell>
          <table:table-cell office:value-type="float" office:value="-310997">
            <text:p>-310997</text:p>
          </table:table-cell>
          <table:table-cell office:value-type="string" office:string-value="time_of_flight:">
            <text:p>time_of_flight:</text:p>
          </table:table-cell>
          <table:table-cell office:value-type="float" office:value="182">
            <text:p>182</text:p>
          </table:table-cell>
          <table:table-cell office:value-type="string" office:string-value=""/>
          <table:table-cell office:value-type="float" office:value="-682.947727272727" table:formula="=([.H62]+10500)/440">
            <text:p>-682.947727</text:p>
          </table:table-cell>
          <table:table-cell office:value-type="float" office:value="51" table:formula="=[.J62]-131">
            <text:p>5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1971">
            <text:p>-311971</text:p>
          </table:table-cell>
          <table:table-cell office:value-type="string" office:string-value="load_cell_2:">
            <text:p>load_cell_2:</text:p>
          </table:table-cell>
          <table:table-cell office:value-type="float" office:value="-311972">
            <text:p>-311972</text:p>
          </table:table-cell>
          <table:table-cell office:value-type="string" office:string-value="load_cell_3:">
            <text:p>load_cell_3:</text:p>
          </table:table-cell>
          <table:table-cell office:value-type="float" office:value="-311968">
            <text:p>-311968</text:p>
          </table:table-cell>
          <table:table-cell office:value-type="string" office:string-value="load_cell_4:">
            <text:p>load_cell_4:</text:p>
          </table:table-cell>
          <table:table-cell office:value-type="float" office:value="-312010">
            <text:p>-312010</text:p>
          </table:table-cell>
          <table:table-cell office:value-type="string" office:string-value="time_of_flight:">
            <text:p>time_of_flight:</text:p>
          </table:table-cell>
          <table:table-cell office:value-type="float" office:value="185">
            <text:p>185</text:p>
          </table:table-cell>
          <table:table-cell office:value-type="string" office:string-value=""/>
          <table:table-cell office:value-type="float" office:value="-685.25" table:formula="=([.H63]+10500)/440">
            <text:p>-685.25</text:p>
          </table:table-cell>
          <table:table-cell office:value-type="float" office:value="54" table:formula="=[.J63]-131">
            <text:p>5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5152">
            <text:p>-315152</text:p>
          </table:table-cell>
          <table:table-cell office:value-type="string" office:string-value="load_cell_2:">
            <text:p>load_cell_2:</text:p>
          </table:table-cell>
          <table:table-cell office:value-type="float" office:value="-315121">
            <text:p>-315121</text:p>
          </table:table-cell>
          <table:table-cell office:value-type="string" office:string-value="load_cell_3:">
            <text:p>load_cell_3:</text:p>
          </table:table-cell>
          <table:table-cell office:value-type="float" office:value="-315089">
            <text:p>-315089</text:p>
          </table:table-cell>
          <table:table-cell office:value-type="string" office:string-value="load_cell_4:">
            <text:p>load_cell_4:</text:p>
          </table:table-cell>
          <table:table-cell office:value-type="float" office:value="-315090">
            <text:p>-315090</text:p>
          </table:table-cell>
          <table:table-cell office:value-type="string" office:string-value="time_of_flight:">
            <text:p>time_of_flight:</text:p>
          </table:table-cell>
          <table:table-cell office:value-type="float" office:value="187">
            <text:p>187</text:p>
          </table:table-cell>
          <table:table-cell office:value-type="string" office:string-value=""/>
          <table:table-cell office:value-type="float" office:value="-692.25" table:formula="=([.H64]+10500)/440">
            <text:p>-692.25</text:p>
          </table:table-cell>
          <table:table-cell office:value-type="float" office:value="56" table:formula="=[.J64]-131">
            <text:p>5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8186">
            <text:p>-318186</text:p>
          </table:table-cell>
          <table:table-cell office:value-type="string" office:string-value="load_cell_2:">
            <text:p>load_cell_2:</text:p>
          </table:table-cell>
          <table:table-cell office:value-type="float" office:value="-318187">
            <text:p>-318187</text:p>
          </table:table-cell>
          <table:table-cell office:value-type="string" office:string-value="load_cell_3:">
            <text:p>load_cell_3:</text:p>
          </table:table-cell>
          <table:table-cell office:value-type="float" office:value="-318186">
            <text:p>-318186</text:p>
          </table:table-cell>
          <table:table-cell office:value-type="string" office:string-value="load_cell_4:">
            <text:p>load_cell_4:</text:p>
          </table:table-cell>
          <table:table-cell office:value-type="float" office:value="-318210">
            <text:p>-318210</text:p>
          </table:table-cell>
          <table:table-cell office:value-type="string" office:string-value="time_of_flight:">
            <text:p>time_of_flight:</text:p>
          </table:table-cell>
          <table:table-cell office:value-type="float" office:value="186">
            <text:p>186</text:p>
          </table:table-cell>
          <table:table-cell office:value-type="string" office:string-value=""/>
          <table:table-cell office:value-type="float" office:value="-699.340909090909" table:formula="=([.H65]+10500)/440">
            <text:p>-699.340909</text:p>
          </table:table-cell>
          <table:table-cell office:value-type="float" office:value="55" table:formula="=[.J65]-131">
            <text:p>5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22553">
            <text:p>-322553</text:p>
          </table:table-cell>
          <table:table-cell office:value-type="string" office:string-value="load_cell_2:">
            <text:p>load_cell_2:</text:p>
          </table:table-cell>
          <table:table-cell office:value-type="float" office:value="-322549">
            <text:p>-322549</text:p>
          </table:table-cell>
          <table:table-cell office:value-type="string" office:string-value="load_cell_3:">
            <text:p>load_cell_3:</text:p>
          </table:table-cell>
          <table:table-cell office:value-type="float" office:value="-322540">
            <text:p>-322540</text:p>
          </table:table-cell>
          <table:table-cell office:value-type="string" office:string-value="load_cell_4:">
            <text:p>load_cell_4:</text:p>
          </table:table-cell>
          <table:table-cell office:value-type="float" office:value="-322591">
            <text:p>-322591</text:p>
          </table:table-cell>
          <table:table-cell office:value-type="string" office:string-value="time_of_flight:">
            <text:p>time_of_flight:</text:p>
          </table:table-cell>
          <table:table-cell office:value-type="float" office:value="186">
            <text:p>186</text:p>
          </table:table-cell>
          <table:table-cell office:value-type="string" office:string-value=""/>
          <table:table-cell office:value-type="float" office:value="-709.297727272727" table:formula="=([.H66]+10500)/440">
            <text:p>-709.297727</text:p>
          </table:table-cell>
          <table:table-cell office:value-type="float" office:value="55" table:formula="=[.J66]-131">
            <text:p>5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27244">
            <text:p>-327244</text:p>
          </table:table-cell>
          <table:table-cell office:value-type="string" office:string-value="load_cell_2:">
            <text:p>load_cell_2:</text:p>
          </table:table-cell>
          <table:table-cell office:value-type="float" office:value="-327245">
            <text:p>-327245</text:p>
          </table:table-cell>
          <table:table-cell office:value-type="string" office:string-value="load_cell_3:">
            <text:p>load_cell_3:</text:p>
          </table:table-cell>
          <table:table-cell office:value-type="float" office:value="-327244">
            <text:p>-327244</text:p>
          </table:table-cell>
          <table:table-cell office:value-type="string" office:string-value="load_cell_4:">
            <text:p>load_cell_4:</text:p>
          </table:table-cell>
          <table:table-cell office:value-type="float" office:value="-327245">
            <text:p>-327245</text:p>
          </table:table-cell>
          <table:table-cell office:value-type="string" office:string-value="time_of_flight:">
            <text:p>time_of_flight:</text:p>
          </table:table-cell>
          <table:table-cell office:value-type="float" office:value="189">
            <text:p>189</text:p>
          </table:table-cell>
          <table:table-cell office:value-type="string" office:string-value=""/>
          <table:table-cell office:value-type="float" office:value="-719.875" table:formula="=([.H67]+10500)/440">
            <text:p>-719.875</text:p>
          </table:table-cell>
          <table:table-cell office:value-type="float" office:value="58" table:formula="=[.J67]-131">
            <text:p>5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2342">
            <text:p>-332342</text:p>
          </table:table-cell>
          <table:table-cell office:value-type="string" office:string-value="load_cell_2:">
            <text:p>load_cell_2:</text:p>
          </table:table-cell>
          <table:table-cell office:value-type="float" office:value="-332343">
            <text:p>-332343</text:p>
          </table:table-cell>
          <table:table-cell office:value-type="string" office:string-value="load_cell_3:">
            <text:p>load_cell_3:</text:p>
          </table:table-cell>
          <table:table-cell office:value-type="float" office:value="-332378">
            <text:p>-332378</text:p>
          </table:table-cell>
          <table:table-cell office:value-type="string" office:string-value="load_cell_4:">
            <text:p>load_cell_4:</text:p>
          </table:table-cell>
          <table:table-cell office:value-type="float" office:value="-332370">
            <text:p>-332370</text:p>
          </table:table-cell>
          <table:table-cell office:value-type="string" office:string-value="time_of_flight:">
            <text:p>time_of_flight:</text:p>
          </table:table-cell>
          <table:table-cell office:value-type="float" office:value="192">
            <text:p>192</text:p>
          </table:table-cell>
          <table:table-cell office:value-type="string" office:string-value=""/>
          <table:table-cell office:value-type="float" office:value="-731.522727272727" table:formula="=([.H68]+10500)/440">
            <text:p>-731.522727</text:p>
          </table:table-cell>
          <table:table-cell office:value-type="float" office:value="61" table:formula="=[.J68]-131">
            <text:p>6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7393">
            <text:p>-337393</text:p>
          </table:table-cell>
          <table:table-cell office:value-type="string" office:string-value="load_cell_2:">
            <text:p>load_cell_2:</text:p>
          </table:table-cell>
          <table:table-cell office:value-type="float" office:value="-337412">
            <text:p>-337412</text:p>
          </table:table-cell>
          <table:table-cell office:value-type="string" office:string-value="load_cell_3:">
            <text:p>load_cell_3:</text:p>
          </table:table-cell>
          <table:table-cell office:value-type="float" office:value="-337411">
            <text:p>-337411</text:p>
          </table:table-cell>
          <table:table-cell office:value-type="string" office:string-value="load_cell_4:">
            <text:p>load_cell_4:</text:p>
          </table:table-cell>
          <table:table-cell office:value-type="float" office:value="-337412">
            <text:p>-337412</text:p>
          </table:table-cell>
          <table:table-cell office:value-type="string" office:string-value="time_of_flight:">
            <text:p>time_of_flight:</text:p>
          </table:table-cell>
          <table:table-cell office:value-type="float" office:value="194">
            <text:p>194</text:p>
          </table:table-cell>
          <table:table-cell office:value-type="string" office:string-value=""/>
          <table:table-cell office:value-type="float" office:value="-742.981818181818" table:formula="=([.H69]+10500)/440">
            <text:p>-742.981818</text:p>
          </table:table-cell>
          <table:table-cell office:value-type="float" office:value="63" table:formula="=[.J69]-131">
            <text:p>6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2839">
            <text:p>-342839</text:p>
          </table:table-cell>
          <table:table-cell office:value-type="string" office:string-value="load_cell_2:">
            <text:p>load_cell_2:</text:p>
          </table:table-cell>
          <table:table-cell office:value-type="float" office:value="-342840">
            <text:p>-342840</text:p>
          </table:table-cell>
          <table:table-cell office:value-type="string" office:string-value="load_cell_3:">
            <text:p>load_cell_3:</text:p>
          </table:table-cell>
          <table:table-cell office:value-type="float" office:value="-342839">
            <text:p>-342839</text:p>
          </table:table-cell>
          <table:table-cell office:value-type="string" office:string-value="load_cell_4:">
            <text:p>load_cell_4:</text:p>
          </table:table-cell>
          <table:table-cell office:value-type="float" office:value="-342872">
            <text:p>-342872</text:p>
          </table:table-cell>
          <table:table-cell office:value-type="string" office:string-value="time_of_flight:">
            <text:p>time_of_flight:</text:p>
          </table:table-cell>
          <table:table-cell office:value-type="float" office:value="194">
            <text:p>194</text:p>
          </table:table-cell>
          <table:table-cell office:value-type="string" office:string-value=""/>
          <table:table-cell office:value-type="float" office:value="-755.390909090909" table:formula="=([.H70]+10500)/440">
            <text:p>-755.390909</text:p>
          </table:table-cell>
          <table:table-cell office:value-type="float" office:value="63" table:formula="=[.J70]-131">
            <text:p>6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8015">
            <text:p>-348015</text:p>
          </table:table-cell>
          <table:table-cell office:value-type="string" office:string-value="load_cell_2:">
            <text:p>load_cell_2:</text:p>
          </table:table-cell>
          <table:table-cell office:value-type="float" office:value="-348017">
            <text:p>-348017</text:p>
          </table:table-cell>
          <table:table-cell office:value-type="string" office:string-value="load_cell_3:">
            <text:p>load_cell_3:</text:p>
          </table:table-cell>
          <table:table-cell office:value-type="float" office:value="-348024">
            <text:p>-348024</text:p>
          </table:table-cell>
          <table:table-cell office:value-type="string" office:string-value="load_cell_4:">
            <text:p>load_cell_4:</text:p>
          </table:table-cell>
          <table:table-cell office:value-type="float" office:value="-348043">
            <text:p>-348043</text:p>
          </table:table-cell>
          <table:table-cell office:value-type="string" office:string-value="time_of_flight:">
            <text:p>time_of_flight:</text:p>
          </table:table-cell>
          <table:table-cell office:value-type="float" office:value="195">
            <text:p>195</text:p>
          </table:table-cell>
          <table:table-cell office:value-type="string" office:string-value=""/>
          <table:table-cell office:value-type="float" office:value="-767.143181818182" table:formula="=([.H71]+10500)/440">
            <text:p>-767.143182</text:p>
          </table:table-cell>
          <table:table-cell office:value-type="float" office:value="64" table:formula="=[.J71]-131">
            <text:p>6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3483">
            <text:p>-353483</text:p>
          </table:table-cell>
          <table:table-cell office:value-type="string" office:string-value="load_cell_2:">
            <text:p>load_cell_2:</text:p>
          </table:table-cell>
          <table:table-cell office:value-type="float" office:value="-353484">
            <text:p>-353484</text:p>
          </table:table-cell>
          <table:table-cell office:value-type="string" office:string-value="load_cell_3:">
            <text:p>load_cell_3:</text:p>
          </table:table-cell>
          <table:table-cell office:value-type="float" office:value="-353483">
            <text:p>-353483</text:p>
          </table:table-cell>
          <table:table-cell office:value-type="string" office:string-value="load_cell_4:">
            <text:p>load_cell_4:</text:p>
          </table:table-cell>
          <table:table-cell office:value-type="float" office:value="-353484">
            <text:p>-353484</text:p>
          </table:table-cell>
          <table:table-cell office:value-type="string" office:string-value="time_of_flight:">
            <text:p>time_of_flight:</text:p>
          </table:table-cell>
          <table:table-cell office:value-type="float" office:value="195">
            <text:p>195</text:p>
          </table:table-cell>
          <table:table-cell office:value-type="string" office:string-value=""/>
          <table:table-cell office:value-type="float" office:value="-779.509090909091" table:formula="=([.H72]+10500)/440">
            <text:p>-779.509091</text:p>
          </table:table-cell>
          <table:table-cell office:value-type="float" office:value="64" table:formula="=[.J72]-131">
            <text:p>6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6784">
            <text:p>-356784</text:p>
          </table:table-cell>
          <table:table-cell office:value-type="string" office:string-value="load_cell_2:">
            <text:p>load_cell_2:</text:p>
          </table:table-cell>
          <table:table-cell office:value-type="float" office:value="-356787">
            <text:p>-356787</text:p>
          </table:table-cell>
          <table:table-cell office:value-type="string" office:string-value="load_cell_3:">
            <text:p>load_cell_3:</text:p>
          </table:table-cell>
          <table:table-cell office:value-type="float" office:value="-356846">
            <text:p>-356846</text:p>
          </table:table-cell>
          <table:table-cell office:value-type="string" office:string-value="load_cell_4:">
            <text:p>load_cell_4:</text:p>
          </table:table-cell>
          <table:table-cell office:value-type="float" office:value="-356910">
            <text:p>-356910</text:p>
          </table:table-cell>
          <table:table-cell office:value-type="string" office:string-value="time_of_flight:">
            <text:p>time_of_flight:</text:p>
          </table:table-cell>
          <table:table-cell office:value-type="float" office:value="202">
            <text:p>202</text:p>
          </table:table-cell>
          <table:table-cell office:value-type="string" office:string-value=""/>
          <table:table-cell office:value-type="float" office:value="-787.295454545455" table:formula="=([.H73]+10500)/440">
            <text:p>-787.295455</text:p>
          </table:table-cell>
          <table:table-cell office:value-type="float" office:value="71" table:formula="=[.J73]-131">
            <text:p>7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62175">
            <text:p>-362175</text:p>
          </table:table-cell>
          <table:table-cell office:value-type="string" office:string-value="load_cell_2:">
            <text:p>load_cell_2:</text:p>
          </table:table-cell>
          <table:table-cell office:value-type="float" office:value="-362179">
            <text:p>-362179</text:p>
          </table:table-cell>
          <table:table-cell office:value-type="string" office:string-value="load_cell_3:">
            <text:p>load_cell_3:</text:p>
          </table:table-cell>
          <table:table-cell office:value-type="float" office:value="-362178">
            <text:p>-362178</text:p>
          </table:table-cell>
          <table:table-cell office:value-type="string" office:string-value="load_cell_4:">
            <text:p>load_cell_4:</text:p>
          </table:table-cell>
          <table:table-cell office:value-type="float" office:value="-362179">
            <text:p>-362179</text:p>
          </table:table-cell>
          <table:table-cell office:value-type="string" office:string-value="time_of_flight:">
            <text:p>time_of_flight:</text:p>
          </table:table-cell>
          <table:table-cell office:value-type="float" office:value="197">
            <text:p>197</text:p>
          </table:table-cell>
          <table:table-cell office:value-type="string" office:string-value=""/>
          <table:table-cell office:value-type="float" office:value="-799.270454545455" table:formula="=([.H74]+10500)/440">
            <text:p>-799.270455</text:p>
          </table:table-cell>
          <table:table-cell office:value-type="float" office:value="66" table:formula="=[.J74]-131">
            <text:p>6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66964">
            <text:p>-366964</text:p>
          </table:table-cell>
          <table:table-cell office:value-type="string" office:string-value="load_cell_2:">
            <text:p>load_cell_2:</text:p>
          </table:table-cell>
          <table:table-cell office:value-type="float" office:value="-366965">
            <text:p>-366965</text:p>
          </table:table-cell>
          <table:table-cell office:value-type="string" office:string-value="load_cell_3:">
            <text:p>load_cell_3:</text:p>
          </table:table-cell>
          <table:table-cell office:value-type="float" office:value="-366964">
            <text:p>-366964</text:p>
          </table:table-cell>
          <table:table-cell office:value-type="string" office:string-value="load_cell_4:">
            <text:p>load_cell_4:</text:p>
          </table:table-cell>
          <table:table-cell office:value-type="float" office:value="-367002">
            <text:p>-367002</text:p>
          </table:table-cell>
          <table:table-cell office:value-type="string" office:string-value="time_of_flight:">
            <text:p>time_of_flight:</text:p>
          </table:table-cell>
          <table:table-cell office:value-type="float" office:value="203">
            <text:p>203</text:p>
          </table:table-cell>
          <table:table-cell office:value-type="string" office:string-value=""/>
          <table:table-cell office:value-type="float" office:value="-810.231818181818" table:formula="=([.H75]+10500)/440">
            <text:p>-810.231818</text:p>
          </table:table-cell>
          <table:table-cell office:value-type="float" office:value="72" table:formula="=[.J75]-131">
            <text:p>7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2297">
            <text:p>-372297</text:p>
          </table:table-cell>
          <table:table-cell office:value-type="string" office:string-value="load_cell_2:">
            <text:p>load_cell_2:</text:p>
          </table:table-cell>
          <table:table-cell office:value-type="float" office:value="-372316">
            <text:p>-372316</text:p>
          </table:table-cell>
          <table:table-cell office:value-type="string" office:string-value="load_cell_3:">
            <text:p>load_cell_3:</text:p>
          </table:table-cell>
          <table:table-cell office:value-type="float" office:value="-372299">
            <text:p>-372299</text:p>
          </table:table-cell>
          <table:table-cell office:value-type="string" office:string-value="load_cell_4:">
            <text:p>load_cell_4:</text:p>
          </table:table-cell>
          <table:table-cell office:value-type="float" office:value="-372300">
            <text:p>-372300</text:p>
          </table:table-cell>
          <table:table-cell office:value-type="string" office:string-value="time_of_flight:">
            <text:p>time_of_flight:</text:p>
          </table:table-cell>
          <table:table-cell office:value-type="float" office:value="203">
            <text:p>203</text:p>
          </table:table-cell>
          <table:table-cell office:value-type="string" office:string-value=""/>
          <table:table-cell office:value-type="float" office:value="-822.272727272727" table:formula="=([.H76]+10500)/440">
            <text:p>-822.272727</text:p>
          </table:table-cell>
          <table:table-cell office:value-type="float" office:value="72" table:formula="=[.J76]-131">
            <text:p>7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7427">
            <text:p>-377427</text:p>
          </table:table-cell>
          <table:table-cell office:value-type="string" office:string-value="load_cell_2:">
            <text:p>load_cell_2:</text:p>
          </table:table-cell>
          <table:table-cell office:value-type="float" office:value="-377428">
            <text:p>-377428</text:p>
          </table:table-cell>
          <table:table-cell office:value-type="string" office:string-value="load_cell_3:">
            <text:p>load_cell_3:</text:p>
          </table:table-cell>
          <table:table-cell office:value-type="float" office:value="-377427">
            <text:p>-377427</text:p>
          </table:table-cell>
          <table:table-cell office:value-type="string" office:string-value="load_cell_4:">
            <text:p>load_cell_4:</text:p>
          </table:table-cell>
          <table:table-cell office:value-type="float" office:value="-377428">
            <text:p>-377428</text:p>
          </table:table-cell>
          <table:table-cell office:value-type="string" office:string-value="time_of_flight:">
            <text:p>time_of_flight:</text:p>
          </table:table-cell>
          <table:table-cell office:value-type="float" office:value="209">
            <text:p>209</text:p>
          </table:table-cell>
          <table:table-cell office:value-type="string" office:string-value=""/>
          <table:table-cell office:value-type="float" office:value="-833.927272727273" table:formula="=([.H77]+10500)/440">
            <text:p>-833.927273</text:p>
          </table:table-cell>
          <table:table-cell office:value-type="float" office:value="78" table:formula="=[.J77]-131">
            <text:p>7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82340">
            <text:p>-382340</text:p>
          </table:table-cell>
          <table:table-cell office:value-type="string" office:string-value="load_cell_2:">
            <text:p>load_cell_2:</text:p>
          </table:table-cell>
          <table:table-cell office:value-type="float" office:value="-382356">
            <text:p>-382356</text:p>
          </table:table-cell>
          <table:table-cell office:value-type="string" office:string-value="load_cell_3:">
            <text:p>load_cell_3:</text:p>
          </table:table-cell>
          <table:table-cell office:value-type="float" office:value="-382387">
            <text:p>-382387</text:p>
          </table:table-cell>
          <table:table-cell office:value-type="string" office:string-value="load_cell_4:">
            <text:p>load_cell_4:</text:p>
          </table:table-cell>
          <table:table-cell office:value-type="float" office:value="-382417">
            <text:p>-382417</text:p>
          </table:table-cell>
          <table:table-cell office:value-type="string" office:string-value="time_of_flight:">
            <text:p>time_of_flight:</text:p>
          </table:table-cell>
          <table:table-cell office:value-type="float" office:value="210">
            <text:p>210</text:p>
          </table:table-cell>
          <table:table-cell office:value-type="string" office:string-value=""/>
          <table:table-cell office:value-type="float" office:value="-845.265909090909" table:formula="=([.H78]+10500)/440">
            <text:p>-845.265909</text:p>
          </table:table-cell>
          <table:table-cell office:value-type="float" office:value="79" table:formula="=[.J78]-131">
            <text:p>7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87613">
            <text:p>-387613</text:p>
          </table:table-cell>
          <table:table-cell office:value-type="string" office:string-value="load_cell_2:">
            <text:p>load_cell_2:</text:p>
          </table:table-cell>
          <table:table-cell office:value-type="float" office:value="-387620">
            <text:p>-387620</text:p>
          </table:table-cell>
          <table:table-cell office:value-type="string" office:string-value="load_cell_3:">
            <text:p>load_cell_3:</text:p>
          </table:table-cell>
          <table:table-cell office:value-type="float" office:value="-387619">
            <text:p>-387619</text:p>
          </table:table-cell>
          <table:table-cell office:value-type="string" office:string-value="load_cell_4:">
            <text:p>load_cell_4:</text:p>
          </table:table-cell>
          <table:table-cell office:value-type="float" office:value="-387620">
            <text:p>-387620</text:p>
          </table:table-cell>
          <table:table-cell office:value-type="string" office:string-value="time_of_flight:">
            <text:p>time_of_flight:</text:p>
          </table:table-cell>
          <table:table-cell office:value-type="float" office:value="210">
            <text:p>210</text:p>
          </table:table-cell>
          <table:table-cell office:value-type="string" office:string-value=""/>
          <table:table-cell office:value-type="float" office:value="-857.090909090909" table:formula="=([.H79]+10500)/440">
            <text:p>-857.090909</text:p>
          </table:table-cell>
          <table:table-cell office:value-type="float" office:value="79" table:formula="=[.J79]-131">
            <text:p>7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93117">
            <text:p>-393117</text:p>
          </table:table-cell>
          <table:table-cell office:value-type="string" office:string-value="load_cell_2:">
            <text:p>load_cell_2:</text:p>
          </table:table-cell>
          <table:table-cell office:value-type="float" office:value="-393118">
            <text:p>-393118</text:p>
          </table:table-cell>
          <table:table-cell office:value-type="string" office:string-value="load_cell_3:">
            <text:p>load_cell_3:</text:p>
          </table:table-cell>
          <table:table-cell office:value-type="float" office:value="-393141">
            <text:p>-393141</text:p>
          </table:table-cell>
          <table:table-cell office:value-type="string" office:string-value="load_cell_4:">
            <text:p>load_cell_4:</text:p>
          </table:table-cell>
          <table:table-cell office:value-type="float" office:value="-393164">
            <text:p>-393164</text:p>
          </table:table-cell>
          <table:table-cell office:value-type="string" office:string-value="time_of_flight:">
            <text:p>time_of_flight:</text:p>
          </table:table-cell>
          <table:table-cell office:value-type="float" office:value="209">
            <text:p>209</text:p>
          </table:table-cell>
          <table:table-cell office:value-type="string" office:string-value=""/>
          <table:table-cell office:value-type="float" office:value="-869.690909090909" table:formula="=([.H80]+10500)/440">
            <text:p>-869.690909</text:p>
          </table:table-cell>
          <table:table-cell office:value-type="float" office:value="78" table:formula="=[.J80]-131">
            <text:p>7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98314">
            <text:p>-398314</text:p>
          </table:table-cell>
          <table:table-cell office:value-type="string" office:string-value="load_cell_2:">
            <text:p>load_cell_2:</text:p>
          </table:table-cell>
          <table:table-cell office:value-type="float" office:value="-398334">
            <text:p>-398334</text:p>
          </table:table-cell>
          <table:table-cell office:value-type="string" office:string-value="load_cell_3:">
            <text:p>load_cell_3:</text:p>
          </table:table-cell>
          <table:table-cell office:value-type="float" office:value="-398340">
            <text:p>-398340</text:p>
          </table:table-cell>
          <table:table-cell office:value-type="string" office:string-value="load_cell_4:">
            <text:p>load_cell_4:</text:p>
          </table:table-cell>
          <table:table-cell office:value-type="float" office:value="-398341">
            <text:p>-398341</text:p>
          </table:table-cell>
          <table:table-cell office:value-type="string" office:string-value="time_of_flight:">
            <text:p>time_of_flight:</text:p>
          </table:table-cell>
          <table:table-cell office:value-type="float" office:value="214">
            <text:p>214</text:p>
          </table:table-cell>
          <table:table-cell office:value-type="string" office:string-value=""/>
          <table:table-cell office:value-type="float" office:value="-881.456818181818" table:formula="=([.H81]+10500)/440">
            <text:p>-881.456818</text:p>
          </table:table-cell>
          <table:table-cell office:value-type="float" office:value="83" table:formula="=[.J81]-131">
            <text:p>8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03496">
            <text:p>-403496</text:p>
          </table:table-cell>
          <table:table-cell office:value-type="string" office:string-value="load_cell_2:">
            <text:p>load_cell_2:</text:p>
          </table:table-cell>
          <table:table-cell office:value-type="float" office:value="-403497">
            <text:p>-403497</text:p>
          </table:table-cell>
          <table:table-cell office:value-type="string" office:string-value="load_cell_3:">
            <text:p>load_cell_3:</text:p>
          </table:table-cell>
          <table:table-cell office:value-type="float" office:value="-403496">
            <text:p>-403496</text:p>
          </table:table-cell>
          <table:table-cell office:value-type="string" office:string-value="load_cell_4:">
            <text:p>load_cell_4:</text:p>
          </table:table-cell>
          <table:table-cell office:value-type="float" office:value="-403497">
            <text:p>-403497</text:p>
          </table:table-cell>
          <table:table-cell office:value-type="string" office:string-value="time_of_flight:">
            <text:p>time_of_flight:</text:p>
          </table:table-cell>
          <table:table-cell office:value-type="float" office:value="217">
            <text:p>217</text:p>
          </table:table-cell>
          <table:table-cell office:value-type="string" office:string-value=""/>
          <table:table-cell office:value-type="float" office:value="-893.175" table:formula="=([.H82]+10500)/440">
            <text:p>-893.175</text:p>
          </table:table-cell>
          <table:table-cell office:value-type="float" office:value="86" table:formula="=[.J82]-131">
            <text:p>8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08511">
            <text:p>-408511</text:p>
          </table:table-cell>
          <table:table-cell office:value-type="string" office:string-value="load_cell_2:">
            <text:p>load_cell_2:</text:p>
          </table:table-cell>
          <table:table-cell office:value-type="float" office:value="-408535">
            <text:p>-408535</text:p>
          </table:table-cell>
          <table:table-cell office:value-type="string" office:string-value="load_cell_3:">
            <text:p>load_cell_3:</text:p>
          </table:table-cell>
          <table:table-cell office:value-type="float" office:value="-408544">
            <text:p>-408544</text:p>
          </table:table-cell>
          <table:table-cell office:value-type="string" office:string-value="load_cell_4:">
            <text:p>load_cell_4:</text:p>
          </table:table-cell>
          <table:table-cell office:value-type="float" office:value="-408549">
            <text:p>-408549</text:p>
          </table:table-cell>
          <table:table-cell office:value-type="string" office:string-value="time_of_flight:">
            <text:p>time_of_flight:</text:p>
          </table:table-cell>
          <table:table-cell office:value-type="float" office:value="215">
            <text:p>215</text:p>
          </table:table-cell>
          <table:table-cell office:value-type="string" office:string-value=""/>
          <table:table-cell office:value-type="float" office:value="-904.656818181818" table:formula="=([.H83]+10500)/440">
            <text:p>-904.656818</text:p>
          </table:table-cell>
          <table:table-cell office:value-type="float" office:value="84" table:formula="=[.J83]-131">
            <text:p>8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13452">
            <text:p>-413452</text:p>
          </table:table-cell>
          <table:table-cell office:value-type="string" office:string-value="load_cell_2:">
            <text:p>load_cell_2:</text:p>
          </table:table-cell>
          <table:table-cell office:value-type="float" office:value="-413479">
            <text:p>-413479</text:p>
          </table:table-cell>
          <table:table-cell office:value-type="string" office:string-value="load_cell_3:">
            <text:p>load_cell_3:</text:p>
          </table:table-cell>
          <table:table-cell office:value-type="float" office:value="-413478">
            <text:p>-413478</text:p>
          </table:table-cell>
          <table:table-cell office:value-type="string" office:string-value="load_cell_4:">
            <text:p>load_cell_4:</text:p>
          </table:table-cell>
          <table:table-cell office:value-type="float" office:value="-413479">
            <text:p>-413479</text:p>
          </table:table-cell>
          <table:table-cell office:value-type="string" office:string-value="time_of_flight:">
            <text:p>time_of_flight:</text:p>
          </table:table-cell>
          <table:table-cell office:value-type="float" office:value="215">
            <text:p>215</text:p>
          </table:table-cell>
          <table:table-cell office:value-type="string" office:string-value=""/>
          <table:table-cell office:value-type="float" office:value="-915.861363636364" table:formula="=([.H84]+10500)/440">
            <text:p>-915.861364</text:p>
          </table:table-cell>
          <table:table-cell office:value-type="float" office:value="84" table:formula="=[.J84]-131">
            <text:p>8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19296">
            <text:p>-419296</text:p>
          </table:table-cell>
          <table:table-cell office:value-type="string" office:string-value="load_cell_2:">
            <text:p>load_cell_2:</text:p>
          </table:table-cell>
          <table:table-cell office:value-type="float" office:value="-419297">
            <text:p>-419297</text:p>
          </table:table-cell>
          <table:table-cell office:value-type="string" office:string-value="load_cell_3:">
            <text:p>load_cell_3:</text:p>
          </table:table-cell>
          <table:table-cell office:value-type="float" office:value="-419305">
            <text:p>-419305</text:p>
          </table:table-cell>
          <table:table-cell office:value-type="string" office:string-value="load_cell_4:">
            <text:p>load_cell_4:</text:p>
          </table:table-cell>
          <table:table-cell office:value-type="float" office:value="-419314">
            <text:p>-419314</text:p>
          </table:table-cell>
          <table:table-cell office:value-type="string" office:string-value="time_of_flight:">
            <text:p>time_of_flight:</text:p>
          </table:table-cell>
          <table:table-cell office:value-type="float" office:value="216">
            <text:p>216</text:p>
          </table:table-cell>
          <table:table-cell office:value-type="string" office:string-value=""/>
          <table:table-cell office:value-type="float" office:value="-929.122727272727" table:formula="=([.H85]+10500)/440">
            <text:p>-929.122727</text:p>
          </table:table-cell>
          <table:table-cell office:value-type="float" office:value="85" table:formula="=[.J85]-131">
            <text:p>8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24256">
            <text:p>-424256</text:p>
          </table:table-cell>
          <table:table-cell office:value-type="string" office:string-value="load_cell_2:">
            <text:p>load_cell_2:</text:p>
          </table:table-cell>
          <table:table-cell office:value-type="float" office:value="-424277">
            <text:p>-424277</text:p>
          </table:table-cell>
          <table:table-cell office:value-type="string" office:string-value="load_cell_3:">
            <text:p>load_cell_3:</text:p>
          </table:table-cell>
          <table:table-cell office:value-type="float" office:value="-424297">
            <text:p>-424297</text:p>
          </table:table-cell>
          <table:table-cell office:value-type="string" office:string-value="load_cell_4:">
            <text:p>load_cell_4:</text:p>
          </table:table-cell>
          <table:table-cell office:value-type="float" office:value="-424298">
            <text:p>-424298</text:p>
          </table:table-cell>
          <table:table-cell office:value-type="string" office:string-value="time_of_flight:">
            <text:p>time_of_flight:</text:p>
          </table:table-cell>
          <table:table-cell office:value-type="float" office:value="219">
            <text:p>219</text:p>
          </table:table-cell>
          <table:table-cell office:value-type="string" office:string-value=""/>
          <table:table-cell office:value-type="float" office:value="-940.45" table:formula="=([.H86]+10500)/440">
            <text:p>-940.45</text:p>
          </table:table-cell>
          <table:table-cell office:value-type="float" office:value="88" table:formula="=[.J86]-131">
            <text:p>8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28381">
            <text:p>-428381</text:p>
          </table:table-cell>
          <table:table-cell office:value-type="string" office:string-value="load_cell_2:">
            <text:p>load_cell_2:</text:p>
          </table:table-cell>
          <table:table-cell office:value-type="float" office:value="-428382">
            <text:p>-428382</text:p>
          </table:table-cell>
          <table:table-cell office:value-type="string" office:string-value="load_cell_3:">
            <text:p>load_cell_3:</text:p>
          </table:table-cell>
          <table:table-cell office:value-type="float" office:value="-428381">
            <text:p>-428381</text:p>
          </table:table-cell>
          <table:table-cell office:value-type="string" office:string-value="load_cell_4:">
            <text:p>load_cell_4:</text:p>
          </table:table-cell>
          <table:table-cell office:value-type="float" office:value="-428382">
            <text:p>-428382</text:p>
          </table:table-cell>
          <table:table-cell office:value-type="string" office:string-value="time_of_flight:">
            <text:p>time_of_flight:</text:p>
          </table:table-cell>
          <table:table-cell office:value-type="float" office:value="217">
            <text:p>217</text:p>
          </table:table-cell>
          <table:table-cell office:value-type="string" office:string-value=""/>
          <table:table-cell office:value-type="float" office:value="-949.731818181818" table:formula="=([.H87]+10500)/440">
            <text:p>-949.731818</text:p>
          </table:table-cell>
          <table:table-cell office:value-type="float" office:value="86" table:formula="=[.J87]-131">
            <text:p>8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32492">
            <text:p>-432492</text:p>
          </table:table-cell>
          <table:table-cell office:value-type="string" office:string-value="load_cell_2:">
            <text:p>load_cell_2:</text:p>
          </table:table-cell>
          <table:table-cell office:value-type="float" office:value="-432493">
            <text:p>-432493</text:p>
          </table:table-cell>
          <table:table-cell office:value-type="string" office:string-value="load_cell_3:">
            <text:p>load_cell_3:</text:p>
          </table:table-cell>
          <table:table-cell office:value-type="float" office:value="-432502">
            <text:p>-432502</text:p>
          </table:table-cell>
          <table:table-cell office:value-type="string" office:string-value="load_cell_4:">
            <text:p>load_cell_4:</text:p>
          </table:table-cell>
          <table:table-cell office:value-type="float" office:value="-432532">
            <text:p>-432532</text:p>
          </table:table-cell>
          <table:table-cell office:value-type="string" office:string-value="time_of_flight:">
            <text:p>time_of_flight:</text:p>
          </table:table-cell>
          <table:table-cell office:value-type="float" office:value="218">
            <text:p>218</text:p>
          </table:table-cell>
          <table:table-cell office:value-type="string" office:string-value=""/>
          <table:table-cell office:value-type="float" office:value="-959.163636363636" table:formula="=([.H88]+10500)/440">
            <text:p>-959.163636</text:p>
          </table:table-cell>
          <table:table-cell office:value-type="float" office:value="87" table:formula="=[.J88]-131">
            <text:p>8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36621">
            <text:p>-436621</text:p>
          </table:table-cell>
          <table:table-cell office:value-type="string" office:string-value="load_cell_2:">
            <text:p>load_cell_2:</text:p>
          </table:table-cell>
          <table:table-cell office:value-type="float" office:value="-436640">
            <text:p>-436640</text:p>
          </table:table-cell>
          <table:table-cell office:value-type="string" office:string-value="load_cell_3:">
            <text:p>load_cell_3:</text:p>
          </table:table-cell>
          <table:table-cell office:value-type="float" office:value="-436639">
            <text:p>-436639</text:p>
          </table:table-cell>
          <table:table-cell office:value-type="string" office:string-value="load_cell_4:">
            <text:p>load_cell_4:</text:p>
          </table:table-cell>
          <table:table-cell office:value-type="float" office:value="-436640">
            <text:p>-436640</text:p>
          </table:table-cell>
          <table:table-cell office:value-type="string" office:string-value="time_of_flight:">
            <text:p>time_of_flight:</text:p>
          </table:table-cell>
          <table:table-cell office:value-type="float" office:value="219">
            <text:p>219</text:p>
          </table:table-cell>
          <table:table-cell office:value-type="string" office:string-value=""/>
          <table:table-cell office:value-type="float" office:value="-968.5" table:formula="=([.H89]+10500)/440">
            <text:p>-968.5</text:p>
          </table:table-cell>
          <table:table-cell office:value-type="float" office:value="88" table:formula="=[.J89]-131">
            <text:p>8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0611">
            <text:p>-440611</text:p>
          </table:table-cell>
          <table:table-cell office:value-type="string" office:string-value="load_cell_2:">
            <text:p>load_cell_2:</text:p>
          </table:table-cell>
          <table:table-cell office:value-type="float" office:value="-440612">
            <text:p>-440612</text:p>
          </table:table-cell>
          <table:table-cell office:value-type="string" office:string-value="load_cell_3:">
            <text:p>load_cell_3:</text:p>
          </table:table-cell>
          <table:table-cell office:value-type="float" office:value="-440611">
            <text:p>-440611</text:p>
          </table:table-cell>
          <table:table-cell office:value-type="string" office:string-value="load_cell_4:">
            <text:p>load_cell_4:</text:p>
          </table:table-cell>
          <table:table-cell office:value-type="float" office:value="-440673">
            <text:p>-440673</text:p>
          </table:table-cell>
          <table:table-cell office:value-type="string" office:string-value="time_of_flight:">
            <text:p>time_of_flight:</text:p>
          </table:table-cell>
          <table:table-cell office:value-type="float" office:value="223">
            <text:p>223</text:p>
          </table:table-cell>
          <table:table-cell office:value-type="string" office:string-value=""/>
          <table:table-cell office:value-type="float" office:value="-977.665909090909" table:formula="=([.H90]+10500)/440">
            <text:p>-977.665909</text:p>
          </table:table-cell>
          <table:table-cell office:value-type="float" office:value="92" table:formula="=[.J90]-131">
            <text:p>9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4855">
            <text:p>-444855</text:p>
          </table:table-cell>
          <table:table-cell office:value-type="string" office:string-value="load_cell_2:">
            <text:p>load_cell_2:</text:p>
          </table:table-cell>
          <table:table-cell office:value-type="float" office:value="-444858">
            <text:p>-444858</text:p>
          </table:table-cell>
          <table:table-cell office:value-type="string" office:string-value="load_cell_3:">
            <text:p>load_cell_3:</text:p>
          </table:table-cell>
          <table:table-cell office:value-type="float" office:value="-444882">
            <text:p>-444882</text:p>
          </table:table-cell>
          <table:table-cell office:value-type="string" office:string-value="load_cell_4:">
            <text:p>load_cell_4:</text:p>
          </table:table-cell>
          <table:table-cell office:value-type="float" office:value="-444883">
            <text:p>-444883</text:p>
          </table:table-cell>
          <table:table-cell office:value-type="string" office:string-value="time_of_flight:">
            <text:p>time_of_flight:</text:p>
          </table:table-cell>
          <table:table-cell office:value-type="float" office:value="226">
            <text:p>226</text:p>
          </table:table-cell>
          <table:table-cell office:value-type="string" office:string-value=""/>
          <table:table-cell office:value-type="float" office:value="-987.234090909091" table:formula="=([.H91]+10500)/440">
            <text:p>-987.234091</text:p>
          </table:table-cell>
          <table:table-cell office:value-type="float" office:value="95" table:formula="=[.J91]-131">
            <text:p>9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9902">
            <text:p>-449902</text:p>
          </table:table-cell>
          <table:table-cell office:value-type="string" office:string-value="load_cell_2:">
            <text:p>load_cell_2:</text:p>
          </table:table-cell>
          <table:table-cell office:value-type="float" office:value="-449903">
            <text:p>-449903</text:p>
          </table:table-cell>
          <table:table-cell office:value-type="string" office:string-value="load_cell_3:">
            <text:p>load_cell_3:</text:p>
          </table:table-cell>
          <table:table-cell office:value-type="float" office:value="-449902">
            <text:p>-449902</text:p>
          </table:table-cell>
          <table:table-cell office:value-type="string" office:string-value="load_cell_4:">
            <text:p>load_cell_4:</text:p>
          </table:table-cell>
          <table:table-cell office:value-type="float" office:value="-449903">
            <text:p>-449903</text:p>
          </table:table-cell>
          <table:table-cell office:value-type="string" office:string-value="time_of_flight:">
            <text:p>time_of_flight:</text:p>
          </table:table-cell>
          <table:table-cell office:value-type="float" office:value="225">
            <text:p>225</text:p>
          </table:table-cell>
          <table:table-cell office:value-type="string" office:string-value=""/>
          <table:table-cell office:value-type="float" office:value="-998.643181818182" table:formula="=([.H92]+10500)/440">
            <text:p>-998.643182</text:p>
          </table:table-cell>
          <table:table-cell office:value-type="float" office:value="94" table:formula="=[.J92]-131">
            <text:p>9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53919">
            <text:p>-453919</text:p>
          </table:table-cell>
          <table:table-cell office:value-type="string" office:string-value="load_cell_2:">
            <text:p>load_cell_2:</text:p>
          </table:table-cell>
          <table:table-cell office:value-type="float" office:value="-453927">
            <text:p>-453927</text:p>
          </table:table-cell>
          <table:table-cell office:value-type="string" office:string-value="load_cell_3:">
            <text:p>load_cell_3:</text:p>
          </table:table-cell>
          <table:table-cell office:value-type="float" office:value="-454008">
            <text:p>-454008</text:p>
          </table:table-cell>
          <table:table-cell office:value-type="string" office:string-value="load_cell_4:">
            <text:p>load_cell_4:</text:p>
          </table:table-cell>
          <table:table-cell office:value-type="float" office:value="-454064">
            <text:p>-454064</text:p>
          </table:table-cell>
          <table:table-cell office:value-type="string" office:string-value="time_of_flight:">
            <text:p>time_of_flight:</text:p>
          </table:table-cell>
          <table:table-cell office:value-type="float" office:value="228">
            <text:p>228</text:p>
          </table:table-cell>
          <table:table-cell office:value-type="string" office:string-value=""/>
          <table:table-cell office:value-type="float" office:value="-1008.1" table:formula="=([.H93]+10500)/440">
            <text:p>-1008.1</text:p>
          </table:table-cell>
          <table:table-cell office:value-type="float" office:value="97" table:formula="=[.J93]-131">
            <text:p>9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59066">
            <text:p>-459066</text:p>
          </table:table-cell>
          <table:table-cell office:value-type="string" office:string-value="load_cell_2:">
            <text:p>load_cell_2:</text:p>
          </table:table-cell>
          <table:table-cell office:value-type="float" office:value="-459153">
            <text:p>-459153</text:p>
          </table:table-cell>
          <table:table-cell office:value-type="string" office:string-value="load_cell_3:">
            <text:p>load_cell_3:</text:p>
          </table:table-cell>
          <table:table-cell office:value-type="float" office:value="-459152">
            <text:p>-459152</text:p>
          </table:table-cell>
          <table:table-cell office:value-type="string" office:string-value="load_cell_4:">
            <text:p>load_cell_4:</text:p>
          </table:table-cell>
          <table:table-cell office:value-type="float" office:value="-459153">
            <text:p>-459153</text:p>
          </table:table-cell>
          <table:table-cell office:value-type="string" office:string-value="time_of_flight:">
            <text:p>time_of_flight:</text:p>
          </table:table-cell>
          <table:table-cell office:value-type="float" office:value="227">
            <text:p>227</text:p>
          </table:table-cell>
          <table:table-cell office:value-type="string" office:string-value=""/>
          <table:table-cell office:value-type="float" office:value="-1019.66590909091" table:formula="=([.H94]+10500)/440">
            <text:p>-1019.66591</text:p>
          </table:table-cell>
          <table:table-cell office:value-type="float" office:value="96" table:formula="=[.J94]-131">
            <text:p>9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62648">
            <text:p>-462648</text:p>
          </table:table-cell>
          <table:table-cell office:value-type="string" office:string-value="load_cell_2:">
            <text:p>load_cell_2:</text:p>
          </table:table-cell>
          <table:table-cell office:value-type="float" office:value="-462649">
            <text:p>-462649</text:p>
          </table:table-cell>
          <table:table-cell office:value-type="string" office:string-value="load_cell_3:">
            <text:p>load_cell_3:</text:p>
          </table:table-cell>
          <table:table-cell office:value-type="float" office:value="-462648">
            <text:p>-462648</text:p>
          </table:table-cell>
          <table:table-cell office:value-type="string" office:string-value="load_cell_4:">
            <text:p>load_cell_4:</text:p>
          </table:table-cell>
          <table:table-cell office:value-type="float" office:value="-462703">
            <text:p>-462703</text:p>
          </table:table-cell>
          <table:table-cell office:value-type="string" office:string-value="time_of_flight:">
            <text:p>time_of_flight:</text:p>
          </table:table-cell>
          <table:table-cell office:value-type="float" office:value="230">
            <text:p>230</text:p>
          </table:table-cell>
          <table:table-cell office:value-type="string" office:string-value=""/>
          <table:table-cell office:value-type="float" office:value="-1027.73409090909" table:formula="=([.H95]+10500)/440">
            <text:p>-1027.73409</text:p>
          </table:table-cell>
          <table:table-cell office:value-type="float" office:value="99" table:formula="=[.J95]-131">
            <text:p>9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68004">
            <text:p>-468004</text:p>
          </table:table-cell>
          <table:table-cell office:value-type="string" office:string-value="load_cell_2:">
            <text:p>load_cell_2:</text:p>
          </table:table-cell>
          <table:table-cell office:value-type="float" office:value="-468016">
            <text:p>-468016</text:p>
          </table:table-cell>
          <table:table-cell office:value-type="string" office:string-value="load_cell_3:">
            <text:p>load_cell_3:</text:p>
          </table:table-cell>
          <table:table-cell office:value-type="float" office:value="-468014">
            <text:p>-468014</text:p>
          </table:table-cell>
          <table:table-cell office:value-type="string" office:string-value="load_cell_4:">
            <text:p>load_cell_4:</text:p>
          </table:table-cell>
          <table:table-cell office:value-type="float" office:value="-468024">
            <text:p>-468024</text:p>
          </table:table-cell>
          <table:table-cell office:value-type="string" office:string-value="time_of_flight:">
            <text:p>time_of_flight:</text:p>
          </table:table-cell>
          <table:table-cell office:value-type="float" office:value="232">
            <text:p>232</text:p>
          </table:table-cell>
          <table:table-cell office:value-type="string" office:string-value=""/>
          <table:table-cell office:value-type="float" office:value="-1039.82727272727" table:formula="=([.H96]+10500)/440">
            <text:p>-1039.82727</text:p>
          </table:table-cell>
          <table:table-cell office:value-type="float" office:value="101" table:formula="=[.J96]-131">
            <text:p>10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71886">
            <text:p>-471886</text:p>
          </table:table-cell>
          <table:table-cell office:value-type="string" office:string-value="load_cell_2:">
            <text:p>load_cell_2:</text:p>
          </table:table-cell>
          <table:table-cell office:value-type="float" office:value="-471887">
            <text:p>-471887</text:p>
          </table:table-cell>
          <table:table-cell office:value-type="string" office:string-value="load_cell_3:">
            <text:p>load_cell_3:</text:p>
          </table:table-cell>
          <table:table-cell office:value-type="float" office:value="-471886">
            <text:p>-471886</text:p>
          </table:table-cell>
          <table:table-cell office:value-type="string" office:string-value="load_cell_4:">
            <text:p>load_cell_4:</text:p>
          </table:table-cell>
          <table:table-cell office:value-type="float" office:value="-471887">
            <text:p>-471887</text:p>
          </table:table-cell>
          <table:table-cell office:value-type="string" office:string-value="time_of_flight:">
            <text:p>time_of_flight:</text:p>
          </table:table-cell>
          <table:table-cell office:value-type="float" office:value="232">
            <text:p>232</text:p>
          </table:table-cell>
          <table:table-cell office:value-type="string" office:string-value=""/>
          <table:table-cell office:value-type="float" office:value="-1048.60681818182" table:formula="=([.H97]+10500)/440">
            <text:p>-1048.60682</text:p>
          </table:table-cell>
          <table:table-cell office:value-type="float" office:value="101" table:formula="=[.J97]-131">
            <text:p>10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76555">
            <text:p>-476555</text:p>
          </table:table-cell>
          <table:table-cell office:value-type="string" office:string-value="load_cell_2:">
            <text:p>load_cell_2:</text:p>
          </table:table-cell>
          <table:table-cell office:value-type="float" office:value="-476556">
            <text:p>-476556</text:p>
          </table:table-cell>
          <table:table-cell office:value-type="string" office:string-value="load_cell_3:">
            <text:p>load_cell_3:</text:p>
          </table:table-cell>
          <table:table-cell office:value-type="float" office:value="-476600">
            <text:p>-476600</text:p>
          </table:table-cell>
          <table:table-cell office:value-type="string" office:string-value="load_cell_4:">
            <text:p>load_cell_4:</text:p>
          </table:table-cell>
          <table:table-cell office:value-type="float" office:value="-476624">
            <text:p>-476624</text:p>
          </table:table-cell>
          <table:table-cell office:value-type="string" office:string-value="time_of_flight:">
            <text:p>time_of_flight:</text:p>
          </table:table-cell>
          <table:table-cell office:value-type="float" office:value="238">
            <text:p>238</text:p>
          </table:table-cell>
          <table:table-cell office:value-type="string" office:string-value=""/>
          <table:table-cell office:value-type="float" office:value="-1059.37272727273" table:formula="=([.H98]+10500)/440">
            <text:p>-1059.37273</text:p>
          </table:table-cell>
          <table:table-cell office:value-type="float" office:value="107" table:formula="=[.J98]-131">
            <text:p>1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81562">
            <text:p>-481562</text:p>
          </table:table-cell>
          <table:table-cell office:value-type="string" office:string-value="load_cell_2:">
            <text:p>load_cell_2:</text:p>
          </table:table-cell>
          <table:table-cell office:value-type="float" office:value="-481592">
            <text:p>-481592</text:p>
          </table:table-cell>
          <table:table-cell office:value-type="string" office:string-value="load_cell_3:">
            <text:p>load_cell_3:</text:p>
          </table:table-cell>
          <table:table-cell office:value-type="float" office:value="-481613">
            <text:p>-481613</text:p>
          </table:table-cell>
          <table:table-cell office:value-type="string" office:string-value="load_cell_4:">
            <text:p>load_cell_4:</text:p>
          </table:table-cell>
          <table:table-cell office:value-type="float" office:value="-481614">
            <text:p>-481614</text:p>
          </table:table-cell>
          <table:table-cell office:value-type="string" office:string-value="time_of_flight:">
            <text:p>time_of_flight:</text:p>
          </table:table-cell>
          <table:table-cell office:value-type="float" office:value="234">
            <text:p>234</text:p>
          </table:table-cell>
          <table:table-cell office:value-type="string" office:string-value=""/>
          <table:table-cell office:value-type="float" office:value="-1070.71363636364" table:formula="=([.H99]+10500)/440">
            <text:p>-1070.71364</text:p>
          </table:table-cell>
          <table:table-cell office:value-type="float" office:value="103" table:formula="=[.J99]-131">
            <text:p>10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86699">
            <text:p>-486699</text:p>
          </table:table-cell>
          <table:table-cell office:value-type="string" office:string-value="load_cell_2:">
            <text:p>load_cell_2:</text:p>
          </table:table-cell>
          <table:table-cell office:value-type="float" office:value="-486700">
            <text:p>-486700</text:p>
          </table:table-cell>
          <table:table-cell office:value-type="string" office:string-value="load_cell_3:">
            <text:p>load_cell_3:</text:p>
          </table:table-cell>
          <table:table-cell office:value-type="float" office:value="-486699">
            <text:p>-486699</text:p>
          </table:table-cell>
          <table:table-cell office:value-type="string" office:string-value="load_cell_4:">
            <text:p>load_cell_4:</text:p>
          </table:table-cell>
          <table:table-cell office:value-type="float" office:value="-486710">
            <text:p>-486710</text:p>
          </table:table-cell>
          <table:table-cell office:value-type="string" office:string-value="time_of_flight:">
            <text:p>time_of_flight:</text:p>
          </table:table-cell>
          <table:table-cell office:value-type="float" office:value="236">
            <text:p>236</text:p>
          </table:table-cell>
          <table:table-cell office:value-type="string" office:string-value=""/>
          <table:table-cell office:value-type="float" office:value="-1082.29545454545" table:formula="=([.H100]+10500)/440">
            <text:p>-1082.29545</text:p>
          </table:table-cell>
          <table:table-cell office:value-type="float" office:value="105" table:formula="=[.J100]-131">
            <text:p>10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90405">
            <text:p>-490405</text:p>
          </table:table-cell>
          <table:table-cell office:value-type="string" office:string-value="load_cell_2:">
            <text:p>load_cell_2:</text:p>
          </table:table-cell>
          <table:table-cell office:value-type="float" office:value="-490403">
            <text:p>-490403</text:p>
          </table:table-cell>
          <table:table-cell office:value-type="string" office:string-value="load_cell_3:">
            <text:p>load_cell_3:</text:p>
          </table:table-cell>
          <table:table-cell office:value-type="float" office:value="-490472">
            <text:p>-490472</text:p>
          </table:table-cell>
          <table:table-cell office:value-type="string" office:string-value="load_cell_4:">
            <text:p>load_cell_4:</text:p>
          </table:table-cell>
          <table:table-cell office:value-type="float" office:value="-490477">
            <text:p>-490477</text:p>
          </table:table-cell>
          <table:table-cell office:value-type="string" office:string-value="time_of_flight:">
            <text:p>time_of_flight:</text:p>
          </table:table-cell>
          <table:table-cell office:value-type="float" office:value="238">
            <text:p>238</text:p>
          </table:table-cell>
          <table:table-cell office:value-type="string" office:string-value=""/>
          <table:table-cell office:value-type="float" office:value="-1090.85681818182" table:formula="=([.H101]+10500)/440">
            <text:p>-1090.85682</text:p>
          </table:table-cell>
          <table:table-cell office:value-type="float" office:value="107" table:formula="=[.J101]-131">
            <text:p>1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94857">
            <text:p>-494857</text:p>
          </table:table-cell>
          <table:table-cell office:value-type="string" office:string-value="load_cell_2:">
            <text:p>load_cell_2:</text:p>
          </table:table-cell>
          <table:table-cell office:value-type="float" office:value="-494878">
            <text:p>-494878</text:p>
          </table:table-cell>
          <table:table-cell office:value-type="string" office:string-value="load_cell_3:">
            <text:p>load_cell_3:</text:p>
          </table:table-cell>
          <table:table-cell office:value-type="float" office:value="-494877">
            <text:p>-494877</text:p>
          </table:table-cell>
          <table:table-cell office:value-type="string" office:string-value="load_cell_4:">
            <text:p>load_cell_4:</text:p>
          </table:table-cell>
          <table:table-cell office:value-type="float" office:value="-494878">
            <text:p>-494878</text:p>
          </table:table-cell>
          <table:table-cell office:value-type="string" office:string-value="time_of_flight:">
            <text:p>time_of_flight:</text:p>
          </table:table-cell>
          <table:table-cell office:value-type="float" office:value="236">
            <text:p>236</text:p>
          </table:table-cell>
          <table:table-cell office:value-type="string" office:string-value=""/>
          <table:table-cell office:value-type="float" office:value="-1100.85909090909" table:formula="=([.H102]+10500)/440">
            <text:p>-1100.85909</text:p>
          </table:table-cell>
          <table:table-cell office:value-type="float" office:value="105" table:formula="=[.J102]-131">
            <text:p>10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99291">
            <text:p>-499291</text:p>
          </table:table-cell>
          <table:table-cell office:value-type="string" office:string-value="load_cell_2:">
            <text:p>load_cell_2:</text:p>
          </table:table-cell>
          <table:table-cell office:value-type="float" office:value="-499292">
            <text:p>-499292</text:p>
          </table:table-cell>
          <table:table-cell office:value-type="string" office:string-value="load_cell_3:">
            <text:p>load_cell_3:</text:p>
          </table:table-cell>
          <table:table-cell office:value-type="float" office:value="-499291">
            <text:p>-499291</text:p>
          </table:table-cell>
          <table:table-cell office:value-type="string" office:string-value="load_cell_4:">
            <text:p>load_cell_4:</text:p>
          </table:table-cell>
          <table:table-cell office:value-type="float" office:value="-499345">
            <text:p>-499345</text:p>
          </table:table-cell>
          <table:table-cell office:value-type="string" office:string-value="time_of_flight:">
            <text:p>time_of_flight:</text:p>
          </table:table-cell>
          <table:table-cell office:value-type="float" office:value="236">
            <text:p>236</text:p>
          </table:table-cell>
          <table:table-cell office:value-type="string" office:string-value=""/>
          <table:table-cell office:value-type="float" office:value="-1111.01136363636" table:formula="=([.H103]+10500)/440">
            <text:p>-1111.01136</text:p>
          </table:table-cell>
          <table:table-cell office:value-type="float" office:value="105" table:formula="=[.J103]-131">
            <text:p>10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03060">
            <text:p>-503060</text:p>
          </table:table-cell>
          <table:table-cell office:value-type="string" office:string-value="load_cell_2:">
            <text:p>load_cell_2:</text:p>
          </table:table-cell>
          <table:table-cell office:value-type="float" office:value="-503054">
            <text:p>-503054</text:p>
          </table:table-cell>
          <table:table-cell office:value-type="string" office:string-value="load_cell_3:">
            <text:p>load_cell_3:</text:p>
          </table:table-cell>
          <table:table-cell office:value-type="float" office:value="-503069">
            <text:p>-503069</text:p>
          </table:table-cell>
          <table:table-cell office:value-type="string" office:string-value="load_cell_4:">
            <text:p>load_cell_4:</text:p>
          </table:table-cell>
          <table:table-cell office:value-type="float" office:value="-503070">
            <text:p>-503070</text:p>
          </table:table-cell>
          <table:table-cell office:value-type="string" office:string-value="time_of_flight:">
            <text:p>time_of_flight:</text:p>
          </table:table-cell>
          <table:table-cell office:value-type="float" office:value="240">
            <text:p>240</text:p>
          </table:table-cell>
          <table:table-cell office:value-type="string" office:string-value=""/>
          <table:table-cell office:value-type="float" office:value="-1119.47727272727" table:formula="=([.H104]+10500)/440">
            <text:p>-1119.47727</text:p>
          </table:table-cell>
          <table:table-cell office:value-type="float" office:value="109" table:formula="=[.J104]-131">
            <text:p>10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08072">
            <text:p>-508072</text:p>
          </table:table-cell>
          <table:table-cell office:value-type="string" office:string-value="load_cell_2:">
            <text:p>load_cell_2:</text:p>
          </table:table-cell>
          <table:table-cell office:value-type="float" office:value="-508073">
            <text:p>-508073</text:p>
          </table:table-cell>
          <table:table-cell office:value-type="string" office:string-value="load_cell_3:">
            <text:p>load_cell_3:</text:p>
          </table:table-cell>
          <table:table-cell office:value-type="float" office:value="-508072">
            <text:p>-508072</text:p>
          </table:table-cell>
          <table:table-cell office:value-type="string" office:string-value="load_cell_4:">
            <text:p>load_cell_4:</text:p>
          </table:table-cell>
          <table:table-cell office:value-type="float" office:value="-508073">
            <text:p>-508073</text:p>
          </table:table-cell>
          <table:table-cell office:value-type="string" office:string-value="time_of_flight:">
            <text:p>time_of_flight:</text:p>
          </table:table-cell>
          <table:table-cell office:value-type="float" office:value="241">
            <text:p>241</text:p>
          </table:table-cell>
          <table:table-cell office:value-type="string" office:string-value=""/>
          <table:table-cell office:value-type="float" office:value="-1130.84772727273" table:formula="=([.H105]+10500)/440">
            <text:p>-1130.84773</text:p>
          </table:table-cell>
          <table:table-cell office:value-type="float" office:value="110" table:formula="=[.J105]-131">
            <text:p>11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0704">
            <text:p>-510704</text:p>
          </table:table-cell>
          <table:table-cell office:value-type="string" office:string-value="load_cell_2:">
            <text:p>load_cell_2:</text:p>
          </table:table-cell>
          <table:table-cell office:value-type="float" office:value="-510693">
            <text:p>-510693</text:p>
          </table:table-cell>
          <table:table-cell office:value-type="string" office:string-value="load_cell_3:">
            <text:p>load_cell_3:</text:p>
          </table:table-cell>
          <table:table-cell office:value-type="float" office:value="-510714">
            <text:p>-510714</text:p>
          </table:table-cell>
          <table:table-cell office:value-type="string" office:string-value="load_cell_4:">
            <text:p>load_cell_4:</text:p>
          </table:table-cell>
          <table:table-cell office:value-type="float" office:value="-510745">
            <text:p>-510745</text:p>
          </table:table-cell>
          <table:table-cell office:value-type="string" office:string-value="time_of_flight:">
            <text:p>time_of_flight:</text:p>
          </table:table-cell>
          <table:table-cell office:value-type="float" office:value="244">
            <text:p>244</text:p>
          </table:table-cell>
          <table:table-cell office:value-type="string" office:string-value=""/>
          <table:table-cell office:value-type="float" office:value="-1136.92045454545" table:formula="=([.H106]+10500)/440">
            <text:p>-1136.92045</text:p>
          </table:table-cell>
          <table:table-cell office:value-type="float" office:value="113" table:formula="=[.J106]-131">
            <text:p>11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5268">
            <text:p>-515268</text:p>
          </table:table-cell>
          <table:table-cell office:value-type="string" office:string-value="load_cell_2:">
            <text:p>load_cell_2:</text:p>
          </table:table-cell>
          <table:table-cell office:value-type="float" office:value="-515318">
            <text:p>-515318</text:p>
          </table:table-cell>
          <table:table-cell office:value-type="string" office:string-value="load_cell_3:">
            <text:p>load_cell_3:</text:p>
          </table:table-cell>
          <table:table-cell office:value-type="float" office:value="-515317">
            <text:p>-515317</text:p>
          </table:table-cell>
          <table:table-cell office:value-type="string" office:string-value="load_cell_4:">
            <text:p>load_cell_4:</text:p>
          </table:table-cell>
          <table:table-cell office:value-type="float" office:value="-515318">
            <text:p>-515318</text:p>
          </table:table-cell>
          <table:table-cell office:value-type="string" office:string-value="time_of_flight:">
            <text:p>time_of_flight:</text:p>
          </table:table-cell>
          <table:table-cell office:value-type="float" office:value="244">
            <text:p>244</text:p>
          </table:table-cell>
          <table:table-cell office:value-type="string" office:string-value=""/>
          <table:table-cell office:value-type="float" office:value="-1147.31363636364" table:formula="=([.H107]+10500)/440">
            <text:p>-1147.31364</text:p>
          </table:table-cell>
          <table:table-cell office:value-type="float" office:value="113" table:formula="=[.J107]-131">
            <text:p>11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0136">
            <text:p>-520136</text:p>
          </table:table-cell>
          <table:table-cell office:value-type="string" office:string-value="load_cell_2:">
            <text:p>load_cell_2:</text:p>
          </table:table-cell>
          <table:table-cell office:value-type="float" office:value="-520137">
            <text:p>-520137</text:p>
          </table:table-cell>
          <table:table-cell office:value-type="string" office:string-value="load_cell_3:">
            <text:p>load_cell_3:</text:p>
          </table:table-cell>
          <table:table-cell office:value-type="float" office:value="-520118">
            <text:p>-520118</text:p>
          </table:table-cell>
          <table:table-cell office:value-type="string" office:string-value="load_cell_4:">
            <text:p>load_cell_4:</text:p>
          </table:table-cell>
          <table:table-cell office:value-type="float" office:value="-520163">
            <text:p>-520163</text:p>
          </table:table-cell>
          <table:table-cell office:value-type="string" office:string-value="time_of_flight:">
            <text:p>time_of_flight:</text:p>
          </table:table-cell>
          <table:table-cell office:value-type="float" office:value="244">
            <text:p>244</text:p>
          </table:table-cell>
          <table:table-cell office:value-type="string" office:string-value=""/>
          <table:table-cell office:value-type="float" office:value="-1158.325" table:formula="=([.H108]+10500)/440">
            <text:p>-1158.325</text:p>
          </table:table-cell>
          <table:table-cell office:value-type="float" office:value="113" table:formula="=[.J108]-131">
            <text:p>11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4206">
            <text:p>-524206</text:p>
          </table:table-cell>
          <table:table-cell office:value-type="string" office:string-value="load_cell_2:">
            <text:p>load_cell_2:</text:p>
          </table:table-cell>
          <table:table-cell office:value-type="float" office:value="-524237">
            <text:p>-524237</text:p>
          </table:table-cell>
          <table:table-cell office:value-type="string" office:string-value="load_cell_3:">
            <text:p>load_cell_3:</text:p>
          </table:table-cell>
          <table:table-cell office:value-type="float" office:value="-524226">
            <text:p>-524226</text:p>
          </table:table-cell>
          <table:table-cell office:value-type="string" office:string-value="load_cell_4:">
            <text:p>load_cell_4:</text:p>
          </table:table-cell>
          <table:table-cell office:value-type="float" office:value="-524227">
            <text:p>-524227</text:p>
          </table:table-cell>
          <table:table-cell office:value-type="string" office:string-value="time_of_flight:">
            <text:p>time_of_flight:</text:p>
          </table:table-cell>
          <table:table-cell office:value-type="float" office:value="250">
            <text:p>250</text:p>
          </table:table-cell>
          <table:table-cell office:value-type="string" office:string-value=""/>
          <table:table-cell office:value-type="float" office:value="-1167.56136363636" table:formula="=([.H109]+10500)/440">
            <text:p>-1167.56136</text:p>
          </table:table-cell>
          <table:table-cell office:value-type="float" office:value="119" table:formula="=[.J109]-131">
            <text:p>11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9715">
            <text:p>-529715</text:p>
          </table:table-cell>
          <table:table-cell office:value-type="string" office:string-value="load_cell_2:">
            <text:p>load_cell_2:</text:p>
          </table:table-cell>
          <table:table-cell office:value-type="float" office:value="-529716">
            <text:p>-529716</text:p>
          </table:table-cell>
          <table:table-cell office:value-type="string" office:string-value="load_cell_3:">
            <text:p>load_cell_3:</text:p>
          </table:table-cell>
          <table:table-cell office:value-type="float" office:value="-529715">
            <text:p>-529715</text:p>
          </table:table-cell>
          <table:table-cell office:value-type="string" office:string-value="load_cell_4:">
            <text:p>load_cell_4:</text:p>
          </table:table-cell>
          <table:table-cell office:value-type="float" office:value="-529716">
            <text:p>-529716</text:p>
          </table:table-cell>
          <table:table-cell office:value-type="string" office:string-value="time_of_flight:">
            <text:p>time_of_flight:</text:p>
          </table:table-cell>
          <table:table-cell office:value-type="float" office:value="249">
            <text:p>249</text:p>
          </table:table-cell>
          <table:table-cell office:value-type="string" office:string-value=""/>
          <table:table-cell office:value-type="float" office:value="-1180.03636363636" table:formula="=([.H110]+10500)/440">
            <text:p>-1180.03636</text:p>
          </table:table-cell>
          <table:table-cell office:value-type="float" office:value="118" table:formula="=[.J110]-131">
            <text:p>11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34888">
            <text:p>-534888</text:p>
          </table:table-cell>
          <table:table-cell office:value-type="string" office:string-value="load_cell_2:">
            <text:p>load_cell_2:</text:p>
          </table:table-cell>
          <table:table-cell office:value-type="float" office:value="-534900">
            <text:p>-534900</text:p>
          </table:table-cell>
          <table:table-cell office:value-type="string" office:string-value="load_cell_3:">
            <text:p>load_cell_3:</text:p>
          </table:table-cell>
          <table:table-cell office:value-type="float" office:value="-534966">
            <text:p>-534966</text:p>
          </table:table-cell>
          <table:table-cell office:value-type="string" office:string-value="load_cell_4:">
            <text:p>load_cell_4:</text:p>
          </table:table-cell>
          <table:table-cell office:value-type="float" office:value="-534981">
            <text:p>-534981</text:p>
          </table:table-cell>
          <table:table-cell office:value-type="string" office:string-value="time_of_flight:">
            <text:p>time_of_flight:</text:p>
          </table:table-cell>
          <table:table-cell office:value-type="float" office:value="250">
            <text:p>250</text:p>
          </table:table-cell>
          <table:table-cell office:value-type="string" office:string-value=""/>
          <table:table-cell office:value-type="float" office:value="-1192.00227272727" table:formula="=([.H111]+10500)/440">
            <text:p>-1192</text:p>
          </table:table-cell>
          <table:table-cell office:value-type="float" office:value="119" table:formula="=[.J111]-131">
            <text:p>11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39945">
            <text:p>-539945</text:p>
          </table:table-cell>
          <table:table-cell office:value-type="string" office:string-value="load_cell_2:">
            <text:p>load_cell_2:</text:p>
          </table:table-cell>
          <table:table-cell office:value-type="float" office:value="-539924">
            <text:p>-539924</text:p>
          </table:table-cell>
          <table:table-cell office:value-type="string" office:string-value="load_cell_3:">
            <text:p>load_cell_3:</text:p>
          </table:table-cell>
          <table:table-cell office:value-type="float" office:value="-539923">
            <text:p>-539923</text:p>
          </table:table-cell>
          <table:table-cell office:value-type="string" office:string-value="load_cell_4:">
            <text:p>load_cell_4:</text:p>
          </table:table-cell>
          <table:table-cell office:value-type="float" office:value="-539924">
            <text:p>-539924</text:p>
          </table:table-cell>
          <table:table-cell office:value-type="string" office:string-value="time_of_flight:">
            <text:p>time_of_flight:</text:p>
          </table:table-cell>
          <table:table-cell office:value-type="float" office:value="252">
            <text:p>252</text:p>
          </table:table-cell>
          <table:table-cell office:value-type="string" office:string-value=""/>
          <table:table-cell office:value-type="float" office:value="-1203.23636363636" table:formula="=([.H112]+10500)/440">
            <text:p>-1203.23636</text:p>
          </table:table-cell>
          <table:table-cell office:value-type="float" office:value="121" table:formula="=[.J112]-131">
            <text:p>12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45386">
            <text:p>-545386</text:p>
          </table:table-cell>
          <table:table-cell office:value-type="string" office:string-value="load_cell_2:">
            <text:p>load_cell_2:</text:p>
          </table:table-cell>
          <table:table-cell office:value-type="float" office:value="-545387">
            <text:p>-545387</text:p>
          </table:table-cell>
          <table:table-cell office:value-type="string" office:string-value="load_cell_3:">
            <text:p>load_cell_3:</text:p>
          </table:table-cell>
          <table:table-cell office:value-type="float" office:value="-545386">
            <text:p>-545386</text:p>
          </table:table-cell>
          <table:table-cell office:value-type="string" office:string-value="load_cell_4:">
            <text:p>load_cell_4:</text:p>
          </table:table-cell>
          <table:table-cell office:value-type="float" office:value="-545410">
            <text:p>-545410</text:p>
          </table:table-cell>
          <table:table-cell office:value-type="string" office:string-value="time_of_flight:">
            <text:p>time_of_flight:</text:p>
          </table:table-cell>
          <table:table-cell office:value-type="float" office:value="249">
            <text:p>249</text:p>
          </table:table-cell>
          <table:table-cell office:value-type="string" office:string-value=""/>
          <table:table-cell office:value-type="float" office:value="-1215.70454545455" table:formula="=([.H113]+10500)/440">
            <text:p>-1215.70455</text:p>
          </table:table-cell>
          <table:table-cell office:value-type="float" office:value="118" table:formula="=[.J113]-131">
            <text:p>11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51929">
            <text:p>-551929</text:p>
          </table:table-cell>
          <table:table-cell office:value-type="string" office:string-value="load_cell_2:">
            <text:p>load_cell_2:</text:p>
          </table:table-cell>
          <table:table-cell office:value-type="float" office:value="-551936">
            <text:p>-551936</text:p>
          </table:table-cell>
          <table:table-cell office:value-type="string" office:string-value="load_cell_3:">
            <text:p>load_cell_3:</text:p>
          </table:table-cell>
          <table:table-cell office:value-type="float" office:value="-551950">
            <text:p>-551950</text:p>
          </table:table-cell>
          <table:table-cell office:value-type="string" office:string-value="load_cell_4:">
            <text:p>load_cell_4:</text:p>
          </table:table-cell>
          <table:table-cell office:value-type="float" office:value="-551970">
            <text:p>-551970</text:p>
          </table:table-cell>
          <table:table-cell office:value-type="string" office:string-value="time_of_flight:">
            <text:p>time_of_flight:</text:p>
          </table:table-cell>
          <table:table-cell office:value-type="float" office:value="252">
            <text:p>252</text:p>
          </table:table-cell>
          <table:table-cell office:value-type="string" office:string-value=""/>
          <table:table-cell office:value-type="float" office:value="-1230.61363636364" table:formula="=([.H114]+10500)/440">
            <text:p>-1230.61364</text:p>
          </table:table-cell>
          <table:table-cell office:value-type="float" office:value="121" table:formula="=[.J114]-131">
            <text:p>12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58812">
            <text:p>-558812</text:p>
          </table:table-cell>
          <table:table-cell office:value-type="string" office:string-value="load_cell_2:">
            <text:p>load_cell_2:</text:p>
          </table:table-cell>
          <table:table-cell office:value-type="float" office:value="-558813">
            <text:p>-558813</text:p>
          </table:table-cell>
          <table:table-cell office:value-type="string" office:string-value="load_cell_3:">
            <text:p>load_cell_3:</text:p>
          </table:table-cell>
          <table:table-cell office:value-type="float" office:value="-558812">
            <text:p>-558812</text:p>
          </table:table-cell>
          <table:table-cell office:value-type="string" office:string-value="load_cell_4:">
            <text:p>load_cell_4:</text:p>
          </table:table-cell>
          <table:table-cell office:value-type="float" office:value="-558813">
            <text:p>-558813</text:p>
          </table:table-cell>
          <table:table-cell office:value-type="string" office:string-value="time_of_flight:">
            <text:p>time_of_flight:</text:p>
          </table:table-cell>
          <table:table-cell office:value-type="float" office:value="253">
            <text:p>253</text:p>
          </table:table-cell>
          <table:table-cell office:value-type="string" office:string-value=""/>
          <table:table-cell office:value-type="float" office:value="-1246.16590909091" table:formula="=([.H115]+10500)/440">
            <text:p>-1246.16591</text:p>
          </table:table-cell>
          <table:table-cell office:value-type="float" office:value="122" table:formula="=[.J115]-131">
            <text:p>12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65929">
            <text:p>-565929</text:p>
          </table:table-cell>
          <table:table-cell office:value-type="string" office:string-value="load_cell_2:">
            <text:p>load_cell_2:</text:p>
          </table:table-cell>
          <table:table-cell office:value-type="float" office:value="-565930">
            <text:p>-565930</text:p>
          </table:table-cell>
          <table:table-cell office:value-type="string" office:string-value="load_cell_3:">
            <text:p>load_cell_3:</text:p>
          </table:table-cell>
          <table:table-cell office:value-type="float" office:value="-565999">
            <text:p>-565999</text:p>
          </table:table-cell>
          <table:table-cell office:value-type="string" office:string-value="load_cell_4:">
            <text:p>load_cell_4:</text:p>
          </table:table-cell>
          <table:table-cell office:value-type="float" office:value="-566071">
            <text:p>-566071</text:p>
          </table:table-cell>
          <table:table-cell office:value-type="string" office:string-value="time_of_flight:">
            <text:p>time_of_flight:</text:p>
          </table:table-cell>
          <table:table-cell office:value-type="float" office:value="256">
            <text:p>256</text:p>
          </table:table-cell>
          <table:table-cell office:value-type="string" office:string-value=""/>
          <table:table-cell office:value-type="float" office:value="-1262.66136363636" table:formula="=([.H116]+10500)/440">
            <text:p>-1262.66136</text:p>
          </table:table-cell>
          <table:table-cell office:value-type="float" office:value="125" table:formula="=[.J116]-131">
            <text:p>12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72235">
            <text:p>-572235</text:p>
          </table:table-cell>
          <table:table-cell office:value-type="string" office:string-value="load_cell_2:">
            <text:p>load_cell_2:</text:p>
          </table:table-cell>
          <table:table-cell office:value-type="float" office:value="-572280">
            <text:p>-572280</text:p>
          </table:table-cell>
          <table:table-cell office:value-type="string" office:string-value="load_cell_3:">
            <text:p>load_cell_3:</text:p>
          </table:table-cell>
          <table:table-cell office:value-type="float" office:value="-572301">
            <text:p>-572301</text:p>
          </table:table-cell>
          <table:table-cell office:value-type="string" office:string-value="load_cell_4:">
            <text:p>load_cell_4:</text:p>
          </table:table-cell>
          <table:table-cell office:value-type="float" office:value="-572302">
            <text:p>-572302</text:p>
          </table:table-cell>
          <table:table-cell office:value-type="string" office:string-value="time_of_flight:">
            <text:p>time_of_flight:</text:p>
          </table:table-cell>
          <table:table-cell office:value-type="float" office:value="257">
            <text:p>257</text:p>
          </table:table-cell>
          <table:table-cell office:value-type="string" office:string-value=""/>
          <table:table-cell office:value-type="float" office:value="-1276.82272727273" table:formula="=([.H117]+10500)/440">
            <text:p>-1276.82273</text:p>
          </table:table-cell>
          <table:table-cell office:value-type="float" office:value="126" table:formula="=[.J117]-131">
            <text:p>12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79560">
            <text:p>-579560</text:p>
          </table:table-cell>
          <table:table-cell office:value-type="string" office:string-value="load_cell_2:">
            <text:p>load_cell_2:</text:p>
          </table:table-cell>
          <table:table-cell office:value-type="float" office:value="-579561">
            <text:p>-579561</text:p>
          </table:table-cell>
          <table:table-cell office:value-type="string" office:string-value="load_cell_3:">
            <text:p>load_cell_3:</text:p>
          </table:table-cell>
          <table:table-cell office:value-type="float" office:value="-579560">
            <text:p>-579560</text:p>
          </table:table-cell>
          <table:table-cell office:value-type="string" office:string-value="load_cell_4:">
            <text:p>load_cell_4:</text:p>
          </table:table-cell>
          <table:table-cell office:value-type="float" office:value="-579588">
            <text:p>-579588</text:p>
          </table:table-cell>
          <table:table-cell office:value-type="string" office:string-value="time_of_flight:">
            <text:p>time_of_flight:</text:p>
          </table:table-cell>
          <table:table-cell office:value-type="float" office:value="256">
            <text:p>256</text:p>
          </table:table-cell>
          <table:table-cell office:value-type="string" office:string-value=""/>
          <table:table-cell office:value-type="float" office:value="-1293.38181818182" table:formula="=([.H118]+10500)/440">
            <text:p>-1293.38182</text:p>
          </table:table-cell>
          <table:table-cell office:value-type="float" office:value="125" table:formula="=[.J118]-131">
            <text:p>12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87068">
            <text:p>-587068</text:p>
          </table:table-cell>
          <table:table-cell office:value-type="string" office:string-value="load_cell_2:">
            <text:p>load_cell_2:</text:p>
          </table:table-cell>
          <table:table-cell office:value-type="float" office:value="-587126">
            <text:p>-587126</text:p>
          </table:table-cell>
          <table:table-cell office:value-type="string" office:string-value="load_cell_3:">
            <text:p>load_cell_3:</text:p>
          </table:table-cell>
          <table:table-cell office:value-type="float" office:value="-587136">
            <text:p>-587136</text:p>
          </table:table-cell>
          <table:table-cell office:value-type="string" office:string-value="load_cell_4:">
            <text:p>load_cell_4:</text:p>
          </table:table-cell>
          <table:table-cell office:value-type="float" office:value="-587217">
            <text:p>-587217</text:p>
          </table:table-cell>
          <table:table-cell office:value-type="string" office:string-value="time_of_flight:">
            <text:p>time_of_flight:</text:p>
          </table:table-cell>
          <table:table-cell office:value-type="float" office:value="258">
            <text:p>258</text:p>
          </table:table-cell>
          <table:table-cell office:value-type="string" office:string-value=""/>
          <table:table-cell office:value-type="float" office:value="-1310.72045454545" table:formula="=([.H119]+10500)/440">
            <text:p>-1310.72045</text:p>
          </table:table-cell>
          <table:table-cell office:value-type="float" office:value="127" table:formula="=[.J119]-131">
            <text:p>12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94566">
            <text:p>-594566</text:p>
          </table:table-cell>
          <table:table-cell office:value-type="string" office:string-value="load_cell_2:">
            <text:p>load_cell_2:</text:p>
          </table:table-cell>
          <table:table-cell office:value-type="float" office:value="-594567">
            <text:p>-594567</text:p>
          </table:table-cell>
          <table:table-cell office:value-type="string" office:string-value="load_cell_3:">
            <text:p>load_cell_3:</text:p>
          </table:table-cell>
          <table:table-cell office:value-type="float" office:value="-594566">
            <text:p>-594566</text:p>
          </table:table-cell>
          <table:table-cell office:value-type="string" office:string-value="load_cell_4:">
            <text:p>load_cell_4:</text:p>
          </table:table-cell>
          <table:table-cell office:value-type="float" office:value="-594567">
            <text:p>-594567</text:p>
          </table:table-cell>
          <table:table-cell office:value-type="string" office:string-value="time_of_flight:">
            <text:p>time_of_flight:</text:p>
          </table:table-cell>
          <table:table-cell office:value-type="float" office:value="258">
            <text:p>258</text:p>
          </table:table-cell>
          <table:table-cell office:value-type="string" office:string-value=""/>
          <table:table-cell office:value-type="float" office:value="-1327.425" table:formula="=([.H120]+10500)/440">
            <text:p>-1327.425</text:p>
          </table:table-cell>
          <table:table-cell office:value-type="float" office:value="127" table:formula="=[.J120]-131">
            <text:p>12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02534">
            <text:p>-602534</text:p>
          </table:table-cell>
          <table:table-cell office:value-type="string" office:string-value="load_cell_2:">
            <text:p>load_cell_2:</text:p>
          </table:table-cell>
          <table:table-cell office:value-type="float" office:value="-602535">
            <text:p>-602535</text:p>
          </table:table-cell>
          <table:table-cell office:value-type="string" office:string-value="load_cell_3:">
            <text:p>load_cell_3:</text:p>
          </table:table-cell>
          <table:table-cell office:value-type="float" office:value="-602538">
            <text:p>-602538</text:p>
          </table:table-cell>
          <table:table-cell office:value-type="string" office:string-value="load_cell_4:">
            <text:p>load_cell_4:</text:p>
          </table:table-cell>
          <table:table-cell office:value-type="float" office:value="-602591">
            <text:p>-602591</text:p>
          </table:table-cell>
          <table:table-cell office:value-type="string" office:string-value="time_of_flight:">
            <text:p>time_of_flight:</text:p>
          </table:table-cell>
          <table:table-cell office:value-type="float" office:value="259">
            <text:p>259</text:p>
          </table:table-cell>
          <table:table-cell office:value-type="string" office:string-value=""/>
          <table:table-cell office:value-type="float" office:value="-1345.66136363636" table:formula="=([.H121]+10500)/440">
            <text:p>-1345.66136</text:p>
          </table:table-cell>
          <table:table-cell office:value-type="float" office:value="128" table:formula="=[.J121]-131">
            <text:p>12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1034">
            <text:p>-611034</text:p>
          </table:table-cell>
          <table:table-cell office:value-type="string" office:string-value="load_cell_2:">
            <text:p>load_cell_2:</text:p>
          </table:table-cell>
          <table:table-cell office:value-type="float" office:value="-611056">
            <text:p>-611056</text:p>
          </table:table-cell>
          <table:table-cell office:value-type="string" office:string-value="load_cell_3:">
            <text:p>load_cell_3:</text:p>
          </table:table-cell>
          <table:table-cell office:value-type="float" office:value="-611078">
            <text:p>-611078</text:p>
          </table:table-cell>
          <table:table-cell office:value-type="string" office:string-value="load_cell_4:">
            <text:p>load_cell_4:</text:p>
          </table:table-cell>
          <table:table-cell office:value-type="float" office:value="-611079">
            <text:p>-611079</text:p>
          </table:table-cell>
          <table:table-cell office:value-type="string" office:string-value="time_of_flight:">
            <text:p>time_of_flight:</text:p>
          </table:table-cell>
          <table:table-cell office:value-type="float" office:value="260">
            <text:p>260</text:p>
          </table:table-cell>
          <table:table-cell office:value-type="string" office:string-value=""/>
          <table:table-cell office:value-type="float" office:value="-1364.95227272727" table:formula="=([.H122]+10500)/440">
            <text:p>-1364.95227</text:p>
          </table:table-cell>
          <table:table-cell office:value-type="float" office:value="129" table:formula="=[.J122]-131">
            <text:p>12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8129">
            <text:p>-618129</text:p>
          </table:table-cell>
          <table:table-cell office:value-type="string" office:string-value="load_cell_2:">
            <text:p>load_cell_2:</text:p>
          </table:table-cell>
          <table:table-cell office:value-type="float" office:value="-618130">
            <text:p>-618130</text:p>
          </table:table-cell>
          <table:table-cell office:value-type="string" office:string-value="load_cell_3:">
            <text:p>load_cell_3:</text:p>
          </table:table-cell>
          <table:table-cell office:value-type="float" office:value="-618129">
            <text:p>-618129</text:p>
          </table:table-cell>
          <table:table-cell office:value-type="string" office:string-value="load_cell_4:">
            <text:p>load_cell_4:</text:p>
          </table:table-cell>
          <table:table-cell office:value-type="float" office:value="-618130">
            <text:p>-618130</text:p>
          </table:table-cell>
          <table:table-cell office:value-type="string" office:string-value="time_of_flight:">
            <text:p>time_of_flight:</text:p>
          </table:table-cell>
          <table:table-cell office:value-type="float" office:value="261">
            <text:p>261</text:p>
          </table:table-cell>
          <table:table-cell office:value-type="string" office:string-value=""/>
          <table:table-cell office:value-type="float" office:value="-1380.97727272727" table:formula="=([.H123]+10500)/440">
            <text:p>-1380.97727</text:p>
          </table:table-cell>
          <table:table-cell office:value-type="float" office:value="130" table:formula="=[.J123]-131">
            <text:p>13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24932">
            <text:p>-624932</text:p>
          </table:table-cell>
          <table:table-cell office:value-type="string" office:string-value="load_cell_2:">
            <text:p>load_cell_2:</text:p>
          </table:table-cell>
          <table:table-cell office:value-type="float" office:value="-624933">
            <text:p>-624933</text:p>
          </table:table-cell>
          <table:table-cell office:value-type="string" office:string-value="load_cell_3:">
            <text:p>load_cell_3:</text:p>
          </table:table-cell>
          <table:table-cell office:value-type="float" office:value="-624953">
            <text:p>-624953</text:p>
          </table:table-cell>
          <table:table-cell office:value-type="string" office:string-value="load_cell_4:">
            <text:p>load_cell_4:</text:p>
          </table:table-cell>
          <table:table-cell office:value-type="float" office:value="-625033">
            <text:p>-625033</text:p>
          </table:table-cell>
          <table:table-cell office:value-type="string" office:string-value="time_of_flight:">
            <text:p>time_of_flight:</text:p>
          </table:table-cell>
          <table:table-cell office:value-type="float" office:value="265">
            <text:p>265</text:p>
          </table:table-cell>
          <table:table-cell office:value-type="string" office:string-value=""/>
          <table:table-cell office:value-type="float" office:value="-1396.66590909091" table:formula="=([.H124]+10500)/440">
            <text:p>-1396.66591</text:p>
          </table:table-cell>
          <table:table-cell office:value-type="float" office:value="134" table:formula="=[.J124]-131">
            <text:p>13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31787">
            <text:p>-631787</text:p>
          </table:table-cell>
          <table:table-cell office:value-type="string" office:string-value="load_cell_2:">
            <text:p>load_cell_2:</text:p>
          </table:table-cell>
          <table:table-cell office:value-type="float" office:value="-631830">
            <text:p>-631830</text:p>
          </table:table-cell>
          <table:table-cell office:value-type="string" office:string-value="load_cell_3:">
            <text:p>load_cell_3:</text:p>
          </table:table-cell>
          <table:table-cell office:value-type="float" office:value="-631818">
            <text:p>-631818</text:p>
          </table:table-cell>
          <table:table-cell office:value-type="string" office:string-value="load_cell_4:">
            <text:p>load_cell_4:</text:p>
          </table:table-cell>
          <table:table-cell office:value-type="float" office:value="-631819">
            <text:p>-631819</text:p>
          </table:table-cell>
          <table:table-cell office:value-type="string" office:string-value="time_of_flight:">
            <text:p>time_of_flight:</text:p>
          </table:table-cell>
          <table:table-cell office:value-type="float" office:value="266">
            <text:p>266</text:p>
          </table:table-cell>
          <table:table-cell office:value-type="string" office:string-value=""/>
          <table:table-cell office:value-type="float" office:value="-1412.08863636364" table:formula="=([.H125]+10500)/440">
            <text:p>-1412.08864</text:p>
          </table:table-cell>
          <table:table-cell office:value-type="float" office:value="135" table:formula="=[.J125]-131">
            <text:p>1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40922">
            <text:p>-640922</text:p>
          </table:table-cell>
          <table:table-cell office:value-type="string" office:string-value="load_cell_2:">
            <text:p>load_cell_2:</text:p>
          </table:table-cell>
          <table:table-cell office:value-type="float" office:value="-640923">
            <text:p>-640923</text:p>
          </table:table-cell>
          <table:table-cell office:value-type="string" office:string-value="load_cell_3:">
            <text:p>load_cell_3:</text:p>
          </table:table-cell>
          <table:table-cell office:value-type="float" office:value="-640922">
            <text:p>-640922</text:p>
          </table:table-cell>
          <table:table-cell office:value-type="string" office:string-value="load_cell_4:">
            <text:p>load_cell_4:</text:p>
          </table:table-cell>
          <table:table-cell office:value-type="float" office:value="-640923">
            <text:p>-640923</text:p>
          </table:table-cell>
          <table:table-cell office:value-type="string" office:string-value="time_of_flight:">
            <text:p>time_of_flight:</text:p>
          </table:table-cell>
          <table:table-cell office:value-type="float" office:value="266">
            <text:p>266</text:p>
          </table:table-cell>
          <table:table-cell office:value-type="string" office:string-value=""/>
          <table:table-cell office:value-type="float" office:value="-1432.77954545455" table:formula="=([.H126]+10500)/440">
            <text:p>-1432.77955</text:p>
          </table:table-cell>
          <table:table-cell office:value-type="float" office:value="135" table:formula="=[.J126]-131">
            <text:p>1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48240">
            <text:p>-648240</text:p>
          </table:table-cell>
          <table:table-cell office:value-type="string" office:string-value="load_cell_2:">
            <text:p>load_cell_2:</text:p>
          </table:table-cell>
          <table:table-cell office:value-type="float" office:value="-648268">
            <text:p>-648268</text:p>
          </table:table-cell>
          <table:table-cell office:value-type="string" office:string-value="load_cell_3:">
            <text:p>load_cell_3:</text:p>
          </table:table-cell>
          <table:table-cell office:value-type="float" office:value="-648331">
            <text:p>-648331</text:p>
          </table:table-cell>
          <table:table-cell office:value-type="string" office:string-value="load_cell_4:">
            <text:p>load_cell_4:</text:p>
          </table:table-cell>
          <table:table-cell office:value-type="float" office:value="-648387">
            <text:p>-648387</text:p>
          </table:table-cell>
          <table:table-cell office:value-type="string" office:string-value="time_of_flight:">
            <text:p>time_of_flight:</text:p>
          </table:table-cell>
          <table:table-cell office:value-type="float" office:value="269">
            <text:p>269</text:p>
          </table:table-cell>
          <table:table-cell office:value-type="string" office:string-value=""/>
          <table:table-cell office:value-type="float" office:value="-1449.74318181818" table:formula="=([.H127]+10500)/440">
            <text:p>-1449.74318</text:p>
          </table:table-cell>
          <table:table-cell office:value-type="float" office:value="138" table:formula="=[.J127]-131">
            <text:p>13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56154">
            <text:p>-656154</text:p>
          </table:table-cell>
          <table:table-cell office:value-type="string" office:string-value="load_cell_2:">
            <text:p>load_cell_2:</text:p>
          </table:table-cell>
          <table:table-cell office:value-type="float" office:value="-656151">
            <text:p>-656151</text:p>
          </table:table-cell>
          <table:table-cell office:value-type="string" office:string-value="load_cell_3:">
            <text:p>load_cell_3:</text:p>
          </table:table-cell>
          <table:table-cell office:value-type="float" office:value="-656150">
            <text:p>-656150</text:p>
          </table:table-cell>
          <table:table-cell office:value-type="string" office:string-value="load_cell_4:">
            <text:p>load_cell_4:</text:p>
          </table:table-cell>
          <table:table-cell office:value-type="float" office:value="-656151">
            <text:p>-656151</text:p>
          </table:table-cell>
          <table:table-cell office:value-type="string" office:string-value="time_of_flight:">
            <text:p>time_of_flight:</text:p>
          </table:table-cell>
          <table:table-cell office:value-type="float" office:value="270">
            <text:p>270</text:p>
          </table:table-cell>
          <table:table-cell office:value-type="string" office:string-value=""/>
          <table:table-cell office:value-type="float" office:value="-1467.38863636364" table:formula="=([.H128]+10500)/440">
            <text:p>-1467.38864</text:p>
          </table:table-cell>
          <table:table-cell office:value-type="float" office:value="139" table:formula="=[.J128]-131">
            <text:p>13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64250">
            <text:p>-664250</text:p>
          </table:table-cell>
          <table:table-cell office:value-type="string" office:string-value="load_cell_2:">
            <text:p>load_cell_2:</text:p>
          </table:table-cell>
          <table:table-cell office:value-type="float" office:value="-664251">
            <text:p>-664251</text:p>
          </table:table-cell>
          <table:table-cell office:value-type="string" office:string-value="load_cell_3:">
            <text:p>load_cell_3:</text:p>
          </table:table-cell>
          <table:table-cell office:value-type="float" office:value="-664272">
            <text:p>-664272</text:p>
          </table:table-cell>
          <table:table-cell office:value-type="string" office:string-value="load_cell_4:">
            <text:p>load_cell_4:</text:p>
          </table:table-cell>
          <table:table-cell office:value-type="float" office:value="-664301">
            <text:p>-664301</text:p>
          </table:table-cell>
          <table:table-cell office:value-type="string" office:string-value="time_of_flight:">
            <text:p>time_of_flight:</text:p>
          </table:table-cell>
          <table:table-cell office:value-type="float" office:value="274">
            <text:p>274</text:p>
          </table:table-cell>
          <table:table-cell office:value-type="string" office:string-value=""/>
          <table:table-cell office:value-type="float" office:value="-1485.91136363636" table:formula="=([.H129]+10500)/440">
            <text:p>-1485.91136</text:p>
          </table:table-cell>
          <table:table-cell office:value-type="float" office:value="143" table:formula="=[.J129]-131">
            <text:p>14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72244">
            <text:p>-672244</text:p>
          </table:table-cell>
          <table:table-cell office:value-type="string" office:string-value="load_cell_2:">
            <text:p>load_cell_2:</text:p>
          </table:table-cell>
          <table:table-cell office:value-type="float" office:value="-672301">
            <text:p>-672301</text:p>
          </table:table-cell>
          <table:table-cell office:value-type="string" office:string-value="load_cell_3:">
            <text:p>load_cell_3:</text:p>
          </table:table-cell>
          <table:table-cell office:value-type="float" office:value="-672308">
            <text:p>-672308</text:p>
          </table:table-cell>
          <table:table-cell office:value-type="string" office:string-value="load_cell_4:">
            <text:p>load_cell_4:</text:p>
          </table:table-cell>
          <table:table-cell office:value-type="float" office:value="-672309">
            <text:p>-672309</text:p>
          </table:table-cell>
          <table:table-cell office:value-type="string" office:string-value="time_of_flight:">
            <text:p>time_of_flight:</text:p>
          </table:table-cell>
          <table:table-cell office:value-type="float" office:value="274">
            <text:p>274</text:p>
          </table:table-cell>
          <table:table-cell office:value-type="string" office:string-value=""/>
          <table:table-cell office:value-type="float" office:value="-1504.11136363636" table:formula="=([.H130]+10500)/440">
            <text:p>-1504.11136</text:p>
          </table:table-cell>
          <table:table-cell office:value-type="float" office:value="143" table:formula="=[.J130]-131">
            <text:p>14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79638">
            <text:p>-679638</text:p>
          </table:table-cell>
          <table:table-cell office:value-type="string" office:string-value="load_cell_2:">
            <text:p>load_cell_2:</text:p>
          </table:table-cell>
          <table:table-cell office:value-type="float" office:value="-679639">
            <text:p>-679639</text:p>
          </table:table-cell>
          <table:table-cell office:value-type="string" office:string-value="load_cell_3:">
            <text:p>load_cell_3:</text:p>
          </table:table-cell>
          <table:table-cell office:value-type="float" office:value="-679638">
            <text:p>-679638</text:p>
          </table:table-cell>
          <table:table-cell office:value-type="string" office:string-value="load_cell_4:">
            <text:p>load_cell_4:</text:p>
          </table:table-cell>
          <table:table-cell office:value-type="float" office:value="-679639">
            <text:p>-679639</text:p>
          </table:table-cell>
          <table:table-cell office:value-type="string" office:string-value="time_of_flight:">
            <text:p>time_of_flight:</text:p>
          </table:table-cell>
          <table:table-cell office:value-type="float" office:value="277">
            <text:p>277</text:p>
          </table:table-cell>
          <table:table-cell office:value-type="string" office:string-value=""/>
          <table:table-cell office:value-type="float" office:value="-1520.77045454545" table:formula="=([.H131]+10500)/440">
            <text:p>-1520.77045</text:p>
          </table:table-cell>
          <table:table-cell office:value-type="float" office:value="146" table:formula="=[.J131]-131">
            <text:p>14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87438">
            <text:p>-687438</text:p>
          </table:table-cell>
          <table:table-cell office:value-type="string" office:string-value="load_cell_2:">
            <text:p>load_cell_2:</text:p>
          </table:table-cell>
          <table:table-cell office:value-type="float" office:value="-687439">
            <text:p>-687439</text:p>
          </table:table-cell>
          <table:table-cell office:value-type="string" office:string-value="load_cell_3:">
            <text:p>load_cell_3:</text:p>
          </table:table-cell>
          <table:table-cell office:value-type="float" office:value="-687480">
            <text:p>-687480</text:p>
          </table:table-cell>
          <table:table-cell office:value-type="string" office:string-value="load_cell_4:">
            <text:p>load_cell_4:</text:p>
          </table:table-cell>
          <table:table-cell office:value-type="float" office:value="-687537">
            <text:p>-687537</text:p>
          </table:table-cell>
          <table:table-cell office:value-type="string" office:string-value="time_of_flight:">
            <text:p>time_of_flight:</text:p>
          </table:table-cell>
          <table:table-cell office:value-type="float" office:value="279">
            <text:p>279</text:p>
          </table:table-cell>
          <table:table-cell office:value-type="string" office:string-value=""/>
          <table:table-cell office:value-type="float" office:value="-1538.72045454545" table:formula="=([.H132]+10500)/440">
            <text:p>-1538.72045</text:p>
          </table:table-cell>
          <table:table-cell office:value-type="float" office:value="148" table:formula="=[.J132]-131">
            <text:p>14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93612">
            <text:p>-693612</text:p>
          </table:table-cell>
          <table:table-cell office:value-type="string" office:string-value="load_cell_2:">
            <text:p>load_cell_2:</text:p>
          </table:table-cell>
          <table:table-cell office:value-type="float" office:value="-693650">
            <text:p>-693650</text:p>
          </table:table-cell>
          <table:table-cell office:value-type="string" office:string-value="load_cell_3:">
            <text:p>load_cell_3:</text:p>
          </table:table-cell>
          <table:table-cell office:value-type="float" office:value="-693649">
            <text:p>-693649</text:p>
          </table:table-cell>
          <table:table-cell office:value-type="string" office:string-value="load_cell_4:">
            <text:p>load_cell_4:</text:p>
          </table:table-cell>
          <table:table-cell office:value-type="float" office:value="-693650">
            <text:p>-693650</text:p>
          </table:table-cell>
          <table:table-cell office:value-type="string" office:string-value="time_of_flight:">
            <text:p>time_of_flight:</text:p>
          </table:table-cell>
          <table:table-cell office:value-type="float" office:value="277">
            <text:p>277</text:p>
          </table:table-cell>
          <table:table-cell office:value-type="string" office:string-value=""/>
          <table:table-cell office:value-type="float" office:value="-1552.61363636364" table:formula="=([.H133]+10500)/440">
            <text:p>-1552.61364</text:p>
          </table:table-cell>
          <table:table-cell office:value-type="float" office:value="146" table:formula="=[.J133]-131">
            <text:p>14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01288">
            <text:p>-701288</text:p>
          </table:table-cell>
          <table:table-cell office:value-type="string" office:string-value="load_cell_2:">
            <text:p>load_cell_2:</text:p>
          </table:table-cell>
          <table:table-cell office:value-type="float" office:value="-701289">
            <text:p>-701289</text:p>
          </table:table-cell>
          <table:table-cell office:value-type="string" office:string-value="load_cell_3:">
            <text:p>load_cell_3:</text:p>
          </table:table-cell>
          <table:table-cell office:value-type="float" office:value="-701288">
            <text:p>-701288</text:p>
          </table:table-cell>
          <table:table-cell office:value-type="string" office:string-value="load_cell_4:">
            <text:p>load_cell_4:</text:p>
          </table:table-cell>
          <table:table-cell office:value-type="float" office:value="-701337">
            <text:p>-701337</text:p>
          </table:table-cell>
          <table:table-cell office:value-type="string" office:string-value="time_of_flight:">
            <text:p>time_of_flight:</text:p>
          </table:table-cell>
          <table:table-cell office:value-type="float" office:value="276">
            <text:p>276</text:p>
          </table:table-cell>
          <table:table-cell office:value-type="string" office:string-value=""/>
          <table:table-cell office:value-type="float" office:value="-1570.08409090909" table:formula="=([.H134]+10500)/440">
            <text:p>-1570.08409</text:p>
          </table:table-cell>
          <table:table-cell office:value-type="float" office:value="145" table:formula="=[.J134]-131">
            <text:p>14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08597">
            <text:p>-708597</text:p>
          </table:table-cell>
          <table:table-cell office:value-type="string" office:string-value="load_cell_2:">
            <text:p>load_cell_2:</text:p>
          </table:table-cell>
          <table:table-cell office:value-type="float" office:value="-708667">
            <text:p>-708667</text:p>
          </table:table-cell>
          <table:table-cell office:value-type="string" office:string-value="load_cell_3:">
            <text:p>load_cell_3:</text:p>
          </table:table-cell>
          <table:table-cell office:value-type="float" office:value="-708713">
            <text:p>-708713</text:p>
          </table:table-cell>
          <table:table-cell office:value-type="string" office:string-value="load_cell_4:">
            <text:p>load_cell_4:</text:p>
          </table:table-cell>
          <table:table-cell office:value-type="float" office:value="-708714">
            <text:p>-708714</text:p>
          </table:table-cell>
          <table:table-cell office:value-type="string" office:string-value="time_of_flight:">
            <text:p>time_of_flight:</text:p>
          </table:table-cell>
          <table:table-cell office:value-type="float" office:value="281">
            <text:p>281</text:p>
          </table:table-cell>
          <table:table-cell office:value-type="string" office:string-value=""/>
          <table:table-cell office:value-type="float" office:value="-1586.85" table:formula="=([.H135]+10500)/440">
            <text:p>-1586.85</text:p>
          </table:table-cell>
          <table:table-cell office:value-type="float" office:value="150" table:formula="=[.J135]-131">
            <text:p>15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15456">
            <text:p>-715456</text:p>
          </table:table-cell>
          <table:table-cell office:value-type="string" office:string-value="load_cell_2:">
            <text:p>load_cell_2:</text:p>
          </table:table-cell>
          <table:table-cell office:value-type="float" office:value="-715457">
            <text:p>-715457</text:p>
          </table:table-cell>
          <table:table-cell office:value-type="string" office:string-value="load_cell_3:">
            <text:p>load_cell_3:</text:p>
          </table:table-cell>
          <table:table-cell office:value-type="float" office:value="-715456">
            <text:p>-715456</text:p>
          </table:table-cell>
          <table:table-cell office:value-type="string" office:string-value="load_cell_4:">
            <text:p>load_cell_4:</text:p>
          </table:table-cell>
          <table:table-cell office:value-type="float" office:value="-715457">
            <text:p>-715457</text:p>
          </table:table-cell>
          <table:table-cell office:value-type="string" office:string-value="time_of_flight:">
            <text:p>time_of_flight:</text:p>
          </table:table-cell>
          <table:table-cell office:value-type="float" office:value="282">
            <text:p>282</text:p>
          </table:table-cell>
          <table:table-cell office:value-type="string" office:string-value=""/>
          <table:table-cell office:value-type="float" office:value="-1602.175" table:formula="=([.H136]+10500)/440">
            <text:p>-1602.175</text:p>
          </table:table-cell>
          <table:table-cell office:value-type="float" office:value="151" table:formula="=[.J136]-131">
            <text:p>15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21660">
            <text:p>-721660</text:p>
          </table:table-cell>
          <table:table-cell office:value-type="string" office:string-value="load_cell_2:">
            <text:p>load_cell_2:</text:p>
          </table:table-cell>
          <table:table-cell office:value-type="float" office:value="-721661">
            <text:p>-721661</text:p>
          </table:table-cell>
          <table:table-cell office:value-type="string" office:string-value="load_cell_3:">
            <text:p>load_cell_3:</text:p>
          </table:table-cell>
          <table:table-cell office:value-type="float" office:value="-721725">
            <text:p>-721725</text:p>
          </table:table-cell>
          <table:table-cell office:value-type="string" office:string-value="load_cell_4:">
            <text:p>load_cell_4:</text:p>
          </table:table-cell>
          <table:table-cell office:value-type="float" office:value="-721770">
            <text:p>-721770</text:p>
          </table:table-cell>
          <table:table-cell office:value-type="string" office:string-value="time_of_flight:">
            <text:p>time_of_flight:</text:p>
          </table:table-cell>
          <table:table-cell office:value-type="float" office:value="284">
            <text:p>284</text:p>
          </table:table-cell>
          <table:table-cell office:value-type="string" office:string-value=""/>
          <table:table-cell office:value-type="float" office:value="-1616.52272727273" table:formula="=([.H137]+10500)/440">
            <text:p>-1616.52273</text:p>
          </table:table-cell>
          <table:table-cell office:value-type="float" office:value="153" table:formula="=[.J137]-131">
            <text:p>15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29574">
            <text:p>-729574</text:p>
          </table:table-cell>
          <table:table-cell office:value-type="string" office:string-value="load_cell_2:">
            <text:p>load_cell_2:</text:p>
          </table:table-cell>
          <table:table-cell office:value-type="float" office:value="-729583">
            <text:p>-729583</text:p>
          </table:table-cell>
          <table:table-cell office:value-type="string" office:string-value="load_cell_3:">
            <text:p>load_cell_3:</text:p>
          </table:table-cell>
          <table:table-cell office:value-type="float" office:value="-729588">
            <text:p>-729588</text:p>
          </table:table-cell>
          <table:table-cell office:value-type="string" office:string-value="load_cell_4:">
            <text:p>load_cell_4:</text:p>
          </table:table-cell>
          <table:table-cell office:value-type="float" office:value="-729589">
            <text:p>-729589</text:p>
          </table:table-cell>
          <table:table-cell office:value-type="string" office:string-value="time_of_flight:">
            <text:p>time_of_flight:</text:p>
          </table:table-cell>
          <table:table-cell office:value-type="float" office:value="141">
            <text:p>141</text:p>
          </table:table-cell>
          <table:table-cell office:value-type="string" office:string-value=""/>
          <table:table-cell office:value-type="float" office:value="-1634.29318181818" table:formula="=([.H138]+10500)/440">
            <text:p>-1634.29318</text:p>
          </table:table-cell>
          <table:table-cell office:value-type="float" office:value="10" table:formula="=[.J138]-131">
            <text:p>1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36172">
            <text:p>-736172</text:p>
          </table:table-cell>
          <table:table-cell office:value-type="string" office:string-value="load_cell_2:">
            <text:p>load_cell_2:</text:p>
          </table:table-cell>
          <table:table-cell office:value-type="float" office:value="-736173">
            <text:p>-736173</text:p>
          </table:table-cell>
          <table:table-cell office:value-type="string" office:string-value="load_cell_3:">
            <text:p>load_cell_3:</text:p>
          </table:table-cell>
          <table:table-cell office:value-type="float" office:value="-736172">
            <text:p>-736172</text:p>
          </table:table-cell>
          <table:table-cell office:value-type="string" office:string-value="load_cell_4:">
            <text:p>load_cell_4:</text:p>
          </table:table-cell>
          <table:table-cell office:value-type="float" office:value="-736174">
            <text:p>-736174</text:p>
          </table:table-cell>
          <table:table-cell office:value-type="string" office:string-value="time_of_flight:">
            <text:p>time_of_flight:</text:p>
          </table:table-cell>
          <table:table-cell office:value-type="float" office:value="291">
            <text:p>291</text:p>
          </table:table-cell>
          <table:table-cell office:value-type="string" office:string-value=""/>
          <table:table-cell office:value-type="float" office:value="-1649.25909090909" table:formula="=([.H139]+10500)/440">
            <text:p>-1649.25909</text:p>
          </table:table-cell>
          <table:table-cell office:value-type="float" office:value="160" table:formula="=[.J139]-131">
            <text:p>16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33775">
            <text:p>-733775</text:p>
          </table:table-cell>
          <table:table-cell office:value-type="string" office:string-value="load_cell_2:">
            <text:p>load_cell_2:</text:p>
          </table:table-cell>
          <table:table-cell office:value-type="float" office:value="-733790">
            <text:p>-733790</text:p>
          </table:table-cell>
          <table:table-cell office:value-type="string" office:string-value="load_cell_3:">
            <text:p>load_cell_3:</text:p>
          </table:table-cell>
          <table:table-cell office:value-type="float" office:value="-733502">
            <text:p>-733502</text:p>
          </table:table-cell>
          <table:table-cell office:value-type="string" office:string-value="load_cell_4:">
            <text:p>load_cell_4:</text:p>
          </table:table-cell>
          <table:table-cell office:value-type="float" office:value="-733397">
            <text:p>-733397</text:p>
          </table:table-cell>
          <table:table-cell office:value-type="string" office:string-value="time_of_flight:">
            <text:p>time_of_flight:</text:p>
          </table:table-cell>
          <table:table-cell office:value-type="float" office:value="297">
            <text:p>297</text:p>
          </table:table-cell>
          <table:table-cell office:value-type="string" office:string-value=""/>
          <table:table-cell office:value-type="float" office:value="-1642.94772727273" table:formula="=([.H140]+10500)/440">
            <text:p>-1642.94773</text:p>
          </table:table-cell>
          <table:table-cell office:value-type="float" office:value="166" table:formula="=[.J140]-131">
            <text:p>16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34581">
            <text:p>-734581</text:p>
          </table:table-cell>
          <table:table-cell office:value-type="string" office:string-value="load_cell_2:">
            <text:p>load_cell_2:</text:p>
          </table:table-cell>
          <table:table-cell office:value-type="float" office:value="-734582">
            <text:p>-734582</text:p>
          </table:table-cell>
          <table:table-cell office:value-type="string" office:string-value="load_cell_3:">
            <text:p>load_cell_3:</text:p>
          </table:table-cell>
          <table:table-cell office:value-type="float" office:value="-734581">
            <text:p>-734581</text:p>
          </table:table-cell>
          <table:table-cell office:value-type="string" office:string-value="load_cell_4:">
            <text:p>load_cell_4:</text:p>
          </table:table-cell>
          <table:table-cell office:value-type="float" office:value="-734582">
            <text:p>-734582</text:p>
          </table:table-cell>
          <table:table-cell office:value-type="string" office:string-value="time_of_flight:">
            <text:p>time_of_flight:</text:p>
          </table:table-cell>
          <table:table-cell office:value-type="float" office:value="301">
            <text:p>301</text:p>
          </table:table-cell>
          <table:table-cell office:value-type="string" office:string-value=""/>
          <table:table-cell office:value-type="float" office:value="-1645.64090909091" table:formula="=([.H141]+10500)/440">
            <text:p>-1645.64091</text:p>
          </table:table-cell>
          <table:table-cell office:value-type="float" office:value="170" table:formula="=[.J141]-131">
            <text:p>17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36347">
            <text:p>-736347</text:p>
          </table:table-cell>
          <table:table-cell office:value-type="string" office:string-value="load_cell_2:">
            <text:p>load_cell_2:</text:p>
          </table:table-cell>
          <table:table-cell office:value-type="float" office:value="-736348">
            <text:p>-736348</text:p>
          </table:table-cell>
          <table:table-cell office:value-type="string" office:string-value="load_cell_3:">
            <text:p>load_cell_3:</text:p>
          </table:table-cell>
          <table:table-cell office:value-type="float" office:value="-736428">
            <text:p>-736428</text:p>
          </table:table-cell>
          <table:table-cell office:value-type="string" office:string-value="load_cell_4:">
            <text:p>load_cell_4:</text:p>
          </table:table-cell>
          <table:table-cell office:value-type="float" office:value="-736440">
            <text:p>-736440</text:p>
          </table:table-cell>
          <table:table-cell office:value-type="string" office:string-value="time_of_flight:">
            <text:p>time_of_flight:</text:p>
          </table:table-cell>
          <table:table-cell office:value-type="float" office:value="302">
            <text:p>302</text:p>
          </table:table-cell>
          <table:table-cell office:value-type="string" office:string-value=""/>
          <table:table-cell office:value-type="float" office:value="-1649.86363636364" table:formula="=([.H142]+10500)/440">
            <text:p>-1649.86364</text:p>
          </table:table-cell>
          <table:table-cell office:value-type="float" office:value="171" table:formula="=[.J142]-131">
            <text:p>17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45006">
            <text:p>-745006</text:p>
          </table:table-cell>
          <table:table-cell office:value-type="string" office:string-value="load_cell_2:">
            <text:p>load_cell_2:</text:p>
          </table:table-cell>
          <table:table-cell office:value-type="float" office:value="-745029">
            <text:p>-745029</text:p>
          </table:table-cell>
          <table:table-cell office:value-type="string" office:string-value="load_cell_3:">
            <text:p>load_cell_3:</text:p>
          </table:table-cell>
          <table:table-cell office:value-type="float" office:value="-745057">
            <text:p>-745057</text:p>
          </table:table-cell>
          <table:table-cell office:value-type="string" office:string-value="load_cell_4:">
            <text:p>load_cell_4:</text:p>
          </table:table-cell>
          <table:table-cell office:value-type="float" office:value="-745058">
            <text:p>-745058</text:p>
          </table:table-cell>
          <table:table-cell office:value-type="string" office:string-value="time_of_flight:">
            <text:p>time_of_flight:</text:p>
          </table:table-cell>
          <table:table-cell office:value-type="float" office:value="303">
            <text:p>303</text:p>
          </table:table-cell>
          <table:table-cell office:value-type="string" office:string-value=""/>
          <table:table-cell office:value-type="float" office:value="-1669.45" table:formula="=([.H143]+10500)/440">
            <text:p>-1669.45</text:p>
          </table:table-cell>
          <table:table-cell office:value-type="float" office:value="172" table:formula="=[.J143]-131">
            <text:p>17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49872">
            <text:p>-749872</text:p>
          </table:table-cell>
          <table:table-cell office:value-type="string" office:string-value="load_cell_2:">
            <text:p>load_cell_2:</text:p>
          </table:table-cell>
          <table:table-cell office:value-type="float" office:value="-749873">
            <text:p>-749873</text:p>
          </table:table-cell>
          <table:table-cell office:value-type="string" office:string-value="load_cell_3:">
            <text:p>load_cell_3:</text:p>
          </table:table-cell>
          <table:table-cell office:value-type="float" office:value="-749872">
            <text:p>-749872</text:p>
          </table:table-cell>
          <table:table-cell office:value-type="string" office:string-value="load_cell_4:">
            <text:p>load_cell_4:</text:p>
          </table:table-cell>
          <table:table-cell office:value-type="float" office:value="-749873">
            <text:p>-749873</text:p>
          </table:table-cell>
          <table:table-cell office:value-type="string" office:string-value="time_of_flight:">
            <text:p>time_of_flight:</text:p>
          </table:table-cell>
          <table:table-cell office:value-type="float" office:value="304">
            <text:p>304</text:p>
          </table:table-cell>
          <table:table-cell office:value-type="string" office:string-value=""/>
          <table:table-cell office:value-type="float" office:value="-1680.39318181818" table:formula="=([.H144]+10500)/440">
            <text:p>-1680.39318</text:p>
          </table:table-cell>
          <table:table-cell office:value-type="float" office:value="173" table:formula="=[.J144]-131">
            <text:p>17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58196">
            <text:p>-758196</text:p>
          </table:table-cell>
          <table:table-cell office:value-type="string" office:string-value="load_cell_2:">
            <text:p>load_cell_2:</text:p>
          </table:table-cell>
          <table:table-cell office:value-type="float" office:value="-758192">
            <text:p>-758192</text:p>
          </table:table-cell>
          <table:table-cell office:value-type="string" office:string-value="load_cell_3:">
            <text:p>load_cell_3:</text:p>
          </table:table-cell>
          <table:table-cell office:value-type="float" office:value="-758246">
            <text:p>-758246</text:p>
          </table:table-cell>
          <table:table-cell office:value-type="string" office:string-value="load_cell_4:">
            <text:p>load_cell_4:</text:p>
          </table:table-cell>
          <table:table-cell office:value-type="float" office:value="-758282">
            <text:p>-758282</text:p>
          </table:table-cell>
          <table:table-cell office:value-type="string" office:string-value="time_of_flight:">
            <text:p>time_of_flight:</text:p>
          </table:table-cell>
          <table:table-cell office:value-type="float" office:value="304">
            <text:p>304</text:p>
          </table:table-cell>
          <table:table-cell office:value-type="string" office:string-value=""/>
          <table:table-cell office:value-type="float" office:value="-1699.50454545455" table:formula="=([.H145]+10500)/440">
            <text:p>-1699.50455</text:p>
          </table:table-cell>
          <table:table-cell office:value-type="float" office:value="173" table:formula="=[.J145]-131">
            <text:p>17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65175">
            <text:p>-765175</text:p>
          </table:table-cell>
          <table:table-cell office:value-type="string" office:string-value="load_cell_2:">
            <text:p>load_cell_2:</text:p>
          </table:table-cell>
          <table:table-cell office:value-type="float" office:value="-765167">
            <text:p>-765167</text:p>
          </table:table-cell>
          <table:table-cell office:value-type="string" office:string-value="load_cell_3:">
            <text:p>load_cell_3:</text:p>
          </table:table-cell>
          <table:table-cell office:value-type="float" office:value="-765166">
            <text:p>-765166</text:p>
          </table:table-cell>
          <table:table-cell office:value-type="string" office:string-value="load_cell_4:">
            <text:p>load_cell_4:</text:p>
          </table:table-cell>
          <table:table-cell office:value-type="float" office:value="-765167">
            <text:p>-765167</text:p>
          </table:table-cell>
          <table:table-cell office:value-type="string" office:string-value="time_of_flight:">
            <text:p>time_of_flight:</text:p>
          </table:table-cell>
          <table:table-cell office:value-type="float" office:value="309">
            <text:p>309</text:p>
          </table:table-cell>
          <table:table-cell office:value-type="string" office:string-value=""/>
          <table:table-cell office:value-type="float" office:value="-1715.15227272727" table:formula="=([.H146]+10500)/440">
            <text:p>-1715.15227</text:p>
          </table:table-cell>
          <table:table-cell office:value-type="float" office:value="178" table:formula="=[.J146]-131">
            <text:p>17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73015">
            <text:p>-773015</text:p>
          </table:table-cell>
          <table:table-cell office:value-type="string" office:string-value="load_cell_2:">
            <text:p>load_cell_2:</text:p>
          </table:table-cell>
          <table:table-cell office:value-type="float" office:value="-773016">
            <text:p>-773016</text:p>
          </table:table-cell>
          <table:table-cell office:value-type="string" office:string-value="load_cell_3:">
            <text:p>load_cell_3:</text:p>
          </table:table-cell>
          <table:table-cell office:value-type="float" office:value="-773015">
            <text:p>-773015</text:p>
          </table:table-cell>
          <table:table-cell office:value-type="string" office:string-value="load_cell_4:">
            <text:p>load_cell_4:</text:p>
          </table:table-cell>
          <table:table-cell office:value-type="float" office:value="-773068">
            <text:p>-773068</text:p>
          </table:table-cell>
          <table:table-cell office:value-type="string" office:string-value="time_of_flight:">
            <text:p>time_of_flight:</text:p>
          </table:table-cell>
          <table:table-cell office:value-type="float" office:value="312">
            <text:p>312</text:p>
          </table:table-cell>
          <table:table-cell office:value-type="string" office:string-value=""/>
          <table:table-cell office:value-type="float" office:value="-1733.10909090909" table:formula="=([.H147]+10500)/440">
            <text:p>-1733.10909</text:p>
          </table:table-cell>
          <table:table-cell office:value-type="float" office:value="181" table:formula="=[.J147]-131">
            <text:p>18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77016">
            <text:p>-777016</text:p>
          </table:table-cell>
          <table:table-cell office:value-type="string" office:string-value="load_cell_2:">
            <text:p>load_cell_2:</text:p>
          </table:table-cell>
          <table:table-cell office:value-type="float" office:value="-777019">
            <text:p>-777019</text:p>
          </table:table-cell>
          <table:table-cell office:value-type="string" office:string-value="load_cell_3:">
            <text:p>load_cell_3:</text:p>
          </table:table-cell>
          <table:table-cell office:value-type="float" office:value="-777062">
            <text:p>-777062</text:p>
          </table:table-cell>
          <table:table-cell office:value-type="string" office:string-value="load_cell_4:">
            <text:p>load_cell_4:</text:p>
          </table:table-cell>
          <table:table-cell office:value-type="float" office:value="-777031">
            <text:p>-777031</text:p>
          </table:table-cell>
          <table:table-cell office:value-type="string" office:string-value="time_of_flight:">
            <text:p>time_of_flight:</text:p>
          </table:table-cell>
          <table:table-cell office:value-type="float" office:value="322">
            <text:p>322</text:p>
          </table:table-cell>
          <table:table-cell office:value-type="string" office:string-value=""/>
          <table:table-cell office:value-type="float" office:value="-1742.11590909091" table:formula="=([.H148]+10500)/440">
            <text:p>-1742.11591</text:p>
          </table:table-cell>
          <table:table-cell office:value-type="float" office:value="191" table:formula="=[.J148]-131">
            <text:p>19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80572">
            <text:p>-780572</text:p>
          </table:table-cell>
          <table:table-cell office:value-type="string" office:string-value="load_cell_2:">
            <text:p>load_cell_2:</text:p>
          </table:table-cell>
          <table:table-cell office:value-type="float" office:value="-780573">
            <text:p>-780573</text:p>
          </table:table-cell>
          <table:table-cell office:value-type="string" office:string-value="load_cell_3:">
            <text:p>load_cell_3:</text:p>
          </table:table-cell>
          <table:table-cell office:value-type="float" office:value="-780572">
            <text:p>-780572</text:p>
          </table:table-cell>
          <table:table-cell office:value-type="string" office:string-value="load_cell_4:">
            <text:p>load_cell_4:</text:p>
          </table:table-cell>
          <table:table-cell office:value-type="float" office:value="-780573">
            <text:p>-780573</text:p>
          </table:table-cell>
          <table:table-cell office:value-type="string" office:string-value="time_of_flight:">
            <text:p>time_of_flight:</text:p>
          </table:table-cell>
          <table:table-cell office:value-type="float" office:value="340">
            <text:p>340</text:p>
          </table:table-cell>
          <table:table-cell office:value-type="string" office:string-value=""/>
          <table:table-cell office:value-type="float" office:value="-1750.16590909091" table:formula="=([.H149]+10500)/440">
            <text:p>-1750.16591</text:p>
          </table:table-cell>
          <table:table-cell office:value-type="float" office:value="209" table:formula="=[.J149]-131">
            <text:p>20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80859">
            <text:p>-780859</text:p>
          </table:table-cell>
          <table:table-cell office:value-type="string" office:string-value="load_cell_2:">
            <text:p>load_cell_2:</text:p>
          </table:table-cell>
          <table:table-cell office:value-type="float" office:value="-780860">
            <text:p>-780860</text:p>
          </table:table-cell>
          <table:table-cell office:value-type="string" office:string-value="load_cell_3:">
            <text:p>load_cell_3:</text:p>
          </table:table-cell>
          <table:table-cell office:value-type="float" office:value="-780853">
            <text:p>-780853</text:p>
          </table:table-cell>
          <table:table-cell office:value-type="string" office:string-value="load_cell_4:">
            <text:p>load_cell_4:</text:p>
          </table:table-cell>
          <table:table-cell office:value-type="float" office:value="-780839">
            <text:p>-780839</text:p>
          </table:table-cell>
          <table:table-cell office:value-type="string" office:string-value="time_of_flight:">
            <text:p>time_of_flight:</text:p>
          </table:table-cell>
          <table:table-cell office:value-type="float" office:value="315">
            <text:p>315</text:p>
          </table:table-cell>
          <table:table-cell office:value-type="string" office:string-value=""/>
          <table:table-cell office:value-type="float" office:value="-1750.77045454545" table:formula="=([.H150]+10500)/440">
            <text:p>-1750.77045</text:p>
          </table:table-cell>
          <table:table-cell office:value-type="float" office:value="184" table:formula="=[.J150]-131">
            <text:p>18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33642">
            <text:p>-733642</text:p>
          </table:table-cell>
          <table:table-cell office:value-type="string" office:string-value="load_cell_2:">
            <text:p>load_cell_2:</text:p>
          </table:table-cell>
          <table:table-cell office:value-type="float" office:value="-733204">
            <text:p>-733204</text:p>
          </table:table-cell>
          <table:table-cell office:value-type="string" office:string-value="load_cell_3:">
            <text:p>load_cell_3:</text:p>
          </table:table-cell>
          <table:table-cell office:value-type="float" office:value="-732960">
            <text:p>-732960</text:p>
          </table:table-cell>
          <table:table-cell office:value-type="string" office:string-value="load_cell_4:">
            <text:p>load_cell_4:</text:p>
          </table:table-cell>
          <table:table-cell office:value-type="float" office:value="-732961">
            <text:p>-732961</text:p>
          </table:table-cell>
          <table:table-cell office:value-type="string" office:string-value="time_of_flight:">
            <text:p>time_of_flight:</text:p>
          </table:table-cell>
          <table:table-cell office:value-type="float" office:value="411">
            <text:p>411</text:p>
          </table:table-cell>
          <table:table-cell office:value-type="string" office:string-value=""/>
          <table:table-cell office:value-type="float" office:value="-1641.95681818182" table:formula="=([.H151]+10500)/440">
            <text:p>-1641.95682</text:p>
          </table:table-cell>
          <table:table-cell office:value-type="float" office:value="280" table:formula="=[.J151]-131">
            <text:p>28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03587">
            <text:p>-703587</text:p>
          </table:table-cell>
          <table:table-cell office:value-type="string" office:string-value="load_cell_2:">
            <text:p>load_cell_2:</text:p>
          </table:table-cell>
          <table:table-cell office:value-type="float" office:value="-703588">
            <text:p>-703588</text:p>
          </table:table-cell>
          <table:table-cell office:value-type="string" office:string-value="load_cell_3:">
            <text:p>load_cell_3:</text:p>
          </table:table-cell>
          <table:table-cell office:value-type="float" office:value="-703587">
            <text:p>-703587</text:p>
          </table:table-cell>
          <table:table-cell office:value-type="string" office:string-value="load_cell_4:">
            <text:p>load_cell_4:</text:p>
          </table:table-cell>
          <table:table-cell office:value-type="float" office:value="-703588">
            <text:p>-703588</text:p>
          </table:table-cell>
          <table:table-cell office:value-type="string" office:string-value="time_of_flight:">
            <text:p>time_of_flight:</text:p>
          </table:table-cell>
          <table:table-cell office:value-type="float" office:value="453">
            <text:p>453</text:p>
          </table:table-cell>
          <table:table-cell office:value-type="string" office:string-value=""/>
          <table:table-cell office:value-type="float" office:value="-1575.2" table:formula="=([.H152]+10500)/440">
            <text:p>-1575.2</text:p>
          </table:table-cell>
          <table:table-cell office:value-type="float" office:value="322" table:formula="=[.J152]-131">
            <text:p>32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00495">
            <text:p>-700495</text:p>
          </table:table-cell>
          <table:table-cell office:value-type="string" office:string-value="load_cell_2:">
            <text:p>load_cell_2:</text:p>
          </table:table-cell>
          <table:table-cell office:value-type="float" office:value="-700496">
            <text:p>-700496</text:p>
          </table:table-cell>
          <table:table-cell office:value-type="string" office:string-value="load_cell_3:">
            <text:p>load_cell_3:</text:p>
          </table:table-cell>
          <table:table-cell office:value-type="float" office:value="-700506">
            <text:p>-700506</text:p>
          </table:table-cell>
          <table:table-cell office:value-type="string" office:string-value="load_cell_4:">
            <text:p>load_cell_4:</text:p>
          </table:table-cell>
          <table:table-cell office:value-type="float" office:value="-700542">
            <text:p>-700542</text:p>
          </table:table-cell>
          <table:table-cell office:value-type="string" office:string-value="time_of_flight:">
            <text:p>time_of_flight:</text:p>
          </table:table-cell>
          <table:table-cell office:value-type="float" office:value="466">
            <text:p>466</text:p>
          </table:table-cell>
          <table:table-cell office:value-type="string" office:string-value=""/>
          <table:table-cell office:value-type="float" office:value="-1568.27727272727" table:formula="=([.H153]+10500)/440">
            <text:p>-1568.27727</text:p>
          </table:table-cell>
          <table:table-cell office:value-type="float" office:value="335" table:formula="=[.J153]-131">
            <text:p>3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92586">
            <text:p>-692586</text:p>
          </table:table-cell>
          <table:table-cell office:value-type="string" office:string-value="load_cell_2:">
            <text:p>load_cell_2:</text:p>
          </table:table-cell>
          <table:table-cell office:value-type="float" office:value="-692531">
            <text:p>-692531</text:p>
          </table:table-cell>
          <table:table-cell office:value-type="string" office:string-value="load_cell_3:">
            <text:p>load_cell_3:</text:p>
          </table:table-cell>
          <table:table-cell office:value-type="float" office:value="-692518">
            <text:p>-692518</text:p>
          </table:table-cell>
          <table:table-cell office:value-type="string" office:string-value="load_cell_4:">
            <text:p>load_cell_4:</text:p>
          </table:table-cell>
          <table:table-cell office:value-type="float" office:value="-692519">
            <text:p>-692519</text:p>
          </table:table-cell>
          <table:table-cell office:value-type="string" office:string-value="time_of_flight:">
            <text:p>time_of_flight:</text:p>
          </table:table-cell>
          <table:table-cell office:value-type="float" office:value="450">
            <text:p>450</text:p>
          </table:table-cell>
          <table:table-cell office:value-type="string" office:string-value=""/>
          <table:table-cell office:value-type="float" office:value="-1550.04318181818" table:formula="=([.H154]+10500)/440">
            <text:p>-1550.04318</text:p>
          </table:table-cell>
          <table:table-cell office:value-type="float" office:value="319" table:formula="=[.J154]-131">
            <text:p>31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82312">
            <text:p>-682312</text:p>
          </table:table-cell>
          <table:table-cell office:value-type="string" office:string-value="load_cell_2:">
            <text:p>load_cell_2:</text:p>
          </table:table-cell>
          <table:table-cell office:value-type="float" office:value="-682313">
            <text:p>-682313</text:p>
          </table:table-cell>
          <table:table-cell office:value-type="string" office:string-value="load_cell_3:">
            <text:p>load_cell_3:</text:p>
          </table:table-cell>
          <table:table-cell office:value-type="float" office:value="-682312">
            <text:p>-682312</text:p>
          </table:table-cell>
          <table:table-cell office:value-type="string" office:string-value="load_cell_4:">
            <text:p>load_cell_4:</text:p>
          </table:table-cell>
          <table:table-cell office:value-type="float" office:value="-682313">
            <text:p>-682313</text:p>
          </table:table-cell>
          <table:table-cell office:value-type="string" office:string-value="time_of_flight:">
            <text:p>time_of_flight:</text:p>
          </table:table-cell>
          <table:table-cell office:value-type="float" office:value="485">
            <text:p>485</text:p>
          </table:table-cell>
          <table:table-cell office:value-type="string" office:string-value=""/>
          <table:table-cell office:value-type="float" office:value="-1526.84772727273" table:formula="=([.H155]+10500)/440">
            <text:p>-1526.84773</text:p>
          </table:table-cell>
          <table:table-cell office:value-type="float" office:value="354" table:formula="=[.J155]-131">
            <text:p>35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84810">
            <text:p>-684810</text:p>
          </table:table-cell>
          <table:table-cell office:value-type="string" office:string-value="load_cell_2:">
            <text:p>load_cell_2:</text:p>
          </table:table-cell>
          <table:table-cell office:value-type="float" office:value="-684838">
            <text:p>-684838</text:p>
          </table:table-cell>
          <table:table-cell office:value-type="string" office:string-value="load_cell_3:">
            <text:p>load_cell_3:</text:p>
          </table:table-cell>
          <table:table-cell office:value-type="float" office:value="-684866">
            <text:p>-684866</text:p>
          </table:table-cell>
          <table:table-cell office:value-type="string" office:string-value="load_cell_4:">
            <text:p>load_cell_4:</text:p>
          </table:table-cell>
          <table:table-cell office:value-type="float" office:value="-684906">
            <text:p>-684906</text:p>
          </table:table-cell>
          <table:table-cell office:value-type="string" office:string-value="time_of_flight:">
            <text:p>time_of_flight:</text:p>
          </table:table-cell>
          <table:table-cell office:value-type="float" office:value="490">
            <text:p>490</text:p>
          </table:table-cell>
          <table:table-cell office:value-type="string" office:string-value=""/>
          <table:table-cell office:value-type="float" office:value="-1532.74090909091" table:formula="=([.H156]+10500)/440">
            <text:p>-1532.74091</text:p>
          </table:table-cell>
          <table:table-cell office:value-type="float" office:value="359" table:formula="=[.J156]-131">
            <text:p>35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91073">
            <text:p>-691073</text:p>
          </table:table-cell>
          <table:table-cell office:value-type="string" office:string-value="load_cell_2:">
            <text:p>load_cell_2:</text:p>
          </table:table-cell>
          <table:table-cell office:value-type="float" office:value="-691111">
            <text:p>-691111</text:p>
          </table:table-cell>
          <table:table-cell office:value-type="string" office:string-value="load_cell_3:">
            <text:p>load_cell_3:</text:p>
          </table:table-cell>
          <table:table-cell office:value-type="float" office:value="-691110">
            <text:p>-691110</text:p>
          </table:table-cell>
          <table:table-cell office:value-type="string" office:string-value="load_cell_4:">
            <text:p>load_cell_4:</text:p>
          </table:table-cell>
          <table:table-cell office:value-type="float" office:value="-691111">
            <text:p>-691111</text:p>
          </table:table-cell>
          <table:table-cell office:value-type="string" office:string-value="time_of_flight:">
            <text:p>time_of_flight:</text:p>
          </table:table-cell>
          <table:table-cell office:value-type="float" office:value="278">
            <text:p>278</text:p>
          </table:table-cell>
          <table:table-cell office:value-type="string" office:string-value=""/>
          <table:table-cell office:value-type="float" office:value="-1546.84318181818" table:formula="=([.H157]+10500)/440">
            <text:p>-1546.84318</text:p>
          </table:table-cell>
          <table:table-cell office:value-type="float" office:value="147" table:formula="=[.J157]-131">
            <text:p>14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95757">
            <text:p>-695757</text:p>
          </table:table-cell>
          <table:table-cell office:value-type="string" office:string-value="load_cell_2:">
            <text:p>load_cell_2:</text:p>
          </table:table-cell>
          <table:table-cell office:value-type="float" office:value="-695758">
            <text:p>-695758</text:p>
          </table:table-cell>
          <table:table-cell office:value-type="string" office:string-value="load_cell_3:">
            <text:p>load_cell_3:</text:p>
          </table:table-cell>
          <table:table-cell office:value-type="float" office:value="-695757">
            <text:p>-695757</text:p>
          </table:table-cell>
          <table:table-cell office:value-type="string" office:string-value="load_cell_4:">
            <text:p>load_cell_4:</text:p>
          </table:table-cell>
          <table:table-cell office:value-type="float" office:value="-695779">
            <text:p>-695779</text:p>
          </table:table-cell>
          <table:table-cell office:value-type="string" office:string-value="time_of_flight:">
            <text:p>time_of_flight:</text:p>
          </table:table-cell>
          <table:table-cell office:value-type="float" office:value="301">
            <text:p>301</text:p>
          </table:table-cell>
          <table:table-cell office:value-type="string" office:string-value=""/>
          <table:table-cell office:value-type="float" office:value="-1557.45227272727" table:formula="=([.H158]+10500)/440">
            <text:p>-1557.45227</text:p>
          </table:table-cell>
          <table:table-cell office:value-type="float" office:value="170" table:formula="=[.J158]-131">
            <text:p>17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99810">
            <text:p>-699810</text:p>
          </table:table-cell>
          <table:table-cell office:value-type="string" office:string-value="load_cell_2:">
            <text:p>load_cell_2:</text:p>
          </table:table-cell>
          <table:table-cell office:value-type="float" office:value="-699844">
            <text:p>-699844</text:p>
          </table:table-cell>
          <table:table-cell office:value-type="string" office:string-value="load_cell_3:">
            <text:p>load_cell_3:</text:p>
          </table:table-cell>
          <table:table-cell office:value-type="float" office:value="-699890">
            <text:p>-699890</text:p>
          </table:table-cell>
          <table:table-cell office:value-type="string" office:string-value="load_cell_4:">
            <text:p>load_cell_4:</text:p>
          </table:table-cell>
          <table:table-cell office:value-type="float" office:value="-699891">
            <text:p>-699891</text:p>
          </table:table-cell>
          <table:table-cell office:value-type="string" office:string-value="time_of_flight:">
            <text:p>time_of_flight:</text:p>
          </table:table-cell>
          <table:table-cell office:value-type="float" office:value="395">
            <text:p>395</text:p>
          </table:table-cell>
          <table:table-cell office:value-type="string" office:string-value=""/>
          <table:table-cell office:value-type="float" office:value="-1566.79772727273" table:formula="=([.H159]+10500)/440">
            <text:p>-1566.79773</text:p>
          </table:table-cell>
          <table:table-cell office:value-type="float" office:value="264" table:formula="=[.J159]-131">
            <text:p>26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03757">
            <text:p>-703757</text:p>
          </table:table-cell>
          <table:table-cell office:value-type="string" office:string-value="load_cell_2:">
            <text:p>load_cell_2:</text:p>
          </table:table-cell>
          <table:table-cell office:value-type="float" office:value="-703758">
            <text:p>-703758</text:p>
          </table:table-cell>
          <table:table-cell office:value-type="string" office:string-value="load_cell_3:">
            <text:p>load_cell_3:</text:p>
          </table:table-cell>
          <table:table-cell office:value-type="float" office:value="-703757">
            <text:p>-703757</text:p>
          </table:table-cell>
          <table:table-cell office:value-type="string" office:string-value="load_cell_4:">
            <text:p>load_cell_4:</text:p>
          </table:table-cell>
          <table:table-cell office:value-type="float" office:value="-703758">
            <text:p>-703758</text:p>
          </table:table-cell>
          <table:table-cell office:value-type="string" office:string-value="time_of_flight:">
            <text:p>time_of_flight:</text:p>
          </table:table-cell>
          <table:table-cell office:value-type="float" office:value="307">
            <text:p>307</text:p>
          </table:table-cell>
          <table:table-cell office:value-type="string" office:string-value=""/>
          <table:table-cell office:value-type="float" office:value="-1575.58636363636" table:formula="=([.H160]+10500)/440">
            <text:p>-1575.58636</text:p>
          </table:table-cell>
          <table:table-cell office:value-type="float" office:value="176" table:formula="=[.J160]-131">
            <text:p>17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05757">
            <text:p>-705757</text:p>
          </table:table-cell>
          <table:table-cell office:value-type="string" office:string-value="load_cell_2:">
            <text:p>load_cell_2:</text:p>
          </table:table-cell>
          <table:table-cell office:value-type="float" office:value="-705786">
            <text:p>-705786</text:p>
          </table:table-cell>
          <table:table-cell office:value-type="string" office:string-value="load_cell_3:">
            <text:p>load_cell_3:</text:p>
          </table:table-cell>
          <table:table-cell office:value-type="float" office:value="-705813">
            <text:p>-705813</text:p>
          </table:table-cell>
          <table:table-cell office:value-type="string" office:string-value="load_cell_4:">
            <text:p>load_cell_4:</text:p>
          </table:table-cell>
          <table:table-cell office:value-type="float" office:value="-705837">
            <text:p>-705837</text:p>
          </table:table-cell>
          <table:table-cell office:value-type="string" office:string-value="time_of_flight:">
            <text:p>time_of_flight:</text:p>
          </table:table-cell>
          <table:table-cell office:value-type="float" office:value="521">
            <text:p>521</text:p>
          </table:table-cell>
          <table:table-cell office:value-type="string" office:string-value=""/>
          <table:table-cell office:value-type="float" office:value="-1580.31136363636" table:formula="=([.H161]+10500)/440">
            <text:p>-1580.31136</text:p>
          </table:table-cell>
          <table:table-cell office:value-type="float" office:value="390" table:formula="=[.J161]-131">
            <text:p>39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08362">
            <text:p>-708362</text:p>
          </table:table-cell>
          <table:table-cell office:value-type="string" office:string-value="load_cell_2:">
            <text:p>load_cell_2:</text:p>
          </table:table-cell>
          <table:table-cell office:value-type="float" office:value="-708382">
            <text:p>-708382</text:p>
          </table:table-cell>
          <table:table-cell office:value-type="string" office:string-value="load_cell_3:">
            <text:p>load_cell_3:</text:p>
          </table:table-cell>
          <table:table-cell office:value-type="float" office:value="-708381">
            <text:p>-708381</text:p>
          </table:table-cell>
          <table:table-cell office:value-type="string" office:string-value="load_cell_4:">
            <text:p>load_cell_4:</text:p>
          </table:table-cell>
          <table:table-cell office:value-type="float" office:value="-708382">
            <text:p>-708382</text:p>
          </table:table-cell>
          <table:table-cell office:value-type="string" office:string-value="time_of_flight:">
            <text:p>time_of_flight:</text:p>
          </table:table-cell>
          <table:table-cell office:value-type="float" office:value="263">
            <text:p>263</text:p>
          </table:table-cell>
          <table:table-cell office:value-type="string" office:string-value=""/>
          <table:table-cell office:value-type="float" office:value="-1586.09545454545" table:formula="=([.H162]+10500)/440">
            <text:p>-1586.09545</text:p>
          </table:table-cell>
          <table:table-cell office:value-type="float" office:value="132" table:formula="=[.J162]-131">
            <text:p>13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10053">
            <text:p>-710053</text:p>
          </table:table-cell>
          <table:table-cell office:value-type="string" office:string-value="load_cell_2:">
            <text:p>load_cell_2:</text:p>
          </table:table-cell>
          <table:table-cell office:value-type="float" office:value="-710054">
            <text:p>-710054</text:p>
          </table:table-cell>
          <table:table-cell office:value-type="string" office:string-value="load_cell_3:">
            <text:p>load_cell_3:</text:p>
          </table:table-cell>
          <table:table-cell office:value-type="float" office:value="-710053">
            <text:p>-710053</text:p>
          </table:table-cell>
          <table:table-cell office:value-type="string" office:string-value="load_cell_4:">
            <text:p>load_cell_4:</text:p>
          </table:table-cell>
          <table:table-cell office:value-type="float" office:value="-710078">
            <text:p>-71007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589.95" table:formula="=([.H163]+10500)/440">
            <text:p>-1589.95</text:p>
          </table:table-cell>
          <table:table-cell office:value-type="float" office:value="-131" table:formula="=[.J16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09719">
            <text:p>-709719</text:p>
          </table:table-cell>
          <table:table-cell office:value-type="string" office:string-value="load_cell_2:">
            <text:p>load_cell_2:</text:p>
          </table:table-cell>
          <table:table-cell office:value-type="float" office:value="-709686">
            <text:p>-709686</text:p>
          </table:table-cell>
          <table:table-cell office:value-type="string" office:string-value="load_cell_3:">
            <text:p>load_cell_3:</text:p>
          </table:table-cell>
          <table:table-cell office:value-type="float" office:value="-709718">
            <text:p>-709718</text:p>
          </table:table-cell>
          <table:table-cell office:value-type="string" office:string-value="load_cell_4:">
            <text:p>load_cell_4:</text:p>
          </table:table-cell>
          <table:table-cell office:value-type="float" office:value="-709719">
            <text:p>-70971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589.13409090909" table:formula="=([.H164]+10500)/440">
            <text:p>-1589.13409</text:p>
          </table:table-cell>
          <table:table-cell office:value-type="float" office:value="-131" table:formula="=[.J16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99010">
            <text:p>-699010</text:p>
          </table:table-cell>
          <table:table-cell office:value-type="string" office:string-value="load_cell_2:">
            <text:p>load_cell_2:</text:p>
          </table:table-cell>
          <table:table-cell office:value-type="float" office:value="-699011">
            <text:p>-699011</text:p>
          </table:table-cell>
          <table:table-cell office:value-type="string" office:string-value="load_cell_3:">
            <text:p>load_cell_3:</text:p>
          </table:table-cell>
          <table:table-cell office:value-type="float" office:value="-699010">
            <text:p>-699010</text:p>
          </table:table-cell>
          <table:table-cell office:value-type="string" office:string-value="load_cell_4:">
            <text:p>load_cell_4:</text:p>
          </table:table-cell>
          <table:table-cell office:value-type="float" office:value="-699011">
            <text:p>-69901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564.79772727273" table:formula="=([.H165]+10500)/440">
            <text:p>-1564.79773</text:p>
          </table:table-cell>
          <table:table-cell office:value-type="float" office:value="-131" table:formula="=[.J16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46828">
            <text:p>-646828</text:p>
          </table:table-cell>
          <table:table-cell office:value-type="string" office:string-value="load_cell_2:">
            <text:p>load_cell_2:</text:p>
          </table:table-cell>
          <table:table-cell office:value-type="float" office:value="-646829">
            <text:p>-646829</text:p>
          </table:table-cell>
          <table:table-cell office:value-type="string" office:string-value="load_cell_3:">
            <text:p>load_cell_3:</text:p>
          </table:table-cell>
          <table:table-cell office:value-type="float" office:value="-646791">
            <text:p>-646791</text:p>
          </table:table-cell>
          <table:table-cell office:value-type="string" office:string-value="load_cell_4:">
            <text:p>load_cell_4:</text:p>
          </table:table-cell>
          <table:table-cell office:value-type="float" office:value="-646488">
            <text:p>-64648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445.42727272727" table:formula="=([.H166]+10500)/440">
            <text:p>-1445.42727</text:p>
          </table:table-cell>
          <table:table-cell office:value-type="float" office:value="-131" table:formula="=[.J16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25957">
            <text:p>-625957</text:p>
          </table:table-cell>
          <table:table-cell office:value-type="string" office:string-value="load_cell_2:">
            <text:p>load_cell_2:</text:p>
          </table:table-cell>
          <table:table-cell office:value-type="float" office:value="-625866">
            <text:p>-625866</text:p>
          </table:table-cell>
          <table:table-cell office:value-type="string" office:string-value="load_cell_3:">
            <text:p>load_cell_3:</text:p>
          </table:table-cell>
          <table:table-cell office:value-type="float" office:value="-625865">
            <text:p>-625865</text:p>
          </table:table-cell>
          <table:table-cell office:value-type="string" office:string-value="load_cell_4:">
            <text:p>load_cell_4:</text:p>
          </table:table-cell>
          <table:table-cell office:value-type="float" office:value="-625866">
            <text:p>-62586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398.55909090909" table:formula="=([.H167]+10500)/440">
            <text:p>-1398.55909</text:p>
          </table:table-cell>
          <table:table-cell office:value-type="float" office:value="-131" table:formula="=[.J16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08539">
            <text:p>-608539</text:p>
          </table:table-cell>
          <table:table-cell office:value-type="string" office:string-value="load_cell_2:">
            <text:p>load_cell_2:</text:p>
          </table:table-cell>
          <table:table-cell office:value-type="float" office:value="-608540">
            <text:p>-608540</text:p>
          </table:table-cell>
          <table:table-cell office:value-type="string" office:string-value="load_cell_3:">
            <text:p>load_cell_3:</text:p>
          </table:table-cell>
          <table:table-cell office:value-type="float" office:value="-608539">
            <text:p>-608539</text:p>
          </table:table-cell>
          <table:table-cell office:value-type="string" office:string-value="load_cell_4:">
            <text:p>load_cell_4:</text:p>
          </table:table-cell>
          <table:table-cell office:value-type="float" office:value="-608497">
            <text:p>-60849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359.08409090909" table:formula="=([.H168]+10500)/440">
            <text:p>-1359.08409</text:p>
          </table:table-cell>
          <table:table-cell office:value-type="float" office:value="-131" table:formula="=[.J16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53220">
            <text:p>-853220</text:p>
          </table:table-cell>
          <table:table-cell office:value-type="string" office:string-value="load_cell_2:">
            <text:p>load_cell_2:</text:p>
          </table:table-cell>
          <table:table-cell office:value-type="float" office:value="-910357">
            <text:p>-910357</text:p>
          </table:table-cell>
          <table:table-cell office:value-type="string" office:string-value="load_cell_3:">
            <text:p>load_cell_3:</text:p>
          </table:table-cell>
          <table:table-cell office:value-type="float" office:value="-892809">
            <text:p>-892809</text:p>
          </table:table-cell>
          <table:table-cell office:value-type="string" office:string-value="load_cell_4:">
            <text:p>load_cell_4:</text:p>
          </table:table-cell>
          <table:table-cell office:value-type="float" office:value="-893140">
            <text:p>-89314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006" table:formula="=([.H169]+10500)/440">
            <text:p>-2006</text:p>
          </table:table-cell>
          <table:table-cell office:value-type="float" office:value="-131" table:formula="=[.J16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33031">
            <text:p>-5133031</text:p>
          </table:table-cell>
          <table:table-cell office:value-type="string" office:string-value="load_cell_2:">
            <text:p>load_cell_2:</text:p>
          </table:table-cell>
          <table:table-cell office:value-type="float" office:value="-5133032">
            <text:p>-5133032</text:p>
          </table:table-cell>
          <table:table-cell office:value-type="string" office:string-value="load_cell_3:">
            <text:p>load_cell_3:</text:p>
          </table:table-cell>
          <table:table-cell office:value-type="float" office:value="-5133031">
            <text:p>-5133031</text:p>
          </table:table-cell>
          <table:table-cell office:value-type="string" office:string-value="load_cell_4:">
            <text:p>load_cell_4:</text:p>
          </table:table-cell>
          <table:table-cell office:value-type="float" office:value="-5133032">
            <text:p>-513303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642.1181818182" table:formula="=([.H170]+10500)/440">
            <text:p>-11642.1182</text:p>
          </table:table-cell>
          <table:table-cell office:value-type="float" office:value="-131" table:formula="=[.J17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552">
            <text:p>-8388552</text:p>
          </table:table-cell>
          <table:table-cell office:value-type="string" office:string-value="load_cell_2:">
            <text:p>load_cell_2:</text:p>
          </table:table-cell>
          <table:table-cell office:value-type="float" office:value="-8388553">
            <text:p>-8388553</text:p>
          </table:table-cell>
          <table:table-cell office:value-type="string" office:string-value="load_cell_3:">
            <text:p>load_cell_3:</text:p>
          </table:table-cell>
          <table:table-cell office:value-type="float" office:value="-8388552">
            <text:p>-8388552</text:p>
          </table:table-cell>
          <table:table-cell office:value-type="string" office:string-value="load_cell_4:">
            <text:p>load_cell_4:</text:p>
          </table:table-cell>
          <table:table-cell office:value-type="float" office:value="-8339675">
            <text:p>-833967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8929.9431818182" table:formula="=([.H171]+10500)/440">
            <text:p>-18929.9432</text:p>
          </table:table-cell>
          <table:table-cell office:value-type="float" office:value="-131" table:formula="=[.J17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72]+10500)/440">
            <text:p>-19041.1545</text:p>
          </table:table-cell>
          <table:table-cell office:value-type="float" office:value="-131" table:formula="=[.J17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73]+10500)/440">
            <text:p>-19041.1545</text:p>
          </table:table-cell>
          <table:table-cell office:value-type="float" office:value="-131" table:formula="=[.J17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74]+10500)/440">
            <text:p>-19041.1545</text:p>
          </table:table-cell>
          <table:table-cell office:value-type="float" office:value="-131" table:formula="=[.J17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75]+10500)/440">
            <text:p>-19041.1545</text:p>
          </table:table-cell>
          <table:table-cell office:value-type="float" office:value="-131" table:formula="=[.J17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76]+10500)/440">
            <text:p>-19041.1545</text:p>
          </table:table-cell>
          <table:table-cell office:value-type="float" office:value="-131" table:formula="=[.J17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77]+10500)/440">
            <text:p>-19041.1545</text:p>
          </table:table-cell>
          <table:table-cell office:value-type="float" office:value="-131" table:formula="=[.J17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78]+10500)/440">
            <text:p>-19041.1545</text:p>
          </table:table-cell>
          <table:table-cell office:value-type="float" office:value="-131" table:formula="=[.J17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79]+10500)/440">
            <text:p>-19041.1545</text:p>
          </table:table-cell>
          <table:table-cell office:value-type="float" office:value="-131" table:formula="=[.J17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80]+10500)/440">
            <text:p>-19041.1545</text:p>
          </table:table-cell>
          <table:table-cell office:value-type="float" office:value="-131" table:formula="=[.J18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81]+10500)/440">
            <text:p>-19041.1545</text:p>
          </table:table-cell>
          <table:table-cell office:value-type="float" office:value="-131" table:formula="=[.J18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82]+10500)/440">
            <text:p>-19041.1545</text:p>
          </table:table-cell>
          <table:table-cell office:value-type="float" office:value="-131" table:formula="=[.J18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83]+10500)/440">
            <text:p>-19041.1545</text:p>
          </table:table-cell>
          <table:table-cell office:value-type="float" office:value="-131" table:formula="=[.J18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84]+10500)/440">
            <text:p>-19041.1545</text:p>
          </table:table-cell>
          <table:table-cell office:value-type="float" office:value="-131" table:formula="=[.J18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85]+10500)/440">
            <text:p>-19041.1545</text:p>
          </table:table-cell>
          <table:table-cell office:value-type="float" office:value="-131" table:formula="=[.J18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86]+10500)/440">
            <text:p>-19041.1545</text:p>
          </table:table-cell>
          <table:table-cell office:value-type="float" office:value="-131" table:formula="=[.J18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87]+10500)/440">
            <text:p>-19041.1545</text:p>
          </table:table-cell>
          <table:table-cell office:value-type="float" office:value="-131" table:formula="=[.J18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88]+10500)/440">
            <text:p>-19041.1545</text:p>
          </table:table-cell>
          <table:table-cell office:value-type="float" office:value="-131" table:formula="=[.J18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89]+10500)/440">
            <text:p>-19041.1545</text:p>
          </table:table-cell>
          <table:table-cell office:value-type="float" office:value="-131" table:formula="=[.J18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90]+10500)/440">
            <text:p>-19041.1545</text:p>
          </table:table-cell>
          <table:table-cell office:value-type="float" office:value="-131" table:formula="=[.J19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88607">
            <text:p>-8388607</text:p>
          </table:table-cell>
          <table:table-cell office:value-type="string" office:string-value="load_cell_2:">
            <text:p>load_cell_2:</text:p>
          </table:table-cell>
          <table:table-cell office:value-type="float" office:value="-8388608">
            <text:p>-8388608</text:p>
          </table:table-cell>
          <table:table-cell office:value-type="string" office:string-value="load_cell_3:">
            <text:p>load_cell_3:</text:p>
          </table:table-cell>
          <table:table-cell office:value-type="float" office:value="-8388607">
            <text:p>-8388607</text:p>
          </table:table-cell>
          <table:table-cell office:value-type="string" office:string-value="load_cell_4:">
            <text:p>load_cell_4:</text:p>
          </table:table-cell>
          <table:table-cell office:value-type="float" office:value="-8388608">
            <text:p>-83886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9041.1545454545" table:formula="=([.H191]+10500)/440">
            <text:p>-19041.1545</text:p>
          </table:table-cell>
          <table:table-cell office:value-type="float" office:value="-131" table:formula="=[.J19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28337">
            <text:p>-6128337</text:p>
          </table:table-cell>
          <table:table-cell office:value-type="string" office:string-value="load_cell_2:">
            <text:p>load_cell_2:</text:p>
          </table:table-cell>
          <table:table-cell office:value-type="float" office:value="-6128338">
            <text:p>-6128338</text:p>
          </table:table-cell>
          <table:table-cell office:value-type="string" office:string-value="load_cell_3:">
            <text:p>load_cell_3:</text:p>
          </table:table-cell>
          <table:table-cell office:value-type="float" office:value="-6059977">
            <text:p>-6059977</text:p>
          </table:table-cell>
          <table:table-cell office:value-type="string" office:string-value="load_cell_4:">
            <text:p>load_cell_4:</text:p>
          </table:table-cell>
          <table:table-cell office:value-type="float" office:value="-6059978">
            <text:p>-605997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3748.8136363636" table:formula="=([.H192]+10500)/440">
            <text:p>-13748.8136</text:p>
          </table:table-cell>
          <table:table-cell office:value-type="float" office:value="-131" table:formula="=[.J19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37878">
            <text:p>-537878</text:p>
          </table:table-cell>
          <table:table-cell office:value-type="string" office:string-value="load_cell_2:">
            <text:p>load_cell_2:</text:p>
          </table:table-cell>
          <table:table-cell office:value-type="float" office:value="-550615">
            <text:p>-550615</text:p>
          </table:table-cell>
          <table:table-cell office:value-type="string" office:string-value="load_cell_3:">
            <text:p>load_cell_3:</text:p>
          </table:table-cell>
          <table:table-cell office:value-type="float" office:value="-560147">
            <text:p>-560147</text:p>
          </table:table-cell>
          <table:table-cell office:value-type="string" office:string-value="load_cell_4:">
            <text:p>load_cell_4:</text:p>
          </table:table-cell>
          <table:table-cell office:value-type="float" office:value="-560148">
            <text:p>-56014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249.2" table:formula="=([.H193]+10500)/440">
            <text:p>-1249.2</text:p>
          </table:table-cell>
          <table:table-cell office:value-type="float" office:value="-131" table:formula="=[.J19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3119">
            <text:p>-353119</text:p>
          </table:table-cell>
          <table:table-cell office:value-type="string" office:string-value="load_cell_2:">
            <text:p>load_cell_2:</text:p>
          </table:table-cell>
          <table:table-cell office:value-type="float" office:value="-353120">
            <text:p>-353120</text:p>
          </table:table-cell>
          <table:table-cell office:value-type="string" office:string-value="load_cell_3:">
            <text:p>load_cell_3:</text:p>
          </table:table-cell>
          <table:table-cell office:value-type="float" office:value="-353119">
            <text:p>-353119</text:p>
          </table:table-cell>
          <table:table-cell office:value-type="string" office:string-value="load_cell_4:">
            <text:p>load_cell_4:</text:p>
          </table:table-cell>
          <table:table-cell office:value-type="float" office:value="-353120">
            <text:p>-35312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778.681818181818" table:formula="=([.H194]+10500)/440">
            <text:p>-778.681818</text:p>
          </table:table-cell>
          <table:table-cell office:value-type="float" office:value="-131" table:formula="=[.J19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28922">
            <text:p>-328922</text:p>
          </table:table-cell>
          <table:table-cell office:value-type="string" office:string-value="load_cell_2:">
            <text:p>load_cell_2:</text:p>
          </table:table-cell>
          <table:table-cell office:value-type="float" office:value="-328769">
            <text:p>-328769</text:p>
          </table:table-cell>
          <table:table-cell office:value-type="string" office:string-value="load_cell_3:">
            <text:p>load_cell_3:</text:p>
          </table:table-cell>
          <table:table-cell office:value-type="float" office:value="-328574">
            <text:p>-328574</text:p>
          </table:table-cell>
          <table:table-cell office:value-type="string" office:string-value="load_cell_4:">
            <text:p>load_cell_4:</text:p>
          </table:table-cell>
          <table:table-cell office:value-type="float" office:value="-327414">
            <text:p>-32741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720.259090909091" table:formula="=([.H195]+10500)/440">
            <text:p>-720.259091</text:p>
          </table:table-cell>
          <table:table-cell office:value-type="float" office:value="-131" table:formula="=[.J19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89184">
            <text:p>-289184</text:p>
          </table:table-cell>
          <table:table-cell office:value-type="string" office:string-value="load_cell_2:">
            <text:p>load_cell_2:</text:p>
          </table:table-cell>
          <table:table-cell office:value-type="float" office:value="-289065">
            <text:p>-289065</text:p>
          </table:table-cell>
          <table:table-cell office:value-type="string" office:string-value="load_cell_3:">
            <text:p>load_cell_3:</text:p>
          </table:table-cell>
          <table:table-cell office:value-type="float" office:value="-289064">
            <text:p>-289064</text:p>
          </table:table-cell>
          <table:table-cell office:value-type="string" office:string-value="load_cell_4:">
            <text:p>load_cell_4:</text:p>
          </table:table-cell>
          <table:table-cell office:value-type="float" office:value="-289065">
            <text:p>-28906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633.102272727273" table:formula="=([.H196]+10500)/440">
            <text:p>-633.102273</text:p>
          </table:table-cell>
          <table:table-cell office:value-type="float" office:value="-131" table:formula="=[.J19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68108">
            <text:p>-268108</text:p>
          </table:table-cell>
          <table:table-cell office:value-type="string" office:string-value="load_cell_2:">
            <text:p>load_cell_2:</text:p>
          </table:table-cell>
          <table:table-cell office:value-type="float" office:value="-268109">
            <text:p>-268109</text:p>
          </table:table-cell>
          <table:table-cell office:value-type="string" office:string-value="load_cell_3:">
            <text:p>load_cell_3:</text:p>
          </table:table-cell>
          <table:table-cell office:value-type="float" office:value="-268108">
            <text:p>-268108</text:p>
          </table:table-cell>
          <table:table-cell office:value-type="string" office:string-value="load_cell_4:">
            <text:p>load_cell_4:</text:p>
          </table:table-cell>
          <table:table-cell office:value-type="float" office:value="-268056">
            <text:p>-26805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585.354545454545" table:formula="=([.H197]+10500)/440">
            <text:p>-585.354545</text:p>
          </table:table-cell>
          <table:table-cell office:value-type="float" office:value="-131" table:formula="=[.J19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7313">
            <text:p>-247313</text:p>
          </table:table-cell>
          <table:table-cell office:value-type="string" office:string-value="load_cell_2:">
            <text:p>load_cell_2:</text:p>
          </table:table-cell>
          <table:table-cell office:value-type="float" office:value="-247404">
            <text:p>-247404</text:p>
          </table:table-cell>
          <table:table-cell office:value-type="string" office:string-value="load_cell_3:">
            <text:p>load_cell_3:</text:p>
          </table:table-cell>
          <table:table-cell office:value-type="float" office:value="-247247">
            <text:p>-247247</text:p>
          </table:table-cell>
          <table:table-cell office:value-type="string" office:string-value="load_cell_4:">
            <text:p>load_cell_4:</text:p>
          </table:table-cell>
          <table:table-cell office:value-type="float" office:value="-247175">
            <text:p>-24717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537.897727272727" table:formula="=([.H198]+10500)/440">
            <text:p>-537.897727</text:p>
          </table:table-cell>
          <table:table-cell office:value-type="float" office:value="-131" table:formula="=[.J19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29044">
            <text:p>-229044</text:p>
          </table:table-cell>
          <table:table-cell office:value-type="string" office:string-value="load_cell_2:">
            <text:p>load_cell_2:</text:p>
          </table:table-cell>
          <table:table-cell office:value-type="float" office:value="-229045">
            <text:p>-229045</text:p>
          </table:table-cell>
          <table:table-cell office:value-type="string" office:string-value="load_cell_3:">
            <text:p>load_cell_3:</text:p>
          </table:table-cell>
          <table:table-cell office:value-type="float" office:value="-229044">
            <text:p>-229044</text:p>
          </table:table-cell>
          <table:table-cell office:value-type="string" office:string-value="load_cell_4:">
            <text:p>load_cell_4:</text:p>
          </table:table-cell>
          <table:table-cell office:value-type="float" office:value="-229045">
            <text:p>-22904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496.693181818182" table:formula="=([.H199]+10500)/440">
            <text:p>-496.693182</text:p>
          </table:table-cell>
          <table:table-cell office:value-type="float" office:value="-131" table:formula="=[.J19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10771">
            <text:p>-210771</text:p>
          </table:table-cell>
          <table:table-cell office:value-type="string" office:string-value="load_cell_2:">
            <text:p>load_cell_2:</text:p>
          </table:table-cell>
          <table:table-cell office:value-type="float" office:value="-210772">
            <text:p>-210772</text:p>
          </table:table-cell>
          <table:table-cell office:value-type="string" office:string-value="load_cell_3:">
            <text:p>load_cell_3:</text:p>
          </table:table-cell>
          <table:table-cell office:value-type="float" office:value="-210729">
            <text:p>-210729</text:p>
          </table:table-cell>
          <table:table-cell office:value-type="string" office:string-value="load_cell_4:">
            <text:p>load_cell_4:</text:p>
          </table:table-cell>
          <table:table-cell office:value-type="float" office:value="-210562">
            <text:p>-21056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454.686363636364" table:formula="=([.H200]+10500)/440">
            <text:p>-454.686364</text:p>
          </table:table-cell>
          <table:table-cell office:value-type="float" office:value="-131" table:formula="=[.J20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99006">
            <text:p>-199006</text:p>
          </table:table-cell>
          <table:table-cell office:value-type="string" office:string-value="load_cell_2:">
            <text:p>load_cell_2:</text:p>
          </table:table-cell>
          <table:table-cell office:value-type="float" office:value="-199113">
            <text:p>-199113</text:p>
          </table:table-cell>
          <table:table-cell office:value-type="string" office:string-value="load_cell_3:">
            <text:p>load_cell_3:</text:p>
          </table:table-cell>
          <table:table-cell office:value-type="float" office:value="-199035">
            <text:p>-199035</text:p>
          </table:table-cell>
          <table:table-cell office:value-type="string" office:string-value="load_cell_4:">
            <text:p>load_cell_4:</text:p>
          </table:table-cell>
          <table:table-cell office:value-type="float" office:value="-199036">
            <text:p>-19903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428.490909090909" table:formula="=([.H201]+10500)/440">
            <text:p>-428.490909</text:p>
          </table:table-cell>
          <table:table-cell office:value-type="float" office:value="-131" table:formula="=[.J20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85890">
            <text:p>-185890</text:p>
          </table:table-cell>
          <table:table-cell office:value-type="string" office:string-value="load_cell_2:">
            <text:p>load_cell_2:</text:p>
          </table:table-cell>
          <table:table-cell office:value-type="float" office:value="-185891">
            <text:p>-185891</text:p>
          </table:table-cell>
          <table:table-cell office:value-type="string" office:string-value="load_cell_3:">
            <text:p>load_cell_3:</text:p>
          </table:table-cell>
          <table:table-cell office:value-type="float" office:value="-185890">
            <text:p>-185890</text:p>
          </table:table-cell>
          <table:table-cell office:value-type="string" office:string-value="load_cell_4:">
            <text:p>load_cell_4:</text:p>
          </table:table-cell>
          <table:table-cell office:value-type="float" office:value="-185840">
            <text:p>-18584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398.5" table:formula="=([.H202]+10500)/440">
            <text:p>-398.5</text:p>
          </table:table-cell>
          <table:table-cell office:value-type="float" office:value="-131" table:formula="=[.J20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72023">
            <text:p>-172023</text:p>
          </table:table-cell>
          <table:table-cell office:value-type="string" office:string-value="load_cell_2:">
            <text:p>load_cell_2:</text:p>
          </table:table-cell>
          <table:table-cell office:value-type="float" office:value="-172060">
            <text:p>-172060</text:p>
          </table:table-cell>
          <table:table-cell office:value-type="string" office:string-value="load_cell_3:">
            <text:p>load_cell_3:</text:p>
          </table:table-cell>
          <table:table-cell office:value-type="float" office:value="-171934">
            <text:p>-171934</text:p>
          </table:table-cell>
          <table:table-cell office:value-type="string" office:string-value="load_cell_4:">
            <text:p>load_cell_4:</text:p>
          </table:table-cell>
          <table:table-cell office:value-type="float" office:value="-171956">
            <text:p>-17195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366.945454545455" table:formula="=([.H203]+10500)/440">
            <text:p>-366.945455</text:p>
          </table:table-cell>
          <table:table-cell office:value-type="float" office:value="-131" table:formula="=[.J20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59201">
            <text:p>-159201</text:p>
          </table:table-cell>
          <table:table-cell office:value-type="string" office:string-value="load_cell_2:">
            <text:p>load_cell_2:</text:p>
          </table:table-cell>
          <table:table-cell office:value-type="float" office:value="-159202">
            <text:p>-159202</text:p>
          </table:table-cell>
          <table:table-cell office:value-type="string" office:string-value="load_cell_3:">
            <text:p>load_cell_3:</text:p>
          </table:table-cell>
          <table:table-cell office:value-type="float" office:value="-159201">
            <text:p>-159201</text:p>
          </table:table-cell>
          <table:table-cell office:value-type="string" office:string-value="load_cell_4:">
            <text:p>load_cell_4:</text:p>
          </table:table-cell>
          <table:table-cell office:value-type="float" office:value="-159202">
            <text:p>-15920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337.959090909091" table:formula="=([.H204]+10500)/440">
            <text:p>-337.959091</text:p>
          </table:table-cell>
          <table:table-cell office:value-type="float" office:value="-131" table:formula="=[.J20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48774">
            <text:p>-148774</text:p>
          </table:table-cell>
          <table:table-cell office:value-type="string" office:string-value="load_cell_2:">
            <text:p>load_cell_2:</text:p>
          </table:table-cell>
          <table:table-cell office:value-type="float" office:value="-148775">
            <text:p>-148775</text:p>
          </table:table-cell>
          <table:table-cell office:value-type="string" office:string-value="load_cell_3:">
            <text:p>load_cell_3:</text:p>
          </table:table-cell>
          <table:table-cell office:value-type="float" office:value="-148742">
            <text:p>-148742</text:p>
          </table:table-cell>
          <table:table-cell office:value-type="string" office:string-value="load_cell_4:">
            <text:p>load_cell_4:</text:p>
          </table:table-cell>
          <table:table-cell office:value-type="float" office:value="-148496">
            <text:p>-14849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313.627272727273" table:formula="=([.H205]+10500)/440">
            <text:p>-313.627273</text:p>
          </table:table-cell>
          <table:table-cell office:value-type="float" office:value="-131" table:formula="=[.J20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37988">
            <text:p>-137988</text:p>
          </table:table-cell>
          <table:table-cell office:value-type="string" office:string-value="load_cell_2:">
            <text:p>load_cell_2:</text:p>
          </table:table-cell>
          <table:table-cell office:value-type="float" office:value="-137934">
            <text:p>-137934</text:p>
          </table:table-cell>
          <table:table-cell office:value-type="string" office:string-value="load_cell_3:">
            <text:p>load_cell_3:</text:p>
          </table:table-cell>
          <table:table-cell office:value-type="float" office:value="-137838">
            <text:p>-137838</text:p>
          </table:table-cell>
          <table:table-cell office:value-type="string" office:string-value="load_cell_4:">
            <text:p>load_cell_4:</text:p>
          </table:table-cell>
          <table:table-cell office:value-type="float" office:value="-137839">
            <text:p>-13783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89.406818181818" table:formula="=([.H206]+10500)/440">
            <text:p>-289.406818</text:p>
          </table:table-cell>
          <table:table-cell office:value-type="float" office:value="-131" table:formula="=[.J20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28454">
            <text:p>-128454</text:p>
          </table:table-cell>
          <table:table-cell office:value-type="string" office:string-value="load_cell_2:">
            <text:p>load_cell_2:</text:p>
          </table:table-cell>
          <table:table-cell office:value-type="float" office:value="-128455">
            <text:p>-128455</text:p>
          </table:table-cell>
          <table:table-cell office:value-type="string" office:string-value="load_cell_3:">
            <text:p>load_cell_3:</text:p>
          </table:table-cell>
          <table:table-cell office:value-type="float" office:value="-128454">
            <text:p>-128454</text:p>
          </table:table-cell>
          <table:table-cell office:value-type="string" office:string-value="load_cell_4:">
            <text:p>load_cell_4:</text:p>
          </table:table-cell>
          <table:table-cell office:value-type="float" office:value="-128455">
            <text:p>-12845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68.079545454545" table:formula="=([.H207]+10500)/440">
            <text:p>-268.079545</text:p>
          </table:table-cell>
          <table:table-cell office:value-type="float" office:value="-131" table:formula="=[.J20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8285">
            <text:p>-118285</text:p>
          </table:table-cell>
          <table:table-cell office:value-type="string" office:string-value="load_cell_2:">
            <text:p>load_cell_2:</text:p>
          </table:table-cell>
          <table:table-cell office:value-type="float" office:value="-118286">
            <text:p>-118286</text:p>
          </table:table-cell>
          <table:table-cell office:value-type="string" office:string-value="load_cell_3:">
            <text:p>load_cell_3:</text:p>
          </table:table-cell>
          <table:table-cell office:value-type="float" office:value="-118234">
            <text:p>-118234</text:p>
          </table:table-cell>
          <table:table-cell office:value-type="string" office:string-value="load_cell_4:">
            <text:p>load_cell_4:</text:p>
          </table:table-cell>
          <table:table-cell office:value-type="float" office:value="-118190">
            <text:p>-11819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44.75" table:formula="=([.H208]+10500)/440">
            <text:p>-244.75</text:p>
          </table:table-cell>
          <table:table-cell office:value-type="float" office:value="-131" table:formula="=[.J20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0794">
            <text:p>-110794</text:p>
          </table:table-cell>
          <table:table-cell office:value-type="string" office:string-value="load_cell_2:">
            <text:p>load_cell_2:</text:p>
          </table:table-cell>
          <table:table-cell office:value-type="float" office:value="-110733">
            <text:p>-110733</text:p>
          </table:table-cell>
          <table:table-cell office:value-type="string" office:string-value="load_cell_3:">
            <text:p>load_cell_3:</text:p>
          </table:table-cell>
          <table:table-cell office:value-type="float" office:value="-110754">
            <text:p>-110754</text:p>
          </table:table-cell>
          <table:table-cell office:value-type="string" office:string-value="load_cell_4:">
            <text:p>load_cell_4:</text:p>
          </table:table-cell>
          <table:table-cell office:value-type="float" office:value="-110755">
            <text:p>-11075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27.852272727273" table:formula="=([.H209]+10500)/440">
            <text:p>-227.852273</text:p>
          </table:table-cell>
          <table:table-cell office:value-type="float" office:value="-131" table:formula="=[.J20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591">
            <text:p>-104591</text:p>
          </table:table-cell>
          <table:table-cell office:value-type="string" office:string-value="load_cell_2:">
            <text:p>load_cell_2:</text:p>
          </table:table-cell>
          <table:table-cell office:value-type="float" office:value="-104592">
            <text:p>-104592</text:p>
          </table:table-cell>
          <table:table-cell office:value-type="string" office:string-value="load_cell_3:">
            <text:p>load_cell_3:</text:p>
          </table:table-cell>
          <table:table-cell office:value-type="float" office:value="-104591">
            <text:p>-104591</text:p>
          </table:table-cell>
          <table:table-cell office:value-type="string" office:string-value="load_cell_4:">
            <text:p>load_cell_4:</text:p>
          </table:table-cell>
          <table:table-cell office:value-type="float" office:value="-104592">
            <text:p>-10459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13.845454545455" table:formula="=([.H210]+10500)/440">
            <text:p>-213.845455</text:p>
          </table:table-cell>
          <table:table-cell office:value-type="float" office:value="-131" table:formula="=[.J21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904">
            <text:p>-98904</text:p>
          </table:table-cell>
          <table:table-cell office:value-type="string" office:string-value="load_cell_2:">
            <text:p>load_cell_2:</text:p>
          </table:table-cell>
          <table:table-cell office:value-type="float" office:value="-98869">
            <text:p>-98869</text:p>
          </table:table-cell>
          <table:table-cell office:value-type="string" office:string-value="load_cell_3:">
            <text:p>load_cell_3:</text:p>
          </table:table-cell>
          <table:table-cell office:value-type="float" office:value="-98876">
            <text:p>-98876</text:p>
          </table:table-cell>
          <table:table-cell office:value-type="string" office:string-value="load_cell_4:">
            <text:p>load_cell_4:</text:p>
          </table:table-cell>
          <table:table-cell office:value-type="float" office:value="-98895">
            <text:p>-9889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00.897727272727" table:formula="=([.H211]+10500)/440">
            <text:p>-200.897727</text:p>
          </table:table-cell>
          <table:table-cell office:value-type="float" office:value="-131" table:formula="=[.J21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3944">
            <text:p>-93944</text:p>
          </table:table-cell>
          <table:table-cell office:value-type="string" office:string-value="load_cell_2:">
            <text:p>load_cell_2:</text:p>
          </table:table-cell>
          <table:table-cell office:value-type="float" office:value="-93957">
            <text:p>-93957</text:p>
          </table:table-cell>
          <table:table-cell office:value-type="string" office:string-value="load_cell_3:">
            <text:p>load_cell_3:</text:p>
          </table:table-cell>
          <table:table-cell office:value-type="float" office:value="-93956">
            <text:p>-93956</text:p>
          </table:table-cell>
          <table:table-cell office:value-type="string" office:string-value="load_cell_4:">
            <text:p>load_cell_4:</text:p>
          </table:table-cell>
          <table:table-cell office:value-type="float" office:value="-93957">
            <text:p>-9395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89.675" table:formula="=([.H212]+10500)/440">
            <text:p>-189.675</text:p>
          </table:table-cell>
          <table:table-cell office:value-type="float" office:value="-131" table:formula="=[.J21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0711">
            <text:p>-90711</text:p>
          </table:table-cell>
          <table:table-cell office:value-type="string" office:string-value="load_cell_2:">
            <text:p>load_cell_2:</text:p>
          </table:table-cell>
          <table:table-cell office:value-type="float" office:value="-90712">
            <text:p>-90712</text:p>
          </table:table-cell>
          <table:table-cell office:value-type="string" office:string-value="load_cell_3:">
            <text:p>load_cell_3:</text:p>
          </table:table-cell>
          <table:table-cell office:value-type="float" office:value="-90711">
            <text:p>-90711</text:p>
          </table:table-cell>
          <table:table-cell office:value-type="string" office:string-value="load_cell_4:">
            <text:p>load_cell_4:</text:p>
          </table:table-cell>
          <table:table-cell office:value-type="float" office:value="-90623">
            <text:p>-9062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82.097727272727" table:formula="=([.H213]+10500)/440">
            <text:p>-182.097727</text:p>
          </table:table-cell>
          <table:table-cell office:value-type="float" office:value="-131" table:formula="=[.J21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6204">
            <text:p>-86204</text:p>
          </table:table-cell>
          <table:table-cell office:value-type="string" office:string-value="load_cell_2:">
            <text:p>load_cell_2:</text:p>
          </table:table-cell>
          <table:table-cell office:value-type="float" office:value="-86106">
            <text:p>-86106</text:p>
          </table:table-cell>
          <table:table-cell office:value-type="string" office:string-value="load_cell_3:">
            <text:p>load_cell_3:</text:p>
          </table:table-cell>
          <table:table-cell office:value-type="float" office:value="-86072">
            <text:p>-86072</text:p>
          </table:table-cell>
          <table:table-cell office:value-type="string" office:string-value="load_cell_4:">
            <text:p>load_cell_4:</text:p>
          </table:table-cell>
          <table:table-cell office:value-type="float" office:value="-86065">
            <text:p>-8606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71.738636363636" table:formula="=([.H214]+10500)/440">
            <text:p>-171.738636</text:p>
          </table:table-cell>
          <table:table-cell office:value-type="float" office:value="-131" table:formula="=[.J21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9122">
            <text:p>-79122</text:p>
          </table:table-cell>
          <table:table-cell office:value-type="string" office:string-value="load_cell_2:">
            <text:p>load_cell_2:</text:p>
          </table:table-cell>
          <table:table-cell office:value-type="float" office:value="-79123">
            <text:p>-79123</text:p>
          </table:table-cell>
          <table:table-cell office:value-type="string" office:string-value="load_cell_3:">
            <text:p>load_cell_3:</text:p>
          </table:table-cell>
          <table:table-cell office:value-type="float" office:value="-79122">
            <text:p>-79122</text:p>
          </table:table-cell>
          <table:table-cell office:value-type="string" office:string-value="load_cell_4:">
            <text:p>load_cell_4:</text:p>
          </table:table-cell>
          <table:table-cell office:value-type="float" office:value="-79123">
            <text:p>-7912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55.961363636364" table:formula="=([.H215]+10500)/440">
            <text:p>-155.961364</text:p>
          </table:table-cell>
          <table:table-cell office:value-type="float" office:value="-131" table:formula="=[.J21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4370">
            <text:p>-74370</text:p>
          </table:table-cell>
          <table:table-cell office:value-type="string" office:string-value="load_cell_2:">
            <text:p>load_cell_2:</text:p>
          </table:table-cell>
          <table:table-cell office:value-type="float" office:value="-74341">
            <text:p>-74341</text:p>
          </table:table-cell>
          <table:table-cell office:value-type="string" office:string-value="load_cell_3:">
            <text:p>load_cell_3:</text:p>
          </table:table-cell>
          <table:table-cell office:value-type="float" office:value="-74341">
            <text:p>-74341</text:p>
          </table:table-cell>
          <table:table-cell office:value-type="string" office:string-value="load_cell_4:">
            <text:p>load_cell_4:</text:p>
          </table:table-cell>
          <table:table-cell office:value-type="float" office:value="-74311">
            <text:p>-7431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45.025" table:formula="=([.H216]+10500)/440">
            <text:p>-145.025</text:p>
          </table:table-cell>
          <table:table-cell office:value-type="float" office:value="-131" table:formula="=[.J21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0601">
            <text:p>-70601</text:p>
          </table:table-cell>
          <table:table-cell office:value-type="string" office:string-value="load_cell_2:">
            <text:p>load_cell_2:</text:p>
          </table:table-cell>
          <table:table-cell office:value-type="float" office:value="-70569">
            <text:p>-70569</text:p>
          </table:table-cell>
          <table:table-cell office:value-type="string" office:string-value="load_cell_3:">
            <text:p>load_cell_3:</text:p>
          </table:table-cell>
          <table:table-cell office:value-type="float" office:value="-70568">
            <text:p>-70568</text:p>
          </table:table-cell>
          <table:table-cell office:value-type="string" office:string-value="load_cell_4:">
            <text:p>load_cell_4:</text:p>
          </table:table-cell>
          <table:table-cell office:value-type="float" office:value="-70569">
            <text:p>-7056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36.520454545455" table:formula="=([.H217]+10500)/440">
            <text:p>-136.520455</text:p>
          </table:table-cell>
          <table:table-cell office:value-type="float" office:value="-131" table:formula="=[.J21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8259">
            <text:p>-68259</text:p>
          </table:table-cell>
          <table:table-cell office:value-type="string" office:string-value="load_cell_2:">
            <text:p>load_cell_2:</text:p>
          </table:table-cell>
          <table:table-cell office:value-type="float" office:value="-68260">
            <text:p>-68260</text:p>
          </table:table-cell>
          <table:table-cell office:value-type="string" office:string-value="load_cell_3:">
            <text:p>load_cell_3:</text:p>
          </table:table-cell>
          <table:table-cell office:value-type="float" office:value="-68259">
            <text:p>-68259</text:p>
          </table:table-cell>
          <table:table-cell office:value-type="string" office:string-value="load_cell_4:">
            <text:p>load_cell_4:</text:p>
          </table:table-cell>
          <table:table-cell office:value-type="float" office:value="-68300">
            <text:p>-6830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31.363636363636" table:formula="=([.H218]+10500)/440">
            <text:p>-131.363636</text:p>
          </table:table-cell>
          <table:table-cell office:value-type="float" office:value="-131" table:formula="=[.J21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7772">
            <text:p>-67772</text:p>
          </table:table-cell>
          <table:table-cell office:value-type="string" office:string-value="load_cell_2:">
            <text:p>load_cell_2:</text:p>
          </table:table-cell>
          <table:table-cell office:value-type="float" office:value="-67764">
            <text:p>-67764</text:p>
          </table:table-cell>
          <table:table-cell office:value-type="string" office:string-value="load_cell_3:">
            <text:p>load_cell_3:</text:p>
          </table:table-cell>
          <table:table-cell office:value-type="float" office:value="-67842">
            <text:p>-67842</text:p>
          </table:table-cell>
          <table:table-cell office:value-type="string" office:string-value="load_cell_4:">
            <text:p>load_cell_4:</text:p>
          </table:table-cell>
          <table:table-cell office:value-type="float" office:value="-67845">
            <text:p>-6784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30.329545454545" table:formula="=([.H219]+10500)/440">
            <text:p>-130.329545</text:p>
          </table:table-cell>
          <table:table-cell office:value-type="float" office:value="-131" table:formula="=[.J21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5966">
            <text:p>-65966</text:p>
          </table:table-cell>
          <table:table-cell office:value-type="string" office:string-value="load_cell_2:">
            <text:p>load_cell_2:</text:p>
          </table:table-cell>
          <table:table-cell office:value-type="float" office:value="-65979">
            <text:p>-65979</text:p>
          </table:table-cell>
          <table:table-cell office:value-type="string" office:string-value="load_cell_3:">
            <text:p>load_cell_3:</text:p>
          </table:table-cell>
          <table:table-cell office:value-type="float" office:value="-65978">
            <text:p>-65978</text:p>
          </table:table-cell>
          <table:table-cell office:value-type="string" office:string-value="load_cell_4:">
            <text:p>load_cell_4:</text:p>
          </table:table-cell>
          <table:table-cell office:value-type="float" office:value="-65979">
            <text:p>-6597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26.088636363636" table:formula="=([.H220]+10500)/440">
            <text:p>-126.088636</text:p>
          </table:table-cell>
          <table:table-cell office:value-type="float" office:value="-131" table:formula="=[.J22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2493">
            <text:p>-62493</text:p>
          </table:table-cell>
          <table:table-cell office:value-type="string" office:string-value="load_cell_2:">
            <text:p>load_cell_2:</text:p>
          </table:table-cell>
          <table:table-cell office:value-type="float" office:value="-62494">
            <text:p>-62494</text:p>
          </table:table-cell>
          <table:table-cell office:value-type="string" office:string-value="load_cell_3:">
            <text:p>load_cell_3:</text:p>
          </table:table-cell>
          <table:table-cell office:value-type="float" office:value="-62561">
            <text:p>-62561</text:p>
          </table:table-cell>
          <table:table-cell office:value-type="string" office:string-value="load_cell_4:">
            <text:p>load_cell_4:</text:p>
          </table:table-cell>
          <table:table-cell office:value-type="float" office:value="-62544">
            <text:p>-6254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8.281818181818" table:formula="=([.H221]+10500)/440">
            <text:p>-118.281818</text:p>
          </table:table-cell>
          <table:table-cell office:value-type="float" office:value="-131" table:formula="=[.J22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9782">
            <text:p>-59782</text:p>
          </table:table-cell>
          <table:table-cell office:value-type="string" office:string-value="load_cell_2:">
            <text:p>load_cell_2:</text:p>
          </table:table-cell>
          <table:table-cell office:value-type="float" office:value="-59764">
            <text:p>-59764</text:p>
          </table:table-cell>
          <table:table-cell office:value-type="string" office:string-value="load_cell_3:">
            <text:p>load_cell_3:</text:p>
          </table:table-cell>
          <table:table-cell office:value-type="float" office:value="-59715">
            <text:p>-59715</text:p>
          </table:table-cell>
          <table:table-cell office:value-type="string" office:string-value="load_cell_4:">
            <text:p>load_cell_4:</text:p>
          </table:table-cell>
          <table:table-cell office:value-type="float" office:value="-59716">
            <text:p>-5971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1.854545454545" table:formula="=([.H222]+10500)/440">
            <text:p>-111.854545</text:p>
          </table:table-cell>
          <table:table-cell office:value-type="float" office:value="-131" table:formula="=[.J22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9566">
            <text:p>-59566</text:p>
          </table:table-cell>
          <table:table-cell office:value-type="string" office:string-value="load_cell_2:">
            <text:p>load_cell_2:</text:p>
          </table:table-cell>
          <table:table-cell office:value-type="float" office:value="-59567">
            <text:p>-59567</text:p>
          </table:table-cell>
          <table:table-cell office:value-type="string" office:string-value="load_cell_3:">
            <text:p>load_cell_3:</text:p>
          </table:table-cell>
          <table:table-cell office:value-type="float" office:value="-59566">
            <text:p>-59566</text:p>
          </table:table-cell>
          <table:table-cell office:value-type="string" office:string-value="load_cell_4:">
            <text:p>load_cell_4:</text:p>
          </table:table-cell>
          <table:table-cell office:value-type="float" office:value="-59589">
            <text:p>-5958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1.565909090909" table:formula="=([.H223]+10500)/440">
            <text:p>-111.565909</text:p>
          </table:table-cell>
          <table:table-cell office:value-type="float" office:value="-131" table:formula="=[.J22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2259">
            <text:p>-62259</text:p>
          </table:table-cell>
          <table:table-cell office:value-type="string" office:string-value="load_cell_2:">
            <text:p>load_cell_2:</text:p>
          </table:table-cell>
          <table:table-cell office:value-type="float" office:value="-62397">
            <text:p>-62397</text:p>
          </table:table-cell>
          <table:table-cell office:value-type="string" office:string-value="load_cell_3:">
            <text:p>load_cell_3:</text:p>
          </table:table-cell>
          <table:table-cell office:value-type="float" office:value="-62489">
            <text:p>-62489</text:p>
          </table:table-cell>
          <table:table-cell office:value-type="string" office:string-value="load_cell_4:">
            <text:p>load_cell_4:</text:p>
          </table:table-cell>
          <table:table-cell office:value-type="float" office:value="-62435">
            <text:p>-6243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8.034090909091" table:formula="=([.H224]+10500)/440">
            <text:p>-118.034091</text:p>
          </table:table-cell>
          <table:table-cell office:value-type="float" office:value="-131" table:formula="=[.J22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5643">
            <text:p>-65643</text:p>
          </table:table-cell>
          <table:table-cell office:value-type="string" office:string-value="load_cell_2:">
            <text:p>load_cell_2:</text:p>
          </table:table-cell>
          <table:table-cell office:value-type="float" office:value="-65644">
            <text:p>-65644</text:p>
          </table:table-cell>
          <table:table-cell office:value-type="string" office:string-value="load_cell_3:">
            <text:p>load_cell_3:</text:p>
          </table:table-cell>
          <table:table-cell office:value-type="float" office:value="-65643">
            <text:p>-65643</text:p>
          </table:table-cell>
          <table:table-cell office:value-type="string" office:string-value="load_cell_4:">
            <text:p>load_cell_4:</text:p>
          </table:table-cell>
          <table:table-cell office:value-type="float" office:value="-65644">
            <text:p>-6564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25.327272727273" table:formula="=([.H225]+10500)/440">
            <text:p>-125.327273</text:p>
          </table:table-cell>
          <table:table-cell office:value-type="float" office:value="-131" table:formula="=[.J22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6314">
            <text:p>-66314</text:p>
          </table:table-cell>
          <table:table-cell office:value-type="string" office:string-value="load_cell_2:">
            <text:p>load_cell_2:</text:p>
          </table:table-cell>
          <table:table-cell office:value-type="float" office:value="-66315">
            <text:p>-66315</text:p>
          </table:table-cell>
          <table:table-cell office:value-type="string" office:string-value="load_cell_3:">
            <text:p>load_cell_3:</text:p>
          </table:table-cell>
          <table:table-cell office:value-type="float" office:value="-66180">
            <text:p>-66180</text:p>
          </table:table-cell>
          <table:table-cell office:value-type="string" office:string-value="load_cell_4:">
            <text:p>load_cell_4:</text:p>
          </table:table-cell>
          <table:table-cell office:value-type="float" office:value="-66266">
            <text:p>-6626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26.740909090909" table:formula="=([.H226]+10500)/440">
            <text:p>-126.740909</text:p>
          </table:table-cell>
          <table:table-cell office:value-type="float" office:value="-131" table:formula="=[.J22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5184">
            <text:p>-65184</text:p>
          </table:table-cell>
          <table:table-cell office:value-type="string" office:string-value="load_cell_2:">
            <text:p>load_cell_2:</text:p>
          </table:table-cell>
          <table:table-cell office:value-type="float" office:value="-65179">
            <text:p>-65179</text:p>
          </table:table-cell>
          <table:table-cell office:value-type="string" office:string-value="load_cell_3:">
            <text:p>load_cell_3:</text:p>
          </table:table-cell>
          <table:table-cell office:value-type="float" office:value="-65164">
            <text:p>-65164</text:p>
          </table:table-cell>
          <table:table-cell office:value-type="string" office:string-value="load_cell_4:">
            <text:p>load_cell_4:</text:p>
          </table:table-cell>
          <table:table-cell office:value-type="float" office:value="-65165">
            <text:p>-6516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24.238636363636" table:formula="=([.H227]+10500)/440">
            <text:p>-124.238636</text:p>
          </table:table-cell>
          <table:table-cell office:value-type="float" office:value="-131" table:formula="=[.J22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4874">
            <text:p>-64874</text:p>
          </table:table-cell>
          <table:table-cell office:value-type="string" office:string-value="load_cell_2:">
            <text:p>load_cell_2:</text:p>
          </table:table-cell>
          <table:table-cell office:value-type="float" office:value="-64875">
            <text:p>-64875</text:p>
          </table:table-cell>
          <table:table-cell office:value-type="string" office:string-value="load_cell_3:">
            <text:p>load_cell_3:</text:p>
          </table:table-cell>
          <table:table-cell office:value-type="float" office:value="-64874">
            <text:p>-64874</text:p>
          </table:table-cell>
          <table:table-cell office:value-type="string" office:string-value="load_cell_4:">
            <text:p>load_cell_4:</text:p>
          </table:table-cell>
          <table:table-cell office:value-type="float" office:value="-64784">
            <text:p>-6478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23.372727272727" table:formula="=([.H228]+10500)/440">
            <text:p>-123.372727</text:p>
          </table:table-cell>
          <table:table-cell office:value-type="float" office:value="-131" table:formula="=[.J22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4060">
            <text:p>-64060</text:p>
          </table:table-cell>
          <table:table-cell office:value-type="string" office:string-value="load_cell_2:">
            <text:p>load_cell_2:</text:p>
          </table:table-cell>
          <table:table-cell office:value-type="float" office:value="-63942">
            <text:p>-63942</text:p>
          </table:table-cell>
          <table:table-cell office:value-type="string" office:string-value="load_cell_3:">
            <text:p>load_cell_3:</text:p>
          </table:table-cell>
          <table:table-cell office:value-type="float" office:value="-63953">
            <text:p>-63953</text:p>
          </table:table-cell>
          <table:table-cell office:value-type="string" office:string-value="load_cell_4:">
            <text:p>load_cell_4:</text:p>
          </table:table-cell>
          <table:table-cell office:value-type="float" office:value="-64195">
            <text:p>-6419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22.034090909091" table:formula="=([.H229]+10500)/440">
            <text:p>-122.034091</text:p>
          </table:table-cell>
          <table:table-cell office:value-type="float" office:value="-131" table:formula="=[.J22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431">
            <text:p>-61431</text:p>
          </table:table-cell>
          <table:table-cell office:value-type="string" office:string-value="load_cell_2:">
            <text:p>load_cell_2:</text:p>
          </table:table-cell>
          <table:table-cell office:value-type="float" office:value="-61402">
            <text:p>-61402</text:p>
          </table:table-cell>
          <table:table-cell office:value-type="string" office:string-value="load_cell_3:">
            <text:p>load_cell_3:</text:p>
          </table:table-cell>
          <table:table-cell office:value-type="float" office:value="-61401">
            <text:p>-61401</text:p>
          </table:table-cell>
          <table:table-cell office:value-type="string" office:string-value="load_cell_4:">
            <text:p>load_cell_4:</text:p>
          </table:table-cell>
          <table:table-cell office:value-type="float" office:value="-61402">
            <text:p>-6140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5.686363636364" table:formula="=([.H230]+10500)/440">
            <text:p>-115.686364</text:p>
          </table:table-cell>
          <table:table-cell office:value-type="float" office:value="-131" table:formula="=[.J23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4550">
            <text:p>-64550</text:p>
          </table:table-cell>
          <table:table-cell office:value-type="string" office:string-value="load_cell_2:">
            <text:p>load_cell_2:</text:p>
          </table:table-cell>
          <table:table-cell office:value-type="float" office:value="-64551">
            <text:p>-64551</text:p>
          </table:table-cell>
          <table:table-cell office:value-type="string" office:string-value="load_cell_3:">
            <text:p>load_cell_3:</text:p>
          </table:table-cell>
          <table:table-cell office:value-type="float" office:value="-64563">
            <text:p>-64563</text:p>
          </table:table-cell>
          <table:table-cell office:value-type="string" office:string-value="load_cell_4:">
            <text:p>load_cell_4:</text:p>
          </table:table-cell>
          <table:table-cell office:value-type="float" office:value="-64585">
            <text:p>-6458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22.920454545455" table:formula="=([.H231]+10500)/440">
            <text:p>-122.920455</text:p>
          </table:table-cell>
          <table:table-cell office:value-type="float" office:value="-131" table:formula="=[.J23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3734">
            <text:p>-53734</text:p>
          </table:table-cell>
          <table:table-cell office:value-type="string" office:string-value="load_cell_2:">
            <text:p>load_cell_2:</text:p>
          </table:table-cell>
          <table:table-cell office:value-type="float" office:value="-53476">
            <text:p>-53476</text:p>
          </table:table-cell>
          <table:table-cell office:value-type="string" office:string-value="load_cell_3:">
            <text:p>load_cell_3:</text:p>
          </table:table-cell>
          <table:table-cell office:value-type="float" office:value="-53371">
            <text:p>-53371</text:p>
          </table:table-cell>
          <table:table-cell office:value-type="string" office:string-value="load_cell_4:">
            <text:p>load_cell_4:</text:p>
          </table:table-cell>
          <table:table-cell office:value-type="float" office:value="-53372">
            <text:p>-5337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97.4363636363636" table:formula="=([.H232]+10500)/440">
            <text:p>-97.4363636</text:p>
          </table:table-cell>
          <table:table-cell office:value-type="float" office:value="-131" table:formula="=[.J23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339">
            <text:p>-61339</text:p>
          </table:table-cell>
          <table:table-cell office:value-type="string" office:string-value="load_cell_2:">
            <text:p>load_cell_2:</text:p>
          </table:table-cell>
          <table:table-cell office:value-type="float" office:value="-61340">
            <text:p>-61340</text:p>
          </table:table-cell>
          <table:table-cell office:value-type="string" office:string-value="load_cell_3:">
            <text:p>load_cell_3:</text:p>
          </table:table-cell>
          <table:table-cell office:value-type="float" office:value="-61339">
            <text:p>-61339</text:p>
          </table:table-cell>
          <table:table-cell office:value-type="string" office:string-value="load_cell_4:">
            <text:p>load_cell_4:</text:p>
          </table:table-cell>
          <table:table-cell office:value-type="float" office:value="-61340">
            <text:p>-6134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5.545454545455" table:formula="=([.H233]+10500)/440">
            <text:p>-115.545455</text:p>
          </table:table-cell>
          <table:table-cell office:value-type="float" office:value="-131" table:formula="=[.J23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7664">
            <text:p>-57664</text:p>
          </table:table-cell>
          <table:table-cell office:value-type="string" office:string-value="load_cell_2:">
            <text:p>load_cell_2:</text:p>
          </table:table-cell>
          <table:table-cell office:value-type="float" office:value="-57702">
            <text:p>-57702</text:p>
          </table:table-cell>
          <table:table-cell office:value-type="string" office:string-value="load_cell_3:">
            <text:p>load_cell_3:</text:p>
          </table:table-cell>
          <table:table-cell office:value-type="float" office:value="-57729">
            <text:p>-57729</text:p>
          </table:table-cell>
          <table:table-cell office:value-type="string" office:string-value="load_cell_4:">
            <text:p>load_cell_4:</text:p>
          </table:table-cell>
          <table:table-cell office:value-type="float" office:value="-57631">
            <text:p>-5763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07.115909090909" table:formula="=([.H234]+10500)/440">
            <text:p>-107.115909</text:p>
          </table:table-cell>
          <table:table-cell office:value-type="float" office:value="-131" table:formula="=[.J23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2355">
            <text:p>-62355</text:p>
          </table:table-cell>
          <table:table-cell office:value-type="string" office:string-value="load_cell_2:">
            <text:p>load_cell_2:</text:p>
          </table:table-cell>
          <table:table-cell office:value-type="float" office:value="-62314">
            <text:p>-62314</text:p>
          </table:table-cell>
          <table:table-cell office:value-type="string" office:string-value="load_cell_3:">
            <text:p>load_cell_3:</text:p>
          </table:table-cell>
          <table:table-cell office:value-type="float" office:value="-62313">
            <text:p>-62313</text:p>
          </table:table-cell>
          <table:table-cell office:value-type="string" office:string-value="load_cell_4:">
            <text:p>load_cell_4:</text:p>
          </table:table-cell>
          <table:table-cell office:value-type="float" office:value="-62314">
            <text:p>-6231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7.759090909091" table:formula="=([.H235]+10500)/440">
            <text:p>-117.759091</text:p>
          </table:table-cell>
          <table:table-cell office:value-type="float" office:value="-131" table:formula="=[.J23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2976">
            <text:p>-62976</text:p>
          </table:table-cell>
          <table:table-cell office:value-type="string" office:string-value="load_cell_2:">
            <text:p>load_cell_2:</text:p>
          </table:table-cell>
          <table:table-cell office:value-type="float" office:value="-62977">
            <text:p>-62977</text:p>
          </table:table-cell>
          <table:table-cell office:value-type="string" office:string-value="load_cell_3:">
            <text:p>load_cell_3:</text:p>
          </table:table-cell>
          <table:table-cell office:value-type="float" office:value="-63022">
            <text:p>-63022</text:p>
          </table:table-cell>
          <table:table-cell office:value-type="string" office:string-value="load_cell_4:">
            <text:p>load_cell_4:</text:p>
          </table:table-cell>
          <table:table-cell office:value-type="float" office:value="-63025">
            <text:p>-6302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9.375" table:formula="=([.H236]+10500)/440">
            <text:p>-119.375</text:p>
          </table:table-cell>
          <table:table-cell office:value-type="float" office:value="-131" table:formula="=[.J23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2794">
            <text:p>-62794</text:p>
          </table:table-cell>
          <table:table-cell office:value-type="string" office:string-value="load_cell_2:">
            <text:p>load_cell_2:</text:p>
          </table:table-cell>
          <table:table-cell office:value-type="float" office:value="-62650">
            <text:p>-62650</text:p>
          </table:table-cell>
          <table:table-cell office:value-type="string" office:string-value="load_cell_3:">
            <text:p>load_cell_3:</text:p>
          </table:table-cell>
          <table:table-cell office:value-type="float" office:value="-62806">
            <text:p>-62806</text:p>
          </table:table-cell>
          <table:table-cell office:value-type="string" office:string-value="load_cell_4:">
            <text:p>load_cell_4:</text:p>
          </table:table-cell>
          <table:table-cell office:value-type="float" office:value="-62807">
            <text:p>-6280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8.879545454545" table:formula="=([.H237]+10500)/440">
            <text:p>-118.879545</text:p>
          </table:table-cell>
          <table:table-cell office:value-type="float" office:value="-131" table:formula="=[.J23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229">
            <text:p>-61229</text:p>
          </table:table-cell>
          <table:table-cell office:value-type="string" office:string-value="load_cell_2:">
            <text:p>load_cell_2:</text:p>
          </table:table-cell>
          <table:table-cell office:value-type="float" office:value="-61230">
            <text:p>-61230</text:p>
          </table:table-cell>
          <table:table-cell office:value-type="string" office:string-value="load_cell_3:">
            <text:p>load_cell_3:</text:p>
          </table:table-cell>
          <table:table-cell office:value-type="float" office:value="-61229">
            <text:p>-61229</text:p>
          </table:table-cell>
          <table:table-cell office:value-type="string" office:string-value="load_cell_4:">
            <text:p>load_cell_4:</text:p>
          </table:table-cell>
          <table:table-cell office:value-type="float" office:value="-61230">
            <text:p>-6123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5.295454545455" table:formula="=([.H238]+10500)/440">
            <text:p>-115.295455</text:p>
          </table:table-cell>
          <table:table-cell office:value-type="float" office:value="-131" table:formula="=[.J23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2005">
            <text:p>-62005</text:p>
          </table:table-cell>
          <table:table-cell office:value-type="string" office:string-value="load_cell_2:">
            <text:p>load_cell_2:</text:p>
          </table:table-cell>
          <table:table-cell office:value-type="float" office:value="-62022">
            <text:p>-62022</text:p>
          </table:table-cell>
          <table:table-cell office:value-type="string" office:string-value="load_cell_3:">
            <text:p>load_cell_3:</text:p>
          </table:table-cell>
          <table:table-cell office:value-type="float" office:value="-61984">
            <text:p>-61984</text:p>
          </table:table-cell>
          <table:table-cell office:value-type="string" office:string-value="load_cell_4:">
            <text:p>load_cell_4:</text:p>
          </table:table-cell>
          <table:table-cell office:value-type="float" office:value="-62145">
            <text:p>-6214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7.375" table:formula="=([.H239]+10500)/440">
            <text:p>-117.375</text:p>
          </table:table-cell>
          <table:table-cell office:value-type="float" office:value="-131" table:formula="=[.J23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632">
            <text:p>-61632</text:p>
          </table:table-cell>
          <table:table-cell office:value-type="string" office:string-value="load_cell_2:">
            <text:p>load_cell_2:</text:p>
          </table:table-cell>
          <table:table-cell office:value-type="float" office:value="-61658">
            <text:p>-61658</text:p>
          </table:table-cell>
          <table:table-cell office:value-type="string" office:string-value="load_cell_3:">
            <text:p>load_cell_3:</text:p>
          </table:table-cell>
          <table:table-cell office:value-type="float" office:value="-61657">
            <text:p>-61657</text:p>
          </table:table-cell>
          <table:table-cell office:value-type="string" office:string-value="load_cell_4:">
            <text:p>load_cell_4:</text:p>
          </table:table-cell>
          <table:table-cell office:value-type="float" office:value="-61658">
            <text:p>-6165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6.268181818182" table:formula="=([.H240]+10500)/440">
            <text:p>-116.268182</text:p>
          </table:table-cell>
          <table:table-cell office:value-type="float" office:value="-131" table:formula="=[.J24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0939">
            <text:p>-60939</text:p>
          </table:table-cell>
          <table:table-cell office:value-type="string" office:string-value="load_cell_2:">
            <text:p>load_cell_2:</text:p>
          </table:table-cell>
          <table:table-cell office:value-type="float" office:value="-60940">
            <text:p>-60940</text:p>
          </table:table-cell>
          <table:table-cell office:value-type="string" office:string-value="load_cell_3:">
            <text:p>load_cell_3:</text:p>
          </table:table-cell>
          <table:table-cell office:value-type="float" office:value="-61076">
            <text:p>-61076</text:p>
          </table:table-cell>
          <table:table-cell office:value-type="string" office:string-value="load_cell_4:">
            <text:p>load_cell_4:</text:p>
          </table:table-cell>
          <table:table-cell office:value-type="float" office:value="-61094">
            <text:p>-6109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4.986363636364" table:formula="=([.H241]+10500)/440">
            <text:p>-114.986364</text:p>
          </table:table-cell>
          <table:table-cell office:value-type="float" office:value="-131" table:formula="=[.J24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223">
            <text:p>-61223</text:p>
          </table:table-cell>
          <table:table-cell office:value-type="string" office:string-value="load_cell_2:">
            <text:p>load_cell_2:</text:p>
          </table:table-cell>
          <table:table-cell office:value-type="float" office:value="-61335">
            <text:p>-61335</text:p>
          </table:table-cell>
          <table:table-cell office:value-type="string" office:string-value="load_cell_3:">
            <text:p>load_cell_3:</text:p>
          </table:table-cell>
          <table:table-cell office:value-type="float" office:value="-61347">
            <text:p>-61347</text:p>
          </table:table-cell>
          <table:table-cell office:value-type="string" office:string-value="load_cell_4:">
            <text:p>load_cell_4:</text:p>
          </table:table-cell>
          <table:table-cell office:value-type="float" office:value="-61348">
            <text:p>-6134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5.563636363636" table:formula="=([.H242]+10500)/440">
            <text:p>-115.563636</text:p>
          </table:table-cell>
          <table:table-cell office:value-type="float" office:value="-131" table:formula="=[.J24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795">
            <text:p>-61795</text:p>
          </table:table-cell>
          <table:table-cell office:value-type="string" office:string-value="load_cell_2:">
            <text:p>load_cell_2:</text:p>
          </table:table-cell>
          <table:table-cell office:value-type="float" office:value="-61796">
            <text:p>-61796</text:p>
          </table:table-cell>
          <table:table-cell office:value-type="string" office:string-value="load_cell_3:">
            <text:p>load_cell_3:</text:p>
          </table:table-cell>
          <table:table-cell office:value-type="float" office:value="-61795">
            <text:p>-61795</text:p>
          </table:table-cell>
          <table:table-cell office:value-type="string" office:string-value="load_cell_4:">
            <text:p>load_cell_4:</text:p>
          </table:table-cell>
          <table:table-cell office:value-type="float" office:value="-61796">
            <text:p>-6179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6.581818181818" table:formula="=([.H243]+10500)/440">
            <text:p>-116.581818</text:p>
          </table:table-cell>
          <table:table-cell office:value-type="float" office:value="-131" table:formula="=[.J24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260">
            <text:p>-61260</text:p>
          </table:table-cell>
          <table:table-cell office:value-type="string" office:string-value="load_cell_2:">
            <text:p>load_cell_2:</text:p>
          </table:table-cell>
          <table:table-cell office:value-type="float" office:value="-61205">
            <text:p>-61205</text:p>
          </table:table-cell>
          <table:table-cell office:value-type="string" office:string-value="load_cell_3:">
            <text:p>load_cell_3:</text:p>
          </table:table-cell>
          <table:table-cell office:value-type="float" office:value="-61315">
            <text:p>-61315</text:p>
          </table:table-cell>
          <table:table-cell office:value-type="string" office:string-value="load_cell_4:">
            <text:p>load_cell_4:</text:p>
          </table:table-cell>
          <table:table-cell office:value-type="float" office:value="-61248">
            <text:p>-6124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5.336363636364" table:formula="=([.H244]+10500)/440">
            <text:p>-115.336364</text:p>
          </table:table-cell>
          <table:table-cell office:value-type="float" office:value="-131" table:formula="=[.J24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714">
            <text:p>-61714</text:p>
          </table:table-cell>
          <table:table-cell office:value-type="string" office:string-value="load_cell_2:">
            <text:p>load_cell_2:</text:p>
          </table:table-cell>
          <table:table-cell office:value-type="float" office:value="-61641">
            <text:p>-61641</text:p>
          </table:table-cell>
          <table:table-cell office:value-type="string" office:string-value="load_cell_3:">
            <text:p>load_cell_3:</text:p>
          </table:table-cell>
          <table:table-cell office:value-type="float" office:value="-61640">
            <text:p>-61640</text:p>
          </table:table-cell>
          <table:table-cell office:value-type="string" office:string-value="load_cell_4:">
            <text:p>load_cell_4:</text:p>
          </table:table-cell>
          <table:table-cell office:value-type="float" office:value="-61641">
            <text:p>-6164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6.229545454545" table:formula="=([.H245]+10500)/440">
            <text:p>-116.229545</text:p>
          </table:table-cell>
          <table:table-cell office:value-type="float" office:value="-131" table:formula="=[.J24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2105">
            <text:p>-62105</text:p>
          </table:table-cell>
          <table:table-cell office:value-type="string" office:string-value="load_cell_2:">
            <text:p>load_cell_2:</text:p>
          </table:table-cell>
          <table:table-cell office:value-type="float" office:value="-62106">
            <text:p>-62106</text:p>
          </table:table-cell>
          <table:table-cell office:value-type="string" office:string-value="load_cell_3:">
            <text:p>load_cell_3:</text:p>
          </table:table-cell>
          <table:table-cell office:value-type="float" office:value="-62105">
            <text:p>-62105</text:p>
          </table:table-cell>
          <table:table-cell office:value-type="string" office:string-value="load_cell_4:">
            <text:p>load_cell_4:</text:p>
          </table:table-cell>
          <table:table-cell office:value-type="float" office:value="-62112">
            <text:p>-6211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7.3" table:formula="=([.H246]+10500)/440">
            <text:p>-117.3</text:p>
          </table:table-cell>
          <table:table-cell office:value-type="float" office:value="-131" table:formula="=[.J24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650">
            <text:p>-61650</text:p>
          </table:table-cell>
          <table:table-cell office:value-type="string" office:string-value="load_cell_2:">
            <text:p>load_cell_2:</text:p>
          </table:table-cell>
          <table:table-cell office:value-type="float" office:value="-61614">
            <text:p>-61614</text:p>
          </table:table-cell>
          <table:table-cell office:value-type="string" office:string-value="load_cell_3:">
            <text:p>load_cell_3:</text:p>
          </table:table-cell>
          <table:table-cell office:value-type="float" office:value="-61583">
            <text:p>-61583</text:p>
          </table:table-cell>
          <table:table-cell office:value-type="string" office:string-value="load_cell_4:">
            <text:p>load_cell_4:</text:p>
          </table:table-cell>
          <table:table-cell office:value-type="float" office:value="-61584">
            <text:p>-6158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6.1" table:formula="=([.H247]+10500)/440">
            <text:p>-116.1</text:p>
          </table:table-cell>
          <table:table-cell office:value-type="float" office:value="-131" table:formula="=[.J24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828">
            <text:p>-61828</text:p>
          </table:table-cell>
          <table:table-cell office:value-type="string" office:string-value="load_cell_2:">
            <text:p>load_cell_2:</text:p>
          </table:table-cell>
          <table:table-cell office:value-type="float" office:value="-61829">
            <text:p>-61829</text:p>
          </table:table-cell>
          <table:table-cell office:value-type="string" office:string-value="load_cell_3:">
            <text:p>load_cell_3:</text:p>
          </table:table-cell>
          <table:table-cell office:value-type="float" office:value="-61828">
            <text:p>-61828</text:p>
          </table:table-cell>
          <table:table-cell office:value-type="string" office:string-value="load_cell_4:">
            <text:p>load_cell_4:</text:p>
          </table:table-cell>
          <table:table-cell office:value-type="float" office:value="-61829">
            <text:p>-6182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6.656818181818" table:formula="=([.H248]+10500)/440">
            <text:p>-116.656818</text:p>
          </table:table-cell>
          <table:table-cell office:value-type="float" office:value="-131" table:formula="=[.J24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608">
            <text:p>-61608</text:p>
          </table:table-cell>
          <table:table-cell office:value-type="string" office:string-value="load_cell_2:">
            <text:p>load_cell_2:</text:p>
          </table:table-cell>
          <table:table-cell office:value-type="float" office:value="-61649">
            <text:p>-61649</text:p>
          </table:table-cell>
          <table:table-cell office:value-type="string" office:string-value="load_cell_3:">
            <text:p>load_cell_3:</text:p>
          </table:table-cell>
          <table:table-cell office:value-type="float" office:value="-61565">
            <text:p>-61565</text:p>
          </table:table-cell>
          <table:table-cell office:value-type="string" office:string-value="load_cell_4:">
            <text:p>load_cell_4:</text:p>
          </table:table-cell>
          <table:table-cell office:value-type="float" office:value="-61512">
            <text:p>-6151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5.936363636364" table:formula="=([.H249]+10500)/440">
            <text:p>-115.936364</text:p>
          </table:table-cell>
          <table:table-cell office:value-type="float" office:value="-131" table:formula="=[.J24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595">
            <text:p>-61595</text:p>
          </table:table-cell>
          <table:table-cell office:value-type="string" office:string-value="load_cell_2:">
            <text:p>load_cell_2:</text:p>
          </table:table-cell>
          <table:table-cell office:value-type="float" office:value="-61644">
            <text:p>-61644</text:p>
          </table:table-cell>
          <table:table-cell office:value-type="string" office:string-value="load_cell_3:">
            <text:p>load_cell_3:</text:p>
          </table:table-cell>
          <table:table-cell office:value-type="float" office:value="-61643">
            <text:p>-61643</text:p>
          </table:table-cell>
          <table:table-cell office:value-type="string" office:string-value="load_cell_4:">
            <text:p>load_cell_4:</text:p>
          </table:table-cell>
          <table:table-cell office:value-type="float" office:value="-61644">
            <text:p>-6164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6.236363636364" table:formula="=([.H250]+10500)/440">
            <text:p>-116.236364</text:p>
          </table:table-cell>
          <table:table-cell office:value-type="float" office:value="-131" table:formula="=[.J25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191">
            <text:p>-61191</text:p>
          </table:table-cell>
          <table:table-cell office:value-type="string" office:string-value="load_cell_2:">
            <text:p>load_cell_2:</text:p>
          </table:table-cell>
          <table:table-cell office:value-type="float" office:value="-61192">
            <text:p>-61192</text:p>
          </table:table-cell>
          <table:table-cell office:value-type="string" office:string-value="load_cell_3:">
            <text:p>load_cell_3:</text:p>
          </table:table-cell>
          <table:table-cell office:value-type="float" office:value="-61122">
            <text:p>-61122</text:p>
          </table:table-cell>
          <table:table-cell office:value-type="string" office:string-value="load_cell_4:">
            <text:p>load_cell_4:</text:p>
          </table:table-cell>
          <table:table-cell office:value-type="float" office:value="-61173">
            <text:p>-6117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5.165909090909" table:formula="=([.H251]+10500)/440">
            <text:p>-115.165909</text:p>
          </table:table-cell>
          <table:table-cell office:value-type="float" office:value="-131" table:formula="=[.J25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315">
            <text:p>-61315</text:p>
          </table:table-cell>
          <table:table-cell office:value-type="string" office:string-value="load_cell_2:">
            <text:p>load_cell_2:</text:p>
          </table:table-cell>
          <table:table-cell office:value-type="float" office:value="-61346">
            <text:p>-61346</text:p>
          </table:table-cell>
          <table:table-cell office:value-type="string" office:string-value="load_cell_3:">
            <text:p>load_cell_3:</text:p>
          </table:table-cell>
          <table:table-cell office:value-type="float" office:value="-61377">
            <text:p>-61377</text:p>
          </table:table-cell>
          <table:table-cell office:value-type="string" office:string-value="load_cell_4:">
            <text:p>load_cell_4:</text:p>
          </table:table-cell>
          <table:table-cell office:value-type="float" office:value="-61378">
            <text:p>-6137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5.631818181818" table:formula="=([.H252]+10500)/440">
            <text:p>-115.631818</text:p>
          </table:table-cell>
          <table:table-cell office:value-type="float" office:value="-131" table:formula="=[.J25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230">
            <text:p>-61230</text:p>
          </table:table-cell>
          <table:table-cell office:value-type="string" office:string-value="load_cell_2:">
            <text:p>load_cell_2:</text:p>
          </table:table-cell>
          <table:table-cell office:value-type="float" office:value="-61231">
            <text:p>-61231</text:p>
          </table:table-cell>
          <table:table-cell office:value-type="string" office:string-value="load_cell_3:">
            <text:p>load_cell_3:</text:p>
          </table:table-cell>
          <table:table-cell office:value-type="float" office:value="-61230">
            <text:p>-61230</text:p>
          </table:table-cell>
          <table:table-cell office:value-type="string" office:string-value="load_cell_4:">
            <text:p>load_cell_4:</text:p>
          </table:table-cell>
          <table:table-cell office:value-type="float" office:value="-61231">
            <text:p>-6123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5.297727272727" table:formula="=([.H253]+10500)/440">
            <text:p>-115.297727</text:p>
          </table:table-cell>
          <table:table-cell office:value-type="float" office:value="-131" table:formula="=[.J25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5938">
            <text:p>-45938</text:p>
          </table:table-cell>
          <table:table-cell office:value-type="string" office:string-value="load_cell_2:">
            <text:p>load_cell_2:</text:p>
          </table:table-cell>
          <table:table-cell office:value-type="float" office:value="-45824">
            <text:p>-45824</text:p>
          </table:table-cell>
          <table:table-cell office:value-type="string" office:string-value="load_cell_3:">
            <text:p>load_cell_3:</text:p>
          </table:table-cell>
          <table:table-cell office:value-type="float" office:value="-45636">
            <text:p>-45636</text:p>
          </table:table-cell>
          <table:table-cell office:value-type="string" office:string-value="load_cell_4:">
            <text:p>load_cell_4:</text:p>
          </table:table-cell>
          <table:table-cell office:value-type="float" office:value="-45459">
            <text:p>-4545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79.4522727272727" table:formula="=([.H254]+10500)/440">
            <text:p>-79.4522727</text:p>
          </table:table-cell>
          <table:table-cell office:value-type="float" office:value="-131" table:formula="=[.J25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947">
            <text:p>-44947</text:p>
          </table:table-cell>
          <table:table-cell office:value-type="string" office:string-value="load_cell_2:">
            <text:p>load_cell_2:</text:p>
          </table:table-cell>
          <table:table-cell office:value-type="float" office:value="-44991">
            <text:p>-44991</text:p>
          </table:table-cell>
          <table:table-cell office:value-type="string" office:string-value="load_cell_3:">
            <text:p>load_cell_3:</text:p>
          </table:table-cell>
          <table:table-cell office:value-type="float" office:value="-44990">
            <text:p>-44990</text:p>
          </table:table-cell>
          <table:table-cell office:value-type="string" office:string-value="load_cell_4:">
            <text:p>load_cell_4:</text:p>
          </table:table-cell>
          <table:table-cell office:value-type="float" office:value="-44991">
            <text:p>-4499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78.3886363636364" table:formula="=([.H255]+10500)/440">
            <text:p>-78.3886364</text:p>
          </table:table-cell>
          <table:table-cell office:value-type="float" office:value="-131" table:formula="=[.J25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0161">
            <text:p>-50161</text:p>
          </table:table-cell>
          <table:table-cell office:value-type="string" office:string-value="load_cell_2:">
            <text:p>load_cell_2:</text:p>
          </table:table-cell>
          <table:table-cell office:value-type="float" office:value="-50162">
            <text:p>-50162</text:p>
          </table:table-cell>
          <table:table-cell office:value-type="string" office:string-value="load_cell_3:">
            <text:p>load_cell_3:</text:p>
          </table:table-cell>
          <table:table-cell office:value-type="float" office:value="-50146">
            <text:p>-50146</text:p>
          </table:table-cell>
          <table:table-cell office:value-type="string" office:string-value="load_cell_4:">
            <text:p>load_cell_4:</text:p>
          </table:table-cell>
          <table:table-cell office:value-type="float" office:value="-50119">
            <text:p>-5011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90.0431818181818" table:formula="=([.H256]+10500)/440">
            <text:p>-90.0431818</text:p>
          </table:table-cell>
          <table:table-cell office:value-type="float" office:value="-131" table:formula="=[.J25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5235">
            <text:p>-55235</text:p>
          </table:table-cell>
          <table:table-cell office:value-type="string" office:string-value="load_cell_2:">
            <text:p>load_cell_2:</text:p>
          </table:table-cell>
          <table:table-cell office:value-type="float" office:value="-55290">
            <text:p>-55290</text:p>
          </table:table-cell>
          <table:table-cell office:value-type="string" office:string-value="load_cell_3:">
            <text:p>load_cell_3:</text:p>
          </table:table-cell>
          <table:table-cell office:value-type="float" office:value="-55374">
            <text:p>-55374</text:p>
          </table:table-cell>
          <table:table-cell office:value-type="string" office:string-value="load_cell_4:">
            <text:p>load_cell_4:</text:p>
          </table:table-cell>
          <table:table-cell office:value-type="float" office:value="-55375">
            <text:p>-5537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01.988636363636" table:formula="=([.H257]+10500)/440">
            <text:p>-101.988636</text:p>
          </table:table-cell>
          <table:table-cell office:value-type="float" office:value="-131" table:formula="=[.J25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651">
            <text:p>-29651</text:p>
          </table:table-cell>
          <table:table-cell office:value-type="string" office:string-value="load_cell_2:">
            <text:p>load_cell_2:</text:p>
          </table:table-cell>
          <table:table-cell office:value-type="float" office:value="-29652">
            <text:p>-29652</text:p>
          </table:table-cell>
          <table:table-cell office:value-type="string" office:string-value="load_cell_3:">
            <text:p>load_cell_3:</text:p>
          </table:table-cell>
          <table:table-cell office:value-type="float" office:value="-29651">
            <text:p>-29651</text:p>
          </table:table-cell>
          <table:table-cell office:value-type="string" office:string-value="load_cell_4:">
            <text:p>load_cell_4:</text:p>
          </table:table-cell>
          <table:table-cell office:value-type="float" office:value="-29753">
            <text:p>-2975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43.7568181818182" table:formula="=([.H258]+10500)/440">
            <text:p>-43.7568182</text:p>
          </table:table-cell>
          <table:table-cell office:value-type="float" office:value="-131" table:formula="=[.J25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1627">
            <text:p>-21627</text:p>
          </table:table-cell>
          <table:table-cell office:value-type="string" office:string-value="load_cell_2:">
            <text:p>load_cell_2:</text:p>
          </table:table-cell>
          <table:table-cell office:value-type="float" office:value="-21672">
            <text:p>-21672</text:p>
          </table:table-cell>
          <table:table-cell office:value-type="string" office:string-value="load_cell_3:">
            <text:p>load_cell_3:</text:p>
          </table:table-cell>
          <table:table-cell office:value-type="float" office:value="-21597">
            <text:p>-21597</text:p>
          </table:table-cell>
          <table:table-cell office:value-type="string" office:string-value="load_cell_4:">
            <text:p>load_cell_4:</text:p>
          </table:table-cell>
          <table:table-cell office:value-type="float" office:value="-21685">
            <text:p>-2168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5.4204545454545" table:formula="=([.H259]+10500)/440">
            <text:p>-25.4204545</text:p>
          </table:table-cell>
          <table:table-cell office:value-type="float" office:value="-131" table:formula="=[.J25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3147">
            <text:p>-43147</text:p>
          </table:table-cell>
          <table:table-cell office:value-type="string" office:string-value="load_cell_2:">
            <text:p>load_cell_2:</text:p>
          </table:table-cell>
          <table:table-cell office:value-type="float" office:value="-43258">
            <text:p>-43258</text:p>
          </table:table-cell>
          <table:table-cell office:value-type="string" office:string-value="load_cell_3:">
            <text:p>load_cell_3:</text:p>
          </table:table-cell>
          <table:table-cell office:value-type="float" office:value="-43257">
            <text:p>-43257</text:p>
          </table:table-cell>
          <table:table-cell office:value-type="string" office:string-value="load_cell_4:">
            <text:p>load_cell_4:</text:p>
          </table:table-cell>
          <table:table-cell office:value-type="float" office:value="-43258">
            <text:p>-4325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74.45" table:formula="=([.H260]+10500)/440">
            <text:p>-74.45</text:p>
          </table:table-cell>
          <table:table-cell office:value-type="float" office:value="-131" table:formula="=[.J26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0046">
            <text:p>-60046</text:p>
          </table:table-cell>
          <table:table-cell office:value-type="string" office:string-value="load_cell_2:">
            <text:p>load_cell_2:</text:p>
          </table:table-cell>
          <table:table-cell office:value-type="float" office:value="-60047">
            <text:p>-60047</text:p>
          </table:table-cell>
          <table:table-cell office:value-type="string" office:string-value="load_cell_3:">
            <text:p>load_cell_3:</text:p>
          </table:table-cell>
          <table:table-cell office:value-type="float" office:value="-60038">
            <text:p>-60038</text:p>
          </table:table-cell>
          <table:table-cell office:value-type="string" office:string-value="load_cell_4:">
            <text:p>load_cell_4:</text:p>
          </table:table-cell>
          <table:table-cell office:value-type="float" office:value="-60104">
            <text:p>-6010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2.736363636364" table:formula="=([.H261]+10500)/440">
            <text:p>-112.736364</text:p>
          </table:table-cell>
          <table:table-cell office:value-type="float" office:value="-131" table:formula="=[.J26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1726">
            <text:p>-61726</text:p>
          </table:table-cell>
          <table:table-cell office:value-type="string" office:string-value="load_cell_2:">
            <text:p>load_cell_2:</text:p>
          </table:table-cell>
          <table:table-cell office:value-type="float" office:value="-61722">
            <text:p>-61722</text:p>
          </table:table-cell>
          <table:table-cell office:value-type="string" office:string-value="load_cell_3:">
            <text:p>load_cell_3:</text:p>
          </table:table-cell>
          <table:table-cell office:value-type="float" office:value="-61751">
            <text:p>-61751</text:p>
          </table:table-cell>
          <table:table-cell office:value-type="string" office:string-value="load_cell_4:">
            <text:p>load_cell_4:</text:p>
          </table:table-cell>
          <table:table-cell office:value-type="float" office:value="-61752">
            <text:p>-6175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6.481818181818" table:formula="=([.H262]+10500)/440">
            <text:p>-116.481818</text:p>
          </table:table-cell>
          <table:table-cell office:value-type="float" office:value="-131" table:formula="=[.J26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0962">
            <text:p>-60962</text:p>
          </table:table-cell>
          <table:table-cell office:value-type="string" office:string-value="load_cell_2:">
            <text:p>load_cell_2:</text:p>
          </table:table-cell>
          <table:table-cell office:value-type="float" office:value="-60963">
            <text:p>-60963</text:p>
          </table:table-cell>
          <table:table-cell office:value-type="string" office:string-value="load_cell_3:">
            <text:p>load_cell_3:</text:p>
          </table:table-cell>
          <table:table-cell office:value-type="float" office:value="-60962">
            <text:p>-60962</text:p>
          </table:table-cell>
          <table:table-cell office:value-type="string" office:string-value="load_cell_4:">
            <text:p>load_cell_4:</text:p>
          </table:table-cell>
          <table:table-cell office:value-type="float" office:value="-60963">
            <text:p>-6096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14.688636363636" table:formula="=([.H263]+10500)/440">
            <text:p>-114.688636</text:p>
          </table:table-cell>
          <table:table-cell office:value-type="float" office:value="-131" table:formula="=[.J26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059">
            <text:p>-29059</text:p>
          </table:table-cell>
          <table:table-cell office:value-type="string" office:string-value="load_cell_2:">
            <text:p>load_cell_2:</text:p>
          </table:table-cell>
          <table:table-cell office:value-type="float" office:value="-29028">
            <text:p>-29028</text:p>
          </table:table-cell>
          <table:table-cell office:value-type="string" office:string-value="load_cell_3:">
            <text:p>load_cell_3:</text:p>
          </table:table-cell>
          <table:table-cell office:value-type="float" office:value="-28560">
            <text:p>-28560</text:p>
          </table:table-cell>
          <table:table-cell office:value-type="string" office:string-value="load_cell_4:">
            <text:p>load_cell_4:</text:p>
          </table:table-cell>
          <table:table-cell office:value-type="float" office:value="-28437">
            <text:p>-2843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40.7659090909091" table:formula="=([.H264]+10500)/440">
            <text:p>-40.7659091</text:p>
          </table:table-cell>
          <table:table-cell office:value-type="float" office:value="-131" table:formula="=[.J26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76">
            <text:p>-10476</text:p>
          </table:table-cell>
          <table:table-cell office:value-type="string" office:string-value="load_cell_2:">
            <text:p>load_cell_2:</text:p>
          </table:table-cell>
          <table:table-cell office:value-type="float" office:value="-10472">
            <text:p>-10472</text:p>
          </table:table-cell>
          <table:table-cell office:value-type="string" office:string-value="load_cell_3:">
            <text:p>load_cell_3:</text:p>
          </table:table-cell>
          <table:table-cell office:value-type="float" office:value="-10471">
            <text:p>-10471</text:p>
          </table:table-cell>
          <table:table-cell office:value-type="string" office:string-value="load_cell_4:">
            <text:p>load_cell_4:</text:p>
          </table:table-cell>
          <table:table-cell office:value-type="float" office:value="-10472">
            <text:p>-1047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0636363636363636" table:formula="=([.H265]+10500)/440">
            <text:p>0.063636364</text:p>
          </table:table-cell>
          <table:table-cell office:value-type="float" office:value="-131" table:formula="=[.J26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929">
            <text:p>-10929</text:p>
          </table:table-cell>
          <table:table-cell office:value-type="string" office:string-value="load_cell_2:">
            <text:p>load_cell_2:</text:p>
          </table:table-cell>
          <table:table-cell office:value-type="float" office:value="-10930">
            <text:p>-10930</text:p>
          </table:table-cell>
          <table:table-cell office:value-type="string" office:string-value="load_cell_3:">
            <text:p>load_cell_3:</text:p>
          </table:table-cell>
          <table:table-cell office:value-type="float" office:value="-10947">
            <text:p>-10947</text:p>
          </table:table-cell>
          <table:table-cell office:value-type="string" office:string-value="load_cell_4:">
            <text:p>load_cell_4:</text:p>
          </table:table-cell>
          <table:table-cell office:value-type="float" office:value="-11007">
            <text:p>-1100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.15227272727273" table:formula="=([.H266]+10500)/440">
            <text:p>-1.15227273</text:p>
          </table:table-cell>
          <table:table-cell office:value-type="float" office:value="-131" table:formula="=[.J26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674">
            <text:p>-10674</text:p>
          </table:table-cell>
          <table:table-cell office:value-type="string" office:string-value="load_cell_2:">
            <text:p>load_cell_2:</text:p>
          </table:table-cell>
          <table:table-cell office:value-type="float" office:value="-10731">
            <text:p>-10731</text:p>
          </table:table-cell>
          <table:table-cell office:value-type="string" office:string-value="load_cell_3:">
            <text:p>load_cell_3:</text:p>
          </table:table-cell>
          <table:table-cell office:value-type="float" office:value="-10803">
            <text:p>-10803</text:p>
          </table:table-cell>
          <table:table-cell office:value-type="string" office:string-value="load_cell_4:">
            <text:p>load_cell_4:</text:p>
          </table:table-cell>
          <table:table-cell office:value-type="float" office:value="-10804">
            <text:p>-1080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690909090909091" table:formula="=([.H267]+10500)/440">
            <text:p>-0.69090909</text:p>
          </table:table-cell>
          <table:table-cell office:value-type="float" office:value="-131" table:formula="=[.J26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183">
            <text:p>-10183</text:p>
          </table:table-cell>
          <table:table-cell office:value-type="string" office:string-value="load_cell_2:">
            <text:p>load_cell_2:</text:p>
          </table:table-cell>
          <table:table-cell office:value-type="float" office:value="-10184">
            <text:p>-10184</text:p>
          </table:table-cell>
          <table:table-cell office:value-type="string" office:string-value="load_cell_3:">
            <text:p>load_cell_3:</text:p>
          </table:table-cell>
          <table:table-cell office:value-type="float" office:value="-10183">
            <text:p>-10183</text:p>
          </table:table-cell>
          <table:table-cell office:value-type="string" office:string-value="load_cell_4:">
            <text:p>load_cell_4:</text:p>
          </table:table-cell>
          <table:table-cell office:value-type="float" office:value="-10184">
            <text:p>-1018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718181818181818" table:formula="=([.H268]+10500)/440">
            <text:p>0.718181818</text:p>
          </table:table-cell>
          <table:table-cell office:value-type="float" office:value="-131" table:formula="=[.J26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097">
            <text:p>-10097</text:p>
          </table:table-cell>
          <table:table-cell office:value-type="string" office:string-value="load_cell_2:">
            <text:p>load_cell_2:</text:p>
          </table:table-cell>
          <table:table-cell office:value-type="float" office:value="-10098">
            <text:p>-10098</text:p>
          </table:table-cell>
          <table:table-cell office:value-type="string" office:string-value="load_cell_3:">
            <text:p>load_cell_3:</text:p>
          </table:table-cell>
          <table:table-cell office:value-type="float" office:value="-10135">
            <text:p>-10135</text:p>
          </table:table-cell>
          <table:table-cell office:value-type="string" office:string-value="load_cell_4:">
            <text:p>load_cell_4:</text:p>
          </table:table-cell>
          <table:table-cell office:value-type="float" office:value="-10209">
            <text:p>-1020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661363636363636" table:formula="=([.H269]+10500)/440">
            <text:p>0.661363636</text:p>
          </table:table-cell>
          <table:table-cell office:value-type="float" office:value="-131" table:formula="=[.J26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174">
            <text:p>-10174</text:p>
          </table:table-cell>
          <table:table-cell office:value-type="string" office:string-value="load_cell_2:">
            <text:p>load_cell_2:</text:p>
          </table:table-cell>
          <table:table-cell office:value-type="float" office:value="-10183">
            <text:p>-10183</text:p>
          </table:table-cell>
          <table:table-cell office:value-type="string" office:string-value="load_cell_3:">
            <text:p>load_cell_3:</text:p>
          </table:table-cell>
          <table:table-cell office:value-type="float" office:value="-10182">
            <text:p>-10182</text:p>
          </table:table-cell>
          <table:table-cell office:value-type="string" office:string-value="load_cell_4:">
            <text:p>load_cell_4:</text:p>
          </table:table-cell>
          <table:table-cell office:value-type="float" office:value="-10183">
            <text:p>-1018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720454545454545" table:formula="=([.H270]+10500)/440">
            <text:p>0.720454545</text:p>
          </table:table-cell>
          <table:table-cell office:value-type="float" office:value="-131" table:formula="=[.J27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159">
            <text:p>-10159</text:p>
          </table:table-cell>
          <table:table-cell office:value-type="string" office:string-value="load_cell_2:">
            <text:p>load_cell_2:</text:p>
          </table:table-cell>
          <table:table-cell office:value-type="float" office:value="-10160">
            <text:p>-10160</text:p>
          </table:table-cell>
          <table:table-cell office:value-type="string" office:string-value="load_cell_3:">
            <text:p>load_cell_3:</text:p>
          </table:table-cell>
          <table:table-cell office:value-type="float" office:value="-10159">
            <text:p>-10159</text:p>
          </table:table-cell>
          <table:table-cell office:value-type="string" office:string-value="load_cell_4:">
            <text:p>load_cell_4:</text:p>
          </table:table-cell>
          <table:table-cell office:value-type="float" office:value="-10147">
            <text:p>-1014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802272727272727" table:formula="=([.H271]+10500)/440">
            <text:p>0.802272727</text:p>
          </table:table-cell>
          <table:table-cell office:value-type="float" office:value="-131" table:formula="=[.J27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059">
            <text:p>-10059</text:p>
          </table:table-cell>
          <table:table-cell office:value-type="string" office:string-value="load_cell_2:">
            <text:p>load_cell_2:</text:p>
          </table:table-cell>
          <table:table-cell office:value-type="float" office:value="-10070">
            <text:p>-10070</text:p>
          </table:table-cell>
          <table:table-cell office:value-type="string" office:string-value="load_cell_3:">
            <text:p>load_cell_3:</text:p>
          </table:table-cell>
          <table:table-cell office:value-type="float" office:value="-10004">
            <text:p>-10004</text:p>
          </table:table-cell>
          <table:table-cell office:value-type="string" office:string-value="load_cell_4:">
            <text:p>load_cell_4:</text:p>
          </table:table-cell>
          <table:table-cell office:value-type="float" office:value="-9996">
            <text:p>-999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14545454545455" table:formula="=([.H272]+10500)/440">
            <text:p>1.145454545</text:p>
          </table:table-cell>
          <table:table-cell office:value-type="float" office:value="-131" table:formula="=[.J27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064">
            <text:p>-10064</text:p>
          </table:table-cell>
          <table:table-cell office:value-type="string" office:string-value="load_cell_2:">
            <text:p>load_cell_2:</text:p>
          </table:table-cell>
          <table:table-cell office:value-type="float" office:value="-10079">
            <text:p>-10079</text:p>
          </table:table-cell>
          <table:table-cell office:value-type="string" office:string-value="load_cell_3:">
            <text:p>load_cell_3:</text:p>
          </table:table-cell>
          <table:table-cell office:value-type="float" office:value="-10078">
            <text:p>-10078</text:p>
          </table:table-cell>
          <table:table-cell office:value-type="string" office:string-value="load_cell_4:">
            <text:p>load_cell_4:</text:p>
          </table:table-cell>
          <table:table-cell office:value-type="float" office:value="-10079">
            <text:p>-1007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956818181818182" table:formula="=([.H273]+10500)/440">
            <text:p>0.956818182</text:p>
          </table:table-cell>
          <table:table-cell office:value-type="float" office:value="-131" table:formula="=[.J27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018">
            <text:p>-10018</text:p>
          </table:table-cell>
          <table:table-cell office:value-type="string" office:string-value="load_cell_2:">
            <text:p>load_cell_2:</text:p>
          </table:table-cell>
          <table:table-cell office:value-type="float" office:value="-10019">
            <text:p>-10019</text:p>
          </table:table-cell>
          <table:table-cell office:value-type="string" office:string-value="load_cell_3:">
            <text:p>load_cell_3:</text:p>
          </table:table-cell>
          <table:table-cell office:value-type="float" office:value="-9991">
            <text:p>-9991</text:p>
          </table:table-cell>
          <table:table-cell office:value-type="string" office:string-value="load_cell_4:">
            <text:p>load_cell_4:</text:p>
          </table:table-cell>
          <table:table-cell office:value-type="float" office:value="-10014">
            <text:p>-1001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10454545454545" table:formula="=([.H274]+10500)/440">
            <text:p>1.104545455</text:p>
          </table:table-cell>
          <table:table-cell office:value-type="float" office:value="-131" table:formula="=[.J27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018">
            <text:p>-10018</text:p>
          </table:table-cell>
          <table:table-cell office:value-type="string" office:string-value="load_cell_2:">
            <text:p>load_cell_2:</text:p>
          </table:table-cell>
          <table:table-cell office:value-type="float" office:value="-9996">
            <text:p>-9996</text:p>
          </table:table-cell>
          <table:table-cell office:value-type="string" office:string-value="load_cell_3:">
            <text:p>load_cell_3:</text:p>
          </table:table-cell>
          <table:table-cell office:value-type="float" office:value="-10007">
            <text:p>-10007</text:p>
          </table:table-cell>
          <table:table-cell office:value-type="string" office:string-value="load_cell_4:">
            <text:p>load_cell_4:</text:p>
          </table:table-cell>
          <table:table-cell office:value-type="float" office:value="-10008">
            <text:p>-100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11818181818182" table:formula="=([.H275]+10500)/440">
            <text:p>1.118181818</text:p>
          </table:table-cell>
          <table:table-cell office:value-type="float" office:value="-131" table:formula="=[.J27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072">
            <text:p>-10072</text:p>
          </table:table-cell>
          <table:table-cell office:value-type="string" office:string-value="load_cell_2:">
            <text:p>load_cell_2:</text:p>
          </table:table-cell>
          <table:table-cell office:value-type="float" office:value="-10073">
            <text:p>-10073</text:p>
          </table:table-cell>
          <table:table-cell office:value-type="string" office:string-value="load_cell_3:">
            <text:p>load_cell_3:</text:p>
          </table:table-cell>
          <table:table-cell office:value-type="float" office:value="-10072">
            <text:p>-10072</text:p>
          </table:table-cell>
          <table:table-cell office:value-type="string" office:string-value="load_cell_4:">
            <text:p>load_cell_4:</text:p>
          </table:table-cell>
          <table:table-cell office:value-type="float" office:value="-10073">
            <text:p>-1007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970454545454545" table:formula="=([.H276]+10500)/440">
            <text:p>0.970454545</text:p>
          </table:table-cell>
          <table:table-cell office:value-type="float" office:value="-131" table:formula="=[.J27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012">
            <text:p>-10012</text:p>
          </table:table-cell>
          <table:table-cell office:value-type="string" office:string-value="load_cell_2:">
            <text:p>load_cell_2:</text:p>
          </table:table-cell>
          <table:table-cell office:value-type="float" office:value="-10044">
            <text:p>-10044</text:p>
          </table:table-cell>
          <table:table-cell office:value-type="string" office:string-value="load_cell_3:">
            <text:p>load_cell_3:</text:p>
          </table:table-cell>
          <table:table-cell office:value-type="float" office:value="-10099">
            <text:p>-10099</text:p>
          </table:table-cell>
          <table:table-cell office:value-type="string" office:string-value="load_cell_4:">
            <text:p>load_cell_4:</text:p>
          </table:table-cell>
          <table:table-cell office:value-type="float" office:value="-10077">
            <text:p>-1007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961363636363636" table:formula="=([.H277]+10500)/440">
            <text:p>0.961363636</text:p>
          </table:table-cell>
          <table:table-cell office:value-type="float" office:value="-131" table:formula="=[.J27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71">
            <text:p>-9971</text:p>
          </table:table-cell>
          <table:table-cell office:value-type="string" office:string-value="load_cell_2:">
            <text:p>load_cell_2:</text:p>
          </table:table-cell>
          <table:table-cell office:value-type="float" office:value="-9985">
            <text:p>-9985</text:p>
          </table:table-cell>
          <table:table-cell office:value-type="string" office:string-value="load_cell_3:">
            <text:p>load_cell_3:</text:p>
          </table:table-cell>
          <table:table-cell office:value-type="float" office:value="-9984">
            <text:p>-9984</text:p>
          </table:table-cell>
          <table:table-cell office:value-type="string" office:string-value="load_cell_4:">
            <text:p>load_cell_4:</text:p>
          </table:table-cell>
          <table:table-cell office:value-type="float" office:value="-9985">
            <text:p>-998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17045454545455" table:formula="=([.H278]+10500)/440">
            <text:p>1.170454545</text:p>
          </table:table-cell>
          <table:table-cell office:value-type="float" office:value="-131" table:formula="=[.J27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77">
            <text:p>-9877</text:p>
          </table:table-cell>
          <table:table-cell office:value-type="string" office:string-value="load_cell_2:">
            <text:p>load_cell_2:</text:p>
          </table:table-cell>
          <table:table-cell office:value-type="float" office:value="-9878">
            <text:p>-9878</text:p>
          </table:table-cell>
          <table:table-cell office:value-type="string" office:string-value="load_cell_3:">
            <text:p>load_cell_3:</text:p>
          </table:table-cell>
          <table:table-cell office:value-type="float" office:value="-9877">
            <text:p>-9877</text:p>
          </table:table-cell>
          <table:table-cell office:value-type="string" office:string-value="load_cell_4:">
            <text:p>load_cell_4:</text:p>
          </table:table-cell>
          <table:table-cell office:value-type="float" office:value="-9873">
            <text:p>-987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425" table:formula="=([.H279]+10500)/440">
            <text:p>1.425</text:p>
          </table:table-cell>
          <table:table-cell office:value-type="float" office:value="-131" table:formula="=[.J27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701">
            <text:p>-9701</text:p>
          </table:table-cell>
          <table:table-cell office:value-type="string" office:string-value="load_cell_2:">
            <text:p>load_cell_2:</text:p>
          </table:table-cell>
          <table:table-cell office:value-type="float" office:value="-9745">
            <text:p>-9745</text:p>
          </table:table-cell>
          <table:table-cell office:value-type="string" office:string-value="load_cell_3:">
            <text:p>load_cell_3:</text:p>
          </table:table-cell>
          <table:table-cell office:value-type="float" office:value="-9772">
            <text:p>-9772</text:p>
          </table:table-cell>
          <table:table-cell office:value-type="string" office:string-value="load_cell_4:">
            <text:p>load_cell_4:</text:p>
          </table:table-cell>
          <table:table-cell office:value-type="float" office:value="-9787">
            <text:p>-978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62045454545455" table:formula="=([.H280]+10500)/440">
            <text:p>1.620454545</text:p>
          </table:table-cell>
          <table:table-cell office:value-type="float" office:value="-131" table:formula="=[.J28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774">
            <text:p>-9774</text:p>
          </table:table-cell>
          <table:table-cell office:value-type="string" office:string-value="load_cell_2:">
            <text:p>load_cell_2:</text:p>
          </table:table-cell>
          <table:table-cell office:value-type="float" office:value="-9775">
            <text:p>-9775</text:p>
          </table:table-cell>
          <table:table-cell office:value-type="string" office:string-value="load_cell_3:">
            <text:p>load_cell_3:</text:p>
          </table:table-cell>
          <table:table-cell office:value-type="float" office:value="-9774">
            <text:p>-9774</text:p>
          </table:table-cell>
          <table:table-cell office:value-type="string" office:string-value="load_cell_4:">
            <text:p>load_cell_4:</text:p>
          </table:table-cell>
          <table:table-cell office:value-type="float" office:value="-9775">
            <text:p>-977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64772727272727" table:formula="=([.H281]+10500)/440">
            <text:p>1.647727273</text:p>
          </table:table-cell>
          <table:table-cell office:value-type="float" office:value="-131" table:formula="=[.J28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90">
            <text:p>-9890</text:p>
          </table:table-cell>
          <table:table-cell office:value-type="string" office:string-value="load_cell_2:">
            <text:p>load_cell_2:</text:p>
          </table:table-cell>
          <table:table-cell office:value-type="float" office:value="-9877">
            <text:p>-9877</text:p>
          </table:table-cell>
          <table:table-cell office:value-type="string" office:string-value="load_cell_3:">
            <text:p>load_cell_3:</text:p>
          </table:table-cell>
          <table:table-cell office:value-type="float" office:value="-9888">
            <text:p>-9888</text:p>
          </table:table-cell>
          <table:table-cell office:value-type="string" office:string-value="load_cell_4:">
            <text:p>load_cell_4:</text:p>
          </table:table-cell>
          <table:table-cell office:value-type="float" office:value="-9928">
            <text:p>-992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3" table:formula="=([.H282]+10500)/440">
            <text:p>1.3</text:p>
          </table:table-cell>
          <table:table-cell office:value-type="float" office:value="-131" table:formula="=[.J28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15">
            <text:p>-9815</text:p>
          </table:table-cell>
          <table:table-cell office:value-type="string" office:string-value="load_cell_2:">
            <text:p>load_cell_2:</text:p>
          </table:table-cell>
          <table:table-cell office:value-type="float" office:value="-9818">
            <text:p>-9818</text:p>
          </table:table-cell>
          <table:table-cell office:value-type="string" office:string-value="load_cell_3:">
            <text:p>load_cell_3:</text:p>
          </table:table-cell>
          <table:table-cell office:value-type="float" office:value="-9816">
            <text:p>-9816</text:p>
          </table:table-cell>
          <table:table-cell office:value-type="string" office:string-value="load_cell_4:">
            <text:p>load_cell_4:</text:p>
          </table:table-cell>
          <table:table-cell office:value-type="float" office:value="-9817">
            <text:p>-981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55227272727273" table:formula="=([.H283]+10500)/440">
            <text:p>1.552272727</text:p>
          </table:table-cell>
          <table:table-cell office:value-type="float" office:value="-131" table:formula="=[.J28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780">
            <text:p>-9780</text:p>
          </table:table-cell>
          <table:table-cell office:value-type="string" office:string-value="load_cell_2:">
            <text:p>load_cell_2:</text:p>
          </table:table-cell>
          <table:table-cell office:value-type="float" office:value="-9781">
            <text:p>-9781</text:p>
          </table:table-cell>
          <table:table-cell office:value-type="string" office:string-value="load_cell_3:">
            <text:p>load_cell_3:</text:p>
          </table:table-cell>
          <table:table-cell office:value-type="float" office:value="-9780">
            <text:p>-9780</text:p>
          </table:table-cell>
          <table:table-cell office:value-type="string" office:string-value="load_cell_4:">
            <text:p>load_cell_4:</text:p>
          </table:table-cell>
          <table:table-cell office:value-type="float" office:value="-9819">
            <text:p>-981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54772727272727" table:formula="=([.H284]+10500)/440">
            <text:p>1.547727273</text:p>
          </table:table-cell>
          <table:table-cell office:value-type="float" office:value="-131" table:formula="=[.J28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712">
            <text:p>-9712</text:p>
          </table:table-cell>
          <table:table-cell office:value-type="string" office:string-value="load_cell_2:">
            <text:p>load_cell_2:</text:p>
          </table:table-cell>
          <table:table-cell office:value-type="float" office:value="-9734">
            <text:p>-9734</text:p>
          </table:table-cell>
          <table:table-cell office:value-type="string" office:string-value="load_cell_3:">
            <text:p>load_cell_3:</text:p>
          </table:table-cell>
          <table:table-cell office:value-type="float" office:value="-9737">
            <text:p>-9737</text:p>
          </table:table-cell>
          <table:table-cell office:value-type="string" office:string-value="load_cell_4:">
            <text:p>load_cell_4:</text:p>
          </table:table-cell>
          <table:table-cell office:value-type="float" office:value="-9745">
            <text:p>-974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71590909090909" table:formula="=([.H285]+10500)/440">
            <text:p>1.715909091</text:p>
          </table:table-cell>
          <table:table-cell office:value-type="float" office:value="-131" table:formula="=[.J28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739">
            <text:p>-9739</text:p>
          </table:table-cell>
          <table:table-cell office:value-type="string" office:string-value="load_cell_2:">
            <text:p>load_cell_2:</text:p>
          </table:table-cell>
          <table:table-cell office:value-type="float" office:value="-9740">
            <text:p>-9740</text:p>
          </table:table-cell>
          <table:table-cell office:value-type="string" office:string-value="load_cell_3:">
            <text:p>load_cell_3:</text:p>
          </table:table-cell>
          <table:table-cell office:value-type="float" office:value="-9739">
            <text:p>-9739</text:p>
          </table:table-cell>
          <table:table-cell office:value-type="string" office:string-value="load_cell_4:">
            <text:p>load_cell_4:</text:p>
          </table:table-cell>
          <table:table-cell office:value-type="float" office:value="-9740">
            <text:p>-974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72727272727273" table:formula="=([.H286]+10500)/440">
            <text:p>1.727272727</text:p>
          </table:table-cell>
          <table:table-cell office:value-type="float" office:value="-131" table:formula="=[.J28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769">
            <text:p>-9769</text:p>
          </table:table-cell>
          <table:table-cell office:value-type="string" office:string-value="load_cell_2:">
            <text:p>load_cell_2:</text:p>
          </table:table-cell>
          <table:table-cell office:value-type="float" office:value="-9770">
            <text:p>-9770</text:p>
          </table:table-cell>
          <table:table-cell office:value-type="string" office:string-value="load_cell_3:">
            <text:p>load_cell_3:</text:p>
          </table:table-cell>
          <table:table-cell office:value-type="float" office:value="-9761">
            <text:p>-9761</text:p>
          </table:table-cell>
          <table:table-cell office:value-type="string" office:string-value="load_cell_4:">
            <text:p>load_cell_4:</text:p>
          </table:table-cell>
          <table:table-cell office:value-type="float" office:value="-9795">
            <text:p>-979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60227272727273" table:formula="=([.H287]+10500)/440">
            <text:p>1.602272727</text:p>
          </table:table-cell>
          <table:table-cell office:value-type="float" office:value="-131" table:formula="=[.J28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698">
            <text:p>-9698</text:p>
          </table:table-cell>
          <table:table-cell office:value-type="string" office:string-value="load_cell_2:">
            <text:p>load_cell_2:</text:p>
          </table:table-cell>
          <table:table-cell office:value-type="float" office:value="-9700">
            <text:p>-9700</text:p>
          </table:table-cell>
          <table:table-cell office:value-type="string" office:string-value="load_cell_3:">
            <text:p>load_cell_3:</text:p>
          </table:table-cell>
          <table:table-cell office:value-type="float" office:value="-9699">
            <text:p>-9699</text:p>
          </table:table-cell>
          <table:table-cell office:value-type="string" office:string-value="load_cell_4:">
            <text:p>load_cell_4:</text:p>
          </table:table-cell>
          <table:table-cell office:value-type="float" office:value="-9700">
            <text:p>-970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81818181818182" table:formula="=([.H288]+10500)/440">
            <text:p>1.818181818</text:p>
          </table:table-cell>
          <table:table-cell office:value-type="float" office:value="-131" table:formula="=[.J28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13">
            <text:p>-9813</text:p>
          </table:table-cell>
          <table:table-cell office:value-type="string" office:string-value="load_cell_2:">
            <text:p>load_cell_2:</text:p>
          </table:table-cell>
          <table:table-cell office:value-type="float" office:value="-9814">
            <text:p>-9814</text:p>
          </table:table-cell>
          <table:table-cell office:value-type="string" office:string-value="load_cell_3:">
            <text:p>load_cell_3:</text:p>
          </table:table-cell>
          <table:table-cell office:value-type="float" office:value="-9813">
            <text:p>-9813</text:p>
          </table:table-cell>
          <table:table-cell office:value-type="string" office:string-value="load_cell_4:">
            <text:p>load_cell_4:</text:p>
          </table:table-cell>
          <table:table-cell office:value-type="float" office:value="-9832">
            <text:p>-983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51818181818182" table:formula="=([.H289]+10500)/440">
            <text:p>1.518181818</text:p>
          </table:table-cell>
          <table:table-cell office:value-type="float" office:value="-131" table:formula="=[.J28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70">
            <text:p>-9870</text:p>
          </table:table-cell>
          <table:table-cell office:value-type="string" office:string-value="load_cell_2:">
            <text:p>load_cell_2:</text:p>
          </table:table-cell>
          <table:table-cell office:value-type="float" office:value="-9864">
            <text:p>-9864</text:p>
          </table:table-cell>
          <table:table-cell office:value-type="string" office:string-value="load_cell_3:">
            <text:p>load_cell_3:</text:p>
          </table:table-cell>
          <table:table-cell office:value-type="float" office:value="-9918">
            <text:p>-9918</text:p>
          </table:table-cell>
          <table:table-cell office:value-type="string" office:string-value="load_cell_4:">
            <text:p>load_cell_4:</text:p>
          </table:table-cell>
          <table:table-cell office:value-type="float" office:value="-9896">
            <text:p>-989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37272727272727" table:formula="=([.H290]+10500)/440">
            <text:p>1.372727273</text:p>
          </table:table-cell>
          <table:table-cell office:value-type="float" office:value="-131" table:formula="=[.J29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39">
            <text:p>-9839</text:p>
          </table:table-cell>
          <table:table-cell office:value-type="string" office:string-value="load_cell_2:">
            <text:p>load_cell_2:</text:p>
          </table:table-cell>
          <table:table-cell office:value-type="float" office:value="-9840">
            <text:p>-9840</text:p>
          </table:table-cell>
          <table:table-cell office:value-type="string" office:string-value="load_cell_3:">
            <text:p>load_cell_3:</text:p>
          </table:table-cell>
          <table:table-cell office:value-type="float" office:value="-9839">
            <text:p>-9839</text:p>
          </table:table-cell>
          <table:table-cell office:value-type="string" office:string-value="load_cell_4:">
            <text:p>load_cell_4:</text:p>
          </table:table-cell>
          <table:table-cell office:value-type="float" office:value="-9840">
            <text:p>-984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5" table:formula="=([.H291]+10500)/440">
            <text:p>1.5</text:p>
          </table:table-cell>
          <table:table-cell office:value-type="float" office:value="-131" table:formula="=[.J29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94">
            <text:p>-9894</text:p>
          </table:table-cell>
          <table:table-cell office:value-type="string" office:string-value="load_cell_2:">
            <text:p>load_cell_2:</text:p>
          </table:table-cell>
          <table:table-cell office:value-type="float" office:value="-9895">
            <text:p>-9895</text:p>
          </table:table-cell>
          <table:table-cell office:value-type="string" office:string-value="load_cell_3:">
            <text:p>load_cell_3:</text:p>
          </table:table-cell>
          <table:table-cell office:value-type="float" office:value="-9841">
            <text:p>-9841</text:p>
          </table:table-cell>
          <table:table-cell office:value-type="string" office:string-value="load_cell_4:">
            <text:p>load_cell_4:</text:p>
          </table:table-cell>
          <table:table-cell office:value-type="float" office:value="-9820">
            <text:p>-982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54545454545455" table:formula="=([.H292]+10500)/440">
            <text:p>1.545454545</text:p>
          </table:table-cell>
          <table:table-cell office:value-type="float" office:value="-131" table:formula="=[.J29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28">
            <text:p>-9828</text:p>
          </table:table-cell>
          <table:table-cell office:value-type="string" office:string-value="load_cell_2:">
            <text:p>load_cell_2:</text:p>
          </table:table-cell>
          <table:table-cell office:value-type="float" office:value="-9828">
            <text:p>-9828</text:p>
          </table:table-cell>
          <table:table-cell office:value-type="string" office:string-value="load_cell_3:">
            <text:p>load_cell_3:</text:p>
          </table:table-cell>
          <table:table-cell office:value-type="float" office:value="-9819">
            <text:p>-9819</text:p>
          </table:table-cell>
          <table:table-cell office:value-type="string" office:string-value="load_cell_4:">
            <text:p>load_cell_4:</text:p>
          </table:table-cell>
          <table:table-cell office:value-type="float" office:value="-9820">
            <text:p>-982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54545454545455" table:formula="=([.H293]+10500)/440">
            <text:p>1.545454545</text:p>
          </table:table-cell>
          <table:table-cell office:value-type="float" office:value="-131" table:formula="=[.J29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14">
            <text:p>-9814</text:p>
          </table:table-cell>
          <table:table-cell office:value-type="string" office:string-value="load_cell_2:">
            <text:p>load_cell_2:</text:p>
          </table:table-cell>
          <table:table-cell office:value-type="float" office:value="-9815">
            <text:p>-9815</text:p>
          </table:table-cell>
          <table:table-cell office:value-type="string" office:string-value="load_cell_3:">
            <text:p>load_cell_3:</text:p>
          </table:table-cell>
          <table:table-cell office:value-type="float" office:value="-9814">
            <text:p>-9814</text:p>
          </table:table-cell>
          <table:table-cell office:value-type="string" office:string-value="load_cell_4:">
            <text:p>load_cell_4:</text:p>
          </table:table-cell>
          <table:table-cell office:value-type="float" office:value="-9823">
            <text:p>-982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53863636363636" table:formula="=([.H294]+10500)/440">
            <text:p>1.538636364</text:p>
          </table:table-cell>
          <table:table-cell office:value-type="float" office:value="-131" table:formula="=[.J29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799">
            <text:p>-9799</text:p>
          </table:table-cell>
          <table:table-cell office:value-type="string" office:string-value="load_cell_2:">
            <text:p>load_cell_2:</text:p>
          </table:table-cell>
          <table:table-cell office:value-type="float" office:value="-9782">
            <text:p>-9782</text:p>
          </table:table-cell>
          <table:table-cell office:value-type="string" office:string-value="load_cell_3:">
            <text:p>load_cell_3:</text:p>
          </table:table-cell>
          <table:table-cell office:value-type="float" office:value="-9750">
            <text:p>-9750</text:p>
          </table:table-cell>
          <table:table-cell office:value-type="string" office:string-value="load_cell_4:">
            <text:p>load_cell_4:</text:p>
          </table:table-cell>
          <table:table-cell office:value-type="float" office:value="-9781">
            <text:p>-978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63409090909091" table:formula="=([.H295]+10500)/440">
            <text:p>1.634090909</text:p>
          </table:table-cell>
          <table:table-cell office:value-type="float" office:value="-131" table:formula="=[.J29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38">
            <text:p>-9838</text:p>
          </table:table-cell>
          <table:table-cell office:value-type="string" office:string-value="load_cell_2:">
            <text:p>load_cell_2:</text:p>
          </table:table-cell>
          <table:table-cell office:value-type="float" office:value="-9824">
            <text:p>-9824</text:p>
          </table:table-cell>
          <table:table-cell office:value-type="string" office:string-value="load_cell_3:">
            <text:p>load_cell_3:</text:p>
          </table:table-cell>
          <table:table-cell office:value-type="float" office:value="-9823">
            <text:p>-9823</text:p>
          </table:table-cell>
          <table:table-cell office:value-type="string" office:string-value="load_cell_4:">
            <text:p>load_cell_4:</text:p>
          </table:table-cell>
          <table:table-cell office:value-type="float" office:value="-9824">
            <text:p>-982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53636363636364" table:formula="=([.H296]+10500)/440">
            <text:p>1.536363636</text:p>
          </table:table-cell>
          <table:table-cell office:value-type="float" office:value="-131" table:formula="=[.J29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723">
            <text:p>-9723</text:p>
          </table:table-cell>
          <table:table-cell office:value-type="string" office:string-value="load_cell_2:">
            <text:p>load_cell_2:</text:p>
          </table:table-cell>
          <table:table-cell office:value-type="float" office:value="-9724">
            <text:p>-9724</text:p>
          </table:table-cell>
          <table:table-cell office:value-type="string" office:string-value="load_cell_3:">
            <text:p>load_cell_3:</text:p>
          </table:table-cell>
          <table:table-cell office:value-type="float" office:value="-9697">
            <text:p>-9697</text:p>
          </table:table-cell>
          <table:table-cell office:value-type="string" office:string-value="load_cell_4:">
            <text:p>load_cell_4:</text:p>
          </table:table-cell>
          <table:table-cell office:value-type="float" office:value="-9704">
            <text:p>-970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80909090909091" table:formula="=([.H297]+10500)/440">
            <text:p>1.809090909</text:p>
          </table:table-cell>
          <table:table-cell office:value-type="float" office:value="-131" table:formula="=[.J29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777">
            <text:p>-9777</text:p>
          </table:table-cell>
          <table:table-cell office:value-type="string" office:string-value="load_cell_2:">
            <text:p>load_cell_2:</text:p>
          </table:table-cell>
          <table:table-cell office:value-type="float" office:value="-9797">
            <text:p>-9797</text:p>
          </table:table-cell>
          <table:table-cell office:value-type="string" office:string-value="load_cell_3:">
            <text:p>load_cell_3:</text:p>
          </table:table-cell>
          <table:table-cell office:value-type="float" office:value="-9798">
            <text:p>-9798</text:p>
          </table:table-cell>
          <table:table-cell office:value-type="string" office:string-value="load_cell_4:">
            <text:p>load_cell_4:</text:p>
          </table:table-cell>
          <table:table-cell office:value-type="float" office:value="-9799">
            <text:p>-979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59318181818182" table:formula="=([.H298]+10500)/440">
            <text:p>1.593181818</text:p>
          </table:table-cell>
          <table:table-cell office:value-type="float" office:value="-131" table:formula="=[.J29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84">
            <text:p>-9884</text:p>
          </table:table-cell>
          <table:table-cell office:value-type="string" office:string-value="load_cell_2:">
            <text:p>load_cell_2:</text:p>
          </table:table-cell>
          <table:table-cell office:value-type="float" office:value="-9885">
            <text:p>-9885</text:p>
          </table:table-cell>
          <table:table-cell office:value-type="string" office:string-value="load_cell_3:">
            <text:p>load_cell_3:</text:p>
          </table:table-cell>
          <table:table-cell office:value-type="float" office:value="-9884">
            <text:p>-9884</text:p>
          </table:table-cell>
          <table:table-cell office:value-type="string" office:string-value="load_cell_4:">
            <text:p>load_cell_4:</text:p>
          </table:table-cell>
          <table:table-cell office:value-type="float" office:value="-9885">
            <text:p>-988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39772727272727" table:formula="=([.H299]+10500)/440">
            <text:p>1.397727273</text:p>
          </table:table-cell>
          <table:table-cell office:value-type="float" office:value="-131" table:formula="=[.J29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74">
            <text:p>-9974</text:p>
          </table:table-cell>
          <table:table-cell office:value-type="string" office:string-value="load_cell_2:">
            <text:p>load_cell_2:</text:p>
          </table:table-cell>
          <table:table-cell office:value-type="float" office:value="-9922">
            <text:p>-9922</text:p>
          </table:table-cell>
          <table:table-cell office:value-type="string" office:string-value="load_cell_3:">
            <text:p>load_cell_3:</text:p>
          </table:table-cell>
          <table:table-cell office:value-type="float" office:value="-9939">
            <text:p>-9939</text:p>
          </table:table-cell>
          <table:table-cell office:value-type="string" office:string-value="load_cell_4:">
            <text:p>load_cell_4:</text:p>
          </table:table-cell>
          <table:table-cell office:value-type="float" office:value="-9901">
            <text:p>-990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36136363636364" table:formula="=([.H300]+10500)/440">
            <text:p>1.361363636</text:p>
          </table:table-cell>
          <table:table-cell office:value-type="float" office:value="-131" table:formula="=[.J30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38">
            <text:p>-9938</text:p>
          </table:table-cell>
          <table:table-cell office:value-type="string" office:string-value="load_cell_2:">
            <text:p>load_cell_2:</text:p>
          </table:table-cell>
          <table:table-cell office:value-type="float" office:value="-9924">
            <text:p>-9924</text:p>
          </table:table-cell>
          <table:table-cell office:value-type="string" office:string-value="load_cell_3:">
            <text:p>load_cell_3:</text:p>
          </table:table-cell>
          <table:table-cell office:value-type="float" office:value="-9923">
            <text:p>-9923</text:p>
          </table:table-cell>
          <table:table-cell office:value-type="string" office:string-value="load_cell_4:">
            <text:p>load_cell_4:</text:p>
          </table:table-cell>
          <table:table-cell office:value-type="float" office:value="-9924">
            <text:p>-992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30909090909091" table:formula="=([.H301]+10500)/440">
            <text:p>1.309090909</text:p>
          </table:table-cell>
          <table:table-cell office:value-type="float" office:value="-131" table:formula="=[.J30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49">
            <text:p>-9949</text:p>
          </table:table-cell>
          <table:table-cell office:value-type="string" office:string-value="load_cell_2:">
            <text:p>load_cell_2:</text:p>
          </table:table-cell>
          <table:table-cell office:value-type="float" office:value="-9950">
            <text:p>-9950</text:p>
          </table:table-cell>
          <table:table-cell office:value-type="string" office:string-value="load_cell_3:">
            <text:p>load_cell_3:</text:p>
          </table:table-cell>
          <table:table-cell office:value-type="float" office:value="-9928">
            <text:p>-9928</text:p>
          </table:table-cell>
          <table:table-cell office:value-type="string" office:string-value="load_cell_4:">
            <text:p>load_cell_4:</text:p>
          </table:table-cell>
          <table:table-cell office:value-type="float" office:value="-9893">
            <text:p>-989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37954545454545" table:formula="=([.H302]+10500)/440">
            <text:p>1.379545455</text:p>
          </table:table-cell>
          <table:table-cell office:value-type="float" office:value="-131" table:formula="=[.J30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42">
            <text:p>-9942</text:p>
          </table:table-cell>
          <table:table-cell office:value-type="string" office:string-value="load_cell_2:">
            <text:p>load_cell_2:</text:p>
          </table:table-cell>
          <table:table-cell office:value-type="float" office:value="-9974">
            <text:p>-9974</text:p>
          </table:table-cell>
          <table:table-cell office:value-type="string" office:string-value="load_cell_3:">
            <text:p>load_cell_3:</text:p>
          </table:table-cell>
          <table:table-cell office:value-type="float" office:value="-10034">
            <text:p>-10034</text:p>
          </table:table-cell>
          <table:table-cell office:value-type="string" office:string-value="load_cell_4:">
            <text:p>load_cell_4:</text:p>
          </table:table-cell>
          <table:table-cell office:value-type="float" office:value="-10035">
            <text:p>-1003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05681818181818" table:formula="=([.H303]+10500)/440">
            <text:p>1.056818182</text:p>
          </table:table-cell>
          <table:table-cell office:value-type="float" office:value="-131" table:formula="=[.J30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60">
            <text:p>-9960</text:p>
          </table:table-cell>
          <table:table-cell office:value-type="string" office:string-value="load_cell_2:">
            <text:p>load_cell_2:</text:p>
          </table:table-cell>
          <table:table-cell office:value-type="float" office:value="-9961">
            <text:p>-9961</text:p>
          </table:table-cell>
          <table:table-cell office:value-type="string" office:string-value="load_cell_3:">
            <text:p>load_cell_3:</text:p>
          </table:table-cell>
          <table:table-cell office:value-type="float" office:value="-9960">
            <text:p>-9960</text:p>
          </table:table-cell>
          <table:table-cell office:value-type="string" office:string-value="load_cell_4:">
            <text:p>load_cell_4:</text:p>
          </table:table-cell>
          <table:table-cell office:value-type="float" office:value="-9961">
            <text:p>-996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225" table:formula="=([.H304]+10500)/440">
            <text:p>1.225</text:p>
          </table:table-cell>
          <table:table-cell office:value-type="float" office:value="-131" table:formula="=[.J30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94">
            <text:p>-9994</text:p>
          </table:table-cell>
          <table:table-cell office:value-type="string" office:string-value="load_cell_2:">
            <text:p>load_cell_2:</text:p>
          </table:table-cell>
          <table:table-cell office:value-type="float" office:value="-9995">
            <text:p>-9995</text:p>
          </table:table-cell>
          <table:table-cell office:value-type="string" office:string-value="load_cell_3:">
            <text:p>load_cell_3:</text:p>
          </table:table-cell>
          <table:table-cell office:value-type="float" office:value="-9953">
            <text:p>-9953</text:p>
          </table:table-cell>
          <table:table-cell office:value-type="string" office:string-value="load_cell_4:">
            <text:p>load_cell_4:</text:p>
          </table:table-cell>
          <table:table-cell office:value-type="float" office:value="-9970">
            <text:p>-997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20454545454545" table:formula="=([.H305]+10500)/440">
            <text:p>1.204545455</text:p>
          </table:table-cell>
          <table:table-cell office:value-type="float" office:value="-131" table:formula="=[.J30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72">
            <text:p>-9972</text:p>
          </table:table-cell>
          <table:table-cell office:value-type="string" office:string-value="load_cell_2:">
            <text:p>load_cell_2:</text:p>
          </table:table-cell>
          <table:table-cell office:value-type="float" office:value="-9983">
            <text:p>-9983</text:p>
          </table:table-cell>
          <table:table-cell office:value-type="string" office:string-value="load_cell_3:">
            <text:p>load_cell_3:</text:p>
          </table:table-cell>
          <table:table-cell office:value-type="float" office:value="-9953">
            <text:p>-9953</text:p>
          </table:table-cell>
          <table:table-cell office:value-type="string" office:string-value="load_cell_4:">
            <text:p>load_cell_4:</text:p>
          </table:table-cell>
          <table:table-cell office:value-type="float" office:value="-9954">
            <text:p>-995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24090909090909" table:formula="=([.H306]+10500)/440">
            <text:p>1.240909091</text:p>
          </table:table-cell>
          <table:table-cell office:value-type="float" office:value="-131" table:formula="=[.J30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96">
            <text:p>-9996</text:p>
          </table:table-cell>
          <table:table-cell office:value-type="string" office:string-value="load_cell_2:">
            <text:p>load_cell_2:</text:p>
          </table:table-cell>
          <table:table-cell office:value-type="float" office:value="-9997">
            <text:p>-9997</text:p>
          </table:table-cell>
          <table:table-cell office:value-type="string" office:string-value="load_cell_3:">
            <text:p>load_cell_3:</text:p>
          </table:table-cell>
          <table:table-cell office:value-type="float" office:value="-9996">
            <text:p>-9996</text:p>
          </table:table-cell>
          <table:table-cell office:value-type="string" office:string-value="load_cell_4:">
            <text:p>load_cell_4:</text:p>
          </table:table-cell>
          <table:table-cell office:value-type="float" office:value="-9997">
            <text:p>-999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14318181818182" table:formula="=([.H307]+10500)/440">
            <text:p>1.143181818</text:p>
          </table:table-cell>
          <table:table-cell office:value-type="float" office:value="-131" table:formula="=[.J30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48">
            <text:p>-9948</text:p>
          </table:table-cell>
          <table:table-cell office:value-type="string" office:string-value="load_cell_2:">
            <text:p>load_cell_2:</text:p>
          </table:table-cell>
          <table:table-cell office:value-type="float" office:value="-9929">
            <text:p>-9929</text:p>
          </table:table-cell>
          <table:table-cell office:value-type="string" office:string-value="load_cell_3:">
            <text:p>load_cell_3:</text:p>
          </table:table-cell>
          <table:table-cell office:value-type="float" office:value="-9954">
            <text:p>-9954</text:p>
          </table:table-cell>
          <table:table-cell office:value-type="string" office:string-value="load_cell_4:">
            <text:p>load_cell_4:</text:p>
          </table:table-cell>
          <table:table-cell office:value-type="float" office:value="-9940">
            <text:p>-994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27272727272727" table:formula="=([.H308]+10500)/440">
            <text:p>1.272727273</text:p>
          </table:table-cell>
          <table:table-cell office:value-type="float" office:value="-131" table:formula="=[.J30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89">
            <text:p>-9989</text:p>
          </table:table-cell>
          <table:table-cell office:value-type="string" office:string-value="load_cell_2:">
            <text:p>load_cell_2:</text:p>
          </table:table-cell>
          <table:table-cell office:value-type="float" office:value="-9956">
            <text:p>-9956</text:p>
          </table:table-cell>
          <table:table-cell office:value-type="string" office:string-value="load_cell_3:">
            <text:p>load_cell_3:</text:p>
          </table:table-cell>
          <table:table-cell office:value-type="float" office:value="-9955">
            <text:p>-9955</text:p>
          </table:table-cell>
          <table:table-cell office:value-type="string" office:string-value="load_cell_4:">
            <text:p>load_cell_4:</text:p>
          </table:table-cell>
          <table:table-cell office:value-type="float" office:value="-9956">
            <text:p>-995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23636363636364" table:formula="=([.H309]+10500)/440">
            <text:p>1.236363636</text:p>
          </table:table-cell>
          <table:table-cell office:value-type="float" office:value="-131" table:formula="=[.J30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1040675">
            <text:p>1040675</text:p>
          </table:table-cell>
          <table:table-cell office:value-type="string" office:string-value="load_cell_2:">
            <text:p>load_cell_2:</text:p>
          </table:table-cell>
          <table:table-cell office:value-type="float" office:value="1040674">
            <text:p>1040674</text:p>
          </table:table-cell>
          <table:table-cell office:value-type="string" office:string-value="load_cell_3:">
            <text:p>load_cell_3:</text:p>
          </table:table-cell>
          <table:table-cell office:value-type="float" office:value="1040675">
            <text:p>1040675</text:p>
          </table:table-cell>
          <table:table-cell office:value-type="string" office:string-value="load_cell_4:">
            <text:p>load_cell_4:</text:p>
          </table:table-cell>
          <table:table-cell office:value-type="float" office:value="924184">
            <text:p>92418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2124.28181818182" table:formula="=([.H310]+10500)/440">
            <text:p>2124.281818</text:p>
          </table:table-cell>
          <table:table-cell office:value-type="float" office:value="-131" table:formula="=[.J31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7571106">
            <text:p>7571106</text:p>
          </table:table-cell>
          <table:table-cell office:value-type="string" office:string-value="load_cell_2:">
            <text:p>load_cell_2:</text:p>
          </table:table-cell>
          <table:table-cell office:value-type="float" office:value="7571105">
            <text:p>7571105</text:p>
          </table:table-cell>
          <table:table-cell office:value-type="string" office:string-value="load_cell_3:">
            <text:p>load_cell_3:</text:p>
          </table:table-cell>
          <table:table-cell office:value-type="float" office:value="7637304">
            <text:p>7637304</text:p>
          </table:table-cell>
          <table:table-cell office:value-type="string" office:string-value="load_cell_4:">
            <text:p>load_cell_4:</text:p>
          </table:table-cell>
          <table:table-cell office:value-type="float" office:value="7637303">
            <text:p>763730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7381.3704545455" table:formula="=([.H311]+10500)/440">
            <text:p>17381.37045</text:p>
          </table:table-cell>
          <table:table-cell office:value-type="float" office:value="-131" table:formula="=[.J31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12]+10500)/440">
            <text:p>19085.69545</text:p>
          </table:table-cell>
          <table:table-cell office:value-type="float" office:value="-131" table:formula="=[.J31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13]+10500)/440">
            <text:p>19085.69545</text:p>
          </table:table-cell>
          <table:table-cell office:value-type="float" office:value="-131" table:formula="=[.J31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14]+10500)/440">
            <text:p>19085.69545</text:p>
          </table:table-cell>
          <table:table-cell office:value-type="float" office:value="-131" table:formula="=[.J31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15]+10500)/440">
            <text:p>19085.69545</text:p>
          </table:table-cell>
          <table:table-cell office:value-type="float" office:value="-131" table:formula="=[.J31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16]+10500)/440">
            <text:p>19085.69545</text:p>
          </table:table-cell>
          <table:table-cell office:value-type="float" office:value="-131" table:formula="=[.J31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17]+10500)/440">
            <text:p>19085.69545</text:p>
          </table:table-cell>
          <table:table-cell office:value-type="float" office:value="-131" table:formula="=[.J31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18]+10500)/440">
            <text:p>19085.69545</text:p>
          </table:table-cell>
          <table:table-cell office:value-type="float" office:value="-131" table:formula="=[.J31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19]+10500)/440">
            <text:p>19085.69545</text:p>
          </table:table-cell>
          <table:table-cell office:value-type="float" office:value="-131" table:formula="=[.J31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20]+10500)/440">
            <text:p>19085.69545</text:p>
          </table:table-cell>
          <table:table-cell office:value-type="float" office:value="-131" table:formula="=[.J32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21]+10500)/440">
            <text:p>19085.69545</text:p>
          </table:table-cell>
          <table:table-cell office:value-type="float" office:value="-131" table:formula="=[.J32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22]+10500)/440">
            <text:p>19085.69545</text:p>
          </table:table-cell>
          <table:table-cell office:value-type="float" office:value="-131" table:formula="=[.J32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23]+10500)/440">
            <text:p>19085.69545</text:p>
          </table:table-cell>
          <table:table-cell office:value-type="float" office:value="-131" table:formula="=[.J32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24]+10500)/440">
            <text:p>19085.69545</text:p>
          </table:table-cell>
          <table:table-cell office:value-type="float" office:value="-131" table:formula="=[.J32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25]+10500)/440">
            <text:p>19085.69545</text:p>
          </table:table-cell>
          <table:table-cell office:value-type="float" office:value="-131" table:formula="=[.J32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26]+10500)/440">
            <text:p>19085.69545</text:p>
          </table:table-cell>
          <table:table-cell office:value-type="float" office:value="-131" table:formula="=[.J32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27]+10500)/440">
            <text:p>19085.69545</text:p>
          </table:table-cell>
          <table:table-cell office:value-type="float" office:value="-131" table:formula="=[.J32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28]+10500)/440">
            <text:p>19085.69545</text:p>
          </table:table-cell>
          <table:table-cell office:value-type="float" office:value="-131" table:formula="=[.J32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29]+10500)/440">
            <text:p>19085.69545</text:p>
          </table:table-cell>
          <table:table-cell office:value-type="float" office:value="-131" table:formula="=[.J32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30]+10500)/440">
            <text:p>19085.69545</text:p>
          </table:table-cell>
          <table:table-cell office:value-type="float" office:value="-131" table:formula="=[.J33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31]+10500)/440">
            <text:p>19085.69545</text:p>
          </table:table-cell>
          <table:table-cell office:value-type="float" office:value="-131" table:formula="=[.J33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32]+10500)/440">
            <text:p>19085.69545</text:p>
          </table:table-cell>
          <table:table-cell office:value-type="float" office:value="-131" table:formula="=[.J33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33]+10500)/440">
            <text:p>19085.69545</text:p>
          </table:table-cell>
          <table:table-cell office:value-type="float" office:value="-131" table:formula="=[.J33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34]+10500)/440">
            <text:p>19085.69545</text:p>
          </table:table-cell>
          <table:table-cell office:value-type="float" office:value="-131" table:formula="=[.J33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35]+10500)/440">
            <text:p>19085.69545</text:p>
          </table:table-cell>
          <table:table-cell office:value-type="float" office:value="-131" table:formula="=[.J33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36]+10500)/440">
            <text:p>19085.69545</text:p>
          </table:table-cell>
          <table:table-cell office:value-type="float" office:value="-131" table:formula="=[.J33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37]+10500)/440">
            <text:p>19085.69545</text:p>
          </table:table-cell>
          <table:table-cell office:value-type="float" office:value="-131" table:formula="=[.J33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38]+10500)/440">
            <text:p>19085.69545</text:p>
          </table:table-cell>
          <table:table-cell office:value-type="float" office:value="-131" table:formula="=[.J33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39]+10500)/440">
            <text:p>19085.69545</text:p>
          </table:table-cell>
          <table:table-cell office:value-type="float" office:value="-131" table:formula="=[.J33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6895041">
            <text:p>6895041</text:p>
          </table:table-cell>
          <table:table-cell office:value-type="string" office:string-value="load_cell_2:">
            <text:p>load_cell_2:</text:p>
          </table:table-cell>
          <table:table-cell office:value-type="float" office:value="6895040">
            <text:p>6895040</text:p>
          </table:table-cell>
          <table:table-cell office:value-type="string" office:string-value="load_cell_3:">
            <text:p>load_cell_3:</text:p>
          </table:table-cell>
          <table:table-cell office:value-type="float" office:value="6895041">
            <text:p>6895041</text:p>
          </table:table-cell>
          <table:table-cell office:value-type="string" office:string-value="load_cell_4:">
            <text:p>load_cell_4:</text:p>
          </table:table-cell>
          <table:table-cell office:value-type="float" office:value="6895040">
            <text:p>689504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5694.4090909091" table:formula="=([.H340]+10500)/440">
            <text:p>15694.40909</text:p>
          </table:table-cell>
          <table:table-cell office:value-type="float" office:value="-131" table:formula="=[.J34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41]+10500)/440">
            <text:p>19085.69545</text:p>
          </table:table-cell>
          <table:table-cell office:value-type="float" office:value="-131" table:formula="=[.J34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5867960">
            <text:p>5867960</text:p>
          </table:table-cell>
          <table:table-cell office:value-type="string" office:string-value="load_cell_2:">
            <text:p>load_cell_2:</text:p>
          </table:table-cell>
          <table:table-cell office:value-type="float" office:value="5867993">
            <text:p>5867993</text:p>
          </table:table-cell>
          <table:table-cell office:value-type="string" office:string-value="load_cell_3:">
            <text:p>load_cell_3:</text:p>
          </table:table-cell>
          <table:table-cell office:value-type="float" office:value="5868010">
            <text:p>5868010</text:p>
          </table:table-cell>
          <table:table-cell office:value-type="string" office:string-value="load_cell_4:">
            <text:p>load_cell_4:</text:p>
          </table:table-cell>
          <table:table-cell office:value-type="float" office:value="5868009">
            <text:p>586800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3360.2477272727" table:formula="=([.H342]+10500)/440">
            <text:p>13360.24773</text:p>
          </table:table-cell>
          <table:table-cell office:value-type="float" office:value="-131" table:formula="=[.J34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3460894">
            <text:p>3460894</text:p>
          </table:table-cell>
          <table:table-cell office:value-type="string" office:string-value="load_cell_2:">
            <text:p>load_cell_2:</text:p>
          </table:table-cell>
          <table:table-cell office:value-type="float" office:value="3460890">
            <text:p>3460890</text:p>
          </table:table-cell>
          <table:table-cell office:value-type="string" office:string-value="load_cell_3:">
            <text:p>load_cell_3:</text:p>
          </table:table-cell>
          <table:table-cell office:value-type="float" office:value="3460891">
            <text:p>3460891</text:p>
          </table:table-cell>
          <table:table-cell office:value-type="string" office:string-value="load_cell_4:">
            <text:p>load_cell_4:</text:p>
          </table:table-cell>
          <table:table-cell office:value-type="float" office:value="3460890">
            <text:p>346089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7889.52272727273" table:formula="=([.H343]+10500)/440">
            <text:p>7889.522727</text:p>
          </table:table-cell>
          <table:table-cell office:value-type="float" office:value="-131" table:formula="=[.J34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44]+10500)/440">
            <text:p>19085.69545</text:p>
          </table:table-cell>
          <table:table-cell office:value-type="float" office:value="-131" table:formula="=[.J34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45]+10500)/440">
            <text:p>19085.69545</text:p>
          </table:table-cell>
          <table:table-cell office:value-type="float" office:value="-131" table:formula="=[.J34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46]+10500)/440">
            <text:p>19085.69545</text:p>
          </table:table-cell>
          <table:table-cell office:value-type="float" office:value="-131" table:formula="=[.J34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47]+10500)/440">
            <text:p>19085.69545</text:p>
          </table:table-cell>
          <table:table-cell office:value-type="float" office:value="-131" table:formula="=[.J34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48]+10500)/440">
            <text:p>19085.69545</text:p>
          </table:table-cell>
          <table:table-cell office:value-type="float" office:value="-131" table:formula="=[.J34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49]+10500)/440">
            <text:p>19085.69545</text:p>
          </table:table-cell>
          <table:table-cell office:value-type="float" office:value="-131" table:formula="=[.J34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50]+10500)/440">
            <text:p>19085.69545</text:p>
          </table:table-cell>
          <table:table-cell office:value-type="float" office:value="-131" table:formula="=[.J35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51]+10500)/440">
            <text:p>19085.69545</text:p>
          </table:table-cell>
          <table:table-cell office:value-type="float" office:value="-131" table:formula="=[.J35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52]+10500)/440">
            <text:p>19085.69545</text:p>
          </table:table-cell>
          <table:table-cell office:value-type="float" office:value="-131" table:formula="=[.J35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53]+10500)/440">
            <text:p>19085.69545</text:p>
          </table:table-cell>
          <table:table-cell office:value-type="float" office:value="-131" table:formula="=[.J35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54]+10500)/440">
            <text:p>19085.69545</text:p>
          </table:table-cell>
          <table:table-cell office:value-type="float" office:value="-131" table:formula="=[.J35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55]+10500)/440">
            <text:p>19085.69545</text:p>
          </table:table-cell>
          <table:table-cell office:value-type="float" office:value="-131" table:formula="=[.J35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56]+10500)/440">
            <text:p>19085.69545</text:p>
          </table:table-cell>
          <table:table-cell office:value-type="float" office:value="-131" table:formula="=[.J35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57]+10500)/440">
            <text:p>19085.69545</text:p>
          </table:table-cell>
          <table:table-cell office:value-type="float" office:value="-131" table:formula="=[.J35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58]+10500)/440">
            <text:p>19085.69545</text:p>
          </table:table-cell>
          <table:table-cell office:value-type="float" office:value="-131" table:formula="=[.J35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59]+10500)/440">
            <text:p>19085.69545</text:p>
          </table:table-cell>
          <table:table-cell office:value-type="float" office:value="-131" table:formula="=[.J35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60]+10500)/440">
            <text:p>19085.69545</text:p>
          </table:table-cell>
          <table:table-cell office:value-type="float" office:value="-131" table:formula="=[.J36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61]+10500)/440">
            <text:p>19085.69545</text:p>
          </table:table-cell>
          <table:table-cell office:value-type="float" office:value="-131" table:formula="=[.J36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62]+10500)/440">
            <text:p>19085.69545</text:p>
          </table:table-cell>
          <table:table-cell office:value-type="float" office:value="-131" table:formula="=[.J36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63]+10500)/440">
            <text:p>19085.69545</text:p>
          </table:table-cell>
          <table:table-cell office:value-type="float" office:value="-131" table:formula="=[.J36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64]+10500)/440">
            <text:p>19085.69545</text:p>
          </table:table-cell>
          <table:table-cell office:value-type="float" office:value="-131" table:formula="=[.J36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65]+10500)/440">
            <text:p>19085.69545</text:p>
          </table:table-cell>
          <table:table-cell office:value-type="float" office:value="-131" table:formula="=[.J36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66]+10500)/440">
            <text:p>19085.69545</text:p>
          </table:table-cell>
          <table:table-cell office:value-type="float" office:value="-131" table:formula="=[.J36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67]+10500)/440">
            <text:p>19085.69545</text:p>
          </table:table-cell>
          <table:table-cell office:value-type="float" office:value="-131" table:formula="=[.J36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68]+10500)/440">
            <text:p>19085.69545</text:p>
          </table:table-cell>
          <table:table-cell office:value-type="float" office:value="-131" table:formula="=[.J36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69]+10500)/440">
            <text:p>19085.69545</text:p>
          </table:table-cell>
          <table:table-cell office:value-type="float" office:value="-131" table:formula="=[.J36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70]+10500)/440">
            <text:p>19085.69545</text:p>
          </table:table-cell>
          <table:table-cell office:value-type="float" office:value="-131" table:formula="=[.J37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71]+10500)/440">
            <text:p>19085.69545</text:p>
          </table:table-cell>
          <table:table-cell office:value-type="float" office:value="-131" table:formula="=[.J37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72]+10500)/440">
            <text:p>19085.69545</text:p>
          </table:table-cell>
          <table:table-cell office:value-type="float" office:value="-131" table:formula="=[.J37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73]+10500)/440">
            <text:p>19085.69545</text:p>
          </table:table-cell>
          <table:table-cell office:value-type="float" office:value="-131" table:formula="=[.J37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74]+10500)/440">
            <text:p>19085.69545</text:p>
          </table:table-cell>
          <table:table-cell office:value-type="float" office:value="-131" table:formula="=[.J37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75]+10500)/440">
            <text:p>19085.69545</text:p>
          </table:table-cell>
          <table:table-cell office:value-type="float" office:value="-131" table:formula="=[.J37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76]+10500)/440">
            <text:p>19085.69545</text:p>
          </table:table-cell>
          <table:table-cell office:value-type="float" office:value="-131" table:formula="=[.J37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77]+10500)/440">
            <text:p>19085.69545</text:p>
          </table:table-cell>
          <table:table-cell office:value-type="float" office:value="-131" table:formula="=[.J37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8387207">
            <text:p>8387207</text:p>
          </table:table-cell>
          <table:table-cell office:value-type="string" office:string-value="load_cell_2:">
            <text:p>load_cell_2:</text:p>
          </table:table-cell>
          <table:table-cell office:value-type="float" office:value="8387206">
            <text:p>8387206</text:p>
          </table:table-cell>
          <table:table-cell office:value-type="string" office:string-value="load_cell_3:">
            <text:p>load_cell_3:</text:p>
          </table:table-cell>
          <table:table-cell office:value-type="float" office:value="8387207">
            <text:p>8387207</text:p>
          </table:table-cell>
          <table:table-cell office:value-type="string" office:string-value="load_cell_4:">
            <text:p>load_cell_4:</text:p>
          </table:table-cell>
          <table:table-cell office:value-type="float" office:value="8387206">
            <text:p>83872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9085.6954545455" table:formula="=([.H378]+10500)/440">
            <text:p>19085.69545</text:p>
          </table:table-cell>
          <table:table-cell office:value-type="float" office:value="-131" table:formula="=[.J37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6619611">
            <text:p>6619611</text:p>
          </table:table-cell>
          <table:table-cell office:value-type="string" office:string-value="load_cell_2:">
            <text:p>load_cell_2:</text:p>
          </table:table-cell>
          <table:table-cell office:value-type="float" office:value="6619610">
            <text:p>6619610</text:p>
          </table:table-cell>
          <table:table-cell office:value-type="string" office:string-value="load_cell_3:">
            <text:p>load_cell_3:</text:p>
          </table:table-cell>
          <table:table-cell office:value-type="float" office:value="6619611">
            <text:p>6619611</text:p>
          </table:table-cell>
          <table:table-cell office:value-type="string" office:string-value="load_cell_4:">
            <text:p>load_cell_4:</text:p>
          </table:table-cell>
          <table:table-cell office:value-type="float" office:value="6679830">
            <text:p>667983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5205.2954545455" table:formula="=([.H379]+10500)/440">
            <text:p>15205.29545</text:p>
          </table:table-cell>
          <table:table-cell office:value-type="float" office:value="-131" table:formula="=[.J37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7547326">
            <text:p>7547326</text:p>
          </table:table-cell>
          <table:table-cell office:value-type="string" office:string-value="load_cell_2:">
            <text:p>load_cell_2:</text:p>
          </table:table-cell>
          <table:table-cell office:value-type="float" office:value="7547325">
            <text:p>7547325</text:p>
          </table:table-cell>
          <table:table-cell office:value-type="string" office:string-value="load_cell_3:">
            <text:p>load_cell_3:</text:p>
          </table:table-cell>
          <table:table-cell office:value-type="float" office:value="7547326">
            <text:p>7547326</text:p>
          </table:table-cell>
          <table:table-cell office:value-type="string" office:string-value="load_cell_4:">
            <text:p>load_cell_4:</text:p>
          </table:table-cell>
          <table:table-cell office:value-type="float" office:value="7547325">
            <text:p>754732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7176.875" table:formula="=([.H380]+10500)/440">
            <text:p>17176.875</text:p>
          </table:table-cell>
          <table:table-cell office:value-type="float" office:value="-131" table:formula="=[.J38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264248">
            <text:p>264248</text:p>
          </table:table-cell>
          <table:table-cell office:value-type="string" office:string-value="load_cell_2:">
            <text:p>load_cell_2:</text:p>
          </table:table-cell>
          <table:table-cell office:value-type="float" office:value="264247">
            <text:p>264247</text:p>
          </table:table-cell>
          <table:table-cell office:value-type="string" office:string-value="load_cell_3:">
            <text:p>load_cell_3:</text:p>
          </table:table-cell>
          <table:table-cell office:value-type="float" office:value="264248">
            <text:p>264248</text:p>
          </table:table-cell>
          <table:table-cell office:value-type="string" office:string-value="load_cell_4:">
            <text:p>load_cell_4:</text:p>
          </table:table-cell>
          <table:table-cell office:value-type="float" office:value="264247">
            <text:p>26424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624.425" table:formula="=([.H381]+10500)/440">
            <text:p>624.425</text:p>
          </table:table-cell>
          <table:table-cell office:value-type="float" office:value="-131" table:formula="=[.J38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3505">
            <text:p>-103505</text:p>
          </table:table-cell>
          <table:table-cell office:value-type="string" office:string-value="load_cell_2:">
            <text:p>load_cell_2:</text:p>
          </table:table-cell>
          <table:table-cell office:value-type="float" office:value="-103503">
            <text:p>-103503</text:p>
          </table:table-cell>
          <table:table-cell office:value-type="string" office:string-value="load_cell_3:">
            <text:p>load_cell_3:</text:p>
          </table:table-cell>
          <table:table-cell office:value-type="float" office:value="-118860">
            <text:p>-118860</text:p>
          </table:table-cell>
          <table:table-cell office:value-type="string" office:string-value="load_cell_4:">
            <text:p>load_cell_4:</text:p>
          </table:table-cell>
          <table:table-cell office:value-type="float" office:value="-118864">
            <text:p>-11886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46.281818181818" table:formula="=([.H382]+10500)/440">
            <text:p>-246.281818</text:p>
          </table:table-cell>
          <table:table-cell office:value-type="float" office:value="-131" table:formula="=[.J38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881">
            <text:p>-10881</text:p>
          </table:table-cell>
          <table:table-cell office:value-type="string" office:string-value="load_cell_2:">
            <text:p>load_cell_2:</text:p>
          </table:table-cell>
          <table:table-cell office:value-type="float" office:value="-10887">
            <text:p>-10887</text:p>
          </table:table-cell>
          <table:table-cell office:value-type="string" office:string-value="load_cell_3:">
            <text:p>load_cell_3:</text:p>
          </table:table-cell>
          <table:table-cell office:value-type="float" office:value="-10886">
            <text:p>-10886</text:p>
          </table:table-cell>
          <table:table-cell office:value-type="string" office:string-value="load_cell_4:">
            <text:p>load_cell_4:</text:p>
          </table:table-cell>
          <table:table-cell office:value-type="float" office:value="-10887">
            <text:p>-1088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879545454545455" table:formula="=([.H383]+10500)/440">
            <text:p>-0.87954545</text:p>
          </table:table-cell>
          <table:table-cell office:value-type="float" office:value="-131" table:formula="=[.J38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853">
            <text:p>-10853</text:p>
          </table:table-cell>
          <table:table-cell office:value-type="string" office:string-value="load_cell_2:">
            <text:p>load_cell_2:</text:p>
          </table:table-cell>
          <table:table-cell office:value-type="float" office:value="-10854">
            <text:p>-10854</text:p>
          </table:table-cell>
          <table:table-cell office:value-type="string" office:string-value="load_cell_3:">
            <text:p>load_cell_3:</text:p>
          </table:table-cell>
          <table:table-cell office:value-type="float" office:value="-10853">
            <text:p>-10853</text:p>
          </table:table-cell>
          <table:table-cell office:value-type="string" office:string-value="load_cell_4:">
            <text:p>load_cell_4:</text:p>
          </table:table-cell>
          <table:table-cell office:value-type="float" office:value="-10844">
            <text:p>-1084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781818181818182" table:formula="=([.H384]+10500)/440">
            <text:p>-0.78181818</text:p>
          </table:table-cell>
          <table:table-cell office:value-type="float" office:value="-131" table:formula="=[.J38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738">
            <text:p>-10738</text:p>
          </table:table-cell>
          <table:table-cell office:value-type="string" office:string-value="load_cell_2:">
            <text:p>load_cell_2:</text:p>
          </table:table-cell>
          <table:table-cell office:value-type="float" office:value="-10734">
            <text:p>-10734</text:p>
          </table:table-cell>
          <table:table-cell office:value-type="string" office:string-value="load_cell_3:">
            <text:p>load_cell_3:</text:p>
          </table:table-cell>
          <table:table-cell office:value-type="float" office:value="-10793">
            <text:p>-10793</text:p>
          </table:table-cell>
          <table:table-cell office:value-type="string" office:string-value="load_cell_4:">
            <text:p>load_cell_4:</text:p>
          </table:table-cell>
          <table:table-cell office:value-type="float" office:value="-10807">
            <text:p>-1080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697727272727273" table:formula="=([.H385]+10500)/440">
            <text:p>-0.69772727</text:p>
          </table:table-cell>
          <table:table-cell office:value-type="float" office:value="-131" table:formula="=[.J38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711">
            <text:p>-10711</text:p>
          </table:table-cell>
          <table:table-cell office:value-type="string" office:string-value="load_cell_2:">
            <text:p>load_cell_2:</text:p>
          </table:table-cell>
          <table:table-cell office:value-type="float" office:value="-10712">
            <text:p>-10712</text:p>
          </table:table-cell>
          <table:table-cell office:value-type="string" office:string-value="load_cell_3:">
            <text:p>load_cell_3:</text:p>
          </table:table-cell>
          <table:table-cell office:value-type="float" office:value="-10711">
            <text:p>-10711</text:p>
          </table:table-cell>
          <table:table-cell office:value-type="string" office:string-value="load_cell_4:">
            <text:p>load_cell_4:</text:p>
          </table:table-cell>
          <table:table-cell office:value-type="float" office:value="-10712">
            <text:p>-1071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481818181818182" table:formula="=([.H386]+10500)/440">
            <text:p>-0.48181818</text:p>
          </table:table-cell>
          <table:table-cell office:value-type="float" office:value="-131" table:formula="=[.J38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709">
            <text:p>-10709</text:p>
          </table:table-cell>
          <table:table-cell office:value-type="string" office:string-value="load_cell_2:">
            <text:p>load_cell_2:</text:p>
          </table:table-cell>
          <table:table-cell office:value-type="float" office:value="-10710">
            <text:p>-10710</text:p>
          </table:table-cell>
          <table:table-cell office:value-type="string" office:string-value="load_cell_3:">
            <text:p>load_cell_3:</text:p>
          </table:table-cell>
          <table:table-cell office:value-type="float" office:value="-10692">
            <text:p>-10692</text:p>
          </table:table-cell>
          <table:table-cell office:value-type="string" office:string-value="load_cell_4:">
            <text:p>load_cell_4:</text:p>
          </table:table-cell>
          <table:table-cell office:value-type="float" office:value="-10704">
            <text:p>-1070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463636363636364" table:formula="=([.H387]+10500)/440">
            <text:p>-0.46363636</text:p>
          </table:table-cell>
          <table:table-cell office:value-type="float" office:value="-131" table:formula="=[.J38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602">
            <text:p>-10602</text:p>
          </table:table-cell>
          <table:table-cell office:value-type="string" office:string-value="load_cell_2:">
            <text:p>load_cell_2:</text:p>
          </table:table-cell>
          <table:table-cell office:value-type="float" office:value="-10610">
            <text:p>-10610</text:p>
          </table:table-cell>
          <table:table-cell office:value-type="string" office:string-value="load_cell_3:">
            <text:p>load_cell_3:</text:p>
          </table:table-cell>
          <table:table-cell office:value-type="float" office:value="-10613">
            <text:p>-10613</text:p>
          </table:table-cell>
          <table:table-cell office:value-type="string" office:string-value="load_cell_4:">
            <text:p>load_cell_4:</text:p>
          </table:table-cell>
          <table:table-cell office:value-type="float" office:value="-10614">
            <text:p>-1061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259090909090909" table:formula="=([.H388]+10500)/440">
            <text:p>-0.25909091</text:p>
          </table:table-cell>
          <table:table-cell office:value-type="float" office:value="-131" table:formula="=[.J38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642">
            <text:p>-10642</text:p>
          </table:table-cell>
          <table:table-cell office:value-type="string" office:string-value="load_cell_2:">
            <text:p>load_cell_2:</text:p>
          </table:table-cell>
          <table:table-cell office:value-type="float" office:value="-10643">
            <text:p>-10643</text:p>
          </table:table-cell>
          <table:table-cell office:value-type="string" office:string-value="load_cell_3:">
            <text:p>load_cell_3:</text:p>
          </table:table-cell>
          <table:table-cell office:value-type="float" office:value="-10642">
            <text:p>-10642</text:p>
          </table:table-cell>
          <table:table-cell office:value-type="string" office:string-value="load_cell_4:">
            <text:p>load_cell_4:</text:p>
          </table:table-cell>
          <table:table-cell office:value-type="float" office:value="-10643">
            <text:p>-1064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325" table:formula="=([.H389]+10500)/440">
            <text:p>-0.325</text:p>
          </table:table-cell>
          <table:table-cell office:value-type="float" office:value="-131" table:formula="=[.J38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43">
            <text:p>-10543</text:p>
          </table:table-cell>
          <table:table-cell office:value-type="string" office:string-value="load_cell_2:">
            <text:p>load_cell_2:</text:p>
          </table:table-cell>
          <table:table-cell office:value-type="float" office:value="-10541">
            <text:p>-10541</text:p>
          </table:table-cell>
          <table:table-cell office:value-type="string" office:string-value="load_cell_3:">
            <text:p>load_cell_3:</text:p>
          </table:table-cell>
          <table:table-cell office:value-type="float" office:value="-10557">
            <text:p>-10557</text:p>
          </table:table-cell>
          <table:table-cell office:value-type="string" office:string-value="load_cell_4:">
            <text:p>load_cell_4:</text:p>
          </table:table-cell>
          <table:table-cell office:value-type="float" office:value="-10566">
            <text:p>-1056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15" table:formula="=([.H390]+10500)/440">
            <text:p>-0.15</text:p>
          </table:table-cell>
          <table:table-cell office:value-type="float" office:value="-131" table:formula="=[.J39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621">
            <text:p>-10621</text:p>
          </table:table-cell>
          <table:table-cell office:value-type="string" office:string-value="load_cell_2:">
            <text:p>load_cell_2:</text:p>
          </table:table-cell>
          <table:table-cell office:value-type="float" office:value="-10585">
            <text:p>-10585</text:p>
          </table:table-cell>
          <table:table-cell office:value-type="string" office:string-value="load_cell_3:">
            <text:p>load_cell_3:</text:p>
          </table:table-cell>
          <table:table-cell office:value-type="float" office:value="-10590">
            <text:p>-10590</text:p>
          </table:table-cell>
          <table:table-cell office:value-type="string" office:string-value="load_cell_4:">
            <text:p>load_cell_4:</text:p>
          </table:table-cell>
          <table:table-cell office:value-type="float" office:value="-10591">
            <text:p>-1059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206818181818182" table:formula="=([.H391]+10500)/440">
            <text:p>-0.20681818</text:p>
          </table:table-cell>
          <table:table-cell office:value-type="float" office:value="-131" table:formula="=[.J39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57">
            <text:p>-10557</text:p>
          </table:table-cell>
          <table:table-cell office:value-type="string" office:string-value="load_cell_2:">
            <text:p>load_cell_2:</text:p>
          </table:table-cell>
          <table:table-cell office:value-type="float" office:value="-10558">
            <text:p>-10558</text:p>
          </table:table-cell>
          <table:table-cell office:value-type="string" office:string-value="load_cell_3:">
            <text:p>load_cell_3:</text:p>
          </table:table-cell>
          <table:table-cell office:value-type="float" office:value="-10557">
            <text:p>-10557</text:p>
          </table:table-cell>
          <table:table-cell office:value-type="string" office:string-value="load_cell_4:">
            <text:p>load_cell_4:</text:p>
          </table:table-cell>
          <table:table-cell office:value-type="float" office:value="-10563">
            <text:p>-1056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143181818181818" table:formula="=([.H392]+10500)/440">
            <text:p>-0.14318182</text:p>
          </table:table-cell>
          <table:table-cell office:value-type="float" office:value="-131" table:formula="=[.J39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815">
            <text:p>-10815</text:p>
          </table:table-cell>
          <table:table-cell office:value-type="string" office:string-value="load_cell_2:">
            <text:p>load_cell_2:</text:p>
          </table:table-cell>
          <table:table-cell office:value-type="float" office:value="-10786">
            <text:p>-10786</text:p>
          </table:table-cell>
          <table:table-cell office:value-type="string" office:string-value="load_cell_3:">
            <text:p>load_cell_3:</text:p>
          </table:table-cell>
          <table:table-cell office:value-type="float" office:value="-10823">
            <text:p>-10823</text:p>
          </table:table-cell>
          <table:table-cell office:value-type="string" office:string-value="load_cell_4:">
            <text:p>load_cell_4:</text:p>
          </table:table-cell>
          <table:table-cell office:value-type="float" office:value="-10786">
            <text:p>-1078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65" table:formula="=([.H393]+10500)/440">
            <text:p>-0.65</text:p>
          </table:table-cell>
          <table:table-cell office:value-type="float" office:value="-131" table:formula="=[.J39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685">
            <text:p>-10685</text:p>
          </table:table-cell>
          <table:table-cell office:value-type="string" office:string-value="load_cell_2:">
            <text:p>load_cell_2:</text:p>
          </table:table-cell>
          <table:table-cell office:value-type="float" office:value="-10702">
            <text:p>-10702</text:p>
          </table:table-cell>
          <table:table-cell office:value-type="string" office:string-value="load_cell_3:">
            <text:p>load_cell_3:</text:p>
          </table:table-cell>
          <table:table-cell office:value-type="float" office:value="-10701">
            <text:p>-10701</text:p>
          </table:table-cell>
          <table:table-cell office:value-type="string" office:string-value="load_cell_4:">
            <text:p>load_cell_4:</text:p>
          </table:table-cell>
          <table:table-cell office:value-type="float" office:value="-10702">
            <text:p>-1070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459090909090909" table:formula="=([.H394]+10500)/440">
            <text:p>-0.45909091</text:p>
          </table:table-cell>
          <table:table-cell office:value-type="float" office:value="-131" table:formula="=[.J39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62">
            <text:p>-10562</text:p>
          </table:table-cell>
          <table:table-cell office:value-type="string" office:string-value="load_cell_2:">
            <text:p>load_cell_2:</text:p>
          </table:table-cell>
          <table:table-cell office:value-type="float" office:value="-10563">
            <text:p>-10563</text:p>
          </table:table-cell>
          <table:table-cell office:value-type="string" office:string-value="load_cell_3:">
            <text:p>load_cell_3:</text:p>
          </table:table-cell>
          <table:table-cell office:value-type="float" office:value="-10563">
            <text:p>-10563</text:p>
          </table:table-cell>
          <table:table-cell office:value-type="string" office:string-value="load_cell_4:">
            <text:p>load_cell_4:</text:p>
          </table:table-cell>
          <table:table-cell office:value-type="float" office:value="-10591">
            <text:p>-1059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206818181818182" table:formula="=([.H395]+10500)/440">
            <text:p>-0.20681818</text:p>
          </table:table-cell>
          <table:table-cell office:value-type="float" office:value="-131" table:formula="=[.J39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619">
            <text:p>-10619</text:p>
          </table:table-cell>
          <table:table-cell office:value-type="string" office:string-value="load_cell_2:">
            <text:p>load_cell_2:</text:p>
          </table:table-cell>
          <table:table-cell office:value-type="float" office:value="-10621">
            <text:p>-10621</text:p>
          </table:table-cell>
          <table:table-cell office:value-type="string" office:string-value="load_cell_3:">
            <text:p>load_cell_3:</text:p>
          </table:table-cell>
          <table:table-cell office:value-type="float" office:value="-10624">
            <text:p>-10624</text:p>
          </table:table-cell>
          <table:table-cell office:value-type="string" office:string-value="load_cell_4:">
            <text:p>load_cell_4:</text:p>
          </table:table-cell>
          <table:table-cell office:value-type="float" office:value="-10625">
            <text:p>-1062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284090909090909" table:formula="=([.H396]+10500)/440">
            <text:p>-0.28409091</text:p>
          </table:table-cell>
          <table:table-cell office:value-type="float" office:value="-131" table:formula="=[.J39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13">
            <text:p>-10513</text:p>
          </table:table-cell>
          <table:table-cell office:value-type="string" office:string-value="load_cell_2:">
            <text:p>load_cell_2:</text:p>
          </table:table-cell>
          <table:table-cell office:value-type="float" office:value="-10514">
            <text:p>-10514</text:p>
          </table:table-cell>
          <table:table-cell office:value-type="string" office:string-value="load_cell_3:">
            <text:p>load_cell_3:</text:p>
          </table:table-cell>
          <table:table-cell office:value-type="float" office:value="-10513">
            <text:p>-10513</text:p>
          </table:table-cell>
          <table:table-cell office:value-type="string" office:string-value="load_cell_4:">
            <text:p>load_cell_4:</text:p>
          </table:table-cell>
          <table:table-cell office:value-type="float" office:value="-10533">
            <text:p>-1053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75" table:formula="=([.H397]+10500)/440">
            <text:p>-0.075</text:p>
          </table:table-cell>
          <table:table-cell office:value-type="float" office:value="-131" table:formula="=[.J39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841">
            <text:p>-10841</text:p>
          </table:table-cell>
          <table:table-cell office:value-type="string" office:string-value="load_cell_2:">
            <text:p>load_cell_2:</text:p>
          </table:table-cell>
          <table:table-cell office:value-type="float" office:value="-10829">
            <text:p>-10829</text:p>
          </table:table-cell>
          <table:table-cell office:value-type="string" office:string-value="load_cell_3:">
            <text:p>load_cell_3:</text:p>
          </table:table-cell>
          <table:table-cell office:value-type="float" office:value="-10803">
            <text:p>-10803</text:p>
          </table:table-cell>
          <table:table-cell office:value-type="string" office:string-value="load_cell_4:">
            <text:p>load_cell_4:</text:p>
          </table:table-cell>
          <table:table-cell office:value-type="float" office:value="-10763">
            <text:p>-1076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597727272727273" table:formula="=([.H398]+10500)/440">
            <text:p>-0.59772727</text:p>
          </table:table-cell>
          <table:table-cell office:value-type="float" office:value="-131" table:formula="=[.J39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810">
            <text:p>-10810</text:p>
          </table:table-cell>
          <table:table-cell office:value-type="string" office:string-value="load_cell_2:">
            <text:p>load_cell_2:</text:p>
          </table:table-cell>
          <table:table-cell office:value-type="float" office:value="-10820">
            <text:p>-10820</text:p>
          </table:table-cell>
          <table:table-cell office:value-type="string" office:string-value="load_cell_3:">
            <text:p>load_cell_3:</text:p>
          </table:table-cell>
          <table:table-cell office:value-type="float" office:value="-10819">
            <text:p>-10819</text:p>
          </table:table-cell>
          <table:table-cell office:value-type="string" office:string-value="load_cell_4:">
            <text:p>load_cell_4:</text:p>
          </table:table-cell>
          <table:table-cell office:value-type="float" office:value="-10820">
            <text:p>-1082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727272727272727" table:formula="=([.H399]+10500)/440">
            <text:p>-0.72727273</text:p>
          </table:table-cell>
          <table:table-cell office:value-type="float" office:value="-131" table:formula="=[.J39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811">
            <text:p>-10811</text:p>
          </table:table-cell>
          <table:table-cell office:value-type="string" office:string-value="load_cell_2:">
            <text:p>load_cell_2:</text:p>
          </table:table-cell>
          <table:table-cell office:value-type="float" office:value="-10812">
            <text:p>-10812</text:p>
          </table:table-cell>
          <table:table-cell office:value-type="string" office:string-value="load_cell_3:">
            <text:p>load_cell_3:</text:p>
          </table:table-cell>
          <table:table-cell office:value-type="float" office:value="-10782">
            <text:p>-10782</text:p>
          </table:table-cell>
          <table:table-cell office:value-type="string" office:string-value="load_cell_4:">
            <text:p>load_cell_4:</text:p>
          </table:table-cell>
          <table:table-cell office:value-type="float" office:value="-10773">
            <text:p>-1077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620454545454545" table:formula="=([.H400]+10500)/440">
            <text:p>-0.62045455</text:p>
          </table:table-cell>
          <table:table-cell office:value-type="float" office:value="-131" table:formula="=[.J40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831">
            <text:p>-10831</text:p>
          </table:table-cell>
          <table:table-cell office:value-type="string" office:string-value="load_cell_2:">
            <text:p>load_cell_2:</text:p>
          </table:table-cell>
          <table:table-cell office:value-type="float" office:value="-10823">
            <text:p>-10823</text:p>
          </table:table-cell>
          <table:table-cell office:value-type="string" office:string-value="load_cell_3:">
            <text:p>load_cell_3:</text:p>
          </table:table-cell>
          <table:table-cell office:value-type="float" office:value="-10823">
            <text:p>-10823</text:p>
          </table:table-cell>
          <table:table-cell office:value-type="string" office:string-value="load_cell_4:">
            <text:p>load_cell_4:</text:p>
          </table:table-cell>
          <table:table-cell office:value-type="float" office:value="-10824">
            <text:p>-1082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736363636363636" table:formula="=([.H401]+10500)/440">
            <text:p>-0.73636364</text:p>
          </table:table-cell>
          <table:table-cell office:value-type="float" office:value="-131" table:formula="=[.J40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426">
            <text:p>-11426</text:p>
          </table:table-cell>
          <table:table-cell office:value-type="string" office:string-value="load_cell_2:">
            <text:p>load_cell_2:</text:p>
          </table:table-cell>
          <table:table-cell office:value-type="float" office:value="-11427">
            <text:p>-11427</text:p>
          </table:table-cell>
          <table:table-cell office:value-type="string" office:string-value="load_cell_3:">
            <text:p>load_cell_3:</text:p>
          </table:table-cell>
          <table:table-cell office:value-type="float" office:value="-11426">
            <text:p>-11426</text:p>
          </table:table-cell>
          <table:table-cell office:value-type="string" office:string-value="load_cell_4:">
            <text:p>load_cell_4:</text:p>
          </table:table-cell>
          <table:table-cell office:value-type="float" office:value="-11427">
            <text:p>-1142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.10681818181818" table:formula="=([.H402]+10500)/440">
            <text:p>-2.10681818</text:p>
          </table:table-cell>
          <table:table-cell office:value-type="float" office:value="-131" table:formula="=[.J40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500">
            <text:p>-11500</text:p>
          </table:table-cell>
          <table:table-cell office:value-type="string" office:string-value="load_cell_2:">
            <text:p>load_cell_2:</text:p>
          </table:table-cell>
          <table:table-cell office:value-type="float" office:value="-11498">
            <text:p>-11498</text:p>
          </table:table-cell>
          <table:table-cell office:value-type="string" office:string-value="load_cell_3:">
            <text:p>load_cell_3:</text:p>
          </table:table-cell>
          <table:table-cell office:value-type="float" office:value="-11485">
            <text:p>-11485</text:p>
          </table:table-cell>
          <table:table-cell office:value-type="string" office:string-value="load_cell_4:">
            <text:p>load_cell_4:</text:p>
          </table:table-cell>
          <table:table-cell office:value-type="float" office:value="-11481">
            <text:p>-1148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.22954545454545" table:formula="=([.H403]+10500)/440">
            <text:p>-2.22954545</text:p>
          </table:table-cell>
          <table:table-cell office:value-type="float" office:value="-131" table:formula="=[.J40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870">
            <text:p>-11870</text:p>
          </table:table-cell>
          <table:table-cell office:value-type="string" office:string-value="load_cell_2:">
            <text:p>load_cell_2:</text:p>
          </table:table-cell>
          <table:table-cell office:value-type="float" office:value="-11836">
            <text:p>-11836</text:p>
          </table:table-cell>
          <table:table-cell office:value-type="string" office:string-value="load_cell_3:">
            <text:p>load_cell_3:</text:p>
          </table:table-cell>
          <table:table-cell office:value-type="float" office:value="-11835">
            <text:p>-11835</text:p>
          </table:table-cell>
          <table:table-cell office:value-type="string" office:string-value="load_cell_4:">
            <text:p>load_cell_4:</text:p>
          </table:table-cell>
          <table:table-cell office:value-type="float" office:value="-11836">
            <text:p>-1183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3.03636363636364" table:formula="=([.H404]+10500)/440">
            <text:p>-3.03636364</text:p>
          </table:table-cell>
          <table:table-cell office:value-type="float" office:value="-131" table:formula="=[.J40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3564">
            <text:p>-13564</text:p>
          </table:table-cell>
          <table:table-cell office:value-type="string" office:string-value="load_cell_2:">
            <text:p>load_cell_2:</text:p>
          </table:table-cell>
          <table:table-cell office:value-type="float" office:value="-13565">
            <text:p>-13565</text:p>
          </table:table-cell>
          <table:table-cell office:value-type="string" office:string-value="load_cell_3:">
            <text:p>load_cell_3:</text:p>
          </table:table-cell>
          <table:table-cell office:value-type="float" office:value="-13569">
            <text:p>-13569</text:p>
          </table:table-cell>
          <table:table-cell office:value-type="string" office:string-value="load_cell_4:">
            <text:p>load_cell_4:</text:p>
          </table:table-cell>
          <table:table-cell office:value-type="float" office:value="-13545">
            <text:p>-1354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6.92045454545455" table:formula="=([.H405]+10500)/440">
            <text:p>-6.92045455</text:p>
          </table:table-cell>
          <table:table-cell office:value-type="float" office:value="-131" table:formula="=[.J40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8841">
            <text:p>-18841</text:p>
          </table:table-cell>
          <table:table-cell office:value-type="string" office:string-value="load_cell_2:">
            <text:p>load_cell_2:</text:p>
          </table:table-cell>
          <table:table-cell office:value-type="float" office:value="-18786">
            <text:p>-18786</text:p>
          </table:table-cell>
          <table:table-cell office:value-type="string" office:string-value="load_cell_3:">
            <text:p>load_cell_3:</text:p>
          </table:table-cell>
          <table:table-cell office:value-type="float" office:value="-18725">
            <text:p>-18725</text:p>
          </table:table-cell>
          <table:table-cell office:value-type="string" office:string-value="load_cell_4:">
            <text:p>load_cell_4:</text:p>
          </table:table-cell>
          <table:table-cell office:value-type="float" office:value="-18726">
            <text:p>-1872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8.6954545454545" table:formula="=([.H406]+10500)/440">
            <text:p>-18.6954545</text:p>
          </table:table-cell>
          <table:table-cell office:value-type="float" office:value="-131" table:formula="=[.J40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8004">
            <text:p>-28004</text:p>
          </table:table-cell>
          <table:table-cell office:value-type="string" office:string-value="load_cell_2:">
            <text:p>load_cell_2:</text:p>
          </table:table-cell>
          <table:table-cell office:value-type="float" office:value="-28005">
            <text:p>-28005</text:p>
          </table:table-cell>
          <table:table-cell office:value-type="string" office:string-value="load_cell_3:">
            <text:p>load_cell_3:</text:p>
          </table:table-cell>
          <table:table-cell office:value-type="float" office:value="-28004">
            <text:p>-28004</text:p>
          </table:table-cell>
          <table:table-cell office:value-type="string" office:string-value="load_cell_4:">
            <text:p>load_cell_4:</text:p>
          </table:table-cell>
          <table:table-cell office:value-type="float" office:value="-27948">
            <text:p>-2794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39.6545454545455" table:formula="=([.H407]+10500)/440">
            <text:p>-39.6545455</text:p>
          </table:table-cell>
          <table:table-cell office:value-type="float" office:value="-131" table:formula="=[.J40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765">
            <text:p>-35765</text:p>
          </table:table-cell>
          <table:table-cell office:value-type="string" office:string-value="load_cell_2:">
            <text:p>load_cell_2:</text:p>
          </table:table-cell>
          <table:table-cell office:value-type="float" office:value="-35753">
            <text:p>-35753</text:p>
          </table:table-cell>
          <table:table-cell office:value-type="string" office:string-value="load_cell_3:">
            <text:p>load_cell_3:</text:p>
          </table:table-cell>
          <table:table-cell office:value-type="float" office:value="-35550">
            <text:p>-35550</text:p>
          </table:table-cell>
          <table:table-cell office:value-type="string" office:string-value="load_cell_4:">
            <text:p>load_cell_4:</text:p>
          </table:table-cell>
          <table:table-cell office:value-type="float" office:value="-35525">
            <text:p>-3552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56.875" table:formula="=([.H408]+10500)/440">
            <text:p>-56.875</text:p>
          </table:table-cell>
          <table:table-cell office:value-type="float" office:value="-131" table:formula="=[.J40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323">
            <text:p>-44323</text:p>
          </table:table-cell>
          <table:table-cell office:value-type="string" office:string-value="load_cell_2:">
            <text:p>load_cell_2:</text:p>
          </table:table-cell>
          <table:table-cell office:value-type="float" office:value="-44324">
            <text:p>-44324</text:p>
          </table:table-cell>
          <table:table-cell office:value-type="string" office:string-value="load_cell_3:">
            <text:p>load_cell_3:</text:p>
          </table:table-cell>
          <table:table-cell office:value-type="float" office:value="-44323">
            <text:p>-44323</text:p>
          </table:table-cell>
          <table:table-cell office:value-type="string" office:string-value="load_cell_4:">
            <text:p>load_cell_4:</text:p>
          </table:table-cell>
          <table:table-cell office:value-type="float" office:value="-44324">
            <text:p>-4432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76.8727272727273" table:formula="=([.H409]+10500)/440">
            <text:p>-76.8727273</text:p>
          </table:table-cell>
          <table:table-cell office:value-type="float" office:value="-131" table:formula="=[.J40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4183">
            <text:p>-54183</text:p>
          </table:table-cell>
          <table:table-cell office:value-type="string" office:string-value="load_cell_2:">
            <text:p>load_cell_2:</text:p>
          </table:table-cell>
          <table:table-cell office:value-type="float" office:value="-54204">
            <text:p>-54204</text:p>
          </table:table-cell>
          <table:table-cell office:value-type="string" office:string-value="load_cell_3:">
            <text:p>load_cell_3:</text:p>
          </table:table-cell>
          <table:table-cell office:value-type="float" office:value="-54196">
            <text:p>-54196</text:p>
          </table:table-cell>
          <table:table-cell office:value-type="string" office:string-value="load_cell_4:">
            <text:p>load_cell_4:</text:p>
          </table:table-cell>
          <table:table-cell office:value-type="float" office:value="-54192">
            <text:p>-5419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99.3" table:formula="=([.H410]+10500)/440">
            <text:p>-99.3</text:p>
          </table:table-cell>
          <table:table-cell office:value-type="float" office:value="-131" table:formula="=[.J41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4225">
            <text:p>-54225</text:p>
          </table:table-cell>
          <table:table-cell office:value-type="string" office:string-value="load_cell_2:">
            <text:p>load_cell_2:</text:p>
          </table:table-cell>
          <table:table-cell office:value-type="float" office:value="-54176">
            <text:p>-54176</text:p>
          </table:table-cell>
          <table:table-cell office:value-type="string" office:string-value="load_cell_3:">
            <text:p>load_cell_3:</text:p>
          </table:table-cell>
          <table:table-cell office:value-type="float" office:value="-54175">
            <text:p>-54175</text:p>
          </table:table-cell>
          <table:table-cell office:value-type="string" office:string-value="load_cell_4:">
            <text:p>load_cell_4:</text:p>
          </table:table-cell>
          <table:table-cell office:value-type="float" office:value="-54176">
            <text:p>-5417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99.2636363636364" table:formula="=([.H411]+10500)/440">
            <text:p>-99.2636364</text:p>
          </table:table-cell>
          <table:table-cell office:value-type="float" office:value="-131" table:formula="=[.J41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366">
            <text:p>-52366</text:p>
          </table:table-cell>
          <table:table-cell office:value-type="string" office:string-value="load_cell_2:">
            <text:p>load_cell_2:</text:p>
          </table:table-cell>
          <table:table-cell office:value-type="float" office:value="-52367">
            <text:p>-52367</text:p>
          </table:table-cell>
          <table:table-cell office:value-type="string" office:string-value="load_cell_3:">
            <text:p>load_cell_3:</text:p>
          </table:table-cell>
          <table:table-cell office:value-type="float" office:value="-52366">
            <text:p>-52366</text:p>
          </table:table-cell>
          <table:table-cell office:value-type="string" office:string-value="load_cell_4:">
            <text:p>load_cell_4:</text:p>
          </table:table-cell>
          <table:table-cell office:value-type="float" office:value="-52359">
            <text:p>-5235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95.1340909090909" table:formula="=([.H412]+10500)/440">
            <text:p>-95.1340909</text:p>
          </table:table-cell>
          <table:table-cell office:value-type="float" office:value="-131" table:formula="=[.J41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4087">
            <text:p>-54087</text:p>
          </table:table-cell>
          <table:table-cell office:value-type="string" office:string-value="load_cell_2:">
            <text:p>load_cell_2:</text:p>
          </table:table-cell>
          <table:table-cell office:value-type="float" office:value="-54078">
            <text:p>-54078</text:p>
          </table:table-cell>
          <table:table-cell office:value-type="string" office:string-value="load_cell_3:">
            <text:p>load_cell_3:</text:p>
          </table:table-cell>
          <table:table-cell office:value-type="float" office:value="-54080">
            <text:p>-54080</text:p>
          </table:table-cell>
          <table:table-cell office:value-type="string" office:string-value="load_cell_4:">
            <text:p>load_cell_4:</text:p>
          </table:table-cell>
          <table:table-cell office:value-type="float" office:value="-54111">
            <text:p>-5411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99.1159090909091" table:formula="=([.H413]+10500)/440">
            <text:p>-99.1159091</text:p>
          </table:table-cell>
          <table:table-cell office:value-type="float" office:value="-131" table:formula="=[.J41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4247">
            <text:p>-54247</text:p>
          </table:table-cell>
          <table:table-cell office:value-type="string" office:string-value="load_cell_2:">
            <text:p>load_cell_2:</text:p>
          </table:table-cell>
          <table:table-cell office:value-type="float" office:value="-54248">
            <text:p>-54248</text:p>
          </table:table-cell>
          <table:table-cell office:value-type="string" office:string-value="load_cell_3:">
            <text:p>load_cell_3:</text:p>
          </table:table-cell>
          <table:table-cell office:value-type="float" office:value="-54247">
            <text:p>-54247</text:p>
          </table:table-cell>
          <table:table-cell office:value-type="string" office:string-value="load_cell_4:">
            <text:p>load_cell_4:</text:p>
          </table:table-cell>
          <table:table-cell office:value-type="float" office:value="-54248">
            <text:p>-5424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99.4272727272727" table:formula="=([.H414]+10500)/440">
            <text:p>-99.4272727</text:p>
          </table:table-cell>
          <table:table-cell office:value-type="float" office:value="-131" table:formula="=[.J41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4348">
            <text:p>-54348</text:p>
          </table:table-cell>
          <table:table-cell office:value-type="string" office:string-value="load_cell_2:">
            <text:p>load_cell_2:</text:p>
          </table:table-cell>
          <table:table-cell office:value-type="float" office:value="-54343">
            <text:p>-54343</text:p>
          </table:table-cell>
          <table:table-cell office:value-type="string" office:string-value="load_cell_3:">
            <text:p>load_cell_3:</text:p>
          </table:table-cell>
          <table:table-cell office:value-type="float" office:value="-54360">
            <text:p>-54360</text:p>
          </table:table-cell>
          <table:table-cell office:value-type="string" office:string-value="load_cell_4:">
            <text:p>load_cell_4:</text:p>
          </table:table-cell>
          <table:table-cell office:value-type="float" office:value="-54386">
            <text:p>-5438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99.7409090909091" table:formula="=([.H415]+10500)/440">
            <text:p>-99.7409091</text:p>
          </table:table-cell>
          <table:table-cell office:value-type="float" office:value="-131" table:formula="=[.J41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4341">
            <text:p>-54341</text:p>
          </table:table-cell>
          <table:table-cell office:value-type="string" office:string-value="load_cell_2:">
            <text:p>load_cell_2:</text:p>
          </table:table-cell>
          <table:table-cell office:value-type="float" office:value="-54355">
            <text:p>-54355</text:p>
          </table:table-cell>
          <table:table-cell office:value-type="string" office:string-value="load_cell_3:">
            <text:p>load_cell_3:</text:p>
          </table:table-cell>
          <table:table-cell office:value-type="float" office:value="-54356">
            <text:p>-54356</text:p>
          </table:table-cell>
          <table:table-cell office:value-type="string" office:string-value="load_cell_4:">
            <text:p>load_cell_4:</text:p>
          </table:table-cell>
          <table:table-cell office:value-type="float" office:value="-54357">
            <text:p>-5435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99.675" table:formula="=([.H416]+10500)/440">
            <text:p>-99.675</text:p>
          </table:table-cell>
          <table:table-cell office:value-type="float" office:value="-131" table:formula="=[.J41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4428">
            <text:p>-54428</text:p>
          </table:table-cell>
          <table:table-cell office:value-type="string" office:string-value="load_cell_2:">
            <text:p>load_cell_2:</text:p>
          </table:table-cell>
          <table:table-cell office:value-type="float" office:value="-54429">
            <text:p>-54429</text:p>
          </table:table-cell>
          <table:table-cell office:value-type="string" office:string-value="load_cell_3:">
            <text:p>load_cell_3:</text:p>
          </table:table-cell>
          <table:table-cell office:value-type="float" office:value="-54428">
            <text:p>-54428</text:p>
          </table:table-cell>
          <table:table-cell office:value-type="string" office:string-value="load_cell_4:">
            <text:p>load_cell_4:</text:p>
          </table:table-cell>
          <table:table-cell office:value-type="float" office:value="-54376">
            <text:p>-5437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99.7181818181818" table:formula="=([.H417]+10500)/440">
            <text:p>-99.7181818</text:p>
          </table:table-cell>
          <table:table-cell office:value-type="float" office:value="-131" table:formula="=[.J41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4362">
            <text:p>-54362</text:p>
          </table:table-cell>
          <table:table-cell office:value-type="string" office:string-value="load_cell_2:">
            <text:p>load_cell_2:</text:p>
          </table:table-cell>
          <table:table-cell office:value-type="float" office:value="-54366">
            <text:p>-54366</text:p>
          </table:table-cell>
          <table:table-cell office:value-type="string" office:string-value="load_cell_3:">
            <text:p>load_cell_3:</text:p>
          </table:table-cell>
          <table:table-cell office:value-type="float" office:value="-54347">
            <text:p>-54347</text:p>
          </table:table-cell>
          <table:table-cell office:value-type="string" office:string-value="load_cell_4:">
            <text:p>load_cell_4:</text:p>
          </table:table-cell>
          <table:table-cell office:value-type="float" office:value="-54359">
            <text:p>-5435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99.6795454545454" table:formula="=([.H418]+10500)/440">
            <text:p>-99.6795455</text:p>
          </table:table-cell>
          <table:table-cell office:value-type="float" office:value="-131" table:formula="=[.J41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233">
            <text:p>-33233</text:p>
          </table:table-cell>
          <table:table-cell office:value-type="string" office:string-value="load_cell_2:">
            <text:p>load_cell_2:</text:p>
          </table:table-cell>
          <table:table-cell office:value-type="float" office:value="-33234">
            <text:p>-33234</text:p>
          </table:table-cell>
          <table:table-cell office:value-type="string" office:string-value="load_cell_3:">
            <text:p>load_cell_3:</text:p>
          </table:table-cell>
          <table:table-cell office:value-type="float" office:value="-33233">
            <text:p>-33233</text:p>
          </table:table-cell>
          <table:table-cell office:value-type="string" office:string-value="load_cell_4:">
            <text:p>load_cell_4:</text:p>
          </table:table-cell>
          <table:table-cell office:value-type="float" office:value="-33234">
            <text:p>-3323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51.6681818181818" table:formula="=([.H419]+10500)/440">
            <text:p>-51.6681818</text:p>
          </table:table-cell>
          <table:table-cell office:value-type="float" office:value="-131" table:formula="=[.J41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170">
            <text:p>-11170</text:p>
          </table:table-cell>
          <table:table-cell office:value-type="string" office:string-value="load_cell_2:">
            <text:p>load_cell_2:</text:p>
          </table:table-cell>
          <table:table-cell office:value-type="float" office:value="-11138">
            <text:p>-11138</text:p>
          </table:table-cell>
          <table:table-cell office:value-type="string" office:string-value="load_cell_3:">
            <text:p>load_cell_3:</text:p>
          </table:table-cell>
          <table:table-cell office:value-type="float" office:value="-11153">
            <text:p>-11153</text:p>
          </table:table-cell>
          <table:table-cell office:value-type="string" office:string-value="load_cell_4:">
            <text:p>load_cell_4:</text:p>
          </table:table-cell>
          <table:table-cell office:value-type="float" office:value="-11159">
            <text:p>-1115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.49772727272727" table:formula="=([.H420]+10500)/440">
            <text:p>-1.49772727</text:p>
          </table:table-cell>
          <table:table-cell office:value-type="float" office:value="-131" table:formula="=[.J42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872">
            <text:p>-10872</text:p>
          </table:table-cell>
          <table:table-cell office:value-type="string" office:string-value="load_cell_2:">
            <text:p>load_cell_2:</text:p>
          </table:table-cell>
          <table:table-cell office:value-type="float" office:value="-10767">
            <text:p>-10767</text:p>
          </table:table-cell>
          <table:table-cell office:value-type="string" office:string-value="load_cell_3:">
            <text:p>load_cell_3:</text:p>
          </table:table-cell>
          <table:table-cell office:value-type="float" office:value="-10766">
            <text:p>-10766</text:p>
          </table:table-cell>
          <table:table-cell office:value-type="string" office:string-value="load_cell_4:">
            <text:p>load_cell_4:</text:p>
          </table:table-cell>
          <table:table-cell office:value-type="float" office:value="-10767">
            <text:p>-1076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606818181818182" table:formula="=([.H421]+10500)/440">
            <text:p>-0.60681818</text:p>
          </table:table-cell>
          <table:table-cell office:value-type="float" office:value="-131" table:formula="=[.J42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01">
            <text:p>-10501</text:p>
          </table:table-cell>
          <table:table-cell office:value-type="string" office:string-value="load_cell_2:">
            <text:p>load_cell_2:</text:p>
          </table:table-cell>
          <table:table-cell office:value-type="float" office:value="-10502">
            <text:p>-10502</text:p>
          </table:table-cell>
          <table:table-cell office:value-type="string" office:string-value="load_cell_3:">
            <text:p>load_cell_3:</text:p>
          </table:table-cell>
          <table:table-cell office:value-type="float" office:value="-10501">
            <text:p>-10501</text:p>
          </table:table-cell>
          <table:table-cell office:value-type="string" office:string-value="load_cell_4:">
            <text:p>load_cell_4:</text:p>
          </table:table-cell>
          <table:table-cell office:value-type="float" office:value="-10501">
            <text:p>-1050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0227272727272727" table:formula="=([.H422]+10500)/440">
            <text:p>-0.00227273</text:p>
          </table:table-cell>
          <table:table-cell office:value-type="float" office:value="-131" table:formula="=[.J42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38">
            <text:p>-10538</text:p>
          </table:table-cell>
          <table:table-cell office:value-type="string" office:string-value="load_cell_2:">
            <text:p>load_cell_2:</text:p>
          </table:table-cell>
          <table:table-cell office:value-type="float" office:value="-10521">
            <text:p>-10521</text:p>
          </table:table-cell>
          <table:table-cell office:value-type="string" office:string-value="load_cell_3:">
            <text:p>load_cell_3:</text:p>
          </table:table-cell>
          <table:table-cell office:value-type="float" office:value="-10527">
            <text:p>-10527</text:p>
          </table:table-cell>
          <table:table-cell office:value-type="string" office:string-value="load_cell_4:">
            <text:p>load_cell_4:</text:p>
          </table:table-cell>
          <table:table-cell office:value-type="float" office:value="-10532">
            <text:p>-1053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727272727272727" table:formula="=([.H423]+10500)/440">
            <text:p>-0.07272727</text:p>
          </table:table-cell>
          <table:table-cell office:value-type="float" office:value="-131" table:formula="=[.J42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58">
            <text:p>-10558</text:p>
          </table:table-cell>
          <table:table-cell office:value-type="string" office:string-value="load_cell_2:">
            <text:p>load_cell_2:</text:p>
          </table:table-cell>
          <table:table-cell office:value-type="float" office:value="-10559">
            <text:p>-10559</text:p>
          </table:table-cell>
          <table:table-cell office:value-type="string" office:string-value="load_cell_3:">
            <text:p>load_cell_3:</text:p>
          </table:table-cell>
          <table:table-cell office:value-type="float" office:value="-10558">
            <text:p>-10558</text:p>
          </table:table-cell>
          <table:table-cell office:value-type="string" office:string-value="load_cell_4:">
            <text:p>load_cell_4:</text:p>
          </table:table-cell>
          <table:table-cell office:value-type="float" office:value="-10559">
            <text:p>-1055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134090909090909" table:formula="=([.H424]+10500)/440">
            <text:p>-0.13409091</text:p>
          </table:table-cell>
          <table:table-cell office:value-type="float" office:value="-131" table:formula="=[.J42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53">
            <text:p>-10553</text:p>
          </table:table-cell>
          <table:table-cell office:value-type="string" office:string-value="load_cell_2:">
            <text:p>load_cell_2:</text:p>
          </table:table-cell>
          <table:table-cell office:value-type="float" office:value="-10527">
            <text:p>-10527</text:p>
          </table:table-cell>
          <table:table-cell office:value-type="string" office:string-value="load_cell_3:">
            <text:p>load_cell_3:</text:p>
          </table:table-cell>
          <table:table-cell office:value-type="float" office:value="-10517">
            <text:p>-10517</text:p>
          </table:table-cell>
          <table:table-cell office:value-type="string" office:string-value="load_cell_4:">
            <text:p>load_cell_4:</text:p>
          </table:table-cell>
          <table:table-cell office:value-type="float" office:value="-10529">
            <text:p>-1052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659090909090909" table:formula="=([.H425]+10500)/440">
            <text:p>-0.06590909</text:p>
          </table:table-cell>
          <table:table-cell office:value-type="float" office:value="-131" table:formula="=[.J42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609">
            <text:p>-10609</text:p>
          </table:table-cell>
          <table:table-cell office:value-type="string" office:string-value="load_cell_2:">
            <text:p>load_cell_2:</text:p>
          </table:table-cell>
          <table:table-cell office:value-type="float" office:value="-10619">
            <text:p>-10619</text:p>
          </table:table-cell>
          <table:table-cell office:value-type="string" office:string-value="load_cell_3:">
            <text:p>load_cell_3:</text:p>
          </table:table-cell>
          <table:table-cell office:value-type="float" office:value="-10618">
            <text:p>-10618</text:p>
          </table:table-cell>
          <table:table-cell office:value-type="string" office:string-value="load_cell_4:">
            <text:p>load_cell_4:</text:p>
          </table:table-cell>
          <table:table-cell office:value-type="float" office:value="-10619">
            <text:p>-1061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270454545454545" table:formula="=([.H426]+10500)/440">
            <text:p>-0.27045455</text:p>
          </table:table-cell>
          <table:table-cell office:value-type="float" office:value="-131" table:formula="=[.J42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62">
            <text:p>-10562</text:p>
          </table:table-cell>
          <table:table-cell office:value-type="string" office:string-value="load_cell_2:">
            <text:p>load_cell_2:</text:p>
          </table:table-cell>
          <table:table-cell office:value-type="float" office:value="-10563">
            <text:p>-10563</text:p>
          </table:table-cell>
          <table:table-cell office:value-type="string" office:string-value="load_cell_3:">
            <text:p>load_cell_3:</text:p>
          </table:table-cell>
          <table:table-cell office:value-type="float" office:value="-10546">
            <text:p>-10546</text:p>
          </table:table-cell>
          <table:table-cell office:value-type="string" office:string-value="load_cell_4:">
            <text:p>load_cell_4:</text:p>
          </table:table-cell>
          <table:table-cell office:value-type="float" office:value="-10519">
            <text:p>-1051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431818181818182" table:formula="=([.H427]+10500)/440">
            <text:p>-0.04318182</text:p>
          </table:table-cell>
          <table:table-cell office:value-type="float" office:value="-131" table:formula="=[.J42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72">
            <text:p>-10472</text:p>
          </table:table-cell>
          <table:table-cell office:value-type="string" office:string-value="load_cell_2:">
            <text:p>load_cell_2:</text:p>
          </table:table-cell>
          <table:table-cell office:value-type="float" office:value="-10489">
            <text:p>-10489</text:p>
          </table:table-cell>
          <table:table-cell office:value-type="string" office:string-value="load_cell_3:">
            <text:p>load_cell_3:</text:p>
          </table:table-cell>
          <table:table-cell office:value-type="float" office:value="-10497">
            <text:p>-10497</text:p>
          </table:table-cell>
          <table:table-cell office:value-type="string" office:string-value="load_cell_4:">
            <text:p>load_cell_4:</text:p>
          </table:table-cell>
          <table:table-cell office:value-type="float" office:value="-10498">
            <text:p>-1049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00454545454545455" table:formula="=([.H428]+10500)/440">
            <text:p>0.004545455</text:p>
          </table:table-cell>
          <table:table-cell office:value-type="float" office:value="-131" table:formula="=[.J42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52">
            <text:p>-10552</text:p>
          </table:table-cell>
          <table:table-cell office:value-type="string" office:string-value="load_cell_2:">
            <text:p>load_cell_2:</text:p>
          </table:table-cell>
          <table:table-cell office:value-type="float" office:value="-10553">
            <text:p>-10553</text:p>
          </table:table-cell>
          <table:table-cell office:value-type="string" office:string-value="load_cell_3:">
            <text:p>load_cell_3:</text:p>
          </table:table-cell>
          <table:table-cell office:value-type="float" office:value="-10552">
            <text:p>-10552</text:p>
          </table:table-cell>
          <table:table-cell office:value-type="string" office:string-value="load_cell_4:">
            <text:p>load_cell_4:</text:p>
          </table:table-cell>
          <table:table-cell office:value-type="float" office:value="-10553">
            <text:p>-1055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120454545454545" table:formula="=([.H429]+10500)/440">
            <text:p>-0.12045455</text:p>
          </table:table-cell>
          <table:table-cell office:value-type="float" office:value="-131" table:formula="=[.J42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71">
            <text:p>-10571</text:p>
          </table:table-cell>
          <table:table-cell office:value-type="string" office:string-value="load_cell_2:">
            <text:p>load_cell_2:</text:p>
          </table:table-cell>
          <table:table-cell office:value-type="float" office:value="-10551">
            <text:p>-10551</text:p>
          </table:table-cell>
          <table:table-cell office:value-type="string" office:string-value="load_cell_3:">
            <text:p>load_cell_3:</text:p>
          </table:table-cell>
          <table:table-cell office:value-type="float" office:value="-10545">
            <text:p>-10545</text:p>
          </table:table-cell>
          <table:table-cell office:value-type="string" office:string-value="load_cell_4:">
            <text:p>load_cell_4:</text:p>
          </table:table-cell>
          <table:table-cell office:value-type="float" office:value="-10522">
            <text:p>-1052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5" table:formula="=([.H430]+10500)/440">
            <text:p>-0.05</text:p>
          </table:table-cell>
          <table:table-cell office:value-type="float" office:value="-131" table:formula="=[.J43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73">
            <text:p>-10473</text:p>
          </table:table-cell>
          <table:table-cell office:value-type="string" office:string-value="load_cell_2:">
            <text:p>load_cell_2:</text:p>
          </table:table-cell>
          <table:table-cell office:value-type="float" office:value="-10492">
            <text:p>-10492</text:p>
          </table:table-cell>
          <table:table-cell office:value-type="string" office:string-value="load_cell_3:">
            <text:p>load_cell_3:</text:p>
          </table:table-cell>
          <table:table-cell office:value-type="float" office:value="-10491">
            <text:p>-10491</text:p>
          </table:table-cell>
          <table:table-cell office:value-type="string" office:string-value="load_cell_4:">
            <text:p>load_cell_4:</text:p>
          </table:table-cell>
          <table:table-cell office:value-type="float" office:value="-10492">
            <text:p>-1049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0181818181818182" table:formula="=([.H431]+10500)/440">
            <text:p>0.018181818</text:p>
          </table:table-cell>
          <table:table-cell office:value-type="float" office:value="-131" table:formula="=[.J43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44">
            <text:p>-10544</text:p>
          </table:table-cell>
          <table:table-cell office:value-type="string" office:string-value="load_cell_2:">
            <text:p>load_cell_2:</text:p>
          </table:table-cell>
          <table:table-cell office:value-type="float" office:value="-10545">
            <text:p>-10545</text:p>
          </table:table-cell>
          <table:table-cell office:value-type="string" office:string-value="load_cell_3:">
            <text:p>load_cell_3:</text:p>
          </table:table-cell>
          <table:table-cell office:value-type="float" office:value="-10544">
            <text:p>-10544</text:p>
          </table:table-cell>
          <table:table-cell office:value-type="string" office:string-value="load_cell_4:">
            <text:p>load_cell_4:</text:p>
          </table:table-cell>
          <table:table-cell office:value-type="float" office:value="-10513">
            <text:p>-1051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295454545454545" table:formula="=([.H432]+10500)/440">
            <text:p>-0.02954545</text:p>
          </table:table-cell>
          <table:table-cell office:value-type="float" office:value="-131" table:formula="=[.J43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93">
            <text:p>-10493</text:p>
          </table:table-cell>
          <table:table-cell office:value-type="string" office:string-value="load_cell_2:">
            <text:p>load_cell_2:</text:p>
          </table:table-cell>
          <table:table-cell office:value-type="float" office:value="-10534">
            <text:p>-10534</text:p>
          </table:table-cell>
          <table:table-cell office:value-type="string" office:string-value="load_cell_3:">
            <text:p>load_cell_3:</text:p>
          </table:table-cell>
          <table:table-cell office:value-type="float" office:value="-10516">
            <text:p>-10516</text:p>
          </table:table-cell>
          <table:table-cell office:value-type="string" office:string-value="load_cell_4:">
            <text:p>load_cell_4:</text:p>
          </table:table-cell>
          <table:table-cell office:value-type="float" office:value="-10500">
            <text:p>-1050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" table:formula="=([.H433]+10500)/440">
            <text:p>0</text:p>
          </table:table-cell>
          <table:table-cell office:value-type="float" office:value="-131" table:formula="=[.J43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22">
            <text:p>-10522</text:p>
          </table:table-cell>
          <table:table-cell office:value-type="string" office:string-value="load_cell_2:">
            <text:p>load_cell_2:</text:p>
          </table:table-cell>
          <table:table-cell office:value-type="float" office:value="-10523">
            <text:p>-10523</text:p>
          </table:table-cell>
          <table:table-cell office:value-type="string" office:string-value="load_cell_3:">
            <text:p>load_cell_3:</text:p>
          </table:table-cell>
          <table:table-cell office:value-type="float" office:value="-10522">
            <text:p>-10522</text:p>
          </table:table-cell>
          <table:table-cell office:value-type="string" office:string-value="load_cell_4:">
            <text:p>load_cell_4:</text:p>
          </table:table-cell>
          <table:table-cell office:value-type="float" office:value="-10523">
            <text:p>-1052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522727272727273" table:formula="=([.H434]+10500)/440">
            <text:p>-0.05227273</text:p>
          </table:table-cell>
          <table:table-cell office:value-type="float" office:value="-131" table:formula="=[.J43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71">
            <text:p>-10571</text:p>
          </table:table-cell>
          <table:table-cell office:value-type="string" office:string-value="load_cell_2:">
            <text:p>load_cell_2:</text:p>
          </table:table-cell>
          <table:table-cell office:value-type="float" office:value="-10572">
            <text:p>-10572</text:p>
          </table:table-cell>
          <table:table-cell office:value-type="string" office:string-value="load_cell_3:">
            <text:p>load_cell_3:</text:p>
          </table:table-cell>
          <table:table-cell office:value-type="float" office:value="-10565">
            <text:p>-10565</text:p>
          </table:table-cell>
          <table:table-cell office:value-type="string" office:string-value="load_cell_4:">
            <text:p>load_cell_4:</text:p>
          </table:table-cell>
          <table:table-cell office:value-type="float" office:value="-10552">
            <text:p>-1055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118181818181818" table:formula="=([.H435]+10500)/440">
            <text:p>-0.11818182</text:p>
          </table:table-cell>
          <table:table-cell office:value-type="float" office:value="-131" table:formula="=[.J43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36">
            <text:p>-10536</text:p>
          </table:table-cell>
          <table:table-cell office:value-type="string" office:string-value="load_cell_2:">
            <text:p>load_cell_2:</text:p>
          </table:table-cell>
          <table:table-cell office:value-type="float" office:value="-10540">
            <text:p>-10540</text:p>
          </table:table-cell>
          <table:table-cell office:value-type="string" office:string-value="load_cell_3:">
            <text:p>load_cell_3:</text:p>
          </table:table-cell>
          <table:table-cell office:value-type="float" office:value="-10539">
            <text:p>-10539</text:p>
          </table:table-cell>
          <table:table-cell office:value-type="string" office:string-value="load_cell_4:">
            <text:p>load_cell_4:</text:p>
          </table:table-cell>
          <table:table-cell office:value-type="float" office:value="-10540">
            <text:p>-1054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909090909090909" table:formula="=([.H436]+10500)/440">
            <text:p>-0.09090909</text:p>
          </table:table-cell>
          <table:table-cell office:value-type="float" office:value="-131" table:formula="=[.J43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66">
            <text:p>-10566</text:p>
          </table:table-cell>
          <table:table-cell office:value-type="string" office:string-value="load_cell_2:">
            <text:p>load_cell_2:</text:p>
          </table:table-cell>
          <table:table-cell office:value-type="float" office:value="-10567">
            <text:p>-10567</text:p>
          </table:table-cell>
          <table:table-cell office:value-type="string" office:string-value="load_cell_3:">
            <text:p>load_cell_3:</text:p>
          </table:table-cell>
          <table:table-cell office:value-type="float" office:value="-10566">
            <text:p>-10566</text:p>
          </table:table-cell>
          <table:table-cell office:value-type="string" office:string-value="load_cell_4:">
            <text:p>load_cell_4:</text:p>
          </table:table-cell>
          <table:table-cell office:value-type="float" office:value="-10579">
            <text:p>-1057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179545454545455" table:formula="=([.H437]+10500)/440">
            <text:p>-0.17954545</text:p>
          </table:table-cell>
          <table:table-cell office:value-type="float" office:value="-131" table:formula="=[.J43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38">
            <text:p>-10538</text:p>
          </table:table-cell>
          <table:table-cell office:value-type="string" office:string-value="load_cell_2:">
            <text:p>load_cell_2:</text:p>
          </table:table-cell>
          <table:table-cell office:value-type="float" office:value="-10546">
            <text:p>-10546</text:p>
          </table:table-cell>
          <table:table-cell office:value-type="string" office:string-value="load_cell_3:">
            <text:p>load_cell_3:</text:p>
          </table:table-cell>
          <table:table-cell office:value-type="float" office:value="-10551">
            <text:p>-10551</text:p>
          </table:table-cell>
          <table:table-cell office:value-type="string" office:string-value="load_cell_4:">
            <text:p>load_cell_4:</text:p>
          </table:table-cell>
          <table:table-cell office:value-type="float" office:value="-10571">
            <text:p>-1057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161363636363636" table:formula="=([.H438]+10500)/440">
            <text:p>-0.16136364</text:p>
          </table:table-cell>
          <table:table-cell office:value-type="float" office:value="-131" table:formula="=[.J43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36">
            <text:p>-10536</text:p>
          </table:table-cell>
          <table:table-cell office:value-type="string" office:string-value="load_cell_2:">
            <text:p>load_cell_2:</text:p>
          </table:table-cell>
          <table:table-cell office:value-type="float" office:value="-10537">
            <text:p>-10537</text:p>
          </table:table-cell>
          <table:table-cell office:value-type="string" office:string-value="load_cell_3:">
            <text:p>load_cell_3:</text:p>
          </table:table-cell>
          <table:table-cell office:value-type="float" office:value="-10536">
            <text:p>-10536</text:p>
          </table:table-cell>
          <table:table-cell office:value-type="string" office:string-value="load_cell_4:">
            <text:p>load_cell_4:</text:p>
          </table:table-cell>
          <table:table-cell office:value-type="float" office:value="-10537">
            <text:p>-1053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840909090909091" table:formula="=([.H439]+10500)/440">
            <text:p>-0.08409091</text:p>
          </table:table-cell>
          <table:table-cell office:value-type="float" office:value="-131" table:formula="=[.J43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20">
            <text:p>-10520</text:p>
          </table:table-cell>
          <table:table-cell office:value-type="string" office:string-value="load_cell_2:">
            <text:p>load_cell_2:</text:p>
          </table:table-cell>
          <table:table-cell office:value-type="float" office:value="-10521">
            <text:p>-10521</text:p>
          </table:table-cell>
          <table:table-cell office:value-type="string" office:string-value="load_cell_3:">
            <text:p>load_cell_3:</text:p>
          </table:table-cell>
          <table:table-cell office:value-type="float" office:value="-10518">
            <text:p>-10518</text:p>
          </table:table-cell>
          <table:table-cell office:value-type="string" office:string-value="load_cell_4:">
            <text:p>load_cell_4:</text:p>
          </table:table-cell>
          <table:table-cell office:value-type="float" office:value="-10511">
            <text:p>-1051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25" table:formula="=([.H440]+10500)/440">
            <text:p>-0.025</text:p>
          </table:table-cell>
          <table:table-cell office:value-type="float" office:value="-131" table:formula="=[.J44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65">
            <text:p>-10565</text:p>
          </table:table-cell>
          <table:table-cell office:value-type="string" office:string-value="load_cell_2:">
            <text:p>load_cell_2:</text:p>
          </table:table-cell>
          <table:table-cell office:value-type="float" office:value="-10554">
            <text:p>-10554</text:p>
          </table:table-cell>
          <table:table-cell office:value-type="string" office:string-value="load_cell_3:">
            <text:p>load_cell_3:</text:p>
          </table:table-cell>
          <table:table-cell office:value-type="float" office:value="-10543">
            <text:p>-10543</text:p>
          </table:table-cell>
          <table:table-cell office:value-type="string" office:string-value="load_cell_4:">
            <text:p>load_cell_4:</text:p>
          </table:table-cell>
          <table:table-cell office:value-type="float" office:value="-10544">
            <text:p>-1054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1" table:formula="=([.H441]+10500)/440">
            <text:p>-0.1</text:p>
          </table:table-cell>
          <table:table-cell office:value-type="float" office:value="-131" table:formula="=[.J44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98">
            <text:p>-10498</text:p>
          </table:table-cell>
          <table:table-cell office:value-type="string" office:string-value="load_cell_2:">
            <text:p>load_cell_2:</text:p>
          </table:table-cell>
          <table:table-cell office:value-type="float" office:value="-10499">
            <text:p>-10499</text:p>
          </table:table-cell>
          <table:table-cell office:value-type="string" office:string-value="load_cell_3:">
            <text:p>load_cell_3:</text:p>
          </table:table-cell>
          <table:table-cell office:value-type="float" office:value="-10498">
            <text:p>-10498</text:p>
          </table:table-cell>
          <table:table-cell office:value-type="string" office:string-value="load_cell_4:">
            <text:p>load_cell_4:</text:p>
          </table:table-cell>
          <table:table-cell office:value-type="float" office:value="-10509">
            <text:p>-1050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204545454545455" table:formula="=([.H442]+10500)/440">
            <text:p>-0.02045455</text:p>
          </table:table-cell>
          <table:table-cell office:value-type="float" office:value="-131" table:formula="=[.J44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02">
            <text:p>-10502</text:p>
          </table:table-cell>
          <table:table-cell office:value-type="string" office:string-value="load_cell_2:">
            <text:p>load_cell_2:</text:p>
          </table:table-cell>
          <table:table-cell office:value-type="float" office:value="-10497">
            <text:p>-10497</text:p>
          </table:table-cell>
          <table:table-cell office:value-type="string" office:string-value="load_cell_3:">
            <text:p>load_cell_3:</text:p>
          </table:table-cell>
          <table:table-cell office:value-type="float" office:value="-10516">
            <text:p>-10516</text:p>
          </table:table-cell>
          <table:table-cell office:value-type="string" office:string-value="load_cell_4:">
            <text:p>load_cell_4:</text:p>
          </table:table-cell>
          <table:table-cell office:value-type="float" office:value="-10495">
            <text:p>-1049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0113636363636364" table:formula="=([.H443]+10500)/440">
            <text:p>0.011363636</text:p>
          </table:table-cell>
          <table:table-cell office:value-type="float" office:value="-131" table:formula="=[.J44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24">
            <text:p>-10524</text:p>
          </table:table-cell>
          <table:table-cell office:value-type="string" office:string-value="load_cell_2:">
            <text:p>load_cell_2:</text:p>
          </table:table-cell>
          <table:table-cell office:value-type="float" office:value="-10521">
            <text:p>-10521</text:p>
          </table:table-cell>
          <table:table-cell office:value-type="string" office:string-value="load_cell_3:">
            <text:p>load_cell_3:</text:p>
          </table:table-cell>
          <table:table-cell office:value-type="float" office:value="-10520">
            <text:p>-10520</text:p>
          </table:table-cell>
          <table:table-cell office:value-type="string" office:string-value="load_cell_4:">
            <text:p>load_cell_4:</text:p>
          </table:table-cell>
          <table:table-cell office:value-type="float" office:value="-10521">
            <text:p>-1052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477272727272727" table:formula="=([.H444]+10500)/440">
            <text:p>-0.04772727</text:p>
          </table:table-cell>
          <table:table-cell office:value-type="float" office:value="-131" table:formula="=[.J44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29">
            <text:p>-10529</text:p>
          </table:table-cell>
          <table:table-cell office:value-type="string" office:string-value="load_cell_2:">
            <text:p>load_cell_2:</text:p>
          </table:table-cell>
          <table:table-cell office:value-type="float" office:value="-10530">
            <text:p>-10530</text:p>
          </table:table-cell>
          <table:table-cell office:value-type="string" office:string-value="load_cell_3:">
            <text:p>load_cell_3:</text:p>
          </table:table-cell>
          <table:table-cell office:value-type="float" office:value="-10529">
            <text:p>-10529</text:p>
          </table:table-cell>
          <table:table-cell office:value-type="string" office:string-value="load_cell_4:">
            <text:p>load_cell_4:</text:p>
          </table:table-cell>
          <table:table-cell office:value-type="float" office:value="-10568">
            <text:p>-1056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154545454545455" table:formula="=([.H445]+10500)/440">
            <text:p>-0.15454545</text:p>
          </table:table-cell>
          <table:table-cell office:value-type="float" office:value="-131" table:formula="=[.J44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95">
            <text:p>-10495</text:p>
          </table:table-cell>
          <table:table-cell office:value-type="string" office:string-value="load_cell_2:">
            <text:p>load_cell_2:</text:p>
          </table:table-cell>
          <table:table-cell office:value-type="float" office:value="-10516">
            <text:p>-10516</text:p>
          </table:table-cell>
          <table:table-cell office:value-type="string" office:string-value="load_cell_3:">
            <text:p>load_cell_3:</text:p>
          </table:table-cell>
          <table:table-cell office:value-type="float" office:value="-10523">
            <text:p>-10523</text:p>
          </table:table-cell>
          <table:table-cell office:value-type="string" office:string-value="load_cell_4:">
            <text:p>load_cell_4:</text:p>
          </table:table-cell>
          <table:table-cell office:value-type="float" office:value="-10524">
            <text:p>-1052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545454545454545" table:formula="=([.H446]+10500)/440">
            <text:p>-0.05454545</text:p>
          </table:table-cell>
          <table:table-cell office:value-type="float" office:value="-131" table:formula="=[.J44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68">
            <text:p>-10468</text:p>
          </table:table-cell>
          <table:table-cell office:value-type="string" office:string-value="load_cell_2:">
            <text:p>load_cell_2:</text:p>
          </table:table-cell>
          <table:table-cell office:value-type="float" office:value="-10469">
            <text:p>-10469</text:p>
          </table:table-cell>
          <table:table-cell office:value-type="string" office:string-value="load_cell_3:">
            <text:p>load_cell_3:</text:p>
          </table:table-cell>
          <table:table-cell office:value-type="float" office:value="-10468">
            <text:p>-10468</text:p>
          </table:table-cell>
          <table:table-cell office:value-type="string" office:string-value="load_cell_4:">
            <text:p>load_cell_4:</text:p>
          </table:table-cell>
          <table:table-cell office:value-type="float" office:value="-10469">
            <text:p>-1046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0704545454545455" table:formula="=([.H447]+10500)/440">
            <text:p>0.070454545</text:p>
          </table:table-cell>
          <table:table-cell office:value-type="float" office:value="-131" table:formula="=[.J44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48">
            <text:p>-10548</text:p>
          </table:table-cell>
          <table:table-cell office:value-type="string" office:string-value="load_cell_2:">
            <text:p>load_cell_2:</text:p>
          </table:table-cell>
          <table:table-cell office:value-type="float" office:value="-10537">
            <text:p>-10537</text:p>
          </table:table-cell>
          <table:table-cell office:value-type="string" office:string-value="load_cell_3:">
            <text:p>load_cell_3:</text:p>
          </table:table-cell>
          <table:table-cell office:value-type="float" office:value="-10515">
            <text:p>-10515</text:p>
          </table:table-cell>
          <table:table-cell office:value-type="string" office:string-value="load_cell_4:">
            <text:p>load_cell_4:</text:p>
          </table:table-cell>
          <table:table-cell office:value-type="float" office:value="-10458">
            <text:p>-1045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0954545454545455" table:formula="=([.H448]+10500)/440">
            <text:p>0.095454545</text:p>
          </table:table-cell>
          <table:table-cell office:value-type="float" office:value="-131" table:formula="=[.J44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65">
            <text:p>-10565</text:p>
          </table:table-cell>
          <table:table-cell office:value-type="string" office:string-value="load_cell_2:">
            <text:p>load_cell_2:</text:p>
          </table:table-cell>
          <table:table-cell office:value-type="float" office:value="-10585">
            <text:p>-10585</text:p>
          </table:table-cell>
          <table:table-cell office:value-type="string" office:string-value="load_cell_3:">
            <text:p>load_cell_3:</text:p>
          </table:table-cell>
          <table:table-cell office:value-type="float" office:value="-10584">
            <text:p>-10584</text:p>
          </table:table-cell>
          <table:table-cell office:value-type="string" office:string-value="load_cell_4:">
            <text:p>load_cell_4:</text:p>
          </table:table-cell>
          <table:table-cell office:value-type="float" office:value="-10585">
            <text:p>-1058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193181818181818" table:formula="=([.H449]+10500)/440">
            <text:p>-0.19318182</text:p>
          </table:table-cell>
          <table:table-cell office:value-type="float" office:value="-131" table:formula="=[.J44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41">
            <text:p>-10541</text:p>
          </table:table-cell>
          <table:table-cell office:value-type="string" office:string-value="load_cell_2:">
            <text:p>load_cell_2:</text:p>
          </table:table-cell>
          <table:table-cell office:value-type="float" office:value="-10542">
            <text:p>-10542</text:p>
          </table:table-cell>
          <table:table-cell office:value-type="string" office:string-value="load_cell_3:">
            <text:p>load_cell_3:</text:p>
          </table:table-cell>
          <table:table-cell office:value-type="float" office:value="-10541">
            <text:p>-10541</text:p>
          </table:table-cell>
          <table:table-cell office:value-type="string" office:string-value="load_cell_4:">
            <text:p>load_cell_4:</text:p>
          </table:table-cell>
          <table:table-cell office:value-type="float" office:value="-10536">
            <text:p>-1053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818181818181818" table:formula="=([.H450]+10500)/440">
            <text:p>-0.08181818</text:p>
          </table:table-cell>
          <table:table-cell office:value-type="float" office:value="-131" table:formula="=[.J45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46">
            <text:p>-10446</text:p>
          </table:table-cell>
          <table:table-cell office:value-type="string" office:string-value="load_cell_2:">
            <text:p>load_cell_2:</text:p>
          </table:table-cell>
          <table:table-cell office:value-type="float" office:value="-10431">
            <text:p>-10431</text:p>
          </table:table-cell>
          <table:table-cell office:value-type="string" office:string-value="load_cell_3:">
            <text:p>load_cell_3:</text:p>
          </table:table-cell>
          <table:table-cell office:value-type="float" office:value="-10447">
            <text:p>-10447</text:p>
          </table:table-cell>
          <table:table-cell office:value-type="string" office:string-value="load_cell_4:">
            <text:p>load_cell_4:</text:p>
          </table:table-cell>
          <table:table-cell office:value-type="float" office:value="-10462">
            <text:p>-1046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0863636363636364" table:formula="=([.H451]+10500)/440">
            <text:p>0.086363636</text:p>
          </table:table-cell>
          <table:table-cell office:value-type="float" office:value="-131" table:formula="=[.J45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57">
            <text:p>-10557</text:p>
          </table:table-cell>
          <table:table-cell office:value-type="string" office:string-value="load_cell_2:">
            <text:p>load_cell_2:</text:p>
          </table:table-cell>
          <table:table-cell office:value-type="float" office:value="-10519">
            <text:p>-10519</text:p>
          </table:table-cell>
          <table:table-cell office:value-type="string" office:string-value="load_cell_3:">
            <text:p>load_cell_3:</text:p>
          </table:table-cell>
          <table:table-cell office:value-type="float" office:value="-10518">
            <text:p>-10518</text:p>
          </table:table-cell>
          <table:table-cell office:value-type="string" office:string-value="load_cell_4:">
            <text:p>load_cell_4:</text:p>
          </table:table-cell>
          <table:table-cell office:value-type="float" office:value="-10519">
            <text:p>-1051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431818181818182" table:formula="=([.H452]+10500)/440">
            <text:p>-0.04318182</text:p>
          </table:table-cell>
          <table:table-cell office:value-type="float" office:value="-131" table:formula="=[.J45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62">
            <text:p>-10462</text:p>
          </table:table-cell>
          <table:table-cell office:value-type="string" office:string-value="load_cell_2:">
            <text:p>load_cell_2:</text:p>
          </table:table-cell>
          <table:table-cell office:value-type="float" office:value="-10463">
            <text:p>-10463</text:p>
          </table:table-cell>
          <table:table-cell office:value-type="string" office:string-value="load_cell_3:">
            <text:p>load_cell_3:</text:p>
          </table:table-cell>
          <table:table-cell office:value-type="float" office:value="-10484">
            <text:p>-10484</text:p>
          </table:table-cell>
          <table:table-cell office:value-type="string" office:string-value="load_cell_4:">
            <text:p>load_cell_4:</text:p>
          </table:table-cell>
          <table:table-cell office:value-type="float" office:value="-10523">
            <text:p>-1052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522727272727273" table:formula="=([.H453]+10500)/440">
            <text:p>-0.05227273</text:p>
          </table:table-cell>
          <table:table-cell office:value-type="float" office:value="-131" table:formula="=[.J45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58">
            <text:p>-10458</text:p>
          </table:table-cell>
          <table:table-cell office:value-type="string" office:string-value="load_cell_2:">
            <text:p>load_cell_2:</text:p>
          </table:table-cell>
          <table:table-cell office:value-type="float" office:value="-10469">
            <text:p>-10469</text:p>
          </table:table-cell>
          <table:table-cell office:value-type="string" office:string-value="load_cell_3:">
            <text:p>load_cell_3:</text:p>
          </table:table-cell>
          <table:table-cell office:value-type="float" office:value="-10452">
            <text:p>-10452</text:p>
          </table:table-cell>
          <table:table-cell office:value-type="string" office:string-value="load_cell_4:">
            <text:p>load_cell_4:</text:p>
          </table:table-cell>
          <table:table-cell office:value-type="float" office:value="-10454">
            <text:p>-1045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104545454545455" table:formula="=([.H454]+10500)/440">
            <text:p>0.104545455</text:p>
          </table:table-cell>
          <table:table-cell office:value-type="float" office:value="-131" table:formula="=[.J45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72">
            <text:p>-10472</text:p>
          </table:table-cell>
          <table:table-cell office:value-type="string" office:string-value="load_cell_2:">
            <text:p>load_cell_2:</text:p>
          </table:table-cell>
          <table:table-cell office:value-type="float" office:value="-10473">
            <text:p>-10473</text:p>
          </table:table-cell>
          <table:table-cell office:value-type="string" office:string-value="load_cell_3:">
            <text:p>load_cell_3:</text:p>
          </table:table-cell>
          <table:table-cell office:value-type="float" office:value="-10472">
            <text:p>-10472</text:p>
          </table:table-cell>
          <table:table-cell office:value-type="string" office:string-value="load_cell_4:">
            <text:p>load_cell_4:</text:p>
          </table:table-cell>
          <table:table-cell office:value-type="float" office:value="-10473">
            <text:p>-1047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0613636363636364" table:formula="=([.H455]+10500)/440">
            <text:p>0.061363636</text:p>
          </table:table-cell>
          <table:table-cell office:value-type="float" office:value="-131" table:formula="=[.J45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00">
            <text:p>-10500</text:p>
          </table:table-cell>
          <table:table-cell office:value-type="string" office:string-value="load_cell_2:">
            <text:p>load_cell_2:</text:p>
          </table:table-cell>
          <table:table-cell office:value-type="float" office:value="-10521">
            <text:p>-10521</text:p>
          </table:table-cell>
          <table:table-cell office:value-type="string" office:string-value="load_cell_3:">
            <text:p>load_cell_3:</text:p>
          </table:table-cell>
          <table:table-cell office:value-type="float" office:value="-10551">
            <text:p>-10551</text:p>
          </table:table-cell>
          <table:table-cell office:value-type="string" office:string-value="load_cell_4:">
            <text:p>load_cell_4:</text:p>
          </table:table-cell>
          <table:table-cell office:value-type="float" office:value="-10541">
            <text:p>-1054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931818181818182" table:formula="=([.H456]+10500)/440">
            <text:p>-0.09318182</text:p>
          </table:table-cell>
          <table:table-cell office:value-type="float" office:value="-131" table:formula="=[.J45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62">
            <text:p>-10462</text:p>
          </table:table-cell>
          <table:table-cell office:value-type="string" office:string-value="load_cell_2:">
            <text:p>load_cell_2:</text:p>
          </table:table-cell>
          <table:table-cell office:value-type="float" office:value="-10461">
            <text:p>-10461</text:p>
          </table:table-cell>
          <table:table-cell office:value-type="string" office:string-value="load_cell_3:">
            <text:p>load_cell_3:</text:p>
          </table:table-cell>
          <table:table-cell office:value-type="float" office:value="-10460">
            <text:p>-10460</text:p>
          </table:table-cell>
          <table:table-cell office:value-type="string" office:string-value="load_cell_4:">
            <text:p>load_cell_4:</text:p>
          </table:table-cell>
          <table:table-cell office:value-type="float" office:value="-10461">
            <text:p>-1046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0886363636363636" table:formula="=([.H457]+10500)/440">
            <text:p>0.088636364</text:p>
          </table:table-cell>
          <table:table-cell office:value-type="float" office:value="-131" table:formula="=[.J45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90">
            <text:p>-10590</text:p>
          </table:table-cell>
          <table:table-cell office:value-type="string" office:string-value="load_cell_2:">
            <text:p>load_cell_2:</text:p>
          </table:table-cell>
          <table:table-cell office:value-type="float" office:value="-10591">
            <text:p>-10591</text:p>
          </table:table-cell>
          <table:table-cell office:value-type="string" office:string-value="load_cell_3:">
            <text:p>load_cell_3:</text:p>
          </table:table-cell>
          <table:table-cell office:value-type="float" office:value="-10590">
            <text:p>-10590</text:p>
          </table:table-cell>
          <table:table-cell office:value-type="string" office:string-value="load_cell_4:">
            <text:p>load_cell_4:</text:p>
          </table:table-cell>
          <table:table-cell office:value-type="float" office:value="-10610">
            <text:p>-1061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25" table:formula="=([.H458]+10500)/440">
            <text:p>-0.25</text:p>
          </table:table-cell>
          <table:table-cell office:value-type="float" office:value="-131" table:formula="=[.J45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052">
            <text:p>-10052</text:p>
          </table:table-cell>
          <table:table-cell office:value-type="string" office:string-value="load_cell_2:">
            <text:p>load_cell_2:</text:p>
          </table:table-cell>
          <table:table-cell office:value-type="float" office:value="-10063">
            <text:p>-10063</text:p>
          </table:table-cell>
          <table:table-cell office:value-type="string" office:string-value="load_cell_3:">
            <text:p>load_cell_3:</text:p>
          </table:table-cell>
          <table:table-cell office:value-type="float" office:value="-10078">
            <text:p>-10078</text:p>
          </table:table-cell>
          <table:table-cell office:value-type="string" office:string-value="load_cell_4:">
            <text:p>load_cell_4:</text:p>
          </table:table-cell>
          <table:table-cell office:value-type="float" office:value="-10106">
            <text:p>-1010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895454545454546" table:formula="=([.H459]+10500)/440">
            <text:p>0.895454545</text:p>
          </table:table-cell>
          <table:table-cell office:value-type="float" office:value="-131" table:formula="=[.J45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889">
            <text:p>-8889</text:p>
          </table:table-cell>
          <table:table-cell office:value-type="string" office:string-value="load_cell_2:">
            <text:p>load_cell_2:</text:p>
          </table:table-cell>
          <table:table-cell office:value-type="float" office:value="-8890">
            <text:p>-8890</text:p>
          </table:table-cell>
          <table:table-cell office:value-type="string" office:string-value="load_cell_3:">
            <text:p>load_cell_3:</text:p>
          </table:table-cell>
          <table:table-cell office:value-type="float" office:value="-8889">
            <text:p>-8889</text:p>
          </table:table-cell>
          <table:table-cell office:value-type="string" office:string-value="load_cell_4:">
            <text:p>load_cell_4:</text:p>
          </table:table-cell>
          <table:table-cell office:value-type="float" office:value="-8890">
            <text:p>-889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3.65909090909091" table:formula="=([.H460]+10500)/440">
            <text:p>3.659090909</text:p>
          </table:table-cell>
          <table:table-cell office:value-type="float" office:value="-131" table:formula="=[.J46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530">
            <text:p>-8530</text:p>
          </table:table-cell>
          <table:table-cell office:value-type="string" office:string-value="load_cell_2:">
            <text:p>load_cell_2:</text:p>
          </table:table-cell>
          <table:table-cell office:value-type="float" office:value="-8531">
            <text:p>-8531</text:p>
          </table:table-cell>
          <table:table-cell office:value-type="string" office:string-value="load_cell_3:">
            <text:p>load_cell_3:</text:p>
          </table:table-cell>
          <table:table-cell office:value-type="float" office:value="-8535">
            <text:p>-8535</text:p>
          </table:table-cell>
          <table:table-cell office:value-type="string" office:string-value="load_cell_4:">
            <text:p>load_cell_4:</text:p>
          </table:table-cell>
          <table:table-cell office:value-type="float" office:value="-8547">
            <text:p>-854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4.43863636363636" table:formula="=([.H461]+10500)/440">
            <text:p>4.438636364</text:p>
          </table:table-cell>
          <table:table-cell office:value-type="float" office:value="-131" table:formula="=[.J46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11">
            <text:p>-9911</text:p>
          </table:table-cell>
          <table:table-cell office:value-type="string" office:string-value="load_cell_2:">
            <text:p>load_cell_2:</text:p>
          </table:table-cell>
          <table:table-cell office:value-type="float" office:value="-9937">
            <text:p>-9937</text:p>
          </table:table-cell>
          <table:table-cell office:value-type="string" office:string-value="load_cell_3:">
            <text:p>load_cell_3:</text:p>
          </table:table-cell>
          <table:table-cell office:value-type="float" office:value="-9936">
            <text:p>-9936</text:p>
          </table:table-cell>
          <table:table-cell office:value-type="string" office:string-value="load_cell_4:">
            <text:p>load_cell_4:</text:p>
          </table:table-cell>
          <table:table-cell office:value-type="float" office:value="-9937">
            <text:p>-993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27954545454545" table:formula="=([.H462]+10500)/440">
            <text:p>1.279545455</text:p>
          </table:table-cell>
          <table:table-cell office:value-type="float" office:value="-131" table:formula="=[.J46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391">
            <text:p>-10391</text:p>
          </table:table-cell>
          <table:table-cell office:value-type="string" office:string-value="load_cell_2:">
            <text:p>load_cell_2:</text:p>
          </table:table-cell>
          <table:table-cell office:value-type="float" office:value="-10392">
            <text:p>-10392</text:p>
          </table:table-cell>
          <table:table-cell office:value-type="string" office:string-value="load_cell_3:">
            <text:p>load_cell_3:</text:p>
          </table:table-cell>
          <table:table-cell office:value-type="float" office:value="-10391">
            <text:p>-10391</text:p>
          </table:table-cell>
          <table:table-cell office:value-type="string" office:string-value="load_cell_4:">
            <text:p>load_cell_4:</text:p>
          </table:table-cell>
          <table:table-cell office:value-type="float" office:value="-10404">
            <text:p>-1040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218181818181818" table:formula="=([.H463]+10500)/440">
            <text:p>0.218181818</text:p>
          </table:table-cell>
          <table:table-cell office:value-type="float" office:value="-131" table:formula="=[.J46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57">
            <text:p>-10457</text:p>
          </table:table-cell>
          <table:table-cell office:value-type="string" office:string-value="load_cell_2:">
            <text:p>load_cell_2:</text:p>
          </table:table-cell>
          <table:table-cell office:value-type="float" office:value="-10447">
            <text:p>-10447</text:p>
          </table:table-cell>
          <table:table-cell office:value-type="string" office:string-value="load_cell_3:">
            <text:p>load_cell_3:</text:p>
          </table:table-cell>
          <table:table-cell office:value-type="float" office:value="-10414">
            <text:p>-10414</text:p>
          </table:table-cell>
          <table:table-cell office:value-type="string" office:string-value="load_cell_4:">
            <text:p>load_cell_4:</text:p>
          </table:table-cell>
          <table:table-cell office:value-type="float" office:value="-10443">
            <text:p>-1044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129545454545455" table:formula="=([.H464]+10500)/440">
            <text:p>0.129545455</text:p>
          </table:table-cell>
          <table:table-cell office:value-type="float" office:value="-131" table:formula="=[.J46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342">
            <text:p>-10342</text:p>
          </table:table-cell>
          <table:table-cell office:value-type="string" office:string-value="load_cell_2:">
            <text:p>load_cell_2:</text:p>
          </table:table-cell>
          <table:table-cell office:value-type="float" office:value="-10343">
            <text:p>-10343</text:p>
          </table:table-cell>
          <table:table-cell office:value-type="string" office:string-value="load_cell_3:">
            <text:p>load_cell_3:</text:p>
          </table:table-cell>
          <table:table-cell office:value-type="float" office:value="-10342">
            <text:p>-10342</text:p>
          </table:table-cell>
          <table:table-cell office:value-type="string" office:string-value="load_cell_4:">
            <text:p>load_cell_4:</text:p>
          </table:table-cell>
          <table:table-cell office:value-type="float" office:value="-10343">
            <text:p>-1034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356818181818182" table:formula="=([.H465]+10500)/440">
            <text:p>0.356818182</text:p>
          </table:table-cell>
          <table:table-cell office:value-type="float" office:value="-131" table:formula="=[.J46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21">
            <text:p>-9821</text:p>
          </table:table-cell>
          <table:table-cell office:value-type="string" office:string-value="load_cell_2:">
            <text:p>load_cell_2:</text:p>
          </table:table-cell>
          <table:table-cell office:value-type="float" office:value="-9822">
            <text:p>-9822</text:p>
          </table:table-cell>
          <table:table-cell office:value-type="string" office:string-value="load_cell_3:">
            <text:p>load_cell_3:</text:p>
          </table:table-cell>
          <table:table-cell office:value-type="float" office:value="-9822">
            <text:p>-9822</text:p>
          </table:table-cell>
          <table:table-cell office:value-type="string" office:string-value="load_cell_4:">
            <text:p>load_cell_4:</text:p>
          </table:table-cell>
          <table:table-cell office:value-type="float" office:value="-9866">
            <text:p>-986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44090909090909" table:formula="=([.H466]+10500)/440">
            <text:p>1.440909091</text:p>
          </table:table-cell>
          <table:table-cell office:value-type="float" office:value="-131" table:formula="=[.J46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112">
            <text:p>-10112</text:p>
          </table:table-cell>
          <table:table-cell office:value-type="string" office:string-value="load_cell_2:">
            <text:p>load_cell_2:</text:p>
          </table:table-cell>
          <table:table-cell office:value-type="float" office:value="-10080">
            <text:p>-10080</text:p>
          </table:table-cell>
          <table:table-cell office:value-type="string" office:string-value="load_cell_3:">
            <text:p>load_cell_3:</text:p>
          </table:table-cell>
          <table:table-cell office:value-type="float" office:value="-10062">
            <text:p>-10062</text:p>
          </table:table-cell>
          <table:table-cell office:value-type="string" office:string-value="load_cell_4:">
            <text:p>load_cell_4:</text:p>
          </table:table-cell>
          <table:table-cell office:value-type="float" office:value="-10063">
            <text:p>-1006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993181818181818" table:formula="=([.H467]+10500)/440">
            <text:p>0.993181818</text:p>
          </table:table-cell>
          <table:table-cell office:value-type="float" office:value="-131" table:formula="=[.J46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108">
            <text:p>-9108</text:p>
          </table:table-cell>
          <table:table-cell office:value-type="string" office:string-value="load_cell_2:">
            <text:p>load_cell_2:</text:p>
          </table:table-cell>
          <table:table-cell office:value-type="float" office:value="-9109">
            <text:p>-9109</text:p>
          </table:table-cell>
          <table:table-cell office:value-type="string" office:string-value="load_cell_3:">
            <text:p>load_cell_3:</text:p>
          </table:table-cell>
          <table:table-cell office:value-type="float" office:value="-9108">
            <text:p>-9108</text:p>
          </table:table-cell>
          <table:table-cell office:value-type="string" office:string-value="load_cell_4:">
            <text:p>load_cell_4:</text:p>
          </table:table-cell>
          <table:table-cell office:value-type="float" office:value="-9109">
            <text:p>-910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3.16136363636364" table:formula="=([.H468]+10500)/440">
            <text:p>3.161363636</text:p>
          </table:table-cell>
          <table:table-cell office:value-type="float" office:value="-131" table:formula="=[.J46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736">
            <text:p>-8736</text:p>
          </table:table-cell>
          <table:table-cell office:value-type="string" office:string-value="load_cell_2:">
            <text:p>load_cell_2:</text:p>
          </table:table-cell>
          <table:table-cell office:value-type="float" office:value="-8730">
            <text:p>-8730</text:p>
          </table:table-cell>
          <table:table-cell office:value-type="string" office:string-value="load_cell_3:">
            <text:p>load_cell_3:</text:p>
          </table:table-cell>
          <table:table-cell office:value-type="float" office:value="-8795">
            <text:p>-8795</text:p>
          </table:table-cell>
          <table:table-cell office:value-type="string" office:string-value="load_cell_4:">
            <text:p>load_cell_4:</text:p>
          </table:table-cell>
          <table:table-cell office:value-type="float" office:value="-8845">
            <text:p>-884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3.76136363636364" table:formula="=([.H469]+10500)/440">
            <text:p>3.761363636</text:p>
          </table:table-cell>
          <table:table-cell office:value-type="float" office:value="-131" table:formula="=[.J46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310">
            <text:p>-10310</text:p>
          </table:table-cell>
          <table:table-cell office:value-type="string" office:string-value="load_cell_2:">
            <text:p>load_cell_2:</text:p>
          </table:table-cell>
          <table:table-cell office:value-type="float" office:value="-10315">
            <text:p>-10315</text:p>
          </table:table-cell>
          <table:table-cell office:value-type="string" office:string-value="load_cell_3:">
            <text:p>load_cell_3:</text:p>
          </table:table-cell>
          <table:table-cell office:value-type="float" office:value="-10314">
            <text:p>-10314</text:p>
          </table:table-cell>
          <table:table-cell office:value-type="string" office:string-value="load_cell_4:">
            <text:p>load_cell_4:</text:p>
          </table:table-cell>
          <table:table-cell office:value-type="float" office:value="-10315">
            <text:p>-1031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420454545454545" table:formula="=([.H470]+10500)/440">
            <text:p>0.420454545</text:p>
          </table:table-cell>
          <table:table-cell office:value-type="float" office:value="-131" table:formula="=[.J47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298">
            <text:p>-10298</text:p>
          </table:table-cell>
          <table:table-cell office:value-type="string" office:string-value="load_cell_2:">
            <text:p>load_cell_2:</text:p>
          </table:table-cell>
          <table:table-cell office:value-type="float" office:value="-10299">
            <text:p>-10299</text:p>
          </table:table-cell>
          <table:table-cell office:value-type="string" office:string-value="load_cell_3:">
            <text:p>load_cell_3:</text:p>
          </table:table-cell>
          <table:table-cell office:value-type="float" office:value="-10298">
            <text:p>-10298</text:p>
          </table:table-cell>
          <table:table-cell office:value-type="string" office:string-value="load_cell_4:">
            <text:p>load_cell_4:</text:p>
          </table:table-cell>
          <table:table-cell office:value-type="float" office:value="-10363">
            <text:p>-1036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311363636363636" table:formula="=([.H471]+10500)/440">
            <text:p>0.311363636</text:p>
          </table:table-cell>
          <table:table-cell office:value-type="float" office:value="-131" table:formula="=[.J47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261">
            <text:p>-10261</text:p>
          </table:table-cell>
          <table:table-cell office:value-type="string" office:string-value="load_cell_2:">
            <text:p>load_cell_2:</text:p>
          </table:table-cell>
          <table:table-cell office:value-type="float" office:value="-10302">
            <text:p>-10302</text:p>
          </table:table-cell>
          <table:table-cell office:value-type="string" office:string-value="load_cell_3:">
            <text:p>load_cell_3:</text:p>
          </table:table-cell>
          <table:table-cell office:value-type="float" office:value="-10371">
            <text:p>-10371</text:p>
          </table:table-cell>
          <table:table-cell office:value-type="string" office:string-value="load_cell_4:">
            <text:p>load_cell_4:</text:p>
          </table:table-cell>
          <table:table-cell office:value-type="float" office:value="-10372">
            <text:p>-1037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290909090909091" table:formula="=([.H472]+10500)/440">
            <text:p>0.290909091</text:p>
          </table:table-cell>
          <table:table-cell office:value-type="float" office:value="-131" table:formula="=[.J47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220">
            <text:p>-10220</text:p>
          </table:table-cell>
          <table:table-cell office:value-type="string" office:string-value="load_cell_2:">
            <text:p>load_cell_2:</text:p>
          </table:table-cell>
          <table:table-cell office:value-type="float" office:value="-10221">
            <text:p>-10221</text:p>
          </table:table-cell>
          <table:table-cell office:value-type="string" office:string-value="load_cell_3:">
            <text:p>load_cell_3:</text:p>
          </table:table-cell>
          <table:table-cell office:value-type="float" office:value="-10220">
            <text:p>-10220</text:p>
          </table:table-cell>
          <table:table-cell office:value-type="string" office:string-value="load_cell_4:">
            <text:p>load_cell_4:</text:p>
          </table:table-cell>
          <table:table-cell office:value-type="float" office:value="-10221">
            <text:p>-1022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634090909090909" table:formula="=([.H473]+10500)/440">
            <text:p>0.634090909</text:p>
          </table:table-cell>
          <table:table-cell office:value-type="float" office:value="-131" table:formula="=[.J47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285">
            <text:p>-10285</text:p>
          </table:table-cell>
          <table:table-cell office:value-type="string" office:string-value="load_cell_2:">
            <text:p>load_cell_2:</text:p>
          </table:table-cell>
          <table:table-cell office:value-type="float" office:value="-10302">
            <text:p>-10302</text:p>
          </table:table-cell>
          <table:table-cell office:value-type="string" office:string-value="load_cell_3:">
            <text:p>load_cell_3:</text:p>
          </table:table-cell>
          <table:table-cell office:value-type="float" office:value="-10189">
            <text:p>-10189</text:p>
          </table:table-cell>
          <table:table-cell office:value-type="string" office:string-value="load_cell_4:">
            <text:p>load_cell_4:</text:p>
          </table:table-cell>
          <table:table-cell office:value-type="float" office:value="-10161">
            <text:p>-1016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770454545454546" table:formula="=([.H474]+10500)/440">
            <text:p>0.770454545</text:p>
          </table:table-cell>
          <table:table-cell office:value-type="float" office:value="-131" table:formula="=[.J47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987">
            <text:p>-9987</text:p>
          </table:table-cell>
          <table:table-cell office:value-type="string" office:string-value="load_cell_2:">
            <text:p>load_cell_2:</text:p>
          </table:table-cell>
          <table:table-cell office:value-type="float" office:value="-10000">
            <text:p>-10000</text:p>
          </table:table-cell>
          <table:table-cell office:value-type="string" office:string-value="load_cell_3:">
            <text:p>load_cell_3:</text:p>
          </table:table-cell>
          <table:table-cell office:value-type="float" office:value="-9999">
            <text:p>-9999</text:p>
          </table:table-cell>
          <table:table-cell office:value-type="string" office:string-value="load_cell_4:">
            <text:p>load_cell_4:</text:p>
          </table:table-cell>
          <table:table-cell office:value-type="float" office:value="-10000">
            <text:p>-1000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13636363636364" table:formula="=([.H475]+10500)/440">
            <text:p>1.136363636</text:p>
          </table:table-cell>
          <table:table-cell office:value-type="float" office:value="-131" table:formula="=[.J47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00">
            <text:p>-10400</text:p>
          </table:table-cell>
          <table:table-cell office:value-type="string" office:string-value="load_cell_2:">
            <text:p>load_cell_2:</text:p>
          </table:table-cell>
          <table:table-cell office:value-type="float" office:value="-10401">
            <text:p>-10401</text:p>
          </table:table-cell>
          <table:table-cell office:value-type="string" office:string-value="load_cell_3:">
            <text:p>load_cell_3:</text:p>
          </table:table-cell>
          <table:table-cell office:value-type="float" office:value="-10400">
            <text:p>-10400</text:p>
          </table:table-cell>
          <table:table-cell office:value-type="string" office:string-value="load_cell_4:">
            <text:p>load_cell_4:</text:p>
          </table:table-cell>
          <table:table-cell office:value-type="float" office:value="-10368">
            <text:p>-1036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3" table:formula="=([.H476]+10500)/440">
            <text:p>0.3</text:p>
          </table:table-cell>
          <table:table-cell office:value-type="float" office:value="-131" table:formula="=[.J47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191">
            <text:p>-11191</text:p>
          </table:table-cell>
          <table:table-cell office:value-type="string" office:string-value="load_cell_2:">
            <text:p>load_cell_2:</text:p>
          </table:table-cell>
          <table:table-cell office:value-type="float" office:value="-11164">
            <text:p>-11164</text:p>
          </table:table-cell>
          <table:table-cell office:value-type="string" office:string-value="load_cell_3:">
            <text:p>load_cell_3:</text:p>
          </table:table-cell>
          <table:table-cell office:value-type="float" office:value="-11155">
            <text:p>-11155</text:p>
          </table:table-cell>
          <table:table-cell office:value-type="string" office:string-value="load_cell_4:">
            <text:p>load_cell_4:</text:p>
          </table:table-cell>
          <table:table-cell office:value-type="float" office:value="-11156">
            <text:p>-1115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.49090909090909" table:formula="=([.H477]+10500)/440">
            <text:p>-1.49090909</text:p>
          </table:table-cell>
          <table:table-cell office:value-type="float" office:value="-131" table:formula="=[.J47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063">
            <text:p>-11063</text:p>
          </table:table-cell>
          <table:table-cell office:value-type="string" office:string-value="load_cell_2:">
            <text:p>load_cell_2:</text:p>
          </table:table-cell>
          <table:table-cell office:value-type="float" office:value="-11064">
            <text:p>-11064</text:p>
          </table:table-cell>
          <table:table-cell office:value-type="string" office:string-value="load_cell_3:">
            <text:p>load_cell_3:</text:p>
          </table:table-cell>
          <table:table-cell office:value-type="float" office:value="-11063">
            <text:p>-11063</text:p>
          </table:table-cell>
          <table:table-cell office:value-type="string" office:string-value="load_cell_4:">
            <text:p>load_cell_4:</text:p>
          </table:table-cell>
          <table:table-cell office:value-type="float" office:value="-11064">
            <text:p>-1106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.28181818181818" table:formula="=([.H478]+10500)/440">
            <text:p>-1.28181818</text:p>
          </table:table-cell>
          <table:table-cell office:value-type="float" office:value="-131" table:formula="=[.J47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401">
            <text:p>-11401</text:p>
          </table:table-cell>
          <table:table-cell office:value-type="string" office:string-value="load_cell_2:">
            <text:p>load_cell_2:</text:p>
          </table:table-cell>
          <table:table-cell office:value-type="float" office:value="-11371">
            <text:p>-11371</text:p>
          </table:table-cell>
          <table:table-cell office:value-type="string" office:string-value="load_cell_3:">
            <text:p>load_cell_3:</text:p>
          </table:table-cell>
          <table:table-cell office:value-type="float" office:value="-11399">
            <text:p>-11399</text:p>
          </table:table-cell>
          <table:table-cell office:value-type="string" office:string-value="load_cell_4:">
            <text:p>load_cell_4:</text:p>
          </table:table-cell>
          <table:table-cell office:value-type="float" office:value="-11397">
            <text:p>-1139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.03863636363636" table:formula="=([.H479]+10500)/440">
            <text:p>-2.03863636</text:p>
          </table:table-cell>
          <table:table-cell office:value-type="float" office:value="-131" table:formula="=[.J47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281">
            <text:p>-11281</text:p>
          </table:table-cell>
          <table:table-cell office:value-type="string" office:string-value="load_cell_2:">
            <text:p>load_cell_2:</text:p>
          </table:table-cell>
          <table:table-cell office:value-type="float" office:value="-11272">
            <text:p>-11272</text:p>
          </table:table-cell>
          <table:table-cell office:value-type="string" office:string-value="load_cell_3:">
            <text:p>load_cell_3:</text:p>
          </table:table-cell>
          <table:table-cell office:value-type="float" office:value="-11271">
            <text:p>-11271</text:p>
          </table:table-cell>
          <table:table-cell office:value-type="string" office:string-value="load_cell_4:">
            <text:p>load_cell_4:</text:p>
          </table:table-cell>
          <table:table-cell office:value-type="float" office:value="-11272">
            <text:p>-1127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.75454545454545" table:formula="=([.H480]+10500)/440">
            <text:p>-1.75454545</text:p>
          </table:table-cell>
          <table:table-cell office:value-type="float" office:value="-131" table:formula="=[.J48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650">
            <text:p>-10650</text:p>
          </table:table-cell>
          <table:table-cell office:value-type="string" office:string-value="load_cell_2:">
            <text:p>load_cell_2:</text:p>
          </table:table-cell>
          <table:table-cell office:value-type="float" office:value="-10651">
            <text:p>-10651</text:p>
          </table:table-cell>
          <table:table-cell office:value-type="string" office:string-value="load_cell_3:">
            <text:p>load_cell_3:</text:p>
          </table:table-cell>
          <table:table-cell office:value-type="float" office:value="-10630">
            <text:p>-10630</text:p>
          </table:table-cell>
          <table:table-cell office:value-type="string" office:string-value="load_cell_4:">
            <text:p>load_cell_4:</text:p>
          </table:table-cell>
          <table:table-cell office:value-type="float" office:value="-10640">
            <text:p>-1064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318181818181818" table:formula="=([.H481]+10500)/440">
            <text:p>-0.31818182</text:p>
          </table:table-cell>
          <table:table-cell office:value-type="float" office:value="-131" table:formula="=[.J48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40">
            <text:p>-10440</text:p>
          </table:table-cell>
          <table:table-cell office:value-type="string" office:string-value="load_cell_2:">
            <text:p>load_cell_2:</text:p>
          </table:table-cell>
          <table:table-cell office:value-type="float" office:value="-10459">
            <text:p>-10459</text:p>
          </table:table-cell>
          <table:table-cell office:value-type="string" office:string-value="load_cell_3:">
            <text:p>load_cell_3:</text:p>
          </table:table-cell>
          <table:table-cell office:value-type="float" office:value="-10448">
            <text:p>-10448</text:p>
          </table:table-cell>
          <table:table-cell office:value-type="string" office:string-value="load_cell_4:">
            <text:p>load_cell_4:</text:p>
          </table:table-cell>
          <table:table-cell office:value-type="float" office:value="-10449">
            <text:p>-1044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115909090909091" table:formula="=([.H482]+10500)/440">
            <text:p>0.115909091</text:p>
          </table:table-cell>
          <table:table-cell office:value-type="float" office:value="-131" table:formula="=[.J48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709">
            <text:p>-10709</text:p>
          </table:table-cell>
          <table:table-cell office:value-type="string" office:string-value="load_cell_2:">
            <text:p>load_cell_2:</text:p>
          </table:table-cell>
          <table:table-cell office:value-type="float" office:value="-10710">
            <text:p>-10710</text:p>
          </table:table-cell>
          <table:table-cell office:value-type="string" office:string-value="load_cell_3:">
            <text:p>load_cell_3:</text:p>
          </table:table-cell>
          <table:table-cell office:value-type="float" office:value="-10709">
            <text:p>-10709</text:p>
          </table:table-cell>
          <table:table-cell office:value-type="string" office:string-value="load_cell_4:">
            <text:p>load_cell_4:</text:p>
          </table:table-cell>
          <table:table-cell office:value-type="float" office:value="-10699">
            <text:p>-1069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452272727272727" table:formula="=([.H483]+10500)/440">
            <text:p>-0.45227273</text:p>
          </table:table-cell>
          <table:table-cell office:value-type="float" office:value="-131" table:formula="=[.J48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13">
            <text:p>-10413</text:p>
          </table:table-cell>
          <table:table-cell office:value-type="string" office:string-value="load_cell_2:">
            <text:p>load_cell_2:</text:p>
          </table:table-cell>
          <table:table-cell office:value-type="float" office:value="-10467">
            <text:p>-10467</text:p>
          </table:table-cell>
          <table:table-cell office:value-type="string" office:string-value="load_cell_3:">
            <text:p>load_cell_3:</text:p>
          </table:table-cell>
          <table:table-cell office:value-type="float" office:value="-10415">
            <text:p>-10415</text:p>
          </table:table-cell>
          <table:table-cell office:value-type="string" office:string-value="load_cell_4:">
            <text:p>load_cell_4:</text:p>
          </table:table-cell>
          <table:table-cell office:value-type="float" office:value="-10433">
            <text:p>-1043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152272727272727" table:formula="=([.H484]+10500)/440">
            <text:p>0.152272727</text:p>
          </table:table-cell>
          <table:table-cell office:value-type="float" office:value="-131" table:formula="=[.J48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94">
            <text:p>-9894</text:p>
          </table:table-cell>
          <table:table-cell office:value-type="string" office:string-value="load_cell_2:">
            <text:p>load_cell_2:</text:p>
          </table:table-cell>
          <table:table-cell office:value-type="float" office:value="-9895">
            <text:p>-9895</text:p>
          </table:table-cell>
          <table:table-cell office:value-type="string" office:string-value="load_cell_3:">
            <text:p>load_cell_3:</text:p>
          </table:table-cell>
          <table:table-cell office:value-type="float" office:value="-9894">
            <text:p>-9894</text:p>
          </table:table-cell>
          <table:table-cell office:value-type="string" office:string-value="load_cell_4:">
            <text:p>load_cell_4:</text:p>
          </table:table-cell>
          <table:table-cell office:value-type="float" office:value="-9895">
            <text:p>-989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375" table:formula="=([.H485]+10500)/440">
            <text:p>1.375</text:p>
          </table:table-cell>
          <table:table-cell office:value-type="float" office:value="-131" table:formula="=[.J48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850">
            <text:p>-9850</text:p>
          </table:table-cell>
          <table:table-cell office:value-type="string" office:string-value="load_cell_2:">
            <text:p>load_cell_2:</text:p>
          </table:table-cell>
          <table:table-cell office:value-type="float" office:value="-9851">
            <text:p>-9851</text:p>
          </table:table-cell>
          <table:table-cell office:value-type="string" office:string-value="load_cell_3:">
            <text:p>load_cell_3:</text:p>
          </table:table-cell>
          <table:table-cell office:value-type="float" office:value="-9866">
            <text:p>-9866</text:p>
          </table:table-cell>
          <table:table-cell office:value-type="string" office:string-value="load_cell_4:">
            <text:p>load_cell_4:</text:p>
          </table:table-cell>
          <table:table-cell office:value-type="float" office:value="-9881">
            <text:p>-988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1.40681818181818" table:formula="=([.H486]+10500)/440">
            <text:p>1.406818182</text:p>
          </table:table-cell>
          <table:table-cell office:value-type="float" office:value="-131" table:formula="=[.J48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746">
            <text:p>-11746</text:p>
          </table:table-cell>
          <table:table-cell office:value-type="string" office:string-value="load_cell_2:">
            <text:p>load_cell_2:</text:p>
          </table:table-cell>
          <table:table-cell office:value-type="float" office:value="-11756">
            <text:p>-11756</text:p>
          </table:table-cell>
          <table:table-cell office:value-type="string" office:string-value="load_cell_3:">
            <text:p>load_cell_3:</text:p>
          </table:table-cell>
          <table:table-cell office:value-type="float" office:value="-11755">
            <text:p>-11755</text:p>
          </table:table-cell>
          <table:table-cell office:value-type="string" office:string-value="load_cell_4:">
            <text:p>load_cell_4:</text:p>
          </table:table-cell>
          <table:table-cell office:value-type="float" office:value="-11756">
            <text:p>-1175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.85454545454545" table:formula="=([.H487]+10500)/440">
            <text:p>-2.85454545</text:p>
          </table:table-cell>
          <table:table-cell office:value-type="float" office:value="-131" table:formula="=[.J48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4138">
            <text:p>-14138</text:p>
          </table:table-cell>
          <table:table-cell office:value-type="string" office:string-value="load_cell_2:">
            <text:p>load_cell_2:</text:p>
          </table:table-cell>
          <table:table-cell office:value-type="float" office:value="-14139">
            <text:p>-14139</text:p>
          </table:table-cell>
          <table:table-cell office:value-type="string" office:string-value="load_cell_3:">
            <text:p>load_cell_3:</text:p>
          </table:table-cell>
          <table:table-cell office:value-type="float" office:value="-14142">
            <text:p>-14142</text:p>
          </table:table-cell>
          <table:table-cell office:value-type="string" office:string-value="load_cell_4:">
            <text:p>load_cell_4:</text:p>
          </table:table-cell>
          <table:table-cell office:value-type="float" office:value="-14133">
            <text:p>-1413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8.25681818181818" table:formula="=([.H488]+10500)/440">
            <text:p>-8.25681818</text:p>
          </table:table-cell>
          <table:table-cell office:value-type="float" office:value="-131" table:formula="=[.J48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617">
            <text:p>-29617</text:p>
          </table:table-cell>
          <table:table-cell office:value-type="string" office:string-value="load_cell_2:">
            <text:p>load_cell_2:</text:p>
          </table:table-cell>
          <table:table-cell office:value-type="float" office:value="-29901">
            <text:p>-29901</text:p>
          </table:table-cell>
          <table:table-cell office:value-type="string" office:string-value="load_cell_3:">
            <text:p>load_cell_3:</text:p>
          </table:table-cell>
          <table:table-cell office:value-type="float" office:value="-30190">
            <text:p>-30190</text:p>
          </table:table-cell>
          <table:table-cell office:value-type="string" office:string-value="load_cell_4:">
            <text:p>load_cell_4:</text:p>
          </table:table-cell>
          <table:table-cell office:value-type="float" office:value="-30227">
            <text:p>-3022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44.8340909090909" table:formula="=([.H489]+10500)/440">
            <text:p>-44.8340909</text:p>
          </table:table-cell>
          <table:table-cell office:value-type="float" office:value="-131" table:formula="=[.J48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1575">
            <text:p>-71575</text:p>
          </table:table-cell>
          <table:table-cell office:value-type="string" office:string-value="load_cell_2:">
            <text:p>load_cell_2:</text:p>
          </table:table-cell>
          <table:table-cell office:value-type="float" office:value="-71576">
            <text:p>-71576</text:p>
          </table:table-cell>
          <table:table-cell office:value-type="string" office:string-value="load_cell_3:">
            <text:p>load_cell_3:</text:p>
          </table:table-cell>
          <table:table-cell office:value-type="float" office:value="-71575">
            <text:p>-71575</text:p>
          </table:table-cell>
          <table:table-cell office:value-type="string" office:string-value="load_cell_4:">
            <text:p>load_cell_4:</text:p>
          </table:table-cell>
          <table:table-cell office:value-type="float" office:value="-71576">
            <text:p>-7157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38.809090909091" table:formula="=([.H490]+10500)/440">
            <text:p>-138.809091</text:p>
          </table:table-cell>
          <table:table-cell office:value-type="float" office:value="-131" table:formula="=[.J49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3066">
            <text:p>-103066</text:p>
          </table:table-cell>
          <table:table-cell office:value-type="string" office:string-value="load_cell_2:">
            <text:p>load_cell_2:</text:p>
          </table:table-cell>
          <table:table-cell office:value-type="float" office:value="-103033">
            <text:p>-103033</text:p>
          </table:table-cell>
          <table:table-cell office:value-type="string" office:string-value="load_cell_3:">
            <text:p>load_cell_3:</text:p>
          </table:table-cell>
          <table:table-cell office:value-type="float" office:value="-103237">
            <text:p>-103237</text:p>
          </table:table-cell>
          <table:table-cell office:value-type="string" office:string-value="load_cell_4:">
            <text:p>load_cell_4:</text:p>
          </table:table-cell>
          <table:table-cell office:value-type="float" office:value="-103419">
            <text:p>-10341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11.179545454545" table:formula="=([.H491]+10500)/440">
            <text:p>-211.179545</text:p>
          </table:table-cell>
          <table:table-cell office:value-type="float" office:value="-131" table:formula="=[.J49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9032">
            <text:p>-119032</text:p>
          </table:table-cell>
          <table:table-cell office:value-type="string" office:string-value="load_cell_2:">
            <text:p>load_cell_2:</text:p>
          </table:table-cell>
          <table:table-cell office:value-type="float" office:value="-119095">
            <text:p>-119095</text:p>
          </table:table-cell>
          <table:table-cell office:value-type="string" office:string-value="load_cell_3:">
            <text:p>load_cell_3:</text:p>
          </table:table-cell>
          <table:table-cell office:value-type="float" office:value="-119094">
            <text:p>-119094</text:p>
          </table:table-cell>
          <table:table-cell office:value-type="string" office:string-value="load_cell_4:">
            <text:p>load_cell_4:</text:p>
          </table:table-cell>
          <table:table-cell office:value-type="float" office:value="-119095">
            <text:p>-119095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46.806818181818" table:formula="=([.H492]+10500)/440">
            <text:p>-246.806818</text:p>
          </table:table-cell>
          <table:table-cell office:value-type="float" office:value="-131" table:formula="=[.J49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20066">
            <text:p>-120066</text:p>
          </table:table-cell>
          <table:table-cell office:value-type="string" office:string-value="load_cell_2:">
            <text:p>load_cell_2:</text:p>
          </table:table-cell>
          <table:table-cell office:value-type="float" office:value="-120067">
            <text:p>-120067</text:p>
          </table:table-cell>
          <table:table-cell office:value-type="string" office:string-value="load_cell_3:">
            <text:p>load_cell_3:</text:p>
          </table:table-cell>
          <table:table-cell office:value-type="float" office:value="-120066">
            <text:p>-120066</text:p>
          </table:table-cell>
          <table:table-cell office:value-type="string" office:string-value="load_cell_4:">
            <text:p>load_cell_4:</text:p>
          </table:table-cell>
          <table:table-cell office:value-type="float" office:value="-120099">
            <text:p>-120099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49.088636363636" table:formula="=([.H493]+10500)/440">
            <text:p>-249.088636</text:p>
          </table:table-cell>
          <table:table-cell office:value-type="float" office:value="-131" table:formula="=[.J49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20006">
            <text:p>-120006</text:p>
          </table:table-cell>
          <table:table-cell office:value-type="string" office:string-value="load_cell_2:">
            <text:p>load_cell_2:</text:p>
          </table:table-cell>
          <table:table-cell office:value-type="float" office:value="-119999">
            <text:p>-119999</text:p>
          </table:table-cell>
          <table:table-cell office:value-type="string" office:string-value="load_cell_3:">
            <text:p>load_cell_3:</text:p>
          </table:table-cell>
          <table:table-cell office:value-type="float" office:value="-120021">
            <text:p>-120021</text:p>
          </table:table-cell>
          <table:table-cell office:value-type="string" office:string-value="load_cell_4:">
            <text:p>load_cell_4:</text:p>
          </table:table-cell>
          <table:table-cell office:value-type="float" office:value="-120022">
            <text:p>-12002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48.913636363636" table:formula="=([.H494]+10500)/440">
            <text:p>-248.913636</text:p>
          </table:table-cell>
          <table:table-cell office:value-type="float" office:value="-131" table:formula="=[.J49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20029">
            <text:p>-120029</text:p>
          </table:table-cell>
          <table:table-cell office:value-type="string" office:string-value="load_cell_2:">
            <text:p>load_cell_2:</text:p>
          </table:table-cell>
          <table:table-cell office:value-type="float" office:value="-120030">
            <text:p>-120030</text:p>
          </table:table-cell>
          <table:table-cell office:value-type="string" office:string-value="load_cell_3:">
            <text:p>load_cell_3:</text:p>
          </table:table-cell>
          <table:table-cell office:value-type="float" office:value="-120029">
            <text:p>-120029</text:p>
          </table:table-cell>
          <table:table-cell office:value-type="string" office:string-value="load_cell_4:">
            <text:p>load_cell_4:</text:p>
          </table:table-cell>
          <table:table-cell office:value-type="float" office:value="-120030">
            <text:p>-120030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48.931818181818" table:formula="=([.H495]+10500)/440">
            <text:p>-248.931818</text:p>
          </table:table-cell>
          <table:table-cell office:value-type="float" office:value="-131" table:formula="=[.J49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20119">
            <text:p>-120119</text:p>
          </table:table-cell>
          <table:table-cell office:value-type="string" office:string-value="load_cell_2:">
            <text:p>load_cell_2:</text:p>
          </table:table-cell>
          <table:table-cell office:value-type="float" office:value="-120099">
            <text:p>-120099</text:p>
          </table:table-cell>
          <table:table-cell office:value-type="string" office:string-value="load_cell_3:">
            <text:p>load_cell_3:</text:p>
          </table:table-cell>
          <table:table-cell office:value-type="float" office:value="-120082">
            <text:p>-120082</text:p>
          </table:table-cell>
          <table:table-cell office:value-type="string" office:string-value="load_cell_4:">
            <text:p>load_cell_4:</text:p>
          </table:table-cell>
          <table:table-cell office:value-type="float" office:value="-120104">
            <text:p>-12010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49.1" table:formula="=([.H496]+10500)/440">
            <text:p>-249.1</text:p>
          </table:table-cell>
          <table:table-cell office:value-type="float" office:value="-131" table:formula="=[.J49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20088">
            <text:p>-120088</text:p>
          </table:table-cell>
          <table:table-cell office:value-type="string" office:string-value="load_cell_2:">
            <text:p>load_cell_2:</text:p>
          </table:table-cell>
          <table:table-cell office:value-type="float" office:value="-120084">
            <text:p>-120084</text:p>
          </table:table-cell>
          <table:table-cell office:value-type="string" office:string-value="load_cell_3:">
            <text:p>load_cell_3:</text:p>
          </table:table-cell>
          <table:table-cell office:value-type="float" office:value="-120083">
            <text:p>-120083</text:p>
          </table:table-cell>
          <table:table-cell office:value-type="string" office:string-value="load_cell_4:">
            <text:p>load_cell_4:</text:p>
          </table:table-cell>
          <table:table-cell office:value-type="float" office:value="-120084">
            <text:p>-12008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249.054545454545" table:formula="=([.H497]+10500)/440">
            <text:p>-249.054545</text:p>
          </table:table-cell>
          <table:table-cell office:value-type="float" office:value="-131" table:formula="=[.J497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9885">
            <text:p>-69885</text:p>
          </table:table-cell>
          <table:table-cell office:value-type="string" office:string-value="load_cell_2:">
            <text:p>load_cell_2:</text:p>
          </table:table-cell>
          <table:table-cell office:value-type="float" office:value="-69886">
            <text:p>-69886</text:p>
          </table:table-cell>
          <table:table-cell office:value-type="string" office:string-value="load_cell_3:">
            <text:p>load_cell_3:</text:p>
          </table:table-cell>
          <table:table-cell office:value-type="float" office:value="-69785">
            <text:p>-69785</text:p>
          </table:table-cell>
          <table:table-cell office:value-type="string" office:string-value="load_cell_4:">
            <text:p>load_cell_4:</text:p>
          </table:table-cell>
          <table:table-cell office:value-type="float" office:value="-68856">
            <text:p>-6885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32.627272727273" table:formula="=([.H498]+10500)/440">
            <text:p>-132.627273</text:p>
          </table:table-cell>
          <table:table-cell office:value-type="float" office:value="-131" table:formula="=[.J498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025">
            <text:p>-11025</text:p>
          </table:table-cell>
          <table:table-cell office:value-type="string" office:string-value="load_cell_2:">
            <text:p>load_cell_2:</text:p>
          </table:table-cell>
          <table:table-cell office:value-type="float" office:value="-11029">
            <text:p>-11029</text:p>
          </table:table-cell>
          <table:table-cell office:value-type="string" office:string-value="load_cell_3:">
            <text:p>load_cell_3:</text:p>
          </table:table-cell>
          <table:table-cell office:value-type="float" office:value="-11022">
            <text:p>-11022</text:p>
          </table:table-cell>
          <table:table-cell office:value-type="string" office:string-value="load_cell_4:">
            <text:p>load_cell_4:</text:p>
          </table:table-cell>
          <table:table-cell office:value-type="float" office:value="-11023">
            <text:p>-1102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1.18863636363636" table:formula="=([.H499]+10500)/440">
            <text:p>-1.18863636</text:p>
          </table:table-cell>
          <table:table-cell office:value-type="float" office:value="-131" table:formula="=[.J499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790">
            <text:p>-10790</text:p>
          </table:table-cell>
          <table:table-cell office:value-type="string" office:string-value="load_cell_2:">
            <text:p>load_cell_2:</text:p>
          </table:table-cell>
          <table:table-cell office:value-type="float" office:value="-10791">
            <text:p>-10791</text:p>
          </table:table-cell>
          <table:table-cell office:value-type="string" office:string-value="load_cell_3:">
            <text:p>load_cell_3:</text:p>
          </table:table-cell>
          <table:table-cell office:value-type="float" office:value="-10790">
            <text:p>-10790</text:p>
          </table:table-cell>
          <table:table-cell office:value-type="string" office:string-value="load_cell_4:">
            <text:p>load_cell_4:</text:p>
          </table:table-cell>
          <table:table-cell office:value-type="float" office:value="-10782">
            <text:p>-10782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640909090909091" table:formula="=([.H500]+10500)/440">
            <text:p>-0.64090909</text:p>
          </table:table-cell>
          <table:table-cell office:value-type="float" office:value="-131" table:formula="=[.J500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694">
            <text:p>-10694</text:p>
          </table:table-cell>
          <table:table-cell office:value-type="string" office:string-value="load_cell_2:">
            <text:p>load_cell_2:</text:p>
          </table:table-cell>
          <table:table-cell office:value-type="float" office:value="-10653">
            <text:p>-10653</text:p>
          </table:table-cell>
          <table:table-cell office:value-type="string" office:string-value="load_cell_3:">
            <text:p>load_cell_3:</text:p>
          </table:table-cell>
          <table:table-cell office:value-type="float" office:value="-10662">
            <text:p>-10662</text:p>
          </table:table-cell>
          <table:table-cell office:value-type="string" office:string-value="load_cell_4:">
            <text:p>load_cell_4:</text:p>
          </table:table-cell>
          <table:table-cell office:value-type="float" office:value="-10593">
            <text:p>-10593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211363636363636" table:formula="=([.H501]+10500)/440">
            <text:p>-0.21136364</text:p>
          </table:table-cell>
          <table:table-cell office:value-type="float" office:value="-131" table:formula="=[.J501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90">
            <text:p>-10590</text:p>
          </table:table-cell>
          <table:table-cell office:value-type="string" office:string-value="load_cell_2:">
            <text:p>load_cell_2:</text:p>
          </table:table-cell>
          <table:table-cell office:value-type="float" office:value="-10591">
            <text:p>-10591</text:p>
          </table:table-cell>
          <table:table-cell office:value-type="string" office:string-value="load_cell_3:">
            <text:p>load_cell_3:</text:p>
          </table:table-cell>
          <table:table-cell office:value-type="float" office:value="-10590">
            <text:p>-10590</text:p>
          </table:table-cell>
          <table:table-cell office:value-type="string" office:string-value="load_cell_4:">
            <text:p>load_cell_4:</text:p>
          </table:table-cell>
          <table:table-cell office:value-type="float" office:value="-10591">
            <text:p>-10591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206818181818182" table:formula="=([.H502]+10500)/440">
            <text:p>-0.20681818</text:p>
          </table:table-cell>
          <table:table-cell office:value-type="float" office:value="-131" table:formula="=[.J502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470">
            <text:p>-10470</text:p>
          </table:table-cell>
          <table:table-cell office:value-type="string" office:string-value="load_cell_2:">
            <text:p>load_cell_2:</text:p>
          </table:table-cell>
          <table:table-cell office:value-type="float" office:value="-10487">
            <text:p>-10487</text:p>
          </table:table-cell>
          <table:table-cell office:value-type="string" office:string-value="load_cell_3:">
            <text:p>load_cell_3:</text:p>
          </table:table-cell>
          <table:table-cell office:value-type="float" office:value="-10484">
            <text:p>-10484</text:p>
          </table:table-cell>
          <table:table-cell office:value-type="string" office:string-value="load_cell_4:">
            <text:p>load_cell_4:</text:p>
          </table:table-cell>
          <table:table-cell office:value-type="float" office:value="-10477">
            <text:p>-1047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0.0522727272727273" table:formula="=([.H503]+10500)/440">
            <text:p>0.052272727</text:p>
          </table:table-cell>
          <table:table-cell office:value-type="float" office:value="-131" table:formula="=[.J503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56">
            <text:p>-10556</text:p>
          </table:table-cell>
          <table:table-cell office:value-type="string" office:string-value="load_cell_2:">
            <text:p>load_cell_2:</text:p>
          </table:table-cell>
          <table:table-cell office:value-type="float" office:value="-10566">
            <text:p>-10566</text:p>
          </table:table-cell>
          <table:table-cell office:value-type="string" office:string-value="load_cell_3:">
            <text:p>load_cell_3:</text:p>
          </table:table-cell>
          <table:table-cell office:value-type="float" office:value="-10565">
            <text:p>-10565</text:p>
          </table:table-cell>
          <table:table-cell office:value-type="string" office:string-value="load_cell_4:">
            <text:p>load_cell_4:</text:p>
          </table:table-cell>
          <table:table-cell office:value-type="float" office:value="-10566">
            <text:p>-10566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15" table:formula="=([.H504]+10500)/440">
            <text:p>-0.15</text:p>
          </table:table-cell>
          <table:table-cell office:value-type="float" office:value="-131" table:formula="=[.J504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14">
            <text:p>-10514</text:p>
          </table:table-cell>
          <table:table-cell office:value-type="string" office:string-value="load_cell_2:">
            <text:p>load_cell_2:</text:p>
          </table:table-cell>
          <table:table-cell office:value-type="float" office:value="-10515">
            <text:p>-10515</text:p>
          </table:table-cell>
          <table:table-cell office:value-type="string" office:string-value="load_cell_3:">
            <text:p>load_cell_3:</text:p>
          </table:table-cell>
          <table:table-cell office:value-type="float" office:value="-10510">
            <text:p>-10510</text:p>
          </table:table-cell>
          <table:table-cell office:value-type="string" office:string-value="load_cell_4:">
            <text:p>load_cell_4:</text:p>
          </table:table-cell>
          <table:table-cell office:value-type="float" office:value="-10524">
            <text:p>-10524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545454545454545" table:formula="=([.H505]+10500)/440">
            <text:p>-0.05454545</text:p>
          </table:table-cell>
          <table:table-cell office:value-type="float" office:value="-131" table:formula="=[.J505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57">
            <text:p>-10557</text:p>
          </table:table-cell>
          <table:table-cell office:value-type="string" office:string-value="load_cell_2:">
            <text:p>load_cell_2:</text:p>
          </table:table-cell>
          <table:table-cell office:value-type="float" office:value="-10528">
            <text:p>-10528</text:p>
          </table:table-cell>
          <table:table-cell office:value-type="string" office:string-value="load_cell_3:">
            <text:p>load_cell_3:</text:p>
          </table:table-cell>
          <table:table-cell office:value-type="float" office:value="-10536">
            <text:p>-10536</text:p>
          </table:table-cell>
          <table:table-cell office:value-type="string" office:string-value="load_cell_4:">
            <text:p>load_cell_4:</text:p>
          </table:table-cell>
          <table:table-cell office:value-type="float" office:value="-10537">
            <text:p>-10537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840909090909091" table:formula="=([.H506]+10500)/440">
            <text:p>-0.08409091</text:p>
          </table:table-cell>
          <table:table-cell office:value-type="float" office:value="-131" table:formula="=[.J506]-131">
            <text:p>-13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28">
            <text:p>-10528</text:p>
          </table:table-cell>
          <table:table-cell office:value-type="string" office:string-value="load_cell_2:">
            <text:p>load_cell_2:</text:p>
          </table:table-cell>
          <table:table-cell office:value-type="float" office:value="-10529">
            <text:p>-10529</text:p>
          </table:table-cell>
          <table:table-cell office:value-type="string" office:string-value="load_cell_3:">
            <text:p>load_cell_3:</text:p>
          </table:table-cell>
          <table:table-cell office:value-type="float" office:value="-10528">
            <text:p>-10528</text:p>
          </table:table-cell>
          <table:table-cell office:value-type="string" office:string-value="load_cell_4:">
            <text:p>load_cell_4:</text:p>
          </table:table-cell>
          <table:table-cell office:value-type="float" office:value="-10508">
            <text:p>-10508</text:p>
          </table:table-cell>
          <table:table-cell office:value-type="string" office:string-value="time_of_flight:">
            <text:p>time_of_flight:</text:p>
          </table:table-cell>
          <table:table-cell office:value-type="float" office:value="0">
            <text:p>0</text:p>
          </table:table-cell>
          <table:table-cell office:value-type="string" office:string-value=""/>
          <table:table-cell office:value-type="float" office:value="-0.0181818181818182" table:formula="=([.H507]+10500)/440">
            <text:p>-0.01818182</text:p>
          </table:table-cell>
          <table:table-cell office:value-type="float" office:value="-131" table:formula="=[.J507]-131">
            <text:p>-131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508]+10500)/440">
            <text:p>23.86363636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509]+10500)/440">
            <text:p>23.86363636</text:p>
          </table:table-cell>
        </table:table-row>
      </table:table>
      <table:table table:name="Sheet2" table:style-name="ta1">
        <table:table-column table:number-columns-repeated="13"/>
        <table:table-row>
          <table:table-cell office:value-type="string" office:string-value="IAC">
            <text:p>IAC</text:p>
          </table:table-cell>
          <table:table-cell office:value-type="string" office:string-value="Sensor">
            <text:p>Sensor</text:p>
          </table:table-cell>
          <table:table-cell office:value-type="string" office:string-value="kit,">
            <text:p>kit,</text:p>
          </table:table-cell>
          <table:table-cell office:value-type="string" office:string-value="v0.1">
            <text:p>v0.1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1:">
            <text:p>1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2:">
            <text:p>2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Time">
            <text:p>Time</text:p>
          </table:table-cell>
          <table:table-cell office:value-type="string" office:string-value="of">
            <text:p>of</text:p>
          </table:table-cell>
          <table:table-cell office:value-type="string" office:string-value="Flight:">
            <text:p>Flight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Sensors">
            <text:p>Sensors</text:p>
          </table:table-cell>
          <table:table-cell office:value-type="string" office:string-value="initiated!">
            <text:p>initiated!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400">
            <text:p>-34400</text:p>
          </table:table-cell>
          <table:table-cell office:value-type="string" office:string-value="load_cell_2:">
            <text:p>load_cell_2:</text:p>
          </table:table-cell>
          <table:table-cell office:value-type="float" office:value="-34401">
            <text:p>-34401</text:p>
          </table:table-cell>
          <table:table-cell office:value-type="string" office:string-value="load_cell_3:">
            <text:p>load_cell_3:</text:p>
          </table:table-cell>
          <table:table-cell office:value-type="float" office:value="-34400">
            <text:p>-34400</text:p>
          </table:table-cell>
          <table:table-cell office:value-type="string" office:string-value="load_cell_4:">
            <text:p>load_cell_4:</text:p>
          </table:table-cell>
          <table:table-cell office:value-type="float" office:value="-34401">
            <text:p>-34401</text:p>
          </table:table-cell>
          <table:table-cell office:value-type="string" office:string-value="time_of_flight:">
            <text:p>time_of_flight:</text:p>
          </table:table-cell>
          <table:table-cell office:value-type="float" office:value="123">
            <text:p>123</text:p>
          </table:table-cell>
          <table:table-cell office:value-type="string" office:string-value=""/>
          <table:table-cell office:value-type="float" office:value="-54.3204545454545" table:formula="=([.H9]+10500)/440">
            <text:p>-54.3204545</text:p>
          </table:table-cell>
          <table:table-cell office:value-type="float" office:value="0" table:formula="=[.J9]-123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393">
            <text:p>-34393</text:p>
          </table:table-cell>
          <table:table-cell office:value-type="string" office:string-value="load_cell_2:">
            <text:p>load_cell_2:</text:p>
          </table:table-cell>
          <table:table-cell office:value-type="float" office:value="-34374">
            <text:p>-34374</text:p>
          </table:table-cell>
          <table:table-cell office:value-type="string" office:string-value="load_cell_3:">
            <text:p>load_cell_3:</text:p>
          </table:table-cell>
          <table:table-cell office:value-type="float" office:value="-34378">
            <text:p>-34378</text:p>
          </table:table-cell>
          <table:table-cell office:value-type="string" office:string-value="load_cell_4:">
            <text:p>load_cell_4:</text:p>
          </table:table-cell>
          <table:table-cell office:value-type="float" office:value="-34353">
            <text:p>-34353</text:p>
          </table:table-cell>
          <table:table-cell office:value-type="string" office:string-value="time_of_flight:">
            <text:p>time_of_flight:</text:p>
          </table:table-cell>
          <table:table-cell office:value-type="float" office:value="122">
            <text:p>122</text:p>
          </table:table-cell>
          <table:table-cell office:value-type="string" office:string-value=""/>
          <table:table-cell office:value-type="float" office:value="-54.2113636363636" table:formula="=([.H10]+10500)/440">
            <text:p>-54.2113636</text:p>
          </table:table-cell>
          <table:table-cell office:value-type="float" office:value="-1" table:formula="=[.J10]-123">
            <text:p>-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363">
            <text:p>-34363</text:p>
          </table:table-cell>
          <table:table-cell office:value-type="string" office:string-value="load_cell_2:">
            <text:p>load_cell_2:</text:p>
          </table:table-cell>
          <table:table-cell office:value-type="float" office:value="-34359">
            <text:p>-34359</text:p>
          </table:table-cell>
          <table:table-cell office:value-type="string" office:string-value="load_cell_3:">
            <text:p>load_cell_3:</text:p>
          </table:table-cell>
          <table:table-cell office:value-type="float" office:value="-34336">
            <text:p>-34336</text:p>
          </table:table-cell>
          <table:table-cell office:value-type="string" office:string-value="load_cell_4:">
            <text:p>load_cell_4:</text:p>
          </table:table-cell>
          <table:table-cell office:value-type="float" office:value="-34337">
            <text:p>-34337</text:p>
          </table:table-cell>
          <table:table-cell office:value-type="string" office:string-value="time_of_flight:">
            <text:p>time_of_flight:</text:p>
          </table:table-cell>
          <table:table-cell office:value-type="float" office:value="123">
            <text:p>123</text:p>
          </table:table-cell>
          <table:table-cell office:value-type="string" office:string-value=""/>
          <table:table-cell office:value-type="float" office:value="-54.175" table:formula="=([.H11]+10500)/440">
            <text:p>-54.175</text:p>
          </table:table-cell>
          <table:table-cell office:value-type="float" office:value="0" table:formula="=[.J11]-123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326">
            <text:p>-34326</text:p>
          </table:table-cell>
          <table:table-cell office:value-type="string" office:string-value="load_cell_2:">
            <text:p>load_cell_2:</text:p>
          </table:table-cell>
          <table:table-cell office:value-type="float" office:value="-34327">
            <text:p>-34327</text:p>
          </table:table-cell>
          <table:table-cell office:value-type="string" office:string-value="load_cell_3:">
            <text:p>load_cell_3:</text:p>
          </table:table-cell>
          <table:table-cell office:value-type="float" office:value="-34326">
            <text:p>-34326</text:p>
          </table:table-cell>
          <table:table-cell office:value-type="string" office:string-value="load_cell_4:">
            <text:p>load_cell_4:</text:p>
          </table:table-cell>
          <table:table-cell office:value-type="float" office:value="-34337">
            <text:p>-34337</text:p>
          </table:table-cell>
          <table:table-cell office:value-type="string" office:string-value="time_of_flight:">
            <text:p>time_of_flight:</text:p>
          </table:table-cell>
          <table:table-cell office:value-type="float" office:value="123">
            <text:p>123</text:p>
          </table:table-cell>
          <table:table-cell office:value-type="string" office:string-value=""/>
          <table:table-cell office:value-type="float" office:value="-54.175" table:formula="=([.H12]+10500)/440">
            <text:p>-54.175</text:p>
          </table:table-cell>
          <table:table-cell office:value-type="float" office:value="0" table:formula="=[.J12]-123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417">
            <text:p>-34417</text:p>
          </table:table-cell>
          <table:table-cell office:value-type="string" office:string-value="load_cell_2:">
            <text:p>load_cell_2:</text:p>
          </table:table-cell>
          <table:table-cell office:value-type="float" office:value="-34391">
            <text:p>-34391</text:p>
          </table:table-cell>
          <table:table-cell office:value-type="string" office:string-value="load_cell_3:">
            <text:p>load_cell_3:</text:p>
          </table:table-cell>
          <table:table-cell office:value-type="float" office:value="-34391">
            <text:p>-34391</text:p>
          </table:table-cell>
          <table:table-cell office:value-type="string" office:string-value="load_cell_4:">
            <text:p>load_cell_4:</text:p>
          </table:table-cell>
          <table:table-cell office:value-type="float" office:value="-34388">
            <text:p>-34388</text:p>
          </table:table-cell>
          <table:table-cell office:value-type="string" office:string-value="time_of_flight:">
            <text:p>time_of_flight:</text:p>
          </table:table-cell>
          <table:table-cell office:value-type="float" office:value="123">
            <text:p>123</text:p>
          </table:table-cell>
          <table:table-cell office:value-type="string" office:string-value=""/>
          <table:table-cell office:value-type="float" office:value="-54.2909090909091" table:formula="=([.H13]+10500)/440">
            <text:p>-54.2909091</text:p>
          </table:table-cell>
          <table:table-cell office:value-type="float" office:value="0" table:formula="=[.J13]-123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390">
            <text:p>-34390</text:p>
          </table:table-cell>
          <table:table-cell office:value-type="string" office:string-value="load_cell_2:">
            <text:p>load_cell_2:</text:p>
          </table:table-cell>
          <table:table-cell office:value-type="float" office:value="-34391">
            <text:p>-34391</text:p>
          </table:table-cell>
          <table:table-cell office:value-type="string" office:string-value="load_cell_3:">
            <text:p>load_cell_3:</text:p>
          </table:table-cell>
          <table:table-cell office:value-type="float" office:value="-34390">
            <text:p>-34390</text:p>
          </table:table-cell>
          <table:table-cell office:value-type="string" office:string-value="load_cell_4:">
            <text:p>load_cell_4:</text:p>
          </table:table-cell>
          <table:table-cell office:value-type="float" office:value="-34391">
            <text:p>-34391</text:p>
          </table:table-cell>
          <table:table-cell office:value-type="string" office:string-value="time_of_flight:">
            <text:p>time_of_flight:</text:p>
          </table:table-cell>
          <table:table-cell office:value-type="float" office:value="123">
            <text:p>123</text:p>
          </table:table-cell>
          <table:table-cell office:value-type="string" office:string-value=""/>
          <table:table-cell office:value-type="float" office:value="-54.2977272727273" table:formula="=([.H14]+10500)/440">
            <text:p>-54.2977273</text:p>
          </table:table-cell>
          <table:table-cell office:value-type="float" office:value="0" table:formula="=[.J14]-123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361">
            <text:p>-52361</text:p>
          </table:table-cell>
          <table:table-cell office:value-type="string" office:string-value="load_cell_2:">
            <text:p>load_cell_2:</text:p>
          </table:table-cell>
          <table:table-cell office:value-type="float" office:value="-52362">
            <text:p>-52362</text:p>
          </table:table-cell>
          <table:table-cell office:value-type="string" office:string-value="load_cell_3:">
            <text:p>load_cell_3:</text:p>
          </table:table-cell>
          <table:table-cell office:value-type="float" office:value="-52679">
            <text:p>-52679</text:p>
          </table:table-cell>
          <table:table-cell office:value-type="string" office:string-value="load_cell_4:">
            <text:p>load_cell_4:</text:p>
          </table:table-cell>
          <table:table-cell office:value-type="float" office:value="-52827">
            <text:p>-52827</text:p>
          </table:table-cell>
          <table:table-cell office:value-type="string" office:string-value="time_of_flight:">
            <text:p>time_of_flight:</text:p>
          </table:table-cell>
          <table:table-cell office:value-type="float" office:value="123">
            <text:p>123</text:p>
          </table:table-cell>
          <table:table-cell office:value-type="string" office:string-value=""/>
          <table:table-cell office:value-type="float" office:value="-96.1977272727273" table:formula="=([.H15]+10500)/440">
            <text:p>-96.1977273</text:p>
          </table:table-cell>
          <table:table-cell office:value-type="float" office:value="0" table:formula="=[.J15]-123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5353">
            <text:p>-65353</text:p>
          </table:table-cell>
          <table:table-cell office:value-type="string" office:string-value="load_cell_2:">
            <text:p>load_cell_2:</text:p>
          </table:table-cell>
          <table:table-cell office:value-type="float" office:value="-65351">
            <text:p>-65351</text:p>
          </table:table-cell>
          <table:table-cell office:value-type="string" office:string-value="load_cell_3:">
            <text:p>load_cell_3:</text:p>
          </table:table-cell>
          <table:table-cell office:value-type="float" office:value="-65350">
            <text:p>-65350</text:p>
          </table:table-cell>
          <table:table-cell office:value-type="string" office:string-value="load_cell_4:">
            <text:p>load_cell_4:</text:p>
          </table:table-cell>
          <table:table-cell office:value-type="float" office:value="-65351">
            <text:p>-65351</text:p>
          </table:table-cell>
          <table:table-cell office:value-type="string" office:string-value="time_of_flight:">
            <text:p>time_of_flight:</text:p>
          </table:table-cell>
          <table:table-cell office:value-type="float" office:value="123">
            <text:p>123</text:p>
          </table:table-cell>
          <table:table-cell office:value-type="string" office:string-value=""/>
          <table:table-cell office:value-type="float" office:value="-124.661363636364" table:formula="=([.H16]+10500)/440">
            <text:p>-124.661364</text:p>
          </table:table-cell>
          <table:table-cell office:value-type="float" office:value="0" table:formula="=[.J16]-123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7750">
            <text:p>-67750</text:p>
          </table:table-cell>
          <table:table-cell office:value-type="string" office:string-value="load_cell_2:">
            <text:p>load_cell_2:</text:p>
          </table:table-cell>
          <table:table-cell office:value-type="float" office:value="-67751">
            <text:p>-67751</text:p>
          </table:table-cell>
          <table:table-cell office:value-type="string" office:string-value="load_cell_3:">
            <text:p>load_cell_3:</text:p>
          </table:table-cell>
          <table:table-cell office:value-type="float" office:value="-67750">
            <text:p>-67750</text:p>
          </table:table-cell>
          <table:table-cell office:value-type="string" office:string-value="load_cell_4:">
            <text:p>load_cell_4:</text:p>
          </table:table-cell>
          <table:table-cell office:value-type="float" office:value="-67947">
            <text:p>-67947</text:p>
          </table:table-cell>
          <table:table-cell office:value-type="string" office:string-value="time_of_flight:">
            <text:p>time_of_flight:</text:p>
          </table:table-cell>
          <table:table-cell office:value-type="float" office:value="125">
            <text:p>125</text:p>
          </table:table-cell>
          <table:table-cell office:value-type="string" office:string-value=""/>
          <table:table-cell office:value-type="float" office:value="-130.561363636364" table:formula="=([.H17]+10500)/440">
            <text:p>-130.561364</text:p>
          </table:table-cell>
          <table:table-cell office:value-type="float" office:value="2" table:formula="=[.J17]-123">
            <text:p>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83561">
            <text:p>-83561</text:p>
          </table:table-cell>
          <table:table-cell office:value-type="string" office:string-value="load_cell_2:">
            <text:p>load_cell_2:</text:p>
          </table:table-cell>
          <table:table-cell office:value-type="float" office:value="-83672">
            <text:p>-83672</text:p>
          </table:table-cell>
          <table:table-cell office:value-type="string" office:string-value="load_cell_3:">
            <text:p>load_cell_3:</text:p>
          </table:table-cell>
          <table:table-cell office:value-type="float" office:value="-83812">
            <text:p>-83812</text:p>
          </table:table-cell>
          <table:table-cell office:value-type="string" office:string-value="load_cell_4:">
            <text:p>load_cell_4:</text:p>
          </table:table-cell>
          <table:table-cell office:value-type="float" office:value="-83813">
            <text:p>-83813</text:p>
          </table:table-cell>
          <table:table-cell office:value-type="string" office:string-value="time_of_flight:">
            <text:p>time_of_flight:</text:p>
          </table:table-cell>
          <table:table-cell office:value-type="float" office:value="128">
            <text:p>128</text:p>
          </table:table-cell>
          <table:table-cell office:value-type="string" office:string-value=""/>
          <table:table-cell office:value-type="float" office:value="-166.620454545455" table:formula="=([.H18]+10500)/440">
            <text:p>-166.620455</text:p>
          </table:table-cell>
          <table:table-cell office:value-type="float" office:value="5" table:formula="=[.J18]-123">
            <text:p>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7036">
            <text:p>-97036</text:p>
          </table:table-cell>
          <table:table-cell office:value-type="string" office:string-value="load_cell_2:">
            <text:p>load_cell_2:</text:p>
          </table:table-cell>
          <table:table-cell office:value-type="float" office:value="-97037">
            <text:p>-97037</text:p>
          </table:table-cell>
          <table:table-cell office:value-type="string" office:string-value="load_cell_3:">
            <text:p>load_cell_3:</text:p>
          </table:table-cell>
          <table:table-cell office:value-type="float" office:value="-97036">
            <text:p>-97036</text:p>
          </table:table-cell>
          <table:table-cell office:value-type="string" office:string-value="load_cell_4:">
            <text:p>load_cell_4:</text:p>
          </table:table-cell>
          <table:table-cell office:value-type="float" office:value="-97037">
            <text:p>-97037</text:p>
          </table:table-cell>
          <table:table-cell office:value-type="string" office:string-value="time_of_flight:">
            <text:p>time_of_flight:</text:p>
          </table:table-cell>
          <table:table-cell office:value-type="float" office:value="131">
            <text:p>131</text:p>
          </table:table-cell>
          <table:table-cell office:value-type="string" office:string-value=""/>
          <table:table-cell office:value-type="float" office:value="-196.675" table:formula="=([.H19]+10500)/440">
            <text:p>-196.675</text:p>
          </table:table-cell>
          <table:table-cell office:value-type="float" office:value="8" table:formula="=[.J19]-123">
            <text:p>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5988">
            <text:p>-105988</text:p>
          </table:table-cell>
          <table:table-cell office:value-type="string" office:string-value="load_cell_2:">
            <text:p>load_cell_2:</text:p>
          </table:table-cell>
          <table:table-cell office:value-type="float" office:value="-105989">
            <text:p>-105989</text:p>
          </table:table-cell>
          <table:table-cell office:value-type="string" office:string-value="load_cell_3:">
            <text:p>load_cell_3:</text:p>
          </table:table-cell>
          <table:table-cell office:value-type="float" office:value="-106037">
            <text:p>-106037</text:p>
          </table:table-cell>
          <table:table-cell office:value-type="string" office:string-value="load_cell_4:">
            <text:p>load_cell_4:</text:p>
          </table:table-cell>
          <table:table-cell office:value-type="float" office:value="-106128">
            <text:p>-106128</text:p>
          </table:table-cell>
          <table:table-cell office:value-type="string" office:string-value="time_of_flight:">
            <text:p>time_of_flight:</text:p>
          </table:table-cell>
          <table:table-cell office:value-type="float" office:value="136">
            <text:p>136</text:p>
          </table:table-cell>
          <table:table-cell office:value-type="string" office:string-value=""/>
          <table:table-cell office:value-type="float" office:value="-217.336363636364" table:formula="=([.H20]+10500)/440">
            <text:p>-217.336364</text:p>
          </table:table-cell>
          <table:table-cell office:value-type="float" office:value="13" table:formula="=[.J20]-123">
            <text:p>1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2748">
            <text:p>-112748</text:p>
          </table:table-cell>
          <table:table-cell office:value-type="string" office:string-value="load_cell_2:">
            <text:p>load_cell_2:</text:p>
          </table:table-cell>
          <table:table-cell office:value-type="float" office:value="-112799">
            <text:p>-112799</text:p>
          </table:table-cell>
          <table:table-cell office:value-type="string" office:string-value="load_cell_3:">
            <text:p>load_cell_3:</text:p>
          </table:table-cell>
          <table:table-cell office:value-type="float" office:value="-112814">
            <text:p>-112814</text:p>
          </table:table-cell>
          <table:table-cell office:value-type="string" office:string-value="load_cell_4:">
            <text:p>load_cell_4:</text:p>
          </table:table-cell>
          <table:table-cell office:value-type="float" office:value="-112815">
            <text:p>-112815</text:p>
          </table:table-cell>
          <table:table-cell office:value-type="string" office:string-value="time_of_flight:">
            <text:p>time_of_flight:</text:p>
          </table:table-cell>
          <table:table-cell office:value-type="float" office:value="141">
            <text:p>141</text:p>
          </table:table-cell>
          <table:table-cell office:value-type="string" office:string-value=""/>
          <table:table-cell office:value-type="float" office:value="-232.534090909091" table:formula="=([.H21]+10500)/440">
            <text:p>-232.534091</text:p>
          </table:table-cell>
          <table:table-cell office:value-type="float" office:value="18" table:formula="=[.J21]-123">
            <text:p>1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7496">
            <text:p>-117496</text:p>
          </table:table-cell>
          <table:table-cell office:value-type="string" office:string-value="load_cell_2:">
            <text:p>load_cell_2:</text:p>
          </table:table-cell>
          <table:table-cell office:value-type="float" office:value="-117497">
            <text:p>-117497</text:p>
          </table:table-cell>
          <table:table-cell office:value-type="string" office:string-value="load_cell_3:">
            <text:p>load_cell_3:</text:p>
          </table:table-cell>
          <table:table-cell office:value-type="float" office:value="-117496">
            <text:p>-117496</text:p>
          </table:table-cell>
          <table:table-cell office:value-type="string" office:string-value="load_cell_4:">
            <text:p>load_cell_4:</text:p>
          </table:table-cell>
          <table:table-cell office:value-type="float" office:value="-117544">
            <text:p>-117544</text:p>
          </table:table-cell>
          <table:table-cell office:value-type="string" office:string-value="time_of_flight:">
            <text:p>time_of_flight:</text:p>
          </table:table-cell>
          <table:table-cell office:value-type="float" office:value="145">
            <text:p>145</text:p>
          </table:table-cell>
          <table:table-cell office:value-type="string" office:string-value=""/>
          <table:table-cell office:value-type="float" office:value="-243.281818181818" table:formula="=([.H22]+10500)/440">
            <text:p>-243.281818</text:p>
          </table:table-cell>
          <table:table-cell office:value-type="float" office:value="22" table:formula="=[.J22]-123">
            <text:p>2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22148">
            <text:p>-122148</text:p>
          </table:table-cell>
          <table:table-cell office:value-type="string" office:string-value="load_cell_2:">
            <text:p>load_cell_2:</text:p>
          </table:table-cell>
          <table:table-cell office:value-type="float" office:value="-122215">
            <text:p>-122215</text:p>
          </table:table-cell>
          <table:table-cell office:value-type="string" office:string-value="load_cell_3:">
            <text:p>load_cell_3:</text:p>
          </table:table-cell>
          <table:table-cell office:value-type="float" office:value="-122355">
            <text:p>-122355</text:p>
          </table:table-cell>
          <table:table-cell office:value-type="string" office:string-value="load_cell_4:">
            <text:p>load_cell_4:</text:p>
          </table:table-cell>
          <table:table-cell office:value-type="float" office:value="-122316">
            <text:p>-122316</text:p>
          </table:table-cell>
          <table:table-cell office:value-type="string" office:string-value="time_of_flight:">
            <text:p>time_of_flight:</text:p>
          </table:table-cell>
          <table:table-cell office:value-type="float" office:value="145">
            <text:p>145</text:p>
          </table:table-cell>
          <table:table-cell office:value-type="string" office:string-value=""/>
          <table:table-cell office:value-type="float" office:value="-254.127272727273" table:formula="=([.H23]+10500)/440">
            <text:p>-254.127273</text:p>
          </table:table-cell>
          <table:table-cell office:value-type="float" office:value="22" table:formula="=[.J23]-123">
            <text:p>2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26859">
            <text:p>-126859</text:p>
          </table:table-cell>
          <table:table-cell office:value-type="string" office:string-value="load_cell_2:">
            <text:p>load_cell_2:</text:p>
          </table:table-cell>
          <table:table-cell office:value-type="float" office:value="-126850">
            <text:p>-126850</text:p>
          </table:table-cell>
          <table:table-cell office:value-type="string" office:string-value="load_cell_3:">
            <text:p>load_cell_3:</text:p>
          </table:table-cell>
          <table:table-cell office:value-type="float" office:value="-126849">
            <text:p>-126849</text:p>
          </table:table-cell>
          <table:table-cell office:value-type="string" office:string-value="load_cell_4:">
            <text:p>load_cell_4:</text:p>
          </table:table-cell>
          <table:table-cell office:value-type="float" office:value="-126850">
            <text:p>-126850</text:p>
          </table:table-cell>
          <table:table-cell office:value-type="string" office:string-value="time_of_flight:">
            <text:p>time_of_flight:</text:p>
          </table:table-cell>
          <table:table-cell office:value-type="float" office:value="148">
            <text:p>148</text:p>
          </table:table-cell>
          <table:table-cell office:value-type="string" office:string-value=""/>
          <table:table-cell office:value-type="float" office:value="-264.431818181818" table:formula="=([.H24]+10500)/440">
            <text:p>-264.431818</text:p>
          </table:table-cell>
          <table:table-cell office:value-type="float" office:value="25" table:formula="=[.J24]-123">
            <text:p>2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31339">
            <text:p>-131339</text:p>
          </table:table-cell>
          <table:table-cell office:value-type="string" office:string-value="load_cell_2:">
            <text:p>load_cell_2:</text:p>
          </table:table-cell>
          <table:table-cell office:value-type="float" office:value="-131340">
            <text:p>-131340</text:p>
          </table:table-cell>
          <table:table-cell office:value-type="string" office:string-value="load_cell_3:">
            <text:p>load_cell_3:</text:p>
          </table:table-cell>
          <table:table-cell office:value-type="float" office:value="-131385">
            <text:p>-131385</text:p>
          </table:table-cell>
          <table:table-cell office:value-type="string" office:string-value="load_cell_4:">
            <text:p>load_cell_4:</text:p>
          </table:table-cell>
          <table:table-cell office:value-type="float" office:value="-131369">
            <text:p>-131369</text:p>
          </table:table-cell>
          <table:table-cell office:value-type="string" office:string-value="time_of_flight:">
            <text:p>time_of_flight:</text:p>
          </table:table-cell>
          <table:table-cell office:value-type="float" office:value="153">
            <text:p>153</text:p>
          </table:table-cell>
          <table:table-cell office:value-type="string" office:string-value=""/>
          <table:table-cell office:value-type="float" office:value="-274.702272727273" table:formula="=([.H25]+10500)/440">
            <text:p>-274.702273</text:p>
          </table:table-cell>
          <table:table-cell office:value-type="float" office:value="30" table:formula="=[.J25]-123">
            <text:p>3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35674">
            <text:p>-135674</text:p>
          </table:table-cell>
          <table:table-cell office:value-type="string" office:string-value="load_cell_2:">
            <text:p>load_cell_2:</text:p>
          </table:table-cell>
          <table:table-cell office:value-type="float" office:value="-135728">
            <text:p>-135728</text:p>
          </table:table-cell>
          <table:table-cell office:value-type="string" office:string-value="load_cell_3:">
            <text:p>load_cell_3:</text:p>
          </table:table-cell>
          <table:table-cell office:value-type="float" office:value="-135735">
            <text:p>-135735</text:p>
          </table:table-cell>
          <table:table-cell office:value-type="string" office:string-value="load_cell_4:">
            <text:p>load_cell_4:</text:p>
          </table:table-cell>
          <table:table-cell office:value-type="float" office:value="-135736">
            <text:p>-135736</text:p>
          </table:table-cell>
          <table:table-cell office:value-type="string" office:string-value="time_of_flight:">
            <text:p>time_of_flight:</text:p>
          </table:table-cell>
          <table:table-cell office:value-type="float" office:value="159">
            <text:p>159</text:p>
          </table:table-cell>
          <table:table-cell office:value-type="string" office:string-value=""/>
          <table:table-cell office:value-type="float" office:value="-284.627272727273" table:formula="=([.H26]+10500)/440">
            <text:p>-284.627273</text:p>
          </table:table-cell>
          <table:table-cell office:value-type="float" office:value="36" table:formula="=[.J26]-123">
            <text:p>3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40377">
            <text:p>-140377</text:p>
          </table:table-cell>
          <table:table-cell office:value-type="string" office:string-value="load_cell_2:">
            <text:p>load_cell_2:</text:p>
          </table:table-cell>
          <table:table-cell office:value-type="float" office:value="-140378">
            <text:p>-140378</text:p>
          </table:table-cell>
          <table:table-cell office:value-type="string" office:string-value="load_cell_3:">
            <text:p>load_cell_3:</text:p>
          </table:table-cell>
          <table:table-cell office:value-type="float" office:value="-140377">
            <text:p>-140377</text:p>
          </table:table-cell>
          <table:table-cell office:value-type="string" office:string-value="load_cell_4:">
            <text:p>load_cell_4:</text:p>
          </table:table-cell>
          <table:table-cell office:value-type="float" office:value="-140453">
            <text:p>-140453</text:p>
          </table:table-cell>
          <table:table-cell office:value-type="string" office:string-value="time_of_flight:">
            <text:p>time_of_flight:</text:p>
          </table:table-cell>
          <table:table-cell office:value-type="float" office:value="164">
            <text:p>164</text:p>
          </table:table-cell>
          <table:table-cell office:value-type="string" office:string-value=""/>
          <table:table-cell office:value-type="float" office:value="-295.347727272727" table:formula="=([.H27]+10500)/440">
            <text:p>-295.347727</text:p>
          </table:table-cell>
          <table:table-cell office:value-type="float" office:value="41" table:formula="=[.J27]-123">
            <text:p>4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45344">
            <text:p>-145344</text:p>
          </table:table-cell>
          <table:table-cell office:value-type="string" office:string-value="load_cell_2:">
            <text:p>load_cell_2:</text:p>
          </table:table-cell>
          <table:table-cell office:value-type="float" office:value="-145338">
            <text:p>-145338</text:p>
          </table:table-cell>
          <table:table-cell office:value-type="string" office:string-value="load_cell_3:">
            <text:p>load_cell_3:</text:p>
          </table:table-cell>
          <table:table-cell office:value-type="float" office:value="-145324">
            <text:p>-145324</text:p>
          </table:table-cell>
          <table:table-cell office:value-type="string" office:string-value="load_cell_4:">
            <text:p>load_cell_4:</text:p>
          </table:table-cell>
          <table:table-cell office:value-type="float" office:value="-145314">
            <text:p>-145314</text:p>
          </table:table-cell>
          <table:table-cell office:value-type="string" office:string-value="time_of_flight:">
            <text:p>time_of_flight:</text:p>
          </table:table-cell>
          <table:table-cell office:value-type="float" office:value="169">
            <text:p>169</text:p>
          </table:table-cell>
          <table:table-cell office:value-type="string" office:string-value=""/>
          <table:table-cell office:value-type="float" office:value="-306.395454545455" table:formula="=([.H28]+10500)/440">
            <text:p>-306.395455</text:p>
          </table:table-cell>
          <table:table-cell office:value-type="float" office:value="46" table:formula="=[.J28]-123">
            <text:p>4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50647">
            <text:p>-150647</text:p>
          </table:table-cell>
          <table:table-cell office:value-type="string" office:string-value="load_cell_2:">
            <text:p>load_cell_2:</text:p>
          </table:table-cell>
          <table:table-cell office:value-type="float" office:value="-150648">
            <text:p>-150648</text:p>
          </table:table-cell>
          <table:table-cell office:value-type="string" office:string-value="load_cell_3:">
            <text:p>load_cell_3:</text:p>
          </table:table-cell>
          <table:table-cell office:value-type="float" office:value="-150647">
            <text:p>-150647</text:p>
          </table:table-cell>
          <table:table-cell office:value-type="string" office:string-value="load_cell_4:">
            <text:p>load_cell_4:</text:p>
          </table:table-cell>
          <table:table-cell office:value-type="float" office:value="-150648">
            <text:p>-150648</text:p>
          </table:table-cell>
          <table:table-cell office:value-type="string" office:string-value="time_of_flight:">
            <text:p>time_of_flight:</text:p>
          </table:table-cell>
          <table:table-cell office:value-type="float" office:value="173">
            <text:p>173</text:p>
          </table:table-cell>
          <table:table-cell office:value-type="string" office:string-value=""/>
          <table:table-cell office:value-type="float" office:value="-318.518181818182" table:formula="=([.H29]+10500)/440">
            <text:p>-318.518182</text:p>
          </table:table-cell>
          <table:table-cell office:value-type="float" office:value="50" table:formula="=[.J29]-123">
            <text:p>5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55852">
            <text:p>-155852</text:p>
          </table:table-cell>
          <table:table-cell office:value-type="string" office:string-value="load_cell_2:">
            <text:p>load_cell_2:</text:p>
          </table:table-cell>
          <table:table-cell office:value-type="float" office:value="-155872">
            <text:p>-155872</text:p>
          </table:table-cell>
          <table:table-cell office:value-type="string" office:string-value="load_cell_3:">
            <text:p>load_cell_3:</text:p>
          </table:table-cell>
          <table:table-cell office:value-type="float" office:value="-155883">
            <text:p>-155883</text:p>
          </table:table-cell>
          <table:table-cell office:value-type="string" office:string-value="load_cell_4:">
            <text:p>load_cell_4:</text:p>
          </table:table-cell>
          <table:table-cell office:value-type="float" office:value="-155820">
            <text:p>-155820</text:p>
          </table:table-cell>
          <table:table-cell office:value-type="string" office:string-value="time_of_flight:">
            <text:p>time_of_flight:</text:p>
          </table:table-cell>
          <table:table-cell office:value-type="float" office:value="178">
            <text:p>178</text:p>
          </table:table-cell>
          <table:table-cell office:value-type="string" office:string-value=""/>
          <table:table-cell office:value-type="float" office:value="-330.272727272727" table:formula="=([.H30]+10500)/440">
            <text:p>-330.272727</text:p>
          </table:table-cell>
          <table:table-cell office:value-type="float" office:value="55" table:formula="=[.J30]-123">
            <text:p>5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60788">
            <text:p>-160788</text:p>
          </table:table-cell>
          <table:table-cell office:value-type="string" office:string-value="load_cell_2:">
            <text:p>load_cell_2:</text:p>
          </table:table-cell>
          <table:table-cell office:value-type="float" office:value="-160796">
            <text:p>-160796</text:p>
          </table:table-cell>
          <table:table-cell office:value-type="string" office:string-value="load_cell_3:">
            <text:p>load_cell_3:</text:p>
          </table:table-cell>
          <table:table-cell office:value-type="float" office:value="-160795">
            <text:p>-160795</text:p>
          </table:table-cell>
          <table:table-cell office:value-type="string" office:string-value="load_cell_4:">
            <text:p>load_cell_4:</text:p>
          </table:table-cell>
          <table:table-cell office:value-type="float" office:value="-160796">
            <text:p>-160796</text:p>
          </table:table-cell>
          <table:table-cell office:value-type="string" office:string-value="time_of_flight:">
            <text:p>time_of_flight:</text:p>
          </table:table-cell>
          <table:table-cell office:value-type="float" office:value="183">
            <text:p>183</text:p>
          </table:table-cell>
          <table:table-cell office:value-type="string" office:string-value=""/>
          <table:table-cell office:value-type="float" office:value="-341.581818181818" table:formula="=([.H31]+10500)/440">
            <text:p>-341.581818</text:p>
          </table:table-cell>
          <table:table-cell office:value-type="float" office:value="60" table:formula="=[.J31]-123">
            <text:p>6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63744">
            <text:p>-163744</text:p>
          </table:table-cell>
          <table:table-cell office:value-type="string" office:string-value="load_cell_2:">
            <text:p>load_cell_2:</text:p>
          </table:table-cell>
          <table:table-cell office:value-type="float" office:value="-163745">
            <text:p>-163745</text:p>
          </table:table-cell>
          <table:table-cell office:value-type="string" office:string-value="load_cell_3:">
            <text:p>load_cell_3:</text:p>
          </table:table-cell>
          <table:table-cell office:value-type="float" office:value="-163748">
            <text:p>-163748</text:p>
          </table:table-cell>
          <table:table-cell office:value-type="string" office:string-value="load_cell_4:">
            <text:p>load_cell_4:</text:p>
          </table:table-cell>
          <table:table-cell office:value-type="float" office:value="-163783">
            <text:p>-163783</text:p>
          </table:table-cell>
          <table:table-cell office:value-type="string" office:string-value="time_of_flight:">
            <text:p>time_of_flight:</text:p>
          </table:table-cell>
          <table:table-cell office:value-type="float" office:value="186">
            <text:p>186</text:p>
          </table:table-cell>
          <table:table-cell office:value-type="string" office:string-value=""/>
          <table:table-cell office:value-type="float" office:value="-348.370454545455" table:formula="=([.H32]+10500)/440">
            <text:p>-348.370455</text:p>
          </table:table-cell>
          <table:table-cell office:value-type="float" office:value="63" table:formula="=[.J32]-123">
            <text:p>6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67022">
            <text:p>-167022</text:p>
          </table:table-cell>
          <table:table-cell office:value-type="string" office:string-value="load_cell_2:">
            <text:p>load_cell_2:</text:p>
          </table:table-cell>
          <table:table-cell office:value-type="float" office:value="-167062">
            <text:p>-167062</text:p>
          </table:table-cell>
          <table:table-cell office:value-type="string" office:string-value="load_cell_3:">
            <text:p>load_cell_3:</text:p>
          </table:table-cell>
          <table:table-cell office:value-type="float" office:value="-167068">
            <text:p>-167068</text:p>
          </table:table-cell>
          <table:table-cell office:value-type="string" office:string-value="load_cell_4:">
            <text:p>load_cell_4:</text:p>
          </table:table-cell>
          <table:table-cell office:value-type="float" office:value="-167069">
            <text:p>-167069</text:p>
          </table:table-cell>
          <table:table-cell office:value-type="string" office:string-value="time_of_flight:">
            <text:p>time_of_flight:</text:p>
          </table:table-cell>
          <table:table-cell office:value-type="float" office:value="188">
            <text:p>188</text:p>
          </table:table-cell>
          <table:table-cell office:value-type="string" office:string-value=""/>
          <table:table-cell office:value-type="float" office:value="-355.838636363636" table:formula="=([.H33]+10500)/440">
            <text:p>-355.838636</text:p>
          </table:table-cell>
          <table:table-cell office:value-type="float" office:value="65" table:formula="=[.J33]-123">
            <text:p>6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70516">
            <text:p>-170516</text:p>
          </table:table-cell>
          <table:table-cell office:value-type="string" office:string-value="load_cell_2:">
            <text:p>load_cell_2:</text:p>
          </table:table-cell>
          <table:table-cell office:value-type="float" office:value="-170517">
            <text:p>-170517</text:p>
          </table:table-cell>
          <table:table-cell office:value-type="string" office:string-value="load_cell_3:">
            <text:p>load_cell_3:</text:p>
          </table:table-cell>
          <table:table-cell office:value-type="float" office:value="-170516">
            <text:p>-170516</text:p>
          </table:table-cell>
          <table:table-cell office:value-type="string" office:string-value="load_cell_4:">
            <text:p>load_cell_4:</text:p>
          </table:table-cell>
          <table:table-cell office:value-type="float" office:value="-170555">
            <text:p>-170555</text:p>
          </table:table-cell>
          <table:table-cell office:value-type="string" office:string-value="time_of_flight:">
            <text:p>time_of_flight:</text:p>
          </table:table-cell>
          <table:table-cell office:value-type="float" office:value="191">
            <text:p>191</text:p>
          </table:table-cell>
          <table:table-cell office:value-type="string" office:string-value=""/>
          <table:table-cell office:value-type="float" office:value="-363.761363636364" table:formula="=([.H34]+10500)/440">
            <text:p>-363.761364</text:p>
          </table:table-cell>
          <table:table-cell office:value-type="float" office:value="68" table:formula="=[.J34]-123">
            <text:p>6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76687">
            <text:p>-176687</text:p>
          </table:table-cell>
          <table:table-cell office:value-type="string" office:string-value="load_cell_2:">
            <text:p>load_cell_2:</text:p>
          </table:table-cell>
          <table:table-cell office:value-type="float" office:value="-176725">
            <text:p>-176725</text:p>
          </table:table-cell>
          <table:table-cell office:value-type="string" office:string-value="load_cell_3:">
            <text:p>load_cell_3:</text:p>
          </table:table-cell>
          <table:table-cell office:value-type="float" office:value="-176795">
            <text:p>-176795</text:p>
          </table:table-cell>
          <table:table-cell office:value-type="string" office:string-value="load_cell_4:">
            <text:p>load_cell_4:</text:p>
          </table:table-cell>
          <table:table-cell office:value-type="float" office:value="-176820">
            <text:p>-176820</text:p>
          </table:table-cell>
          <table:table-cell office:value-type="string" office:string-value="time_of_flight:">
            <text:p>time_of_flight:</text:p>
          </table:table-cell>
          <table:table-cell office:value-type="float" office:value="194">
            <text:p>194</text:p>
          </table:table-cell>
          <table:table-cell office:value-type="string" office:string-value=""/>
          <table:table-cell office:value-type="float" office:value="-378" table:formula="=([.H35]+10500)/440">
            <text:p>-378</text:p>
          </table:table-cell>
          <table:table-cell office:value-type="float" office:value="71" table:formula="=[.J35]-123">
            <text:p>7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84057">
            <text:p>-184057</text:p>
          </table:table-cell>
          <table:table-cell office:value-type="string" office:string-value="load_cell_2:">
            <text:p>load_cell_2:</text:p>
          </table:table-cell>
          <table:table-cell office:value-type="float" office:value="-184090">
            <text:p>-184090</text:p>
          </table:table-cell>
          <table:table-cell office:value-type="string" office:string-value="load_cell_3:">
            <text:p>load_cell_3:</text:p>
          </table:table-cell>
          <table:table-cell office:value-type="float" office:value="-184089">
            <text:p>-184089</text:p>
          </table:table-cell>
          <table:table-cell office:value-type="string" office:string-value="load_cell_4:">
            <text:p>load_cell_4:</text:p>
          </table:table-cell>
          <table:table-cell office:value-type="float" office:value="-184090">
            <text:p>-184090</text:p>
          </table:table-cell>
          <table:table-cell office:value-type="string" office:string-value="time_of_flight:">
            <text:p>time_of_flight:</text:p>
          </table:table-cell>
          <table:table-cell office:value-type="float" office:value="196">
            <text:p>196</text:p>
          </table:table-cell>
          <table:table-cell office:value-type="string" office:string-value=""/>
          <table:table-cell office:value-type="float" office:value="-394.522727272727" table:formula="=([.H36]+10500)/440">
            <text:p>-394.522727</text:p>
          </table:table-cell>
          <table:table-cell office:value-type="float" office:value="73" table:formula="=[.J36]-123">
            <text:p>7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90634">
            <text:p>-190634</text:p>
          </table:table-cell>
          <table:table-cell office:value-type="string" office:string-value="load_cell_2:">
            <text:p>load_cell_2:</text:p>
          </table:table-cell>
          <table:table-cell office:value-type="float" office:value="-190635">
            <text:p>-190635</text:p>
          </table:table-cell>
          <table:table-cell office:value-type="string" office:string-value="load_cell_3:">
            <text:p>load_cell_3:</text:p>
          </table:table-cell>
          <table:table-cell office:value-type="float" office:value="-190653">
            <text:p>-190653</text:p>
          </table:table-cell>
          <table:table-cell office:value-type="string" office:string-value="load_cell_4:">
            <text:p>load_cell_4:</text:p>
          </table:table-cell>
          <table:table-cell office:value-type="float" office:value="-190674">
            <text:p>-190674</text:p>
          </table:table-cell>
          <table:table-cell office:value-type="string" office:string-value="time_of_flight:">
            <text:p>time_of_flight:</text:p>
          </table:table-cell>
          <table:table-cell office:value-type="float" office:value="199">
            <text:p>199</text:p>
          </table:table-cell>
          <table:table-cell office:value-type="string" office:string-value=""/>
          <table:table-cell office:value-type="float" office:value="-409.486363636364" table:formula="=([.H37]+10500)/440">
            <text:p>-409.486364</text:p>
          </table:table-cell>
          <table:table-cell office:value-type="float" office:value="76" table:formula="=[.J37]-123">
            <text:p>7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97289">
            <text:p>-197289</text:p>
          </table:table-cell>
          <table:table-cell office:value-type="string" office:string-value="load_cell_2:">
            <text:p>load_cell_2:</text:p>
          </table:table-cell>
          <table:table-cell office:value-type="float" office:value="-197304">
            <text:p>-197304</text:p>
          </table:table-cell>
          <table:table-cell office:value-type="string" office:string-value="load_cell_3:">
            <text:p>load_cell_3:</text:p>
          </table:table-cell>
          <table:table-cell office:value-type="float" office:value="-197319">
            <text:p>-197319</text:p>
          </table:table-cell>
          <table:table-cell office:value-type="string" office:string-value="load_cell_4:">
            <text:p>load_cell_4:</text:p>
          </table:table-cell>
          <table:table-cell office:value-type="float" office:value="-197320">
            <text:p>-197320</text:p>
          </table:table-cell>
          <table:table-cell office:value-type="string" office:string-value="time_of_flight:">
            <text:p>time_of_flight:</text:p>
          </table:table-cell>
          <table:table-cell office:value-type="float" office:value="201">
            <text:p>201</text:p>
          </table:table-cell>
          <table:table-cell office:value-type="string" office:string-value=""/>
          <table:table-cell office:value-type="float" office:value="-424.590909090909" table:formula="=([.H38]+10500)/440">
            <text:p>-424.590909</text:p>
          </table:table-cell>
          <table:table-cell office:value-type="float" office:value="78" table:formula="=[.J38]-123">
            <text:p>7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04101">
            <text:p>-204101</text:p>
          </table:table-cell>
          <table:table-cell office:value-type="string" office:string-value="load_cell_2:">
            <text:p>load_cell_2:</text:p>
          </table:table-cell>
          <table:table-cell office:value-type="float" office:value="-204102">
            <text:p>-204102</text:p>
          </table:table-cell>
          <table:table-cell office:value-type="string" office:string-value="load_cell_3:">
            <text:p>load_cell_3:</text:p>
          </table:table-cell>
          <table:table-cell office:value-type="float" office:value="-204101">
            <text:p>-204101</text:p>
          </table:table-cell>
          <table:table-cell office:value-type="string" office:string-value="load_cell_4:">
            <text:p>load_cell_4:</text:p>
          </table:table-cell>
          <table:table-cell office:value-type="float" office:value="-204137">
            <text:p>-204137</text:p>
          </table:table-cell>
          <table:table-cell office:value-type="string" office:string-value="time_of_flight:">
            <text:p>time_of_flight:</text:p>
          </table:table-cell>
          <table:table-cell office:value-type="float" office:value="205">
            <text:p>205</text:p>
          </table:table-cell>
          <table:table-cell office:value-type="string" office:string-value=""/>
          <table:table-cell office:value-type="float" office:value="-440.084090909091" table:formula="=([.H39]+10500)/440">
            <text:p>-440.084091</text:p>
          </table:table-cell>
          <table:table-cell office:value-type="float" office:value="82" table:formula="=[.J39]-123">
            <text:p>8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10680">
            <text:p>-210680</text:p>
          </table:table-cell>
          <table:table-cell office:value-type="string" office:string-value="load_cell_2:">
            <text:p>load_cell_2:</text:p>
          </table:table-cell>
          <table:table-cell office:value-type="float" office:value="-210736">
            <text:p>-210736</text:p>
          </table:table-cell>
          <table:table-cell office:value-type="string" office:string-value="load_cell_3:">
            <text:p>load_cell_3:</text:p>
          </table:table-cell>
          <table:table-cell office:value-type="float" office:value="-210755">
            <text:p>-210755</text:p>
          </table:table-cell>
          <table:table-cell office:value-type="string" office:string-value="load_cell_4:">
            <text:p>load_cell_4:</text:p>
          </table:table-cell>
          <table:table-cell office:value-type="float" office:value="-210766">
            <text:p>-210766</text:p>
          </table:table-cell>
          <table:table-cell office:value-type="string" office:string-value="time_of_flight:">
            <text:p>time_of_flight:</text:p>
          </table:table-cell>
          <table:table-cell office:value-type="float" office:value="208">
            <text:p>208</text:p>
          </table:table-cell>
          <table:table-cell office:value-type="string" office:string-value=""/>
          <table:table-cell office:value-type="float" office:value="-455.15" table:formula="=([.H40]+10500)/440">
            <text:p>-455.15</text:p>
          </table:table-cell>
          <table:table-cell office:value-type="float" office:value="85" table:formula="=[.J40]-123">
            <text:p>8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18062">
            <text:p>-218062</text:p>
          </table:table-cell>
          <table:table-cell office:value-type="string" office:string-value="load_cell_2:">
            <text:p>load_cell_2:</text:p>
          </table:table-cell>
          <table:table-cell office:value-type="float" office:value="-218063">
            <text:p>-218063</text:p>
          </table:table-cell>
          <table:table-cell office:value-type="string" office:string-value="load_cell_3:">
            <text:p>load_cell_3:</text:p>
          </table:table-cell>
          <table:table-cell office:value-type="float" office:value="-218062">
            <text:p>-218062</text:p>
          </table:table-cell>
          <table:table-cell office:value-type="string" office:string-value="load_cell_4:">
            <text:p>load_cell_4:</text:p>
          </table:table-cell>
          <table:table-cell office:value-type="float" office:value="-218063">
            <text:p>-218063</text:p>
          </table:table-cell>
          <table:table-cell office:value-type="string" office:string-value="time_of_flight:">
            <text:p>time_of_flight:</text:p>
          </table:table-cell>
          <table:table-cell office:value-type="float" office:value="210">
            <text:p>210</text:p>
          </table:table-cell>
          <table:table-cell office:value-type="string" office:string-value=""/>
          <table:table-cell office:value-type="float" office:value="-471.734090909091" table:formula="=([.H41]+10500)/440">
            <text:p>-471.734091</text:p>
          </table:table-cell>
          <table:table-cell office:value-type="float" office:value="87" table:formula="=[.J41]-123">
            <text:p>8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25561">
            <text:p>-225561</text:p>
          </table:table-cell>
          <table:table-cell office:value-type="string" office:string-value="load_cell_2:">
            <text:p>load_cell_2:</text:p>
          </table:table-cell>
          <table:table-cell office:value-type="float" office:value="-225562">
            <text:p>-225562</text:p>
          </table:table-cell>
          <table:table-cell office:value-type="string" office:string-value="load_cell_3:">
            <text:p>load_cell_3:</text:p>
          </table:table-cell>
          <table:table-cell office:value-type="float" office:value="-225601">
            <text:p>-225601</text:p>
          </table:table-cell>
          <table:table-cell office:value-type="string" office:string-value="load_cell_4:">
            <text:p>load_cell_4:</text:p>
          </table:table-cell>
          <table:table-cell office:value-type="float" office:value="-225668">
            <text:p>-225668</text:p>
          </table:table-cell>
          <table:table-cell office:value-type="string" office:string-value="time_of_flight:">
            <text:p>time_of_flight:</text:p>
          </table:table-cell>
          <table:table-cell office:value-type="float" office:value="213">
            <text:p>213</text:p>
          </table:table-cell>
          <table:table-cell office:value-type="string" office:string-value=""/>
          <table:table-cell office:value-type="float" office:value="-489.018181818182" table:formula="=([.H42]+10500)/440">
            <text:p>-489.018182</text:p>
          </table:table-cell>
          <table:table-cell office:value-type="float" office:value="90" table:formula="=[.J42]-123">
            <text:p>9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31730">
            <text:p>-231730</text:p>
          </table:table-cell>
          <table:table-cell office:value-type="string" office:string-value="load_cell_2:">
            <text:p>load_cell_2:</text:p>
          </table:table-cell>
          <table:table-cell office:value-type="float" office:value="-231718">
            <text:p>-231718</text:p>
          </table:table-cell>
          <table:table-cell office:value-type="string" office:string-value="load_cell_3:">
            <text:p>load_cell_3:</text:p>
          </table:table-cell>
          <table:table-cell office:value-type="float" office:value="-231725">
            <text:p>-231725</text:p>
          </table:table-cell>
          <table:table-cell office:value-type="string" office:string-value="load_cell_4:">
            <text:p>load_cell_4:</text:p>
          </table:table-cell>
          <table:table-cell office:value-type="float" office:value="-231726">
            <text:p>-231726</text:p>
          </table:table-cell>
          <table:table-cell office:value-type="string" office:string-value="time_of_flight:">
            <text:p>time_of_flight:</text:p>
          </table:table-cell>
          <table:table-cell office:value-type="float" office:value="214">
            <text:p>214</text:p>
          </table:table-cell>
          <table:table-cell office:value-type="string" office:string-value=""/>
          <table:table-cell office:value-type="float" office:value="-502.786363636364" table:formula="=([.H43]+10500)/440">
            <text:p>-502.786364</text:p>
          </table:table-cell>
          <table:table-cell office:value-type="float" office:value="91" table:formula="=[.J43]-123">
            <text:p>9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36303">
            <text:p>-236303</text:p>
          </table:table-cell>
          <table:table-cell office:value-type="string" office:string-value="load_cell_2:">
            <text:p>load_cell_2:</text:p>
          </table:table-cell>
          <table:table-cell office:value-type="float" office:value="-236304">
            <text:p>-236304</text:p>
          </table:table-cell>
          <table:table-cell office:value-type="string" office:string-value="load_cell_3:">
            <text:p>load_cell_3:</text:p>
          </table:table-cell>
          <table:table-cell office:value-type="float" office:value="-236303">
            <text:p>-236303</text:p>
          </table:table-cell>
          <table:table-cell office:value-type="string" office:string-value="load_cell_4:">
            <text:p>load_cell_4:</text:p>
          </table:table-cell>
          <table:table-cell office:value-type="float" office:value="-236304">
            <text:p>-236304</text:p>
          </table:table-cell>
          <table:table-cell office:value-type="string" office:string-value="time_of_flight:">
            <text:p>time_of_flight:</text:p>
          </table:table-cell>
          <table:table-cell office:value-type="float" office:value="221">
            <text:p>221</text:p>
          </table:table-cell>
          <table:table-cell office:value-type="string" office:string-value=""/>
          <table:table-cell office:value-type="float" office:value="-513.190909090909" table:formula="=([.H44]+10500)/440">
            <text:p>-513.190909</text:p>
          </table:table-cell>
          <table:table-cell office:value-type="float" office:value="98" table:formula="=[.J44]-123">
            <text:p>9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1693">
            <text:p>-241693</text:p>
          </table:table-cell>
          <table:table-cell office:value-type="string" office:string-value="load_cell_2:">
            <text:p>load_cell_2:</text:p>
          </table:table-cell>
          <table:table-cell office:value-type="float" office:value="-241651">
            <text:p>-241651</text:p>
          </table:table-cell>
          <table:table-cell office:value-type="string" office:string-value="load_cell_3:">
            <text:p>load_cell_3:</text:p>
          </table:table-cell>
          <table:table-cell office:value-type="float" office:value="-241714">
            <text:p>-241714</text:p>
          </table:table-cell>
          <table:table-cell office:value-type="string" office:string-value="load_cell_4:">
            <text:p>load_cell_4:</text:p>
          </table:table-cell>
          <table:table-cell office:value-type="float" office:value="-241787">
            <text:p>-241787</text:p>
          </table:table-cell>
          <table:table-cell office:value-type="string" office:string-value="time_of_flight:">
            <text:p>time_of_flight:</text:p>
          </table:table-cell>
          <table:table-cell office:value-type="float" office:value="232">
            <text:p>232</text:p>
          </table:table-cell>
          <table:table-cell office:value-type="string" office:string-value=""/>
          <table:table-cell office:value-type="float" office:value="-525.652272727273" table:formula="=([.H45]+10500)/440">
            <text:p>-525.652273</text:p>
          </table:table-cell>
          <table:table-cell office:value-type="float" office:value="109" table:formula="=[.J45]-123">
            <text:p>10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1660">
            <text:p>-241660</text:p>
          </table:table-cell>
          <table:table-cell office:value-type="string" office:string-value="load_cell_2:">
            <text:p>load_cell_2:</text:p>
          </table:table-cell>
          <table:table-cell office:value-type="float" office:value="-241664">
            <text:p>-241664</text:p>
          </table:table-cell>
          <table:table-cell office:value-type="string" office:string-value="load_cell_3:">
            <text:p>load_cell_3:</text:p>
          </table:table-cell>
          <table:table-cell office:value-type="float" office:value="-241663">
            <text:p>-241663</text:p>
          </table:table-cell>
          <table:table-cell office:value-type="string" office:string-value="load_cell_4:">
            <text:p>load_cell_4:</text:p>
          </table:table-cell>
          <table:table-cell office:value-type="float" office:value="-241664">
            <text:p>-241664</text:p>
          </table:table-cell>
          <table:table-cell office:value-type="string" office:string-value="time_of_flight:">
            <text:p>time_of_flight:</text:p>
          </table:table-cell>
          <table:table-cell office:value-type="float" office:value="234">
            <text:p>234</text:p>
          </table:table-cell>
          <table:table-cell office:value-type="string" office:string-value=""/>
          <table:table-cell office:value-type="float" office:value="-525.372727272727" table:formula="=([.H46]+10500)/440">
            <text:p>-525.372727</text:p>
          </table:table-cell>
          <table:table-cell office:value-type="float" office:value="111" table:formula="=[.J46]-123">
            <text:p>11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1890">
            <text:p>-241890</text:p>
          </table:table-cell>
          <table:table-cell office:value-type="string" office:string-value="load_cell_2:">
            <text:p>load_cell_2:</text:p>
          </table:table-cell>
          <table:table-cell office:value-type="float" office:value="-241891">
            <text:p>-241891</text:p>
          </table:table-cell>
          <table:table-cell office:value-type="string" office:string-value="load_cell_3:">
            <text:p>load_cell_3:</text:p>
          </table:table-cell>
          <table:table-cell office:value-type="float" office:value="-241904">
            <text:p>-241904</text:p>
          </table:table-cell>
          <table:table-cell office:value-type="string" office:string-value="load_cell_4:">
            <text:p>load_cell_4:</text:p>
          </table:table-cell>
          <table:table-cell office:value-type="float" office:value="-241919">
            <text:p>-241919</text:p>
          </table:table-cell>
          <table:table-cell office:value-type="string" office:string-value="time_of_flight:">
            <text:p>time_of_flight:</text:p>
          </table:table-cell>
          <table:table-cell office:value-type="float" office:value="235">
            <text:p>235</text:p>
          </table:table-cell>
          <table:table-cell office:value-type="string" office:string-value=""/>
          <table:table-cell office:value-type="float" office:value="-525.952272727273" table:formula="=([.H47]+10500)/440">
            <text:p>-525.952273</text:p>
          </table:table-cell>
          <table:table-cell office:value-type="float" office:value="112" table:formula="=[.J47]-123">
            <text:p>11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4930">
            <text:p>-244930</text:p>
          </table:table-cell>
          <table:table-cell office:value-type="string" office:string-value="load_cell_2:">
            <text:p>load_cell_2:</text:p>
          </table:table-cell>
          <table:table-cell office:value-type="float" office:value="-244925">
            <text:p>-244925</text:p>
          </table:table-cell>
          <table:table-cell office:value-type="string" office:string-value="load_cell_3:">
            <text:p>load_cell_3:</text:p>
          </table:table-cell>
          <table:table-cell office:value-type="float" office:value="-244948">
            <text:p>-244948</text:p>
          </table:table-cell>
          <table:table-cell office:value-type="string" office:string-value="load_cell_4:">
            <text:p>load_cell_4:</text:p>
          </table:table-cell>
          <table:table-cell office:value-type="float" office:value="-244949">
            <text:p>-244949</text:p>
          </table:table-cell>
          <table:table-cell office:value-type="string" office:string-value="time_of_flight:">
            <text:p>time_of_flight:</text:p>
          </table:table-cell>
          <table:table-cell office:value-type="float" office:value="236">
            <text:p>236</text:p>
          </table:table-cell>
          <table:table-cell office:value-type="string" office:string-value=""/>
          <table:table-cell office:value-type="float" office:value="-532.838636363636" table:formula="=([.H48]+10500)/440">
            <text:p>-532.838636</text:p>
          </table:table-cell>
          <table:table-cell office:value-type="float" office:value="113" table:formula="=[.J48]-123">
            <text:p>11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8083">
            <text:p>-248083</text:p>
          </table:table-cell>
          <table:table-cell office:value-type="string" office:string-value="load_cell_2:">
            <text:p>load_cell_2:</text:p>
          </table:table-cell>
          <table:table-cell office:value-type="float" office:value="-248084">
            <text:p>-248084</text:p>
          </table:table-cell>
          <table:table-cell office:value-type="string" office:string-value="load_cell_3:">
            <text:p>load_cell_3:</text:p>
          </table:table-cell>
          <table:table-cell office:value-type="float" office:value="-248083">
            <text:p>-248083</text:p>
          </table:table-cell>
          <table:table-cell office:value-type="string" office:string-value="load_cell_4:">
            <text:p>load_cell_4:</text:p>
          </table:table-cell>
          <table:table-cell office:value-type="float" office:value="-248084">
            <text:p>-248084</text:p>
          </table:table-cell>
          <table:table-cell office:value-type="string" office:string-value="time_of_flight:">
            <text:p>time_of_flight:</text:p>
          </table:table-cell>
          <table:table-cell office:value-type="float" office:value="237">
            <text:p>237</text:p>
          </table:table-cell>
          <table:table-cell office:value-type="string" office:string-value=""/>
          <table:table-cell office:value-type="float" office:value="-539.963636363636" table:formula="=([.H49]+10500)/440">
            <text:p>-539.963636</text:p>
          </table:table-cell>
          <table:table-cell office:value-type="float" office:value="114" table:formula="=[.J49]-123">
            <text:p>11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51638">
            <text:p>-251638</text:p>
          </table:table-cell>
          <table:table-cell office:value-type="string" office:string-value="load_cell_2:">
            <text:p>load_cell_2:</text:p>
          </table:table-cell>
          <table:table-cell office:value-type="float" office:value="-251639">
            <text:p>-251639</text:p>
          </table:table-cell>
          <table:table-cell office:value-type="string" office:string-value="load_cell_3:">
            <text:p>load_cell_3:</text:p>
          </table:table-cell>
          <table:table-cell office:value-type="float" office:value="-251670">
            <text:p>-251670</text:p>
          </table:table-cell>
          <table:table-cell office:value-type="string" office:string-value="load_cell_4:">
            <text:p>load_cell_4:</text:p>
          </table:table-cell>
          <table:table-cell office:value-type="float" office:value="-251672">
            <text:p>-251672</text:p>
          </table:table-cell>
          <table:table-cell office:value-type="string" office:string-value="time_of_flight:">
            <text:p>time_of_flight:</text:p>
          </table:table-cell>
          <table:table-cell office:value-type="float" office:value="238">
            <text:p>238</text:p>
          </table:table-cell>
          <table:table-cell office:value-type="string" office:string-value=""/>
          <table:table-cell office:value-type="float" office:value="-548.118181818182" table:formula="=([.H50]+10500)/440">
            <text:p>-548.118182</text:p>
          </table:table-cell>
          <table:table-cell office:value-type="float" office:value="115" table:formula="=[.J50]-123">
            <text:p>11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55052">
            <text:p>-255052</text:p>
          </table:table-cell>
          <table:table-cell office:value-type="string" office:string-value="load_cell_2:">
            <text:p>load_cell_2:</text:p>
          </table:table-cell>
          <table:table-cell office:value-type="float" office:value="-255070">
            <text:p>-255070</text:p>
          </table:table-cell>
          <table:table-cell office:value-type="string" office:string-value="load_cell_3:">
            <text:p>load_cell_3:</text:p>
          </table:table-cell>
          <table:table-cell office:value-type="float" office:value="-255069">
            <text:p>-255069</text:p>
          </table:table-cell>
          <table:table-cell office:value-type="string" office:string-value="load_cell_4:">
            <text:p>load_cell_4:</text:p>
          </table:table-cell>
          <table:table-cell office:value-type="float" office:value="-255070">
            <text:p>-255070</text:p>
          </table:table-cell>
          <table:table-cell office:value-type="string" office:string-value="time_of_flight:">
            <text:p>time_of_flight:</text:p>
          </table:table-cell>
          <table:table-cell office:value-type="float" office:value="239">
            <text:p>239</text:p>
          </table:table-cell>
          <table:table-cell office:value-type="string" office:string-value=""/>
          <table:table-cell office:value-type="float" office:value="-555.840909090909" table:formula="=([.H51]+10500)/440">
            <text:p>-555.840909</text:p>
          </table:table-cell>
          <table:table-cell office:value-type="float" office:value="116" table:formula="=[.J51]-123">
            <text:p>11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58964">
            <text:p>-258964</text:p>
          </table:table-cell>
          <table:table-cell office:value-type="string" office:string-value="load_cell_2:">
            <text:p>load_cell_2:</text:p>
          </table:table-cell>
          <table:table-cell office:value-type="float" office:value="-258965">
            <text:p>-258965</text:p>
          </table:table-cell>
          <table:table-cell office:value-type="string" office:string-value="load_cell_3:">
            <text:p>load_cell_3:</text:p>
          </table:table-cell>
          <table:table-cell office:value-type="float" office:value="-258964">
            <text:p>-258964</text:p>
          </table:table-cell>
          <table:table-cell office:value-type="string" office:string-value="load_cell_4:">
            <text:p>load_cell_4:</text:p>
          </table:table-cell>
          <table:table-cell office:value-type="float" office:value="-259007">
            <text:p>-259007</text:p>
          </table:table-cell>
          <table:table-cell office:value-type="string" office:string-value="time_of_flight:">
            <text:p>time_of_flight:</text:p>
          </table:table-cell>
          <table:table-cell office:value-type="float" office:value="241">
            <text:p>241</text:p>
          </table:table-cell>
          <table:table-cell office:value-type="string" office:string-value=""/>
          <table:table-cell office:value-type="float" office:value="-564.788636363636" table:formula="=([.H52]+10500)/440">
            <text:p>-564.788636</text:p>
          </table:table-cell>
          <table:table-cell office:value-type="float" office:value="118" table:formula="=[.J52]-123">
            <text:p>11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63616">
            <text:p>-263616</text:p>
          </table:table-cell>
          <table:table-cell office:value-type="string" office:string-value="load_cell_2:">
            <text:p>load_cell_2:</text:p>
          </table:table-cell>
          <table:table-cell office:value-type="float" office:value="-263572">
            <text:p>-263572</text:p>
          </table:table-cell>
          <table:table-cell office:value-type="string" office:string-value="load_cell_3:">
            <text:p>load_cell_3:</text:p>
          </table:table-cell>
          <table:table-cell office:value-type="float" office:value="-263584">
            <text:p>-263584</text:p>
          </table:table-cell>
          <table:table-cell office:value-type="string" office:string-value="load_cell_4:">
            <text:p>load_cell_4:</text:p>
          </table:table-cell>
          <table:table-cell office:value-type="float" office:value="-263612">
            <text:p>-263612</text:p>
          </table:table-cell>
          <table:table-cell office:value-type="string" office:string-value="time_of_flight:">
            <text:p>time_of_flight:</text:p>
          </table:table-cell>
          <table:table-cell office:value-type="float" office:value="242">
            <text:p>242</text:p>
          </table:table-cell>
          <table:table-cell office:value-type="string" office:string-value=""/>
          <table:table-cell office:value-type="float" office:value="-575.254545454545" table:formula="=([.H53]+10500)/440">
            <text:p>-575.254545</text:p>
          </table:table-cell>
          <table:table-cell office:value-type="float" office:value="119" table:formula="=[.J53]-123">
            <text:p>11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67944">
            <text:p>-267944</text:p>
          </table:table-cell>
          <table:table-cell office:value-type="string" office:string-value="load_cell_2:">
            <text:p>load_cell_2:</text:p>
          </table:table-cell>
          <table:table-cell office:value-type="float" office:value="-267945">
            <text:p>-267945</text:p>
          </table:table-cell>
          <table:table-cell office:value-type="string" office:string-value="load_cell_3:">
            <text:p>load_cell_3:</text:p>
          </table:table-cell>
          <table:table-cell office:value-type="float" office:value="-267944">
            <text:p>-267944</text:p>
          </table:table-cell>
          <table:table-cell office:value-type="string" office:string-value="load_cell_4:">
            <text:p>load_cell_4:</text:p>
          </table:table-cell>
          <table:table-cell office:value-type="float" office:value="-267945">
            <text:p>-267945</text:p>
          </table:table-cell>
          <table:table-cell office:value-type="string" office:string-value="time_of_flight:">
            <text:p>time_of_flight:</text:p>
          </table:table-cell>
          <table:table-cell office:value-type="float" office:value="244">
            <text:p>244</text:p>
          </table:table-cell>
          <table:table-cell office:value-type="string" office:string-value=""/>
          <table:table-cell office:value-type="float" office:value="-585.102272727273" table:formula="=([.H54]+10500)/440">
            <text:p>-585.102273</text:p>
          </table:table-cell>
          <table:table-cell office:value-type="float" office:value="121" table:formula="=[.J54]-123">
            <text:p>12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73457">
            <text:p>-273457</text:p>
          </table:table-cell>
          <table:table-cell office:value-type="string" office:string-value="load_cell_2:">
            <text:p>load_cell_2:</text:p>
          </table:table-cell>
          <table:table-cell office:value-type="float" office:value="-273458">
            <text:p>-273458</text:p>
          </table:table-cell>
          <table:table-cell office:value-type="string" office:string-value="load_cell_3:">
            <text:p>load_cell_3:</text:p>
          </table:table-cell>
          <table:table-cell office:value-type="float" office:value="-273516">
            <text:p>-273516</text:p>
          </table:table-cell>
          <table:table-cell office:value-type="string" office:string-value="load_cell_4:">
            <text:p>load_cell_4:</text:p>
          </table:table-cell>
          <table:table-cell office:value-type="float" office:value="-273538">
            <text:p>-273538</text:p>
          </table:table-cell>
          <table:table-cell office:value-type="string" office:string-value="time_of_flight:">
            <text:p>time_of_flight:</text:p>
          </table:table-cell>
          <table:table-cell office:value-type="float" office:value="245">
            <text:p>245</text:p>
          </table:table-cell>
          <table:table-cell office:value-type="string" office:string-value=""/>
          <table:table-cell office:value-type="float" office:value="-597.813636363636" table:formula="=([.H55]+10500)/440">
            <text:p>-597.813636</text:p>
          </table:table-cell>
          <table:table-cell office:value-type="float" office:value="122" table:formula="=[.J55]-123">
            <text:p>12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78918">
            <text:p>-278918</text:p>
          </table:table-cell>
          <table:table-cell office:value-type="string" office:string-value="load_cell_2:">
            <text:p>load_cell_2:</text:p>
          </table:table-cell>
          <table:table-cell office:value-type="float" office:value="-278926">
            <text:p>-278926</text:p>
          </table:table-cell>
          <table:table-cell office:value-type="string" office:string-value="load_cell_3:">
            <text:p>load_cell_3:</text:p>
          </table:table-cell>
          <table:table-cell office:value-type="float" office:value="-278925">
            <text:p>-278925</text:p>
          </table:table-cell>
          <table:table-cell office:value-type="string" office:string-value="load_cell_4:">
            <text:p>load_cell_4:</text:p>
          </table:table-cell>
          <table:table-cell office:value-type="float" office:value="-278926">
            <text:p>-278926</text:p>
          </table:table-cell>
          <table:table-cell office:value-type="string" office:string-value="time_of_flight:">
            <text:p>time_of_flight:</text:p>
          </table:table-cell>
          <table:table-cell office:value-type="float" office:value="247">
            <text:p>247</text:p>
          </table:table-cell>
          <table:table-cell office:value-type="string" office:string-value=""/>
          <table:table-cell office:value-type="float" office:value="-610.059090909091" table:formula="=([.H56]+10500)/440">
            <text:p>-610.059091</text:p>
          </table:table-cell>
          <table:table-cell office:value-type="float" office:value="124" table:formula="=[.J56]-123">
            <text:p>12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84229">
            <text:p>-284229</text:p>
          </table:table-cell>
          <table:table-cell office:value-type="string" office:string-value="load_cell_2:">
            <text:p>load_cell_2:</text:p>
          </table:table-cell>
          <table:table-cell office:value-type="float" office:value="-284230">
            <text:p>-284230</text:p>
          </table:table-cell>
          <table:table-cell office:value-type="string" office:string-value="load_cell_3:">
            <text:p>load_cell_3:</text:p>
          </table:table-cell>
          <table:table-cell office:value-type="float" office:value="-284229">
            <text:p>-284229</text:p>
          </table:table-cell>
          <table:table-cell office:value-type="string" office:string-value="load_cell_4:">
            <text:p>load_cell_4:</text:p>
          </table:table-cell>
          <table:table-cell office:value-type="float" office:value="-284242">
            <text:p>-284242</text:p>
          </table:table-cell>
          <table:table-cell office:value-type="string" office:string-value="time_of_flight:">
            <text:p>time_of_flight:</text:p>
          </table:table-cell>
          <table:table-cell office:value-type="float" office:value="248">
            <text:p>248</text:p>
          </table:table-cell>
          <table:table-cell office:value-type="string" office:string-value=""/>
          <table:table-cell office:value-type="float" office:value="-622.140909090909" table:formula="=([.H57]+10500)/440">
            <text:p>-622.140909</text:p>
          </table:table-cell>
          <table:table-cell office:value-type="float" office:value="125" table:formula="=[.J57]-123">
            <text:p>12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89742">
            <text:p>-289742</text:p>
          </table:table-cell>
          <table:table-cell office:value-type="string" office:string-value="load_cell_2:">
            <text:p>load_cell_2:</text:p>
          </table:table-cell>
          <table:table-cell office:value-type="float" office:value="-289782">
            <text:p>-289782</text:p>
          </table:table-cell>
          <table:table-cell office:value-type="string" office:string-value="load_cell_3:">
            <text:p>load_cell_3:</text:p>
          </table:table-cell>
          <table:table-cell office:value-type="float" office:value="-289838">
            <text:p>-289838</text:p>
          </table:table-cell>
          <table:table-cell office:value-type="string" office:string-value="load_cell_4:">
            <text:p>load_cell_4:</text:p>
          </table:table-cell>
          <table:table-cell office:value-type="float" office:value="-289852">
            <text:p>-289852</text:p>
          </table:table-cell>
          <table:table-cell office:value-type="string" office:string-value="time_of_flight:">
            <text:p>time_of_flight:</text:p>
          </table:table-cell>
          <table:table-cell office:value-type="float" office:value="247">
            <text:p>247</text:p>
          </table:table-cell>
          <table:table-cell office:value-type="string" office:string-value=""/>
          <table:table-cell office:value-type="float" office:value="-634.890909090909" table:formula="=([.H58]+10500)/440">
            <text:p>-634.890909</text:p>
          </table:table-cell>
          <table:table-cell office:value-type="float" office:value="124" table:formula="=[.J58]-123">
            <text:p>12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5008">
            <text:p>-295008</text:p>
          </table:table-cell>
          <table:table-cell office:value-type="string" office:string-value="load_cell_2:">
            <text:p>load_cell_2:</text:p>
          </table:table-cell>
          <table:table-cell office:value-type="float" office:value="-295009">
            <text:p>-295009</text:p>
          </table:table-cell>
          <table:table-cell office:value-type="string" office:string-value="load_cell_3:">
            <text:p>load_cell_3:</text:p>
          </table:table-cell>
          <table:table-cell office:value-type="float" office:value="-295008">
            <text:p>-295008</text:p>
          </table:table-cell>
          <table:table-cell office:value-type="string" office:string-value="load_cell_4:">
            <text:p>load_cell_4:</text:p>
          </table:table-cell>
          <table:table-cell office:value-type="float" office:value="-295009">
            <text:p>-295009</text:p>
          </table:table-cell>
          <table:table-cell office:value-type="string" office:string-value="time_of_flight:">
            <text:p>time_of_flight:</text:p>
          </table:table-cell>
          <table:table-cell office:value-type="float" office:value="248">
            <text:p>248</text:p>
          </table:table-cell>
          <table:table-cell office:value-type="string" office:string-value=""/>
          <table:table-cell office:value-type="float" office:value="-646.611363636364" table:formula="=([.H59]+10500)/440">
            <text:p>-646.611364</text:p>
          </table:table-cell>
          <table:table-cell office:value-type="float" office:value="125" table:formula="=[.J59]-123">
            <text:p>12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00428">
            <text:p>-300428</text:p>
          </table:table-cell>
          <table:table-cell office:value-type="string" office:string-value="load_cell_2:">
            <text:p>load_cell_2:</text:p>
          </table:table-cell>
          <table:table-cell office:value-type="float" office:value="-300429">
            <text:p>-300429</text:p>
          </table:table-cell>
          <table:table-cell office:value-type="string" office:string-value="load_cell_3:">
            <text:p>load_cell_3:</text:p>
          </table:table-cell>
          <table:table-cell office:value-type="float" office:value="-300428">
            <text:p>-300428</text:p>
          </table:table-cell>
          <table:table-cell office:value-type="string" office:string-value="load_cell_4:">
            <text:p>load_cell_4:</text:p>
          </table:table-cell>
          <table:table-cell office:value-type="float" office:value="-300421">
            <text:p>-300421</text:p>
          </table:table-cell>
          <table:table-cell office:value-type="string" office:string-value="time_of_flight:">
            <text:p>time_of_flight:</text:p>
          </table:table-cell>
          <table:table-cell office:value-type="float" office:value="247">
            <text:p>247</text:p>
          </table:table-cell>
          <table:table-cell office:value-type="string" office:string-value=""/>
          <table:table-cell office:value-type="float" office:value="-658.911363636364" table:formula="=([.H60]+10500)/440">
            <text:p>-658.911364</text:p>
          </table:table-cell>
          <table:table-cell office:value-type="float" office:value="124" table:formula="=[.J60]-123">
            <text:p>12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05663">
            <text:p>-305663</text:p>
          </table:table-cell>
          <table:table-cell office:value-type="string" office:string-value="load_cell_2:">
            <text:p>load_cell_2:</text:p>
          </table:table-cell>
          <table:table-cell office:value-type="float" office:value="-305681">
            <text:p>-305681</text:p>
          </table:table-cell>
          <table:table-cell office:value-type="string" office:string-value="load_cell_3:">
            <text:p>load_cell_3:</text:p>
          </table:table-cell>
          <table:table-cell office:value-type="float" office:value="-305683">
            <text:p>-305683</text:p>
          </table:table-cell>
          <table:table-cell office:value-type="string" office:string-value="load_cell_4:">
            <text:p>load_cell_4:</text:p>
          </table:table-cell>
          <table:table-cell office:value-type="float" office:value="-305684">
            <text:p>-305684</text:p>
          </table:table-cell>
          <table:table-cell office:value-type="string" office:string-value="time_of_flight:">
            <text:p>time_of_flight:</text:p>
          </table:table-cell>
          <table:table-cell office:value-type="float" office:value="245">
            <text:p>245</text:p>
          </table:table-cell>
          <table:table-cell office:value-type="string" office:string-value=""/>
          <table:table-cell office:value-type="float" office:value="-670.872727272727" table:formula="=([.H61]+10500)/440">
            <text:p>-670.872727</text:p>
          </table:table-cell>
          <table:table-cell office:value-type="float" office:value="122" table:formula="=[.J61]-123">
            <text:p>12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0591">
            <text:p>-310591</text:p>
          </table:table-cell>
          <table:table-cell office:value-type="string" office:string-value="load_cell_2:">
            <text:p>load_cell_2:</text:p>
          </table:table-cell>
          <table:table-cell office:value-type="float" office:value="-310592">
            <text:p>-310592</text:p>
          </table:table-cell>
          <table:table-cell office:value-type="string" office:string-value="load_cell_3:">
            <text:p>load_cell_3:</text:p>
          </table:table-cell>
          <table:table-cell office:value-type="float" office:value="-310591">
            <text:p>-310591</text:p>
          </table:table-cell>
          <table:table-cell office:value-type="string" office:string-value="load_cell_4:">
            <text:p>load_cell_4:</text:p>
          </table:table-cell>
          <table:table-cell office:value-type="float" office:value="-310592">
            <text:p>-310592</text:p>
          </table:table-cell>
          <table:table-cell office:value-type="string" office:string-value="time_of_flight:">
            <text:p>time_of_flight:</text:p>
          </table:table-cell>
          <table:table-cell office:value-type="float" office:value="241">
            <text:p>241</text:p>
          </table:table-cell>
          <table:table-cell office:value-type="string" office:string-value=""/>
          <table:table-cell office:value-type="float" office:value="-682.027272727273" table:formula="=([.H62]+10500)/440">
            <text:p>-682.027273</text:p>
          </table:table-cell>
          <table:table-cell office:value-type="float" office:value="118" table:formula="=[.J62]-123">
            <text:p>11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6023">
            <text:p>-316023</text:p>
          </table:table-cell>
          <table:table-cell office:value-type="string" office:string-value="load_cell_2:">
            <text:p>load_cell_2:</text:p>
          </table:table-cell>
          <table:table-cell office:value-type="float" office:value="-316024">
            <text:p>-316024</text:p>
          </table:table-cell>
          <table:table-cell office:value-type="string" office:string-value="load_cell_3:">
            <text:p>load_cell_3:</text:p>
          </table:table-cell>
          <table:table-cell office:value-type="float" office:value="-316060">
            <text:p>-316060</text:p>
          </table:table-cell>
          <table:table-cell office:value-type="string" office:string-value="load_cell_4:">
            <text:p>load_cell_4:</text:p>
          </table:table-cell>
          <table:table-cell office:value-type="float" office:value="-316088">
            <text:p>-316088</text:p>
          </table:table-cell>
          <table:table-cell office:value-type="string" office:string-value="time_of_flight:">
            <text:p>time_of_flight:</text:p>
          </table:table-cell>
          <table:table-cell office:value-type="float" office:value="233">
            <text:p>233</text:p>
          </table:table-cell>
          <table:table-cell office:value-type="string" office:string-value=""/>
          <table:table-cell office:value-type="float" office:value="-694.518181818182" table:formula="=([.H63]+10500)/440">
            <text:p>-694.518182</text:p>
          </table:table-cell>
          <table:table-cell office:value-type="float" office:value="110" table:formula="=[.J63]-123">
            <text:p>11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21214">
            <text:p>-321214</text:p>
          </table:table-cell>
          <table:table-cell office:value-type="string" office:string-value="load_cell_2:">
            <text:p>load_cell_2:</text:p>
          </table:table-cell>
          <table:table-cell office:value-type="float" office:value="-321235">
            <text:p>-321235</text:p>
          </table:table-cell>
          <table:table-cell office:value-type="string" office:string-value="load_cell_3:">
            <text:p>load_cell_3:</text:p>
          </table:table-cell>
          <table:table-cell office:value-type="float" office:value="-321234">
            <text:p>-321234</text:p>
          </table:table-cell>
          <table:table-cell office:value-type="string" office:string-value="load_cell_4:">
            <text:p>load_cell_4:</text:p>
          </table:table-cell>
          <table:table-cell office:value-type="float" office:value="-321235">
            <text:p>-321235</text:p>
          </table:table-cell>
          <table:table-cell office:value-type="string" office:string-value="time_of_flight:">
            <text:p>time_of_flight:</text:p>
          </table:table-cell>
          <table:table-cell office:value-type="float" office:value="229">
            <text:p>229</text:p>
          </table:table-cell>
          <table:table-cell office:value-type="string" office:string-value=""/>
          <table:table-cell office:value-type="float" office:value="-706.215909090909" table:formula="=([.H64]+10500)/440">
            <text:p>-706.215909</text:p>
          </table:table-cell>
          <table:table-cell office:value-type="float" office:value="106" table:formula="=[.J64]-123">
            <text:p>10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24258">
            <text:p>-324258</text:p>
          </table:table-cell>
          <table:table-cell office:value-type="string" office:string-value="load_cell_2:">
            <text:p>load_cell_2:</text:p>
          </table:table-cell>
          <table:table-cell office:value-type="float" office:value="-324259">
            <text:p>-324259</text:p>
          </table:table-cell>
          <table:table-cell office:value-type="string" office:string-value="load_cell_3:">
            <text:p>load_cell_3:</text:p>
          </table:table-cell>
          <table:table-cell office:value-type="float" office:value="-324258">
            <text:p>-324258</text:p>
          </table:table-cell>
          <table:table-cell office:value-type="string" office:string-value="load_cell_4:">
            <text:p>load_cell_4:</text:p>
          </table:table-cell>
          <table:table-cell office:value-type="float" office:value="-324271">
            <text:p>-324271</text:p>
          </table:table-cell>
          <table:table-cell office:value-type="string" office:string-value="time_of_flight:">
            <text:p>time_of_flight:</text:p>
          </table:table-cell>
          <table:table-cell office:value-type="float" office:value="226">
            <text:p>226</text:p>
          </table:table-cell>
          <table:table-cell office:value-type="string" office:string-value=""/>
          <table:table-cell office:value-type="float" office:value="-713.115909090909" table:formula="=([.H65]+10500)/440">
            <text:p>-713.115909</text:p>
          </table:table-cell>
          <table:table-cell office:value-type="float" office:value="103" table:formula="=[.J65]-123">
            <text:p>10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28208">
            <text:p>-328208</text:p>
          </table:table-cell>
          <table:table-cell office:value-type="string" office:string-value="load_cell_2:">
            <text:p>load_cell_2:</text:p>
          </table:table-cell>
          <table:table-cell office:value-type="float" office:value="-328231">
            <text:p>-328231</text:p>
          </table:table-cell>
          <table:table-cell office:value-type="string" office:string-value="load_cell_3:">
            <text:p>load_cell_3:</text:p>
          </table:table-cell>
          <table:table-cell office:value-type="float" office:value="-328267">
            <text:p>-328267</text:p>
          </table:table-cell>
          <table:table-cell office:value-type="string" office:string-value="load_cell_4:">
            <text:p>load_cell_4:</text:p>
          </table:table-cell>
          <table:table-cell office:value-type="float" office:value="-328311">
            <text:p>-328311</text:p>
          </table:table-cell>
          <table:table-cell office:value-type="string" office:string-value="time_of_flight:">
            <text:p>time_of_flight:</text:p>
          </table:table-cell>
          <table:table-cell office:value-type="float" office:value="220">
            <text:p>220</text:p>
          </table:table-cell>
          <table:table-cell office:value-type="string" office:string-value=""/>
          <table:table-cell office:value-type="float" office:value="-722.297727272727" table:formula="=([.H66]+10500)/440">
            <text:p>-722.297727</text:p>
          </table:table-cell>
          <table:table-cell office:value-type="float" office:value="97" table:formula="=[.J66]-123">
            <text:p>9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4052">
            <text:p>-334052</text:p>
          </table:table-cell>
          <table:table-cell office:value-type="string" office:string-value="load_cell_2:">
            <text:p>load_cell_2:</text:p>
          </table:table-cell>
          <table:table-cell office:value-type="float" office:value="-334053">
            <text:p>-334053</text:p>
          </table:table-cell>
          <table:table-cell office:value-type="string" office:string-value="load_cell_3:">
            <text:p>load_cell_3:</text:p>
          </table:table-cell>
          <table:table-cell office:value-type="float" office:value="-334052">
            <text:p>-334052</text:p>
          </table:table-cell>
          <table:table-cell office:value-type="string" office:string-value="load_cell_4:">
            <text:p>load_cell_4:</text:p>
          </table:table-cell>
          <table:table-cell office:value-type="float" office:value="-334053">
            <text:p>-334053</text:p>
          </table:table-cell>
          <table:table-cell office:value-type="string" office:string-value="time_of_flight:">
            <text:p>time_of_flight:</text:p>
          </table:table-cell>
          <table:table-cell office:value-type="float" office:value="223">
            <text:p>223</text:p>
          </table:table-cell>
          <table:table-cell office:value-type="string" office:string-value=""/>
          <table:table-cell office:value-type="float" office:value="-735.347727272727" table:formula="=([.H67]+10500)/440">
            <text:p>-735.347727</text:p>
          </table:table-cell>
          <table:table-cell office:value-type="float" office:value="100" table:formula="=[.J67]-123">
            <text:p>10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0118">
            <text:p>-340118</text:p>
          </table:table-cell>
          <table:table-cell office:value-type="string" office:string-value="load_cell_2:">
            <text:p>load_cell_2:</text:p>
          </table:table-cell>
          <table:table-cell office:value-type="float" office:value="-340119">
            <text:p>-340119</text:p>
          </table:table-cell>
          <table:table-cell office:value-type="string" office:string-value="load_cell_3:">
            <text:p>load_cell_3:</text:p>
          </table:table-cell>
          <table:table-cell office:value-type="float" office:value="-340119">
            <text:p>-340119</text:p>
          </table:table-cell>
          <table:table-cell office:value-type="string" office:string-value="load_cell_4:">
            <text:p>load_cell_4:</text:p>
          </table:table-cell>
          <table:table-cell office:value-type="float" office:value="-340131">
            <text:p>-340131</text:p>
          </table:table-cell>
          <table:table-cell office:value-type="string" office:string-value="time_of_flight:">
            <text:p>time_of_flight:</text:p>
          </table:table-cell>
          <table:table-cell office:value-type="float" office:value="223">
            <text:p>223</text:p>
          </table:table-cell>
          <table:table-cell office:value-type="string" office:string-value=""/>
          <table:table-cell office:value-type="float" office:value="-749.161363636364" table:formula="=([.H68]+10500)/440">
            <text:p>-749.161364</text:p>
          </table:table-cell>
          <table:table-cell office:value-type="float" office:value="100" table:formula="=[.J68]-123">
            <text:p>10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5245">
            <text:p>-345245</text:p>
          </table:table-cell>
          <table:table-cell office:value-type="string" office:string-value="load_cell_2:">
            <text:p>load_cell_2:</text:p>
          </table:table-cell>
          <table:table-cell office:value-type="float" office:value="-345311">
            <text:p>-345311</text:p>
          </table:table-cell>
          <table:table-cell office:value-type="string" office:string-value="load_cell_3:">
            <text:p>load_cell_3:</text:p>
          </table:table-cell>
          <table:table-cell office:value-type="float" office:value="-345310">
            <text:p>-345310</text:p>
          </table:table-cell>
          <table:table-cell office:value-type="string" office:string-value="load_cell_4:">
            <text:p>load_cell_4:</text:p>
          </table:table-cell>
          <table:table-cell office:value-type="float" office:value="-345311">
            <text:p>-345311</text:p>
          </table:table-cell>
          <table:table-cell office:value-type="string" office:string-value="time_of_flight:">
            <text:p>time_of_flight:</text:p>
          </table:table-cell>
          <table:table-cell office:value-type="float" office:value="224">
            <text:p>224</text:p>
          </table:table-cell>
          <table:table-cell office:value-type="string" office:string-value=""/>
          <table:table-cell office:value-type="float" office:value="-760.934090909091" table:formula="=([.H69]+10500)/440">
            <text:p>-760.934091</text:p>
          </table:table-cell>
          <table:table-cell office:value-type="float" office:value="101" table:formula="=[.J69]-123">
            <text:p>10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0973">
            <text:p>-350973</text:p>
          </table:table-cell>
          <table:table-cell office:value-type="string" office:string-value="load_cell_2:">
            <text:p>load_cell_2:</text:p>
          </table:table-cell>
          <table:table-cell office:value-type="float" office:value="-350974">
            <text:p>-350974</text:p>
          </table:table-cell>
          <table:table-cell office:value-type="string" office:string-value="load_cell_3:">
            <text:p>load_cell_3:</text:p>
          </table:table-cell>
          <table:table-cell office:value-type="float" office:value="-350973">
            <text:p>-350973</text:p>
          </table:table-cell>
          <table:table-cell office:value-type="string" office:string-value="load_cell_4:">
            <text:p>load_cell_4:</text:p>
          </table:table-cell>
          <table:table-cell office:value-type="float" office:value="-350970">
            <text:p>-350970</text:p>
          </table:table-cell>
          <table:table-cell office:value-type="string" office:string-value="time_of_flight:">
            <text:p>time_of_flight:</text:p>
          </table:table-cell>
          <table:table-cell office:value-type="float" office:value="225">
            <text:p>225</text:p>
          </table:table-cell>
          <table:table-cell office:value-type="string" office:string-value=""/>
          <table:table-cell office:value-type="float" office:value="-773.795454545455" table:formula="=([.H70]+10500)/440">
            <text:p>-773.795455</text:p>
          </table:table-cell>
          <table:table-cell office:value-type="float" office:value="102" table:formula="=[.J70]-123">
            <text:p>10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7636">
            <text:p>-357636</text:p>
          </table:table-cell>
          <table:table-cell office:value-type="string" office:string-value="load_cell_2:">
            <text:p>load_cell_2:</text:p>
          </table:table-cell>
          <table:table-cell office:value-type="float" office:value="-357659">
            <text:p>-357659</text:p>
          </table:table-cell>
          <table:table-cell office:value-type="string" office:string-value="load_cell_3:">
            <text:p>load_cell_3:</text:p>
          </table:table-cell>
          <table:table-cell office:value-type="float" office:value="-357731">
            <text:p>-357731</text:p>
          </table:table-cell>
          <table:table-cell office:value-type="string" office:string-value="load_cell_4:">
            <text:p>load_cell_4:</text:p>
          </table:table-cell>
          <table:table-cell office:value-type="float" office:value="-357759">
            <text:p>-357759</text:p>
          </table:table-cell>
          <table:table-cell office:value-type="string" office:string-value="time_of_flight:">
            <text:p>time_of_flight:</text:p>
          </table:table-cell>
          <table:table-cell office:value-type="float" office:value="229">
            <text:p>229</text:p>
          </table:table-cell>
          <table:table-cell office:value-type="string" office:string-value=""/>
          <table:table-cell office:value-type="float" office:value="-789.225" table:formula="=([.H71]+10500)/440">
            <text:p>-789.225</text:p>
          </table:table-cell>
          <table:table-cell office:value-type="float" office:value="106" table:formula="=[.J71]-123">
            <text:p>10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63026">
            <text:p>-363026</text:p>
          </table:table-cell>
          <table:table-cell office:value-type="string" office:string-value="load_cell_2:">
            <text:p>load_cell_2:</text:p>
          </table:table-cell>
          <table:table-cell office:value-type="float" office:value="-363027">
            <text:p>-363027</text:p>
          </table:table-cell>
          <table:table-cell office:value-type="string" office:string-value="load_cell_3:">
            <text:p>load_cell_3:</text:p>
          </table:table-cell>
          <table:table-cell office:value-type="float" office:value="-363026">
            <text:p>-363026</text:p>
          </table:table-cell>
          <table:table-cell office:value-type="string" office:string-value="load_cell_4:">
            <text:p>load_cell_4:</text:p>
          </table:table-cell>
          <table:table-cell office:value-type="float" office:value="-363027">
            <text:p>-363027</text:p>
          </table:table-cell>
          <table:table-cell office:value-type="string" office:string-value="time_of_flight:">
            <text:p>time_of_flight:</text:p>
          </table:table-cell>
          <table:table-cell office:value-type="float" office:value="230">
            <text:p>230</text:p>
          </table:table-cell>
          <table:table-cell office:value-type="string" office:string-value=""/>
          <table:table-cell office:value-type="float" office:value="-801.197727272727" table:formula="=([.H72]+10500)/440">
            <text:p>-801.197727</text:p>
          </table:table-cell>
          <table:table-cell office:value-type="float" office:value="107" table:formula="=[.J72]-123">
            <text:p>1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68889">
            <text:p>-368889</text:p>
          </table:table-cell>
          <table:table-cell office:value-type="string" office:string-value="load_cell_2:">
            <text:p>load_cell_2:</text:p>
          </table:table-cell>
          <table:table-cell office:value-type="float" office:value="-368890">
            <text:p>-368890</text:p>
          </table:table-cell>
          <table:table-cell office:value-type="string" office:string-value="load_cell_3:">
            <text:p>load_cell_3:</text:p>
          </table:table-cell>
          <table:table-cell office:value-type="float" office:value="-368898">
            <text:p>-368898</text:p>
          </table:table-cell>
          <table:table-cell office:value-type="string" office:string-value="load_cell_4:">
            <text:p>load_cell_4:</text:p>
          </table:table-cell>
          <table:table-cell office:value-type="float" office:value="-368934">
            <text:p>-368934</text:p>
          </table:table-cell>
          <table:table-cell office:value-type="string" office:string-value="time_of_flight:">
            <text:p>time_of_flight:</text:p>
          </table:table-cell>
          <table:table-cell office:value-type="float" office:value="230">
            <text:p>230</text:p>
          </table:table-cell>
          <table:table-cell office:value-type="string" office:string-value=""/>
          <table:table-cell office:value-type="float" office:value="-814.622727272727" table:formula="=([.H73]+10500)/440">
            <text:p>-814.622727</text:p>
          </table:table-cell>
          <table:table-cell office:value-type="float" office:value="107" table:formula="=[.J73]-123">
            <text:p>1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4700">
            <text:p>-374700</text:p>
          </table:table-cell>
          <table:table-cell office:value-type="string" office:string-value="load_cell_2:">
            <text:p>load_cell_2:</text:p>
          </table:table-cell>
          <table:table-cell office:value-type="float" office:value="-374753">
            <text:p>-374753</text:p>
          </table:table-cell>
          <table:table-cell office:value-type="string" office:string-value="load_cell_3:">
            <text:p>load_cell_3:</text:p>
          </table:table-cell>
          <table:table-cell office:value-type="float" office:value="-374769">
            <text:p>-374769</text:p>
          </table:table-cell>
          <table:table-cell office:value-type="string" office:string-value="load_cell_4:">
            <text:p>load_cell_4:</text:p>
          </table:table-cell>
          <table:table-cell office:value-type="float" office:value="-374770">
            <text:p>-374770</text:p>
          </table:table-cell>
          <table:table-cell office:value-type="string" office:string-value="time_of_flight:">
            <text:p>time_of_flight:</text:p>
          </table:table-cell>
          <table:table-cell office:value-type="float" office:value="230">
            <text:p>230</text:p>
          </table:table-cell>
          <table:table-cell office:value-type="string" office:string-value=""/>
          <table:table-cell office:value-type="float" office:value="-827.886363636364" table:formula="=([.H74]+10500)/440">
            <text:p>-827.886364</text:p>
          </table:table-cell>
          <table:table-cell office:value-type="float" office:value="107" table:formula="=[.J74]-123">
            <text:p>1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9443">
            <text:p>-379443</text:p>
          </table:table-cell>
          <table:table-cell office:value-type="string" office:string-value="load_cell_2:">
            <text:p>load_cell_2:</text:p>
          </table:table-cell>
          <table:table-cell office:value-type="float" office:value="-379444">
            <text:p>-379444</text:p>
          </table:table-cell>
          <table:table-cell office:value-type="string" office:string-value="load_cell_3:">
            <text:p>load_cell_3:</text:p>
          </table:table-cell>
          <table:table-cell office:value-type="float" office:value="-379443">
            <text:p>-379443</text:p>
          </table:table-cell>
          <table:table-cell office:value-type="string" office:string-value="load_cell_4:">
            <text:p>load_cell_4:</text:p>
          </table:table-cell>
          <table:table-cell office:value-type="float" office:value="-379444">
            <text:p>-379444</text:p>
          </table:table-cell>
          <table:table-cell office:value-type="string" office:string-value="time_of_flight:">
            <text:p>time_of_flight:</text:p>
          </table:table-cell>
          <table:table-cell office:value-type="float" office:value="229">
            <text:p>229</text:p>
          </table:table-cell>
          <table:table-cell office:value-type="string" office:string-value=""/>
          <table:table-cell office:value-type="float" office:value="-838.509090909091" table:formula="=([.H75]+10500)/440">
            <text:p>-838.509091</text:p>
          </table:table-cell>
          <table:table-cell office:value-type="float" office:value="106" table:formula="=[.J75]-123">
            <text:p>10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80345">
            <text:p>-380345</text:p>
          </table:table-cell>
          <table:table-cell office:value-type="string" office:string-value="load_cell_2:">
            <text:p>load_cell_2:</text:p>
          </table:table-cell>
          <table:table-cell office:value-type="float" office:value="-380331">
            <text:p>-380331</text:p>
          </table:table-cell>
          <table:table-cell office:value-type="string" office:string-value="load_cell_3:">
            <text:p>load_cell_3:</text:p>
          </table:table-cell>
          <table:table-cell office:value-type="float" office:value="-380353">
            <text:p>-380353</text:p>
          </table:table-cell>
          <table:table-cell office:value-type="string" office:string-value="load_cell_4:">
            <text:p>load_cell_4:</text:p>
          </table:table-cell>
          <table:table-cell office:value-type="float" office:value="-380384">
            <text:p>-380384</text:p>
          </table:table-cell>
          <table:table-cell office:value-type="string" office:string-value="time_of_flight:">
            <text:p>time_of_flight:</text:p>
          </table:table-cell>
          <table:table-cell office:value-type="float" office:value="231">
            <text:p>231</text:p>
          </table:table-cell>
          <table:table-cell office:value-type="string" office:string-value=""/>
          <table:table-cell office:value-type="float" office:value="-840.645454545455" table:formula="=([.H76]+10500)/440">
            <text:p>-840.645455</text:p>
          </table:table-cell>
          <table:table-cell office:value-type="float" office:value="108" table:formula="=[.J76]-123">
            <text:p>10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84830">
            <text:p>-384830</text:p>
          </table:table-cell>
          <table:table-cell office:value-type="string" office:string-value="load_cell_2:">
            <text:p>load_cell_2:</text:p>
          </table:table-cell>
          <table:table-cell office:value-type="float" office:value="-384855">
            <text:p>-384855</text:p>
          </table:table-cell>
          <table:table-cell office:value-type="string" office:string-value="load_cell_3:">
            <text:p>load_cell_3:</text:p>
          </table:table-cell>
          <table:table-cell office:value-type="float" office:value="-384854">
            <text:p>-384854</text:p>
          </table:table-cell>
          <table:table-cell office:value-type="string" office:string-value="load_cell_4:">
            <text:p>load_cell_4:</text:p>
          </table:table-cell>
          <table:table-cell office:value-type="float" office:value="-384855">
            <text:p>-384855</text:p>
          </table:table-cell>
          <table:table-cell office:value-type="string" office:string-value="time_of_flight:">
            <text:p>time_of_flight:</text:p>
          </table:table-cell>
          <table:table-cell office:value-type="float" office:value="228">
            <text:p>228</text:p>
          </table:table-cell>
          <table:table-cell office:value-type="string" office:string-value=""/>
          <table:table-cell office:value-type="float" office:value="-850.806818181818" table:formula="=([.H77]+10500)/440">
            <text:p>-850.806818</text:p>
          </table:table-cell>
          <table:table-cell office:value-type="float" office:value="105" table:formula="=[.J77]-123">
            <text:p>10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88812">
            <text:p>-388812</text:p>
          </table:table-cell>
          <table:table-cell office:value-type="string" office:string-value="load_cell_2:">
            <text:p>load_cell_2:</text:p>
          </table:table-cell>
          <table:table-cell office:value-type="float" office:value="-388813">
            <text:p>-388813</text:p>
          </table:table-cell>
          <table:table-cell office:value-type="string" office:string-value="load_cell_3:">
            <text:p>load_cell_3:</text:p>
          </table:table-cell>
          <table:table-cell office:value-type="float" office:value="-388812">
            <text:p>-388812</text:p>
          </table:table-cell>
          <table:table-cell office:value-type="string" office:string-value="load_cell_4:">
            <text:p>load_cell_4:</text:p>
          </table:table-cell>
          <table:table-cell office:value-type="float" office:value="-388860">
            <text:p>-388860</text:p>
          </table:table-cell>
          <table:table-cell office:value-type="string" office:string-value="time_of_flight:">
            <text:p>time_of_flight:</text:p>
          </table:table-cell>
          <table:table-cell office:value-type="float" office:value="228">
            <text:p>228</text:p>
          </table:table-cell>
          <table:table-cell office:value-type="string" office:string-value=""/>
          <table:table-cell office:value-type="float" office:value="-859.909090909091" table:formula="=([.H78]+10500)/440">
            <text:p>-859.909091</text:p>
          </table:table-cell>
          <table:table-cell office:value-type="float" office:value="105" table:formula="=[.J78]-123">
            <text:p>10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91302">
            <text:p>-391302</text:p>
          </table:table-cell>
          <table:table-cell office:value-type="string" office:string-value="load_cell_2:">
            <text:p>load_cell_2:</text:p>
          </table:table-cell>
          <table:table-cell office:value-type="float" office:value="-391324">
            <text:p>-391324</text:p>
          </table:table-cell>
          <table:table-cell office:value-type="string" office:string-value="load_cell_3:">
            <text:p>load_cell_3:</text:p>
          </table:table-cell>
          <table:table-cell office:value-type="float" office:value="-391316">
            <text:p>-391316</text:p>
          </table:table-cell>
          <table:table-cell office:value-type="string" office:string-value="load_cell_4:">
            <text:p>load_cell_4:</text:p>
          </table:table-cell>
          <table:table-cell office:value-type="float" office:value="-391304">
            <text:p>-391304</text:p>
          </table:table-cell>
          <table:table-cell office:value-type="string" office:string-value="time_of_flight:">
            <text:p>time_of_flight:</text:p>
          </table:table-cell>
          <table:table-cell office:value-type="float" office:value="235">
            <text:p>235</text:p>
          </table:table-cell>
          <table:table-cell office:value-type="string" office:string-value=""/>
          <table:table-cell office:value-type="float" office:value="-865.463636363636" table:formula="=([.H79]+10500)/440">
            <text:p>-865.463636</text:p>
          </table:table-cell>
          <table:table-cell office:value-type="float" office:value="112" table:formula="=[.J79]-123">
            <text:p>11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93506">
            <text:p>-393506</text:p>
          </table:table-cell>
          <table:table-cell office:value-type="string" office:string-value="load_cell_2:">
            <text:p>load_cell_2:</text:p>
          </table:table-cell>
          <table:table-cell office:value-type="float" office:value="-393507">
            <text:p>-393507</text:p>
          </table:table-cell>
          <table:table-cell office:value-type="string" office:string-value="load_cell_3:">
            <text:p>load_cell_3:</text:p>
          </table:table-cell>
          <table:table-cell office:value-type="float" office:value="-393506">
            <text:p>-393506</text:p>
          </table:table-cell>
          <table:table-cell office:value-type="string" office:string-value="load_cell_4:">
            <text:p>load_cell_4:</text:p>
          </table:table-cell>
          <table:table-cell office:value-type="float" office:value="-393507">
            <text:p>-393507</text:p>
          </table:table-cell>
          <table:table-cell office:value-type="string" office:string-value="time_of_flight:">
            <text:p>time_of_flight:</text:p>
          </table:table-cell>
          <table:table-cell office:value-type="float" office:value="239">
            <text:p>239</text:p>
          </table:table-cell>
          <table:table-cell office:value-type="string" office:string-value=""/>
          <table:table-cell office:value-type="float" office:value="-870.470454545455" table:formula="=([.H80]+10500)/440">
            <text:p>-870.470455</text:p>
          </table:table-cell>
          <table:table-cell office:value-type="float" office:value="116" table:formula="=[.J80]-123">
            <text:p>11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95144">
            <text:p>-395144</text:p>
          </table:table-cell>
          <table:table-cell office:value-type="string" office:string-value="load_cell_2:">
            <text:p>load_cell_2:</text:p>
          </table:table-cell>
          <table:table-cell office:value-type="float" office:value="-395145">
            <text:p>-395145</text:p>
          </table:table-cell>
          <table:table-cell office:value-type="string" office:string-value="load_cell_3:">
            <text:p>load_cell_3:</text:p>
          </table:table-cell>
          <table:table-cell office:value-type="float" office:value="-395102">
            <text:p>-395102</text:p>
          </table:table-cell>
          <table:table-cell office:value-type="string" office:string-value="load_cell_4:">
            <text:p>load_cell_4:</text:p>
          </table:table-cell>
          <table:table-cell office:value-type="float" office:value="-395107">
            <text:p>-395107</text:p>
          </table:table-cell>
          <table:table-cell office:value-type="string" office:string-value="time_of_flight:">
            <text:p>time_of_flight:</text:p>
          </table:table-cell>
          <table:table-cell office:value-type="float" office:value="230">
            <text:p>230</text:p>
          </table:table-cell>
          <table:table-cell office:value-type="string" office:string-value=""/>
          <table:table-cell office:value-type="float" office:value="-874.106818181818" table:formula="=([.H81]+10500)/440">
            <text:p>-874.106818</text:p>
          </table:table-cell>
          <table:table-cell office:value-type="float" office:value="107" table:formula="=[.J81]-123">
            <text:p>1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97915">
            <text:p>-397915</text:p>
          </table:table-cell>
          <table:table-cell office:value-type="string" office:string-value="load_cell_2:">
            <text:p>load_cell_2:</text:p>
          </table:table-cell>
          <table:table-cell office:value-type="float" office:value="-397935">
            <text:p>-397935</text:p>
          </table:table-cell>
          <table:table-cell office:value-type="string" office:string-value="load_cell_3:">
            <text:p>load_cell_3:</text:p>
          </table:table-cell>
          <table:table-cell office:value-type="float" office:value="-397918">
            <text:p>-397918</text:p>
          </table:table-cell>
          <table:table-cell office:value-type="string" office:string-value="load_cell_4:">
            <text:p>load_cell_4:</text:p>
          </table:table-cell>
          <table:table-cell office:value-type="float" office:value="-397919">
            <text:p>-397919</text:p>
          </table:table-cell>
          <table:table-cell office:value-type="string" office:string-value="time_of_flight:">
            <text:p>time_of_flight:</text:p>
          </table:table-cell>
          <table:table-cell office:value-type="float" office:value="232">
            <text:p>232</text:p>
          </table:table-cell>
          <table:table-cell office:value-type="string" office:string-value=""/>
          <table:table-cell office:value-type="float" office:value="-880.497727272727" table:formula="=([.H82]+10500)/440">
            <text:p>-880.497727</text:p>
          </table:table-cell>
          <table:table-cell office:value-type="float" office:value="109" table:formula="=[.J82]-123">
            <text:p>10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05131">
            <text:p>-405131</text:p>
          </table:table-cell>
          <table:table-cell office:value-type="string" office:string-value="load_cell_2:">
            <text:p>load_cell_2:</text:p>
          </table:table-cell>
          <table:table-cell office:value-type="float" office:value="-405132">
            <text:p>-405132</text:p>
          </table:table-cell>
          <table:table-cell office:value-type="string" office:string-value="load_cell_3:">
            <text:p>load_cell_3:</text:p>
          </table:table-cell>
          <table:table-cell office:value-type="float" office:value="-405131">
            <text:p>-405131</text:p>
          </table:table-cell>
          <table:table-cell office:value-type="string" office:string-value="load_cell_4:">
            <text:p>load_cell_4:</text:p>
          </table:table-cell>
          <table:table-cell office:value-type="float" office:value="-405152">
            <text:p>-405152</text:p>
          </table:table-cell>
          <table:table-cell office:value-type="string" office:string-value="time_of_flight:">
            <text:p>time_of_flight:</text:p>
          </table:table-cell>
          <table:table-cell office:value-type="float" office:value="239">
            <text:p>239</text:p>
          </table:table-cell>
          <table:table-cell office:value-type="string" office:string-value=""/>
          <table:table-cell office:value-type="float" office:value="-896.936363636364" table:formula="=([.H83]+10500)/440">
            <text:p>-896.936364</text:p>
          </table:table-cell>
          <table:table-cell office:value-type="float" office:value="116" table:formula="=[.J83]-123">
            <text:p>11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10486">
            <text:p>-410486</text:p>
          </table:table-cell>
          <table:table-cell office:value-type="string" office:string-value="load_cell_2:">
            <text:p>load_cell_2:</text:p>
          </table:table-cell>
          <table:table-cell office:value-type="float" office:value="-410496">
            <text:p>-410496</text:p>
          </table:table-cell>
          <table:table-cell office:value-type="string" office:string-value="load_cell_3:">
            <text:p>load_cell_3:</text:p>
          </table:table-cell>
          <table:table-cell office:value-type="float" office:value="-410522">
            <text:p>-410522</text:p>
          </table:table-cell>
          <table:table-cell office:value-type="string" office:string-value="load_cell_4:">
            <text:p>load_cell_4:</text:p>
          </table:table-cell>
          <table:table-cell office:value-type="float" office:value="-410551">
            <text:p>-410551</text:p>
          </table:table-cell>
          <table:table-cell office:value-type="string" office:string-value="time_of_flight:">
            <text:p>time_of_flight:</text:p>
          </table:table-cell>
          <table:table-cell office:value-type="float" office:value="240">
            <text:p>240</text:p>
          </table:table-cell>
          <table:table-cell office:value-type="string" office:string-value=""/>
          <table:table-cell office:value-type="float" office:value="-909.206818181818" table:formula="=([.H84]+10500)/440">
            <text:p>-909.206818</text:p>
          </table:table-cell>
          <table:table-cell office:value-type="float" office:value="117" table:formula="=[.J84]-123">
            <text:p>11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15905">
            <text:p>-415905</text:p>
          </table:table-cell>
          <table:table-cell office:value-type="string" office:string-value="load_cell_2:">
            <text:p>load_cell_2:</text:p>
          </table:table-cell>
          <table:table-cell office:value-type="float" office:value="-415926">
            <text:p>-415926</text:p>
          </table:table-cell>
          <table:table-cell office:value-type="string" office:string-value="load_cell_3:">
            <text:p>load_cell_3:</text:p>
          </table:table-cell>
          <table:table-cell office:value-type="float" office:value="-415925">
            <text:p>-415925</text:p>
          </table:table-cell>
          <table:table-cell office:value-type="string" office:string-value="load_cell_4:">
            <text:p>load_cell_4:</text:p>
          </table:table-cell>
          <table:table-cell office:value-type="float" office:value="-415926">
            <text:p>-415926</text:p>
          </table:table-cell>
          <table:table-cell office:value-type="string" office:string-value="time_of_flight:">
            <text:p>time_of_flight:</text:p>
          </table:table-cell>
          <table:table-cell office:value-type="float" office:value="242">
            <text:p>242</text:p>
          </table:table-cell>
          <table:table-cell office:value-type="string" office:string-value=""/>
          <table:table-cell office:value-type="float" office:value="-921.422727272727" table:formula="=([.H85]+10500)/440">
            <text:p>-921.422727</text:p>
          </table:table-cell>
          <table:table-cell office:value-type="float" office:value="119" table:formula="=[.J85]-123">
            <text:p>11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19630">
            <text:p>-419630</text:p>
          </table:table-cell>
          <table:table-cell office:value-type="string" office:string-value="load_cell_2:">
            <text:p>load_cell_2:</text:p>
          </table:table-cell>
          <table:table-cell office:value-type="float" office:value="-419631">
            <text:p>-419631</text:p>
          </table:table-cell>
          <table:table-cell office:value-type="string" office:string-value="load_cell_3:">
            <text:p>load_cell_3:</text:p>
          </table:table-cell>
          <table:table-cell office:value-type="float" office:value="-419630">
            <text:p>-419630</text:p>
          </table:table-cell>
          <table:table-cell office:value-type="string" office:string-value="load_cell_4:">
            <text:p>load_cell_4:</text:p>
          </table:table-cell>
          <table:table-cell office:value-type="float" office:value="-419640">
            <text:p>-419640</text:p>
          </table:table-cell>
          <table:table-cell office:value-type="string" office:string-value="time_of_flight:">
            <text:p>time_of_flight:</text:p>
          </table:table-cell>
          <table:table-cell office:value-type="float" office:value="272">
            <text:p>272</text:p>
          </table:table-cell>
          <table:table-cell office:value-type="string" office:string-value=""/>
          <table:table-cell office:value-type="float" office:value="-929.863636363636" table:formula="=([.H86]+10500)/440">
            <text:p>-929.863636</text:p>
          </table:table-cell>
          <table:table-cell office:value-type="float" office:value="149" table:formula="=[.J86]-123">
            <text:p>14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24458">
            <text:p>-424458</text:p>
          </table:table-cell>
          <table:table-cell office:value-type="string" office:string-value="load_cell_2:">
            <text:p>load_cell_2:</text:p>
          </table:table-cell>
          <table:table-cell office:value-type="float" office:value="-424477">
            <text:p>-424477</text:p>
          </table:table-cell>
          <table:table-cell office:value-type="string" office:string-value="load_cell_3:">
            <text:p>load_cell_3:</text:p>
          </table:table-cell>
          <table:table-cell office:value-type="float" office:value="-424518">
            <text:p>-424518</text:p>
          </table:table-cell>
          <table:table-cell office:value-type="string" office:string-value="load_cell_4:">
            <text:p>load_cell_4:</text:p>
          </table:table-cell>
          <table:table-cell office:value-type="float" office:value="-424520">
            <text:p>-424520</text:p>
          </table:table-cell>
          <table:table-cell office:value-type="string" office:string-value="time_of_flight:">
            <text:p>time_of_flight:</text:p>
          </table:table-cell>
          <table:table-cell office:value-type="float" office:value="308">
            <text:p>308</text:p>
          </table:table-cell>
          <table:table-cell office:value-type="string" office:string-value=""/>
          <table:table-cell office:value-type="float" office:value="-940.954545454545" table:formula="=([.H87]+10500)/440">
            <text:p>-940.954545</text:p>
          </table:table-cell>
          <table:table-cell office:value-type="float" office:value="185" table:formula="=[.J87]-123">
            <text:p>18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28489">
            <text:p>-428489</text:p>
          </table:table-cell>
          <table:table-cell office:value-type="string" office:string-value="load_cell_2:">
            <text:p>load_cell_2:</text:p>
          </table:table-cell>
          <table:table-cell office:value-type="float" office:value="-428490">
            <text:p>-428490</text:p>
          </table:table-cell>
          <table:table-cell office:value-type="string" office:string-value="load_cell_3:">
            <text:p>load_cell_3:</text:p>
          </table:table-cell>
          <table:table-cell office:value-type="float" office:value="-428489">
            <text:p>-428489</text:p>
          </table:table-cell>
          <table:table-cell office:value-type="string" office:string-value="load_cell_4:">
            <text:p>load_cell_4:</text:p>
          </table:table-cell>
          <table:table-cell office:value-type="float" office:value="-428490">
            <text:p>-428490</text:p>
          </table:table-cell>
          <table:table-cell office:value-type="string" office:string-value="time_of_flight:">
            <text:p>time_of_flight:</text:p>
          </table:table-cell>
          <table:table-cell office:value-type="float" office:value="281">
            <text:p>281</text:p>
          </table:table-cell>
          <table:table-cell office:value-type="string" office:string-value=""/>
          <table:table-cell office:value-type="float" office:value="-949.977272727273" table:formula="=([.H88]+10500)/440">
            <text:p>-949.977273</text:p>
          </table:table-cell>
          <table:table-cell office:value-type="float" office:value="158" table:formula="=[.J88]-123">
            <text:p>15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32923">
            <text:p>-432923</text:p>
          </table:table-cell>
          <table:table-cell office:value-type="string" office:string-value="load_cell_2:">
            <text:p>load_cell_2:</text:p>
          </table:table-cell>
          <table:table-cell office:value-type="float" office:value="-432898">
            <text:p>-432898</text:p>
          </table:table-cell>
          <table:table-cell office:value-type="string" office:string-value="load_cell_3:">
            <text:p>load_cell_3:</text:p>
          </table:table-cell>
          <table:table-cell office:value-type="float" office:value="-432933">
            <text:p>-432933</text:p>
          </table:table-cell>
          <table:table-cell office:value-type="string" office:string-value="load_cell_4:">
            <text:p>load_cell_4:</text:p>
          </table:table-cell>
          <table:table-cell office:value-type="float" office:value="-432971">
            <text:p>-432971</text:p>
          </table:table-cell>
          <table:table-cell office:value-type="string" office:string-value="time_of_flight:">
            <text:p>time_of_flight:</text:p>
          </table:table-cell>
          <table:table-cell office:value-type="float" office:value="272">
            <text:p>272</text:p>
          </table:table-cell>
          <table:table-cell office:value-type="string" office:string-value=""/>
          <table:table-cell office:value-type="float" office:value="-960.161363636364" table:formula="=([.H89]+10500)/440">
            <text:p>-960.161364</text:p>
          </table:table-cell>
          <table:table-cell office:value-type="float" office:value="149" table:formula="=[.J89]-123">
            <text:p>14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34629">
            <text:p>-434629</text:p>
          </table:table-cell>
          <table:table-cell office:value-type="string" office:string-value="load_cell_2:">
            <text:p>load_cell_2:</text:p>
          </table:table-cell>
          <table:table-cell office:value-type="float" office:value="-434639">
            <text:p>-434639</text:p>
          </table:table-cell>
          <table:table-cell office:value-type="string" office:string-value="load_cell_3:">
            <text:p>load_cell_3:</text:p>
          </table:table-cell>
          <table:table-cell office:value-type="float" office:value="-434633">
            <text:p>-434633</text:p>
          </table:table-cell>
          <table:table-cell office:value-type="string" office:string-value="load_cell_4:">
            <text:p>load_cell_4:</text:p>
          </table:table-cell>
          <table:table-cell office:value-type="float" office:value="-434634">
            <text:p>-434634</text:p>
          </table:table-cell>
          <table:table-cell office:value-type="string" office:string-value="time_of_flight:">
            <text:p>time_of_flight:</text:p>
          </table:table-cell>
          <table:table-cell office:value-type="float" office:value="273">
            <text:p>273</text:p>
          </table:table-cell>
          <table:table-cell office:value-type="string" office:string-value=""/>
          <table:table-cell office:value-type="float" office:value="-963.940909090909" table:formula="=([.H90]+10500)/440">
            <text:p>-963.940909</text:p>
          </table:table-cell>
          <table:table-cell office:value-type="float" office:value="150" table:formula="=[.J90]-123">
            <text:p>15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38512">
            <text:p>-438512</text:p>
          </table:table-cell>
          <table:table-cell office:value-type="string" office:string-value="load_cell_2:">
            <text:p>load_cell_2:</text:p>
          </table:table-cell>
          <table:table-cell office:value-type="float" office:value="-438513">
            <text:p>-438513</text:p>
          </table:table-cell>
          <table:table-cell office:value-type="string" office:string-value="load_cell_3:">
            <text:p>load_cell_3:</text:p>
          </table:table-cell>
          <table:table-cell office:value-type="float" office:value="-438512">
            <text:p>-438512</text:p>
          </table:table-cell>
          <table:table-cell office:value-type="string" office:string-value="load_cell_4:">
            <text:p>load_cell_4:</text:p>
          </table:table-cell>
          <table:table-cell office:value-type="float" office:value="-438536">
            <text:p>-438536</text:p>
          </table:table-cell>
          <table:table-cell office:value-type="string" office:string-value="time_of_flight:">
            <text:p>time_of_flight:</text:p>
          </table:table-cell>
          <table:table-cell office:value-type="float" office:value="282">
            <text:p>282</text:p>
          </table:table-cell>
          <table:table-cell office:value-type="string" office:string-value=""/>
          <table:table-cell office:value-type="float" office:value="-972.809090909091" table:formula="=([.H91]+10500)/440">
            <text:p>-972.809091</text:p>
          </table:table-cell>
          <table:table-cell office:value-type="float" office:value="159" table:formula="=[.J91]-123">
            <text:p>15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0799">
            <text:p>-440799</text:p>
          </table:table-cell>
          <table:table-cell office:value-type="string" office:string-value="load_cell_2:">
            <text:p>load_cell_2:</text:p>
          </table:table-cell>
          <table:table-cell office:value-type="float" office:value="-440759">
            <text:p>-440759</text:p>
          </table:table-cell>
          <table:table-cell office:value-type="string" office:string-value="load_cell_3:">
            <text:p>load_cell_3:</text:p>
          </table:table-cell>
          <table:table-cell office:value-type="float" office:value="-440789">
            <text:p>-440789</text:p>
          </table:table-cell>
          <table:table-cell office:value-type="string" office:string-value="load_cell_4:">
            <text:p>load_cell_4:</text:p>
          </table:table-cell>
          <table:table-cell office:value-type="float" office:value="-440802">
            <text:p>-440802</text:p>
          </table:table-cell>
          <table:table-cell office:value-type="string" office:string-value="time_of_flight:">
            <text:p>time_of_flight:</text:p>
          </table:table-cell>
          <table:table-cell office:value-type="float" office:value="295">
            <text:p>295</text:p>
          </table:table-cell>
          <table:table-cell office:value-type="string" office:string-value=""/>
          <table:table-cell office:value-type="float" office:value="-977.959090909091" table:formula="=([.H92]+10500)/440">
            <text:p>-977.959091</text:p>
          </table:table-cell>
          <table:table-cell office:value-type="float" office:value="172" table:formula="=[.J92]-123">
            <text:p>17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2604">
            <text:p>-442604</text:p>
          </table:table-cell>
          <table:table-cell office:value-type="string" office:string-value="load_cell_2:">
            <text:p>load_cell_2:</text:p>
          </table:table-cell>
          <table:table-cell office:value-type="float" office:value="-442616">
            <text:p>-442616</text:p>
          </table:table-cell>
          <table:table-cell office:value-type="string" office:string-value="load_cell_3:">
            <text:p>load_cell_3:</text:p>
          </table:table-cell>
          <table:table-cell office:value-type="float" office:value="-442615">
            <text:p>-442615</text:p>
          </table:table-cell>
          <table:table-cell office:value-type="string" office:string-value="load_cell_4:">
            <text:p>load_cell_4:</text:p>
          </table:table-cell>
          <table:table-cell office:value-type="float" office:value="-442616">
            <text:p>-442616</text:p>
          </table:table-cell>
          <table:table-cell office:value-type="string" office:string-value="time_of_flight:">
            <text:p>time_of_flight:</text:p>
          </table:table-cell>
          <table:table-cell office:value-type="float" office:value="298">
            <text:p>298</text:p>
          </table:table-cell>
          <table:table-cell office:value-type="string" office:string-value=""/>
          <table:table-cell office:value-type="float" office:value="-982.081818181818" table:formula="=([.H93]+10500)/440">
            <text:p>-982.081818</text:p>
          </table:table-cell>
          <table:table-cell office:value-type="float" office:value="175" table:formula="=[.J93]-123">
            <text:p>17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4998">
            <text:p>-444998</text:p>
          </table:table-cell>
          <table:table-cell office:value-type="string" office:string-value="load_cell_2:">
            <text:p>load_cell_2:</text:p>
          </table:table-cell>
          <table:table-cell office:value-type="float" office:value="-444999">
            <text:p>-444999</text:p>
          </table:table-cell>
          <table:table-cell office:value-type="string" office:string-value="load_cell_3:">
            <text:p>load_cell_3:</text:p>
          </table:table-cell>
          <table:table-cell office:value-type="float" office:value="-445022">
            <text:p>-445022</text:p>
          </table:table-cell>
          <table:table-cell office:value-type="string" office:string-value="load_cell_4:">
            <text:p>load_cell_4:</text:p>
          </table:table-cell>
          <table:table-cell office:value-type="float" office:value="-445038">
            <text:p>-445038</text:p>
          </table:table-cell>
          <table:table-cell office:value-type="string" office:string-value="time_of_flight:">
            <text:p>time_of_flight:</text:p>
          </table:table-cell>
          <table:table-cell office:value-type="float" office:value="300">
            <text:p>300</text:p>
          </table:table-cell>
          <table:table-cell office:value-type="string" office:string-value=""/>
          <table:table-cell office:value-type="float" office:value="-987.586363636364" table:formula="=([.H94]+10500)/440">
            <text:p>-987.586364</text:p>
          </table:table-cell>
          <table:table-cell office:value-type="float" office:value="177" table:formula="=[.J94]-123">
            <text:p>17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7072">
            <text:p>-447072</text:p>
          </table:table-cell>
          <table:table-cell office:value-type="string" office:string-value="load_cell_2:">
            <text:p>load_cell_2:</text:p>
          </table:table-cell>
          <table:table-cell office:value-type="float" office:value="-447078">
            <text:p>-447078</text:p>
          </table:table-cell>
          <table:table-cell office:value-type="string" office:string-value="load_cell_3:">
            <text:p>load_cell_3:</text:p>
          </table:table-cell>
          <table:table-cell office:value-type="float" office:value="-447098">
            <text:p>-447098</text:p>
          </table:table-cell>
          <table:table-cell office:value-type="string" office:string-value="load_cell_4:">
            <text:p>load_cell_4:</text:p>
          </table:table-cell>
          <table:table-cell office:value-type="float" office:value="-447099">
            <text:p>-447099</text:p>
          </table:table-cell>
          <table:table-cell office:value-type="string" office:string-value="time_of_flight:">
            <text:p>time_of_flight:</text:p>
          </table:table-cell>
          <table:table-cell office:value-type="float" office:value="303">
            <text:p>303</text:p>
          </table:table-cell>
          <table:table-cell office:value-type="string" office:string-value=""/>
          <table:table-cell office:value-type="float" office:value="-992.270454545455" table:formula="=([.H95]+10500)/440">
            <text:p>-992.270455</text:p>
          </table:table-cell>
          <table:table-cell office:value-type="float" office:value="180" table:formula="=[.J95]-123">
            <text:p>18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2114">
            <text:p>-442114</text:p>
          </table:table-cell>
          <table:table-cell office:value-type="string" office:string-value="load_cell_2:">
            <text:p>load_cell_2:</text:p>
          </table:table-cell>
          <table:table-cell office:value-type="float" office:value="-442115">
            <text:p>-442115</text:p>
          </table:table-cell>
          <table:table-cell office:value-type="string" office:string-value="load_cell_3:">
            <text:p>load_cell_3:</text:p>
          </table:table-cell>
          <table:table-cell office:value-type="float" office:value="-442114">
            <text:p>-442114</text:p>
          </table:table-cell>
          <table:table-cell office:value-type="string" office:string-value="load_cell_4:">
            <text:p>load_cell_4:</text:p>
          </table:table-cell>
          <table:table-cell office:value-type="float" office:value="-442115">
            <text:p>-442115</text:p>
          </table:table-cell>
          <table:table-cell office:value-type="string" office:string-value="time_of_flight:">
            <text:p>time_of_flight:</text:p>
          </table:table-cell>
          <table:table-cell office:value-type="float" office:value="317">
            <text:p>317</text:p>
          </table:table-cell>
          <table:table-cell office:value-type="string" office:string-value=""/>
          <table:table-cell office:value-type="float" office:value="-980.943181818182" table:formula="=([.H96]+10500)/440">
            <text:p>-980.943182</text:p>
          </table:table-cell>
          <table:table-cell office:value-type="float" office:value="194" table:formula="=[.J96]-123">
            <text:p>19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0991">
            <text:p>-440991</text:p>
          </table:table-cell>
          <table:table-cell office:value-type="string" office:string-value="load_cell_2:">
            <text:p>load_cell_2:</text:p>
          </table:table-cell>
          <table:table-cell office:value-type="float" office:value="-441007">
            <text:p>-441007</text:p>
          </table:table-cell>
          <table:table-cell office:value-type="string" office:string-value="load_cell_3:">
            <text:p>load_cell_3:</text:p>
          </table:table-cell>
          <table:table-cell office:value-type="float" office:value="-441057">
            <text:p>-441057</text:p>
          </table:table-cell>
          <table:table-cell office:value-type="string" office:string-value="load_cell_4:">
            <text:p>load_cell_4:</text:p>
          </table:table-cell>
          <table:table-cell office:value-type="float" office:value="-441034">
            <text:p>-441034</text:p>
          </table:table-cell>
          <table:table-cell office:value-type="string" office:string-value="time_of_flight:">
            <text:p>time_of_flight:</text:p>
          </table:table-cell>
          <table:table-cell office:value-type="float" office:value="328">
            <text:p>328</text:p>
          </table:table-cell>
          <table:table-cell office:value-type="string" office:string-value=""/>
          <table:table-cell office:value-type="float" office:value="-978.486363636364" table:formula="=([.H97]+10500)/440">
            <text:p>-978.486364</text:p>
          </table:table-cell>
          <table:table-cell office:value-type="float" office:value="205" table:formula="=[.J97]-123">
            <text:p>20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2262">
            <text:p>-442262</text:p>
          </table:table-cell>
          <table:table-cell office:value-type="string" office:string-value="load_cell_2:">
            <text:p>load_cell_2:</text:p>
          </table:table-cell>
          <table:table-cell office:value-type="float" office:value="-442290">
            <text:p>-442290</text:p>
          </table:table-cell>
          <table:table-cell office:value-type="string" office:string-value="load_cell_3:">
            <text:p>load_cell_3:</text:p>
          </table:table-cell>
          <table:table-cell office:value-type="float" office:value="-442289">
            <text:p>-442289</text:p>
          </table:table-cell>
          <table:table-cell office:value-type="string" office:string-value="load_cell_4:">
            <text:p>load_cell_4:</text:p>
          </table:table-cell>
          <table:table-cell office:value-type="float" office:value="-442290">
            <text:p>-442290</text:p>
          </table:table-cell>
          <table:table-cell office:value-type="string" office:string-value="time_of_flight:">
            <text:p>time_of_flight:</text:p>
          </table:table-cell>
          <table:table-cell office:value-type="float" office:value="340">
            <text:p>340</text:p>
          </table:table-cell>
          <table:table-cell office:value-type="string" office:string-value=""/>
          <table:table-cell office:value-type="float" office:value="-981.340909090909" table:formula="=([.H98]+10500)/440">
            <text:p>-981.340909</text:p>
          </table:table-cell>
          <table:table-cell office:value-type="float" office:value="217" table:formula="=[.J98]-123">
            <text:p>21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0238">
            <text:p>-440238</text:p>
          </table:table-cell>
          <table:table-cell office:value-type="string" office:string-value="load_cell_2:">
            <text:p>load_cell_2:</text:p>
          </table:table-cell>
          <table:table-cell office:value-type="float" office:value="-440239">
            <text:p>-440239</text:p>
          </table:table-cell>
          <table:table-cell office:value-type="string" office:string-value="load_cell_3:">
            <text:p>load_cell_3:</text:p>
          </table:table-cell>
          <table:table-cell office:value-type="float" office:value="-440238">
            <text:p>-440238</text:p>
          </table:table-cell>
          <table:table-cell office:value-type="string" office:string-value="load_cell_4:">
            <text:p>load_cell_4:</text:p>
          </table:table-cell>
          <table:table-cell office:value-type="float" office:value="-440248">
            <text:p>-440248</text:p>
          </table:table-cell>
          <table:table-cell office:value-type="string" office:string-value="time_of_flight:">
            <text:p>time_of_flight:</text:p>
          </table:table-cell>
          <table:table-cell office:value-type="float" office:value="355">
            <text:p>355</text:p>
          </table:table-cell>
          <table:table-cell office:value-type="string" office:string-value=""/>
          <table:table-cell office:value-type="float" office:value="-976.7" table:formula="=([.H99]+10500)/440">
            <text:p>-976.7</text:p>
          </table:table-cell>
          <table:table-cell office:value-type="float" office:value="232" table:formula="=[.J99]-123">
            <text:p>23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37212">
            <text:p>-437212</text:p>
          </table:table-cell>
          <table:table-cell office:value-type="string" office:string-value="load_cell_2:">
            <text:p>load_cell_2:</text:p>
          </table:table-cell>
          <table:table-cell office:value-type="float" office:value="-437168">
            <text:p>-437168</text:p>
          </table:table-cell>
          <table:table-cell office:value-type="string" office:string-value="load_cell_3:">
            <text:p>load_cell_3:</text:p>
          </table:table-cell>
          <table:table-cell office:value-type="float" office:value="-437183">
            <text:p>-437183</text:p>
          </table:table-cell>
          <table:table-cell office:value-type="string" office:string-value="load_cell_4:">
            <text:p>load_cell_4:</text:p>
          </table:table-cell>
          <table:table-cell office:value-type="float" office:value="-437170">
            <text:p>-437170</text:p>
          </table:table-cell>
          <table:table-cell office:value-type="string" office:string-value="time_of_flight:">
            <text:p>time_of_flight:</text:p>
          </table:table-cell>
          <table:table-cell office:value-type="float" office:value="369">
            <text:p>369</text:p>
          </table:table-cell>
          <table:table-cell office:value-type="string" office:string-value=""/>
          <table:table-cell office:value-type="float" office:value="-969.704545454545" table:formula="=([.H100]+10500)/440">
            <text:p>-969.704545</text:p>
          </table:table-cell>
          <table:table-cell office:value-type="float" office:value="246" table:formula="=[.J100]-123">
            <text:p>24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34249">
            <text:p>-434249</text:p>
          </table:table-cell>
          <table:table-cell office:value-type="string" office:string-value="load_cell_2:">
            <text:p>load_cell_2:</text:p>
          </table:table-cell>
          <table:table-cell office:value-type="float" office:value="-434250">
            <text:p>-434250</text:p>
          </table:table-cell>
          <table:table-cell office:value-type="string" office:string-value="load_cell_3:">
            <text:p>load_cell_3:</text:p>
          </table:table-cell>
          <table:table-cell office:value-type="float" office:value="-434249">
            <text:p>-434249</text:p>
          </table:table-cell>
          <table:table-cell office:value-type="string" office:string-value="load_cell_4:">
            <text:p>load_cell_4:</text:p>
          </table:table-cell>
          <table:table-cell office:value-type="float" office:value="-434250">
            <text:p>-434250</text:p>
          </table:table-cell>
          <table:table-cell office:value-type="string" office:string-value="time_of_flight:">
            <text:p>time_of_flight:</text:p>
          </table:table-cell>
          <table:table-cell office:value-type="float" office:value="380">
            <text:p>380</text:p>
          </table:table-cell>
          <table:table-cell office:value-type="string" office:string-value=""/>
          <table:table-cell office:value-type="float" office:value="-963.068181818182" table:formula="=([.H101]+10500)/440">
            <text:p>-963.068182</text:p>
          </table:table-cell>
          <table:table-cell office:value-type="float" office:value="257" table:formula="=[.J101]-123">
            <text:p>25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05064">
            <text:p>-405064</text:p>
          </table:table-cell>
          <table:table-cell office:value-type="string" office:string-value="load_cell_2:">
            <text:p>load_cell_2:</text:p>
          </table:table-cell>
          <table:table-cell office:value-type="float" office:value="-404553">
            <text:p>-404553</text:p>
          </table:table-cell>
          <table:table-cell office:value-type="string" office:string-value="load_cell_3:">
            <text:p>load_cell_3:</text:p>
          </table:table-cell>
          <table:table-cell office:value-type="float" office:value="-402534">
            <text:p>-402534</text:p>
          </table:table-cell>
          <table:table-cell office:value-type="string" office:string-value="load_cell_4:">
            <text:p>load_cell_4:</text:p>
          </table:table-cell>
          <table:table-cell office:value-type="float" office:value="-402519">
            <text:p>-402519</text:p>
          </table:table-cell>
          <table:table-cell office:value-type="string" office:string-value="time_of_flight:">
            <text:p>time_of_flight:</text:p>
          </table:table-cell>
          <table:table-cell office:value-type="float" office:value="382">
            <text:p>382</text:p>
          </table:table-cell>
          <table:table-cell office:value-type="string" office:string-value=""/>
          <table:table-cell office:value-type="float" office:value="-890.952272727273" table:formula="=([.H102]+10500)/440">
            <text:p>-890.952273</text:p>
          </table:table-cell>
          <table:table-cell office:value-type="float" office:value="259" table:formula="=[.J102]-123">
            <text:p>25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3749">
            <text:p>-343749</text:p>
          </table:table-cell>
          <table:table-cell office:value-type="string" office:string-value="load_cell_2:">
            <text:p>load_cell_2:</text:p>
          </table:table-cell>
          <table:table-cell office:value-type="float" office:value="-344302">
            <text:p>-344302</text:p>
          </table:table-cell>
          <table:table-cell office:value-type="string" office:string-value="load_cell_3:">
            <text:p>load_cell_3:</text:p>
          </table:table-cell>
          <table:table-cell office:value-type="float" office:value="-344301">
            <text:p>-344301</text:p>
          </table:table-cell>
          <table:table-cell office:value-type="string" office:string-value="load_cell_4:">
            <text:p>load_cell_4:</text:p>
          </table:table-cell>
          <table:table-cell office:value-type="float" office:value="-344302">
            <text:p>-344302</text:p>
          </table:table-cell>
          <table:table-cell office:value-type="string" office:string-value="time_of_flight:">
            <text:p>time_of_flight:</text:p>
          </table:table-cell>
          <table:table-cell office:value-type="float" office:value="375">
            <text:p>375</text:p>
          </table:table-cell>
          <table:table-cell office:value-type="string" office:string-value=""/>
          <table:table-cell office:value-type="float" office:value="-758.640909090909" table:formula="=([.H103]+10500)/440">
            <text:p>-758.640909</text:p>
          </table:table-cell>
          <table:table-cell office:value-type="float" office:value="252" table:formula="=[.J103]-123">
            <text:p>25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5570">
            <text:p>-345570</text:p>
          </table:table-cell>
          <table:table-cell office:value-type="string" office:string-value="load_cell_2:">
            <text:p>load_cell_2:</text:p>
          </table:table-cell>
          <table:table-cell office:value-type="float" office:value="-345571">
            <text:p>-345571</text:p>
          </table:table-cell>
          <table:table-cell office:value-type="string" office:string-value="load_cell_3:">
            <text:p>load_cell_3:</text:p>
          </table:table-cell>
          <table:table-cell office:value-type="float" office:value="-345570">
            <text:p>-345570</text:p>
          </table:table-cell>
          <table:table-cell office:value-type="string" office:string-value="load_cell_4:">
            <text:p>load_cell_4:</text:p>
          </table:table-cell>
          <table:table-cell office:value-type="float" office:value="-345842">
            <text:p>-345842</text:p>
          </table:table-cell>
          <table:table-cell office:value-type="string" office:string-value="time_of_flight:">
            <text:p>time_of_flight:</text:p>
          </table:table-cell>
          <table:table-cell office:value-type="float" office:value="374">
            <text:p>374</text:p>
          </table:table-cell>
          <table:table-cell office:value-type="string" office:string-value=""/>
          <table:table-cell office:value-type="float" office:value="-762.140909090909" table:formula="=([.H104]+10500)/440">
            <text:p>-762.140909</text:p>
          </table:table-cell>
          <table:table-cell office:value-type="float" office:value="251" table:formula="=[.J104]-123">
            <text:p>25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2742">
            <text:p>-342742</text:p>
          </table:table-cell>
          <table:table-cell office:value-type="string" office:string-value="load_cell_2:">
            <text:p>load_cell_2:</text:p>
          </table:table-cell>
          <table:table-cell office:value-type="float" office:value="-342648">
            <text:p>-342648</text:p>
          </table:table-cell>
          <table:table-cell office:value-type="string" office:string-value="load_cell_3:">
            <text:p>load_cell_3:</text:p>
          </table:table-cell>
          <table:table-cell office:value-type="float" office:value="-342474">
            <text:p>-342474</text:p>
          </table:table-cell>
          <table:table-cell office:value-type="string" office:string-value="load_cell_4:">
            <text:p>load_cell_4:</text:p>
          </table:table-cell>
          <table:table-cell office:value-type="float" office:value="-342475">
            <text:p>-342475</text:p>
          </table:table-cell>
          <table:table-cell office:value-type="string" office:string-value="time_of_flight:">
            <text:p>time_of_flight:</text:p>
          </table:table-cell>
          <table:table-cell office:value-type="float" office:value="376">
            <text:p>376</text:p>
          </table:table-cell>
          <table:table-cell office:value-type="string" office:string-value=""/>
          <table:table-cell office:value-type="float" office:value="-754.488636363636" table:formula="=([.H105]+10500)/440">
            <text:p>-754.488636</text:p>
          </table:table-cell>
          <table:table-cell office:value-type="float" office:value="253" table:formula="=[.J105]-123">
            <text:p>25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7948">
            <text:p>-347948</text:p>
          </table:table-cell>
          <table:table-cell office:value-type="string" office:string-value="load_cell_2:">
            <text:p>load_cell_2:</text:p>
          </table:table-cell>
          <table:table-cell office:value-type="float" office:value="-347949">
            <text:p>-347949</text:p>
          </table:table-cell>
          <table:table-cell office:value-type="string" office:string-value="load_cell_3:">
            <text:p>load_cell_3:</text:p>
          </table:table-cell>
          <table:table-cell office:value-type="float" office:value="-347948">
            <text:p>-347948</text:p>
          </table:table-cell>
          <table:table-cell office:value-type="string" office:string-value="load_cell_4:">
            <text:p>load_cell_4:</text:p>
          </table:table-cell>
          <table:table-cell office:value-type="float" office:value="-347949">
            <text:p>-347949</text:p>
          </table:table-cell>
          <table:table-cell office:value-type="string" office:string-value="time_of_flight:">
            <text:p>time_of_flight:</text:p>
          </table:table-cell>
          <table:table-cell office:value-type="float" office:value="375">
            <text:p>375</text:p>
          </table:table-cell>
          <table:table-cell office:value-type="string" office:string-value=""/>
          <table:table-cell office:value-type="float" office:value="-766.929545454545" table:formula="=([.H106]+10500)/440">
            <text:p>-766.929545</text:p>
          </table:table-cell>
          <table:table-cell office:value-type="float" office:value="252" table:formula="=[.J106]-123">
            <text:p>25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4888">
            <text:p>-344888</text:p>
          </table:table-cell>
          <table:table-cell office:value-type="string" office:string-value="load_cell_2:">
            <text:p>load_cell_2:</text:p>
          </table:table-cell>
          <table:table-cell office:value-type="float" office:value="-344867">
            <text:p>-344867</text:p>
          </table:table-cell>
          <table:table-cell office:value-type="string" office:string-value="load_cell_3:">
            <text:p>load_cell_3:</text:p>
          </table:table-cell>
          <table:table-cell office:value-type="float" office:value="-344818">
            <text:p>-344818</text:p>
          </table:table-cell>
          <table:table-cell office:value-type="string" office:string-value="load_cell_4:">
            <text:p>load_cell_4:</text:p>
          </table:table-cell>
          <table:table-cell office:value-type="float" office:value="-345159">
            <text:p>-345159</text:p>
          </table:table-cell>
          <table:table-cell office:value-type="string" office:string-value="time_of_flight:">
            <text:p>time_of_flight:</text:p>
          </table:table-cell>
          <table:table-cell office:value-type="float" office:value="376">
            <text:p>376</text:p>
          </table:table-cell>
          <table:table-cell office:value-type="string" office:string-value=""/>
          <table:table-cell office:value-type="float" office:value="-760.588636363636" table:formula="=([.H107]+10500)/440">
            <text:p>-760.588636</text:p>
          </table:table-cell>
          <table:table-cell office:value-type="float" office:value="253" table:formula="=[.J107]-123">
            <text:p>25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1994">
            <text:p>-341994</text:p>
          </table:table-cell>
          <table:table-cell office:value-type="string" office:string-value="load_cell_2:">
            <text:p>load_cell_2:</text:p>
          </table:table-cell>
          <table:table-cell office:value-type="float" office:value="-341761">
            <text:p>-341761</text:p>
          </table:table-cell>
          <table:table-cell office:value-type="string" office:string-value="load_cell_3:">
            <text:p>load_cell_3:</text:p>
          </table:table-cell>
          <table:table-cell office:value-type="float" office:value="-341760">
            <text:p>-341760</text:p>
          </table:table-cell>
          <table:table-cell office:value-type="string" office:string-value="load_cell_4:">
            <text:p>load_cell_4:</text:p>
          </table:table-cell>
          <table:table-cell office:value-type="float" office:value="-341761">
            <text:p>-341761</text:p>
          </table:table-cell>
          <table:table-cell office:value-type="string" office:string-value="time_of_flight:">
            <text:p>time_of_flight:</text:p>
          </table:table-cell>
          <table:table-cell office:value-type="float" office:value="372">
            <text:p>372</text:p>
          </table:table-cell>
          <table:table-cell office:value-type="string" office:string-value=""/>
          <table:table-cell office:value-type="float" office:value="-752.865909090909" table:formula="=([.H108]+10500)/440">
            <text:p>-752.865909</text:p>
          </table:table-cell>
          <table:table-cell office:value-type="float" office:value="249" table:formula="=[.J108]-123">
            <text:p>24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3037">
            <text:p>-353037</text:p>
          </table:table-cell>
          <table:table-cell office:value-type="string" office:string-value="load_cell_2:">
            <text:p>load_cell_2:</text:p>
          </table:table-cell>
          <table:table-cell office:value-type="float" office:value="-353038">
            <text:p>-353038</text:p>
          </table:table-cell>
          <table:table-cell office:value-type="string" office:string-value="load_cell_3:">
            <text:p>load_cell_3:</text:p>
          </table:table-cell>
          <table:table-cell office:value-type="float" office:value="-353037">
            <text:p>-353037</text:p>
          </table:table-cell>
          <table:table-cell office:value-type="string" office:string-value="load_cell_4:">
            <text:p>load_cell_4:</text:p>
          </table:table-cell>
          <table:table-cell office:value-type="float" office:value="-353031">
            <text:p>-353031</text:p>
          </table:table-cell>
          <table:table-cell office:value-type="string" office:string-value="time_of_flight:">
            <text:p>time_of_flight:</text:p>
          </table:table-cell>
          <table:table-cell office:value-type="float" office:value="379">
            <text:p>379</text:p>
          </table:table-cell>
          <table:table-cell office:value-type="string" office:string-value=""/>
          <table:table-cell office:value-type="float" office:value="-778.479545454545" table:formula="=([.H109]+10500)/440">
            <text:p>-778.479545</text:p>
          </table:table-cell>
          <table:table-cell office:value-type="float" office:value="256" table:formula="=[.J109]-123">
            <text:p>25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67357">
            <text:p>-367357</text:p>
          </table:table-cell>
          <table:table-cell office:value-type="string" office:string-value="load_cell_2:">
            <text:p>load_cell_2:</text:p>
          </table:table-cell>
          <table:table-cell office:value-type="float" office:value="-367491">
            <text:p>-367491</text:p>
          </table:table-cell>
          <table:table-cell office:value-type="string" office:string-value="load_cell_3:">
            <text:p>load_cell_3:</text:p>
          </table:table-cell>
          <table:table-cell office:value-type="float" office:value="-367699">
            <text:p>-367699</text:p>
          </table:table-cell>
          <table:table-cell office:value-type="string" office:string-value="load_cell_4:">
            <text:p>load_cell_4:</text:p>
          </table:table-cell>
          <table:table-cell office:value-type="float" office:value="-367675">
            <text:p>-367675</text:p>
          </table:table-cell>
          <table:table-cell office:value-type="string" office:string-value="time_of_flight:">
            <text:p>time_of_flight:</text:p>
          </table:table-cell>
          <table:table-cell office:value-type="float" office:value="396">
            <text:p>396</text:p>
          </table:table-cell>
          <table:table-cell office:value-type="string" office:string-value=""/>
          <table:table-cell office:value-type="float" office:value="-811.761363636364" table:formula="=([.H110]+10500)/440">
            <text:p>-811.761364</text:p>
          </table:table-cell>
          <table:table-cell office:value-type="float" office:value="273" table:formula="=[.J110]-123">
            <text:p>27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8317">
            <text:p>-378317</text:p>
          </table:table-cell>
          <table:table-cell office:value-type="string" office:string-value="load_cell_2:">
            <text:p>load_cell_2:</text:p>
          </table:table-cell>
          <table:table-cell office:value-type="float" office:value="-378318">
            <text:p>-378318</text:p>
          </table:table-cell>
          <table:table-cell office:value-type="string" office:string-value="load_cell_3:">
            <text:p>load_cell_3:</text:p>
          </table:table-cell>
          <table:table-cell office:value-type="float" office:value="-378317">
            <text:p>-378317</text:p>
          </table:table-cell>
          <table:table-cell office:value-type="string" office:string-value="load_cell_4:">
            <text:p>load_cell_4:</text:p>
          </table:table-cell>
          <table:table-cell office:value-type="float" office:value="-378318">
            <text:p>-378318</text:p>
          </table:table-cell>
          <table:table-cell office:value-type="string" office:string-value="time_of_flight:">
            <text:p>time_of_flight:</text:p>
          </table:table-cell>
          <table:table-cell office:value-type="float" office:value="410">
            <text:p>410</text:p>
          </table:table-cell>
          <table:table-cell office:value-type="string" office:string-value=""/>
          <table:table-cell office:value-type="float" office:value="-835.95" table:formula="=([.H111]+10500)/440">
            <text:p>-835.95</text:p>
          </table:table-cell>
          <table:table-cell office:value-type="float" office:value="287" table:formula="=[.J111]-123">
            <text:p>28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82082">
            <text:p>-382082</text:p>
          </table:table-cell>
          <table:table-cell office:value-type="string" office:string-value="load_cell_2:">
            <text:p>load_cell_2:</text:p>
          </table:table-cell>
          <table:table-cell office:value-type="float" office:value="-382096">
            <text:p>-382096</text:p>
          </table:table-cell>
          <table:table-cell office:value-type="string" office:string-value="load_cell_3:">
            <text:p>load_cell_3:</text:p>
          </table:table-cell>
          <table:table-cell office:value-type="float" office:value="-382124">
            <text:p>-382124</text:p>
          </table:table-cell>
          <table:table-cell office:value-type="string" office:string-value="load_cell_4:">
            <text:p>load_cell_4:</text:p>
          </table:table-cell>
          <table:table-cell office:value-type="float" office:value="-382275">
            <text:p>-382275</text:p>
          </table:table-cell>
          <table:table-cell office:value-type="string" office:string-value="time_of_flight:">
            <text:p>time_of_flight:</text:p>
          </table:table-cell>
          <table:table-cell office:value-type="float" office:value="427">
            <text:p>427</text:p>
          </table:table-cell>
          <table:table-cell office:value-type="string" office:string-value=""/>
          <table:table-cell office:value-type="float" office:value="-844.943181818182" table:formula="=([.H112]+10500)/440">
            <text:p>-844.943182</text:p>
          </table:table-cell>
          <table:table-cell office:value-type="float" office:value="304" table:formula="=[.J112]-123">
            <text:p>30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82864">
            <text:p>-382864</text:p>
          </table:table-cell>
          <table:table-cell office:value-type="string" office:string-value="load_cell_2:">
            <text:p>load_cell_2:</text:p>
          </table:table-cell>
          <table:table-cell office:value-type="float" office:value="-382999">
            <text:p>-382999</text:p>
          </table:table-cell>
          <table:table-cell office:value-type="string" office:string-value="load_cell_3:">
            <text:p>load_cell_3:</text:p>
          </table:table-cell>
          <table:table-cell office:value-type="float" office:value="-382998">
            <text:p>-382998</text:p>
          </table:table-cell>
          <table:table-cell office:value-type="string" office:string-value="load_cell_4:">
            <text:p>load_cell_4:</text:p>
          </table:table-cell>
          <table:table-cell office:value-type="float" office:value="-382999">
            <text:p>-382999</text:p>
          </table:table-cell>
          <table:table-cell office:value-type="string" office:string-value="time_of_flight:">
            <text:p>time_of_flight:</text:p>
          </table:table-cell>
          <table:table-cell office:value-type="float" office:value="440">
            <text:p>440</text:p>
          </table:table-cell>
          <table:table-cell office:value-type="string" office:string-value=""/>
          <table:table-cell office:value-type="float" office:value="-846.588636363636" table:formula="=([.H113]+10500)/440">
            <text:p>-846.588636</text:p>
          </table:table-cell>
          <table:table-cell office:value-type="float" office:value="317" table:formula="=[.J113]-123">
            <text:p>31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80767">
            <text:p>-380767</text:p>
          </table:table-cell>
          <table:table-cell office:value-type="string" office:string-value="load_cell_2:">
            <text:p>load_cell_2:</text:p>
          </table:table-cell>
          <table:table-cell office:value-type="float" office:value="-380768">
            <text:p>-380768</text:p>
          </table:table-cell>
          <table:table-cell office:value-type="string" office:string-value="load_cell_3:">
            <text:p>load_cell_3:</text:p>
          </table:table-cell>
          <table:table-cell office:value-type="float" office:value="-380767">
            <text:p>-380767</text:p>
          </table:table-cell>
          <table:table-cell office:value-type="string" office:string-value="load_cell_4:">
            <text:p>load_cell_4:</text:p>
          </table:table-cell>
          <table:table-cell office:value-type="float" office:value="-380818">
            <text:p>-380818</text:p>
          </table:table-cell>
          <table:table-cell office:value-type="string" office:string-value="time_of_flight:">
            <text:p>time_of_flight:</text:p>
          </table:table-cell>
          <table:table-cell office:value-type="float" office:value="449">
            <text:p>449</text:p>
          </table:table-cell>
          <table:table-cell office:value-type="string" office:string-value=""/>
          <table:table-cell office:value-type="float" office:value="-841.631818181818" table:formula="=([.H114]+10500)/440">
            <text:p>-841.631818</text:p>
          </table:table-cell>
          <table:table-cell office:value-type="float" office:value="326" table:formula="=[.J114]-123">
            <text:p>32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9596">
            <text:p>-379596</text:p>
          </table:table-cell>
          <table:table-cell office:value-type="string" office:string-value="load_cell_2:">
            <text:p>load_cell_2:</text:p>
          </table:table-cell>
          <table:table-cell office:value-type="float" office:value="-379612">
            <text:p>-379612</text:p>
          </table:table-cell>
          <table:table-cell office:value-type="string" office:string-value="load_cell_3:">
            <text:p>load_cell_3:</text:p>
          </table:table-cell>
          <table:table-cell office:value-type="float" office:value="-379692">
            <text:p>-379692</text:p>
          </table:table-cell>
          <table:table-cell office:value-type="string" office:string-value="load_cell_4:">
            <text:p>load_cell_4:</text:p>
          </table:table-cell>
          <table:table-cell office:value-type="float" office:value="-379714">
            <text:p>-379714</text:p>
          </table:table-cell>
          <table:table-cell office:value-type="string" office:string-value="time_of_flight:">
            <text:p>time_of_flight:</text:p>
          </table:table-cell>
          <table:table-cell office:value-type="float" office:value="458">
            <text:p>458</text:p>
          </table:table-cell>
          <table:table-cell office:value-type="string" office:string-value=""/>
          <table:table-cell office:value-type="float" office:value="-839.122727272727" table:formula="=([.H115]+10500)/440">
            <text:p>-839.122727</text:p>
          </table:table-cell>
          <table:table-cell office:value-type="float" office:value="335" table:formula="=[.J115]-123">
            <text:p>3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7344">
            <text:p>-377344</text:p>
          </table:table-cell>
          <table:table-cell office:value-type="string" office:string-value="load_cell_2:">
            <text:p>load_cell_2:</text:p>
          </table:table-cell>
          <table:table-cell office:value-type="float" office:value="-377345">
            <text:p>-377345</text:p>
          </table:table-cell>
          <table:table-cell office:value-type="string" office:string-value="load_cell_3:">
            <text:p>load_cell_3:</text:p>
          </table:table-cell>
          <table:table-cell office:value-type="float" office:value="-377344">
            <text:p>-377344</text:p>
          </table:table-cell>
          <table:table-cell office:value-type="string" office:string-value="load_cell_4:">
            <text:p>load_cell_4:</text:p>
          </table:table-cell>
          <table:table-cell office:value-type="float" office:value="-377345">
            <text:p>-377345</text:p>
          </table:table-cell>
          <table:table-cell office:value-type="string" office:string-value="time_of_flight:">
            <text:p>time_of_flight:</text:p>
          </table:table-cell>
          <table:table-cell office:value-type="float" office:value="468">
            <text:p>468</text:p>
          </table:table-cell>
          <table:table-cell office:value-type="string" office:string-value=""/>
          <table:table-cell office:value-type="float" office:value="-833.738636363636" table:formula="=([.H116]+10500)/440">
            <text:p>-833.738636</text:p>
          </table:table-cell>
          <table:table-cell office:value-type="float" office:value="345" table:formula="=[.J116]-123">
            <text:p>34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5118">
            <text:p>-375118</text:p>
          </table:table-cell>
          <table:table-cell office:value-type="string" office:string-value="load_cell_2:">
            <text:p>load_cell_2:</text:p>
          </table:table-cell>
          <table:table-cell office:value-type="float" office:value="-375119">
            <text:p>-375119</text:p>
          </table:table-cell>
          <table:table-cell office:value-type="string" office:string-value="load_cell_3:">
            <text:p>load_cell_3:</text:p>
          </table:table-cell>
          <table:table-cell office:value-type="float" office:value="-375145">
            <text:p>-375145</text:p>
          </table:table-cell>
          <table:table-cell office:value-type="string" office:string-value="load_cell_4:">
            <text:p>load_cell_4:</text:p>
          </table:table-cell>
          <table:table-cell office:value-type="float" office:value="-375069">
            <text:p>-375069</text:p>
          </table:table-cell>
          <table:table-cell office:value-type="string" office:string-value="time_of_flight:">
            <text:p>time_of_flight:</text:p>
          </table:table-cell>
          <table:table-cell office:value-type="float" office:value="477">
            <text:p>477</text:p>
          </table:table-cell>
          <table:table-cell office:value-type="string" office:string-value=""/>
          <table:table-cell office:value-type="float" office:value="-828.565909090909" table:formula="=([.H117]+10500)/440">
            <text:p>-828.565909</text:p>
          </table:table-cell>
          <table:table-cell office:value-type="float" office:value="354" table:formula="=[.J117]-123">
            <text:p>35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3241">
            <text:p>-373241</text:p>
          </table:table-cell>
          <table:table-cell office:value-type="string" office:string-value="load_cell_2:">
            <text:p>load_cell_2:</text:p>
          </table:table-cell>
          <table:table-cell office:value-type="float" office:value="-373203">
            <text:p>-373203</text:p>
          </table:table-cell>
          <table:table-cell office:value-type="string" office:string-value="load_cell_3:">
            <text:p>load_cell_3:</text:p>
          </table:table-cell>
          <table:table-cell office:value-type="float" office:value="-373230">
            <text:p>-373230</text:p>
          </table:table-cell>
          <table:table-cell office:value-type="string" office:string-value="load_cell_4:">
            <text:p>load_cell_4:</text:p>
          </table:table-cell>
          <table:table-cell office:value-type="float" office:value="-373231">
            <text:p>-373231</text:p>
          </table:table-cell>
          <table:table-cell office:value-type="string" office:string-value="time_of_flight:">
            <text:p>time_of_flight:</text:p>
          </table:table-cell>
          <table:table-cell office:value-type="float" office:value="486">
            <text:p>486</text:p>
          </table:table-cell>
          <table:table-cell office:value-type="string" office:string-value=""/>
          <table:table-cell office:value-type="float" office:value="-824.388636363636" table:formula="=([.H118]+10500)/440">
            <text:p>-824.388636</text:p>
          </table:table-cell>
          <table:table-cell office:value-type="float" office:value="363" table:formula="=[.J118]-123">
            <text:p>36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0443">
            <text:p>-370443</text:p>
          </table:table-cell>
          <table:table-cell office:value-type="string" office:string-value="load_cell_2:">
            <text:p>load_cell_2:</text:p>
          </table:table-cell>
          <table:table-cell office:value-type="float" office:value="-370444">
            <text:p>-370444</text:p>
          </table:table-cell>
          <table:table-cell office:value-type="string" office:string-value="load_cell_3:">
            <text:p>load_cell_3:</text:p>
          </table:table-cell>
          <table:table-cell office:value-type="float" office:value="-370443">
            <text:p>-370443</text:p>
          </table:table-cell>
          <table:table-cell office:value-type="string" office:string-value="load_cell_4:">
            <text:p>load_cell_4:</text:p>
          </table:table-cell>
          <table:table-cell office:value-type="float" office:value="-370444">
            <text:p>-370444</text:p>
          </table:table-cell>
          <table:table-cell office:value-type="string" office:string-value="time_of_flight:">
            <text:p>time_of_flight:</text:p>
          </table:table-cell>
          <table:table-cell office:value-type="float" office:value="500">
            <text:p>500</text:p>
          </table:table-cell>
          <table:table-cell office:value-type="string" office:string-value=""/>
          <table:table-cell office:value-type="float" office:value="-818.054545454545" table:formula="=([.H119]+10500)/440">
            <text:p>-818.054545</text:p>
          </table:table-cell>
          <table:table-cell office:value-type="float" office:value="377" table:formula="=[.J119]-123">
            <text:p>37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67469">
            <text:p>-367469</text:p>
          </table:table-cell>
          <table:table-cell office:value-type="string" office:string-value="load_cell_2:">
            <text:p>load_cell_2:</text:p>
          </table:table-cell>
          <table:table-cell office:value-type="float" office:value="-367470">
            <text:p>-367470</text:p>
          </table:table-cell>
          <table:table-cell office:value-type="string" office:string-value="load_cell_3:">
            <text:p>load_cell_3:</text:p>
          </table:table-cell>
          <table:table-cell office:value-type="float" office:value="-367422">
            <text:p>-367422</text:p>
          </table:table-cell>
          <table:table-cell office:value-type="string" office:string-value="load_cell_4:">
            <text:p>load_cell_4:</text:p>
          </table:table-cell>
          <table:table-cell office:value-type="float" office:value="-367511">
            <text:p>-367511</text:p>
          </table:table-cell>
          <table:table-cell office:value-type="string" office:string-value="time_of_flight:">
            <text:p>time_of_flight:</text:p>
          </table:table-cell>
          <table:table-cell office:value-type="float" office:value="512">
            <text:p>512</text:p>
          </table:table-cell>
          <table:table-cell office:value-type="string" office:string-value=""/>
          <table:table-cell office:value-type="float" office:value="-811.388636363636" table:formula="=([.H120]+10500)/440">
            <text:p>-811.388636</text:p>
          </table:table-cell>
          <table:table-cell office:value-type="float" office:value="389" table:formula="=[.J120]-123">
            <text:p>38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64916">
            <text:p>-364916</text:p>
          </table:table-cell>
          <table:table-cell office:value-type="string" office:string-value="load_cell_2:">
            <text:p>load_cell_2:</text:p>
          </table:table-cell>
          <table:table-cell office:value-type="float" office:value="-364959">
            <text:p>-364959</text:p>
          </table:table-cell>
          <table:table-cell office:value-type="string" office:string-value="load_cell_3:">
            <text:p>load_cell_3:</text:p>
          </table:table-cell>
          <table:table-cell office:value-type="float" office:value="-364958">
            <text:p>-364958</text:p>
          </table:table-cell>
          <table:table-cell office:value-type="string" office:string-value="load_cell_4:">
            <text:p>load_cell_4:</text:p>
          </table:table-cell>
          <table:table-cell office:value-type="float" office:value="-364959">
            <text:p>-364959</text:p>
          </table:table-cell>
          <table:table-cell office:value-type="string" office:string-value="time_of_flight:">
            <text:p>time_of_flight:</text:p>
          </table:table-cell>
          <table:table-cell office:value-type="float" office:value="518">
            <text:p>518</text:p>
          </table:table-cell>
          <table:table-cell office:value-type="string" office:string-value=""/>
          <table:table-cell office:value-type="float" office:value="-805.588636363636" table:formula="=([.H121]+10500)/440">
            <text:p>-805.588636</text:p>
          </table:table-cell>
          <table:table-cell office:value-type="float" office:value="395" table:formula="=[.J121]-123">
            <text:p>39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62445">
            <text:p>-362445</text:p>
          </table:table-cell>
          <table:table-cell office:value-type="string" office:string-value="load_cell_2:">
            <text:p>load_cell_2:</text:p>
          </table:table-cell>
          <table:table-cell office:value-type="float" office:value="-362446">
            <text:p>-362446</text:p>
          </table:table-cell>
          <table:table-cell office:value-type="string" office:string-value="load_cell_3:">
            <text:p>load_cell_3:</text:p>
          </table:table-cell>
          <table:table-cell office:value-type="float" office:value="-362445">
            <text:p>-362445</text:p>
          </table:table-cell>
          <table:table-cell office:value-type="string" office:string-value="load_cell_4:">
            <text:p>load_cell_4:</text:p>
          </table:table-cell>
          <table:table-cell office:value-type="float" office:value="-362468">
            <text:p>-362468</text:p>
          </table:table-cell>
          <table:table-cell office:value-type="string" office:string-value="time_of_flight:">
            <text:p>time_of_flight:</text:p>
          </table:table-cell>
          <table:table-cell office:value-type="float" office:value="527">
            <text:p>527</text:p>
          </table:table-cell>
          <table:table-cell office:value-type="string" office:string-value=""/>
          <table:table-cell office:value-type="float" office:value="-799.927272727273" table:formula="=([.H122]+10500)/440">
            <text:p>-799.927273</text:p>
          </table:table-cell>
          <table:table-cell office:value-type="float" office:value="404" table:formula="=[.J122]-123">
            <text:p>40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60448">
            <text:p>-360448</text:p>
          </table:table-cell>
          <table:table-cell office:value-type="string" office:string-value="load_cell_2:">
            <text:p>load_cell_2:</text:p>
          </table:table-cell>
          <table:table-cell office:value-type="float" office:value="-360440">
            <text:p>-360440</text:p>
          </table:table-cell>
          <table:table-cell office:value-type="string" office:string-value="load_cell_3:">
            <text:p>load_cell_3:</text:p>
          </table:table-cell>
          <table:table-cell office:value-type="float" office:value="-360460">
            <text:p>-360460</text:p>
          </table:table-cell>
          <table:table-cell office:value-type="string" office:string-value="load_cell_4:">
            <text:p>load_cell_4:</text:p>
          </table:table-cell>
          <table:table-cell office:value-type="float" office:value="-360507">
            <text:p>-360507</text:p>
          </table:table-cell>
          <table:table-cell office:value-type="string" office:string-value="time_of_flight:">
            <text:p>time_of_flight:</text:p>
          </table:table-cell>
          <table:table-cell office:value-type="float" office:value="530">
            <text:p>530</text:p>
          </table:table-cell>
          <table:table-cell office:value-type="string" office:string-value=""/>
          <table:table-cell office:value-type="float" office:value="-795.470454545455" table:formula="=([.H123]+10500)/440">
            <text:p>-795.470455</text:p>
          </table:table-cell>
          <table:table-cell office:value-type="float" office:value="407" table:formula="=[.J123]-123">
            <text:p>4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7807">
            <text:p>-357807</text:p>
          </table:table-cell>
          <table:table-cell office:value-type="string" office:string-value="load_cell_2:">
            <text:p>load_cell_2:</text:p>
          </table:table-cell>
          <table:table-cell office:value-type="float" office:value="-357808">
            <text:p>-357808</text:p>
          </table:table-cell>
          <table:table-cell office:value-type="string" office:string-value="load_cell_3:">
            <text:p>load_cell_3:</text:p>
          </table:table-cell>
          <table:table-cell office:value-type="float" office:value="-357807">
            <text:p>-357807</text:p>
          </table:table-cell>
          <table:table-cell office:value-type="string" office:string-value="load_cell_4:">
            <text:p>load_cell_4:</text:p>
          </table:table-cell>
          <table:table-cell office:value-type="float" office:value="-357808">
            <text:p>-357808</text:p>
          </table:table-cell>
          <table:table-cell office:value-type="string" office:string-value="time_of_flight:">
            <text:p>time_of_flight:</text:p>
          </table:table-cell>
          <table:table-cell office:value-type="float" office:value="543">
            <text:p>543</text:p>
          </table:table-cell>
          <table:table-cell office:value-type="string" office:string-value=""/>
          <table:table-cell office:value-type="float" office:value="-789.336363636364" table:formula="=([.H124]+10500)/440">
            <text:p>-789.336364</text:p>
          </table:table-cell>
          <table:table-cell office:value-type="float" office:value="420" table:formula="=[.J124]-123">
            <text:p>42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5512">
            <text:p>-355512</text:p>
          </table:table-cell>
          <table:table-cell office:value-type="string" office:string-value="load_cell_2:">
            <text:p>load_cell_2:</text:p>
          </table:table-cell>
          <table:table-cell office:value-type="float" office:value="-355513">
            <text:p>-355513</text:p>
          </table:table-cell>
          <table:table-cell office:value-type="string" office:string-value="load_cell_3:">
            <text:p>load_cell_3:</text:p>
          </table:table-cell>
          <table:table-cell office:value-type="float" office:value="-355519">
            <text:p>-355519</text:p>
          </table:table-cell>
          <table:table-cell office:value-type="string" office:string-value="load_cell_4:">
            <text:p>load_cell_4:</text:p>
          </table:table-cell>
          <table:table-cell office:value-type="float" office:value="-355517">
            <text:p>-355517</text:p>
          </table:table-cell>
          <table:table-cell office:value-type="string" office:string-value="time_of_flight:">
            <text:p>time_of_flight:</text:p>
          </table:table-cell>
          <table:table-cell office:value-type="float" office:value="551">
            <text:p>551</text:p>
          </table:table-cell>
          <table:table-cell office:value-type="string" office:string-value=""/>
          <table:table-cell office:value-type="float" office:value="-784.129545454545" table:formula="=([.H125]+10500)/440">
            <text:p>-784.129545</text:p>
          </table:table-cell>
          <table:table-cell office:value-type="float" office:value="428" table:formula="=[.J125]-123">
            <text:p>42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3529">
            <text:p>-353529</text:p>
          </table:table-cell>
          <table:table-cell office:value-type="string" office:string-value="load_cell_2:">
            <text:p>load_cell_2:</text:p>
          </table:table-cell>
          <table:table-cell office:value-type="float" office:value="-353487">
            <text:p>-353487</text:p>
          </table:table-cell>
          <table:table-cell office:value-type="string" office:string-value="load_cell_3:">
            <text:p>load_cell_3:</text:p>
          </table:table-cell>
          <table:table-cell office:value-type="float" office:value="-353498">
            <text:p>-353498</text:p>
          </table:table-cell>
          <table:table-cell office:value-type="string" office:string-value="load_cell_4:">
            <text:p>load_cell_4:</text:p>
          </table:table-cell>
          <table:table-cell office:value-type="float" office:value="-353499">
            <text:p>-353499</text:p>
          </table:table-cell>
          <table:table-cell office:value-type="string" office:string-value="time_of_flight:">
            <text:p>time_of_flight:</text:p>
          </table:table-cell>
          <table:table-cell office:value-type="float" office:value="564">
            <text:p>564</text:p>
          </table:table-cell>
          <table:table-cell office:value-type="string" office:string-value=""/>
          <table:table-cell office:value-type="float" office:value="-779.543181818182" table:formula="=([.H126]+10500)/440">
            <text:p>-779.543182</text:p>
          </table:table-cell>
          <table:table-cell office:value-type="float" office:value="441" table:formula="=[.J126]-123">
            <text:p>44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0896">
            <text:p>-350896</text:p>
          </table:table-cell>
          <table:table-cell office:value-type="string" office:string-value="load_cell_2:">
            <text:p>load_cell_2:</text:p>
          </table:table-cell>
          <table:table-cell office:value-type="float" office:value="-350897">
            <text:p>-350897</text:p>
          </table:table-cell>
          <table:table-cell office:value-type="string" office:string-value="load_cell_3:">
            <text:p>load_cell_3:</text:p>
          </table:table-cell>
          <table:table-cell office:value-type="float" office:value="-350896">
            <text:p>-350896</text:p>
          </table:table-cell>
          <table:table-cell office:value-type="string" office:string-value="load_cell_4:">
            <text:p>load_cell_4:</text:p>
          </table:table-cell>
          <table:table-cell office:value-type="float" office:value="-350856">
            <text:p>-350856</text:p>
          </table:table-cell>
          <table:table-cell office:value-type="string" office:string-value="time_of_flight:">
            <text:p>time_of_flight:</text:p>
          </table:table-cell>
          <table:table-cell office:value-type="float" office:value="571">
            <text:p>571</text:p>
          </table:table-cell>
          <table:table-cell office:value-type="string" office:string-value=""/>
          <table:table-cell office:value-type="float" office:value="-773.536363636364" table:formula="=([.H127]+10500)/440">
            <text:p>-773.536364</text:p>
          </table:table-cell>
          <table:table-cell office:value-type="float" office:value="448" table:formula="=[.J127]-123">
            <text:p>44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8043">
            <text:p>-348043</text:p>
          </table:table-cell>
          <table:table-cell office:value-type="string" office:string-value="load_cell_2:">
            <text:p>load_cell_2:</text:p>
          </table:table-cell>
          <table:table-cell office:value-type="float" office:value="-348049">
            <text:p>-348049</text:p>
          </table:table-cell>
          <table:table-cell office:value-type="string" office:string-value="load_cell_3:">
            <text:p>load_cell_3:</text:p>
          </table:table-cell>
          <table:table-cell office:value-type="float" office:value="-348027">
            <text:p>-348027</text:p>
          </table:table-cell>
          <table:table-cell office:value-type="string" office:string-value="load_cell_4:">
            <text:p>load_cell_4:</text:p>
          </table:table-cell>
          <table:table-cell office:value-type="float" office:value="-348008">
            <text:p>-348008</text:p>
          </table:table-cell>
          <table:table-cell office:value-type="string" office:string-value="time_of_flight:">
            <text:p>time_of_flight:</text:p>
          </table:table-cell>
          <table:table-cell office:value-type="float" office:value="588">
            <text:p>588</text:p>
          </table:table-cell>
          <table:table-cell office:value-type="string" office:string-value=""/>
          <table:table-cell office:value-type="float" office:value="-767.063636363636" table:formula="=([.H128]+10500)/440">
            <text:p>-767.063636</text:p>
          </table:table-cell>
          <table:table-cell office:value-type="float" office:value="465" table:formula="=[.J128]-123">
            <text:p>46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5016">
            <text:p>-345016</text:p>
          </table:table-cell>
          <table:table-cell office:value-type="string" office:string-value="load_cell_2:">
            <text:p>load_cell_2:</text:p>
          </table:table-cell>
          <table:table-cell office:value-type="float" office:value="-345029">
            <text:p>-345029</text:p>
          </table:table-cell>
          <table:table-cell office:value-type="string" office:string-value="load_cell_3:">
            <text:p>load_cell_3:</text:p>
          </table:table-cell>
          <table:table-cell office:value-type="float" office:value="-345028">
            <text:p>-345028</text:p>
          </table:table-cell>
          <table:table-cell office:value-type="string" office:string-value="load_cell_4:">
            <text:p>load_cell_4:</text:p>
          </table:table-cell>
          <table:table-cell office:value-type="float" office:value="-345029">
            <text:p>-345029</text:p>
          </table:table-cell>
          <table:table-cell office:value-type="string" office:string-value="time_of_flight:">
            <text:p>time_of_flight:</text:p>
          </table:table-cell>
          <table:table-cell office:value-type="float" office:value="604">
            <text:p>604</text:p>
          </table:table-cell>
          <table:table-cell office:value-type="string" office:string-value=""/>
          <table:table-cell office:value-type="float" office:value="-760.293181818182" table:formula="=([.H129]+10500)/440">
            <text:p>-760.293182</text:p>
          </table:table-cell>
          <table:table-cell office:value-type="float" office:value="481" table:formula="=[.J129]-123">
            <text:p>48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1396">
            <text:p>-341396</text:p>
          </table:table-cell>
          <table:table-cell office:value-type="string" office:string-value="load_cell_2:">
            <text:p>load_cell_2:</text:p>
          </table:table-cell>
          <table:table-cell office:value-type="float" office:value="-341397">
            <text:p>-341397</text:p>
          </table:table-cell>
          <table:table-cell office:value-type="string" office:string-value="load_cell_3:">
            <text:p>load_cell_3:</text:p>
          </table:table-cell>
          <table:table-cell office:value-type="float" office:value="-341397">
            <text:p>-341397</text:p>
          </table:table-cell>
          <table:table-cell office:value-type="string" office:string-value="load_cell_4:">
            <text:p>load_cell_4:</text:p>
          </table:table-cell>
          <table:table-cell office:value-type="float" office:value="-341437">
            <text:p>-341437</text:p>
          </table:table-cell>
          <table:table-cell office:value-type="string" office:string-value="time_of_flight:">
            <text:p>time_of_flight:</text:p>
          </table:table-cell>
          <table:table-cell office:value-type="float" office:value="617">
            <text:p>617</text:p>
          </table:table-cell>
          <table:table-cell office:value-type="string" office:string-value=""/>
          <table:table-cell office:value-type="float" office:value="-752.129545454545" table:formula="=([.H130]+10500)/440">
            <text:p>-752.129545</text:p>
          </table:table-cell>
          <table:table-cell office:value-type="float" office:value="494" table:formula="=[.J130]-123">
            <text:p>49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0260">
            <text:p>-340260</text:p>
          </table:table-cell>
          <table:table-cell office:value-type="string" office:string-value="load_cell_2:">
            <text:p>load_cell_2:</text:p>
          </table:table-cell>
          <table:table-cell office:value-type="float" office:value="-340284">
            <text:p>-340284</text:p>
          </table:table-cell>
          <table:table-cell office:value-type="string" office:string-value="load_cell_3:">
            <text:p>load_cell_3:</text:p>
          </table:table-cell>
          <table:table-cell office:value-type="float" office:value="-340286">
            <text:p>-340286</text:p>
          </table:table-cell>
          <table:table-cell office:value-type="string" office:string-value="load_cell_4:">
            <text:p>load_cell_4:</text:p>
          </table:table-cell>
          <table:table-cell office:value-type="float" office:value="-340287">
            <text:p>-340287</text:p>
          </table:table-cell>
          <table:table-cell office:value-type="string" office:string-value="time_of_flight:">
            <text:p>time_of_flight:</text:p>
          </table:table-cell>
          <table:table-cell office:value-type="float" office:value="620">
            <text:p>620</text:p>
          </table:table-cell>
          <table:table-cell office:value-type="string" office:string-value=""/>
          <table:table-cell office:value-type="float" office:value="-749.515909090909" table:formula="=([.H131]+10500)/440">
            <text:p>-749.515909</text:p>
          </table:table-cell>
          <table:table-cell office:value-type="float" office:value="497" table:formula="=[.J131]-123">
            <text:p>49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9433">
            <text:p>-339433</text:p>
          </table:table-cell>
          <table:table-cell office:value-type="string" office:string-value="load_cell_2:">
            <text:p>load_cell_2:</text:p>
          </table:table-cell>
          <table:table-cell office:value-type="float" office:value="-339434">
            <text:p>-339434</text:p>
          </table:table-cell>
          <table:table-cell office:value-type="string" office:string-value="load_cell_3:">
            <text:p>load_cell_3:</text:p>
          </table:table-cell>
          <table:table-cell office:value-type="float" office:value="-339433">
            <text:p>-339433</text:p>
          </table:table-cell>
          <table:table-cell office:value-type="string" office:string-value="load_cell_4:">
            <text:p>load_cell_4:</text:p>
          </table:table-cell>
          <table:table-cell office:value-type="float" office:value="-339434">
            <text:p>-339434</text:p>
          </table:table-cell>
          <table:table-cell office:value-type="string" office:string-value="time_of_flight:">
            <text:p>time_of_flight:</text:p>
          </table:table-cell>
          <table:table-cell office:value-type="float" office:value="632">
            <text:p>632</text:p>
          </table:table-cell>
          <table:table-cell office:value-type="string" office:string-value=""/>
          <table:table-cell office:value-type="float" office:value="-747.577272727273" table:formula="=([.H132]+10500)/440">
            <text:p>-747.577273</text:p>
          </table:table-cell>
          <table:table-cell office:value-type="float" office:value="509" table:formula="=[.J132]-123">
            <text:p>50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7780">
            <text:p>-337780</text:p>
          </table:table-cell>
          <table:table-cell office:value-type="string" office:string-value="load_cell_2:">
            <text:p>load_cell_2:</text:p>
          </table:table-cell>
          <table:table-cell office:value-type="float" office:value="-337783">
            <text:p>-337783</text:p>
          </table:table-cell>
          <table:table-cell office:value-type="string" office:string-value="load_cell_3:">
            <text:p>load_cell_3:</text:p>
          </table:table-cell>
          <table:table-cell office:value-type="float" office:value="-337749">
            <text:p>-337749</text:p>
          </table:table-cell>
          <table:table-cell office:value-type="string" office:string-value="load_cell_4:">
            <text:p>load_cell_4:</text:p>
          </table:table-cell>
          <table:table-cell office:value-type="float" office:value="-337733">
            <text:p>-337733</text:p>
          </table:table-cell>
          <table:table-cell office:value-type="string" office:string-value="time_of_flight:">
            <text:p>time_of_flight:</text:p>
          </table:table-cell>
          <table:table-cell office:value-type="float" office:value="637">
            <text:p>637</text:p>
          </table:table-cell>
          <table:table-cell office:value-type="string" office:string-value=""/>
          <table:table-cell office:value-type="float" office:value="-743.711363636364" table:formula="=([.H133]+10500)/440">
            <text:p>-743.711364</text:p>
          </table:table-cell>
          <table:table-cell office:value-type="float" office:value="514" table:formula="=[.J133]-123">
            <text:p>51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6661">
            <text:p>-336661</text:p>
          </table:table-cell>
          <table:table-cell office:value-type="string" office:string-value="load_cell_2:">
            <text:p>load_cell_2:</text:p>
          </table:table-cell>
          <table:table-cell office:value-type="float" office:value="-336664">
            <text:p>-336664</text:p>
          </table:table-cell>
          <table:table-cell office:value-type="string" office:string-value="load_cell_3:">
            <text:p>load_cell_3:</text:p>
          </table:table-cell>
          <table:table-cell office:value-type="float" office:value="-336663">
            <text:p>-336663</text:p>
          </table:table-cell>
          <table:table-cell office:value-type="string" office:string-value="load_cell_4:">
            <text:p>load_cell_4:</text:p>
          </table:table-cell>
          <table:table-cell office:value-type="float" office:value="-336664">
            <text:p>-336664</text:p>
          </table:table-cell>
          <table:table-cell office:value-type="string" office:string-value="time_of_flight:">
            <text:p>time_of_flight:</text:p>
          </table:table-cell>
          <table:table-cell office:value-type="float" office:value="632">
            <text:p>632</text:p>
          </table:table-cell>
          <table:table-cell office:value-type="string" office:string-value=""/>
          <table:table-cell office:value-type="float" office:value="-741.281818181818" table:formula="=([.H134]+10500)/440">
            <text:p>-741.281818</text:p>
          </table:table-cell>
          <table:table-cell office:value-type="float" office:value="509" table:formula="=[.J134]-123">
            <text:p>50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5949">
            <text:p>-335949</text:p>
          </table:table-cell>
          <table:table-cell office:value-type="string" office:string-value="load_cell_2:">
            <text:p>load_cell_2:</text:p>
          </table:table-cell>
          <table:table-cell office:value-type="float" office:value="-335950">
            <text:p>-335950</text:p>
          </table:table-cell>
          <table:table-cell office:value-type="string" office:string-value="load_cell_3:">
            <text:p>load_cell_3:</text:p>
          </table:table-cell>
          <table:table-cell office:value-type="float" office:value="-335949">
            <text:p>-335949</text:p>
          </table:table-cell>
          <table:table-cell office:value-type="string" office:string-value="load_cell_4:">
            <text:p>load_cell_4:</text:p>
          </table:table-cell>
          <table:table-cell office:value-type="float" office:value="-335958">
            <text:p>-335958</text:p>
          </table:table-cell>
          <table:table-cell office:value-type="string" office:string-value="time_of_flight:">
            <text:p>time_of_flight:</text:p>
          </table:table-cell>
          <table:table-cell office:value-type="float" office:value="632">
            <text:p>632</text:p>
          </table:table-cell>
          <table:table-cell office:value-type="string" office:string-value=""/>
          <table:table-cell office:value-type="float" office:value="-739.677272727273" table:formula="=([.H135]+10500)/440">
            <text:p>-739.677273</text:p>
          </table:table-cell>
          <table:table-cell office:value-type="float" office:value="509" table:formula="=[.J135]-123">
            <text:p>50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5469">
            <text:p>-335469</text:p>
          </table:table-cell>
          <table:table-cell office:value-type="string" office:string-value="load_cell_2:">
            <text:p>load_cell_2:</text:p>
          </table:table-cell>
          <table:table-cell office:value-type="float" office:value="-335477">
            <text:p>-335477</text:p>
          </table:table-cell>
          <table:table-cell office:value-type="string" office:string-value="load_cell_3:">
            <text:p>load_cell_3:</text:p>
          </table:table-cell>
          <table:table-cell office:value-type="float" office:value="-335518">
            <text:p>-335518</text:p>
          </table:table-cell>
          <table:table-cell office:value-type="string" office:string-value="load_cell_4:">
            <text:p>load_cell_4:</text:p>
          </table:table-cell>
          <table:table-cell office:value-type="float" office:value="-335502">
            <text:p>-335502</text:p>
          </table:table-cell>
          <table:table-cell office:value-type="string" office:string-value="time_of_flight:">
            <text:p>time_of_flight:</text:p>
          </table:table-cell>
          <table:table-cell office:value-type="float" office:value="630">
            <text:p>630</text:p>
          </table:table-cell>
          <table:table-cell office:value-type="string" office:string-value=""/>
          <table:table-cell office:value-type="float" office:value="-738.640909090909" table:formula="=([.H136]+10500)/440">
            <text:p>-738.640909</text:p>
          </table:table-cell>
          <table:table-cell office:value-type="float" office:value="507" table:formula="=[.J136]-123">
            <text:p>5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5176">
            <text:p>-335176</text:p>
          </table:table-cell>
          <table:table-cell office:value-type="string" office:string-value="load_cell_2:">
            <text:p>load_cell_2:</text:p>
          </table:table-cell>
          <table:table-cell office:value-type="float" office:value="-335177">
            <text:p>-335177</text:p>
          </table:table-cell>
          <table:table-cell office:value-type="string" office:string-value="load_cell_3:">
            <text:p>load_cell_3:</text:p>
          </table:table-cell>
          <table:table-cell office:value-type="float" office:value="-335176">
            <text:p>-335176</text:p>
          </table:table-cell>
          <table:table-cell office:value-type="string" office:string-value="load_cell_4:">
            <text:p>load_cell_4:</text:p>
          </table:table-cell>
          <table:table-cell office:value-type="float" office:value="-335177">
            <text:p>-335177</text:p>
          </table:table-cell>
          <table:table-cell office:value-type="string" office:string-value="time_of_flight:">
            <text:p>time_of_flight:</text:p>
          </table:table-cell>
          <table:table-cell office:value-type="float" office:value="633">
            <text:p>633</text:p>
          </table:table-cell>
          <table:table-cell office:value-type="string" office:string-value=""/>
          <table:table-cell office:value-type="float" office:value="-737.902272727273" table:formula="=([.H137]+10500)/440">
            <text:p>-737.902273</text:p>
          </table:table-cell>
          <table:table-cell office:value-type="float" office:value="510" table:formula="=[.J137]-123">
            <text:p>51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4923">
            <text:p>-334923</text:p>
          </table:table-cell>
          <table:table-cell office:value-type="string" office:string-value="load_cell_2:">
            <text:p>load_cell_2:</text:p>
          </table:table-cell>
          <table:table-cell office:value-type="float" office:value="-334924">
            <text:p>-334924</text:p>
          </table:table-cell>
          <table:table-cell office:value-type="string" office:string-value="load_cell_3:">
            <text:p>load_cell_3:</text:p>
          </table:table-cell>
          <table:table-cell office:value-type="float" office:value="-334928">
            <text:p>-334928</text:p>
          </table:table-cell>
          <table:table-cell office:value-type="string" office:string-value="load_cell_4:">
            <text:p>load_cell_4:</text:p>
          </table:table-cell>
          <table:table-cell office:value-type="float" office:value="-334936">
            <text:p>-334936</text:p>
          </table:table-cell>
          <table:table-cell office:value-type="string" office:string-value="time_of_flight:">
            <text:p>time_of_flight:</text:p>
          </table:table-cell>
          <table:table-cell office:value-type="float" office:value="638">
            <text:p>638</text:p>
          </table:table-cell>
          <table:table-cell office:value-type="string" office:string-value=""/>
          <table:table-cell office:value-type="float" office:value="-737.354545454545" table:formula="=([.H138]+10500)/440">
            <text:p>-737.354545</text:p>
          </table:table-cell>
          <table:table-cell office:value-type="float" office:value="515" table:formula="=[.J138]-123">
            <text:p>51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4687">
            <text:p>-334687</text:p>
          </table:table-cell>
          <table:table-cell office:value-type="string" office:string-value="load_cell_2:">
            <text:p>load_cell_2:</text:p>
          </table:table-cell>
          <table:table-cell office:value-type="float" office:value="-334711">
            <text:p>-334711</text:p>
          </table:table-cell>
          <table:table-cell office:value-type="string" office:string-value="load_cell_3:">
            <text:p>load_cell_3:</text:p>
          </table:table-cell>
          <table:table-cell office:value-type="float" office:value="-334710">
            <text:p>-334710</text:p>
          </table:table-cell>
          <table:table-cell office:value-type="string" office:string-value="load_cell_4:">
            <text:p>load_cell_4:</text:p>
          </table:table-cell>
          <table:table-cell office:value-type="float" office:value="-334711">
            <text:p>-334711</text:p>
          </table:table-cell>
          <table:table-cell office:value-type="string" office:string-value="time_of_flight:">
            <text:p>time_of_flight:</text:p>
          </table:table-cell>
          <table:table-cell office:value-type="float" office:value="636">
            <text:p>636</text:p>
          </table:table-cell>
          <table:table-cell office:value-type="string" office:string-value=""/>
          <table:table-cell office:value-type="float" office:value="-736.843181818182" table:formula="=([.H139]+10500)/440">
            <text:p>-736.843182</text:p>
          </table:table-cell>
          <table:table-cell office:value-type="float" office:value="513" table:formula="=[.J139]-123">
            <text:p>51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4539">
            <text:p>-334539</text:p>
          </table:table-cell>
          <table:table-cell office:value-type="string" office:string-value="load_cell_2:">
            <text:p>load_cell_2:</text:p>
          </table:table-cell>
          <table:table-cell office:value-type="float" office:value="-334540">
            <text:p>-334540</text:p>
          </table:table-cell>
          <table:table-cell office:value-type="string" office:string-value="load_cell_3:">
            <text:p>load_cell_3:</text:p>
          </table:table-cell>
          <table:table-cell office:value-type="float" office:value="-334539">
            <text:p>-334539</text:p>
          </table:table-cell>
          <table:table-cell office:value-type="string" office:string-value="load_cell_4:">
            <text:p>load_cell_4:</text:p>
          </table:table-cell>
          <table:table-cell office:value-type="float" office:value="-334537">
            <text:p>-334537</text:p>
          </table:table-cell>
          <table:table-cell office:value-type="string" office:string-value="time_of_flight:">
            <text:p>time_of_flight:</text:p>
          </table:table-cell>
          <table:table-cell office:value-type="float" office:value="636">
            <text:p>636</text:p>
          </table:table-cell>
          <table:table-cell office:value-type="string" office:string-value=""/>
          <table:table-cell office:value-type="float" office:value="-736.447727272727" table:formula="=([.H140]+10500)/440">
            <text:p>-736.447727</text:p>
          </table:table-cell>
          <table:table-cell office:value-type="float" office:value="513" table:formula="=[.J140]-123">
            <text:p>51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4384">
            <text:p>-334384</text:p>
          </table:table-cell>
          <table:table-cell office:value-type="string" office:string-value="load_cell_2:">
            <text:p>load_cell_2:</text:p>
          </table:table-cell>
          <table:table-cell office:value-type="float" office:value="-334417">
            <text:p>-334417</text:p>
          </table:table-cell>
          <table:table-cell office:value-type="string" office:string-value="load_cell_3:">
            <text:p>load_cell_3:</text:p>
          </table:table-cell>
          <table:table-cell office:value-type="float" office:value="-334445">
            <text:p>-334445</text:p>
          </table:table-cell>
          <table:table-cell office:value-type="string" office:string-value="load_cell_4:">
            <text:p>load_cell_4:</text:p>
          </table:table-cell>
          <table:table-cell office:value-type="float" office:value="-334449">
            <text:p>-334449</text:p>
          </table:table-cell>
          <table:table-cell office:value-type="string" office:string-value="time_of_flight:">
            <text:p>time_of_flight:</text:p>
          </table:table-cell>
          <table:table-cell office:value-type="float" office:value="630">
            <text:p>630</text:p>
          </table:table-cell>
          <table:table-cell office:value-type="string" office:string-value=""/>
          <table:table-cell office:value-type="float" office:value="-736.247727272727" table:formula="=([.H141]+10500)/440">
            <text:p>-736.247727</text:p>
          </table:table-cell>
          <table:table-cell office:value-type="float" office:value="507" table:formula="=[.J141]-123">
            <text:p>5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4244">
            <text:p>-334244</text:p>
          </table:table-cell>
          <table:table-cell office:value-type="string" office:string-value="load_cell_2:">
            <text:p>load_cell_2:</text:p>
          </table:table-cell>
          <table:table-cell office:value-type="float" office:value="-334234">
            <text:p>-334234</text:p>
          </table:table-cell>
          <table:table-cell office:value-type="string" office:string-value="load_cell_3:">
            <text:p>load_cell_3:</text:p>
          </table:table-cell>
          <table:table-cell office:value-type="float" office:value="-334233">
            <text:p>-334233</text:p>
          </table:table-cell>
          <table:table-cell office:value-type="string" office:string-value="load_cell_4:">
            <text:p>load_cell_4:</text:p>
          </table:table-cell>
          <table:table-cell office:value-type="float" office:value="-334234">
            <text:p>-334234</text:p>
          </table:table-cell>
          <table:table-cell office:value-type="string" office:string-value="time_of_flight:">
            <text:p>time_of_flight:</text:p>
          </table:table-cell>
          <table:table-cell office:value-type="float" office:value="635">
            <text:p>635</text:p>
          </table:table-cell>
          <table:table-cell office:value-type="string" office:string-value=""/>
          <table:table-cell office:value-type="float" office:value="-735.759090909091" table:formula="=([.H142]+10500)/440">
            <text:p>-735.759091</text:p>
          </table:table-cell>
          <table:table-cell office:value-type="float" office:value="512" table:formula="=[.J142]-123">
            <text:p>51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4086">
            <text:p>-334086</text:p>
          </table:table-cell>
          <table:table-cell office:value-type="string" office:string-value="load_cell_2:">
            <text:p>load_cell_2:</text:p>
          </table:table-cell>
          <table:table-cell office:value-type="float" office:value="-334087">
            <text:p>-334087</text:p>
          </table:table-cell>
          <table:table-cell office:value-type="string" office:string-value="load_cell_3:">
            <text:p>load_cell_3:</text:p>
          </table:table-cell>
          <table:table-cell office:value-type="float" office:value="-334067">
            <text:p>-334067</text:p>
          </table:table-cell>
          <table:table-cell office:value-type="string" office:string-value="load_cell_4:">
            <text:p>load_cell_4:</text:p>
          </table:table-cell>
          <table:table-cell office:value-type="float" office:value="-334122">
            <text:p>-334122</text:p>
          </table:table-cell>
          <table:table-cell office:value-type="string" office:string-value="time_of_flight:">
            <text:p>time_of_flight:</text:p>
          </table:table-cell>
          <table:table-cell office:value-type="float" office:value="635">
            <text:p>635</text:p>
          </table:table-cell>
          <table:table-cell office:value-type="string" office:string-value=""/>
          <table:table-cell office:value-type="float" office:value="-735.504545454545" table:formula="=([.H143]+10500)/440">
            <text:p>-735.504545</text:p>
          </table:table-cell>
          <table:table-cell office:value-type="float" office:value="512" table:formula="=[.J143]-123">
            <text:p>51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4095">
            <text:p>-334095</text:p>
          </table:table-cell>
          <table:table-cell office:value-type="string" office:string-value="load_cell_2:">
            <text:p>load_cell_2:</text:p>
          </table:table-cell>
          <table:table-cell office:value-type="float" office:value="-334055">
            <text:p>-334055</text:p>
          </table:table-cell>
          <table:table-cell office:value-type="string" office:string-value="load_cell_3:">
            <text:p>load_cell_3:</text:p>
          </table:table-cell>
          <table:table-cell office:value-type="float" office:value="-334026">
            <text:p>-334026</text:p>
          </table:table-cell>
          <table:table-cell office:value-type="string" office:string-value="load_cell_4:">
            <text:p>load_cell_4:</text:p>
          </table:table-cell>
          <table:table-cell office:value-type="float" office:value="-334027">
            <text:p>-334027</text:p>
          </table:table-cell>
          <table:table-cell office:value-type="string" office:string-value="time_of_flight:">
            <text:p>time_of_flight:</text:p>
          </table:table-cell>
          <table:table-cell office:value-type="float" office:value="632">
            <text:p>632</text:p>
          </table:table-cell>
          <table:table-cell office:value-type="string" office:string-value=""/>
          <table:table-cell office:value-type="float" office:value="-735.288636363636" table:formula="=([.H144]+10500)/440">
            <text:p>-735.288636</text:p>
          </table:table-cell>
          <table:table-cell office:value-type="float" office:value="509" table:formula="=[.J144]-123">
            <text:p>50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3820">
            <text:p>-333820</text:p>
          </table:table-cell>
          <table:table-cell office:value-type="string" office:string-value="load_cell_2:">
            <text:p>load_cell_2:</text:p>
          </table:table-cell>
          <table:table-cell office:value-type="float" office:value="-333821">
            <text:p>-333821</text:p>
          </table:table-cell>
          <table:table-cell office:value-type="string" office:string-value="load_cell_3:">
            <text:p>load_cell_3:</text:p>
          </table:table-cell>
          <table:table-cell office:value-type="float" office:value="-333820">
            <text:p>-333820</text:p>
          </table:table-cell>
          <table:table-cell office:value-type="string" office:string-value="load_cell_4:">
            <text:p>load_cell_4:</text:p>
          </table:table-cell>
          <table:table-cell office:value-type="float" office:value="-333821">
            <text:p>-333821</text:p>
          </table:table-cell>
          <table:table-cell office:value-type="string" office:string-value="time_of_flight:">
            <text:p>time_of_flight:</text:p>
          </table:table-cell>
          <table:table-cell office:value-type="float" office:value="633">
            <text:p>633</text:p>
          </table:table-cell>
          <table:table-cell office:value-type="string" office:string-value=""/>
          <table:table-cell office:value-type="float" office:value="-734.820454545455" table:formula="=([.H145]+10500)/440">
            <text:p>-734.820455</text:p>
          </table:table-cell>
          <table:table-cell office:value-type="float" office:value="510" table:formula="=[.J145]-123">
            <text:p>51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3770">
            <text:p>-333770</text:p>
          </table:table-cell>
          <table:table-cell office:value-type="string" office:string-value="load_cell_2:">
            <text:p>load_cell_2:</text:p>
          </table:table-cell>
          <table:table-cell office:value-type="float" office:value="-333775">
            <text:p>-333775</text:p>
          </table:table-cell>
          <table:table-cell office:value-type="string" office:string-value="load_cell_3:">
            <text:p>load_cell_3:</text:p>
          </table:table-cell>
          <table:table-cell office:value-type="float" office:value="-333773">
            <text:p>-333773</text:p>
          </table:table-cell>
          <table:table-cell office:value-type="string" office:string-value="load_cell_4:">
            <text:p>load_cell_4:</text:p>
          </table:table-cell>
          <table:table-cell office:value-type="float" office:value="-333793">
            <text:p>-333793</text:p>
          </table:table-cell>
          <table:table-cell office:value-type="string" office:string-value="time_of_flight:">
            <text:p>time_of_flight:</text:p>
          </table:table-cell>
          <table:table-cell office:value-type="float" office:value="631">
            <text:p>631</text:p>
          </table:table-cell>
          <table:table-cell office:value-type="string" office:string-value=""/>
          <table:table-cell office:value-type="float" office:value="-734.756818181818" table:formula="=([.H146]+10500)/440">
            <text:p>-734.756818</text:p>
          </table:table-cell>
          <table:table-cell office:value-type="float" office:value="508" table:formula="=[.J146]-123">
            <text:p>50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3700">
            <text:p>-333700</text:p>
          </table:table-cell>
          <table:table-cell office:value-type="string" office:string-value="load_cell_2:">
            <text:p>load_cell_2:</text:p>
          </table:table-cell>
          <table:table-cell office:value-type="float" office:value="-333683">
            <text:p>-333683</text:p>
          </table:table-cell>
          <table:table-cell office:value-type="string" office:string-value="load_cell_3:">
            <text:p>load_cell_3:</text:p>
          </table:table-cell>
          <table:table-cell office:value-type="float" office:value="-333682">
            <text:p>-333682</text:p>
          </table:table-cell>
          <table:table-cell office:value-type="string" office:string-value="load_cell_4:">
            <text:p>load_cell_4:</text:p>
          </table:table-cell>
          <table:table-cell office:value-type="float" office:value="-333683">
            <text:p>-333683</text:p>
          </table:table-cell>
          <table:table-cell office:value-type="string" office:string-value="time_of_flight:">
            <text:p>time_of_flight:</text:p>
          </table:table-cell>
          <table:table-cell office:value-type="float" office:value="631">
            <text:p>631</text:p>
          </table:table-cell>
          <table:table-cell office:value-type="string" office:string-value=""/>
          <table:table-cell office:value-type="float" office:value="-734.506818181818" table:formula="=([.H147]+10500)/440">
            <text:p>-734.506818</text:p>
          </table:table-cell>
          <table:table-cell office:value-type="float" office:value="508" table:formula="=[.J147]-123">
            <text:p>50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3603">
            <text:p>-333603</text:p>
          </table:table-cell>
          <table:table-cell office:value-type="string" office:string-value="load_cell_2:">
            <text:p>load_cell_2:</text:p>
          </table:table-cell>
          <table:table-cell office:value-type="float" office:value="-333604">
            <text:p>-333604</text:p>
          </table:table-cell>
          <table:table-cell office:value-type="string" office:string-value="load_cell_3:">
            <text:p>load_cell_3:</text:p>
          </table:table-cell>
          <table:table-cell office:value-type="float" office:value="-333600">
            <text:p>-333600</text:p>
          </table:table-cell>
          <table:table-cell office:value-type="string" office:string-value="load_cell_4:">
            <text:p>load_cell_4:</text:p>
          </table:table-cell>
          <table:table-cell office:value-type="float" office:value="-333636">
            <text:p>-333636</text:p>
          </table:table-cell>
          <table:table-cell office:value-type="string" office:string-value="time_of_flight:">
            <text:p>time_of_flight:</text:p>
          </table:table-cell>
          <table:table-cell office:value-type="float" office:value="631">
            <text:p>631</text:p>
          </table:table-cell>
          <table:table-cell office:value-type="string" office:string-value=""/>
          <table:table-cell office:value-type="float" office:value="-734.4" table:formula="=([.H148]+10500)/440">
            <text:p>-734.4</text:p>
          </table:table-cell>
          <table:table-cell office:value-type="float" office:value="508" table:formula="=[.J148]-123">
            <text:p>50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3509">
            <text:p>-333509</text:p>
          </table:table-cell>
          <table:table-cell office:value-type="string" office:string-value="load_cell_2:">
            <text:p>load_cell_2:</text:p>
          </table:table-cell>
          <table:table-cell office:value-type="float" office:value="-333546">
            <text:p>-333546</text:p>
          </table:table-cell>
          <table:table-cell office:value-type="string" office:string-value="load_cell_3:">
            <text:p>load_cell_3:</text:p>
          </table:table-cell>
          <table:table-cell office:value-type="float" office:value="-333543">
            <text:p>-333543</text:p>
          </table:table-cell>
          <table:table-cell office:value-type="string" office:string-value="load_cell_4:">
            <text:p>load_cell_4:</text:p>
          </table:table-cell>
          <table:table-cell office:value-type="float" office:value="-333544">
            <text:p>-333544</text:p>
          </table:table-cell>
          <table:table-cell office:value-type="string" office:string-value="time_of_flight:">
            <text:p>time_of_flight:</text:p>
          </table:table-cell>
          <table:table-cell office:value-type="float" office:value="630">
            <text:p>630</text:p>
          </table:table-cell>
          <table:table-cell office:value-type="string" office:string-value=""/>
          <table:table-cell office:value-type="float" office:value="-734.190909090909" table:formula="=([.H149]+10500)/440">
            <text:p>-734.190909</text:p>
          </table:table-cell>
          <table:table-cell office:value-type="float" office:value="507" table:formula="=[.J149]-123">
            <text:p>5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3449">
            <text:p>-333449</text:p>
          </table:table-cell>
          <table:table-cell office:value-type="string" office:string-value="load_cell_2:">
            <text:p>load_cell_2:</text:p>
          </table:table-cell>
          <table:table-cell office:value-type="float" office:value="-333450">
            <text:p>-333450</text:p>
          </table:table-cell>
          <table:table-cell office:value-type="string" office:string-value="load_cell_3:">
            <text:p>load_cell_3:</text:p>
          </table:table-cell>
          <table:table-cell office:value-type="float" office:value="-333449">
            <text:p>-333449</text:p>
          </table:table-cell>
          <table:table-cell office:value-type="string" office:string-value="load_cell_4:">
            <text:p>load_cell_4:</text:p>
          </table:table-cell>
          <table:table-cell office:value-type="float" office:value="-333450">
            <text:p>-333450</text:p>
          </table:table-cell>
          <table:table-cell office:value-type="string" office:string-value="time_of_flight:">
            <text:p>time_of_flight:</text:p>
          </table:table-cell>
          <table:table-cell office:value-type="float" office:value="630">
            <text:p>630</text:p>
          </table:table-cell>
          <table:table-cell office:value-type="string" office:string-value=""/>
          <table:table-cell office:value-type="float" office:value="-733.977272727273" table:formula="=([.H150]+10500)/440">
            <text:p>-733.977273</text:p>
          </table:table-cell>
          <table:table-cell office:value-type="float" office:value="507" table:formula="=[.J150]-123">
            <text:p>5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3390">
            <text:p>-333390</text:p>
          </table:table-cell>
          <table:table-cell office:value-type="string" office:string-value="load_cell_2:">
            <text:p>load_cell_2:</text:p>
          </table:table-cell>
          <table:table-cell office:value-type="float" office:value="-333391">
            <text:p>-333391</text:p>
          </table:table-cell>
          <table:table-cell office:value-type="string" office:string-value="load_cell_3:">
            <text:p>load_cell_3:</text:p>
          </table:table-cell>
          <table:table-cell office:value-type="float" office:value="-333390">
            <text:p>-333390</text:p>
          </table:table-cell>
          <table:table-cell office:value-type="string" office:string-value="load_cell_4:">
            <text:p>load_cell_4:</text:p>
          </table:table-cell>
          <table:table-cell office:value-type="float" office:value="-333374">
            <text:p>-333374</text:p>
          </table:table-cell>
          <table:table-cell office:value-type="string" office:string-value="time_of_flight:">
            <text:p>time_of_flight:</text:p>
          </table:table-cell>
          <table:table-cell office:value-type="float" office:value="630">
            <text:p>630</text:p>
          </table:table-cell>
          <table:table-cell office:value-type="string" office:string-value=""/>
          <table:table-cell office:value-type="float" office:value="-733.804545454545" table:formula="=([.H151]+10500)/440">
            <text:p>-733.804545</text:p>
          </table:table-cell>
          <table:table-cell office:value-type="float" office:value="507" table:formula="=[.J151]-123">
            <text:p>507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52]+10500)/440">
            <text:p>23.86363636</text:p>
          </table:table-cell>
          <table:table-cell office:value-type="float" office:value="-123" table:formula="=[.J152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53]+10500)/440">
            <text:p>23.86363636</text:p>
          </table:table-cell>
          <table:table-cell office:value-type="float" office:value="-123" table:formula="=[.J153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54]+10500)/440">
            <text:p>23.86363636</text:p>
          </table:table-cell>
          <table:table-cell office:value-type="float" office:value="-123" table:formula="=[.J154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55]+10500)/440">
            <text:p>23.86363636</text:p>
          </table:table-cell>
          <table:table-cell office:value-type="float" office:value="-123" table:formula="=[.J155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56]+10500)/440">
            <text:p>23.86363636</text:p>
          </table:table-cell>
          <table:table-cell office:value-type="float" office:value="-123" table:formula="=[.J156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57]+10500)/440">
            <text:p>23.86363636</text:p>
          </table:table-cell>
          <table:table-cell office:value-type="float" office:value="-123" table:formula="=[.J157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58]+10500)/440">
            <text:p>23.86363636</text:p>
          </table:table-cell>
          <table:table-cell office:value-type="float" office:value="-123" table:formula="=[.J158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59]+10500)/440">
            <text:p>23.86363636</text:p>
          </table:table-cell>
          <table:table-cell office:value-type="float" office:value="-123" table:formula="=[.J159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60]+10500)/440">
            <text:p>23.86363636</text:p>
          </table:table-cell>
          <table:table-cell office:value-type="float" office:value="-123" table:formula="=[.J160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61]+10500)/440">
            <text:p>23.86363636</text:p>
          </table:table-cell>
          <table:table-cell office:value-type="float" office:value="-123" table:formula="=[.J161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62]+10500)/440">
            <text:p>23.86363636</text:p>
          </table:table-cell>
          <table:table-cell office:value-type="float" office:value="-123" table:formula="=[.J162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63]+10500)/440">
            <text:p>23.86363636</text:p>
          </table:table-cell>
          <table:table-cell office:value-type="float" office:value="-123" table:formula="=[.J163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64]+10500)/440">
            <text:p>23.86363636</text:p>
          </table:table-cell>
          <table:table-cell office:value-type="float" office:value="-123" table:formula="=[.J164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65]+10500)/440">
            <text:p>23.86363636</text:p>
          </table:table-cell>
          <table:table-cell office:value-type="float" office:value="-123" table:formula="=[.J165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66]+10500)/440">
            <text:p>23.86363636</text:p>
          </table:table-cell>
          <table:table-cell office:value-type="float" office:value="-123" table:formula="=[.J166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67]+10500)/440">
            <text:p>23.86363636</text:p>
          </table:table-cell>
          <table:table-cell office:value-type="float" office:value="-123" table:formula="=[.J167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68]+10500)/440">
            <text:p>23.86363636</text:p>
          </table:table-cell>
          <table:table-cell office:value-type="float" office:value="-123" table:formula="=[.J168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69]+10500)/440">
            <text:p>23.86363636</text:p>
          </table:table-cell>
          <table:table-cell office:value-type="float" office:value="-123" table:formula="=[.J169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70]+10500)/440">
            <text:p>23.86363636</text:p>
          </table:table-cell>
          <table:table-cell office:value-type="float" office:value="-123" table:formula="=[.J170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71]+10500)/440">
            <text:p>23.86363636</text:p>
          </table:table-cell>
          <table:table-cell office:value-type="float" office:value="-123" table:formula="=[.J171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72]+10500)/440">
            <text:p>23.86363636</text:p>
          </table:table-cell>
          <table:table-cell office:value-type="float" office:value="-123" table:formula="=[.J172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73]+10500)/440">
            <text:p>23.86363636</text:p>
          </table:table-cell>
          <table:table-cell office:value-type="float" office:value="-123" table:formula="=[.J173]-123">
            <text:p>-123</text:p>
          </table:table-cell>
        </table:table-row>
        <table:table-row>
          <table:table-cell office:value-type="string" office:string-value="" table:number-columns-repeated="11"/>
          <table:table-cell office:value-type="float" office:value="23.8636363636364" table:formula="=([.H174]+10500)/440">
            <text:p>23.86363636</text:p>
          </table:table-cell>
          <table:table-cell office:value-type="float" office:value="-123" table:formula="=[.J174]-123">
            <text:p>-123</text:p>
          </table:table-cell>
        </table:table-row>
      </table:table>
      <table:table table:name="Sheet3" table:style-name="ta1">
        <table:table-column table:number-columns-repeated="13"/>
        <table:table-row>
          <table:table-cell office:value-type="string" office:string-value="IAC">
            <text:p>IAC</text:p>
          </table:table-cell>
          <table:table-cell office:value-type="string" office:string-value="Sensor">
            <text:p>Sensor</text:p>
          </table:table-cell>
          <table:table-cell office:value-type="string" office:string-value="kit,">
            <text:p>kit,</text:p>
          </table:table-cell>
          <table:table-cell office:value-type="string" office:string-value="v0.1">
            <text:p>v0.1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1:">
            <text:p>1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2:">
            <text:p>2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Time">
            <text:p>Time</text:p>
          </table:table-cell>
          <table:table-cell office:value-type="string" office:string-value="of">
            <text:p>of</text:p>
          </table:table-cell>
          <table:table-cell office:value-type="string" office:string-value="Flight:">
            <text:p>Flight:</text:p>
          </table:table-cell>
        </table:table-row>
        <table:table-row>
          <table:table-cell office:value-type="string" office:string-value="ToF">
            <text:p>ToF</text:p>
          </table:table-cell>
          <table:table-cell office:value-type="string" office:string-value="sensor">
            <text:p>sensor</text:p>
          </table:table-cell>
          <table:table-cell office:value-type="string" office:string-value="failed">
            <text:p>failed</text:p>
          </table:table-cell>
          <table:table-cell office:value-type="string" office:string-value="to">
            <text:p>to</text:p>
          </table:table-cell>
          <table:table-cell office:value-type="string" office:string-value="begin.">
            <text:p>begin.</text:p>
          </table:table-cell>
          <table:table-cell office:value-type="string" office:string-value="Please">
            <text:p>Please</text:p>
          </table:table-cell>
          <table:table-cell office:value-type="string" office:string-value="check">
            <text:p>check</text:p>
          </table:table-cell>
          <table:table-cell office:value-type="string" office:string-value="wiring.">
            <text:p>wiring.</text:p>
          </table:table-cell>
          <table:table-cell office:value-type="string" office:string-value="Freezing...">
            <text:p>Freezing...</text:p>
          </table:table-cell>
        </table:table-row>
        <table:table-row>
          <table:table-cell office:value-type="string" office:string-value="IAC">
            <text:p>IAC</text:p>
          </table:table-cell>
          <table:table-cell office:value-type="string" office:string-value="Sensor">
            <text:p>Sensor</text:p>
          </table:table-cell>
          <table:table-cell office:value-type="string" office:string-value="kit,">
            <text:p>kit,</text:p>
          </table:table-cell>
          <table:table-cell office:value-type="string" office:string-value="v0.1">
            <text:p>v0.1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1:">
            <text:p>1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2:">
            <text:p>2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Time">
            <text:p>Time</text:p>
          </table:table-cell>
          <table:table-cell office:value-type="string" office:string-value="of">
            <text:p>of</text:p>
          </table:table-cell>
          <table:table-cell office:value-type="string" office:string-value="Flight:">
            <text:p>Flight:</text:p>
          </table:table-cell>
        </table:table-row>
        <table:table-row>
          <table:table-cell office:value-type="string" office:string-value="ToF">
            <text:p>ToF</text:p>
          </table:table-cell>
          <table:table-cell office:value-type="string" office:string-value="sensor">
            <text:p>sensor</text:p>
          </table:table-cell>
          <table:table-cell office:value-type="string" office:string-value="failed">
            <text:p>failed</text:p>
          </table:table-cell>
          <table:table-cell office:value-type="string" office:string-value="to">
            <text:p>to</text:p>
          </table:table-cell>
          <table:table-cell office:value-type="string" office:string-value="begin.">
            <text:p>begin.</text:p>
          </table:table-cell>
          <table:table-cell office:value-type="string" office:string-value="Please">
            <text:p>Please</text:p>
          </table:table-cell>
          <table:table-cell office:value-type="string" office:string-value="check">
            <text:p>check</text:p>
          </table:table-cell>
          <table:table-cell office:value-type="string" office:string-value="wiring.">
            <text:p>wiring.</text:p>
          </table:table-cell>
          <table:table-cell office:value-type="string" office:string-value="Freezing...">
            <text:p>Freezing...</text:p>
          </table:table-cell>
        </table:table-row>
        <table:table-row>
          <table:table-cell office:value-type="string" office:string-value="IAC">
            <text:p>IAC</text:p>
          </table:table-cell>
          <table:table-cell office:value-type="string" office:string-value="Sensor">
            <text:p>Sensor</text:p>
          </table:table-cell>
          <table:table-cell office:value-type="string" office:string-value="kit,">
            <text:p>kit,</text:p>
          </table:table-cell>
          <table:table-cell office:value-type="string" office:string-value="v0.1">
            <text:p>v0.1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1:">
            <text:p>1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2:">
            <text:p>2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Time">
            <text:p>Time</text:p>
          </table:table-cell>
          <table:table-cell office:value-type="string" office:string-value="of">
            <text:p>of</text:p>
          </table:table-cell>
          <table:table-cell office:value-type="string" office:string-value="Flight:">
            <text:p>Flight:</text:p>
          </table:table-cell>
        </table:table-row>
        <table:table-row>
          <table:table-cell office:value-type="string" office:string-value="ToF">
            <text:p>ToF</text:p>
          </table:table-cell>
          <table:table-cell office:value-type="string" office:string-value="sensor">
            <text:p>sensor</text:p>
          </table:table-cell>
          <table:table-cell office:value-type="string" office:string-value="failed">
            <text:p>failed</text:p>
          </table:table-cell>
          <table:table-cell office:value-type="string" office:string-value="to">
            <text:p>to</text:p>
          </table:table-cell>
          <table:table-cell office:value-type="string" office:string-value="begin.">
            <text:p>begin.</text:p>
          </table:table-cell>
          <table:table-cell office:value-type="string" office:string-value="Please">
            <text:p>Please</text:p>
          </table:table-cell>
          <table:table-cell office:value-type="string" office:string-value="check">
            <text:p>check</text:p>
          </table:table-cell>
          <table:table-cell office:value-type="string" office:string-value="wiring.">
            <text:p>wiring.</text:p>
          </table:table-cell>
          <table:table-cell office:value-type="string" office:string-value="Freezing...">
            <text:p>Freezing...</text:p>
          </table:table-cell>
        </table:table-row>
        <table:table-row>
          <table:table-cell office:value-type="string" office:string-value="IAC">
            <text:p>IAC</text:p>
          </table:table-cell>
          <table:table-cell office:value-type="string" office:string-value="Sensor">
            <text:p>Sensor</text:p>
          </table:table-cell>
          <table:table-cell office:value-type="string" office:string-value="kit,">
            <text:p>kit,</text:p>
          </table:table-cell>
          <table:table-cell office:value-type="string" office:string-value="v0.1">
            <text:p>v0.1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1:">
            <text:p>1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2:">
            <text:p>2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Time">
            <text:p>Time</text:p>
          </table:table-cell>
          <table:table-cell office:value-type="string" office:string-value="of">
            <text:p>of</text:p>
          </table:table-cell>
          <table:table-cell office:value-type="string" office:string-value="Flight:">
            <text:p>Flight:</text:p>
          </table:table-cell>
        </table:table-row>
        <table:table-row>
          <table:table-cell office:value-type="string" office:string-value="ToF">
            <text:p>ToF</text:p>
          </table:table-cell>
          <table:table-cell office:value-type="string" office:string-value="sensor">
            <text:p>sensor</text:p>
          </table:table-cell>
          <table:table-cell office:value-type="string" office:string-value="failed">
            <text:p>failed</text:p>
          </table:table-cell>
          <table:table-cell office:value-type="string" office:string-value="to">
            <text:p>to</text:p>
          </table:table-cell>
          <table:table-cell office:value-type="string" office:string-value="begin.">
            <text:p>begin.</text:p>
          </table:table-cell>
          <table:table-cell office:value-type="string" office:string-value="Please">
            <text:p>Please</text:p>
          </table:table-cell>
          <table:table-cell office:value-type="string" office:string-value="check">
            <text:p>check</text:p>
          </table:table-cell>
          <table:table-cell office:value-type="string" office:string-value="wiring.">
            <text:p>wiring.</text:p>
          </table:table-cell>
          <table:table-cell office:value-type="string" office:string-value="Freezing...">
            <text:p>Freezing...</text:p>
          </table:table-cell>
        </table:table-row>
        <table:table-row>
          <table:table-cell office:value-type="string" office:string-value="IAC">
            <text:p>IAC</text:p>
          </table:table-cell>
          <table:table-cell office:value-type="string" office:string-value="Sensor">
            <text:p>Sensor</text:p>
          </table:table-cell>
          <table:table-cell office:value-type="string" office:string-value="kit,">
            <text:p>kit,</text:p>
          </table:table-cell>
          <table:table-cell office:value-type="string" office:string-value="v0.1">
            <text:p>v0.1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1:">
            <text:p>1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Scale">
            <text:p>Scale</text:p>
          </table:table-cell>
          <table:table-cell office:value-type="string" office:string-value="2:">
            <text:p>2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Time">
            <text:p>Time</text:p>
          </table:table-cell>
          <table:table-cell office:value-type="string" office:string-value="of">
            <text:p>of</text:p>
          </table:table-cell>
          <table:table-cell office:value-type="string" office:string-value="Flight:">
            <text:p>Flight:</text:p>
          </table:table-cell>
        </table:table-row>
        <table:table-row>
          <table:table-cell office:value-type="string" office:string-value="Success!">
            <text:p>Success!</text:p>
          </table:table-cell>
        </table:table-row>
        <table:table-row>
          <table:table-cell office:value-type="string" office:string-value="Sensors">
            <text:p>Sensors</text:p>
          </table:table-cell>
          <table:table-cell office:value-type="string" office:string-value="initiated!">
            <text:p>initiated!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764">
            <text:p>-29764</text:p>
          </table:table-cell>
          <table:table-cell office:value-type="string" office:string-value="load_cell_2:">
            <text:p>load_cell_2:</text:p>
          </table:table-cell>
          <table:table-cell office:value-type="float" office:value="-29765">
            <text:p>-29765</text:p>
          </table:table-cell>
          <table:table-cell office:value-type="string" office:string-value="load_cell_3:">
            <text:p>load_cell_3:</text:p>
          </table:table-cell>
          <table:table-cell office:value-type="float" office:value="-29764">
            <text:p>-29764</text:p>
          </table:table-cell>
          <table:table-cell office:value-type="string" office:string-value="load_cell_4:">
            <text:p>load_cell_4:</text:p>
          </table:table-cell>
          <table:table-cell office:value-type="float" office:value="-29765">
            <text:p>-29765</text:p>
          </table:table-cell>
          <table:table-cell office:value-type="string" office:string-value="time_of_flight:">
            <text:p>time_of_flight:</text:p>
          </table:table-cell>
          <table:table-cell office:value-type="float" office:value="119">
            <text:p>119</text:p>
          </table:table-cell>
          <table:table-cell office:value-type="string" office:string-value=""/>
          <table:table-cell office:value-type="float" office:value="-43.7840909090909" table:formula="=([.H37]+10500)/440">
            <text:p>-43.7840909</text:p>
          </table:table-cell>
          <table:table-cell office:value-type="float" office:value="0" table:formula="=[.J37]-119">
            <text:p>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755">
            <text:p>-29755</text:p>
          </table:table-cell>
          <table:table-cell office:value-type="string" office:string-value="load_cell_2:">
            <text:p>load_cell_2:</text:p>
          </table:table-cell>
          <table:table-cell office:value-type="float" office:value="-29756">
            <text:p>-29756</text:p>
          </table:table-cell>
          <table:table-cell office:value-type="string" office:string-value="load_cell_3:">
            <text:p>load_cell_3:</text:p>
          </table:table-cell>
          <table:table-cell office:value-type="float" office:value="-29755">
            <text:p>-29755</text:p>
          </table:table-cell>
          <table:table-cell office:value-type="string" office:string-value="load_cell_4:">
            <text:p>load_cell_4:</text:p>
          </table:table-cell>
          <table:table-cell office:value-type="float" office:value="-29793">
            <text:p>-29793</text:p>
          </table:table-cell>
          <table:table-cell office:value-type="string" office:string-value="time_of_flight:">
            <text:p>time_of_flight:</text:p>
          </table:table-cell>
          <table:table-cell office:value-type="float" office:value="121">
            <text:p>121</text:p>
          </table:table-cell>
          <table:table-cell office:value-type="string" office:string-value=""/>
          <table:table-cell office:value-type="float" office:value="-43.8477272727273" table:formula="=([.H38]+10500)/440">
            <text:p>-43.8477273</text:p>
          </table:table-cell>
          <table:table-cell office:value-type="float" office:value="2" table:formula="=[.J38]-119">
            <text:p>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784">
            <text:p>-29784</text:p>
          </table:table-cell>
          <table:table-cell office:value-type="string" office:string-value="load_cell_2:">
            <text:p>load_cell_2:</text:p>
          </table:table-cell>
          <table:table-cell office:value-type="float" office:value="-29788">
            <text:p>-29788</text:p>
          </table:table-cell>
          <table:table-cell office:value-type="string" office:string-value="load_cell_3:">
            <text:p>load_cell_3:</text:p>
          </table:table-cell>
          <table:table-cell office:value-type="float" office:value="-29783">
            <text:p>-29783</text:p>
          </table:table-cell>
          <table:table-cell office:value-type="string" office:string-value="load_cell_4:">
            <text:p>load_cell_4:</text:p>
          </table:table-cell>
          <table:table-cell office:value-type="float" office:value="-29780">
            <text:p>-29780</text:p>
          </table:table-cell>
          <table:table-cell office:value-type="string" office:string-value="time_of_flight:">
            <text:p>time_of_flight:</text:p>
          </table:table-cell>
          <table:table-cell office:value-type="float" office:value="120">
            <text:p>120</text:p>
          </table:table-cell>
          <table:table-cell office:value-type="string" office:string-value=""/>
          <table:table-cell office:value-type="float" office:value="-43.8181818181818" table:formula="=([.H39]+10500)/440">
            <text:p>-43.8181818</text:p>
          </table:table-cell>
          <table:table-cell office:value-type="float" office:value="1" table:formula="=[.J39]-119">
            <text:p>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742">
            <text:p>-29742</text:p>
          </table:table-cell>
          <table:table-cell office:value-type="string" office:string-value="load_cell_2:">
            <text:p>load_cell_2:</text:p>
          </table:table-cell>
          <table:table-cell office:value-type="float" office:value="-29738">
            <text:p>-29738</text:p>
          </table:table-cell>
          <table:table-cell office:value-type="string" office:string-value="load_cell_3:">
            <text:p>load_cell_3:</text:p>
          </table:table-cell>
          <table:table-cell office:value-type="float" office:value="-29737">
            <text:p>-29737</text:p>
          </table:table-cell>
          <table:table-cell office:value-type="string" office:string-value="load_cell_4:">
            <text:p>load_cell_4:</text:p>
          </table:table-cell>
          <table:table-cell office:value-type="float" office:value="-29738">
            <text:p>-29738</text:p>
          </table:table-cell>
          <table:table-cell office:value-type="string" office:string-value="time_of_flight:">
            <text:p>time_of_flight:</text:p>
          </table:table-cell>
          <table:table-cell office:value-type="float" office:value="120">
            <text:p>120</text:p>
          </table:table-cell>
          <table:table-cell office:value-type="string" office:string-value=""/>
          <table:table-cell office:value-type="float" office:value="-43.7227272727273" table:formula="=([.H40]+10500)/440">
            <text:p>-43.7227273</text:p>
          </table:table-cell>
          <table:table-cell office:value-type="float" office:value="1" table:formula="=[.J40]-119">
            <text:p>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869">
            <text:p>-29869</text:p>
          </table:table-cell>
          <table:table-cell office:value-type="string" office:string-value="load_cell_2:">
            <text:p>load_cell_2:</text:p>
          </table:table-cell>
          <table:table-cell office:value-type="float" office:value="-29870">
            <text:p>-29870</text:p>
          </table:table-cell>
          <table:table-cell office:value-type="string" office:string-value="load_cell_3:">
            <text:p>load_cell_3:</text:p>
          </table:table-cell>
          <table:table-cell office:value-type="float" office:value="-29881">
            <text:p>-29881</text:p>
          </table:table-cell>
          <table:table-cell office:value-type="string" office:string-value="load_cell_4:">
            <text:p>load_cell_4:</text:p>
          </table:table-cell>
          <table:table-cell office:value-type="float" office:value="-29888">
            <text:p>-29888</text:p>
          </table:table-cell>
          <table:table-cell office:value-type="string" office:string-value="time_of_flight:">
            <text:p>time_of_flight:</text:p>
          </table:table-cell>
          <table:table-cell office:value-type="float" office:value="120">
            <text:p>120</text:p>
          </table:table-cell>
          <table:table-cell office:value-type="string" office:string-value=""/>
          <table:table-cell office:value-type="float" office:value="-44.0636363636364" table:formula="=([.H41]+10500)/440">
            <text:p>-44.0636364</text:p>
          </table:table-cell>
          <table:table-cell office:value-type="float" office:value="1" table:formula="=[.J41]-119">
            <text:p>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794">
            <text:p>-29794</text:p>
          </table:table-cell>
          <table:table-cell office:value-type="string" office:string-value="load_cell_2:">
            <text:p>load_cell_2:</text:p>
          </table:table-cell>
          <table:table-cell office:value-type="float" office:value="-29811">
            <text:p>-29811</text:p>
          </table:table-cell>
          <table:table-cell office:value-type="string" office:string-value="load_cell_3:">
            <text:p>load_cell_3:</text:p>
          </table:table-cell>
          <table:table-cell office:value-type="float" office:value="-29820">
            <text:p>-29820</text:p>
          </table:table-cell>
          <table:table-cell office:value-type="string" office:string-value="load_cell_4:">
            <text:p>load_cell_4:</text:p>
          </table:table-cell>
          <table:table-cell office:value-type="float" office:value="-29821">
            <text:p>-29821</text:p>
          </table:table-cell>
          <table:table-cell office:value-type="string" office:string-value="time_of_flight:">
            <text:p>time_of_flight:</text:p>
          </table:table-cell>
          <table:table-cell office:value-type="float" office:value="120">
            <text:p>120</text:p>
          </table:table-cell>
          <table:table-cell office:value-type="string" office:string-value=""/>
          <table:table-cell office:value-type="float" office:value="-43.9113636363636" table:formula="=([.H42]+10500)/440">
            <text:p>-43.9113636</text:p>
          </table:table-cell>
          <table:table-cell office:value-type="float" office:value="1" table:formula="=[.J42]-119">
            <text:p>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839">
            <text:p>-29839</text:p>
          </table:table-cell>
          <table:table-cell office:value-type="string" office:string-value="load_cell_2:">
            <text:p>load_cell_2:</text:p>
          </table:table-cell>
          <table:table-cell office:value-type="float" office:value="-29840">
            <text:p>-29840</text:p>
          </table:table-cell>
          <table:table-cell office:value-type="string" office:string-value="load_cell_3:">
            <text:p>load_cell_3:</text:p>
          </table:table-cell>
          <table:table-cell office:value-type="float" office:value="-29839">
            <text:p>-29839</text:p>
          </table:table-cell>
          <table:table-cell office:value-type="string" office:string-value="load_cell_4:">
            <text:p>load_cell_4:</text:p>
          </table:table-cell>
          <table:table-cell office:value-type="float" office:value="-29829">
            <text:p>-29829</text:p>
          </table:table-cell>
          <table:table-cell office:value-type="string" office:string-value="time_of_flight:">
            <text:p>time_of_flight:</text:p>
          </table:table-cell>
          <table:table-cell office:value-type="float" office:value="120">
            <text:p>120</text:p>
          </table:table-cell>
          <table:table-cell office:value-type="string" office:string-value=""/>
          <table:table-cell office:value-type="float" office:value="-43.9295454545455" table:formula="=([.H43]+10500)/440">
            <text:p>-43.9295455</text:p>
          </table:table-cell>
          <table:table-cell office:value-type="float" office:value="1" table:formula="=[.J43]-119">
            <text:p>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847">
            <text:p>-29847</text:p>
          </table:table-cell>
          <table:table-cell office:value-type="string" office:string-value="load_cell_2:">
            <text:p>load_cell_2:</text:p>
          </table:table-cell>
          <table:table-cell office:value-type="float" office:value="-29831">
            <text:p>-29831</text:p>
          </table:table-cell>
          <table:table-cell office:value-type="string" office:string-value="load_cell_3:">
            <text:p>load_cell_3:</text:p>
          </table:table-cell>
          <table:table-cell office:value-type="float" office:value="-29827">
            <text:p>-29827</text:p>
          </table:table-cell>
          <table:table-cell office:value-type="string" office:string-value="load_cell_4:">
            <text:p>load_cell_4:</text:p>
          </table:table-cell>
          <table:table-cell office:value-type="float" office:value="-29822">
            <text:p>-29822</text:p>
          </table:table-cell>
          <table:table-cell office:value-type="string" office:string-value="time_of_flight:">
            <text:p>time_of_flight:</text:p>
          </table:table-cell>
          <table:table-cell office:value-type="float" office:value="120">
            <text:p>120</text:p>
          </table:table-cell>
          <table:table-cell office:value-type="string" office:string-value=""/>
          <table:table-cell office:value-type="float" office:value="-43.9136363636364" table:formula="=([.H44]+10500)/440">
            <text:p>-43.9136364</text:p>
          </table:table-cell>
          <table:table-cell office:value-type="float" office:value="1" table:formula="=[.J44]-119">
            <text:p>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0109">
            <text:p>-30109</text:p>
          </table:table-cell>
          <table:table-cell office:value-type="string" office:string-value="load_cell_2:">
            <text:p>load_cell_2:</text:p>
          </table:table-cell>
          <table:table-cell office:value-type="float" office:value="-30110">
            <text:p>-30110</text:p>
          </table:table-cell>
          <table:table-cell office:value-type="string" office:string-value="load_cell_3:">
            <text:p>load_cell_3:</text:p>
          </table:table-cell>
          <table:table-cell office:value-type="float" office:value="-30109">
            <text:p>-30109</text:p>
          </table:table-cell>
          <table:table-cell office:value-type="string" office:string-value="load_cell_4:">
            <text:p>load_cell_4:</text:p>
          </table:table-cell>
          <table:table-cell office:value-type="float" office:value="-30110">
            <text:p>-30110</text:p>
          </table:table-cell>
          <table:table-cell office:value-type="string" office:string-value="time_of_flight:">
            <text:p>time_of_flight:</text:p>
          </table:table-cell>
          <table:table-cell office:value-type="float" office:value="121">
            <text:p>121</text:p>
          </table:table-cell>
          <table:table-cell office:value-type="string" office:string-value=""/>
          <table:table-cell office:value-type="float" office:value="-44.5681818181818" table:formula="=([.H45]+10500)/440">
            <text:p>-44.5681818</text:p>
          </table:table-cell>
          <table:table-cell office:value-type="float" office:value="2" table:formula="=[.J45]-119">
            <text:p>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026">
            <text:p>-34026</text:p>
          </table:table-cell>
          <table:table-cell office:value-type="string" office:string-value="load_cell_2:">
            <text:p>load_cell_2:</text:p>
          </table:table-cell>
          <table:table-cell office:value-type="float" office:value="-34059">
            <text:p>-34059</text:p>
          </table:table-cell>
          <table:table-cell office:value-type="string" office:string-value="load_cell_3:">
            <text:p>load_cell_3:</text:p>
          </table:table-cell>
          <table:table-cell office:value-type="float" office:value="-34097">
            <text:p>-34097</text:p>
          </table:table-cell>
          <table:table-cell office:value-type="string" office:string-value="load_cell_4:">
            <text:p>load_cell_4:</text:p>
          </table:table-cell>
          <table:table-cell office:value-type="float" office:value="-34091">
            <text:p>-34091</text:p>
          </table:table-cell>
          <table:table-cell office:value-type="string" office:string-value="time_of_flight:">
            <text:p>time_of_flight:</text:p>
          </table:table-cell>
          <table:table-cell office:value-type="float" office:value="121">
            <text:p>121</text:p>
          </table:table-cell>
          <table:table-cell office:value-type="string" office:string-value=""/>
          <table:table-cell office:value-type="float" office:value="-53.6159090909091" table:formula="=([.H46]+10500)/440">
            <text:p>-53.6159091</text:p>
          </table:table-cell>
          <table:table-cell office:value-type="float" office:value="2" table:formula="=[.J46]-119">
            <text:p>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5069">
            <text:p>-55069</text:p>
          </table:table-cell>
          <table:table-cell office:value-type="string" office:string-value="load_cell_2:">
            <text:p>load_cell_2:</text:p>
          </table:table-cell>
          <table:table-cell office:value-type="float" office:value="-55070">
            <text:p>-55070</text:p>
          </table:table-cell>
          <table:table-cell office:value-type="string" office:string-value="load_cell_3:">
            <text:p>load_cell_3:</text:p>
          </table:table-cell>
          <table:table-cell office:value-type="float" office:value="-55069">
            <text:p>-55069</text:p>
          </table:table-cell>
          <table:table-cell office:value-type="string" office:string-value="load_cell_4:">
            <text:p>load_cell_4:</text:p>
          </table:table-cell>
          <table:table-cell office:value-type="float" office:value="-55070">
            <text:p>-55070</text:p>
          </table:table-cell>
          <table:table-cell office:value-type="string" office:string-value="time_of_flight:">
            <text:p>time_of_flight:</text:p>
          </table:table-cell>
          <table:table-cell office:value-type="float" office:value="121">
            <text:p>121</text:p>
          </table:table-cell>
          <table:table-cell office:value-type="string" office:string-value=""/>
          <table:table-cell office:value-type="float" office:value="-101.295454545455" table:formula="=([.H47]+10500)/440">
            <text:p>-101.295455</text:p>
          </table:table-cell>
          <table:table-cell office:value-type="float" office:value="2" table:formula="=[.J47]-119">
            <text:p>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7096">
            <text:p>-67096</text:p>
          </table:table-cell>
          <table:table-cell office:value-type="string" office:string-value="load_cell_2:">
            <text:p>load_cell_2:</text:p>
          </table:table-cell>
          <table:table-cell office:value-type="float" office:value="-67073">
            <text:p>-67073</text:p>
          </table:table-cell>
          <table:table-cell office:value-type="string" office:string-value="load_cell_3:">
            <text:p>load_cell_3:</text:p>
          </table:table-cell>
          <table:table-cell office:value-type="float" office:value="-67119">
            <text:p>-67119</text:p>
          </table:table-cell>
          <table:table-cell office:value-type="string" office:string-value="load_cell_4:">
            <text:p>load_cell_4:</text:p>
          </table:table-cell>
          <table:table-cell office:value-type="float" office:value="-67125">
            <text:p>-67125</text:p>
          </table:table-cell>
          <table:table-cell office:value-type="string" office:string-value="time_of_flight:">
            <text:p>time_of_flight:</text:p>
          </table:table-cell>
          <table:table-cell office:value-type="float" office:value="121">
            <text:p>121</text:p>
          </table:table-cell>
          <table:table-cell office:value-type="string" office:string-value=""/>
          <table:table-cell office:value-type="float" office:value="-128.693181818182" table:formula="=([.H48]+10500)/440">
            <text:p>-128.693182</text:p>
          </table:table-cell>
          <table:table-cell office:value-type="float" office:value="2" table:formula="=[.J48]-119">
            <text:p>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1143">
            <text:p>-71143</text:p>
          </table:table-cell>
          <table:table-cell office:value-type="string" office:string-value="load_cell_2:">
            <text:p>load_cell_2:</text:p>
          </table:table-cell>
          <table:table-cell office:value-type="float" office:value="-71128">
            <text:p>-71128</text:p>
          </table:table-cell>
          <table:table-cell office:value-type="string" office:string-value="load_cell_3:">
            <text:p>load_cell_3:</text:p>
          </table:table-cell>
          <table:table-cell office:value-type="float" office:value="-71109">
            <text:p>-71109</text:p>
          </table:table-cell>
          <table:table-cell office:value-type="string" office:string-value="load_cell_4:">
            <text:p>load_cell_4:</text:p>
          </table:table-cell>
          <table:table-cell office:value-type="float" office:value="-71110">
            <text:p>-71110</text:p>
          </table:table-cell>
          <table:table-cell office:value-type="string" office:string-value="time_of_flight:">
            <text:p>time_of_flight:</text:p>
          </table:table-cell>
          <table:table-cell office:value-type="float" office:value="121">
            <text:p>121</text:p>
          </table:table-cell>
          <table:table-cell office:value-type="string" office:string-value=""/>
          <table:table-cell office:value-type="float" office:value="-137.75" table:formula="=([.H49]+10500)/440">
            <text:p>-137.75</text:p>
          </table:table-cell>
          <table:table-cell office:value-type="float" office:value="2" table:formula="=[.J49]-119">
            <text:p>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92946">
            <text:p>-92946</text:p>
          </table:table-cell>
          <table:table-cell office:value-type="string" office:string-value="load_cell_2:">
            <text:p>load_cell_2:</text:p>
          </table:table-cell>
          <table:table-cell office:value-type="float" office:value="-92947">
            <text:p>-92947</text:p>
          </table:table-cell>
          <table:table-cell office:value-type="string" office:string-value="load_cell_3:">
            <text:p>load_cell_3:</text:p>
          </table:table-cell>
          <table:table-cell office:value-type="float" office:value="-92946">
            <text:p>-92946</text:p>
          </table:table-cell>
          <table:table-cell office:value-type="string" office:string-value="load_cell_4:">
            <text:p>load_cell_4:</text:p>
          </table:table-cell>
          <table:table-cell office:value-type="float" office:value="-93114">
            <text:p>-93114</text:p>
          </table:table-cell>
          <table:table-cell office:value-type="string" office:string-value="time_of_flight:">
            <text:p>time_of_flight:</text:p>
          </table:table-cell>
          <table:table-cell office:value-type="float" office:value="122">
            <text:p>122</text:p>
          </table:table-cell>
          <table:table-cell office:value-type="string" office:string-value=""/>
          <table:table-cell office:value-type="float" office:value="-187.759090909091" table:formula="=([.H50]+10500)/440">
            <text:p>-187.759091</text:p>
          </table:table-cell>
          <table:table-cell office:value-type="float" office:value="3" table:formula="=[.J50]-119">
            <text:p>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6514">
            <text:p>-106514</text:p>
          </table:table-cell>
          <table:table-cell office:value-type="string" office:string-value="load_cell_2:">
            <text:p>load_cell_2:</text:p>
          </table:table-cell>
          <table:table-cell office:value-type="float" office:value="-106571">
            <text:p>-106571</text:p>
          </table:table-cell>
          <table:table-cell office:value-type="string" office:string-value="load_cell_3:">
            <text:p>load_cell_3:</text:p>
          </table:table-cell>
          <table:table-cell office:value-type="float" office:value="-106605">
            <text:p>-106605</text:p>
          </table:table-cell>
          <table:table-cell office:value-type="string" office:string-value="load_cell_4:">
            <text:p>load_cell_4:</text:p>
          </table:table-cell>
          <table:table-cell office:value-type="float" office:value="-106606">
            <text:p>-106606</text:p>
          </table:table-cell>
          <table:table-cell office:value-type="string" office:string-value="time_of_flight:">
            <text:p>time_of_flight:</text:p>
          </table:table-cell>
          <table:table-cell office:value-type="float" office:value="125">
            <text:p>125</text:p>
          </table:table-cell>
          <table:table-cell office:value-type="string" office:string-value=""/>
          <table:table-cell office:value-type="float" office:value="-218.422727272727" table:formula="=([.H51]+10500)/440">
            <text:p>-218.422727</text:p>
          </table:table-cell>
          <table:table-cell office:value-type="float" office:value="6" table:formula="=[.J51]-119">
            <text:p>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16225">
            <text:p>-116225</text:p>
          </table:table-cell>
          <table:table-cell office:value-type="string" office:string-value="load_cell_2:">
            <text:p>load_cell_2:</text:p>
          </table:table-cell>
          <table:table-cell office:value-type="float" office:value="-116226">
            <text:p>-116226</text:p>
          </table:table-cell>
          <table:table-cell office:value-type="string" office:string-value="load_cell_3:">
            <text:p>load_cell_3:</text:p>
          </table:table-cell>
          <table:table-cell office:value-type="float" office:value="-116225">
            <text:p>-116225</text:p>
          </table:table-cell>
          <table:table-cell office:value-type="string" office:string-value="load_cell_4:">
            <text:p>load_cell_4:</text:p>
          </table:table-cell>
          <table:table-cell office:value-type="float" office:value="-116239">
            <text:p>-116239</text:p>
          </table:table-cell>
          <table:table-cell office:value-type="string" office:string-value="time_of_flight:">
            <text:p>time_of_flight:</text:p>
          </table:table-cell>
          <table:table-cell office:value-type="float" office:value="126">
            <text:p>126</text:p>
          </table:table-cell>
          <table:table-cell office:value-type="string" office:string-value=""/>
          <table:table-cell office:value-type="float" office:value="-240.315909090909" table:formula="=([.H52]+10500)/440">
            <text:p>-240.315909</text:p>
          </table:table-cell>
          <table:table-cell office:value-type="float" office:value="7" table:formula="=[.J52]-119">
            <text:p>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25245">
            <text:p>-125245</text:p>
          </table:table-cell>
          <table:table-cell office:value-type="string" office:string-value="load_cell_2:">
            <text:p>load_cell_2:</text:p>
          </table:table-cell>
          <table:table-cell office:value-type="float" office:value="-125260">
            <text:p>-125260</text:p>
          </table:table-cell>
          <table:table-cell office:value-type="string" office:string-value="load_cell_3:">
            <text:p>load_cell_3:</text:p>
          </table:table-cell>
          <table:table-cell office:value-type="float" office:value="-125263">
            <text:p>-125263</text:p>
          </table:table-cell>
          <table:table-cell office:value-type="string" office:string-value="load_cell_4:">
            <text:p>load_cell_4:</text:p>
          </table:table-cell>
          <table:table-cell office:value-type="float" office:value="-125303">
            <text:p>-125303</text:p>
          </table:table-cell>
          <table:table-cell office:value-type="string" office:string-value="time_of_flight:">
            <text:p>time_of_flight:</text:p>
          </table:table-cell>
          <table:table-cell office:value-type="float" office:value="128">
            <text:p>128</text:p>
          </table:table-cell>
          <table:table-cell office:value-type="string" office:string-value=""/>
          <table:table-cell office:value-type="float" office:value="-260.915909090909" table:formula="=([.H53]+10500)/440">
            <text:p>-260.915909</text:p>
          </table:table-cell>
          <table:table-cell office:value-type="float" office:value="9" table:formula="=[.J53]-119">
            <text:p>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33535">
            <text:p>-133535</text:p>
          </table:table-cell>
          <table:table-cell office:value-type="string" office:string-value="load_cell_2:">
            <text:p>load_cell_2:</text:p>
          </table:table-cell>
          <table:table-cell office:value-type="float" office:value="-133550">
            <text:p>-133550</text:p>
          </table:table-cell>
          <table:table-cell office:value-type="string" office:string-value="load_cell_3:">
            <text:p>load_cell_3:</text:p>
          </table:table-cell>
          <table:table-cell office:value-type="float" office:value="-133549">
            <text:p>-133549</text:p>
          </table:table-cell>
          <table:table-cell office:value-type="string" office:string-value="load_cell_4:">
            <text:p>load_cell_4:</text:p>
          </table:table-cell>
          <table:table-cell office:value-type="float" office:value="-133550">
            <text:p>-133550</text:p>
          </table:table-cell>
          <table:table-cell office:value-type="string" office:string-value="time_of_flight:">
            <text:p>time_of_flight:</text:p>
          </table:table-cell>
          <table:table-cell office:value-type="float" office:value="130">
            <text:p>130</text:p>
          </table:table-cell>
          <table:table-cell office:value-type="string" office:string-value=""/>
          <table:table-cell office:value-type="float" office:value="-279.659090909091" table:formula="=([.H54]+10500)/440">
            <text:p>-279.659091</text:p>
          </table:table-cell>
          <table:table-cell office:value-type="float" office:value="11" table:formula="=[.J54]-119">
            <text:p>1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40752">
            <text:p>-140752</text:p>
          </table:table-cell>
          <table:table-cell office:value-type="string" office:string-value="load_cell_2:">
            <text:p>load_cell_2:</text:p>
          </table:table-cell>
          <table:table-cell office:value-type="float" office:value="-140753">
            <text:p>-140753</text:p>
          </table:table-cell>
          <table:table-cell office:value-type="string" office:string-value="load_cell_3:">
            <text:p>load_cell_3:</text:p>
          </table:table-cell>
          <table:table-cell office:value-type="float" office:value="-140752">
            <text:p>-140752</text:p>
          </table:table-cell>
          <table:table-cell office:value-type="string" office:string-value="load_cell_4:">
            <text:p>load_cell_4:</text:p>
          </table:table-cell>
          <table:table-cell office:value-type="float" office:value="-140792">
            <text:p>-140792</text:p>
          </table:table-cell>
          <table:table-cell office:value-type="string" office:string-value="time_of_flight:">
            <text:p>time_of_flight:</text:p>
          </table:table-cell>
          <table:table-cell office:value-type="float" office:value="133">
            <text:p>133</text:p>
          </table:table-cell>
          <table:table-cell office:value-type="string" office:string-value=""/>
          <table:table-cell office:value-type="float" office:value="-296.118181818182" table:formula="=([.H55]+10500)/440">
            <text:p>-296.118182</text:p>
          </table:table-cell>
          <table:table-cell office:value-type="float" office:value="14" table:formula="=[.J55]-119">
            <text:p>1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47728">
            <text:p>-147728</text:p>
          </table:table-cell>
          <table:table-cell office:value-type="string" office:string-value="load_cell_2:">
            <text:p>load_cell_2:</text:p>
          </table:table-cell>
          <table:table-cell office:value-type="float" office:value="-147734">
            <text:p>-147734</text:p>
          </table:table-cell>
          <table:table-cell office:value-type="string" office:string-value="load_cell_3:">
            <text:p>load_cell_3:</text:p>
          </table:table-cell>
          <table:table-cell office:value-type="float" office:value="-147742">
            <text:p>-147742</text:p>
          </table:table-cell>
          <table:table-cell office:value-type="string" office:string-value="load_cell_4:">
            <text:p>load_cell_4:</text:p>
          </table:table-cell>
          <table:table-cell office:value-type="float" office:value="-147743">
            <text:p>-147743</text:p>
          </table:table-cell>
          <table:table-cell office:value-type="string" office:string-value="time_of_flight:">
            <text:p>time_of_flight:</text:p>
          </table:table-cell>
          <table:table-cell office:value-type="float" office:value="136">
            <text:p>136</text:p>
          </table:table-cell>
          <table:table-cell office:value-type="string" office:string-value=""/>
          <table:table-cell office:value-type="float" office:value="-311.915909090909" table:formula="=([.H56]+10500)/440">
            <text:p>-311.915909</text:p>
          </table:table-cell>
          <table:table-cell office:value-type="float" office:value="17" table:formula="=[.J56]-119">
            <text:p>1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54460">
            <text:p>-154460</text:p>
          </table:table-cell>
          <table:table-cell office:value-type="string" office:string-value="load_cell_2:">
            <text:p>load_cell_2:</text:p>
          </table:table-cell>
          <table:table-cell office:value-type="float" office:value="-154461">
            <text:p>-154461</text:p>
          </table:table-cell>
          <table:table-cell office:value-type="string" office:string-value="load_cell_3:">
            <text:p>load_cell_3:</text:p>
          </table:table-cell>
          <table:table-cell office:value-type="float" office:value="-154460">
            <text:p>-154460</text:p>
          </table:table-cell>
          <table:table-cell office:value-type="string" office:string-value="load_cell_4:">
            <text:p>load_cell_4:</text:p>
          </table:table-cell>
          <table:table-cell office:value-type="float" office:value="-154476">
            <text:p>-154476</text:p>
          </table:table-cell>
          <table:table-cell office:value-type="string" office:string-value="time_of_flight:">
            <text:p>time_of_flight:</text:p>
          </table:table-cell>
          <table:table-cell office:value-type="float" office:value="139">
            <text:p>139</text:p>
          </table:table-cell>
          <table:table-cell office:value-type="string" office:string-value=""/>
          <table:table-cell office:value-type="float" office:value="-327.218181818182" table:formula="=([.H57]+10500)/440">
            <text:p>-327.218182</text:p>
          </table:table-cell>
          <table:table-cell office:value-type="float" office:value="20" table:formula="=[.J57]-119">
            <text:p>2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60877">
            <text:p>-160877</text:p>
          </table:table-cell>
          <table:table-cell office:value-type="string" office:string-value="load_cell_2:">
            <text:p>load_cell_2:</text:p>
          </table:table-cell>
          <table:table-cell office:value-type="float" office:value="-160892">
            <text:p>-160892</text:p>
          </table:table-cell>
          <table:table-cell office:value-type="string" office:string-value="load_cell_3:">
            <text:p>load_cell_3:</text:p>
          </table:table-cell>
          <table:table-cell office:value-type="float" office:value="-160907">
            <text:p>-160907</text:p>
          </table:table-cell>
          <table:table-cell office:value-type="string" office:string-value="load_cell_4:">
            <text:p>load_cell_4:</text:p>
          </table:table-cell>
          <table:table-cell office:value-type="float" office:value="-160908">
            <text:p>-160908</text:p>
          </table:table-cell>
          <table:table-cell office:value-type="string" office:string-value="time_of_flight:">
            <text:p>time_of_flight:</text:p>
          </table:table-cell>
          <table:table-cell office:value-type="float" office:value="143">
            <text:p>143</text:p>
          </table:table-cell>
          <table:table-cell office:value-type="string" office:string-value=""/>
          <table:table-cell office:value-type="float" office:value="-341.836363636364" table:formula="=([.H58]+10500)/440">
            <text:p>-341.836364</text:p>
          </table:table-cell>
          <table:table-cell office:value-type="float" office:value="24" table:formula="=[.J58]-119">
            <text:p>2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66928">
            <text:p>-166928</text:p>
          </table:table-cell>
          <table:table-cell office:value-type="string" office:string-value="load_cell_2:">
            <text:p>load_cell_2:</text:p>
          </table:table-cell>
          <table:table-cell office:value-type="float" office:value="-166929">
            <text:p>-166929</text:p>
          </table:table-cell>
          <table:table-cell office:value-type="string" office:string-value="load_cell_3:">
            <text:p>load_cell_3:</text:p>
          </table:table-cell>
          <table:table-cell office:value-type="float" office:value="-166928">
            <text:p>-166928</text:p>
          </table:table-cell>
          <table:table-cell office:value-type="string" office:string-value="load_cell_4:">
            <text:p>load_cell_4:</text:p>
          </table:table-cell>
          <table:table-cell office:value-type="float" office:value="-166929">
            <text:p>-166929</text:p>
          </table:table-cell>
          <table:table-cell office:value-type="string" office:string-value="time_of_flight:">
            <text:p>time_of_flight:</text:p>
          </table:table-cell>
          <table:table-cell office:value-type="float" office:value="145">
            <text:p>145</text:p>
          </table:table-cell>
          <table:table-cell office:value-type="string" office:string-value=""/>
          <table:table-cell office:value-type="float" office:value="-355.520454545455" table:formula="=([.H59]+10500)/440">
            <text:p>-355.520455</text:p>
          </table:table-cell>
          <table:table-cell office:value-type="float" office:value="26" table:formula="=[.J59]-119">
            <text:p>2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73445">
            <text:p>-173445</text:p>
          </table:table-cell>
          <table:table-cell office:value-type="string" office:string-value="load_cell_2:">
            <text:p>load_cell_2:</text:p>
          </table:table-cell>
          <table:table-cell office:value-type="float" office:value="-173445">
            <text:p>-173445</text:p>
          </table:table-cell>
          <table:table-cell office:value-type="string" office:string-value="load_cell_3:">
            <text:p>load_cell_3:</text:p>
          </table:table-cell>
          <table:table-cell office:value-type="float" office:value="-173436">
            <text:p>-173436</text:p>
          </table:table-cell>
          <table:table-cell office:value-type="string" office:string-value="load_cell_4:">
            <text:p>load_cell_4:</text:p>
          </table:table-cell>
          <table:table-cell office:value-type="float" office:value="-173518">
            <text:p>-173518</text:p>
          </table:table-cell>
          <table:table-cell office:value-type="string" office:string-value="time_of_flight:">
            <text:p>time_of_flight:</text:p>
          </table:table-cell>
          <table:table-cell office:value-type="float" office:value="148">
            <text:p>148</text:p>
          </table:table-cell>
          <table:table-cell office:value-type="string" office:string-value=""/>
          <table:table-cell office:value-type="float" office:value="-370.495454545455" table:formula="=([.H60]+10500)/440">
            <text:p>-370.495455</text:p>
          </table:table-cell>
          <table:table-cell office:value-type="float" office:value="29" table:formula="=[.J60]-119">
            <text:p>2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80004">
            <text:p>-180004</text:p>
          </table:table-cell>
          <table:table-cell office:value-type="string" office:string-value="load_cell_2:">
            <text:p>load_cell_2:</text:p>
          </table:table-cell>
          <table:table-cell office:value-type="float" office:value="-180021">
            <text:p>-180021</text:p>
          </table:table-cell>
          <table:table-cell office:value-type="string" office:string-value="load_cell_3:">
            <text:p>load_cell_3:</text:p>
          </table:table-cell>
          <table:table-cell office:value-type="float" office:value="-180020">
            <text:p>-180020</text:p>
          </table:table-cell>
          <table:table-cell office:value-type="string" office:string-value="load_cell_4:">
            <text:p>load_cell_4:</text:p>
          </table:table-cell>
          <table:table-cell office:value-type="float" office:value="-180021">
            <text:p>-180021</text:p>
          </table:table-cell>
          <table:table-cell office:value-type="string" office:string-value="time_of_flight:">
            <text:p>time_of_flight:</text:p>
          </table:table-cell>
          <table:table-cell office:value-type="float" office:value="152">
            <text:p>152</text:p>
          </table:table-cell>
          <table:table-cell office:value-type="string" office:string-value=""/>
          <table:table-cell office:value-type="float" office:value="-385.275" table:formula="=([.H61]+10500)/440">
            <text:p>-385.275</text:p>
          </table:table-cell>
          <table:table-cell office:value-type="float" office:value="33" table:formula="=[.J61]-119">
            <text:p>3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88286">
            <text:p>-188286</text:p>
          </table:table-cell>
          <table:table-cell office:value-type="string" office:string-value="load_cell_2:">
            <text:p>load_cell_2:</text:p>
          </table:table-cell>
          <table:table-cell office:value-type="float" office:value="-188287">
            <text:p>-188287</text:p>
          </table:table-cell>
          <table:table-cell office:value-type="string" office:string-value="load_cell_3:">
            <text:p>load_cell_3:</text:p>
          </table:table-cell>
          <table:table-cell office:value-type="float" office:value="-188288">
            <text:p>-188288</text:p>
          </table:table-cell>
          <table:table-cell office:value-type="string" office:string-value="load_cell_4:">
            <text:p>load_cell_4:</text:p>
          </table:table-cell>
          <table:table-cell office:value-type="float" office:value="-188324">
            <text:p>-188324</text:p>
          </table:table-cell>
          <table:table-cell office:value-type="string" office:string-value="time_of_flight:">
            <text:p>time_of_flight:</text:p>
          </table:table-cell>
          <table:table-cell office:value-type="float" office:value="155">
            <text:p>155</text:p>
          </table:table-cell>
          <table:table-cell office:value-type="string" office:string-value=""/>
          <table:table-cell office:value-type="float" office:value="-404.145454545455" table:formula="=([.H62]+10500)/440">
            <text:p>-404.145455</text:p>
          </table:table-cell>
          <table:table-cell office:value-type="float" office:value="36" table:formula="=[.J62]-119">
            <text:p>3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95755">
            <text:p>-195755</text:p>
          </table:table-cell>
          <table:table-cell office:value-type="string" office:string-value="load_cell_2:">
            <text:p>load_cell_2:</text:p>
          </table:table-cell>
          <table:table-cell office:value-type="float" office:value="-195798">
            <text:p>-195798</text:p>
          </table:table-cell>
          <table:table-cell office:value-type="string" office:string-value="load_cell_3:">
            <text:p>load_cell_3:</text:p>
          </table:table-cell>
          <table:table-cell office:value-type="float" office:value="-195824">
            <text:p>-195824</text:p>
          </table:table-cell>
          <table:table-cell office:value-type="string" office:string-value="load_cell_4:">
            <text:p>load_cell_4:</text:p>
          </table:table-cell>
          <table:table-cell office:value-type="float" office:value="-195825">
            <text:p>-195825</text:p>
          </table:table-cell>
          <table:table-cell office:value-type="string" office:string-value="time_of_flight:">
            <text:p>time_of_flight:</text:p>
          </table:table-cell>
          <table:table-cell office:value-type="float" office:value="158">
            <text:p>158</text:p>
          </table:table-cell>
          <table:table-cell office:value-type="string" office:string-value=""/>
          <table:table-cell office:value-type="float" office:value="-421.193181818182" table:formula="=([.H63]+10500)/440">
            <text:p>-421.193182</text:p>
          </table:table-cell>
          <table:table-cell office:value-type="float" office:value="39" table:formula="=[.J63]-119">
            <text:p>3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02982">
            <text:p>-202982</text:p>
          </table:table-cell>
          <table:table-cell office:value-type="string" office:string-value="load_cell_2:">
            <text:p>load_cell_2:</text:p>
          </table:table-cell>
          <table:table-cell office:value-type="float" office:value="-202983">
            <text:p>-202983</text:p>
          </table:table-cell>
          <table:table-cell office:value-type="string" office:string-value="load_cell_3:">
            <text:p>load_cell_3:</text:p>
          </table:table-cell>
          <table:table-cell office:value-type="float" office:value="-202982">
            <text:p>-202982</text:p>
          </table:table-cell>
          <table:table-cell office:value-type="string" office:string-value="load_cell_4:">
            <text:p>load_cell_4:</text:p>
          </table:table-cell>
          <table:table-cell office:value-type="float" office:value="-202978">
            <text:p>-202978</text:p>
          </table:table-cell>
          <table:table-cell office:value-type="string" office:string-value="time_of_flight:">
            <text:p>time_of_flight:</text:p>
          </table:table-cell>
          <table:table-cell office:value-type="float" office:value="161">
            <text:p>161</text:p>
          </table:table-cell>
          <table:table-cell office:value-type="string" office:string-value=""/>
          <table:table-cell office:value-type="float" office:value="-437.45" table:formula="=([.H64]+10500)/440">
            <text:p>-437.45</text:p>
          </table:table-cell>
          <table:table-cell office:value-type="float" office:value="42" table:formula="=[.J64]-119">
            <text:p>4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09759">
            <text:p>-209759</text:p>
          </table:table-cell>
          <table:table-cell office:value-type="string" office:string-value="load_cell_2:">
            <text:p>load_cell_2:</text:p>
          </table:table-cell>
          <table:table-cell office:value-type="float" office:value="-209766">
            <text:p>-209766</text:p>
          </table:table-cell>
          <table:table-cell office:value-type="string" office:string-value="load_cell_3:">
            <text:p>load_cell_3:</text:p>
          </table:table-cell>
          <table:table-cell office:value-type="float" office:value="-209771">
            <text:p>-209771</text:p>
          </table:table-cell>
          <table:table-cell office:value-type="string" office:string-value="load_cell_4:">
            <text:p>load_cell_4:</text:p>
          </table:table-cell>
          <table:table-cell office:value-type="float" office:value="-209795">
            <text:p>-209795</text:p>
          </table:table-cell>
          <table:table-cell office:value-type="string" office:string-value="time_of_flight:">
            <text:p>time_of_flight:</text:p>
          </table:table-cell>
          <table:table-cell office:value-type="float" office:value="164">
            <text:p>164</text:p>
          </table:table-cell>
          <table:table-cell office:value-type="string" office:string-value=""/>
          <table:table-cell office:value-type="float" office:value="-452.943181818182" table:formula="=([.H65]+10500)/440">
            <text:p>-452.943182</text:p>
          </table:table-cell>
          <table:table-cell office:value-type="float" office:value="45" table:formula="=[.J65]-119">
            <text:p>4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15664">
            <text:p>-215664</text:p>
          </table:table-cell>
          <table:table-cell office:value-type="string" office:string-value="load_cell_2:">
            <text:p>load_cell_2:</text:p>
          </table:table-cell>
          <table:table-cell office:value-type="float" office:value="-215665">
            <text:p>-215665</text:p>
          </table:table-cell>
          <table:table-cell office:value-type="string" office:string-value="load_cell_3:">
            <text:p>load_cell_3:</text:p>
          </table:table-cell>
          <table:table-cell office:value-type="float" office:value="-215664">
            <text:p>-215664</text:p>
          </table:table-cell>
          <table:table-cell office:value-type="string" office:string-value="load_cell_4:">
            <text:p>load_cell_4:</text:p>
          </table:table-cell>
          <table:table-cell office:value-type="float" office:value="-215665">
            <text:p>-215665</text:p>
          </table:table-cell>
          <table:table-cell office:value-type="string" office:string-value="time_of_flight:">
            <text:p>time_of_flight:</text:p>
          </table:table-cell>
          <table:table-cell office:value-type="float" office:value="166">
            <text:p>166</text:p>
          </table:table-cell>
          <table:table-cell office:value-type="string" office:string-value=""/>
          <table:table-cell office:value-type="float" office:value="-466.284090909091" table:formula="=([.H66]+10500)/440">
            <text:p>-466.284091</text:p>
          </table:table-cell>
          <table:table-cell office:value-type="float" office:value="47" table:formula="=[.J66]-119">
            <text:p>4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21971">
            <text:p>-221971</text:p>
          </table:table-cell>
          <table:table-cell office:value-type="string" office:string-value="load_cell_2:">
            <text:p>load_cell_2:</text:p>
          </table:table-cell>
          <table:table-cell office:value-type="float" office:value="-222027">
            <text:p>-222027</text:p>
          </table:table-cell>
          <table:table-cell office:value-type="string" office:string-value="load_cell_3:">
            <text:p>load_cell_3:</text:p>
          </table:table-cell>
          <table:table-cell office:value-type="float" office:value="-222066">
            <text:p>-222066</text:p>
          </table:table-cell>
          <table:table-cell office:value-type="string" office:string-value="load_cell_4:">
            <text:p>load_cell_4:</text:p>
          </table:table-cell>
          <table:table-cell office:value-type="float" office:value="-222070">
            <text:p>-222070</text:p>
          </table:table-cell>
          <table:table-cell office:value-type="string" office:string-value="time_of_flight:">
            <text:p>time_of_flight:</text:p>
          </table:table-cell>
          <table:table-cell office:value-type="float" office:value="169">
            <text:p>169</text:p>
          </table:table-cell>
          <table:table-cell office:value-type="string" office:string-value=""/>
          <table:table-cell office:value-type="float" office:value="-480.840909090909" table:formula="=([.H67]+10500)/440">
            <text:p>-480.840909</text:p>
          </table:table-cell>
          <table:table-cell office:value-type="float" office:value="50" table:formula="=[.J67]-119">
            <text:p>5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28117">
            <text:p>-228117</text:p>
          </table:table-cell>
          <table:table-cell office:value-type="string" office:string-value="load_cell_2:">
            <text:p>load_cell_2:</text:p>
          </table:table-cell>
          <table:table-cell office:value-type="float" office:value="-228096">
            <text:p>-228096</text:p>
          </table:table-cell>
          <table:table-cell office:value-type="string" office:string-value="load_cell_3:">
            <text:p>load_cell_3:</text:p>
          </table:table-cell>
          <table:table-cell office:value-type="float" office:value="-228095">
            <text:p>-228095</text:p>
          </table:table-cell>
          <table:table-cell office:value-type="string" office:string-value="load_cell_4:">
            <text:p>load_cell_4:</text:p>
          </table:table-cell>
          <table:table-cell office:value-type="float" office:value="-228096">
            <text:p>-228096</text:p>
          </table:table-cell>
          <table:table-cell office:value-type="string" office:string-value="time_of_flight:">
            <text:p>time_of_flight:</text:p>
          </table:table-cell>
          <table:table-cell office:value-type="float" office:value="171">
            <text:p>171</text:p>
          </table:table-cell>
          <table:table-cell office:value-type="string" office:string-value=""/>
          <table:table-cell office:value-type="float" office:value="-494.536363636364" table:formula="=([.H68]+10500)/440">
            <text:p>-494.536364</text:p>
          </table:table-cell>
          <table:table-cell office:value-type="float" office:value="52" table:formula="=[.J68]-119">
            <text:p>5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32829">
            <text:p>-232829</text:p>
          </table:table-cell>
          <table:table-cell office:value-type="string" office:string-value="load_cell_2:">
            <text:p>load_cell_2:</text:p>
          </table:table-cell>
          <table:table-cell office:value-type="float" office:value="-232830">
            <text:p>-232830</text:p>
          </table:table-cell>
          <table:table-cell office:value-type="string" office:string-value="load_cell_3:">
            <text:p>load_cell_3:</text:p>
          </table:table-cell>
          <table:table-cell office:value-type="float" office:value="-232829">
            <text:p>-232829</text:p>
          </table:table-cell>
          <table:table-cell office:value-type="string" office:string-value="load_cell_4:">
            <text:p>load_cell_4:</text:p>
          </table:table-cell>
          <table:table-cell office:value-type="float" office:value="-232877">
            <text:p>-232877</text:p>
          </table:table-cell>
          <table:table-cell office:value-type="string" office:string-value="time_of_flight:">
            <text:p>time_of_flight:</text:p>
          </table:table-cell>
          <table:table-cell office:value-type="float" office:value="174">
            <text:p>174</text:p>
          </table:table-cell>
          <table:table-cell office:value-type="string" office:string-value=""/>
          <table:table-cell office:value-type="float" office:value="-505.402272727273" table:formula="=([.H69]+10500)/440">
            <text:p>-505.402273</text:p>
          </table:table-cell>
          <table:table-cell office:value-type="float" office:value="55" table:formula="=[.J69]-119">
            <text:p>5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37250">
            <text:p>-237250</text:p>
          </table:table-cell>
          <table:table-cell office:value-type="string" office:string-value="load_cell_2:">
            <text:p>load_cell_2:</text:p>
          </table:table-cell>
          <table:table-cell office:value-type="float" office:value="-237275">
            <text:p>-237275</text:p>
          </table:table-cell>
          <table:table-cell office:value-type="string" office:string-value="load_cell_3:">
            <text:p>load_cell_3:</text:p>
          </table:table-cell>
          <table:table-cell office:value-type="float" office:value="-237292">
            <text:p>-237292</text:p>
          </table:table-cell>
          <table:table-cell office:value-type="string" office:string-value="load_cell_4:">
            <text:p>load_cell_4:</text:p>
          </table:table-cell>
          <table:table-cell office:value-type="float" office:value="-237293">
            <text:p>-237293</text:p>
          </table:table-cell>
          <table:table-cell office:value-type="string" office:string-value="time_of_flight:">
            <text:p>time_of_flight:</text:p>
          </table:table-cell>
          <table:table-cell office:value-type="float" office:value="177">
            <text:p>177</text:p>
          </table:table-cell>
          <table:table-cell office:value-type="string" office:string-value=""/>
          <table:table-cell office:value-type="float" office:value="-515.438636363636" table:formula="=([.H70]+10500)/440">
            <text:p>-515.438636</text:p>
          </table:table-cell>
          <table:table-cell office:value-type="float" office:value="58" table:formula="=[.J70]-119">
            <text:p>5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0544">
            <text:p>-240544</text:p>
          </table:table-cell>
          <table:table-cell office:value-type="string" office:string-value="load_cell_2:">
            <text:p>load_cell_2:</text:p>
          </table:table-cell>
          <table:table-cell office:value-type="float" office:value="-240545">
            <text:p>-240545</text:p>
          </table:table-cell>
          <table:table-cell office:value-type="string" office:string-value="load_cell_3:">
            <text:p>load_cell_3:</text:p>
          </table:table-cell>
          <table:table-cell office:value-type="float" office:value="-240544">
            <text:p>-240544</text:p>
          </table:table-cell>
          <table:table-cell office:value-type="string" office:string-value="load_cell_4:">
            <text:p>load_cell_4:</text:p>
          </table:table-cell>
          <table:table-cell office:value-type="float" office:value="-240624">
            <text:p>-240624</text:p>
          </table:table-cell>
          <table:table-cell office:value-type="string" office:string-value="time_of_flight:">
            <text:p>time_of_flight:</text:p>
          </table:table-cell>
          <table:table-cell office:value-type="float" office:value="179">
            <text:p>179</text:p>
          </table:table-cell>
          <table:table-cell office:value-type="string" office:string-value=""/>
          <table:table-cell office:value-type="float" office:value="-523.009090909091" table:formula="=([.H71]+10500)/440">
            <text:p>-523.009091</text:p>
          </table:table-cell>
          <table:table-cell office:value-type="float" office:value="60" table:formula="=[.J71]-119">
            <text:p>6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5220">
            <text:p>-245220</text:p>
          </table:table-cell>
          <table:table-cell office:value-type="string" office:string-value="load_cell_2:">
            <text:p>load_cell_2:</text:p>
          </table:table-cell>
          <table:table-cell office:value-type="float" office:value="-245230">
            <text:p>-245230</text:p>
          </table:table-cell>
          <table:table-cell office:value-type="string" office:string-value="load_cell_3:">
            <text:p>load_cell_3:</text:p>
          </table:table-cell>
          <table:table-cell office:value-type="float" office:value="-245259">
            <text:p>-245259</text:p>
          </table:table-cell>
          <table:table-cell office:value-type="string" office:string-value="load_cell_4:">
            <text:p>load_cell_4:</text:p>
          </table:table-cell>
          <table:table-cell office:value-type="float" office:value="-245260">
            <text:p>-245260</text:p>
          </table:table-cell>
          <table:table-cell office:value-type="string" office:string-value="time_of_flight:">
            <text:p>time_of_flight:</text:p>
          </table:table-cell>
          <table:table-cell office:value-type="float" office:value="180">
            <text:p>180</text:p>
          </table:table-cell>
          <table:table-cell office:value-type="string" office:string-value=""/>
          <table:table-cell office:value-type="float" office:value="-533.545454545455" table:formula="=([.H72]+10500)/440">
            <text:p>-533.545455</text:p>
          </table:table-cell>
          <table:table-cell office:value-type="float" office:value="61" table:formula="=[.J72]-119">
            <text:p>6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50767">
            <text:p>-250767</text:p>
          </table:table-cell>
          <table:table-cell office:value-type="string" office:string-value="load_cell_2:">
            <text:p>load_cell_2:</text:p>
          </table:table-cell>
          <table:table-cell office:value-type="float" office:value="-250768">
            <text:p>-250768</text:p>
          </table:table-cell>
          <table:table-cell office:value-type="string" office:string-value="load_cell_3:">
            <text:p>load_cell_3:</text:p>
          </table:table-cell>
          <table:table-cell office:value-type="float" office:value="-250767">
            <text:p>-250767</text:p>
          </table:table-cell>
          <table:table-cell office:value-type="string" office:string-value="load_cell_4:">
            <text:p>load_cell_4:</text:p>
          </table:table-cell>
          <table:table-cell office:value-type="float" office:value="-250781">
            <text:p>-250781</text:p>
          </table:table-cell>
          <table:table-cell office:value-type="string" office:string-value="time_of_flight:">
            <text:p>time_of_flight:</text:p>
          </table:table-cell>
          <table:table-cell office:value-type="float" office:value="182">
            <text:p>182</text:p>
          </table:table-cell>
          <table:table-cell office:value-type="string" office:string-value=""/>
          <table:table-cell office:value-type="float" office:value="-546.093181818182" table:formula="=([.H73]+10500)/440">
            <text:p>-546.093182</text:p>
          </table:table-cell>
          <table:table-cell office:value-type="float" office:value="63" table:formula="=[.J73]-119">
            <text:p>6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55739">
            <text:p>-255739</text:p>
          </table:table-cell>
          <table:table-cell office:value-type="string" office:string-value="load_cell_2:">
            <text:p>load_cell_2:</text:p>
          </table:table-cell>
          <table:table-cell office:value-type="float" office:value="-255785">
            <text:p>-255785</text:p>
          </table:table-cell>
          <table:table-cell office:value-type="string" office:string-value="load_cell_3:">
            <text:p>load_cell_3:</text:p>
          </table:table-cell>
          <table:table-cell office:value-type="float" office:value="-255799">
            <text:p>-255799</text:p>
          </table:table-cell>
          <table:table-cell office:value-type="string" office:string-value="load_cell_4:">
            <text:p>load_cell_4:</text:p>
          </table:table-cell>
          <table:table-cell office:value-type="float" office:value="-255823">
            <text:p>-255823</text:p>
          </table:table-cell>
          <table:table-cell office:value-type="string" office:string-value="time_of_flight:">
            <text:p>time_of_flight:</text:p>
          </table:table-cell>
          <table:table-cell office:value-type="float" office:value="187">
            <text:p>187</text:p>
          </table:table-cell>
          <table:table-cell office:value-type="string" office:string-value=""/>
          <table:table-cell office:value-type="float" office:value="-557.552272727273" table:formula="=([.H74]+10500)/440">
            <text:p>-557.552273</text:p>
          </table:table-cell>
          <table:table-cell office:value-type="float" office:value="68" table:formula="=[.J74]-119">
            <text:p>6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59917">
            <text:p>-259917</text:p>
          </table:table-cell>
          <table:table-cell office:value-type="string" office:string-value="load_cell_2:">
            <text:p>load_cell_2:</text:p>
          </table:table-cell>
          <table:table-cell office:value-type="float" office:value="-259918">
            <text:p>-259918</text:p>
          </table:table-cell>
          <table:table-cell office:value-type="string" office:string-value="load_cell_3:">
            <text:p>load_cell_3:</text:p>
          </table:table-cell>
          <table:table-cell office:value-type="float" office:value="-259917">
            <text:p>-259917</text:p>
          </table:table-cell>
          <table:table-cell office:value-type="string" office:string-value="load_cell_4:">
            <text:p>load_cell_4:</text:p>
          </table:table-cell>
          <table:table-cell office:value-type="float" office:value="-259918">
            <text:p>-259918</text:p>
          </table:table-cell>
          <table:table-cell office:value-type="string" office:string-value="time_of_flight:">
            <text:p>time_of_flight:</text:p>
          </table:table-cell>
          <table:table-cell office:value-type="float" office:value="189">
            <text:p>189</text:p>
          </table:table-cell>
          <table:table-cell office:value-type="string" office:string-value=""/>
          <table:table-cell office:value-type="float" office:value="-566.859090909091" table:formula="=([.H75]+10500)/440">
            <text:p>-566.859091</text:p>
          </table:table-cell>
          <table:table-cell office:value-type="float" office:value="70" table:formula="=[.J75]-119">
            <text:p>7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63970">
            <text:p>-263970</text:p>
          </table:table-cell>
          <table:table-cell office:value-type="string" office:string-value="load_cell_2:">
            <text:p>load_cell_2:</text:p>
          </table:table-cell>
          <table:table-cell office:value-type="float" office:value="-263975">
            <text:p>-263975</text:p>
          </table:table-cell>
          <table:table-cell office:value-type="string" office:string-value="load_cell_3:">
            <text:p>load_cell_3:</text:p>
          </table:table-cell>
          <table:table-cell office:value-type="float" office:value="-264009">
            <text:p>-264009</text:p>
          </table:table-cell>
          <table:table-cell office:value-type="string" office:string-value="load_cell_4:">
            <text:p>load_cell_4:</text:p>
          </table:table-cell>
          <table:table-cell office:value-type="float" office:value="-264022">
            <text:p>-264022</text:p>
          </table:table-cell>
          <table:table-cell office:value-type="string" office:string-value="time_of_flight:">
            <text:p>time_of_flight:</text:p>
          </table:table-cell>
          <table:table-cell office:value-type="float" office:value="192">
            <text:p>192</text:p>
          </table:table-cell>
          <table:table-cell office:value-type="string" office:string-value=""/>
          <table:table-cell office:value-type="float" office:value="-576.186363636364" table:formula="=([.H76]+10500)/440">
            <text:p>-576.186364</text:p>
          </table:table-cell>
          <table:table-cell office:value-type="float" office:value="73" table:formula="=[.J76]-119">
            <text:p>7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67240">
            <text:p>-267240</text:p>
          </table:table-cell>
          <table:table-cell office:value-type="string" office:string-value="load_cell_2:">
            <text:p>load_cell_2:</text:p>
          </table:table-cell>
          <table:table-cell office:value-type="float" office:value="-267231">
            <text:p>-267231</text:p>
          </table:table-cell>
          <table:table-cell office:value-type="string" office:string-value="load_cell_3:">
            <text:p>load_cell_3:</text:p>
          </table:table-cell>
          <table:table-cell office:value-type="float" office:value="-267230">
            <text:p>-267230</text:p>
          </table:table-cell>
          <table:table-cell office:value-type="string" office:string-value="load_cell_4:">
            <text:p>load_cell_4:</text:p>
          </table:table-cell>
          <table:table-cell office:value-type="float" office:value="-267231">
            <text:p>-267231</text:p>
          </table:table-cell>
          <table:table-cell office:value-type="string" office:string-value="time_of_flight:">
            <text:p>time_of_flight:</text:p>
          </table:table-cell>
          <table:table-cell office:value-type="float" office:value="195">
            <text:p>195</text:p>
          </table:table-cell>
          <table:table-cell office:value-type="string" office:string-value=""/>
          <table:table-cell office:value-type="float" office:value="-583.479545454545" table:formula="=([.H77]+10500)/440">
            <text:p>-583.479545</text:p>
          </table:table-cell>
          <table:table-cell office:value-type="float" office:value="76" table:formula="=[.J77]-119">
            <text:p>7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69052">
            <text:p>-269052</text:p>
          </table:table-cell>
          <table:table-cell office:value-type="string" office:string-value="load_cell_2:">
            <text:p>load_cell_2:</text:p>
          </table:table-cell>
          <table:table-cell office:value-type="float" office:value="-269053">
            <text:p>-269053</text:p>
          </table:table-cell>
          <table:table-cell office:value-type="string" office:string-value="load_cell_3:">
            <text:p>load_cell_3:</text:p>
          </table:table-cell>
          <table:table-cell office:value-type="float" office:value="-269040">
            <text:p>-269040</text:p>
          </table:table-cell>
          <table:table-cell office:value-type="string" office:string-value="load_cell_4:">
            <text:p>load_cell_4:</text:p>
          </table:table-cell>
          <table:table-cell office:value-type="float" office:value="-269056">
            <text:p>-269056</text:p>
          </table:table-cell>
          <table:table-cell office:value-type="string" office:string-value="time_of_flight:">
            <text:p>time_of_flight:</text:p>
          </table:table-cell>
          <table:table-cell office:value-type="float" office:value="199">
            <text:p>199</text:p>
          </table:table-cell>
          <table:table-cell office:value-type="string" office:string-value=""/>
          <table:table-cell office:value-type="float" office:value="-587.627272727273" table:formula="=([.H78]+10500)/440">
            <text:p>-587.627273</text:p>
          </table:table-cell>
          <table:table-cell office:value-type="float" office:value="80" table:formula="=[.J78]-119">
            <text:p>8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70787">
            <text:p>-270787</text:p>
          </table:table-cell>
          <table:table-cell office:value-type="string" office:string-value="load_cell_2:">
            <text:p>load_cell_2:</text:p>
          </table:table-cell>
          <table:table-cell office:value-type="float" office:value="-270783">
            <text:p>-270783</text:p>
          </table:table-cell>
          <table:table-cell office:value-type="string" office:string-value="load_cell_3:">
            <text:p>load_cell_3:</text:p>
          </table:table-cell>
          <table:table-cell office:value-type="float" office:value="-270782">
            <text:p>-270782</text:p>
          </table:table-cell>
          <table:table-cell office:value-type="string" office:string-value="load_cell_4:">
            <text:p>load_cell_4:</text:p>
          </table:table-cell>
          <table:table-cell office:value-type="float" office:value="-270783">
            <text:p>-270783</text:p>
          </table:table-cell>
          <table:table-cell office:value-type="string" office:string-value="time_of_flight:">
            <text:p>time_of_flight:</text:p>
          </table:table-cell>
          <table:table-cell office:value-type="float" office:value="204">
            <text:p>204</text:p>
          </table:table-cell>
          <table:table-cell office:value-type="string" office:string-value=""/>
          <table:table-cell office:value-type="float" office:value="-591.552272727273" table:formula="=([.H79]+10500)/440">
            <text:p>-591.552273</text:p>
          </table:table-cell>
          <table:table-cell office:value-type="float" office:value="85" table:formula="=[.J79]-119">
            <text:p>8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74530">
            <text:p>-274530</text:p>
          </table:table-cell>
          <table:table-cell office:value-type="string" office:string-value="load_cell_2:">
            <text:p>load_cell_2:</text:p>
          </table:table-cell>
          <table:table-cell office:value-type="float" office:value="-274531">
            <text:p>-274531</text:p>
          </table:table-cell>
          <table:table-cell office:value-type="string" office:string-value="load_cell_3:">
            <text:p>load_cell_3:</text:p>
          </table:table-cell>
          <table:table-cell office:value-type="float" office:value="-274532">
            <text:p>-274532</text:p>
          </table:table-cell>
          <table:table-cell office:value-type="string" office:string-value="load_cell_4:">
            <text:p>load_cell_4:</text:p>
          </table:table-cell>
          <table:table-cell office:value-type="float" office:value="-274555">
            <text:p>-274555</text:p>
          </table:table-cell>
          <table:table-cell office:value-type="string" office:string-value="time_of_flight:">
            <text:p>time_of_flight:</text:p>
          </table:table-cell>
          <table:table-cell office:value-type="float" office:value="207">
            <text:p>207</text:p>
          </table:table-cell>
          <table:table-cell office:value-type="string" office:string-value=""/>
          <table:table-cell office:value-type="float" office:value="-600.125" table:formula="=([.H80]+10500)/440">
            <text:p>-600.125</text:p>
          </table:table-cell>
          <table:table-cell office:value-type="float" office:value="88" table:formula="=[.J80]-119">
            <text:p>8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80209">
            <text:p>-280209</text:p>
          </table:table-cell>
          <table:table-cell office:value-type="string" office:string-value="load_cell_2:">
            <text:p>load_cell_2:</text:p>
          </table:table-cell>
          <table:table-cell office:value-type="float" office:value="-280231">
            <text:p>-280231</text:p>
          </table:table-cell>
          <table:table-cell office:value-type="string" office:string-value="load_cell_3:">
            <text:p>load_cell_3:</text:p>
          </table:table-cell>
          <table:table-cell office:value-type="float" office:value="-280205">
            <text:p>-280205</text:p>
          </table:table-cell>
          <table:table-cell office:value-type="string" office:string-value="load_cell_4:">
            <text:p>load_cell_4:</text:p>
          </table:table-cell>
          <table:table-cell office:value-type="float" office:value="-280226">
            <text:p>-280226</text:p>
          </table:table-cell>
          <table:table-cell office:value-type="string" office:string-value="time_of_flight:">
            <text:p>time_of_flight:</text:p>
          </table:table-cell>
          <table:table-cell office:value-type="float" office:value="211">
            <text:p>211</text:p>
          </table:table-cell>
          <table:table-cell office:value-type="string" office:string-value=""/>
          <table:table-cell office:value-type="float" office:value="-613.013636363636" table:formula="=([.H81]+10500)/440">
            <text:p>-613.013636</text:p>
          </table:table-cell>
          <table:table-cell office:value-type="float" office:value="92" table:formula="=[.J81]-119">
            <text:p>9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84494">
            <text:p>-284494</text:p>
          </table:table-cell>
          <table:table-cell office:value-type="string" office:string-value="load_cell_2:">
            <text:p>load_cell_2:</text:p>
          </table:table-cell>
          <table:table-cell office:value-type="float" office:value="-284495">
            <text:p>-284495</text:p>
          </table:table-cell>
          <table:table-cell office:value-type="string" office:string-value="load_cell_3:">
            <text:p>load_cell_3:</text:p>
          </table:table-cell>
          <table:table-cell office:value-type="float" office:value="-284494">
            <text:p>-284494</text:p>
          </table:table-cell>
          <table:table-cell office:value-type="string" office:string-value="load_cell_4:">
            <text:p>load_cell_4:</text:p>
          </table:table-cell>
          <table:table-cell office:value-type="float" office:value="-284487">
            <text:p>-284487</text:p>
          </table:table-cell>
          <table:table-cell office:value-type="string" office:string-value="time_of_flight:">
            <text:p>time_of_flight:</text:p>
          </table:table-cell>
          <table:table-cell office:value-type="float" office:value="214">
            <text:p>214</text:p>
          </table:table-cell>
          <table:table-cell office:value-type="string" office:string-value=""/>
          <table:table-cell office:value-type="float" office:value="-622.697727272727" table:formula="=([.H82]+10500)/440">
            <text:p>-622.697727</text:p>
          </table:table-cell>
          <table:table-cell office:value-type="float" office:value="95" table:formula="=[.J82]-119">
            <text:p>9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89300">
            <text:p>-289300</text:p>
          </table:table-cell>
          <table:table-cell office:value-type="string" office:string-value="load_cell_2:">
            <text:p>load_cell_2:</text:p>
          </table:table-cell>
          <table:table-cell office:value-type="float" office:value="-289307">
            <text:p>-289307</text:p>
          </table:table-cell>
          <table:table-cell office:value-type="string" office:string-value="load_cell_3:">
            <text:p>load_cell_3:</text:p>
          </table:table-cell>
          <table:table-cell office:value-type="float" office:value="-289313">
            <text:p>-289313</text:p>
          </table:table-cell>
          <table:table-cell office:value-type="string" office:string-value="load_cell_4:">
            <text:p>load_cell_4:</text:p>
          </table:table-cell>
          <table:table-cell office:value-type="float" office:value="-289344">
            <text:p>-289344</text:p>
          </table:table-cell>
          <table:table-cell office:value-type="string" office:string-value="time_of_flight:">
            <text:p>time_of_flight:</text:p>
          </table:table-cell>
          <table:table-cell office:value-type="float" office:value="218">
            <text:p>218</text:p>
          </table:table-cell>
          <table:table-cell office:value-type="string" office:string-value=""/>
          <table:table-cell office:value-type="float" office:value="-633.736363636364" table:formula="=([.H83]+10500)/440">
            <text:p>-633.736364</text:p>
          </table:table-cell>
          <table:table-cell office:value-type="float" office:value="99" table:formula="=[.J83]-119">
            <text:p>9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1057">
            <text:p>-291057</text:p>
          </table:table-cell>
          <table:table-cell office:value-type="string" office:string-value="load_cell_2:">
            <text:p>load_cell_2:</text:p>
          </table:table-cell>
          <table:table-cell office:value-type="float" office:value="-291052">
            <text:p>-291052</text:p>
          </table:table-cell>
          <table:table-cell office:value-type="string" office:string-value="load_cell_3:">
            <text:p>load_cell_3:</text:p>
          </table:table-cell>
          <table:table-cell office:value-type="float" office:value="-291051">
            <text:p>-291051</text:p>
          </table:table-cell>
          <table:table-cell office:value-type="string" office:string-value="load_cell_4:">
            <text:p>load_cell_4:</text:p>
          </table:table-cell>
          <table:table-cell office:value-type="float" office:value="-291052">
            <text:p>-291052</text:p>
          </table:table-cell>
          <table:table-cell office:value-type="string" office:string-value="time_of_flight:">
            <text:p>time_of_flight:</text:p>
          </table:table-cell>
          <table:table-cell office:value-type="float" office:value="221">
            <text:p>221</text:p>
          </table:table-cell>
          <table:table-cell office:value-type="string" office:string-value=""/>
          <table:table-cell office:value-type="float" office:value="-637.618181818182" table:formula="=([.H84]+10500)/440">
            <text:p>-637.618182</text:p>
          </table:table-cell>
          <table:table-cell office:value-type="float" office:value="102" table:formula="=[.J84]-119">
            <text:p>10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5641">
            <text:p>-295641</text:p>
          </table:table-cell>
          <table:table-cell office:value-type="string" office:string-value="load_cell_2:">
            <text:p>load_cell_2:</text:p>
          </table:table-cell>
          <table:table-cell office:value-type="float" office:value="-295642">
            <text:p>-295642</text:p>
          </table:table-cell>
          <table:table-cell office:value-type="string" office:string-value="load_cell_3:">
            <text:p>load_cell_3:</text:p>
          </table:table-cell>
          <table:table-cell office:value-type="float" office:value="-295616">
            <text:p>-295616</text:p>
          </table:table-cell>
          <table:table-cell office:value-type="string" office:string-value="load_cell_4:">
            <text:p>load_cell_4:</text:p>
          </table:table-cell>
          <table:table-cell office:value-type="float" office:value="-295587">
            <text:p>-295587</text:p>
          </table:table-cell>
          <table:table-cell office:value-type="string" office:string-value="time_of_flight:">
            <text:p>time_of_flight:</text:p>
          </table:table-cell>
          <table:table-cell office:value-type="float" office:value="224">
            <text:p>224</text:p>
          </table:table-cell>
          <table:table-cell office:value-type="string" office:string-value=""/>
          <table:table-cell office:value-type="float" office:value="-647.925" table:formula="=([.H85]+10500)/440">
            <text:p>-647.925</text:p>
          </table:table-cell>
          <table:table-cell office:value-type="float" office:value="105" table:formula="=[.J85]-119">
            <text:p>10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99600">
            <text:p>-299600</text:p>
          </table:table-cell>
          <table:table-cell office:value-type="string" office:string-value="load_cell_2:">
            <text:p>load_cell_2:</text:p>
          </table:table-cell>
          <table:table-cell office:value-type="float" office:value="-299604">
            <text:p>-299604</text:p>
          </table:table-cell>
          <table:table-cell office:value-type="string" office:string-value="load_cell_3:">
            <text:p>load_cell_3:</text:p>
          </table:table-cell>
          <table:table-cell office:value-type="float" office:value="-299603">
            <text:p>-299603</text:p>
          </table:table-cell>
          <table:table-cell office:value-type="string" office:string-value="load_cell_4:">
            <text:p>load_cell_4:</text:p>
          </table:table-cell>
          <table:table-cell office:value-type="float" office:value="-299604">
            <text:p>-299604</text:p>
          </table:table-cell>
          <table:table-cell office:value-type="string" office:string-value="time_of_flight:">
            <text:p>time_of_flight:</text:p>
          </table:table-cell>
          <table:table-cell office:value-type="float" office:value="227">
            <text:p>227</text:p>
          </table:table-cell>
          <table:table-cell office:value-type="string" office:string-value=""/>
          <table:table-cell office:value-type="float" office:value="-657.054545454545" table:formula="=([.H86]+10500)/440">
            <text:p>-657.054545</text:p>
          </table:table-cell>
          <table:table-cell office:value-type="float" office:value="108" table:formula="=[.J86]-119">
            <text:p>10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04556">
            <text:p>-304556</text:p>
          </table:table-cell>
          <table:table-cell office:value-type="string" office:string-value="load_cell_2:">
            <text:p>load_cell_2:</text:p>
          </table:table-cell>
          <table:table-cell office:value-type="float" office:value="-304557">
            <text:p>-304557</text:p>
          </table:table-cell>
          <table:table-cell office:value-type="string" office:string-value="load_cell_3:">
            <text:p>load_cell_3:</text:p>
          </table:table-cell>
          <table:table-cell office:value-type="float" office:value="-304556">
            <text:p>-304556</text:p>
          </table:table-cell>
          <table:table-cell office:value-type="string" office:string-value="load_cell_4:">
            <text:p>load_cell_4:</text:p>
          </table:table-cell>
          <table:table-cell office:value-type="float" office:value="-304653">
            <text:p>-304653</text:p>
          </table:table-cell>
          <table:table-cell office:value-type="string" office:string-value="time_of_flight:">
            <text:p>time_of_flight:</text:p>
          </table:table-cell>
          <table:table-cell office:value-type="float" office:value="231">
            <text:p>231</text:p>
          </table:table-cell>
          <table:table-cell office:value-type="string" office:string-value=""/>
          <table:table-cell office:value-type="float" office:value="-668.529545454545" table:formula="=([.H87]+10500)/440">
            <text:p>-668.529545</text:p>
          </table:table-cell>
          <table:table-cell office:value-type="float" office:value="112" table:formula="=[.J87]-119">
            <text:p>11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08633">
            <text:p>-308633</text:p>
          </table:table-cell>
          <table:table-cell office:value-type="string" office:string-value="load_cell_2:">
            <text:p>load_cell_2:</text:p>
          </table:table-cell>
          <table:table-cell office:value-type="float" office:value="-308684">
            <text:p>-308684</text:p>
          </table:table-cell>
          <table:table-cell office:value-type="string" office:string-value="load_cell_3:">
            <text:p>load_cell_3:</text:p>
          </table:table-cell>
          <table:table-cell office:value-type="float" office:value="-308711">
            <text:p>-308711</text:p>
          </table:table-cell>
          <table:table-cell office:value-type="string" office:string-value="load_cell_4:">
            <text:p>load_cell_4:</text:p>
          </table:table-cell>
          <table:table-cell office:value-type="float" office:value="-308712">
            <text:p>-308712</text:p>
          </table:table-cell>
          <table:table-cell office:value-type="string" office:string-value="time_of_flight:">
            <text:p>time_of_flight:</text:p>
          </table:table-cell>
          <table:table-cell office:value-type="float" office:value="233">
            <text:p>233</text:p>
          </table:table-cell>
          <table:table-cell office:value-type="string" office:string-value=""/>
          <table:table-cell office:value-type="float" office:value="-677.754545454545" table:formula="=([.H88]+10500)/440">
            <text:p>-677.754545</text:p>
          </table:table-cell>
          <table:table-cell office:value-type="float" office:value="114" table:formula="=[.J88]-119">
            <text:p>11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3620">
            <text:p>-313620</text:p>
          </table:table-cell>
          <table:table-cell office:value-type="string" office:string-value="load_cell_2:">
            <text:p>load_cell_2:</text:p>
          </table:table-cell>
          <table:table-cell office:value-type="float" office:value="-313621">
            <text:p>-313621</text:p>
          </table:table-cell>
          <table:table-cell office:value-type="string" office:string-value="load_cell_3:">
            <text:p>load_cell_3:</text:p>
          </table:table-cell>
          <table:table-cell office:value-type="float" office:value="-313620">
            <text:p>-313620</text:p>
          </table:table-cell>
          <table:table-cell office:value-type="string" office:string-value="load_cell_4:">
            <text:p>load_cell_4:</text:p>
          </table:table-cell>
          <table:table-cell office:value-type="float" office:value="-313618">
            <text:p>-313618</text:p>
          </table:table-cell>
          <table:table-cell office:value-type="string" office:string-value="time_of_flight:">
            <text:p>time_of_flight:</text:p>
          </table:table-cell>
          <table:table-cell office:value-type="float" office:value="235">
            <text:p>235</text:p>
          </table:table-cell>
          <table:table-cell office:value-type="string" office:string-value=""/>
          <table:table-cell office:value-type="float" office:value="-688.904545454545" table:formula="=([.H89]+10500)/440">
            <text:p>-688.904545</text:p>
          </table:table-cell>
          <table:table-cell office:value-type="float" office:value="116" table:formula="=[.J89]-119">
            <text:p>11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18412">
            <text:p>-318412</text:p>
          </table:table-cell>
          <table:table-cell office:value-type="string" office:string-value="load_cell_2:">
            <text:p>load_cell_2:</text:p>
          </table:table-cell>
          <table:table-cell office:value-type="float" office:value="-318428">
            <text:p>-318428</text:p>
          </table:table-cell>
          <table:table-cell office:value-type="string" office:string-value="load_cell_3:">
            <text:p>load_cell_3:</text:p>
          </table:table-cell>
          <table:table-cell office:value-type="float" office:value="-318423">
            <text:p>-318423</text:p>
          </table:table-cell>
          <table:table-cell office:value-type="string" office:string-value="load_cell_4:">
            <text:p>load_cell_4:</text:p>
          </table:table-cell>
          <table:table-cell office:value-type="float" office:value="-318444">
            <text:p>-318444</text:p>
          </table:table-cell>
          <table:table-cell office:value-type="string" office:string-value="time_of_flight:">
            <text:p>time_of_flight:</text:p>
          </table:table-cell>
          <table:table-cell office:value-type="float" office:value="238">
            <text:p>238</text:p>
          </table:table-cell>
          <table:table-cell office:value-type="string" office:string-value=""/>
          <table:table-cell office:value-type="float" office:value="-699.872727272727" table:formula="=([.H90]+10500)/440">
            <text:p>-699.872727</text:p>
          </table:table-cell>
          <table:table-cell office:value-type="float" office:value="119" table:formula="=[.J90]-119">
            <text:p>11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23293">
            <text:p>-323293</text:p>
          </table:table-cell>
          <table:table-cell office:value-type="string" office:string-value="load_cell_2:">
            <text:p>load_cell_2:</text:p>
          </table:table-cell>
          <table:table-cell office:value-type="float" office:value="-323294">
            <text:p>-323294</text:p>
          </table:table-cell>
          <table:table-cell office:value-type="string" office:string-value="load_cell_3:">
            <text:p>load_cell_3:</text:p>
          </table:table-cell>
          <table:table-cell office:value-type="float" office:value="-323293">
            <text:p>-323293</text:p>
          </table:table-cell>
          <table:table-cell office:value-type="string" office:string-value="load_cell_4:">
            <text:p>load_cell_4:</text:p>
          </table:table-cell>
          <table:table-cell office:value-type="float" office:value="-323294">
            <text:p>-323294</text:p>
          </table:table-cell>
          <table:table-cell office:value-type="string" office:string-value="time_of_flight:">
            <text:p>time_of_flight:</text:p>
          </table:table-cell>
          <table:table-cell office:value-type="float" office:value="240">
            <text:p>240</text:p>
          </table:table-cell>
          <table:table-cell office:value-type="string" office:string-value=""/>
          <table:table-cell office:value-type="float" office:value="-710.895454545455" table:formula="=([.H91]+10500)/440">
            <text:p>-710.895455</text:p>
          </table:table-cell>
          <table:table-cell office:value-type="float" office:value="121" table:formula="=[.J91]-119">
            <text:p>12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28478">
            <text:p>-328478</text:p>
          </table:table-cell>
          <table:table-cell office:value-type="string" office:string-value="load_cell_2:">
            <text:p>load_cell_2:</text:p>
          </table:table-cell>
          <table:table-cell office:value-type="float" office:value="-328484">
            <text:p>-328484</text:p>
          </table:table-cell>
          <table:table-cell office:value-type="string" office:string-value="load_cell_3:">
            <text:p>load_cell_3:</text:p>
          </table:table-cell>
          <table:table-cell office:value-type="float" office:value="-328493">
            <text:p>-328493</text:p>
          </table:table-cell>
          <table:table-cell office:value-type="string" office:string-value="load_cell_4:">
            <text:p>load_cell_4:</text:p>
          </table:table-cell>
          <table:table-cell office:value-type="float" office:value="-328501">
            <text:p>-328501</text:p>
          </table:table-cell>
          <table:table-cell office:value-type="string" office:string-value="time_of_flight:">
            <text:p>time_of_flight:</text:p>
          </table:table-cell>
          <table:table-cell office:value-type="float" office:value="243">
            <text:p>243</text:p>
          </table:table-cell>
          <table:table-cell office:value-type="string" office:string-value=""/>
          <table:table-cell office:value-type="float" office:value="-722.729545454545" table:formula="=([.H92]+10500)/440">
            <text:p>-722.729545</text:p>
          </table:table-cell>
          <table:table-cell office:value-type="float" office:value="124" table:formula="=[.J92]-119">
            <text:p>12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35483">
            <text:p>-335483</text:p>
          </table:table-cell>
          <table:table-cell office:value-type="string" office:string-value="load_cell_2:">
            <text:p>load_cell_2:</text:p>
          </table:table-cell>
          <table:table-cell office:value-type="float" office:value="-335508">
            <text:p>-335508</text:p>
          </table:table-cell>
          <table:table-cell office:value-type="string" office:string-value="load_cell_3:">
            <text:p>load_cell_3:</text:p>
          </table:table-cell>
          <table:table-cell office:value-type="float" office:value="-335507">
            <text:p>-335507</text:p>
          </table:table-cell>
          <table:table-cell office:value-type="string" office:string-value="load_cell_4:">
            <text:p>load_cell_4:</text:p>
          </table:table-cell>
          <table:table-cell office:value-type="float" office:value="-335508">
            <text:p>-335508</text:p>
          </table:table-cell>
          <table:table-cell office:value-type="string" office:string-value="time_of_flight:">
            <text:p>time_of_flight:</text:p>
          </table:table-cell>
          <table:table-cell office:value-type="float" office:value="245">
            <text:p>245</text:p>
          </table:table-cell>
          <table:table-cell office:value-type="string" office:string-value=""/>
          <table:table-cell office:value-type="float" office:value="-738.654545454545" table:formula="=([.H93]+10500)/440">
            <text:p>-738.654545</text:p>
          </table:table-cell>
          <table:table-cell office:value-type="float" office:value="126" table:formula="=[.J93]-119">
            <text:p>12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2365">
            <text:p>-342365</text:p>
          </table:table-cell>
          <table:table-cell office:value-type="string" office:string-value="load_cell_2:">
            <text:p>load_cell_2:</text:p>
          </table:table-cell>
          <table:table-cell office:value-type="float" office:value="-342366">
            <text:p>-342366</text:p>
          </table:table-cell>
          <table:table-cell office:value-type="string" office:string-value="load_cell_3:">
            <text:p>load_cell_3:</text:p>
          </table:table-cell>
          <table:table-cell office:value-type="float" office:value="-342394">
            <text:p>-342394</text:p>
          </table:table-cell>
          <table:table-cell office:value-type="string" office:string-value="load_cell_4:">
            <text:p>load_cell_4:</text:p>
          </table:table-cell>
          <table:table-cell office:value-type="float" office:value="-342456">
            <text:p>-342456</text:p>
          </table:table-cell>
          <table:table-cell office:value-type="string" office:string-value="time_of_flight:">
            <text:p>time_of_flight:</text:p>
          </table:table-cell>
          <table:table-cell office:value-type="float" office:value="248">
            <text:p>248</text:p>
          </table:table-cell>
          <table:table-cell office:value-type="string" office:string-value=""/>
          <table:table-cell office:value-type="float" office:value="-754.445454545455" table:formula="=([.H94]+10500)/440">
            <text:p>-754.445455</text:p>
          </table:table-cell>
          <table:table-cell office:value-type="float" office:value="129" table:formula="=[.J94]-119">
            <text:p>12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9892">
            <text:p>-349892</text:p>
          </table:table-cell>
          <table:table-cell office:value-type="string" office:string-value="load_cell_2:">
            <text:p>load_cell_2:</text:p>
          </table:table-cell>
          <table:table-cell office:value-type="float" office:value="-349905">
            <text:p>-349905</text:p>
          </table:table-cell>
          <table:table-cell office:value-type="string" office:string-value="load_cell_3:">
            <text:p>load_cell_3:</text:p>
          </table:table-cell>
          <table:table-cell office:value-type="float" office:value="-349923">
            <text:p>-349923</text:p>
          </table:table-cell>
          <table:table-cell office:value-type="string" office:string-value="load_cell_4:">
            <text:p>load_cell_4:</text:p>
          </table:table-cell>
          <table:table-cell office:value-type="float" office:value="-349924">
            <text:p>-349924</text:p>
          </table:table-cell>
          <table:table-cell office:value-type="string" office:string-value="time_of_flight:">
            <text:p>time_of_flight:</text:p>
          </table:table-cell>
          <table:table-cell office:value-type="float" office:value="249">
            <text:p>249</text:p>
          </table:table-cell>
          <table:table-cell office:value-type="string" office:string-value=""/>
          <table:table-cell office:value-type="float" office:value="-771.418181818182" table:formula="=([.H95]+10500)/440">
            <text:p>-771.418182</text:p>
          </table:table-cell>
          <table:table-cell office:value-type="float" office:value="130" table:formula="=[.J95]-119">
            <text:p>13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57177">
            <text:p>-357177</text:p>
          </table:table-cell>
          <table:table-cell office:value-type="string" office:string-value="load_cell_2:">
            <text:p>load_cell_2:</text:p>
          </table:table-cell>
          <table:table-cell office:value-type="float" office:value="-357178">
            <text:p>-357178</text:p>
          </table:table-cell>
          <table:table-cell office:value-type="string" office:string-value="load_cell_3:">
            <text:p>load_cell_3:</text:p>
          </table:table-cell>
          <table:table-cell office:value-type="float" office:value="-357177">
            <text:p>-357177</text:p>
          </table:table-cell>
          <table:table-cell office:value-type="string" office:string-value="load_cell_4:">
            <text:p>load_cell_4:</text:p>
          </table:table-cell>
          <table:table-cell office:value-type="float" office:value="-357201">
            <text:p>-357201</text:p>
          </table:table-cell>
          <table:table-cell office:value-type="string" office:string-value="time_of_flight:">
            <text:p>time_of_flight:</text:p>
          </table:table-cell>
          <table:table-cell office:value-type="float" office:value="251">
            <text:p>251</text:p>
          </table:table-cell>
          <table:table-cell office:value-type="string" office:string-value=""/>
          <table:table-cell office:value-type="float" office:value="-787.956818181818" table:formula="=([.H96]+10500)/440">
            <text:p>-787.956818</text:p>
          </table:table-cell>
          <table:table-cell office:value-type="float" office:value="132" table:formula="=[.J96]-119">
            <text:p>13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64169">
            <text:p>-364169</text:p>
          </table:table-cell>
          <table:table-cell office:value-type="string" office:string-value="load_cell_2:">
            <text:p>load_cell_2:</text:p>
          </table:table-cell>
          <table:table-cell office:value-type="float" office:value="-364208">
            <text:p>-364208</text:p>
          </table:table-cell>
          <table:table-cell office:value-type="string" office:string-value="load_cell_3:">
            <text:p>load_cell_3:</text:p>
          </table:table-cell>
          <table:table-cell office:value-type="float" office:value="-364244">
            <text:p>-364244</text:p>
          </table:table-cell>
          <table:table-cell office:value-type="string" office:string-value="load_cell_4:">
            <text:p>load_cell_4:</text:p>
          </table:table-cell>
          <table:table-cell office:value-type="float" office:value="-364260">
            <text:p>-364260</text:p>
          </table:table-cell>
          <table:table-cell office:value-type="string" office:string-value="time_of_flight:">
            <text:p>time_of_flight:</text:p>
          </table:table-cell>
          <table:table-cell office:value-type="float" office:value="254">
            <text:p>254</text:p>
          </table:table-cell>
          <table:table-cell office:value-type="string" office:string-value=""/>
          <table:table-cell office:value-type="float" office:value="-804" table:formula="=([.H97]+10500)/440">
            <text:p>-804</text:p>
          </table:table-cell>
          <table:table-cell office:value-type="float" office:value="135" table:formula="=[.J97]-119">
            <text:p>1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1293">
            <text:p>-371293</text:p>
          </table:table-cell>
          <table:table-cell office:value-type="string" office:string-value="load_cell_2:">
            <text:p>load_cell_2:</text:p>
          </table:table-cell>
          <table:table-cell office:value-type="float" office:value="-371294">
            <text:p>-371294</text:p>
          </table:table-cell>
          <table:table-cell office:value-type="string" office:string-value="load_cell_3:">
            <text:p>load_cell_3:</text:p>
          </table:table-cell>
          <table:table-cell office:value-type="float" office:value="-371293">
            <text:p>-371293</text:p>
          </table:table-cell>
          <table:table-cell office:value-type="string" office:string-value="load_cell_4:">
            <text:p>load_cell_4:</text:p>
          </table:table-cell>
          <table:table-cell office:value-type="float" office:value="-371294">
            <text:p>-371294</text:p>
          </table:table-cell>
          <table:table-cell office:value-type="string" office:string-value="time_of_flight:">
            <text:p>time_of_flight:</text:p>
          </table:table-cell>
          <table:table-cell office:value-type="float" office:value="254">
            <text:p>254</text:p>
          </table:table-cell>
          <table:table-cell office:value-type="string" office:string-value=""/>
          <table:table-cell office:value-type="float" office:value="-819.986363636364" table:formula="=([.H98]+10500)/440">
            <text:p>-819.986364</text:p>
          </table:table-cell>
          <table:table-cell office:value-type="float" office:value="135" table:formula="=[.J98]-119">
            <text:p>1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78006">
            <text:p>-378006</text:p>
          </table:table-cell>
          <table:table-cell office:value-type="string" office:string-value="load_cell_2:">
            <text:p>load_cell_2:</text:p>
          </table:table-cell>
          <table:table-cell office:value-type="float" office:value="-378037">
            <text:p>-378037</text:p>
          </table:table-cell>
          <table:table-cell office:value-type="string" office:string-value="load_cell_3:">
            <text:p>load_cell_3:</text:p>
          </table:table-cell>
          <table:table-cell office:value-type="float" office:value="-378055">
            <text:p>-378055</text:p>
          </table:table-cell>
          <table:table-cell office:value-type="string" office:string-value="load_cell_4:">
            <text:p>load_cell_4:</text:p>
          </table:table-cell>
          <table:table-cell office:value-type="float" office:value="-378070">
            <text:p>-378070</text:p>
          </table:table-cell>
          <table:table-cell office:value-type="string" office:string-value="time_of_flight:">
            <text:p>time_of_flight:</text:p>
          </table:table-cell>
          <table:table-cell office:value-type="float" office:value="256">
            <text:p>256</text:p>
          </table:table-cell>
          <table:table-cell office:value-type="string" office:string-value=""/>
          <table:table-cell office:value-type="float" office:value="-835.386363636364" table:formula="=([.H99]+10500)/440">
            <text:p>-835.386364</text:p>
          </table:table-cell>
          <table:table-cell office:value-type="float" office:value="137" table:formula="=[.J99]-119">
            <text:p>13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85533">
            <text:p>-385533</text:p>
          </table:table-cell>
          <table:table-cell office:value-type="string" office:string-value="load_cell_2:">
            <text:p>load_cell_2:</text:p>
          </table:table-cell>
          <table:table-cell office:value-type="float" office:value="-385569">
            <text:p>-385569</text:p>
          </table:table-cell>
          <table:table-cell office:value-type="string" office:string-value="load_cell_3:">
            <text:p>load_cell_3:</text:p>
          </table:table-cell>
          <table:table-cell office:value-type="float" office:value="-385568">
            <text:p>-385568</text:p>
          </table:table-cell>
          <table:table-cell office:value-type="string" office:string-value="load_cell_4:">
            <text:p>load_cell_4:</text:p>
          </table:table-cell>
          <table:table-cell office:value-type="float" office:value="-385569">
            <text:p>-385569</text:p>
          </table:table-cell>
          <table:table-cell office:value-type="string" office:string-value="time_of_flight:">
            <text:p>time_of_flight:</text:p>
          </table:table-cell>
          <table:table-cell office:value-type="float" office:value="256">
            <text:p>256</text:p>
          </table:table-cell>
          <table:table-cell office:value-type="string" office:string-value=""/>
          <table:table-cell office:value-type="float" office:value="-852.429545454545" table:formula="=([.H100]+10500)/440">
            <text:p>-852.429545</text:p>
          </table:table-cell>
          <table:table-cell office:value-type="float" office:value="137" table:formula="=[.J100]-119">
            <text:p>13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93261">
            <text:p>-393261</text:p>
          </table:table-cell>
          <table:table-cell office:value-type="string" office:string-value="load_cell_2:">
            <text:p>load_cell_2:</text:p>
          </table:table-cell>
          <table:table-cell office:value-type="float" office:value="-393262">
            <text:p>-393262</text:p>
          </table:table-cell>
          <table:table-cell office:value-type="string" office:string-value="load_cell_3:">
            <text:p>load_cell_3:</text:p>
          </table:table-cell>
          <table:table-cell office:value-type="float" office:value="-393283">
            <text:p>-393283</text:p>
          </table:table-cell>
          <table:table-cell office:value-type="string" office:string-value="load_cell_4:">
            <text:p>load_cell_4:</text:p>
          </table:table-cell>
          <table:table-cell office:value-type="float" office:value="-393320">
            <text:p>-393320</text:p>
          </table:table-cell>
          <table:table-cell office:value-type="string" office:string-value="time_of_flight:">
            <text:p>time_of_flight:</text:p>
          </table:table-cell>
          <table:table-cell office:value-type="float" office:value="258">
            <text:p>258</text:p>
          </table:table-cell>
          <table:table-cell office:value-type="string" office:string-value=""/>
          <table:table-cell office:value-type="float" office:value="-870.045454545455" table:formula="=([.H101]+10500)/440">
            <text:p>-870.045455</text:p>
          </table:table-cell>
          <table:table-cell office:value-type="float" office:value="139" table:formula="=[.J101]-119">
            <text:p>13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00214">
            <text:p>-400214</text:p>
          </table:table-cell>
          <table:table-cell office:value-type="string" office:string-value="load_cell_2:">
            <text:p>load_cell_2:</text:p>
          </table:table-cell>
          <table:table-cell office:value-type="float" office:value="-400299">
            <text:p>-400299</text:p>
          </table:table-cell>
          <table:table-cell office:value-type="string" office:string-value="load_cell_3:">
            <text:p>load_cell_3:</text:p>
          </table:table-cell>
          <table:table-cell office:value-type="float" office:value="-400273">
            <text:p>-400273</text:p>
          </table:table-cell>
          <table:table-cell office:value-type="string" office:string-value="load_cell_4:">
            <text:p>load_cell_4:</text:p>
          </table:table-cell>
          <table:table-cell office:value-type="float" office:value="-400274">
            <text:p>-400274</text:p>
          </table:table-cell>
          <table:table-cell office:value-type="string" office:string-value="time_of_flight:">
            <text:p>time_of_flight:</text:p>
          </table:table-cell>
          <table:table-cell office:value-type="float" office:value="258">
            <text:p>258</text:p>
          </table:table-cell>
          <table:table-cell office:value-type="string" office:string-value=""/>
          <table:table-cell office:value-type="float" office:value="-885.85" table:formula="=([.H102]+10500)/440">
            <text:p>-885.85</text:p>
          </table:table-cell>
          <table:table-cell office:value-type="float" office:value="139" table:formula="=[.J102]-119">
            <text:p>13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06930">
            <text:p>-406930</text:p>
          </table:table-cell>
          <table:table-cell office:value-type="string" office:string-value="load_cell_2:">
            <text:p>load_cell_2:</text:p>
          </table:table-cell>
          <table:table-cell office:value-type="float" office:value="-406931">
            <text:p>-406931</text:p>
          </table:table-cell>
          <table:table-cell office:value-type="string" office:string-value="load_cell_3:">
            <text:p>load_cell_3:</text:p>
          </table:table-cell>
          <table:table-cell office:value-type="float" office:value="-406930">
            <text:p>-406930</text:p>
          </table:table-cell>
          <table:table-cell office:value-type="string" office:string-value="load_cell_4:">
            <text:p>load_cell_4:</text:p>
          </table:table-cell>
          <table:table-cell office:value-type="float" office:value="-406935">
            <text:p>-406935</text:p>
          </table:table-cell>
          <table:table-cell office:value-type="string" office:string-value="time_of_flight:">
            <text:p>time_of_flight:</text:p>
          </table:table-cell>
          <table:table-cell office:value-type="float" office:value="257">
            <text:p>257</text:p>
          </table:table-cell>
          <table:table-cell office:value-type="string" office:string-value=""/>
          <table:table-cell office:value-type="float" office:value="-900.988636363636" table:formula="=([.H103]+10500)/440">
            <text:p>-900.988636</text:p>
          </table:table-cell>
          <table:table-cell office:value-type="float" office:value="138" table:formula="=[.J103]-119">
            <text:p>13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13278">
            <text:p>-413278</text:p>
          </table:table-cell>
          <table:table-cell office:value-type="string" office:string-value="load_cell_2:">
            <text:p>load_cell_2:</text:p>
          </table:table-cell>
          <table:table-cell office:value-type="float" office:value="-413322">
            <text:p>-413322</text:p>
          </table:table-cell>
          <table:table-cell office:value-type="string" office:string-value="load_cell_3:">
            <text:p>load_cell_3:</text:p>
          </table:table-cell>
          <table:table-cell office:value-type="float" office:value="-413361">
            <text:p>-413361</text:p>
          </table:table-cell>
          <table:table-cell office:value-type="string" office:string-value="load_cell_4:">
            <text:p>load_cell_4:</text:p>
          </table:table-cell>
          <table:table-cell office:value-type="float" office:value="-413406">
            <text:p>-413406</text:p>
          </table:table-cell>
          <table:table-cell office:value-type="string" office:string-value="time_of_flight:">
            <text:p>time_of_flight:</text:p>
          </table:table-cell>
          <table:table-cell office:value-type="float" office:value="257">
            <text:p>257</text:p>
          </table:table-cell>
          <table:table-cell office:value-type="string" office:string-value=""/>
          <table:table-cell office:value-type="float" office:value="-915.695454545455" table:formula="=([.H104]+10500)/440">
            <text:p>-915.695455</text:p>
          </table:table-cell>
          <table:table-cell office:value-type="float" office:value="138" table:formula="=[.J104]-119">
            <text:p>13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20358">
            <text:p>-420358</text:p>
          </table:table-cell>
          <table:table-cell office:value-type="string" office:string-value="load_cell_2:">
            <text:p>load_cell_2:</text:p>
          </table:table-cell>
          <table:table-cell office:value-type="float" office:value="-420359">
            <text:p>-420359</text:p>
          </table:table-cell>
          <table:table-cell office:value-type="string" office:string-value="load_cell_3:">
            <text:p>load_cell_3:</text:p>
          </table:table-cell>
          <table:table-cell office:value-type="float" office:value="-420358">
            <text:p>-420358</text:p>
          </table:table-cell>
          <table:table-cell office:value-type="string" office:string-value="load_cell_4:">
            <text:p>load_cell_4:</text:p>
          </table:table-cell>
          <table:table-cell office:value-type="float" office:value="-420359">
            <text:p>-420359</text:p>
          </table:table-cell>
          <table:table-cell office:value-type="string" office:string-value="time_of_flight:">
            <text:p>time_of_flight:</text:p>
          </table:table-cell>
          <table:table-cell office:value-type="float" office:value="255">
            <text:p>255</text:p>
          </table:table-cell>
          <table:table-cell office:value-type="string" office:string-value=""/>
          <table:table-cell office:value-type="float" office:value="-931.497727272727" table:formula="=([.H105]+10500)/440">
            <text:p>-931.497727</text:p>
          </table:table-cell>
          <table:table-cell office:value-type="float" office:value="136" table:formula="=[.J105]-119">
            <text:p>13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25740">
            <text:p>-425740</text:p>
          </table:table-cell>
          <table:table-cell office:value-type="string" office:string-value="load_cell_2:">
            <text:p>load_cell_2:</text:p>
          </table:table-cell>
          <table:table-cell office:value-type="float" office:value="-425741">
            <text:p>-425741</text:p>
          </table:table-cell>
          <table:table-cell office:value-type="string" office:string-value="load_cell_3:">
            <text:p>load_cell_3:</text:p>
          </table:table-cell>
          <table:table-cell office:value-type="float" office:value="-425769">
            <text:p>-425769</text:p>
          </table:table-cell>
          <table:table-cell office:value-type="string" office:string-value="load_cell_4:">
            <text:p>load_cell_4:</text:p>
          </table:table-cell>
          <table:table-cell office:value-type="float" office:value="-425838">
            <text:p>-425838</text:p>
          </table:table-cell>
          <table:table-cell office:value-type="string" office:string-value="time_of_flight:">
            <text:p>time_of_flight:</text:p>
          </table:table-cell>
          <table:table-cell office:value-type="float" office:value="259">
            <text:p>259</text:p>
          </table:table-cell>
          <table:table-cell office:value-type="string" office:string-value=""/>
          <table:table-cell office:value-type="float" office:value="-943.95" table:formula="=([.H106]+10500)/440">
            <text:p>-943.95</text:p>
          </table:table-cell>
          <table:table-cell office:value-type="float" office:value="140" table:formula="=[.J106]-119">
            <text:p>14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31577">
            <text:p>-431577</text:p>
          </table:table-cell>
          <table:table-cell office:value-type="string" office:string-value="load_cell_2:">
            <text:p>load_cell_2:</text:p>
          </table:table-cell>
          <table:table-cell office:value-type="float" office:value="-431621">
            <text:p>-431621</text:p>
          </table:table-cell>
          <table:table-cell office:value-type="string" office:string-value="load_cell_3:">
            <text:p>load_cell_3:</text:p>
          </table:table-cell>
          <table:table-cell office:value-type="float" office:value="-431620">
            <text:p>-431620</text:p>
          </table:table-cell>
          <table:table-cell office:value-type="string" office:string-value="load_cell_4:">
            <text:p>load_cell_4:</text:p>
          </table:table-cell>
          <table:table-cell office:value-type="float" office:value="-431621">
            <text:p>-431621</text:p>
          </table:table-cell>
          <table:table-cell office:value-type="string" office:string-value="time_of_flight:">
            <text:p>time_of_flight:</text:p>
          </table:table-cell>
          <table:table-cell office:value-type="float" office:value="260">
            <text:p>260</text:p>
          </table:table-cell>
          <table:table-cell office:value-type="string" office:string-value=""/>
          <table:table-cell office:value-type="float" office:value="-957.093181818182" table:formula="=([.H107]+10500)/440">
            <text:p>-957.093182</text:p>
          </table:table-cell>
          <table:table-cell office:value-type="float" office:value="141" table:formula="=[.J107]-119">
            <text:p>14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37060">
            <text:p>-437060</text:p>
          </table:table-cell>
          <table:table-cell office:value-type="string" office:string-value="load_cell_2:">
            <text:p>load_cell_2:</text:p>
          </table:table-cell>
          <table:table-cell office:value-type="float" office:value="-437061">
            <text:p>-437061</text:p>
          </table:table-cell>
          <table:table-cell office:value-type="string" office:string-value="load_cell_3:">
            <text:p>load_cell_3:</text:p>
          </table:table-cell>
          <table:table-cell office:value-type="float" office:value="-437078">
            <text:p>-437078</text:p>
          </table:table-cell>
          <table:table-cell office:value-type="string" office:string-value="load_cell_4:">
            <text:p>load_cell_4:</text:p>
          </table:table-cell>
          <table:table-cell office:value-type="float" office:value="-437134">
            <text:p>-437134</text:p>
          </table:table-cell>
          <table:table-cell office:value-type="string" office:string-value="time_of_flight:">
            <text:p>time_of_flight:</text:p>
          </table:table-cell>
          <table:table-cell office:value-type="float" office:value="260">
            <text:p>260</text:p>
          </table:table-cell>
          <table:table-cell office:value-type="string" office:string-value=""/>
          <table:table-cell office:value-type="float" office:value="-969.622727272727" table:formula="=([.H108]+10500)/440">
            <text:p>-969.622727</text:p>
          </table:table-cell>
          <table:table-cell office:value-type="float" office:value="141" table:formula="=[.J108]-119">
            <text:p>14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3066">
            <text:p>-443066</text:p>
          </table:table-cell>
          <table:table-cell office:value-type="string" office:string-value="load_cell_2:">
            <text:p>load_cell_2:</text:p>
          </table:table-cell>
          <table:table-cell office:value-type="float" office:value="-443081">
            <text:p>-443081</text:p>
          </table:table-cell>
          <table:table-cell office:value-type="string" office:string-value="load_cell_3:">
            <text:p>load_cell_3:</text:p>
          </table:table-cell>
          <table:table-cell office:value-type="float" office:value="-443122">
            <text:p>-443122</text:p>
          </table:table-cell>
          <table:table-cell office:value-type="string" office:string-value="load_cell_4:">
            <text:p>load_cell_4:</text:p>
          </table:table-cell>
          <table:table-cell office:value-type="float" office:value="-443123">
            <text:p>-443123</text:p>
          </table:table-cell>
          <table:table-cell office:value-type="string" office:string-value="time_of_flight:">
            <text:p>time_of_flight:</text:p>
          </table:table-cell>
          <table:table-cell office:value-type="float" office:value="261">
            <text:p>261</text:p>
          </table:table-cell>
          <table:table-cell office:value-type="string" office:string-value=""/>
          <table:table-cell office:value-type="float" office:value="-983.234090909091" table:formula="=([.H109]+10500)/440">
            <text:p>-983.234091</text:p>
          </table:table-cell>
          <table:table-cell office:value-type="float" office:value="142" table:formula="=[.J109]-119">
            <text:p>14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49299">
            <text:p>-449299</text:p>
          </table:table-cell>
          <table:table-cell office:value-type="string" office:string-value="load_cell_2:">
            <text:p>load_cell_2:</text:p>
          </table:table-cell>
          <table:table-cell office:value-type="float" office:value="-449300">
            <text:p>-449300</text:p>
          </table:table-cell>
          <table:table-cell office:value-type="string" office:string-value="load_cell_3:">
            <text:p>load_cell_3:</text:p>
          </table:table-cell>
          <table:table-cell office:value-type="float" office:value="-449299">
            <text:p>-449299</text:p>
          </table:table-cell>
          <table:table-cell office:value-type="string" office:string-value="load_cell_4:">
            <text:p>load_cell_4:</text:p>
          </table:table-cell>
          <table:table-cell office:value-type="float" office:value="-449305">
            <text:p>-449305</text:p>
          </table:table-cell>
          <table:table-cell office:value-type="string" office:string-value="time_of_flight:">
            <text:p>time_of_flight:</text:p>
          </table:table-cell>
          <table:table-cell office:value-type="float" office:value="264">
            <text:p>264</text:p>
          </table:table-cell>
          <table:table-cell office:value-type="string" office:string-value=""/>
          <table:table-cell office:value-type="float" office:value="-997.284090909091" table:formula="=([.H110]+10500)/440">
            <text:p>-997.284091</text:p>
          </table:table-cell>
          <table:table-cell office:value-type="float" office:value="145" table:formula="=[.J110]-119">
            <text:p>14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55731">
            <text:p>-455731</text:p>
          </table:table-cell>
          <table:table-cell office:value-type="string" office:string-value="load_cell_2:">
            <text:p>load_cell_2:</text:p>
          </table:table-cell>
          <table:table-cell office:value-type="float" office:value="-455718">
            <text:p>-455718</text:p>
          </table:table-cell>
          <table:table-cell office:value-type="string" office:string-value="load_cell_3:">
            <text:p>load_cell_3:</text:p>
          </table:table-cell>
          <table:table-cell office:value-type="float" office:value="-455735">
            <text:p>-455735</text:p>
          </table:table-cell>
          <table:table-cell office:value-type="string" office:string-value="load_cell_4:">
            <text:p>load_cell_4:</text:p>
          </table:table-cell>
          <table:table-cell office:value-type="float" office:value="-455736">
            <text:p>-455736</text:p>
          </table:table-cell>
          <table:table-cell office:value-type="string" office:string-value="time_of_flight:">
            <text:p>time_of_flight:</text:p>
          </table:table-cell>
          <table:table-cell office:value-type="float" office:value="267">
            <text:p>267</text:p>
          </table:table-cell>
          <table:table-cell office:value-type="string" office:string-value=""/>
          <table:table-cell office:value-type="float" office:value="-1011.9" table:formula="=([.H111]+10500)/440">
            <text:p>-1011.9</text:p>
          </table:table-cell>
          <table:table-cell office:value-type="float" office:value="148" table:formula="=[.J111]-119">
            <text:p>14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61569">
            <text:p>-461569</text:p>
          </table:table-cell>
          <table:table-cell office:value-type="string" office:string-value="load_cell_2:">
            <text:p>load_cell_2:</text:p>
          </table:table-cell>
          <table:table-cell office:value-type="float" office:value="-461570">
            <text:p>-461570</text:p>
          </table:table-cell>
          <table:table-cell office:value-type="string" office:string-value="load_cell_3:">
            <text:p>load_cell_3:</text:p>
          </table:table-cell>
          <table:table-cell office:value-type="float" office:value="-461569">
            <text:p>-461569</text:p>
          </table:table-cell>
          <table:table-cell office:value-type="string" office:string-value="load_cell_4:">
            <text:p>load_cell_4:</text:p>
          </table:table-cell>
          <table:table-cell office:value-type="float" office:value="-461570">
            <text:p>-461570</text:p>
          </table:table-cell>
          <table:table-cell office:value-type="string" office:string-value="time_of_flight:">
            <text:p>time_of_flight:</text:p>
          </table:table-cell>
          <table:table-cell office:value-type="float" office:value="272">
            <text:p>272</text:p>
          </table:table-cell>
          <table:table-cell office:value-type="string" office:string-value=""/>
          <table:table-cell office:value-type="float" office:value="-1025.15909090909" table:formula="=([.H112]+10500)/440">
            <text:p>-1025.15909</text:p>
          </table:table-cell>
          <table:table-cell office:value-type="float" office:value="153" table:formula="=[.J112]-119">
            <text:p>15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66526">
            <text:p>-466526</text:p>
          </table:table-cell>
          <table:table-cell office:value-type="string" office:string-value="load_cell_2:">
            <text:p>load_cell_2:</text:p>
          </table:table-cell>
          <table:table-cell office:value-type="float" office:value="-466511">
            <text:p>-466511</text:p>
          </table:table-cell>
          <table:table-cell office:value-type="string" office:string-value="load_cell_3:">
            <text:p>load_cell_3:</text:p>
          </table:table-cell>
          <table:table-cell office:value-type="float" office:value="-466447">
            <text:p>-466447</text:p>
          </table:table-cell>
          <table:table-cell office:value-type="string" office:string-value="load_cell_4:">
            <text:p>load_cell_4:</text:p>
          </table:table-cell>
          <table:table-cell office:value-type="float" office:value="-466465">
            <text:p>-466465</text:p>
          </table:table-cell>
          <table:table-cell office:value-type="string" office:string-value="time_of_flight:">
            <text:p>time_of_flight:</text:p>
          </table:table-cell>
          <table:table-cell office:value-type="float" office:value="274">
            <text:p>274</text:p>
          </table:table-cell>
          <table:table-cell office:value-type="string" office:string-value=""/>
          <table:table-cell office:value-type="float" office:value="-1036.28409090909" table:formula="=([.H113]+10500)/440">
            <text:p>-1036.28409</text:p>
          </table:table-cell>
          <table:table-cell office:value-type="float" office:value="155" table:formula="=[.J113]-119">
            <text:p>15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69144">
            <text:p>-469144</text:p>
          </table:table-cell>
          <table:table-cell office:value-type="string" office:string-value="load_cell_2:">
            <text:p>load_cell_2:</text:p>
          </table:table-cell>
          <table:table-cell office:value-type="float" office:value="-469165">
            <text:p>-469165</text:p>
          </table:table-cell>
          <table:table-cell office:value-type="string" office:string-value="load_cell_3:">
            <text:p>load_cell_3:</text:p>
          </table:table-cell>
          <table:table-cell office:value-type="float" office:value="-469164">
            <text:p>-469164</text:p>
          </table:table-cell>
          <table:table-cell office:value-type="string" office:string-value="load_cell_4:">
            <text:p>load_cell_4:</text:p>
          </table:table-cell>
          <table:table-cell office:value-type="float" office:value="-469165">
            <text:p>-469165</text:p>
          </table:table-cell>
          <table:table-cell office:value-type="string" office:string-value="time_of_flight:">
            <text:p>time_of_flight:</text:p>
          </table:table-cell>
          <table:table-cell office:value-type="float" office:value="273">
            <text:p>273</text:p>
          </table:table-cell>
          <table:table-cell office:value-type="string" office:string-value=""/>
          <table:table-cell office:value-type="float" office:value="-1042.42045454545" table:formula="=([.H114]+10500)/440">
            <text:p>-1042.42045</text:p>
          </table:table-cell>
          <table:table-cell office:value-type="float" office:value="154" table:formula="=[.J114]-119">
            <text:p>15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76553">
            <text:p>-476553</text:p>
          </table:table-cell>
          <table:table-cell office:value-type="string" office:string-value="load_cell_2:">
            <text:p>load_cell_2:</text:p>
          </table:table-cell>
          <table:table-cell office:value-type="float" office:value="-476554">
            <text:p>-476554</text:p>
          </table:table-cell>
          <table:table-cell office:value-type="string" office:string-value="load_cell_3:">
            <text:p>load_cell_3:</text:p>
          </table:table-cell>
          <table:table-cell office:value-type="float" office:value="-476579">
            <text:p>-476579</text:p>
          </table:table-cell>
          <table:table-cell office:value-type="string" office:string-value="load_cell_4:">
            <text:p>load_cell_4:</text:p>
          </table:table-cell>
          <table:table-cell office:value-type="float" office:value="-476577">
            <text:p>-476577</text:p>
          </table:table-cell>
          <table:table-cell office:value-type="string" office:string-value="time_of_flight:">
            <text:p>time_of_flight:</text:p>
          </table:table-cell>
          <table:table-cell office:value-type="float" office:value="280">
            <text:p>280</text:p>
          </table:table-cell>
          <table:table-cell office:value-type="string" office:string-value=""/>
          <table:table-cell office:value-type="float" office:value="-1059.26590909091" table:formula="=([.H115]+10500)/440">
            <text:p>-1059.26591</text:p>
          </table:table-cell>
          <table:table-cell office:value-type="float" office:value="161" table:formula="=[.J115]-119">
            <text:p>16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82616">
            <text:p>-482616</text:p>
          </table:table-cell>
          <table:table-cell office:value-type="string" office:string-value="load_cell_2:">
            <text:p>load_cell_2:</text:p>
          </table:table-cell>
          <table:table-cell office:value-type="float" office:value="-482658">
            <text:p>-482658</text:p>
          </table:table-cell>
          <table:table-cell office:value-type="string" office:string-value="load_cell_3:">
            <text:p>load_cell_3:</text:p>
          </table:table-cell>
          <table:table-cell office:value-type="float" office:value="-482667">
            <text:p>-482667</text:p>
          </table:table-cell>
          <table:table-cell office:value-type="string" office:string-value="load_cell_4:">
            <text:p>load_cell_4:</text:p>
          </table:table-cell>
          <table:table-cell office:value-type="float" office:value="-482668">
            <text:p>-482668</text:p>
          </table:table-cell>
          <table:table-cell office:value-type="string" office:string-value="time_of_flight:">
            <text:p>time_of_flight:</text:p>
          </table:table-cell>
          <table:table-cell office:value-type="float" office:value="283">
            <text:p>283</text:p>
          </table:table-cell>
          <table:table-cell office:value-type="string" office:string-value=""/>
          <table:table-cell office:value-type="float" office:value="-1073.10909090909" table:formula="=([.H116]+10500)/440">
            <text:p>-1073.10909</text:p>
          </table:table-cell>
          <table:table-cell office:value-type="float" office:value="164" table:formula="=[.J116]-119">
            <text:p>16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88012">
            <text:p>-488012</text:p>
          </table:table-cell>
          <table:table-cell office:value-type="string" office:string-value="load_cell_2:">
            <text:p>load_cell_2:</text:p>
          </table:table-cell>
          <table:table-cell office:value-type="float" office:value="-488013">
            <text:p>-488013</text:p>
          </table:table-cell>
          <table:table-cell office:value-type="string" office:string-value="load_cell_3:">
            <text:p>load_cell_3:</text:p>
          </table:table-cell>
          <table:table-cell office:value-type="float" office:value="-488012">
            <text:p>-488012</text:p>
          </table:table-cell>
          <table:table-cell office:value-type="string" office:string-value="load_cell_4:">
            <text:p>load_cell_4:</text:p>
          </table:table-cell>
          <table:table-cell office:value-type="float" office:value="-488013">
            <text:p>-488013</text:p>
          </table:table-cell>
          <table:table-cell office:value-type="string" office:string-value="time_of_flight:">
            <text:p>time_of_flight:</text:p>
          </table:table-cell>
          <table:table-cell office:value-type="float" office:value="285">
            <text:p>285</text:p>
          </table:table-cell>
          <table:table-cell office:value-type="string" office:string-value=""/>
          <table:table-cell office:value-type="float" office:value="-1085.25681818182" table:formula="=([.H117]+10500)/440">
            <text:p>-1085.25682</text:p>
          </table:table-cell>
          <table:table-cell office:value-type="float" office:value="166" table:formula="=[.J117]-119">
            <text:p>16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94023">
            <text:p>-494023</text:p>
          </table:table-cell>
          <table:table-cell office:value-type="string" office:string-value="load_cell_2:">
            <text:p>load_cell_2:</text:p>
          </table:table-cell>
          <table:table-cell office:value-type="float" office:value="-494007">
            <text:p>-494007</text:p>
          </table:table-cell>
          <table:table-cell office:value-type="string" office:string-value="load_cell_3:">
            <text:p>load_cell_3:</text:p>
          </table:table-cell>
          <table:table-cell office:value-type="float" office:value="-494011">
            <text:p>-494011</text:p>
          </table:table-cell>
          <table:table-cell office:value-type="string" office:string-value="load_cell_4:">
            <text:p>load_cell_4:</text:p>
          </table:table-cell>
          <table:table-cell office:value-type="float" office:value="-494015">
            <text:p>-494015</text:p>
          </table:table-cell>
          <table:table-cell office:value-type="string" office:string-value="time_of_flight:">
            <text:p>time_of_flight:</text:p>
          </table:table-cell>
          <table:table-cell office:value-type="float" office:value="291">
            <text:p>291</text:p>
          </table:table-cell>
          <table:table-cell office:value-type="string" office:string-value=""/>
          <table:table-cell office:value-type="float" office:value="-1098.89772727273" table:formula="=([.H118]+10500)/440">
            <text:p>-1098.89773</text:p>
          </table:table-cell>
          <table:table-cell office:value-type="float" office:value="172" table:formula="=[.J118]-119">
            <text:p>17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95370">
            <text:p>-495370</text:p>
          </table:table-cell>
          <table:table-cell office:value-type="string" office:string-value="load_cell_2:">
            <text:p>load_cell_2:</text:p>
          </table:table-cell>
          <table:table-cell office:value-type="float" office:value="-495371">
            <text:p>-495371</text:p>
          </table:table-cell>
          <table:table-cell office:value-type="string" office:string-value="load_cell_3:">
            <text:p>load_cell_3:</text:p>
          </table:table-cell>
          <table:table-cell office:value-type="float" office:value="-495370">
            <text:p>-495370</text:p>
          </table:table-cell>
          <table:table-cell office:value-type="string" office:string-value="load_cell_4:">
            <text:p>load_cell_4:</text:p>
          </table:table-cell>
          <table:table-cell office:value-type="float" office:value="-495371">
            <text:p>-495371</text:p>
          </table:table-cell>
          <table:table-cell office:value-type="string" office:string-value="time_of_flight:">
            <text:p>time_of_flight:</text:p>
          </table:table-cell>
          <table:table-cell office:value-type="float" office:value="295">
            <text:p>295</text:p>
          </table:table-cell>
          <table:table-cell office:value-type="string" office:string-value=""/>
          <table:table-cell office:value-type="float" office:value="-1101.97954545455" table:formula="=([.H119]+10500)/440">
            <text:p>-1101.97955</text:p>
          </table:table-cell>
          <table:table-cell office:value-type="float" office:value="176" table:formula="=[.J119]-119">
            <text:p>17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97031">
            <text:p>-497031</text:p>
          </table:table-cell>
          <table:table-cell office:value-type="string" office:string-value="load_cell_2:">
            <text:p>load_cell_2:</text:p>
          </table:table-cell>
          <table:table-cell office:value-type="float" office:value="-497032">
            <text:p>-497032</text:p>
          </table:table-cell>
          <table:table-cell office:value-type="string" office:string-value="load_cell_3:">
            <text:p>load_cell_3:</text:p>
          </table:table-cell>
          <table:table-cell office:value-type="float" office:value="-497070">
            <text:p>-497070</text:p>
          </table:table-cell>
          <table:table-cell office:value-type="string" office:string-value="load_cell_4:">
            <text:p>load_cell_4:</text:p>
          </table:table-cell>
          <table:table-cell office:value-type="float" office:value="-497078">
            <text:p>-497078</text:p>
          </table:table-cell>
          <table:table-cell office:value-type="string" office:string-value="time_of_flight:">
            <text:p>time_of_flight:</text:p>
          </table:table-cell>
          <table:table-cell office:value-type="float" office:value="295">
            <text:p>295</text:p>
          </table:table-cell>
          <table:table-cell office:value-type="string" office:string-value=""/>
          <table:table-cell office:value-type="float" office:value="-1105.85909090909" table:formula="=([.H120]+10500)/440">
            <text:p>-1105.85909</text:p>
          </table:table-cell>
          <table:table-cell office:value-type="float" office:value="176" table:formula="=[.J120]-119">
            <text:p>17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00795">
            <text:p>-500795</text:p>
          </table:table-cell>
          <table:table-cell office:value-type="string" office:string-value="load_cell_2:">
            <text:p>load_cell_2:</text:p>
          </table:table-cell>
          <table:table-cell office:value-type="float" office:value="-500833">
            <text:p>-500833</text:p>
          </table:table-cell>
          <table:table-cell office:value-type="string" office:string-value="load_cell_3:">
            <text:p>load_cell_3:</text:p>
          </table:table-cell>
          <table:table-cell office:value-type="float" office:value="-500832">
            <text:p>-500832</text:p>
          </table:table-cell>
          <table:table-cell office:value-type="string" office:string-value="load_cell_4:">
            <text:p>load_cell_4:</text:p>
          </table:table-cell>
          <table:table-cell office:value-type="float" office:value="-500833">
            <text:p>-500833</text:p>
          </table:table-cell>
          <table:table-cell office:value-type="string" office:string-value="time_of_flight:">
            <text:p>time_of_flight:</text:p>
          </table:table-cell>
          <table:table-cell office:value-type="float" office:value="296">
            <text:p>296</text:p>
          </table:table-cell>
          <table:table-cell office:value-type="string" office:string-value=""/>
          <table:table-cell office:value-type="float" office:value="-1114.39318181818" table:formula="=([.H121]+10500)/440">
            <text:p>-1114.39318</text:p>
          </table:table-cell>
          <table:table-cell office:value-type="float" office:value="177" table:formula="=[.J121]-119">
            <text:p>17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04533">
            <text:p>-504533</text:p>
          </table:table-cell>
          <table:table-cell office:value-type="string" office:string-value="load_cell_2:">
            <text:p>load_cell_2:</text:p>
          </table:table-cell>
          <table:table-cell office:value-type="float" office:value="-504534">
            <text:p>-504534</text:p>
          </table:table-cell>
          <table:table-cell office:value-type="string" office:string-value="load_cell_3:">
            <text:p>load_cell_3:</text:p>
          </table:table-cell>
          <table:table-cell office:value-type="float" office:value="-504533">
            <text:p>-504533</text:p>
          </table:table-cell>
          <table:table-cell office:value-type="string" office:string-value="load_cell_4:">
            <text:p>load_cell_4:</text:p>
          </table:table-cell>
          <table:table-cell office:value-type="float" office:value="-504561">
            <text:p>-504561</text:p>
          </table:table-cell>
          <table:table-cell office:value-type="string" office:string-value="time_of_flight:">
            <text:p>time_of_flight:</text:p>
          </table:table-cell>
          <table:table-cell office:value-type="float" office:value="302">
            <text:p>302</text:p>
          </table:table-cell>
          <table:table-cell office:value-type="string" office:string-value=""/>
          <table:table-cell office:value-type="float" office:value="-1122.86590909091" table:formula="=([.H122]+10500)/440">
            <text:p>-1122.86591</text:p>
          </table:table-cell>
          <table:table-cell office:value-type="float" office:value="183" table:formula="=[.J122]-119">
            <text:p>18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06909">
            <text:p>-506909</text:p>
          </table:table-cell>
          <table:table-cell office:value-type="string" office:string-value="load_cell_2:">
            <text:p>load_cell_2:</text:p>
          </table:table-cell>
          <table:table-cell office:value-type="float" office:value="-506882">
            <text:p>-506882</text:p>
          </table:table-cell>
          <table:table-cell office:value-type="string" office:string-value="load_cell_3:">
            <text:p>load_cell_3:</text:p>
          </table:table-cell>
          <table:table-cell office:value-type="float" office:value="-506918">
            <text:p>-506918</text:p>
          </table:table-cell>
          <table:table-cell office:value-type="string" office:string-value="load_cell_4:">
            <text:p>load_cell_4:</text:p>
          </table:table-cell>
          <table:table-cell office:value-type="float" office:value="-506919">
            <text:p>-506919</text:p>
          </table:table-cell>
          <table:table-cell office:value-type="string" office:string-value="time_of_flight:">
            <text:p>time_of_flight:</text:p>
          </table:table-cell>
          <table:table-cell office:value-type="float" office:value="302">
            <text:p>302</text:p>
          </table:table-cell>
          <table:table-cell office:value-type="string" office:string-value=""/>
          <table:table-cell office:value-type="float" office:value="-1128.225" table:formula="=([.H123]+10500)/440">
            <text:p>-1128.225</text:p>
          </table:table-cell>
          <table:table-cell office:value-type="float" office:value="183" table:formula="=[.J123]-119">
            <text:p>18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09549">
            <text:p>-509549</text:p>
          </table:table-cell>
          <table:table-cell office:value-type="string" office:string-value="load_cell_2:">
            <text:p>load_cell_2:</text:p>
          </table:table-cell>
          <table:table-cell office:value-type="float" office:value="-509550">
            <text:p>-509550</text:p>
          </table:table-cell>
          <table:table-cell office:value-type="string" office:string-value="load_cell_3:">
            <text:p>load_cell_3:</text:p>
          </table:table-cell>
          <table:table-cell office:value-type="float" office:value="-509549">
            <text:p>-509549</text:p>
          </table:table-cell>
          <table:table-cell office:value-type="string" office:string-value="load_cell_4:">
            <text:p>load_cell_4:</text:p>
          </table:table-cell>
          <table:table-cell office:value-type="float" office:value="-509550">
            <text:p>-509550</text:p>
          </table:table-cell>
          <table:table-cell office:value-type="string" office:string-value="time_of_flight:">
            <text:p>time_of_flight:</text:p>
          </table:table-cell>
          <table:table-cell office:value-type="float" office:value="303">
            <text:p>303</text:p>
          </table:table-cell>
          <table:table-cell office:value-type="string" office:string-value=""/>
          <table:table-cell office:value-type="float" office:value="-1134.20454545455" table:formula="=([.H124]+10500)/440">
            <text:p>-1134.20455</text:p>
          </table:table-cell>
          <table:table-cell office:value-type="float" office:value="184" table:formula="=[.J124]-119">
            <text:p>18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1011">
            <text:p>-511011</text:p>
          </table:table-cell>
          <table:table-cell office:value-type="string" office:string-value="load_cell_2:">
            <text:p>load_cell_2:</text:p>
          </table:table-cell>
          <table:table-cell office:value-type="float" office:value="-511025">
            <text:p>-511025</text:p>
          </table:table-cell>
          <table:table-cell office:value-type="string" office:string-value="load_cell_3:">
            <text:p>load_cell_3:</text:p>
          </table:table-cell>
          <table:table-cell office:value-type="float" office:value="-511027">
            <text:p>-511027</text:p>
          </table:table-cell>
          <table:table-cell office:value-type="string" office:string-value="load_cell_4:">
            <text:p>load_cell_4:</text:p>
          </table:table-cell>
          <table:table-cell office:value-type="float" office:value="-511044">
            <text:p>-511044</text:p>
          </table:table-cell>
          <table:table-cell office:value-type="string" office:string-value="time_of_flight:">
            <text:p>time_of_flight:</text:p>
          </table:table-cell>
          <table:table-cell office:value-type="float" office:value="307">
            <text:p>307</text:p>
          </table:table-cell>
          <table:table-cell office:value-type="string" office:string-value=""/>
          <table:table-cell office:value-type="float" office:value="-1137.6" table:formula="=([.H125]+10500)/440">
            <text:p>-1137.6</text:p>
          </table:table-cell>
          <table:table-cell office:value-type="float" office:value="188" table:formula="=[.J125]-119">
            <text:p>18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1056">
            <text:p>-511056</text:p>
          </table:table-cell>
          <table:table-cell office:value-type="string" office:string-value="load_cell_2:">
            <text:p>load_cell_2:</text:p>
          </table:table-cell>
          <table:table-cell office:value-type="float" office:value="-511065">
            <text:p>-511065</text:p>
          </table:table-cell>
          <table:table-cell office:value-type="string" office:string-value="load_cell_3:">
            <text:p>load_cell_3:</text:p>
          </table:table-cell>
          <table:table-cell office:value-type="float" office:value="-511064">
            <text:p>-511064</text:p>
          </table:table-cell>
          <table:table-cell office:value-type="string" office:string-value="load_cell_4:">
            <text:p>load_cell_4:</text:p>
          </table:table-cell>
          <table:table-cell office:value-type="float" office:value="-511065">
            <text:p>-511065</text:p>
          </table:table-cell>
          <table:table-cell office:value-type="string" office:string-value="time_of_flight:">
            <text:p>time_of_flight:</text:p>
          </table:table-cell>
          <table:table-cell office:value-type="float" office:value="303">
            <text:p>303</text:p>
          </table:table-cell>
          <table:table-cell office:value-type="string" office:string-value=""/>
          <table:table-cell office:value-type="float" office:value="-1137.64772727273" table:formula="=([.H126]+10500)/440">
            <text:p>-1137.64773</text:p>
          </table:table-cell>
          <table:table-cell office:value-type="float" office:value="184" table:formula="=[.J126]-119">
            <text:p>18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09784">
            <text:p>-509784</text:p>
          </table:table-cell>
          <table:table-cell office:value-type="string" office:string-value="load_cell_2:">
            <text:p>load_cell_2:</text:p>
          </table:table-cell>
          <table:table-cell office:value-type="float" office:value="-509785">
            <text:p>-509785</text:p>
          </table:table-cell>
          <table:table-cell office:value-type="string" office:string-value="load_cell_3:">
            <text:p>load_cell_3:</text:p>
          </table:table-cell>
          <table:table-cell office:value-type="float" office:value="-509759">
            <text:p>-509759</text:p>
          </table:table-cell>
          <table:table-cell office:value-type="string" office:string-value="load_cell_4:">
            <text:p>load_cell_4:</text:p>
          </table:table-cell>
          <table:table-cell office:value-type="float" office:value="-509792">
            <text:p>-509792</text:p>
          </table:table-cell>
          <table:table-cell office:value-type="string" office:string-value="time_of_flight:">
            <text:p>time_of_flight:</text:p>
          </table:table-cell>
          <table:table-cell office:value-type="float" office:value="306">
            <text:p>306</text:p>
          </table:table-cell>
          <table:table-cell office:value-type="string" office:string-value=""/>
          <table:table-cell office:value-type="float" office:value="-1134.75454545455" table:formula="=([.H127]+10500)/440">
            <text:p>-1134.75455</text:p>
          </table:table-cell>
          <table:table-cell office:value-type="float" office:value="187" table:formula="=[.J127]-119">
            <text:p>18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1184">
            <text:p>-511184</text:p>
          </table:table-cell>
          <table:table-cell office:value-type="string" office:string-value="load_cell_2:">
            <text:p>load_cell_2:</text:p>
          </table:table-cell>
          <table:table-cell office:value-type="float" office:value="-511190">
            <text:p>-511190</text:p>
          </table:table-cell>
          <table:table-cell office:value-type="string" office:string-value="load_cell_3:">
            <text:p>load_cell_3:</text:p>
          </table:table-cell>
          <table:table-cell office:value-type="float" office:value="-511234">
            <text:p>-511234</text:p>
          </table:table-cell>
          <table:table-cell office:value-type="string" office:string-value="load_cell_4:">
            <text:p>load_cell_4:</text:p>
          </table:table-cell>
          <table:table-cell office:value-type="float" office:value="-511235">
            <text:p>-511235</text:p>
          </table:table-cell>
          <table:table-cell office:value-type="string" office:string-value="time_of_flight:">
            <text:p>time_of_flight:</text:p>
          </table:table-cell>
          <table:table-cell office:value-type="float" office:value="308">
            <text:p>308</text:p>
          </table:table-cell>
          <table:table-cell office:value-type="string" office:string-value=""/>
          <table:table-cell office:value-type="float" office:value="-1138.03409090909" table:formula="=([.H128]+10500)/440">
            <text:p>-1138.03409</text:p>
          </table:table-cell>
          <table:table-cell office:value-type="float" office:value="189" table:formula="=[.J128]-119">
            <text:p>18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1408">
            <text:p>-511408</text:p>
          </table:table-cell>
          <table:table-cell office:value-type="string" office:string-value="load_cell_2:">
            <text:p>load_cell_2:</text:p>
          </table:table-cell>
          <table:table-cell office:value-type="float" office:value="-511409">
            <text:p>-511409</text:p>
          </table:table-cell>
          <table:table-cell office:value-type="string" office:string-value="load_cell_3:">
            <text:p>load_cell_3:</text:p>
          </table:table-cell>
          <table:table-cell office:value-type="float" office:value="-511408">
            <text:p>-511408</text:p>
          </table:table-cell>
          <table:table-cell office:value-type="string" office:string-value="load_cell_4:">
            <text:p>load_cell_4:</text:p>
          </table:table-cell>
          <table:table-cell office:value-type="float" office:value="-511409">
            <text:p>-511409</text:p>
          </table:table-cell>
          <table:table-cell office:value-type="string" office:string-value="time_of_flight:">
            <text:p>time_of_flight:</text:p>
          </table:table-cell>
          <table:table-cell office:value-type="float" office:value="310">
            <text:p>310</text:p>
          </table:table-cell>
          <table:table-cell office:value-type="string" office:string-value=""/>
          <table:table-cell office:value-type="float" office:value="-1138.42954545455" table:formula="=([.H129]+10500)/440">
            <text:p>-1138.42955</text:p>
          </table:table-cell>
          <table:table-cell office:value-type="float" office:value="191" table:formula="=[.J129]-119">
            <text:p>19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4140">
            <text:p>-514140</text:p>
          </table:table-cell>
          <table:table-cell office:value-type="string" office:string-value="load_cell_2:">
            <text:p>load_cell_2:</text:p>
          </table:table-cell>
          <table:table-cell office:value-type="float" office:value="-514118">
            <text:p>-514118</text:p>
          </table:table-cell>
          <table:table-cell office:value-type="string" office:string-value="load_cell_3:">
            <text:p>load_cell_3:</text:p>
          </table:table-cell>
          <table:table-cell office:value-type="float" office:value="-514096">
            <text:p>-514096</text:p>
          </table:table-cell>
          <table:table-cell office:value-type="string" office:string-value="load_cell_4:">
            <text:p>load_cell_4:</text:p>
          </table:table-cell>
          <table:table-cell office:value-type="float" office:value="-514123">
            <text:p>-514123</text:p>
          </table:table-cell>
          <table:table-cell office:value-type="string" office:string-value="time_of_flight:">
            <text:p>time_of_flight:</text:p>
          </table:table-cell>
          <table:table-cell office:value-type="float" office:value="309">
            <text:p>309</text:p>
          </table:table-cell>
          <table:table-cell office:value-type="string" office:string-value=""/>
          <table:table-cell office:value-type="float" office:value="-1144.59772727273" table:formula="=([.H130]+10500)/440">
            <text:p>-1144.59773</text:p>
          </table:table-cell>
          <table:table-cell office:value-type="float" office:value="190" table:formula="=[.J130]-119">
            <text:p>19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5299">
            <text:p>-515299</text:p>
          </table:table-cell>
          <table:table-cell office:value-type="string" office:string-value="load_cell_2:">
            <text:p>load_cell_2:</text:p>
          </table:table-cell>
          <table:table-cell office:value-type="float" office:value="-515300">
            <text:p>-515300</text:p>
          </table:table-cell>
          <table:table-cell office:value-type="string" office:string-value="load_cell_3:">
            <text:p>load_cell_3:</text:p>
          </table:table-cell>
          <table:table-cell office:value-type="float" office:value="-515299">
            <text:p>-515299</text:p>
          </table:table-cell>
          <table:table-cell office:value-type="string" office:string-value="load_cell_4:">
            <text:p>load_cell_4:</text:p>
          </table:table-cell>
          <table:table-cell office:value-type="float" office:value="-515300">
            <text:p>-515300</text:p>
          </table:table-cell>
          <table:table-cell office:value-type="string" office:string-value="time_of_flight:">
            <text:p>time_of_flight:</text:p>
          </table:table-cell>
          <table:table-cell office:value-type="float" office:value="311">
            <text:p>311</text:p>
          </table:table-cell>
          <table:table-cell office:value-type="string" office:string-value=""/>
          <table:table-cell office:value-type="float" office:value="-1147.27272727273" table:formula="=([.H131]+10500)/440">
            <text:p>-1147.27273</text:p>
          </table:table-cell>
          <table:table-cell office:value-type="float" office:value="192" table:formula="=[.J131]-119">
            <text:p>19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4928">
            <text:p>-514928</text:p>
          </table:table-cell>
          <table:table-cell office:value-type="string" office:string-value="load_cell_2:">
            <text:p>load_cell_2:</text:p>
          </table:table-cell>
          <table:table-cell office:value-type="float" office:value="-514929">
            <text:p>-514929</text:p>
          </table:table-cell>
          <table:table-cell office:value-type="string" office:string-value="load_cell_3:">
            <text:p>load_cell_3:</text:p>
          </table:table-cell>
          <table:table-cell office:value-type="float" office:value="-514952">
            <text:p>-514952</text:p>
          </table:table-cell>
          <table:table-cell office:value-type="string" office:string-value="load_cell_4:">
            <text:p>load_cell_4:</text:p>
          </table:table-cell>
          <table:table-cell office:value-type="float" office:value="-514914">
            <text:p>-514914</text:p>
          </table:table-cell>
          <table:table-cell office:value-type="string" office:string-value="time_of_flight:">
            <text:p>time_of_flight:</text:p>
          </table:table-cell>
          <table:table-cell office:value-type="float" office:value="311">
            <text:p>311</text:p>
          </table:table-cell>
          <table:table-cell office:value-type="string" office:string-value=""/>
          <table:table-cell office:value-type="float" office:value="-1146.39545454545" table:formula="=([.H132]+10500)/440">
            <text:p>-1146.39545</text:p>
          </table:table-cell>
          <table:table-cell office:value-type="float" office:value="192" table:formula="=[.J132]-119">
            <text:p>19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5775">
            <text:p>-515775</text:p>
          </table:table-cell>
          <table:table-cell office:value-type="string" office:string-value="load_cell_2:">
            <text:p>load_cell_2:</text:p>
          </table:table-cell>
          <table:table-cell office:value-type="float" office:value="-515815">
            <text:p>-515815</text:p>
          </table:table-cell>
          <table:table-cell office:value-type="string" office:string-value="load_cell_3:">
            <text:p>load_cell_3:</text:p>
          </table:table-cell>
          <table:table-cell office:value-type="float" office:value="-515803">
            <text:p>-515803</text:p>
          </table:table-cell>
          <table:table-cell office:value-type="string" office:string-value="load_cell_4:">
            <text:p>load_cell_4:</text:p>
          </table:table-cell>
          <table:table-cell office:value-type="float" office:value="-515804">
            <text:p>-515804</text:p>
          </table:table-cell>
          <table:table-cell office:value-type="string" office:string-value="time_of_flight:">
            <text:p>time_of_flight:</text:p>
          </table:table-cell>
          <table:table-cell office:value-type="float" office:value="313">
            <text:p>313</text:p>
          </table:table-cell>
          <table:table-cell office:value-type="string" office:string-value=""/>
          <table:table-cell office:value-type="float" office:value="-1148.41818181818" table:formula="=([.H133]+10500)/440">
            <text:p>-1148.41818</text:p>
          </table:table-cell>
          <table:table-cell office:value-type="float" office:value="194" table:formula="=[.J133]-119">
            <text:p>19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7037">
            <text:p>-517037</text:p>
          </table:table-cell>
          <table:table-cell office:value-type="string" office:string-value="load_cell_2:">
            <text:p>load_cell_2:</text:p>
          </table:table-cell>
          <table:table-cell office:value-type="float" office:value="-517038">
            <text:p>-517038</text:p>
          </table:table-cell>
          <table:table-cell office:value-type="string" office:string-value="load_cell_3:">
            <text:p>load_cell_3:</text:p>
          </table:table-cell>
          <table:table-cell office:value-type="float" office:value="-517037">
            <text:p>-517037</text:p>
          </table:table-cell>
          <table:table-cell office:value-type="string" office:string-value="load_cell_4:">
            <text:p>load_cell_4:</text:p>
          </table:table-cell>
          <table:table-cell office:value-type="float" office:value="-517061">
            <text:p>-517061</text:p>
          </table:table-cell>
          <table:table-cell office:value-type="string" office:string-value="time_of_flight:">
            <text:p>time_of_flight:</text:p>
          </table:table-cell>
          <table:table-cell office:value-type="float" office:value="314">
            <text:p>314</text:p>
          </table:table-cell>
          <table:table-cell office:value-type="string" office:string-value=""/>
          <table:table-cell office:value-type="float" office:value="-1151.275" table:formula="=([.H134]+10500)/440">
            <text:p>-1151.275</text:p>
          </table:table-cell>
          <table:table-cell office:value-type="float" office:value="195" table:formula="=[.J134]-119">
            <text:p>19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7849">
            <text:p>-517849</text:p>
          </table:table-cell>
          <table:table-cell office:value-type="string" office:string-value="load_cell_2:">
            <text:p>load_cell_2:</text:p>
          </table:table-cell>
          <table:table-cell office:value-type="float" office:value="-517869">
            <text:p>-517869</text:p>
          </table:table-cell>
          <table:table-cell office:value-type="string" office:string-value="load_cell_3:">
            <text:p>load_cell_3:</text:p>
          </table:table-cell>
          <table:table-cell office:value-type="float" office:value="-517894">
            <text:p>-517894</text:p>
          </table:table-cell>
          <table:table-cell office:value-type="string" office:string-value="load_cell_4:">
            <text:p>load_cell_4:</text:p>
          </table:table-cell>
          <table:table-cell office:value-type="float" office:value="-517852">
            <text:p>-517852</text:p>
          </table:table-cell>
          <table:table-cell office:value-type="string" office:string-value="time_of_flight:">
            <text:p>time_of_flight:</text:p>
          </table:table-cell>
          <table:table-cell office:value-type="float" office:value="315">
            <text:p>315</text:p>
          </table:table-cell>
          <table:table-cell office:value-type="string" office:string-value=""/>
          <table:table-cell office:value-type="float" office:value="-1153.07272727273" table:formula="=([.H135]+10500)/440">
            <text:p>-1153.07273</text:p>
          </table:table-cell>
          <table:table-cell office:value-type="float" office:value="196" table:formula="=[.J135]-119">
            <text:p>19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8762">
            <text:p>-518762</text:p>
          </table:table-cell>
          <table:table-cell office:value-type="string" office:string-value="load_cell_2:">
            <text:p>load_cell_2:</text:p>
          </table:table-cell>
          <table:table-cell office:value-type="float" office:value="-518763">
            <text:p>-518763</text:p>
          </table:table-cell>
          <table:table-cell office:value-type="string" office:string-value="load_cell_3:">
            <text:p>load_cell_3:</text:p>
          </table:table-cell>
          <table:table-cell office:value-type="float" office:value="-518762">
            <text:p>-518762</text:p>
          </table:table-cell>
          <table:table-cell office:value-type="string" office:string-value="load_cell_4:">
            <text:p>load_cell_4:</text:p>
          </table:table-cell>
          <table:table-cell office:value-type="float" office:value="-518763">
            <text:p>-518763</text:p>
          </table:table-cell>
          <table:table-cell office:value-type="string" office:string-value="time_of_flight:">
            <text:p>time_of_flight:</text:p>
          </table:table-cell>
          <table:table-cell office:value-type="float" office:value="318">
            <text:p>318</text:p>
          </table:table-cell>
          <table:table-cell office:value-type="string" office:string-value=""/>
          <table:table-cell office:value-type="float" office:value="-1155.14318181818" table:formula="=([.H136]+10500)/440">
            <text:p>-1155.14318</text:p>
          </table:table-cell>
          <table:table-cell office:value-type="float" office:value="199" table:formula="=[.J136]-119">
            <text:p>19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9481">
            <text:p>-519481</text:p>
          </table:table-cell>
          <table:table-cell office:value-type="string" office:string-value="load_cell_2:">
            <text:p>load_cell_2:</text:p>
          </table:table-cell>
          <table:table-cell office:value-type="float" office:value="-519530">
            <text:p>-519530</text:p>
          </table:table-cell>
          <table:table-cell office:value-type="string" office:string-value="load_cell_3:">
            <text:p>load_cell_3:</text:p>
          </table:table-cell>
          <table:table-cell office:value-type="float" office:value="-519490">
            <text:p>-519490</text:p>
          </table:table-cell>
          <table:table-cell office:value-type="string" office:string-value="load_cell_4:">
            <text:p>load_cell_4:</text:p>
          </table:table-cell>
          <table:table-cell office:value-type="float" office:value="-519521">
            <text:p>-519521</text:p>
          </table:table-cell>
          <table:table-cell office:value-type="string" office:string-value="time_of_flight:">
            <text:p>time_of_flight:</text:p>
          </table:table-cell>
          <table:table-cell office:value-type="float" office:value="319">
            <text:p>319</text:p>
          </table:table-cell>
          <table:table-cell office:value-type="string" office:string-value=""/>
          <table:table-cell office:value-type="float" office:value="-1156.86590909091" table:formula="=([.H137]+10500)/440">
            <text:p>-1156.86591</text:p>
          </table:table-cell>
          <table:table-cell office:value-type="float" office:value="200" table:formula="=[.J137]-119">
            <text:p>20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9952">
            <text:p>-519952</text:p>
          </table:table-cell>
          <table:table-cell office:value-type="string" office:string-value="load_cell_2:">
            <text:p>load_cell_2:</text:p>
          </table:table-cell>
          <table:table-cell office:value-type="float" office:value="-519958">
            <text:p>-519958</text:p>
          </table:table-cell>
          <table:table-cell office:value-type="string" office:string-value="load_cell_3:">
            <text:p>load_cell_3:</text:p>
          </table:table-cell>
          <table:table-cell office:value-type="float" office:value="-519957">
            <text:p>-519957</text:p>
          </table:table-cell>
          <table:table-cell office:value-type="string" office:string-value="load_cell_4:">
            <text:p>load_cell_4:</text:p>
          </table:table-cell>
          <table:table-cell office:value-type="float" office:value="-519958">
            <text:p>-519958</text:p>
          </table:table-cell>
          <table:table-cell office:value-type="string" office:string-value="time_of_flight:">
            <text:p>time_of_flight:</text:p>
          </table:table-cell>
          <table:table-cell office:value-type="float" office:value="320">
            <text:p>320</text:p>
          </table:table-cell>
          <table:table-cell office:value-type="string" office:string-value=""/>
          <table:table-cell office:value-type="float" office:value="-1157.85909090909" table:formula="=([.H138]+10500)/440">
            <text:p>-1157.85909</text:p>
          </table:table-cell>
          <table:table-cell office:value-type="float" office:value="201" table:formula="=[.J138]-119">
            <text:p>201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0792">
            <text:p>-520792</text:p>
          </table:table-cell>
          <table:table-cell office:value-type="string" office:string-value="load_cell_2:">
            <text:p>load_cell_2:</text:p>
          </table:table-cell>
          <table:table-cell office:value-type="float" office:value="-520793">
            <text:p>-520793</text:p>
          </table:table-cell>
          <table:table-cell office:value-type="string" office:string-value="load_cell_3:">
            <text:p>load_cell_3:</text:p>
          </table:table-cell>
          <table:table-cell office:value-type="float" office:value="-520766">
            <text:p>-520766</text:p>
          </table:table-cell>
          <table:table-cell office:value-type="string" office:string-value="load_cell_4:">
            <text:p>load_cell_4:</text:p>
          </table:table-cell>
          <table:table-cell office:value-type="float" office:value="-520766">
            <text:p>-520766</text:p>
          </table:table-cell>
          <table:table-cell office:value-type="string" office:string-value="time_of_flight:">
            <text:p>time_of_flight:</text:p>
          </table:table-cell>
          <table:table-cell office:value-type="float" office:value="323">
            <text:p>323</text:p>
          </table:table-cell>
          <table:table-cell office:value-type="string" office:string-value=""/>
          <table:table-cell office:value-type="float" office:value="-1159.69545454545" table:formula="=([.H139]+10500)/440">
            <text:p>-1159.69545</text:p>
          </table:table-cell>
          <table:table-cell office:value-type="float" office:value="204" table:formula="=[.J139]-119">
            <text:p>20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1760">
            <text:p>-521760</text:p>
          </table:table-cell>
          <table:table-cell office:value-type="string" office:string-value="load_cell_2:">
            <text:p>load_cell_2:</text:p>
          </table:table-cell>
          <table:table-cell office:value-type="float" office:value="-521778">
            <text:p>-521778</text:p>
          </table:table-cell>
          <table:table-cell office:value-type="string" office:string-value="load_cell_3:">
            <text:p>load_cell_3:</text:p>
          </table:table-cell>
          <table:table-cell office:value-type="float" office:value="-521780">
            <text:p>-521780</text:p>
          </table:table-cell>
          <table:table-cell office:value-type="string" office:string-value="load_cell_4:">
            <text:p>load_cell_4:</text:p>
          </table:table-cell>
          <table:table-cell office:value-type="float" office:value="-521781">
            <text:p>-521781</text:p>
          </table:table-cell>
          <table:table-cell office:value-type="string" office:string-value="time_of_flight:">
            <text:p>time_of_flight:</text:p>
          </table:table-cell>
          <table:table-cell office:value-type="float" office:value="324">
            <text:p>324</text:p>
          </table:table-cell>
          <table:table-cell office:value-type="string" office:string-value=""/>
          <table:table-cell office:value-type="float" office:value="-1162.00227272727" table:formula="=([.H140]+10500)/440">
            <text:p>-1162</text:p>
          </table:table-cell>
          <table:table-cell office:value-type="float" office:value="205" table:formula="=[.J140]-119">
            <text:p>20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1696">
            <text:p>-521696</text:p>
          </table:table-cell>
          <table:table-cell office:value-type="string" office:string-value="load_cell_2:">
            <text:p>load_cell_2:</text:p>
          </table:table-cell>
          <table:table-cell office:value-type="float" office:value="-521697">
            <text:p>-521697</text:p>
          </table:table-cell>
          <table:table-cell office:value-type="string" office:string-value="load_cell_3:">
            <text:p>load_cell_3:</text:p>
          </table:table-cell>
          <table:table-cell office:value-type="float" office:value="-521696">
            <text:p>-521696</text:p>
          </table:table-cell>
          <table:table-cell office:value-type="string" office:string-value="load_cell_4:">
            <text:p>load_cell_4:</text:p>
          </table:table-cell>
          <table:table-cell office:value-type="float" office:value="-521712">
            <text:p>-521712</text:p>
          </table:table-cell>
          <table:table-cell office:value-type="string" office:string-value="time_of_flight:">
            <text:p>time_of_flight:</text:p>
          </table:table-cell>
          <table:table-cell office:value-type="float" office:value="328">
            <text:p>328</text:p>
          </table:table-cell>
          <table:table-cell office:value-type="string" office:string-value=""/>
          <table:table-cell office:value-type="float" office:value="-1161.84545454545" table:formula="=([.H141]+10500)/440">
            <text:p>-1161.84545</text:p>
          </table:table-cell>
          <table:table-cell office:value-type="float" office:value="209" table:formula="=[.J141]-119">
            <text:p>20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3045">
            <text:p>-523045</text:p>
          </table:table-cell>
          <table:table-cell office:value-type="string" office:string-value="load_cell_2:">
            <text:p>load_cell_2:</text:p>
          </table:table-cell>
          <table:table-cell office:value-type="float" office:value="-523008">
            <text:p>-523008</text:p>
          </table:table-cell>
          <table:table-cell office:value-type="string" office:string-value="load_cell_3:">
            <text:p>load_cell_3:</text:p>
          </table:table-cell>
          <table:table-cell office:value-type="float" office:value="-523018">
            <text:p>-523018</text:p>
          </table:table-cell>
          <table:table-cell office:value-type="string" office:string-value="load_cell_4:">
            <text:p>load_cell_4:</text:p>
          </table:table-cell>
          <table:table-cell office:value-type="float" office:value="-523017">
            <text:p>-523017</text:p>
          </table:table-cell>
          <table:table-cell office:value-type="string" office:string-value="time_of_flight:">
            <text:p>time_of_flight:</text:p>
          </table:table-cell>
          <table:table-cell office:value-type="float" office:value="329">
            <text:p>329</text:p>
          </table:table-cell>
          <table:table-cell office:value-type="string" office:string-value=""/>
          <table:table-cell office:value-type="float" office:value="-1164.81136363636" table:formula="=([.H142]+10500)/440">
            <text:p>-1164.81136</text:p>
          </table:table-cell>
          <table:table-cell office:value-type="float" office:value="210" table:formula="=[.J142]-119">
            <text:p>21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3836">
            <text:p>-523836</text:p>
          </table:table-cell>
          <table:table-cell office:value-type="string" office:string-value="load_cell_2:">
            <text:p>load_cell_2:</text:p>
          </table:table-cell>
          <table:table-cell office:value-type="float" office:value="-523837">
            <text:p>-523837</text:p>
          </table:table-cell>
          <table:table-cell office:value-type="string" office:string-value="load_cell_3:">
            <text:p>load_cell_3:</text:p>
          </table:table-cell>
          <table:table-cell office:value-type="float" office:value="-523836">
            <text:p>-523836</text:p>
          </table:table-cell>
          <table:table-cell office:value-type="string" office:string-value="load_cell_4:">
            <text:p>load_cell_4:</text:p>
          </table:table-cell>
          <table:table-cell office:value-type="float" office:value="-523837">
            <text:p>-523837</text:p>
          </table:table-cell>
          <table:table-cell office:value-type="string" office:string-value="time_of_flight:">
            <text:p>time_of_flight:</text:p>
          </table:table-cell>
          <table:table-cell office:value-type="float" office:value="332">
            <text:p>332</text:p>
          </table:table-cell>
          <table:table-cell office:value-type="string" office:string-value=""/>
          <table:table-cell office:value-type="float" office:value="-1166.675" table:formula="=([.H143]+10500)/440">
            <text:p>-1166.675</text:p>
          </table:table-cell>
          <table:table-cell office:value-type="float" office:value="213" table:formula="=[.J143]-119">
            <text:p>21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4294">
            <text:p>-524294</text:p>
          </table:table-cell>
          <table:table-cell office:value-type="string" office:string-value="load_cell_2:">
            <text:p>load_cell_2:</text:p>
          </table:table-cell>
          <table:table-cell office:value-type="float" office:value="-524295">
            <text:p>-524295</text:p>
          </table:table-cell>
          <table:table-cell office:value-type="string" office:string-value="load_cell_3:">
            <text:p>load_cell_3:</text:p>
          </table:table-cell>
          <table:table-cell office:value-type="float" office:value="-524258">
            <text:p>-524258</text:p>
          </table:table-cell>
          <table:table-cell office:value-type="string" office:string-value="load_cell_4:">
            <text:p>load_cell_4:</text:p>
          </table:table-cell>
          <table:table-cell office:value-type="float" office:value="-524275">
            <text:p>-524275</text:p>
          </table:table-cell>
          <table:table-cell office:value-type="string" office:string-value="time_of_flight:">
            <text:p>time_of_flight:</text:p>
          </table:table-cell>
          <table:table-cell office:value-type="float" office:value="333">
            <text:p>333</text:p>
          </table:table-cell>
          <table:table-cell office:value-type="string" office:string-value=""/>
          <table:table-cell office:value-type="float" office:value="-1167.67045454545" table:formula="=([.H144]+10500)/440">
            <text:p>-1167.67045</text:p>
          </table:table-cell>
          <table:table-cell office:value-type="float" office:value="214" table:formula="=[.J144]-119">
            <text:p>21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2835">
            <text:p>-522835</text:p>
          </table:table-cell>
          <table:table-cell office:value-type="string" office:string-value="load_cell_2:">
            <text:p>load_cell_2:</text:p>
          </table:table-cell>
          <table:table-cell office:value-type="float" office:value="-522839">
            <text:p>-522839</text:p>
          </table:table-cell>
          <table:table-cell office:value-type="string" office:string-value="load_cell_3:">
            <text:p>load_cell_3:</text:p>
          </table:table-cell>
          <table:table-cell office:value-type="float" office:value="-522838">
            <text:p>-522838</text:p>
          </table:table-cell>
          <table:table-cell office:value-type="string" office:string-value="load_cell_4:">
            <text:p>load_cell_4:</text:p>
          </table:table-cell>
          <table:table-cell office:value-type="float" office:value="-522839">
            <text:p>-522839</text:p>
          </table:table-cell>
          <table:table-cell office:value-type="string" office:string-value="time_of_flight:">
            <text:p>time_of_flight:</text:p>
          </table:table-cell>
          <table:table-cell office:value-type="float" office:value="336">
            <text:p>336</text:p>
          </table:table-cell>
          <table:table-cell office:value-type="string" office:string-value=""/>
          <table:table-cell office:value-type="float" office:value="-1164.40681818182" table:formula="=([.H145]+10500)/440">
            <text:p>-1164.40682</text:p>
          </table:table-cell>
          <table:table-cell office:value-type="float" office:value="217" table:formula="=[.J145]-119">
            <text:p>21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3643">
            <text:p>-523643</text:p>
          </table:table-cell>
          <table:table-cell office:value-type="string" office:string-value="load_cell_2:">
            <text:p>load_cell_2:</text:p>
          </table:table-cell>
          <table:table-cell office:value-type="float" office:value="-523644">
            <text:p>-523644</text:p>
          </table:table-cell>
          <table:table-cell office:value-type="string" office:string-value="load_cell_3:">
            <text:p>load_cell_3:</text:p>
          </table:table-cell>
          <table:table-cell office:value-type="float" office:value="-523643">
            <text:p>-523643</text:p>
          </table:table-cell>
          <table:table-cell office:value-type="string" office:string-value="load_cell_4:">
            <text:p>load_cell_4:</text:p>
          </table:table-cell>
          <table:table-cell office:value-type="float" office:value="-523568">
            <text:p>-523568</text:p>
          </table:table-cell>
          <table:table-cell office:value-type="string" office:string-value="time_of_flight:">
            <text:p>time_of_flight:</text:p>
          </table:table-cell>
          <table:table-cell office:value-type="float" office:value="336">
            <text:p>336</text:p>
          </table:table-cell>
          <table:table-cell office:value-type="string" office:string-value=""/>
          <table:table-cell office:value-type="float" office:value="-1166.06363636364" table:formula="=([.H146]+10500)/440">
            <text:p>-1166.06364</text:p>
          </table:table-cell>
          <table:table-cell office:value-type="float" office:value="217" table:formula="=[.J146]-119">
            <text:p>21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4734">
            <text:p>-524734</text:p>
          </table:table-cell>
          <table:table-cell office:value-type="string" office:string-value="load_cell_2:">
            <text:p>load_cell_2:</text:p>
          </table:table-cell>
          <table:table-cell office:value-type="float" office:value="-524724">
            <text:p>-524724</text:p>
          </table:table-cell>
          <table:table-cell office:value-type="string" office:string-value="load_cell_3:">
            <text:p>load_cell_3:</text:p>
          </table:table-cell>
          <table:table-cell office:value-type="float" office:value="-524811">
            <text:p>-524811</text:p>
          </table:table-cell>
          <table:table-cell office:value-type="string" office:string-value="load_cell_4:">
            <text:p>load_cell_4:</text:p>
          </table:table-cell>
          <table:table-cell office:value-type="float" office:value="-524795">
            <text:p>-524795</text:p>
          </table:table-cell>
          <table:table-cell office:value-type="string" office:string-value="time_of_flight:">
            <text:p>time_of_flight:</text:p>
          </table:table-cell>
          <table:table-cell office:value-type="float" office:value="339">
            <text:p>339</text:p>
          </table:table-cell>
          <table:table-cell office:value-type="string" office:string-value=""/>
          <table:table-cell office:value-type="float" office:value="-1168.85227272727" table:formula="=([.H147]+10500)/440">
            <text:p>-1168.85227</text:p>
          </table:table-cell>
          <table:table-cell office:value-type="float" office:value="220" table:formula="=[.J147]-119">
            <text:p>22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7609">
            <text:p>-527609</text:p>
          </table:table-cell>
          <table:table-cell office:value-type="string" office:string-value="load_cell_2:">
            <text:p>load_cell_2:</text:p>
          </table:table-cell>
          <table:table-cell office:value-type="float" office:value="-527610">
            <text:p>-527610</text:p>
          </table:table-cell>
          <table:table-cell office:value-type="string" office:string-value="load_cell_3:">
            <text:p>load_cell_3:</text:p>
          </table:table-cell>
          <table:table-cell office:value-type="float" office:value="-527609">
            <text:p>-527609</text:p>
          </table:table-cell>
          <table:table-cell office:value-type="string" office:string-value="load_cell_4:">
            <text:p>load_cell_4:</text:p>
          </table:table-cell>
          <table:table-cell office:value-type="float" office:value="-527610">
            <text:p>-527610</text:p>
          </table:table-cell>
          <table:table-cell office:value-type="string" office:string-value="time_of_flight:">
            <text:p>time_of_flight:</text:p>
          </table:table-cell>
          <table:table-cell office:value-type="float" office:value="343">
            <text:p>343</text:p>
          </table:table-cell>
          <table:table-cell office:value-type="string" office:string-value=""/>
          <table:table-cell office:value-type="float" office:value="-1175.25" table:formula="=([.H148]+10500)/440">
            <text:p>-1175.25</text:p>
          </table:table-cell>
          <table:table-cell office:value-type="float" office:value="224" table:formula="=[.J148]-119">
            <text:p>22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9586">
            <text:p>-529586</text:p>
          </table:table-cell>
          <table:table-cell office:value-type="string" office:string-value="load_cell_2:">
            <text:p>load_cell_2:</text:p>
          </table:table-cell>
          <table:table-cell office:value-type="float" office:value="-529632">
            <text:p>-529632</text:p>
          </table:table-cell>
          <table:table-cell office:value-type="string" office:string-value="load_cell_3:">
            <text:p>load_cell_3:</text:p>
          </table:table-cell>
          <table:table-cell office:value-type="float" office:value="-529650">
            <text:p>-529650</text:p>
          </table:table-cell>
          <table:table-cell office:value-type="string" office:string-value="load_cell_4:">
            <text:p>load_cell_4:</text:p>
          </table:table-cell>
          <table:table-cell office:value-type="float" office:value="-529651">
            <text:p>-529651</text:p>
          </table:table-cell>
          <table:table-cell office:value-type="string" office:string-value="time_of_flight:">
            <text:p>time_of_flight:</text:p>
          </table:table-cell>
          <table:table-cell office:value-type="float" office:value="345">
            <text:p>345</text:p>
          </table:table-cell>
          <table:table-cell office:value-type="string" office:string-value=""/>
          <table:table-cell office:value-type="float" office:value="-1179.88863636364" table:formula="=([.H149]+10500)/440">
            <text:p>-1179.88864</text:p>
          </table:table-cell>
          <table:table-cell office:value-type="float" office:value="226" table:formula="=[.J149]-119">
            <text:p>22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9427">
            <text:p>-529427</text:p>
          </table:table-cell>
          <table:table-cell office:value-type="string" office:string-value="load_cell_2:">
            <text:p>load_cell_2:</text:p>
          </table:table-cell>
          <table:table-cell office:value-type="float" office:value="-529422">
            <text:p>-529422</text:p>
          </table:table-cell>
          <table:table-cell office:value-type="string" office:string-value="load_cell_3:">
            <text:p>load_cell_3:</text:p>
          </table:table-cell>
          <table:table-cell office:value-type="float" office:value="-529421">
            <text:p>-529421</text:p>
          </table:table-cell>
          <table:table-cell office:value-type="string" office:string-value="load_cell_4:">
            <text:p>load_cell_4:</text:p>
          </table:table-cell>
          <table:table-cell office:value-type="float" office:value="-529422">
            <text:p>-529422</text:p>
          </table:table-cell>
          <table:table-cell office:value-type="string" office:string-value="time_of_flight:">
            <text:p>time_of_flight:</text:p>
          </table:table-cell>
          <table:table-cell office:value-type="float" office:value="348">
            <text:p>348</text:p>
          </table:table-cell>
          <table:table-cell office:value-type="string" office:string-value=""/>
          <table:table-cell office:value-type="float" office:value="-1179.36818181818" table:formula="=([.H150]+10500)/440">
            <text:p>-1179.36818</text:p>
          </table:table-cell>
          <table:table-cell office:value-type="float" office:value="229" table:formula="=[.J150]-119">
            <text:p>22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30283">
            <text:p>-530283</text:p>
          </table:table-cell>
          <table:table-cell office:value-type="string" office:string-value="load_cell_2:">
            <text:p>load_cell_2:</text:p>
          </table:table-cell>
          <table:table-cell office:value-type="float" office:value="-530284">
            <text:p>-530284</text:p>
          </table:table-cell>
          <table:table-cell office:value-type="string" office:string-value="load_cell_3:">
            <text:p>load_cell_3:</text:p>
          </table:table-cell>
          <table:table-cell office:value-type="float" office:value="-530277">
            <text:p>-530277</text:p>
          </table:table-cell>
          <table:table-cell office:value-type="string" office:string-value="load_cell_4:">
            <text:p>load_cell_4:</text:p>
          </table:table-cell>
          <table:table-cell office:value-type="float" office:value="-530269">
            <text:p>-530269</text:p>
          </table:table-cell>
          <table:table-cell office:value-type="string" office:string-value="time_of_flight:">
            <text:p>time_of_flight:</text:p>
          </table:table-cell>
          <table:table-cell office:value-type="float" office:value="349">
            <text:p>349</text:p>
          </table:table-cell>
          <table:table-cell office:value-type="string" office:string-value=""/>
          <table:table-cell office:value-type="float" office:value="-1181.29318181818" table:formula="=([.H151]+10500)/440">
            <text:p>-1181.29318</text:p>
          </table:table-cell>
          <table:table-cell office:value-type="float" office:value="230" table:formula="=[.J151]-119">
            <text:p>23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9202">
            <text:p>-529202</text:p>
          </table:table-cell>
          <table:table-cell office:value-type="string" office:string-value="load_cell_2:">
            <text:p>load_cell_2:</text:p>
          </table:table-cell>
          <table:table-cell office:value-type="float" office:value="-529120">
            <text:p>-529120</text:p>
          </table:table-cell>
          <table:table-cell office:value-type="string" office:string-value="load_cell_3:">
            <text:p>load_cell_3:</text:p>
          </table:table-cell>
          <table:table-cell office:value-type="float" office:value="-529144">
            <text:p>-529144</text:p>
          </table:table-cell>
          <table:table-cell office:value-type="string" office:string-value="load_cell_4:">
            <text:p>load_cell_4:</text:p>
          </table:table-cell>
          <table:table-cell office:value-type="float" office:value="-529145">
            <text:p>-529145</text:p>
          </table:table-cell>
          <table:table-cell office:value-type="string" office:string-value="time_of_flight:">
            <text:p>time_of_flight:</text:p>
          </table:table-cell>
          <table:table-cell office:value-type="float" office:value="354">
            <text:p>354</text:p>
          </table:table-cell>
          <table:table-cell office:value-type="string" office:string-value=""/>
          <table:table-cell office:value-type="float" office:value="-1178.73863636364" table:formula="=([.H152]+10500)/440">
            <text:p>-1178.73864</text:p>
          </table:table-cell>
          <table:table-cell office:value-type="float" office:value="235" table:formula="=[.J152]-119">
            <text:p>2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4109">
            <text:p>-524109</text:p>
          </table:table-cell>
          <table:table-cell office:value-type="string" office:string-value="load_cell_2:">
            <text:p>load_cell_2:</text:p>
          </table:table-cell>
          <table:table-cell office:value-type="float" office:value="-524110">
            <text:p>-524110</text:p>
          </table:table-cell>
          <table:table-cell office:value-type="string" office:string-value="load_cell_3:">
            <text:p>load_cell_3:</text:p>
          </table:table-cell>
          <table:table-cell office:value-type="float" office:value="-524109">
            <text:p>-524109</text:p>
          </table:table-cell>
          <table:table-cell office:value-type="string" office:string-value="load_cell_4:">
            <text:p>load_cell_4:</text:p>
          </table:table-cell>
          <table:table-cell office:value-type="float" office:value="-524110">
            <text:p>-524110</text:p>
          </table:table-cell>
          <table:table-cell office:value-type="string" office:string-value="time_of_flight:">
            <text:p>time_of_flight:</text:p>
          </table:table-cell>
          <table:table-cell office:value-type="float" office:value="355">
            <text:p>355</text:p>
          </table:table-cell>
          <table:table-cell office:value-type="string" office:string-value=""/>
          <table:table-cell office:value-type="float" office:value="-1167.29545454545" table:formula="=([.H153]+10500)/440">
            <text:p>-1167.29545</text:p>
          </table:table-cell>
          <table:table-cell office:value-type="float" office:value="236" table:formula="=[.J153]-119">
            <text:p>23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20307">
            <text:p>-520307</text:p>
          </table:table-cell>
          <table:table-cell office:value-type="string" office:string-value="load_cell_2:">
            <text:p>load_cell_2:</text:p>
          </table:table-cell>
          <table:table-cell office:value-type="float" office:value="-520311">
            <text:p>-520311</text:p>
          </table:table-cell>
          <table:table-cell office:value-type="string" office:string-value="load_cell_3:">
            <text:p>load_cell_3:</text:p>
          </table:table-cell>
          <table:table-cell office:value-type="float" office:value="-520301">
            <text:p>-520301</text:p>
          </table:table-cell>
          <table:table-cell office:value-type="string" office:string-value="load_cell_4:">
            <text:p>load_cell_4:</text:p>
          </table:table-cell>
          <table:table-cell office:value-type="float" office:value="-520283">
            <text:p>-520283</text:p>
          </table:table-cell>
          <table:table-cell office:value-type="string" office:string-value="time_of_flight:">
            <text:p>time_of_flight:</text:p>
          </table:table-cell>
          <table:table-cell office:value-type="float" office:value="355">
            <text:p>355</text:p>
          </table:table-cell>
          <table:table-cell office:value-type="string" office:string-value=""/>
          <table:table-cell office:value-type="float" office:value="-1158.59772727273" table:formula="=([.H154]+10500)/440">
            <text:p>-1158.59773</text:p>
          </table:table-cell>
          <table:table-cell office:value-type="float" office:value="236" table:formula="=[.J154]-119">
            <text:p>23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8093">
            <text:p>-518093</text:p>
          </table:table-cell>
          <table:table-cell office:value-type="string" office:string-value="load_cell_2:">
            <text:p>load_cell_2:</text:p>
          </table:table-cell>
          <table:table-cell office:value-type="float" office:value="-518092">
            <text:p>-518092</text:p>
          </table:table-cell>
          <table:table-cell office:value-type="string" office:string-value="load_cell_3:">
            <text:p>load_cell_3:</text:p>
          </table:table-cell>
          <table:table-cell office:value-type="float" office:value="-518091">
            <text:p>-518091</text:p>
          </table:table-cell>
          <table:table-cell office:value-type="string" office:string-value="load_cell_4:">
            <text:p>load_cell_4:</text:p>
          </table:table-cell>
          <table:table-cell office:value-type="float" office:value="-518092">
            <text:p>-518092</text:p>
          </table:table-cell>
          <table:table-cell office:value-type="string" office:string-value="time_of_flight:">
            <text:p>time_of_flight:</text:p>
          </table:table-cell>
          <table:table-cell office:value-type="float" office:value="355">
            <text:p>355</text:p>
          </table:table-cell>
          <table:table-cell office:value-type="string" office:string-value=""/>
          <table:table-cell office:value-type="float" office:value="-1153.61818181818" table:formula="=([.H155]+10500)/440">
            <text:p>-1153.61818</text:p>
          </table:table-cell>
          <table:table-cell office:value-type="float" office:value="236" table:formula="=[.J155]-119">
            <text:p>23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6721">
            <text:p>-516721</text:p>
          </table:table-cell>
          <table:table-cell office:value-type="string" office:string-value="load_cell_2:">
            <text:p>load_cell_2:</text:p>
          </table:table-cell>
          <table:table-cell office:value-type="float" office:value="-516722">
            <text:p>-516722</text:p>
          </table:table-cell>
          <table:table-cell office:value-type="string" office:string-value="load_cell_3:">
            <text:p>load_cell_3:</text:p>
          </table:table-cell>
          <table:table-cell office:value-type="float" office:value="-516745">
            <text:p>-516745</text:p>
          </table:table-cell>
          <table:table-cell office:value-type="string" office:string-value="load_cell_4:">
            <text:p>load_cell_4:</text:p>
          </table:table-cell>
          <table:table-cell office:value-type="float" office:value="-516754">
            <text:p>-516754</text:p>
          </table:table-cell>
          <table:table-cell office:value-type="string" office:string-value="time_of_flight:">
            <text:p>time_of_flight:</text:p>
          </table:table-cell>
          <table:table-cell office:value-type="float" office:value="356">
            <text:p>356</text:p>
          </table:table-cell>
          <table:table-cell office:value-type="string" office:string-value=""/>
          <table:table-cell office:value-type="float" office:value="-1150.57727272727" table:formula="=([.H156]+10500)/440">
            <text:p>-1150.57727</text:p>
          </table:table-cell>
          <table:table-cell office:value-type="float" office:value="237" table:formula="=[.J156]-119">
            <text:p>23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5681">
            <text:p>-515681</text:p>
          </table:table-cell>
          <table:table-cell office:value-type="string" office:string-value="load_cell_2:">
            <text:p>load_cell_2:</text:p>
          </table:table-cell>
          <table:table-cell office:value-type="float" office:value="-515660">
            <text:p>-515660</text:p>
          </table:table-cell>
          <table:table-cell office:value-type="string" office:string-value="load_cell_3:">
            <text:p>load_cell_3:</text:p>
          </table:table-cell>
          <table:table-cell office:value-type="float" office:value="-515634">
            <text:p>-515634</text:p>
          </table:table-cell>
          <table:table-cell office:value-type="string" office:string-value="load_cell_4:">
            <text:p>load_cell_4:</text:p>
          </table:table-cell>
          <table:table-cell office:value-type="float" office:value="-515635">
            <text:p>-515635</text:p>
          </table:table-cell>
          <table:table-cell office:value-type="string" office:string-value="time_of_flight:">
            <text:p>time_of_flight:</text:p>
          </table:table-cell>
          <table:table-cell office:value-type="float" office:value="355">
            <text:p>355</text:p>
          </table:table-cell>
          <table:table-cell office:value-type="string" office:string-value=""/>
          <table:table-cell office:value-type="float" office:value="-1148.03409090909" table:formula="=([.H157]+10500)/440">
            <text:p>-1148.03409</text:p>
          </table:table-cell>
          <table:table-cell office:value-type="float" office:value="236" table:formula="=[.J157]-119">
            <text:p>23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4812">
            <text:p>-514812</text:p>
          </table:table-cell>
          <table:table-cell office:value-type="string" office:string-value="load_cell_2:">
            <text:p>load_cell_2:</text:p>
          </table:table-cell>
          <table:table-cell office:value-type="float" office:value="-514813">
            <text:p>-514813</text:p>
          </table:table-cell>
          <table:table-cell office:value-type="string" office:string-value="load_cell_3:">
            <text:p>load_cell_3:</text:p>
          </table:table-cell>
          <table:table-cell office:value-type="float" office:value="-514812">
            <text:p>-514812</text:p>
          </table:table-cell>
          <table:table-cell office:value-type="string" office:string-value="load_cell_4:">
            <text:p>load_cell_4:</text:p>
          </table:table-cell>
          <table:table-cell office:value-type="float" office:value="-514838">
            <text:p>-514838</text:p>
          </table:table-cell>
          <table:table-cell office:value-type="string" office:string-value="time_of_flight:">
            <text:p>time_of_flight:</text:p>
          </table:table-cell>
          <table:table-cell office:value-type="float" office:value="356">
            <text:p>356</text:p>
          </table:table-cell>
          <table:table-cell office:value-type="string" office:string-value=""/>
          <table:table-cell office:value-type="float" office:value="-1146.22272727273" table:formula="=([.H158]+10500)/440">
            <text:p>-1146.22273</text:p>
          </table:table-cell>
          <table:table-cell office:value-type="float" office:value="237" table:formula="=[.J158]-119">
            <text:p>23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4145">
            <text:p>-514145</text:p>
          </table:table-cell>
          <table:table-cell office:value-type="string" office:string-value="load_cell_2:">
            <text:p>load_cell_2:</text:p>
          </table:table-cell>
          <table:table-cell office:value-type="float" office:value="-514149">
            <text:p>-514149</text:p>
          </table:table-cell>
          <table:table-cell office:value-type="string" office:string-value="load_cell_3:">
            <text:p>load_cell_3:</text:p>
          </table:table-cell>
          <table:table-cell office:value-type="float" office:value="-514132">
            <text:p>-514132</text:p>
          </table:table-cell>
          <table:table-cell office:value-type="string" office:string-value="load_cell_4:">
            <text:p>load_cell_4:</text:p>
          </table:table-cell>
          <table:table-cell office:value-type="float" office:value="-514148">
            <text:p>-514148</text:p>
          </table:table-cell>
          <table:table-cell office:value-type="string" office:string-value="time_of_flight:">
            <text:p>time_of_flight:</text:p>
          </table:table-cell>
          <table:table-cell office:value-type="float" office:value="354">
            <text:p>354</text:p>
          </table:table-cell>
          <table:table-cell office:value-type="string" office:string-value=""/>
          <table:table-cell office:value-type="float" office:value="-1144.65454545455" table:formula="=([.H159]+10500)/440">
            <text:p>-1144.65455</text:p>
          </table:table-cell>
          <table:table-cell office:value-type="float" office:value="235" table:formula="=[.J159]-119">
            <text:p>2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3504">
            <text:p>-513504</text:p>
          </table:table-cell>
          <table:table-cell office:value-type="string" office:string-value="load_cell_2:">
            <text:p>load_cell_2:</text:p>
          </table:table-cell>
          <table:table-cell office:value-type="float" office:value="-513510">
            <text:p>-513510</text:p>
          </table:table-cell>
          <table:table-cell office:value-type="string" office:string-value="load_cell_3:">
            <text:p>load_cell_3:</text:p>
          </table:table-cell>
          <table:table-cell office:value-type="float" office:value="-513509">
            <text:p>-513509</text:p>
          </table:table-cell>
          <table:table-cell office:value-type="string" office:string-value="load_cell_4:">
            <text:p>load_cell_4:</text:p>
          </table:table-cell>
          <table:table-cell office:value-type="float" office:value="-513510">
            <text:p>-513510</text:p>
          </table:table-cell>
          <table:table-cell office:value-type="string" office:string-value="time_of_flight:">
            <text:p>time_of_flight:</text:p>
          </table:table-cell>
          <table:table-cell office:value-type="float" office:value="354">
            <text:p>354</text:p>
          </table:table-cell>
          <table:table-cell office:value-type="string" office:string-value=""/>
          <table:table-cell office:value-type="float" office:value="-1143.20454545455" table:formula="=([.H160]+10500)/440">
            <text:p>-1143.20455</text:p>
          </table:table-cell>
          <table:table-cell office:value-type="float" office:value="235" table:formula="=[.J160]-119">
            <text:p>2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3068">
            <text:p>-513068</text:p>
          </table:table-cell>
          <table:table-cell office:value-type="string" office:string-value="load_cell_2:">
            <text:p>load_cell_2:</text:p>
          </table:table-cell>
          <table:table-cell office:value-type="float" office:value="-513069">
            <text:p>-513069</text:p>
          </table:table-cell>
          <table:table-cell office:value-type="string" office:string-value="load_cell_3:">
            <text:p>load_cell_3:</text:p>
          </table:table-cell>
          <table:table-cell office:value-type="float" office:value="-513073">
            <text:p>-513073</text:p>
          </table:table-cell>
          <table:table-cell office:value-type="string" office:string-value="load_cell_4:">
            <text:p>load_cell_4:</text:p>
          </table:table-cell>
          <table:table-cell office:value-type="float" office:value="-513079">
            <text:p>-513079</text:p>
          </table:table-cell>
          <table:table-cell office:value-type="string" office:string-value="time_of_flight:">
            <text:p>time_of_flight:</text:p>
          </table:table-cell>
          <table:table-cell office:value-type="float" office:value="355">
            <text:p>355</text:p>
          </table:table-cell>
          <table:table-cell office:value-type="string" office:string-value=""/>
          <table:table-cell office:value-type="float" office:value="-1142.225" table:formula="=([.H161]+10500)/440">
            <text:p>-1142.225</text:p>
          </table:table-cell>
          <table:table-cell office:value-type="float" office:value="236" table:formula="=[.J161]-119">
            <text:p>23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2498">
            <text:p>-512498</text:p>
          </table:table-cell>
          <table:table-cell office:value-type="string" office:string-value="load_cell_2:">
            <text:p>load_cell_2:</text:p>
          </table:table-cell>
          <table:table-cell office:value-type="float" office:value="-512527">
            <text:p>-512527</text:p>
          </table:table-cell>
          <table:table-cell office:value-type="string" office:string-value="load_cell_3:">
            <text:p>load_cell_3:</text:p>
          </table:table-cell>
          <table:table-cell office:value-type="float" office:value="-512534">
            <text:p>-512534</text:p>
          </table:table-cell>
          <table:table-cell office:value-type="string" office:string-value="load_cell_4:">
            <text:p>load_cell_4:</text:p>
          </table:table-cell>
          <table:table-cell office:value-type="float" office:value="-512535">
            <text:p>-512535</text:p>
          </table:table-cell>
          <table:table-cell office:value-type="string" office:string-value="time_of_flight:">
            <text:p>time_of_flight:</text:p>
          </table:table-cell>
          <table:table-cell office:value-type="float" office:value="355">
            <text:p>355</text:p>
          </table:table-cell>
          <table:table-cell office:value-type="string" office:string-value=""/>
          <table:table-cell office:value-type="float" office:value="-1140.98863636364" table:formula="=([.H162]+10500)/440">
            <text:p>-1140.98864</text:p>
          </table:table-cell>
          <table:table-cell office:value-type="float" office:value="236" table:formula="=[.J162]-119">
            <text:p>23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2029">
            <text:p>-512029</text:p>
          </table:table-cell>
          <table:table-cell office:value-type="string" office:string-value="load_cell_2:">
            <text:p>load_cell_2:</text:p>
          </table:table-cell>
          <table:table-cell office:value-type="float" office:value="-512030">
            <text:p>-512030</text:p>
          </table:table-cell>
          <table:table-cell office:value-type="string" office:string-value="load_cell_3:">
            <text:p>load_cell_3:</text:p>
          </table:table-cell>
          <table:table-cell office:value-type="float" office:value="-512029">
            <text:p>-512029</text:p>
          </table:table-cell>
          <table:table-cell office:value-type="string" office:string-value="load_cell_4:">
            <text:p>load_cell_4:</text:p>
          </table:table-cell>
          <table:table-cell office:value-type="float" office:value="-512020">
            <text:p>-512020</text:p>
          </table:table-cell>
          <table:table-cell office:value-type="string" office:string-value="time_of_flight:">
            <text:p>time_of_flight:</text:p>
          </table:table-cell>
          <table:table-cell office:value-type="float" office:value="355">
            <text:p>355</text:p>
          </table:table-cell>
          <table:table-cell office:value-type="string" office:string-value=""/>
          <table:table-cell office:value-type="float" office:value="-1139.81818181818" table:formula="=([.H163]+10500)/440">
            <text:p>-1139.81818</text:p>
          </table:table-cell>
          <table:table-cell office:value-type="float" office:value="236" table:formula="=[.J163]-119">
            <text:p>23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1628">
            <text:p>-511628</text:p>
          </table:table-cell>
          <table:table-cell office:value-type="string" office:string-value="load_cell_2:">
            <text:p>load_cell_2:</text:p>
          </table:table-cell>
          <table:table-cell office:value-type="float" office:value="-511637">
            <text:p>-511637</text:p>
          </table:table-cell>
          <table:table-cell office:value-type="string" office:string-value="load_cell_3:">
            <text:p>load_cell_3:</text:p>
          </table:table-cell>
          <table:table-cell office:value-type="float" office:value="-511639">
            <text:p>-511639</text:p>
          </table:table-cell>
          <table:table-cell office:value-type="string" office:string-value="load_cell_4:">
            <text:p>load_cell_4:</text:p>
          </table:table-cell>
          <table:table-cell office:value-type="float" office:value="-511626">
            <text:p>-511626</text:p>
          </table:table-cell>
          <table:table-cell office:value-type="string" office:string-value="time_of_flight:">
            <text:p>time_of_flight:</text:p>
          </table:table-cell>
          <table:table-cell office:value-type="float" office:value="354">
            <text:p>354</text:p>
          </table:table-cell>
          <table:table-cell office:value-type="string" office:string-value=""/>
          <table:table-cell office:value-type="float" office:value="-1138.92272727273" table:formula="=([.H164]+10500)/440">
            <text:p>-1138.92273</text:p>
          </table:table-cell>
          <table:table-cell office:value-type="float" office:value="235" table:formula="=[.J164]-119">
            <text:p>2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11338">
            <text:p>-511338</text:p>
          </table:table-cell>
          <table:table-cell office:value-type="string" office:string-value="load_cell_2:">
            <text:p>load_cell_2:</text:p>
          </table:table-cell>
          <table:table-cell office:value-type="float" office:value="-511339">
            <text:p>-511339</text:p>
          </table:table-cell>
          <table:table-cell office:value-type="string" office:string-value="load_cell_3:">
            <text:p>load_cell_3:</text:p>
          </table:table-cell>
          <table:table-cell office:value-type="float" office:value="-511338">
            <text:p>-511338</text:p>
          </table:table-cell>
          <table:table-cell office:value-type="string" office:string-value="load_cell_4:">
            <text:p>load_cell_4:</text:p>
          </table:table-cell>
          <table:table-cell office:value-type="float" office:value="-511339">
            <text:p>-511339</text:p>
          </table:table-cell>
          <table:table-cell office:value-type="string" office:string-value="time_of_flight:">
            <text:p>time_of_flight:</text:p>
          </table:table-cell>
          <table:table-cell office:value-type="float" office:value="353">
            <text:p>353</text:p>
          </table:table-cell>
          <table:table-cell office:value-type="string" office:string-value=""/>
          <table:table-cell office:value-type="float" office:value="-1138.27045454545" table:formula="=([.H165]+10500)/440">
            <text:p>-1138.27045</text:p>
          </table:table-cell>
          <table:table-cell office:value-type="float" office:value="234" table:formula="=[.J165]-119">
            <text:p>23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504338">
            <text:p>-504338</text:p>
          </table:table-cell>
          <table:table-cell office:value-type="string" office:string-value="load_cell_2:">
            <text:p>load_cell_2:</text:p>
          </table:table-cell>
          <table:table-cell office:value-type="float" office:value="-504316">
            <text:p>-504316</text:p>
          </table:table-cell>
          <table:table-cell office:value-type="string" office:string-value="load_cell_3:">
            <text:p>load_cell_3:</text:p>
          </table:table-cell>
          <table:table-cell office:value-type="float" office:value="-504145">
            <text:p>-504145</text:p>
          </table:table-cell>
          <table:table-cell office:value-type="string" office:string-value="load_cell_4:">
            <text:p>load_cell_4:</text:p>
          </table:table-cell>
          <table:table-cell office:value-type="float" office:value="-504068">
            <text:p>-504068</text:p>
          </table:table-cell>
          <table:table-cell office:value-type="string" office:string-value="time_of_flight:">
            <text:p>time_of_flight:</text:p>
          </table:table-cell>
          <table:table-cell office:value-type="float" office:value="354">
            <text:p>354</text:p>
          </table:table-cell>
          <table:table-cell office:value-type="string" office:string-value=""/>
          <table:table-cell office:value-type="float" office:value="-1121.74545454545" table:formula="=([.H166]+10500)/440">
            <text:p>-1121.74545</text:p>
          </table:table-cell>
          <table:table-cell office:value-type="float" office:value="235" table:formula="=[.J166]-119">
            <text:p>23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66149">
            <text:p>-466149</text:p>
          </table:table-cell>
          <table:table-cell office:value-type="string" office:string-value="load_cell_2:">
            <text:p>load_cell_2:</text:p>
          </table:table-cell>
          <table:table-cell office:value-type="float" office:value="-465968">
            <text:p>-465968</text:p>
          </table:table-cell>
          <table:table-cell office:value-type="string" office:string-value="load_cell_3:">
            <text:p>load_cell_3:</text:p>
          </table:table-cell>
          <table:table-cell office:value-type="float" office:value="-465967">
            <text:p>-465967</text:p>
          </table:table-cell>
          <table:table-cell office:value-type="string" office:string-value="load_cell_4:">
            <text:p>load_cell_4:</text:p>
          </table:table-cell>
          <table:table-cell office:value-type="float" office:value="-465968">
            <text:p>-465968</text:p>
          </table:table-cell>
          <table:table-cell office:value-type="string" office:string-value="time_of_flight:">
            <text:p>time_of_flight:</text:p>
          </table:table-cell>
          <table:table-cell office:value-type="float" office:value="353">
            <text:p>353</text:p>
          </table:table-cell>
          <table:table-cell office:value-type="string" office:string-value=""/>
          <table:table-cell office:value-type="float" office:value="-1035.15454545455" table:formula="=([.H167]+10500)/440">
            <text:p>-1035.15455</text:p>
          </table:table-cell>
          <table:table-cell office:value-type="float" office:value="234" table:formula="=[.J167]-119">
            <text:p>23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424248">
            <text:p>-424248</text:p>
          </table:table-cell>
          <table:table-cell office:value-type="string" office:string-value="load_cell_2:">
            <text:p>load_cell_2:</text:p>
          </table:table-cell>
          <table:table-cell office:value-type="float" office:value="-424249">
            <text:p>-424249</text:p>
          </table:table-cell>
          <table:table-cell office:value-type="string" office:string-value="load_cell_3:">
            <text:p>load_cell_3:</text:p>
          </table:table-cell>
          <table:table-cell office:value-type="float" office:value="-424202">
            <text:p>-424202</text:p>
          </table:table-cell>
          <table:table-cell office:value-type="string" office:string-value="load_cell_4:">
            <text:p>load_cell_4:</text:p>
          </table:table-cell>
          <table:table-cell office:value-type="float" office:value="-424049">
            <text:p>-424049</text:p>
          </table:table-cell>
          <table:table-cell office:value-type="string" office:string-value="time_of_flight:">
            <text:p>time_of_flight:</text:p>
          </table:table-cell>
          <table:table-cell office:value-type="float" office:value="352">
            <text:p>352</text:p>
          </table:table-cell>
          <table:table-cell office:value-type="string" office:string-value=""/>
          <table:table-cell office:value-type="float" office:value="-939.884090909091" table:formula="=([.H168]+10500)/440">
            <text:p>-939.884091</text:p>
          </table:table-cell>
          <table:table-cell office:value-type="float" office:value="233" table:formula="=[.J168]-119">
            <text:p>23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80425">
            <text:p>-380425</text:p>
          </table:table-cell>
          <table:table-cell office:value-type="string" office:string-value="load_cell_2:">
            <text:p>load_cell_2:</text:p>
          </table:table-cell>
          <table:table-cell office:value-type="float" office:value="-380247">
            <text:p>-380247</text:p>
          </table:table-cell>
          <table:table-cell office:value-type="string" office:string-value="load_cell_3:">
            <text:p>load_cell_3:</text:p>
          </table:table-cell>
          <table:table-cell office:value-type="float" office:value="-380025">
            <text:p>-380025</text:p>
          </table:table-cell>
          <table:table-cell office:value-type="string" office:string-value="load_cell_4:">
            <text:p>load_cell_4:</text:p>
          </table:table-cell>
          <table:table-cell office:value-type="float" office:value="-380026">
            <text:p>-380026</text:p>
          </table:table-cell>
          <table:table-cell office:value-type="string" office:string-value="time_of_flight:">
            <text:p>time_of_flight:</text:p>
          </table:table-cell>
          <table:table-cell office:value-type="float" office:value="348">
            <text:p>348</text:p>
          </table:table-cell>
          <table:table-cell office:value-type="string" office:string-value=""/>
          <table:table-cell office:value-type="float" office:value="-839.831818181818" table:formula="=([.H169]+10500)/440">
            <text:p>-839.831818</text:p>
          </table:table-cell>
          <table:table-cell office:value-type="float" office:value="229" table:formula="=[.J169]-119">
            <text:p>22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43535">
            <text:p>-343535</text:p>
          </table:table-cell>
          <table:table-cell office:value-type="string" office:string-value="load_cell_2:">
            <text:p>load_cell_2:</text:p>
          </table:table-cell>
          <table:table-cell office:value-type="float" office:value="-343536">
            <text:p>-343536</text:p>
          </table:table-cell>
          <table:table-cell office:value-type="string" office:string-value="load_cell_3:">
            <text:p>load_cell_3:</text:p>
          </table:table-cell>
          <table:table-cell office:value-type="float" office:value="-343535">
            <text:p>-343535</text:p>
          </table:table-cell>
          <table:table-cell office:value-type="string" office:string-value="load_cell_4:">
            <text:p>load_cell_4:</text:p>
          </table:table-cell>
          <table:table-cell office:value-type="float" office:value="-343536">
            <text:p>-343536</text:p>
          </table:table-cell>
          <table:table-cell office:value-type="string" office:string-value="time_of_flight:">
            <text:p>time_of_flight:</text:p>
          </table:table-cell>
          <table:table-cell office:value-type="float" office:value="347">
            <text:p>347</text:p>
          </table:table-cell>
          <table:table-cell office:value-type="string" office:string-value=""/>
          <table:table-cell office:value-type="float" office:value="-756.9" table:formula="=([.H170]+10500)/440">
            <text:p>-756.9</text:p>
          </table:table-cell>
          <table:table-cell office:value-type="float" office:value="228" table:formula="=[.J170]-119">
            <text:p>22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305794">
            <text:p>-305794</text:p>
          </table:table-cell>
          <table:table-cell office:value-type="string" office:string-value="load_cell_2:">
            <text:p>load_cell_2:</text:p>
          </table:table-cell>
          <table:table-cell office:value-type="float" office:value="-305731">
            <text:p>-305731</text:p>
          </table:table-cell>
          <table:table-cell office:value-type="string" office:string-value="load_cell_3:">
            <text:p>load_cell_3:</text:p>
          </table:table-cell>
          <table:table-cell office:value-type="float" office:value="-305581">
            <text:p>-305581</text:p>
          </table:table-cell>
          <table:table-cell office:value-type="string" office:string-value="load_cell_4:">
            <text:p>load_cell_4:</text:p>
          </table:table-cell>
          <table:table-cell office:value-type="float" office:value="-305368">
            <text:p>-305368</text:p>
          </table:table-cell>
          <table:table-cell office:value-type="string" office:string-value="time_of_flight:">
            <text:p>time_of_flight:</text:p>
          </table:table-cell>
          <table:table-cell office:value-type="float" office:value="343">
            <text:p>343</text:p>
          </table:table-cell>
          <table:table-cell office:value-type="string" office:string-value=""/>
          <table:table-cell office:value-type="float" office:value="-670.154545454545" table:formula="=([.H171]+10500)/440">
            <text:p>-670.154545</text:p>
          </table:table-cell>
          <table:table-cell office:value-type="float" office:value="224" table:formula="=[.J171]-119">
            <text:p>22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72003">
            <text:p>-272003</text:p>
          </table:table-cell>
          <table:table-cell office:value-type="string" office:string-value="load_cell_2:">
            <text:p>load_cell_2:</text:p>
          </table:table-cell>
          <table:table-cell office:value-type="float" office:value="-272004">
            <text:p>-272004</text:p>
          </table:table-cell>
          <table:table-cell office:value-type="string" office:string-value="load_cell_3:">
            <text:p>load_cell_3:</text:p>
          </table:table-cell>
          <table:table-cell office:value-type="float" office:value="-272003">
            <text:p>-272003</text:p>
          </table:table-cell>
          <table:table-cell office:value-type="string" office:string-value="load_cell_4:">
            <text:p>load_cell_4:</text:p>
          </table:table-cell>
          <table:table-cell office:value-type="float" office:value="-272004">
            <text:p>-272004</text:p>
          </table:table-cell>
          <table:table-cell office:value-type="string" office:string-value="time_of_flight:">
            <text:p>time_of_flight:</text:p>
          </table:table-cell>
          <table:table-cell office:value-type="float" office:value="341">
            <text:p>341</text:p>
          </table:table-cell>
          <table:table-cell office:value-type="string" office:string-value=""/>
          <table:table-cell office:value-type="float" office:value="-594.327272727273" table:formula="=([.H172]+10500)/440">
            <text:p>-594.327273</text:p>
          </table:table-cell>
          <table:table-cell office:value-type="float" office:value="222" table:formula="=[.J172]-119">
            <text:p>222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41694">
            <text:p>-241694</text:p>
          </table:table-cell>
          <table:table-cell office:value-type="string" office:string-value="load_cell_2:">
            <text:p>load_cell_2:</text:p>
          </table:table-cell>
          <table:table-cell office:value-type="float" office:value="-241695">
            <text:p>-241695</text:p>
          </table:table-cell>
          <table:table-cell office:value-type="string" office:string-value="load_cell_3:">
            <text:p>load_cell_3:</text:p>
          </table:table-cell>
          <table:table-cell office:value-type="float" office:value="-241677">
            <text:p>-241677</text:p>
          </table:table-cell>
          <table:table-cell office:value-type="string" office:string-value="load_cell_4:">
            <text:p>load_cell_4:</text:p>
          </table:table-cell>
          <table:table-cell office:value-type="float" office:value="-241625">
            <text:p>-241625</text:p>
          </table:table-cell>
          <table:table-cell office:value-type="string" office:string-value="time_of_flight:">
            <text:p>time_of_flight:</text:p>
          </table:table-cell>
          <table:table-cell office:value-type="float" office:value="336">
            <text:p>336</text:p>
          </table:table-cell>
          <table:table-cell office:value-type="string" office:string-value=""/>
          <table:table-cell office:value-type="float" office:value="-525.284090909091" table:formula="=([.H173]+10500)/440">
            <text:p>-525.284091</text:p>
          </table:table-cell>
          <table:table-cell office:value-type="float" office:value="217" table:formula="=[.J173]-119">
            <text:p>21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22174">
            <text:p>-222174</text:p>
          </table:table-cell>
          <table:table-cell office:value-type="string" office:string-value="load_cell_2:">
            <text:p>load_cell_2:</text:p>
          </table:table-cell>
          <table:table-cell office:value-type="float" office:value="-222123">
            <text:p>-222123</text:p>
          </table:table-cell>
          <table:table-cell office:value-type="string" office:string-value="load_cell_3:">
            <text:p>load_cell_3:</text:p>
          </table:table-cell>
          <table:table-cell office:value-type="float" office:value="-222078">
            <text:p>-222078</text:p>
          </table:table-cell>
          <table:table-cell office:value-type="string" office:string-value="load_cell_4:">
            <text:p>load_cell_4:</text:p>
          </table:table-cell>
          <table:table-cell office:value-type="float" office:value="-222079">
            <text:p>-222079</text:p>
          </table:table-cell>
          <table:table-cell office:value-type="string" office:string-value="time_of_flight:">
            <text:p>time_of_flight:</text:p>
          </table:table-cell>
          <table:table-cell office:value-type="float" office:value="335">
            <text:p>335</text:p>
          </table:table-cell>
          <table:table-cell office:value-type="string" office:string-value=""/>
          <table:table-cell office:value-type="float" office:value="-480.861363636364" table:formula="=([.H174]+10500)/440">
            <text:p>-480.861364</text:p>
          </table:table-cell>
          <table:table-cell office:value-type="float" office:value="216" table:formula="=[.J174]-119">
            <text:p>21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206492">
            <text:p>-206492</text:p>
          </table:table-cell>
          <table:table-cell office:value-type="string" office:string-value="load_cell_2:">
            <text:p>load_cell_2:</text:p>
          </table:table-cell>
          <table:table-cell office:value-type="float" office:value="-206493">
            <text:p>-206493</text:p>
          </table:table-cell>
          <table:table-cell office:value-type="string" office:string-value="load_cell_3:">
            <text:p>load_cell_3:</text:p>
          </table:table-cell>
          <table:table-cell office:value-type="float" office:value="-206492">
            <text:p>-206492</text:p>
          </table:table-cell>
          <table:table-cell office:value-type="string" office:string-value="load_cell_4:">
            <text:p>load_cell_4:</text:p>
          </table:table-cell>
          <table:table-cell office:value-type="float" office:value="-206401">
            <text:p>-206401</text:p>
          </table:table-cell>
          <table:table-cell office:value-type="string" office:string-value="time_of_flight:">
            <text:p>time_of_flight:</text:p>
          </table:table-cell>
          <table:table-cell office:value-type="float" office:value="332">
            <text:p>332</text:p>
          </table:table-cell>
          <table:table-cell office:value-type="string" office:string-value=""/>
          <table:table-cell office:value-type="float" office:value="-445.229545454545" table:formula="=([.H175]+10500)/440">
            <text:p>-445.229545</text:p>
          </table:table-cell>
          <table:table-cell office:value-type="float" office:value="213" table:formula="=[.J175]-119">
            <text:p>213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92358">
            <text:p>-192358</text:p>
          </table:table-cell>
          <table:table-cell office:value-type="string" office:string-value="load_cell_2:">
            <text:p>load_cell_2:</text:p>
          </table:table-cell>
          <table:table-cell office:value-type="float" office:value="-192291">
            <text:p>-192291</text:p>
          </table:table-cell>
          <table:table-cell office:value-type="string" office:string-value="load_cell_3:">
            <text:p>load_cell_3:</text:p>
          </table:table-cell>
          <table:table-cell office:value-type="float" office:value="-192231">
            <text:p>-192231</text:p>
          </table:table-cell>
          <table:table-cell office:value-type="string" office:string-value="load_cell_4:">
            <text:p>load_cell_4:</text:p>
          </table:table-cell>
          <table:table-cell office:value-type="float" office:value="-192178">
            <text:p>-192178</text:p>
          </table:table-cell>
          <table:table-cell office:value-type="string" office:string-value="time_of_flight:">
            <text:p>time_of_flight:</text:p>
          </table:table-cell>
          <table:table-cell office:value-type="float" office:value="329">
            <text:p>329</text:p>
          </table:table-cell>
          <table:table-cell office:value-type="string" office:string-value=""/>
          <table:table-cell office:value-type="float" office:value="-412.904545454545" table:formula="=([.H176]+10500)/440">
            <text:p>-412.904545</text:p>
          </table:table-cell>
          <table:table-cell office:value-type="float" office:value="210" table:formula="=[.J176]-119">
            <text:p>21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78144">
            <text:p>-178144</text:p>
          </table:table-cell>
          <table:table-cell office:value-type="string" office:string-value="load_cell_2:">
            <text:p>load_cell_2:</text:p>
          </table:table-cell>
          <table:table-cell office:value-type="float" office:value="-178103">
            <text:p>-178103</text:p>
          </table:table-cell>
          <table:table-cell office:value-type="string" office:string-value="load_cell_3:">
            <text:p>load_cell_3:</text:p>
          </table:table-cell>
          <table:table-cell office:value-type="float" office:value="-178102">
            <text:p>-178102</text:p>
          </table:table-cell>
          <table:table-cell office:value-type="string" office:string-value="load_cell_4:">
            <text:p>load_cell_4:</text:p>
          </table:table-cell>
          <table:table-cell office:value-type="float" office:value="-178103">
            <text:p>-178103</text:p>
          </table:table-cell>
          <table:table-cell office:value-type="string" office:string-value="time_of_flight:">
            <text:p>time_of_flight:</text:p>
          </table:table-cell>
          <table:table-cell office:value-type="float" office:value="326">
            <text:p>326</text:p>
          </table:table-cell>
          <table:table-cell office:value-type="string" office:string-value=""/>
          <table:table-cell office:value-type="float" office:value="-380.915909090909" table:formula="=([.H177]+10500)/440">
            <text:p>-380.915909</text:p>
          </table:table-cell>
          <table:table-cell office:value-type="float" office:value="207" table:formula="=[.J177]-119">
            <text:p>20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65111">
            <text:p>-165111</text:p>
          </table:table-cell>
          <table:table-cell office:value-type="string" office:string-value="load_cell_2:">
            <text:p>load_cell_2:</text:p>
          </table:table-cell>
          <table:table-cell office:value-type="float" office:value="-165112">
            <text:p>-165112</text:p>
          </table:table-cell>
          <table:table-cell office:value-type="string" office:string-value="load_cell_3:">
            <text:p>load_cell_3:</text:p>
          </table:table-cell>
          <table:table-cell office:value-type="float" office:value="-165069">
            <text:p>-165069</text:p>
          </table:table-cell>
          <table:table-cell office:value-type="string" office:string-value="load_cell_4:">
            <text:p>load_cell_4:</text:p>
          </table:table-cell>
          <table:table-cell office:value-type="float" office:value="-165051">
            <text:p>-165051</text:p>
          </table:table-cell>
          <table:table-cell office:value-type="string" office:string-value="time_of_flight:">
            <text:p>time_of_flight:</text:p>
          </table:table-cell>
          <table:table-cell office:value-type="float" office:value="324">
            <text:p>324</text:p>
          </table:table-cell>
          <table:table-cell office:value-type="string" office:string-value=""/>
          <table:table-cell office:value-type="float" office:value="-351.252272727273" table:formula="=([.H178]+10500)/440">
            <text:p>-351.252273</text:p>
          </table:table-cell>
          <table:table-cell office:value-type="float" office:value="205" table:formula="=[.J178]-119">
            <text:p>20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54345">
            <text:p>-154345</text:p>
          </table:table-cell>
          <table:table-cell office:value-type="string" office:string-value="load_cell_2:">
            <text:p>load_cell_2:</text:p>
          </table:table-cell>
          <table:table-cell office:value-type="float" office:value="-154303">
            <text:p>-154303</text:p>
          </table:table-cell>
          <table:table-cell office:value-type="string" office:string-value="load_cell_3:">
            <text:p>load_cell_3:</text:p>
          </table:table-cell>
          <table:table-cell office:value-type="float" office:value="-154266">
            <text:p>-154266</text:p>
          </table:table-cell>
          <table:table-cell office:value-type="string" office:string-value="load_cell_4:">
            <text:p>load_cell_4:</text:p>
          </table:table-cell>
          <table:table-cell office:value-type="float" office:value="-154267">
            <text:p>-154267</text:p>
          </table:table-cell>
          <table:table-cell office:value-type="string" office:string-value="time_of_flight:">
            <text:p>time_of_flight:</text:p>
          </table:table-cell>
          <table:table-cell office:value-type="float" office:value="323">
            <text:p>323</text:p>
          </table:table-cell>
          <table:table-cell office:value-type="string" office:string-value=""/>
          <table:table-cell office:value-type="float" office:value="-326.743181818182" table:formula="=([.H179]+10500)/440">
            <text:p>-326.743182</text:p>
          </table:table-cell>
          <table:table-cell office:value-type="float" office:value="204" table:formula="=[.J179]-119">
            <text:p>204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45870">
            <text:p>-145870</text:p>
          </table:table-cell>
          <table:table-cell office:value-type="string" office:string-value="load_cell_2:">
            <text:p>load_cell_2:</text:p>
          </table:table-cell>
          <table:table-cell office:value-type="float" office:value="-145871">
            <text:p>-145871</text:p>
          </table:table-cell>
          <table:table-cell office:value-type="string" office:string-value="load_cell_3:">
            <text:p>load_cell_3:</text:p>
          </table:table-cell>
          <table:table-cell office:value-type="float" office:value="-145870">
            <text:p>-145870</text:p>
          </table:table-cell>
          <table:table-cell office:value-type="string" office:string-value="load_cell_4:">
            <text:p>load_cell_4:</text:p>
          </table:table-cell>
          <table:table-cell office:value-type="float" office:value="-145841">
            <text:p>-145841</text:p>
          </table:table-cell>
          <table:table-cell office:value-type="string" office:string-value="time_of_flight:">
            <text:p>time_of_flight:</text:p>
          </table:table-cell>
          <table:table-cell office:value-type="float" office:value="319">
            <text:p>319</text:p>
          </table:table-cell>
          <table:table-cell office:value-type="string" office:string-value=""/>
          <table:table-cell office:value-type="float" office:value="-307.593181818182" table:formula="=([.H180]+10500)/440">
            <text:p>-307.593182</text:p>
          </table:table-cell>
          <table:table-cell office:value-type="float" office:value="200" table:formula="=[.J180]-119">
            <text:p>200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38338">
            <text:p>-138338</text:p>
          </table:table-cell>
          <table:table-cell office:value-type="string" office:string-value="load_cell_2:">
            <text:p>load_cell_2:</text:p>
          </table:table-cell>
          <table:table-cell office:value-type="float" office:value="-138265">
            <text:p>-138265</text:p>
          </table:table-cell>
          <table:table-cell office:value-type="string" office:string-value="load_cell_3:">
            <text:p>load_cell_3:</text:p>
          </table:table-cell>
          <table:table-cell office:value-type="float" office:value="-138225">
            <text:p>-138225</text:p>
          </table:table-cell>
          <table:table-cell office:value-type="string" office:string-value="load_cell_4:">
            <text:p>load_cell_4:</text:p>
          </table:table-cell>
          <table:table-cell office:value-type="float" office:value="-138185">
            <text:p>-138185</text:p>
          </table:table-cell>
          <table:table-cell office:value-type="string" office:string-value="time_of_flight:">
            <text:p>time_of_flight:</text:p>
          </table:table-cell>
          <table:table-cell office:value-type="float" office:value="318">
            <text:p>318</text:p>
          </table:table-cell>
          <table:table-cell office:value-type="string" office:string-value=""/>
          <table:table-cell office:value-type="float" office:value="-290.193181818182" table:formula="=([.H181]+10500)/440">
            <text:p>-290.193182</text:p>
          </table:table-cell>
          <table:table-cell office:value-type="float" office:value="199" table:formula="=[.J181]-119">
            <text:p>199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31585">
            <text:p>-131585</text:p>
          </table:table-cell>
          <table:table-cell office:value-type="string" office:string-value="load_cell_2:">
            <text:p>load_cell_2:</text:p>
          </table:table-cell>
          <table:table-cell office:value-type="float" office:value="-131586">
            <text:p>-131586</text:p>
          </table:table-cell>
          <table:table-cell office:value-type="string" office:string-value="load_cell_3:">
            <text:p>load_cell_3:</text:p>
          </table:table-cell>
          <table:table-cell office:value-type="float" office:value="-131585">
            <text:p>-131585</text:p>
          </table:table-cell>
          <table:table-cell office:value-type="string" office:string-value="load_cell_4:">
            <text:p>load_cell_4:</text:p>
          </table:table-cell>
          <table:table-cell office:value-type="float" office:value="-131586">
            <text:p>-131586</text:p>
          </table:table-cell>
          <table:table-cell office:value-type="string" office:string-value="time_of_flight:">
            <text:p>time_of_flight:</text:p>
          </table:table-cell>
          <table:table-cell office:value-type="float" office:value="316">
            <text:p>316</text:p>
          </table:table-cell>
          <table:table-cell office:value-type="string" office:string-value=""/>
          <table:table-cell office:value-type="float" office:value="-275.195454545455" table:formula="=([.H182]+10500)/440">
            <text:p>-275.195455</text:p>
          </table:table-cell>
          <table:table-cell office:value-type="float" office:value="197" table:formula="=[.J182]-119">
            <text:p>197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25525">
            <text:p>-125525</text:p>
          </table:table-cell>
          <table:table-cell office:value-type="string" office:string-value="load_cell_2:">
            <text:p>load_cell_2:</text:p>
          </table:table-cell>
          <table:table-cell office:value-type="float" office:value="-125526">
            <text:p>-125526</text:p>
          </table:table-cell>
          <table:table-cell office:value-type="string" office:string-value="load_cell_3:">
            <text:p>load_cell_3:</text:p>
          </table:table-cell>
          <table:table-cell office:value-type="float" office:value="-125423">
            <text:p>-125423</text:p>
          </table:table-cell>
          <table:table-cell office:value-type="string" office:string-value="load_cell_4:">
            <text:p>load_cell_4:</text:p>
          </table:table-cell>
          <table:table-cell office:value-type="float" office:value="-125320">
            <text:p>-125320</text:p>
          </table:table-cell>
          <table:table-cell office:value-type="string" office:string-value="time_of_flight:">
            <text:p>time_of_flight:</text:p>
          </table:table-cell>
          <table:table-cell office:value-type="float" office:value="314">
            <text:p>314</text:p>
          </table:table-cell>
          <table:table-cell office:value-type="string" office:string-value=""/>
          <table:table-cell office:value-type="float" office:value="-260.954545454545" table:formula="=([.H183]+10500)/440">
            <text:p>-260.954545</text:p>
          </table:table-cell>
          <table:table-cell office:value-type="float" office:value="195" table:formula="=[.J183]-119">
            <text:p>19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100460">
            <text:p>-100460</text:p>
          </table:table-cell>
          <table:table-cell office:value-type="string" office:string-value="load_cell_2:">
            <text:p>load_cell_2:</text:p>
          </table:table-cell>
          <table:table-cell office:value-type="float" office:value="-100304">
            <text:p>-100304</text:p>
          </table:table-cell>
          <table:table-cell office:value-type="string" office:string-value="load_cell_3:">
            <text:p>load_cell_3:</text:p>
          </table:table-cell>
          <table:table-cell office:value-type="float" office:value="-100303">
            <text:p>-100303</text:p>
          </table:table-cell>
          <table:table-cell office:value-type="string" office:string-value="load_cell_4:">
            <text:p>load_cell_4:</text:p>
          </table:table-cell>
          <table:table-cell office:value-type="float" office:value="-100304">
            <text:p>-100304</text:p>
          </table:table-cell>
          <table:table-cell office:value-type="string" office:string-value="time_of_flight:">
            <text:p>time_of_flight:</text:p>
          </table:table-cell>
          <table:table-cell office:value-type="float" office:value="305">
            <text:p>305</text:p>
          </table:table-cell>
          <table:table-cell office:value-type="string" office:string-value=""/>
          <table:table-cell office:value-type="float" office:value="-204.1" table:formula="=([.H184]+10500)/440">
            <text:p>-204.1</text:p>
          </table:table-cell>
          <table:table-cell office:value-type="float" office:value="186" table:formula="=[.J184]-119">
            <text:p>186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76873">
            <text:p>-76873</text:p>
          </table:table-cell>
          <table:table-cell office:value-type="string" office:string-value="load_cell_2:">
            <text:p>load_cell_2:</text:p>
          </table:table-cell>
          <table:table-cell office:value-type="float" office:value="-76874">
            <text:p>-76874</text:p>
          </table:table-cell>
          <table:table-cell office:value-type="string" office:string-value="load_cell_3:">
            <text:p>load_cell_3:</text:p>
          </table:table-cell>
          <table:table-cell office:value-type="float" office:value="-76873">
            <text:p>-76873</text:p>
          </table:table-cell>
          <table:table-cell office:value-type="string" office:string-value="load_cell_4:">
            <text:p>load_cell_4:</text:p>
          </table:table-cell>
          <table:table-cell office:value-type="float" office:value="-76817">
            <text:p>-76817</text:p>
          </table:table-cell>
          <table:table-cell office:value-type="string" office:string-value="time_of_flight:">
            <text:p>time_of_flight:</text:p>
          </table:table-cell>
          <table:table-cell office:value-type="float" office:value="294">
            <text:p>294</text:p>
          </table:table-cell>
          <table:table-cell office:value-type="string" office:string-value=""/>
          <table:table-cell office:value-type="float" office:value="-150.720454545455" table:formula="=([.H185]+10500)/440">
            <text:p>-150.720455</text:p>
          </table:table-cell>
          <table:table-cell office:value-type="float" office:value="175" table:formula="=[.J185]-119">
            <text:p>175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6357">
            <text:p>-66357</text:p>
          </table:table-cell>
          <table:table-cell office:value-type="string" office:string-value="load_cell_2:">
            <text:p>load_cell_2:</text:p>
          </table:table-cell>
          <table:table-cell office:value-type="float" office:value="-66289">
            <text:p>-66289</text:p>
          </table:table-cell>
          <table:table-cell office:value-type="string" office:string-value="load_cell_3:">
            <text:p>load_cell_3:</text:p>
          </table:table-cell>
          <table:table-cell office:value-type="float" office:value="-66324">
            <text:p>-66324</text:p>
          </table:table-cell>
          <table:table-cell office:value-type="string" office:string-value="load_cell_4:">
            <text:p>load_cell_4:</text:p>
          </table:table-cell>
          <table:table-cell office:value-type="float" office:value="-66324">
            <text:p>-66324</text:p>
          </table:table-cell>
          <table:table-cell office:value-type="string" office:string-value="time_of_flight:">
            <text:p>time_of_flight:</text:p>
          </table:table-cell>
          <table:table-cell office:value-type="float" office:value="287">
            <text:p>287</text:p>
          </table:table-cell>
          <table:table-cell office:value-type="string" office:string-value=""/>
          <table:table-cell office:value-type="float" office:value="-126.872727272727" table:formula="=([.H186]+10500)/440">
            <text:p>-126.872727</text:p>
          </table:table-cell>
          <table:table-cell office:value-type="float" office:value="168" table:formula="=[.J186]-119">
            <text:p>168</text:p>
          </table:table-cell>
        </table:table-row>
        <table:table-row>
          <table:table-cell office:value-type="string" office:string-value="load_cell_1:">
            <text:p>load_cell_1:</text:p>
          </table:table-cell>
          <table:table-cell office:value-type="float" office:value="-66298">
            <text:p>-66298</text:p>
          </table:table-cell>
          <table:table-cell office:value-type="string" office:string-value="load_cell_2:">
            <text:p>load_cell_2:</text:p>
          </table:table-cell>
          <table:table-cell office:value-type="float" office:value="-66299">
            <text:p>-66299</text:p>
          </table:table-cell>
          <table:table-cell office:value-type="string" office:string-value="load_cell_3:">
            <text:p>load_cell_3:</text:p>
          </table:table-cell>
          <table:table-cell office:value-type="float" office:value="-66298">
            <text:p>-66298</text:p>
          </table:table-cell>
          <table:table-cell office:value-type="string" office:string-value="load_cell_4:">
            <text:p>load_cell_4:</text:p>
          </table:table-cell>
          <table:table-cell office:value-type="float" office:value="-66299">
            <text:p>-66299</text:p>
          </table:table-cell>
          <table:table-cell office:value-type="string" office:string-value="time_of_flight:">
            <text:p>time_of_flight:</text:p>
          </table:table-cell>
          <table:table-cell office:value-type="float" office:value="283">
            <text:p>283</text:p>
          </table:table-cell>
          <table:table-cell office:value-type="string" office:string-value=""/>
          <table:table-cell office:value-type="float" office:value="-126.815909090909" table:formula="=([.H187]+10500)/440">
            <text:p>-126.815909</text:p>
          </table:table-cell>
          <table:table-cell office:value-type="float" office:value="164" table:formula="=[.J187]-119">
            <text:p>1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1</meta:editing-cycles>
    <dc:date>2022-03-21T17:10:34</dc:date>
    <meta:creation-date>2022-03-21T16:25:58</meta:creation-date>
  </office:meta>
</office:document-meta>
</file>